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3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1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50"/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815.58pt" svg:height="108.34pt" svg:x="581.44pt" svg:y="216.91pt">
            <loext:p draw:notify-on-update-of-ranges="Sheet1.B2:Sheet1.B1362 Sheet1.C1:Sheet1.C1 Sheet1.C2:Sheet1.C136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ec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sc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/s</text:p>
          </table:table-cell>
        </table:table-row>
        <table:table-row table:style-name="ro1">
          <table:table-cell office:value-type="date" office:date-value="1899-12-30" calcext:value-type="date">
            <text:p>12/30/99 12:00 AM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0T00:27:21.6" calcext:value-type="date">
            <text:p>12/30/99 12:27 AM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0T00:56:09.6" calcext:value-type="date">
            <text:p>12/30/99 12:56 AM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0T01:24:57.6" calcext:value-type="date">
            <text:p>12/30/99 01:24 A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95" calcext:value-type="float">
            <text:p>1495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0T01:53:45.6" calcext:value-type="date">
            <text:p>12/30/99 01:53 AM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0T02:22:33.6" calcext:value-type="date">
            <text:p>12/30/99 02:22 A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0T02:51:21.6" calcext:value-type="date">
            <text:p>12/30/99 02:51 A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0T03:20:09.6" calcext:value-type="date">
            <text:p>12/30/99 03:20 A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0T03:48:57.6" calcext:value-type="date">
            <text:p>12/30/99 03:48 A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0T04:17:45.6" calcext:value-type="date">
            <text:p>12/30/99 04:17 AM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0T04:46:33.6" calcext:value-type="date">
            <text:p>12/30/99 04:46 AM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0T05:15:21.6" calcext:value-type="date">
            <text:p>12/30/99 05:15 AM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0T05:44:09.6" calcext:value-type="date">
            <text:p>12/30/99 05:44 AM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0T06:12:57.6" calcext:value-type="date">
            <text:p>12/30/99 06:12 A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0T06:41:45.6" calcext:value-type="date">
            <text:p>12/30/99 06:41 A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0T07:10:33.6" calcext:value-type="date">
            <text:p>12/30/99 07:10 A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0T07:39:21.6" calcext:value-type="date">
            <text:p>12/30/99 07:39 A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0T08:08:09.6" calcext:value-type="date">
            <text:p>12/30/99 08:08 A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0T08:36:57.6" calcext:value-type="date">
            <text:p>12/30/99 08:36 A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0T09:05:45.6" calcext:value-type="date">
            <text:p>12/30/99 09:05 A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0T09:34:33.6" calcext:value-type="date">
            <text:p>12/30/99 09:34 A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7" calcext:value-type="float">
            <text:p>1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0T10:03:21.6" calcext:value-type="date">
            <text:p>12/30/99 10:03 A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0T10:32:09.6" calcext:value-type="date">
            <text:p>12/30/99 10:32 A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0T11:00:57.6" calcext:value-type="date">
            <text:p>12/30/99 11:00 A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0T11:29:45.6" calcext:value-type="date">
            <text:p>12/30/99 11:29 A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0T11:58:33.6" calcext:value-type="date">
            <text:p>12/30/99 11:58 A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0T12:27:21.6" calcext:value-type="date">
            <text:p>12/30/99 12:27 P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0T12:56:09.6" calcext:value-type="date">
            <text:p>12/30/99 12:56 P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0T13:24:57.6" calcext:value-type="date">
            <text:p>12/30/99 01:24 P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0T13:53:45.6" calcext:value-type="date">
            <text:p>12/30/99 01:53 P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0T14:22:33.6" calcext:value-type="date">
            <text:p>12/30/99 02:22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9999999999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0T14:51:21.6" calcext:value-type="date">
            <text:p>12/30/99 02:51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9999999999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7" calcext:value-type="float">
            <text:p>1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0T15:20:09.6" calcext:value-type="date">
            <text:p>12/30/99 03:20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9999999999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0T15:48:57.6" calcext:value-type="date">
            <text:p>12/30/99 03:48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9999999999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0T16:17:45.6" calcext:value-type="date">
            <text:p>12/30/99 04:17 P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0T16:46:33.60000000001" calcext:value-type="date">
            <text:p>12/30/99 04:46 P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0T17:15:21.6" calcext:value-type="date">
            <text:p>12/30/99 05:15 PM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1493" calcext:value-type="float">
            <text:p>1493</text:p>
          </table:table-cell>
          <table:table-cell office:value-type="float" office:value="1457" calcext:value-type="float">
            <text:p>1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0T17:44:09.6" calcext:value-type="date">
            <text:p>12/30/99 05:44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9999999999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0T18:12:57.6" calcext:value-type="date">
            <text:p>12/30/99 06:12 P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0T18:41:45.60000000001" calcext:value-type="date">
            <text:p>12/30/99 06:41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9999999999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0T19:10:33.60000000001" calcext:value-type="date">
            <text:p>12/30/99 07:10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9999999999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0T19:39:21.60000000001" calcext:value-type="date">
            <text:p>12/30/99 07:39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9999999999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0T20:08:09.6" calcext:value-type="date">
            <text:p>12/30/99 08:08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9999999999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0T20:35:31.2" calcext:value-type="date">
            <text:p>12/30/99 08:35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9999999999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0T21:04:19.2" calcext:value-type="date">
            <text:p>12/30/99 09:04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9999999999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0T21:33:07.2" calcext:value-type="date">
            <text:p>12/30/99 09:33 PM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0T22:01:55.2" calcext:value-type="date">
            <text:p>12/30/99 10:01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9999999999" calcext:value-type="float">
            <text:p>0.01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0T22:30:43.2" calcext:value-type="date">
            <text:p>12/30/99 10:30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9999999999" calcext:value-type="float">
            <text:p>0.01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1493" calcext:value-type="float">
            <text:p>1493</text:p>
          </table:table-cell>
          <table:table-cell office:value-type="float" office:value="1457" calcext:value-type="float">
            <text:p>1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0T22:59:31.2" calcext:value-type="date">
            <text:p>12/30/99 10:59 PM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0T23:28:19.2" calcext:value-type="date">
            <text:p>12/30/99 11:28 PM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0T23:57:07.19999999999" calcext:value-type="date">
            <text:p>12/30/99 11:57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9999999999" calcext:value-type="float">
            <text:p>0.01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1T00:25:55.2" calcext:value-type="date">
            <text:p>12/31/99 12:25 AM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1T00:54:43.2" calcext:value-type="date">
            <text:p>12/31/99 12:54 AM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1T01:23:31.2" calcext:value-type="date">
            <text:p>12/31/99 01:23 AM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1T01:52:19.2" calcext:value-type="date">
            <text:p>12/31/99 01:52 AM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1T02:21:07.2" calcext:value-type="date">
            <text:p>12/31/99 02:21 A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1T02:49:55.2" calcext:value-type="date">
            <text:p>12/31/99 02:49 AM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1T03:18:43.2" calcext:value-type="date">
            <text:p>12/31/99 03:18 A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1T03:47:31.2" calcext:value-type="date">
            <text:p>12/31/99 03:47 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9999999999" calcext:value-type="float">
            <text:p>0.01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1496" calcext:value-type="float">
            <text:p>1496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1T04:16:19.2" calcext:value-type="date">
            <text:p>12/31/99 04:16 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9999999999" calcext:value-type="float">
            <text:p>0.01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1495" calcext:value-type="float">
            <text:p>1495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1T04:45:07.2" calcext:value-type="date">
            <text:p>12/31/99 04:45 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9999999999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496" calcext:value-type="float">
            <text:p>1496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1T05:13:55.2" calcext:value-type="date">
            <text:p>12/31/99 05:13 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9999999999" calcext:value-type="float">
            <text:p>0.01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1496" calcext:value-type="float">
            <text:p>1496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1T05:42:43.2" calcext:value-type="date">
            <text:p>12/31/99 05:42 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9999999999" calcext:value-type="float">
            <text:p>0.01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1495" calcext:value-type="float">
            <text:p>1495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1T06:11:31.2" calcext:value-type="date">
            <text:p>12/31/99 06:11 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9999999999" calcext:value-type="float">
            <text:p>0.01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1496" calcext:value-type="float">
            <text:p>1496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1T06:40:19.2" calcext:value-type="date">
            <text:p>12/31/99 06:40 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9999999999" calcext:value-type="float">
            <text:p>0.01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1495" calcext:value-type="float">
            <text:p>1495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1T07:09:07.2" calcext:value-type="date">
            <text:p>12/31/99 07:09 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9999999999" calcext:value-type="float">
            <text:p>0.01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1496" calcext:value-type="float">
            <text:p>1496</text:p>
          </table:table-cell>
          <table:table-cell office:value-type="float" office:value="1457" calcext:value-type="float">
            <text:p>1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1T07:37:55.2" calcext:value-type="date">
            <text:p>12/31/99 07:37 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1496" calcext:value-type="float">
            <text:p>1496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1T08:06:43.2" calcext:value-type="date">
            <text:p>12/31/99 08:06 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1496" calcext:value-type="float">
            <text:p>1496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1T08:35:31.2" calcext:value-type="date">
            <text:p>12/31/99 08:35 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9999999999" calcext:value-type="float">
            <text:p>0.01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1495" calcext:value-type="float">
            <text:p>1495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1T09:04:19.2" calcext:value-type="date">
            <text:p>12/31/99 09:04 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9999999999" calcext:value-type="float">
            <text:p>0.01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1T09:33:07.2" calcext:value-type="date">
            <text:p>12/31/99 09:33 AM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office:value-type="float" office:value="0.00999999999999" calcext:value-type="float">
            <text:p>0.01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1T10:01:55.2" calcext:value-type="date">
            <text:p>12/31/99 10:01 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9999999999" calcext:value-type="float">
            <text:p>0.01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1T10:30:43.2" calcext:value-type="date">
            <text:p>12/31/99 10:30 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9999999999" calcext:value-type="float">
            <text:p>0.01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1T10:59:31.2" calcext:value-type="date">
            <text:p>12/31/99 10:59 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9999999999" calcext:value-type="float">
            <text:p>0.01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1495" calcext:value-type="float">
            <text:p>1495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1T11:28:19.2" calcext:value-type="date">
            <text:p>12/31/99 11:28 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9999999999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1T11:57:07.2" calcext:value-type="date">
            <text:p>12/31/99 11:57 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9999999999" calcext:value-type="float">
            <text:p>0.01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1T12:25:55.2" calcext:value-type="date">
            <text:p>12/31/99 12:25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9999999999" calcext:value-type="float">
            <text:p>0.01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1T12:54:43.2" calcext:value-type="date">
            <text:p>12/31/99 12:54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9999999999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1T13:23:31.2" calcext:value-type="date">
            <text:p>12/31/99 01:23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9999999999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1T13:52:19.2" calcext:value-type="date">
            <text:p>12/31/99 01:52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9999999999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1T14:21:07.2" calcext:value-type="date">
            <text:p>12/31/99 02:21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9999999999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1T14:49:55.2" calcext:value-type="date">
            <text:p>12/31/99 02:49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9999999999" calcext:value-type="float">
            <text:p>0.01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1T15:18:43.2" calcext:value-type="date">
            <text:p>12/31/99 03:18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9999999999" calcext:value-type="float">
            <text:p>0.01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1T15:47:31.2" calcext:value-type="date">
            <text:p>12/31/99 03:47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9999999999" calcext:value-type="float">
            <text:p>0.01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1T16:16:19.2" calcext:value-type="date">
            <text:p>12/31/99 04:16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9999999999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495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1T16:43:40.8" calcext:value-type="date">
            <text:p>12/31/99 04:43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9999999999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495</text:p>
          </table:table-cell>
          <table:table-cell office:value-type="float" office:value="1457" calcext:value-type="float">
            <text:p>1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1T17:12:28.8" calcext:value-type="date">
            <text:p>12/31/99 05:12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9999999999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495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1T17:41:16.8" calcext:value-type="date">
            <text:p>12/31/99 05:41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9999999999" calcext:value-type="float">
            <text:p>0.01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1496" calcext:value-type="float">
            <text:p>1496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1T18:10:04.8" calcext:value-type="date">
            <text:p>12/31/99 06:10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9999999999" calcext:value-type="float">
            <text:p>0.01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1495" calcext:value-type="float">
            <text:p>1495</text:p>
          </table:table-cell>
          <table:table-cell office:value-type="float" office:value="1457" calcext:value-type="float">
            <text:p>1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1T18:38:52.8" calcext:value-type="date">
            <text:p>12/31/99 06:38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496" calcext:value-type="float">
            <text:p>1496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1T19:07:40.8" calcext:value-type="date">
            <text:p>12/31/99 07:07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1T19:36:28.8" calcext:value-type="date">
            <text:p>12/31/99 07:36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1T20:05:16.8" calcext:value-type="date">
            <text:p>12/31/99 08:05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1T20:34:04.8" calcext:value-type="date">
            <text:p>12/31/99 08:34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1T21:02:52.8" calcext:value-type="date">
            <text:p>12/31/99 09:02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1T21:31:40.8" calcext:value-type="date">
            <text:p>12/31/99 09:31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1T22:00:28.8" calcext:value-type="date">
            <text:p>12/31/99 10:00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1T22:29:16.8" calcext:value-type="date">
            <text:p>12/31/99 10:29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1T22:58:04.8" calcext:value-type="date">
            <text:p>12/31/99 10:58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495</text:p>
          </table:table-cell>
          <table:table-cell office:value-type="float" office:value="1457" calcext:value-type="float">
            <text:p>1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1T23:26:52.8" calcext:value-type="date">
            <text:p>12/31/99 11:26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899-12-31T23:55:40.8" calcext:value-type="date">
            <text:p>12/31/99 11:55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9999999999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496" calcext:value-type="float">
            <text:p>1496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1T00:24:28.8" calcext:value-type="date">
            <text:p>01/01/00 12:24 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495</text:p>
          </table:table-cell>
          <table:table-cell office:value-type="float" office:value="1485" calcext:value-type="float">
            <text:p>1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1T00:53:16.8" calcext:value-type="date">
            <text:p>01/01/00 12:53 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522" calcext:value-type="float">
            <text:p>1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1T01:22:04.8" calcext:value-type="date">
            <text:p>01/01/00 01:22 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9999999999" calcext:value-type="float">
            <text:p>0.01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1495" calcext:value-type="float">
            <text:p>1495</text:p>
          </table:table-cell>
          <table:table-cell office:value-type="float" office:value="1543" calcext:value-type="float">
            <text:p>1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1T01:50:52.8" calcext:value-type="date">
            <text:p>01/01/00 01:50 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9999999999" calcext:value-type="float">
            <text:p>0.01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1493" calcext:value-type="float">
            <text:p>1493</text:p>
          </table:table-cell>
          <table:table-cell office:value-type="float" office:value="1579" calcext:value-type="float">
            <text:p>1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1T02:19:40.8" calcext:value-type="date">
            <text:p>01/01/00 02:19 AM</text:p>
          </table:table-cell>
          <table:table-cell office:value-type="float" office:value="0.00158904969949" calcext:value-type="float">
            <text:p>0.0015890497</text:p>
          </table:table-cell>
          <table:table-cell table:style-name="ce2" office:value-type="float" office:value="0.000000628978577987" calcext:value-type="float">
            <text:p>6.29E-0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1493" calcext:value-type="float">
            <text:p>1493</text:p>
          </table:table-cell>
          <table:table-cell office:value-type="float" office:value="1591" calcext:value-type="float">
            <text:p>1591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01T02:48:28.8" calcext:value-type="date">
            <text:p>01/01/00 02:48 AM</text:p>
          </table:table-cell>
          <table:table-cell office:value-type="float" office:value="0.00158904969949" calcext:value-type="float">
            <text:p>0.0015890497</text:p>
          </table:table-cell>
          <table:table-cell table:style-name="ce2" office:value-type="float" office:value="0.000000628978577987" calcext:value-type="float">
            <text:p>6.29E-07</text:p>
          </table:table-cell>
          <table:table-cell office:value-type="float" office:value="-0.06" calcext:value-type="float">
            <text:p>-0.06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1494" calcext:value-type="float">
            <text:p>1494</text:p>
          </table:table-cell>
          <table:table-cell office:value-type="float" office:value="1606" calcext:value-type="float">
            <text:p>1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1T03:17:16.8" calcext:value-type="date">
            <text:p>01/01/00 03:17 AM</text:p>
          </table:table-cell>
          <table:table-cell office:value-type="float" office:value="0.00158904969949" calcext:value-type="float">
            <text:p>0.0015890497</text:p>
          </table:table-cell>
          <table:table-cell table:style-name="ce2" office:value-type="float" office:value="0.000000628978577987" calcext:value-type="float">
            <text:p>6.29E-07</text:p>
          </table:table-cell>
          <table:table-cell office:value-type="float" office:value="-0.21" calcext:value-type="float">
            <text:p>-0.21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1495" calcext:value-type="float">
            <text:p>1495</text:p>
          </table:table-cell>
          <table:table-cell office:value-type="float" office:value="1615" calcext:value-type="float">
            <text:p>1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1T03:46:04.8" calcext:value-type="date">
            <text:p>01/01/00 03:46 AM</text:p>
          </table:table-cell>
          <table:table-cell office:value-type="float" office:value="0.00158904969949" calcext:value-type="float">
            <text:p>0.0015890497</text:p>
          </table:table-cell>
          <table:table-cell table:style-name="ce2" office:value-type="float" office:value="0.000000628978577987" calcext:value-type="float">
            <text:p>6.29E-07</text:p>
          </table:table-cell>
          <table:table-cell office:value-type="float" office:value="-0.41" calcext:value-type="float">
            <text:p>-0.41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1496" calcext:value-type="float">
            <text:p>1496</text:p>
          </table:table-cell>
          <table:table-cell office:value-type="float" office:value="1668" calcext:value-type="float">
            <text:p>1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1T04:14:52.8" calcext:value-type="date">
            <text:p>01/01/00 04:14 AM</text:p>
          </table:table-cell>
          <table:table-cell office:value-type="float" office:value="0.00158904969949" calcext:value-type="float">
            <text:p>0.0015890497</text:p>
          </table:table-cell>
          <table:table-cell table:style-name="ce2" office:value-type="float" office:value="0.000000628978577987" calcext:value-type="float">
            <text:p>6.29E-07</text:p>
          </table:table-cell>
          <table:table-cell office:value-type="float" office:value="-0.61" calcext:value-type="float">
            <text:p>-0.61</text:p>
          </table:table-cell>
          <table:table-cell office:value-type="float" office:value="0" calcext:value-type="float">
            <text:p>0</text:p>
          </table:table-cell>
          <table:table-cell office:value-type="float" office:value="1496" calcext:value-type="float">
            <text:p>1496</text:p>
          </table:table-cell>
          <table:table-cell office:value-type="float" office:value="1690" calcext:value-type="float">
            <text:p>1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1T04:43:40.8" calcext:value-type="date">
            <text:p>01/01/00 04:43 AM</text:p>
          </table:table-cell>
          <table:table-cell office:value-type="float" office:value="0.00158904969949" calcext:value-type="float">
            <text:p>0.0015890497</text:p>
          </table:table-cell>
          <table:table-cell table:style-name="ce2" office:value-type="float" office:value="0.000000628978577987" calcext:value-type="float">
            <text:p>6.29E-07</text:p>
          </table:table-cell>
          <table:table-cell office:value-type="float" office:value="-0.73" calcext:value-type="float">
            <text:p>-0.73</text:p>
          </table:table-cell>
          <table:table-cell office:value-type="float" office:value="0" calcext:value-type="float">
            <text:p>0</text:p>
          </table:table-cell>
          <table:table-cell office:value-type="float" office:value="1496" calcext:value-type="float">
            <text:p>1496</text:p>
          </table:table-cell>
          <table:table-cell office:value-type="float" office:value="1723" calcext:value-type="float">
            <text:p>1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1T05:12:28.8" calcext:value-type="date">
            <text:p>01/01/00 05:12 AM</text:p>
          </table:table-cell>
          <table:table-cell office:value-type="float" office:value="0.00158904969949" calcext:value-type="float">
            <text:p>0.0015890497</text:p>
          </table:table-cell>
          <table:table-cell table:style-name="ce2" office:value-type="float" office:value="0.000000628978577987" calcext:value-type="float">
            <text:p>6.29E-07</text:p>
          </table:table-cell>
          <table:table-cell office:value-type="float" office:value="-0.76" calcext:value-type="float">
            <text:p>-0.76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495</text:p>
          </table:table-cell>
          <table:table-cell office:value-type="float" office:value="1729" calcext:value-type="float">
            <text:p>1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1T05:41:16.8" calcext:value-type="date">
            <text:p>01/01/00 05:41 AM</text:p>
          </table:table-cell>
          <table:table-cell office:value-type="float" office:value="0.00158904969949" calcext:value-type="float">
            <text:p>0.0015890497</text:p>
          </table:table-cell>
          <table:table-cell table:style-name="ce2" office:value-type="float" office:value="0.000000628978577987" calcext:value-type="float">
            <text:p>6.29E-07</text:p>
          </table:table-cell>
          <table:table-cell office:value-type="float" office:value="-0.83" calcext:value-type="float">
            <text:p>-0.83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1729" calcext:value-type="float">
            <text:p>1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1T06:10:04.8" calcext:value-type="date">
            <text:p>01/01/00 06:10 AM</text:p>
          </table:table-cell>
          <table:table-cell office:value-type="float" office:value="0.00158904969949" calcext:value-type="float">
            <text:p>0.0015890497</text:p>
          </table:table-cell>
          <table:table-cell table:style-name="ce2" office:value-type="float" office:value="0.000000628978577987" calcext:value-type="float">
            <text:p>6.29E-07</text:p>
          </table:table-cell>
          <table:table-cell office:value-type="float" office:value="-0.98" calcext:value-type="float">
            <text:p>-0.98</text:p>
          </table:table-cell>
          <table:table-cell office:value-type="float" office:value="0" calcext:value-type="float">
            <text:p>0</text:p>
          </table:table-cell>
          <table:table-cell office:value-type="float" office:value="1498" calcext:value-type="float">
            <text:p>1498</text:p>
          </table:table-cell>
          <table:table-cell office:value-type="float" office:value="1729" calcext:value-type="float">
            <text:p>1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1T06:38:52.8" calcext:value-type="date">
            <text:p>01/01/00 06:38 AM</text:p>
          </table:table-cell>
          <table:table-cell office:value-type="float" office:value="0.00158904969949" calcext:value-type="float">
            <text:p>0.0015890497</text:p>
          </table:table-cell>
          <table:table-cell table:style-name="ce2" office:value-type="float" office:value="0.000000628978577987" calcext:value-type="float">
            <text:p>6.29E-07</text:p>
          </table:table-cell>
          <table:table-cell office:value-type="float" office:value="-1.19" calcext:value-type="float">
            <text:p>-1.19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1747" calcext:value-type="float">
            <text:p>1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1T07:07:40.8" calcext:value-type="date">
            <text:p>01/01/00 07:07 AM</text:p>
          </table:table-cell>
          <table:table-cell office:value-type="float" office:value="0.00158904969949" calcext:value-type="float">
            <text:p>0.0015890497</text:p>
          </table:table-cell>
          <table:table-cell table:style-name="ce2" office:value-type="float" office:value="0.000000628978577987" calcext:value-type="float">
            <text:p>6.29E-07</text:p>
          </table:table-cell>
          <table:table-cell office:value-type="float" office:value="-1.37" calcext:value-type="float">
            <text:p>-1.37</text:p>
          </table:table-cell>
          <table:table-cell office:value-type="float" office:value="0" calcext:value-type="float">
            <text:p>0</text:p>
          </table:table-cell>
          <table:table-cell office:value-type="float" office:value="1498" calcext:value-type="float">
            <text:p>1498</text:p>
          </table:table-cell>
          <table:table-cell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1T07:36:28.8" calcext:value-type="date">
            <text:p>01/01/00 07:36 AM</text:p>
          </table:table-cell>
          <table:table-cell office:value-type="float" office:value="0.00158904969949" calcext:value-type="float">
            <text:p>0.0015890497</text:p>
          </table:table-cell>
          <table:table-cell table:style-name="ce2" office:value-type="float" office:value="0.000000628978577987" calcext:value-type="float">
            <text:p>6.29E-07</text:p>
          </table:table-cell>
          <table:table-cell office:value-type="float" office:value="-1.43" calcext:value-type="float">
            <text:p>-1.43</text:p>
          </table:table-cell>
          <table:table-cell office:value-type="float" office:value="0" calcext:value-type="float">
            <text:p>0</text:p>
          </table:table-cell>
          <table:table-cell office:value-type="float" office:value="1499" calcext:value-type="float">
            <text:p>1499</text:p>
          </table:table-cell>
          <table:table-cell office:value-type="float" office:value="1797" calcext:value-type="float">
            <text:p>1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1T08:05:16.8" calcext:value-type="date">
            <text:p>01/01/00 08:05 AM</text:p>
          </table:table-cell>
          <table:table-cell office:value-type="float" office:value="0.00158904969949" calcext:value-type="float">
            <text:p>0.0015890497</text:p>
          </table:table-cell>
          <table:table-cell table:style-name="ce2" office:value-type="float" office:value="0.000000628978577987" calcext:value-type="float">
            <text:p>6.29E-07</text:p>
          </table:table-cell>
          <table:table-cell office:value-type="float" office:value="-1.38" calcext:value-type="float">
            <text:p>-1.38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1T08:34:04.8" calcext:value-type="date">
            <text:p>01/01/00 08:34 AM</text:p>
          </table:table-cell>
          <table:table-cell office:value-type="float" office:value="0.00158904969949" calcext:value-type="float">
            <text:p>0.0015890497</text:p>
          </table:table-cell>
          <table:table-cell table:style-name="ce2" office:value-type="float" office:value="0.000000628978577987" calcext:value-type="float">
            <text:p>6.29E-07</text:p>
          </table:table-cell>
          <table:table-cell office:value-type="float" office:value="-1.36" calcext:value-type="float">
            <text:p>-1.36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1T09:02:52.8" calcext:value-type="date">
            <text:p>01/01/00 09:02 AM</text:p>
          </table:table-cell>
          <table:table-cell office:value-type="float" office:value="0.00281524383964" calcext:value-type="float">
            <text:p>0.0028152438</text:p>
          </table:table-cell>
          <table:table-cell table:style-name="ce2" office:value-type="float" office:value="-0.000028325055561" calcext:value-type="float">
            <text:p>-2.83E-05</text:p>
          </table:table-cell>
          <table:table-cell office:value-type="float" office:value="-1.42" calcext:value-type="float">
            <text:p>-1.42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1816" calcext:value-type="float">
            <text:p>1816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01T09:31:40.8" calcext:value-type="date">
            <text:p>01/01/00 09:31 AM</text:p>
          </table:table-cell>
          <table:table-cell office:value-type="float" office:value="0.00281524383964" calcext:value-type="float">
            <text:p>0.0028152438</text:p>
          </table:table-cell>
          <table:table-cell table:style-name="ce2" office:value-type="float" office:value="-0.000028325055561" calcext:value-type="float">
            <text:p>-2.83E-05</text:p>
          </table:table-cell>
          <table:table-cell office:value-type="float" office:value="-1.59" calcext:value-type="float">
            <text:p>-1.59</text:p>
          </table:table-cell>
          <table:table-cell office:value-type="float" office:value="0" calcext:value-type="float">
            <text:p>0</text:p>
          </table:table-cell>
          <table:table-cell office:value-type="float" office:value="1499" calcext:value-type="float">
            <text:p>1499</text:p>
          </table:table-cell>
          <table:table-cell office:value-type="float" office:value="1813" calcext:value-type="float">
            <text:p>1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1T10:00:28.8" calcext:value-type="date">
            <text:p>01/01/00 10:00 AM</text:p>
          </table:table-cell>
          <table:table-cell office:value-type="float" office:value="0.00281524383964" calcext:value-type="float">
            <text:p>0.0028152438</text:p>
          </table:table-cell>
          <table:table-cell table:style-name="ce2" office:value-type="float" office:value="-0.000028325055561" calcext:value-type="float">
            <text:p>-2.83E-05</text:p>
          </table:table-cell>
          <table:table-cell office:value-type="float" office:value="-1.75" calcext:value-type="float">
            <text:p>-1.75</text:p>
          </table:table-cell>
          <table:table-cell office:value-type="float" office:value="0" calcext:value-type="float">
            <text:p>0</text:p>
          </table:table-cell>
          <table:table-cell office:value-type="float" office:value="1499" calcext:value-type="float">
            <text:p>1499</text:p>
          </table:table-cell>
          <table:table-cell office:value-type="float" office:value="1804" calcext:value-type="float">
            <text:p>1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1T10:29:16.8" calcext:value-type="date">
            <text:p>01/01/00 10:29 AM</text:p>
          </table:table-cell>
          <table:table-cell office:value-type="float" office:value="0.00281524383964" calcext:value-type="float">
            <text:p>0.0028152438</text:p>
          </table:table-cell>
          <table:table-cell table:style-name="ce2" office:value-type="float" office:value="-0.000028325055561" calcext:value-type="float">
            <text:p>-2.83E-05</text:p>
          </table:table-cell>
          <table:table-cell office:value-type="float" office:value="-1.84" calcext:value-type="float">
            <text:p>-1.84</text:p>
          </table:table-cell>
          <table:table-cell office:value-type="float" office:value="0" calcext:value-type="float">
            <text:p>0</text:p>
          </table:table-cell>
          <table:table-cell office:value-type="float" office:value="1501" calcext:value-type="float">
            <text:p>1501</text:p>
          </table:table-cell>
          <table:table-cell office:value-type="float" office:value="1797" calcext:value-type="float">
            <text:p>1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1T10:58:04.8" calcext:value-type="date">
            <text:p>01/01/00 10:58 AM</text:p>
          </table:table-cell>
          <table:table-cell office:value-type="float" office:value="0.00281524383964" calcext:value-type="float">
            <text:p>0.0028152438</text:p>
          </table:table-cell>
          <table:table-cell table:style-name="ce2" office:value-type="float" office:value="-0.000028325055561" calcext:value-type="float">
            <text:p>-2.83E-05</text:p>
          </table:table-cell>
          <table:table-cell office:value-type="float" office:value="-1.82" calcext:value-type="float">
            <text:p>-1.82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1502" calcext:value-type="float">
            <text:p>1502</text:p>
          </table:table-cell>
          <table:table-cell office:value-type="float" office:value="1796" calcext:value-type="float">
            <text:p>1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1T11:26:52.8" calcext:value-type="date">
            <text:p>01/01/00 11:26 AM</text:p>
          </table:table-cell>
          <table:table-cell office:value-type="float" office:value="0.00281524383964" calcext:value-type="float">
            <text:p>0.0028152438</text:p>
          </table:table-cell>
          <table:table-cell table:style-name="ce2" office:value-type="float" office:value="-0.000028325055561" calcext:value-type="float">
            <text:p>-2.83E-05</text:p>
          </table:table-cell>
          <table:table-cell office:value-type="float" office:value="-1.77" calcext:value-type="float">
            <text:p>-1.77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1502" calcext:value-type="float">
            <text:p>1502</text:p>
          </table:table-cell>
          <table:table-cell office:value-type="float" office:value="1793" calcext:value-type="float">
            <text:p>1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1T11:54:14.4" calcext:value-type="date">
            <text:p>01/01/00 11:54 AM</text:p>
          </table:table-cell>
          <table:table-cell office:value-type="float" office:value="0.00281524383964" calcext:value-type="float">
            <text:p>0.0028152438</text:p>
          </table:table-cell>
          <table:table-cell table:style-name="ce2" office:value-type="float" office:value="-0.000028325055561" calcext:value-type="float">
            <text:p>-2.83E-05</text:p>
          </table:table-cell>
          <table:table-cell office:value-type="float" office:value="-1.78" calcext:value-type="float">
            <text:p>-1.78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1510" calcext:value-type="float">
            <text:p>1510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1T12:23:02.4" calcext:value-type="date">
            <text:p>01/01/00 12:23 PM</text:p>
          </table:table-cell>
          <table:table-cell office:value-type="float" office:value="0.00281524383964" calcext:value-type="float">
            <text:p>0.0028152438</text:p>
          </table:table-cell>
          <table:table-cell table:style-name="ce2" office:value-type="float" office:value="-0.000028325055561" calcext:value-type="float">
            <text:p>-2.83E-05</text:p>
          </table:table-cell>
          <table:table-cell office:value-type="float" office:value="-1.8" calcext:value-type="float">
            <text:p>-1.8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 office:value-type="float" office:value="1787" calcext:value-type="float">
            <text:p>1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1T12:51:50.4" calcext:value-type="date">
            <text:p>01/01/00 12:51 PM</text:p>
          </table:table-cell>
          <table:table-cell office:value-type="float" office:value="0.00281524383964" calcext:value-type="float">
            <text:p>0.0028152438</text:p>
          </table:table-cell>
          <table:table-cell table:style-name="ce2" office:value-type="float" office:value="-0.000028325055561" calcext:value-type="float">
            <text:p>-2.83E-05</text:p>
          </table:table-cell>
          <table:table-cell office:value-type="float" office:value="-1.8" calcext:value-type="float">
            <text:p>-1.8</text:p>
          </table:table-cell>
          <table:table-cell office:value-type="float" office:value="0" calcext:value-type="float">
            <text:p>0</text:p>
          </table:table-cell>
          <table:table-cell office:value-type="float" office:value="1538" calcext:value-type="float">
            <text:p>1538</text:p>
          </table:table-cell>
          <table:table-cell office:value-type="float" office:value="1782" calcext:value-type="float">
            <text:p>1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1T13:20:38.4" calcext:value-type="date">
            <text:p>01/01/00 01:20 PM</text:p>
          </table:table-cell>
          <table:table-cell office:value-type="float" office:value="0.00281524383964" calcext:value-type="float">
            <text:p>0.0028152438</text:p>
          </table:table-cell>
          <table:table-cell table:style-name="ce2" office:value-type="float" office:value="-0.000028325055561" calcext:value-type="float">
            <text:p>-2.83E-05</text:p>
          </table:table-cell>
          <table:table-cell office:value-type="float" office:value="-1.78" calcext:value-type="float">
            <text:p>-1.78</text:p>
          </table:table-cell>
          <table:table-cell office:value-type="float" office:value="0" calcext:value-type="float">
            <text:p>0</text:p>
          </table:table-cell>
          <table:table-cell office:value-type="float" office:value="1538" calcext:value-type="float">
            <text:p>1538</text:p>
          </table:table-cell>
          <table:table-cell office:value-type="float" office:value="1779" calcext:value-type="float">
            <text:p>1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1T13:49:26.4" calcext:value-type="date">
            <text:p>01/01/00 01:49 PM</text:p>
          </table:table-cell>
          <table:table-cell office:value-type="float" office:value="0.00281524383964" calcext:value-type="float">
            <text:p>0.0028152438</text:p>
          </table:table-cell>
          <table:table-cell table:style-name="ce2" office:value-type="float" office:value="-0.000028325055561" calcext:value-type="float">
            <text:p>-2.83E-05</text:p>
          </table:table-cell>
          <table:table-cell office:value-type="float" office:value="-1.78" calcext:value-type="float">
            <text:p>-1.78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1537" calcext:value-type="float">
            <text:p>1537</text:p>
          </table:table-cell>
          <table:table-cell office:value-type="float" office:value="1778" calcext:value-type="float">
            <text:p>1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1T14:18:14.4" calcext:value-type="date">
            <text:p>01/01/00 02:18 PM</text:p>
          </table:table-cell>
          <table:table-cell office:value-type="float" office:value="0.00281524383964" calcext:value-type="float">
            <text:p>0.0028152438</text:p>
          </table:table-cell>
          <table:table-cell table:style-name="ce2" office:value-type="float" office:value="-0.000028325055561" calcext:value-type="float">
            <text:p>-2.83E-05</text:p>
          </table:table-cell>
          <table:table-cell office:value-type="float" office:value="-1.77" calcext:value-type="float">
            <text:p>-1.77</text:p>
          </table:table-cell>
          <table:table-cell office:value-type="float" office:value="0" calcext:value-type="float">
            <text:p>0</text:p>
          </table:table-cell>
          <table:table-cell office:value-type="float" office:value="1534" calcext:value-type="float">
            <text:p>1534</text:p>
          </table:table-cell>
          <table:table-cell office:value-type="float" office:value="1772" calcext:value-type="float">
            <text:p>1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1T14:47:02.4" calcext:value-type="date">
            <text:p>01/01/00 02:47 PM</text:p>
          </table:table-cell>
          <table:table-cell office:value-type="float" office:value="0.00281524383964" calcext:value-type="float">
            <text:p>0.0028152438</text:p>
          </table:table-cell>
          <table:table-cell table:style-name="ce2" office:value-type="float" office:value="-0.000028325055561" calcext:value-type="float">
            <text:p>-2.83E-05</text:p>
          </table:table-cell>
          <table:table-cell office:value-type="float" office:value="-1.75" calcext:value-type="float">
            <text:p>-1.75</text:p>
          </table:table-cell>
          <table:table-cell office:value-type="float" office:value="0" calcext:value-type="float">
            <text:p>0</text:p>
          </table:table-cell>
          <table:table-cell office:value-type="float" office:value="1525" calcext:value-type="float">
            <text:p>1525</text:p>
          </table:table-cell>
          <table:table-cell office:value-type="float" office:value="1770" calcext:value-type="float">
            <text:p>1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1T15:15:50.4" calcext:value-type="date">
            <text:p>01/01/00 03:15 PM</text:p>
          </table:table-cell>
          <table:table-cell office:value-type="float" office:value="0.00281524383964" calcext:value-type="float">
            <text:p>0.0028152438</text:p>
          </table:table-cell>
          <table:table-cell table:style-name="ce2" office:value-type="float" office:value="-0.000028325055561" calcext:value-type="float">
            <text:p>-2.83E-05</text:p>
          </table:table-cell>
          <table:table-cell office:value-type="float" office:value="-1.73" calcext:value-type="float">
            <text:p>-1.73</text:p>
          </table:table-cell>
          <table:table-cell office:value-type="float" office:value="0" calcext:value-type="float">
            <text:p>0</text:p>
          </table:table-cell>
          <table:table-cell office:value-type="float" office:value="1523" calcext:value-type="float">
            <text:p>1523</text:p>
          </table:table-cell>
          <table:table-cell office:value-type="float" office:value="1768" calcext:value-type="float">
            <text:p>1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1T15:44:38.4" calcext:value-type="date">
            <text:p>01/01/00 03:44 PM</text:p>
          </table:table-cell>
          <table:table-cell office:value-type="float" office:value="0.00281524383964" calcext:value-type="float">
            <text:p>0.0028152438</text:p>
          </table:table-cell>
          <table:table-cell table:style-name="ce2" office:value-type="float" office:value="-0.000028325055561" calcext:value-type="float">
            <text:p>-2.83E-05</text:p>
          </table:table-cell>
          <table:table-cell office:value-type="float" office:value="-1.73" calcext:value-type="float">
            <text:p>-1.73</text:p>
          </table:table-cell>
          <table:table-cell office:value-type="float" office:value="0" calcext:value-type="float">
            <text:p>0</text:p>
          </table:table-cell>
          <table:table-cell office:value-type="float" office:value="1528" calcext:value-type="float">
            <text:p>1528</text:p>
          </table:table-cell>
          <table:table-cell office:value-type="float" office:value="1770" calcext:value-type="float">
            <text:p>1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1T16:13:26.4" calcext:value-type="date">
            <text:p>01/01/00 04:13 PM</text:p>
          </table:table-cell>
          <table:table-cell office:value-type="float" office:value="0.00281524383964" calcext:value-type="float">
            <text:p>0.0028152438</text:p>
          </table:table-cell>
          <table:table-cell table:style-name="ce2" office:value-type="float" office:value="-0.000028325055561" calcext:value-type="float">
            <text:p>-2.83E-05</text:p>
          </table:table-cell>
          <table:table-cell office:value-type="float" office:value="-1.74" calcext:value-type="float">
            <text:p>-1.74</text:p>
          </table:table-cell>
          <table:table-cell office:value-type="float" office:value="0" calcext:value-type="float">
            <text:p>0</text:p>
          </table:table-cell>
          <table:table-cell office:value-type="float" office:value="1528" calcext:value-type="float">
            <text:p>1528</text:p>
          </table:table-cell>
          <table:table-cell office:value-type="float" office:value="1770" calcext:value-type="float">
            <text:p>1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1T16:42:14.4" calcext:value-type="date">
            <text:p>01/01/00 04:42 PM</text:p>
          </table:table-cell>
          <table:table-cell office:value-type="float" office:value="0.00281524383964" calcext:value-type="float">
            <text:p>0.0028152438</text:p>
          </table:table-cell>
          <table:table-cell table:style-name="ce2" office:value-type="float" office:value="-0.000028325055561" calcext:value-type="float">
            <text:p>-2.83E-05</text:p>
          </table:table-cell>
          <table:table-cell office:value-type="float" office:value="-1.73" calcext:value-type="float">
            <text:p>-1.73</text:p>
          </table:table-cell>
          <table:table-cell office:value-type="float" office:value="0" calcext:value-type="float">
            <text:p>0</text:p>
          </table:table-cell>
          <table:table-cell office:value-type="float" office:value="1528" calcext:value-type="float">
            <text:p>1528</text:p>
          </table:table-cell>
          <table:table-cell office:value-type="float" office:value="1770" calcext:value-type="float">
            <text:p>1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1T17:11:02.4" calcext:value-type="date">
            <text:p>01/01/00 05:11 PM</text:p>
          </table:table-cell>
          <table:table-cell office:value-type="float" office:value="0.00281524383964" calcext:value-type="float">
            <text:p>0.0028152438</text:p>
          </table:table-cell>
          <table:table-cell table:style-name="ce2" office:value-type="float" office:value="-0.000028325055561" calcext:value-type="float">
            <text:p>-2.83E-05</text:p>
          </table:table-cell>
          <table:table-cell office:value-type="float" office:value="-1.72" calcext:value-type="float">
            <text:p>-1.72</text:p>
          </table:table-cell>
          <table:table-cell office:value-type="float" office:value="0" calcext:value-type="float">
            <text:p>0</text:p>
          </table:table-cell>
          <table:table-cell office:value-type="float" office:value="1530" calcext:value-type="float">
            <text:p>1530</text:p>
          </table:table-cell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1T17:39:50.4" calcext:value-type="date">
            <text:p>01/01/00 05:39 PM</text:p>
          </table:table-cell>
          <table:table-cell office:value-type="float" office:value="0.00281524383964" calcext:value-type="float">
            <text:p>0.0028152438</text:p>
          </table:table-cell>
          <table:table-cell table:style-name="ce2" office:value-type="float" office:value="-0.000028325055561" calcext:value-type="float">
            <text:p>-2.83E-05</text:p>
          </table:table-cell>
          <table:table-cell office:value-type="float" office:value="-1.72" calcext:value-type="float">
            <text:p>-1.72</text:p>
          </table:table-cell>
          <table:table-cell office:value-type="float" office:value="0" calcext:value-type="float">
            <text:p>0</text:p>
          </table:table-cell>
          <table:table-cell office:value-type="float" office:value="1533" calcext:value-type="float">
            <text:p>1533</text:p>
          </table:table-cell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1T18:08:38.4" calcext:value-type="date">
            <text:p>01/01/00 06:08 PM</text:p>
          </table:table-cell>
          <table:table-cell office:value-type="float" office:value="0.00281524383964" calcext:value-type="float">
            <text:p>0.0028152438</text:p>
          </table:table-cell>
          <table:table-cell table:style-name="ce2" office:value-type="float" office:value="-0.000028325055561" calcext:value-type="float">
            <text:p>-2.83E-05</text:p>
          </table:table-cell>
          <table:table-cell office:value-type="float" office:value="-1.73" calcext:value-type="float">
            <text:p>-1.73</text:p>
          </table:table-cell>
          <table:table-cell office:value-type="float" office:value="0" calcext:value-type="float">
            <text:p>0</text:p>
          </table:table-cell>
          <table:table-cell office:value-type="float" office:value="1574" calcext:value-type="float">
            <text:p>1574</text:p>
          </table:table-cell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1T18:37:26.4" calcext:value-type="date">
            <text:p>01/01/00 06:37 PM</text:p>
          </table:table-cell>
          <table:table-cell office:value-type="float" office:value="0.00281524383964" calcext:value-type="float">
            <text:p>0.0028152438</text:p>
          </table:table-cell>
          <table:table-cell table:style-name="ce2" office:value-type="float" office:value="-0.000028325055561" calcext:value-type="float">
            <text:p>-2.83E-05</text:p>
          </table:table-cell>
          <table:table-cell office:value-type="float" office:value="-1.73" calcext:value-type="float">
            <text:p>-1.73</text:p>
          </table:table-cell>
          <table:table-cell office:value-type="float" office:value="0" calcext:value-type="float">
            <text:p>0</text:p>
          </table:table-cell>
          <table:table-cell office:value-type="float" office:value="1584" calcext:value-type="float">
            <text:p>1584</text:p>
          </table:table-cell>
          <table:table-cell office:value-type="float" office:value="1770" calcext:value-type="float">
            <text:p>1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1T19:06:14.4" calcext:value-type="date">
            <text:p>01/01/00 07:06 PM</text:p>
          </table:table-cell>
          <table:table-cell office:value-type="float" office:value="0.00281524383964" calcext:value-type="float">
            <text:p>0.0028152438</text:p>
          </table:table-cell>
          <table:table-cell table:style-name="ce2" office:value-type="float" office:value="-0.000028325055561" calcext:value-type="float">
            <text:p>-2.83E-05</text:p>
          </table:table-cell>
          <table:table-cell office:value-type="float" office:value="-1.73" calcext:value-type="float">
            <text:p>-1.73</text:p>
          </table:table-cell>
          <table:table-cell office:value-type="float" office:value="0" calcext:value-type="float">
            <text:p>0</text:p>
          </table:table-cell>
          <table:table-cell office:value-type="float" office:value="1582" calcext:value-type="float">
            <text:p>1582</text:p>
          </table:table-cell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1T19:35:02.4" calcext:value-type="date">
            <text:p>01/01/00 07:35 PM</text:p>
          </table:table-cell>
          <table:table-cell office:value-type="float" office:value="0.00281524383964" calcext:value-type="float">
            <text:p>0.0028152438</text:p>
          </table:table-cell>
          <table:table-cell table:style-name="ce2" office:value-type="float" office:value="-0.000028325055561" calcext:value-type="float">
            <text:p>-2.83E-05</text:p>
          </table:table-cell>
          <table:table-cell office:value-type="float" office:value="-1.73" calcext:value-type="float">
            <text:p>-1.73</text:p>
          </table:table-cell>
          <table:table-cell office:value-type="float" office:value="0" calcext:value-type="float">
            <text:p>0</text:p>
          </table:table-cell>
          <table:table-cell office:value-type="float" office:value="1582" calcext:value-type="float">
            <text:p>1582</text:p>
          </table:table-cell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1T20:03:50.4" calcext:value-type="date">
            <text:p>01/01/00 08:03 PM</text:p>
          </table:table-cell>
          <table:table-cell office:value-type="float" office:value="0.00281524383964" calcext:value-type="float">
            <text:p>0.0028152438</text:p>
          </table:table-cell>
          <table:table-cell table:style-name="ce2" office:value-type="float" office:value="-0.000028325055561" calcext:value-type="float">
            <text:p>-2.83E-05</text:p>
          </table:table-cell>
          <table:table-cell office:value-type="float" office:value="-1.72" calcext:value-type="float">
            <text:p>-1.72</text:p>
          </table:table-cell>
          <table:table-cell office:value-type="float" office:value="0" calcext:value-type="float">
            <text:p>0</text:p>
          </table:table-cell>
          <table:table-cell office:value-type="float" office:value="1580" calcext:value-type="float">
            <text:p>1580</text:p>
          </table:table-cell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1T20:32:38.4" calcext:value-type="date">
            <text:p>01/01/00 08:32 PM</text:p>
          </table:table-cell>
          <table:table-cell office:value-type="float" office:value="0.00281524383964" calcext:value-type="float">
            <text:p>0.0028152438</text:p>
          </table:table-cell>
          <table:table-cell table:style-name="ce2" office:value-type="float" office:value="-0.000028325055561" calcext:value-type="float">
            <text:p>-2.83E-05</text:p>
          </table:table-cell>
          <table:table-cell office:value-type="float" office:value="-1.72" calcext:value-type="float">
            <text:p>-1.72</text:p>
          </table:table-cell>
          <table:table-cell office:value-type="float" office:value="0" calcext:value-type="float">
            <text:p>0</text:p>
          </table:table-cell>
          <table:table-cell office:value-type="float" office:value="1579" calcext:value-type="float">
            <text:p>1579</text:p>
          </table:table-cell>
          <table:table-cell office:value-type="float" office:value="1767" calcext:value-type="float">
            <text:p>1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1T21:01:26.4" calcext:value-type="date">
            <text:p>01/01/00 09:01 PM</text:p>
          </table:table-cell>
          <table:table-cell office:value-type="float" office:value="0.00281524383964" calcext:value-type="float">
            <text:p>0.0028152438</text:p>
          </table:table-cell>
          <table:table-cell table:style-name="ce2" office:value-type="float" office:value="-0.000028325055561" calcext:value-type="float">
            <text:p>-2.83E-05</text:p>
          </table:table-cell>
          <table:table-cell office:value-type="float" office:value="-1.72" calcext:value-type="float">
            <text:p>-1.72</text:p>
          </table:table-cell>
          <table:table-cell office:value-type="float" office:value="0" calcext:value-type="float">
            <text:p>0</text:p>
          </table:table-cell>
          <table:table-cell office:value-type="float" office:value="1580" calcext:value-type="float">
            <text:p>1580</text:p>
          </table:table-cell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1T21:30:14.4" calcext:value-type="date">
            <text:p>01/01/00 09:30 PM</text:p>
          </table:table-cell>
          <table:table-cell office:value-type="float" office:value="0.00281524383964" calcext:value-type="float">
            <text:p>0.0028152438</text:p>
          </table:table-cell>
          <table:table-cell table:style-name="ce2" office:value-type="float" office:value="-0.000028325055561" calcext:value-type="float">
            <text:p>-2.83E-05</text:p>
          </table:table-cell>
          <table:table-cell office:value-type="float" office:value="-1.72" calcext:value-type="float">
            <text:p>-1.72</text:p>
          </table:table-cell>
          <table:table-cell office:value-type="float" office:value="0" calcext:value-type="float">
            <text:p>0</text:p>
          </table:table-cell>
          <table:table-cell office:value-type="float" office:value="1579" calcext:value-type="float">
            <text:p>1579</text:p>
          </table:table-cell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1T21:59:02.4" calcext:value-type="date">
            <text:p>01/01/00 09:59 PM</text:p>
          </table:table-cell>
          <table:table-cell office:value-type="float" office:value="0.00410070193278" calcext:value-type="float">
            <text:p>0.0041007019</text:p>
          </table:table-cell>
          <table:table-cell table:style-name="ce2" office:value-type="float" office:value="-0.0000655475011484" calcext:value-type="float">
            <text:p>-6.55E-05</text:p>
          </table:table-cell>
          <table:table-cell office:value-type="float" office:value="-1.72" calcext:value-type="float">
            <text:p>-1.72</text:p>
          </table:table-cell>
          <table:table-cell office:value-type="float" office:value="0" calcext:value-type="float">
            <text:p>0</text:p>
          </table:table-cell>
          <table:table-cell office:value-type="float" office:value="1579" calcext:value-type="float">
            <text:p>1579</text:p>
          </table:table-cell>
          <table:table-cell office:value-type="float" office:value="1769" calcext:value-type="float">
            <text:p>1769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01T22:27:50.4" calcext:value-type="date">
            <text:p>01/01/00 10:27 PM</text:p>
          </table:table-cell>
          <table:table-cell office:value-type="float" office:value="0.0053861530283" calcext:value-type="float">
            <text:p>0.005386153</text:p>
          </table:table-cell>
          <table:table-cell office:value-type="float" office:value="-0.000102994315388" calcext:value-type="float">
            <text:p>-0.0001029943</text:p>
          </table:table-cell>
          <table:table-cell office:value-type="float" office:value="-1.73" calcext:value-type="float">
            <text:p>-1.73</text:p>
          </table:table-cell>
          <table:table-cell office:value-type="float" office:value="0" calcext:value-type="float">
            <text:p>0</text:p>
          </table:table-cell>
          <table:table-cell office:value-type="float" office:value="1576" calcext:value-type="float">
            <text:p>1576</text:p>
          </table:table-cell>
          <table:table-cell office:value-type="float" office:value="1769" calcext:value-type="float">
            <text:p>1769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01T22:56:38.4" calcext:value-type="date">
            <text:p>01/01/00 10:56 PM</text:p>
          </table:table-cell>
          <table:table-cell office:value-type="float" office:value="0.00795935003911" calcext:value-type="float">
            <text:p>0.00795935</text:p>
          </table:table-cell>
          <table:table-cell office:value-type="float" office:value="-0.000177904834536" calcext:value-type="float">
            <text:p>-0.0001779048</text:p>
          </table:table-cell>
          <table:table-cell office:value-type="float" office:value="-1.79" calcext:value-type="float">
            <text:p>-1.79</text:p>
          </table:table-cell>
          <table:table-cell office:value-type="float" office:value="0" calcext:value-type="float">
            <text:p>0</text:p>
          </table:table-cell>
          <table:table-cell office:value-type="float" office:value="1567" calcext:value-type="float">
            <text:p>1567</text:p>
          </table:table-cell>
          <table:table-cell office:value-type="float" office:value="1768" calcext:value-type="float">
            <text:p>1768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date" office:date-value="1900-01-01T23:25:26.4" calcext:value-type="date">
            <text:p>01/01/00 11:25 PM</text:p>
          </table:table-cell>
          <table:table-cell office:value-type="float" office:value="0.010527398229" calcext:value-type="float">
            <text:p>0.0105273982</text:p>
          </table:table-cell>
          <table:table-cell office:value-type="float" office:value="-0.000258476235356" calcext:value-type="float">
            <text:p>-0.0002584762</text:p>
          </table:table-cell>
          <table:table-cell office:value-type="float" office:value="-1.92" calcext:value-type="float">
            <text:p>-1.92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 office:value-type="float" office:value="1770" calcext:value-type="float">
            <text:p>1770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date" office:date-value="1900-01-01T23:54:14.4" calcext:value-type="date">
            <text:p>01/01/00 11:54 PM</text:p>
          </table:table-cell>
          <table:table-cell office:value-type="float" office:value="0.0130949861684" calcext:value-type="float">
            <text:p>0.0130949862</text:p>
          </table:table-cell>
          <table:table-cell office:value-type="float" office:value="-0.000351150083781" calcext:value-type="float">
            <text:p>-0.0003511501</text:p>
          </table:table-cell>
          <table:table-cell office:value-type="float" office:value="-2.19" calcext:value-type="float">
            <text:p>-2.19</text:p>
          </table:table-cell>
          <table:table-cell office:value-type="float" office:value="0" calcext:value-type="float">
            <text:p>0</text:p>
          </table:table-cell>
          <table:table-cell office:value-type="float" office:value="1514" calcext:value-type="float">
            <text:p>1514</text:p>
          </table:table-cell>
          <table:table-cell office:value-type="float" office:value="1770" calcext:value-type="float">
            <text:p>1770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date" office:date-value="1900-01-02T00:23:02.4" calcext:value-type="date">
            <text:p>01/02/00 12:23 AM</text:p>
          </table:table-cell>
          <table:table-cell office:value-type="float" office:value="0.0169488583514" calcext:value-type="float">
            <text:p>0.0169488584</text:p>
          </table:table-cell>
          <table:table-cell office:value-type="float" office:value="-0.000509725841531" calcext:value-type="float">
            <text:p>-0.0005097258</text:p>
          </table:table-cell>
          <table:table-cell office:value-type="float" office:value="-2.54" calcext:value-type="float">
            <text:p>-2.54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1769" calcext:value-type="float">
            <text:p>1769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date" office:date-value="1900-01-02T00:51:50.4" calcext:value-type="date">
            <text:p>01/02/00 12:51 AM</text:p>
          </table:table-cell>
          <table:table-cell office:value-type="float" office:value="0.0207976097101" calcext:value-type="float">
            <text:p>0.0207976097</text:p>
          </table:table-cell>
          <table:table-cell office:value-type="float" office:value="-0.000695678014424" calcext:value-type="float">
            <text:p>-0.000695678</text:p>
          </table:table-cell>
          <table:table-cell office:value-type="float" office:value="-2.95" calcext:value-type="float">
            <text:p>-2.95</text:p>
          </table:table-cell>
          <table:table-cell office:value-type="float" office:value="0" calcext:value-type="float">
            <text:p>0</text:p>
          </table:table-cell>
          <table:table-cell office:value-type="float" office:value="1496" calcext:value-type="float">
            <text:p>1496</text:p>
          </table:table-cell>
          <table:table-cell office:value-type="float" office:value="1770" calcext:value-type="float">
            <text:p>1770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date" office:date-value="1900-01-02T01:20:38.4" calcext:value-type="date">
            <text:p>01/02/00 01:20 AM</text:p>
          </table:table-cell>
          <table:table-cell office:value-type="float" office:value="0.0246520419866" calcext:value-type="float">
            <text:p>0.024652042</text:p>
          </table:table-cell>
          <table:table-cell office:value-type="float" office:value="-0.000911657129454" calcext:value-type="float">
            <text:p>-0.0009116571</text:p>
          </table:table-cell>
          <table:table-cell office:value-type="float" office:value="-3.39" calcext:value-type="float">
            <text:p>-3.39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768" calcext:value-type="float">
            <text:p>1768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date" office:date-value="1900-01-02T01:49:26.4" calcext:value-type="date">
            <text:p>01/02/00 01:49 AM</text:p>
          </table:table-cell>
          <table:table-cell office:value-type="float" office:value="0.0285004758763" calcext:value-type="float">
            <text:p>0.0285004759</text:p>
          </table:table-cell>
          <table:table-cell office:value-type="float" office:value="-0.00116168310669" calcext:value-type="float">
            <text:p>-0.0011616831</text:p>
          </table:table-cell>
          <table:table-cell office:value-type="float" office:value="-3.9" calcext:value-type="float">
            <text:p>-3.9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769" calcext:value-type="float">
            <text:p>1769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date" office:date-value="1900-01-02T02:18:14.4" calcext:value-type="date">
            <text:p>01/02/00 02:18 AM</text:p>
          </table:table-cell>
          <table:table-cell office:value-type="float" office:value="0.0310594694299" calcext:value-type="float">
            <text:p>0.0310594694</text:p>
          </table:table-cell>
          <table:table-cell office:value-type="float" office:value="-0.00135580074894" calcext:value-type="float">
            <text:p>-0.0013558007</text:p>
          </table:table-cell>
          <table:table-cell office:value-type="float" office:value="-4.46" calcext:value-type="float">
            <text:p>-4.46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771" calcext:value-type="float">
            <text:p>1771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date" office:date-value="1900-01-02T02:47:02.4" calcext:value-type="date">
            <text:p>01/02/00 02:47 AM</text:p>
          </table:table-cell>
          <table:table-cell office:value-type="float" office:value="0.0348910461135" calcext:value-type="float">
            <text:p>0.0348910461</text:p>
          </table:table-cell>
          <table:table-cell office:value-type="float" office:value="-0.00167600380255" calcext:value-type="float">
            <text:p>-0.0016760038</text:p>
          </table:table-cell>
          <table:table-cell office:value-type="float" office:value="-4.96" calcext:value-type="float">
            <text:p>-4.96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772" calcext:value-type="float">
            <text:p>1772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date" office:date-value="1900-01-02T03:15:50.4" calcext:value-type="date">
            <text:p>01/02/00 03:15 AM</text:p>
          </table:table-cell>
          <table:table-cell office:value-type="float" office:value="0.0374437297388" calcext:value-type="float">
            <text:p>0.0374437297</text:p>
          </table:table-cell>
          <table:table-cell office:value-type="float" office:value="-0.00191318831054" calcext:value-type="float">
            <text:p>-0.0019131883</text:p>
          </table:table-cell>
          <table:table-cell office:value-type="float" office:value="-5.43" calcext:value-type="float">
            <text:p>-5.43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772" calcext:value-type="float">
            <text:p>177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date" office:date-value="1900-01-02T03:44:38.4" calcext:value-type="date">
            <text:p>01/02/00 03:44 AM</text:p>
          </table:table-cell>
          <table:table-cell office:value-type="float" office:value="0.0412694141955" calcext:value-type="float">
            <text:p>0.0412694142</text:p>
          </table:table-cell>
          <table:table-cell office:value-type="float" office:value="-0.00229356949885" calcext:value-type="float">
            <text:p>-0.0022935695</text:p>
          </table:table-cell>
          <table:table-cell office:value-type="float" office:value="-5.86" calcext:value-type="float">
            <text:p>-5.86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772" calcext:value-type="float">
            <text:p>1772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date" office:date-value="1900-01-02T04:13:26.4" calcext:value-type="date">
            <text:p>01/02/00 04:13 AM</text:p>
          </table:table-cell>
          <table:table-cell office:value-type="float" office:value="0.0438206513044" calcext:value-type="float">
            <text:p>0.0438206513</text:p>
          </table:table-cell>
          <table:table-cell office:value-type="float" office:value="-0.00256844380231" calcext:value-type="float">
            <text:p>-0.0025684438</text:p>
          </table:table-cell>
          <table:table-cell office:value-type="float" office:value="-6.27" calcext:value-type="float">
            <text:p>-6.27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771" calcext:value-type="float">
            <text:p>1771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date" office:date-value="1900-01-02T04:42:14.4" calcext:value-type="date">
            <text:p>01/02/00 04:42 AM</text:p>
          </table:table-cell>
          <table:table-cell office:value-type="float" office:value="0.0463697243306" calcext:value-type="float">
            <text:p>0.0463697243</text:p>
          </table:table-cell>
          <table:table-cell office:value-type="float" office:value="-0.00286202095606" calcext:value-type="float">
            <text:p>-0.002862021</text:p>
          </table:table-cell>
          <table:table-cell office:value-type="float" office:value="-6.69" calcext:value-type="float">
            <text:p>-6.69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771" calcext:value-type="float">
            <text:p>1771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date" office:date-value="1900-01-02T05:11:02.4" calcext:value-type="date">
            <text:p>01/02/00 05:11 AM</text:p>
          </table:table-cell>
          <table:table-cell office:value-type="float" office:value="0.0489215270262" calcext:value-type="float">
            <text:p>0.048921527</text:p>
          </table:table-cell>
          <table:table-cell office:value-type="float" office:value="-0.00317401933099" calcext:value-type="float">
            <text:p>-0.0031740193</text:p>
          </table:table-cell>
          <table:table-cell office:value-type="float" office:value="-7.09" calcext:value-type="float">
            <text:p>-7.09</text:p>
          </table:table-cell>
          <table:table-cell office:value-type="float" office:value="0" calcext:value-type="float">
            <text:p>0</text:p>
          </table:table-cell>
          <table:table-cell office:value-type="float" office:value="1496" calcext:value-type="float">
            <text:p>1496</text:p>
          </table:table-cell>
          <table:table-cell office:value-type="float" office:value="1769" calcext:value-type="float">
            <text:p>1769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date" office:date-value="1900-01-02T05:39:50.4" calcext:value-type="date">
            <text:p>01/02/00 05:39 AM</text:p>
          </table:table-cell>
          <table:table-cell office:value-type="float" office:value="0.05019776763" calcext:value-type="float">
            <text:p>0.0501977676</text:p>
          </table:table-cell>
          <table:table-cell office:value-type="float" office:value="-0.0033397898573" calcext:value-type="float">
            <text:p>-0.0033397899</text:p>
          </table:table-cell>
          <table:table-cell office:value-type="float" office:value="-7.46" calcext:value-type="float">
            <text:p>-7.46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768" calcext:value-type="float">
            <text:p>1768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02T06:08:38.4" calcext:value-type="date">
            <text:p>01/02/00 06:08 AM</text:p>
          </table:table-cell>
          <table:table-cell office:value-type="float" office:value="0.0527771176705" calcext:value-type="float">
            <text:p>0.0527771177</text:p>
          </table:table-cell>
          <table:table-cell office:value-type="float" office:value="-0.00368737164827" calcext:value-type="float">
            <text:p>-0.0036873716</text:p>
          </table:table-cell>
          <table:table-cell office:value-type="float" office:value="-7.79" calcext:value-type="float">
            <text:p>-7.79</text:p>
          </table:table-cell>
          <table:table-cell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 office:value-type="float" office:value="1762" calcext:value-type="float">
            <text:p>176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date" office:date-value="1900-01-02T06:37:26.4" calcext:value-type="date">
            <text:p>01/02/00 06:37 AM</text:p>
          </table:table-cell>
          <table:table-cell office:value-type="float" office:value="0.0553496468116" calcext:value-type="float">
            <text:p>0.0553496468</text:p>
          </table:table-cell>
          <table:table-cell office:value-type="float" office:value="-0.00404820978649" calcext:value-type="float">
            <text:p>-0.0040482098</text:p>
          </table:table-cell>
          <table:table-cell office:value-type="float" office:value="-8.1" calcext:value-type="float">
            <text:p>-8.1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495</text:p>
          </table:table-cell>
          <table:table-cell office:value-type="float" office:value="1763" calcext:value-type="float">
            <text:p>1763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date" office:date-value="1900-01-02T07:06:14.4" calcext:value-type="date">
            <text:p>01/02/00 07:06 AM</text:p>
          </table:table-cell>
          <table:table-cell office:value-type="float" office:value="0.0566278342793" calcext:value-type="float">
            <text:p>0.0566278343</text:p>
          </table:table-cell>
          <table:table-cell office:value-type="float" office:value="-0.00423562815245" calcext:value-type="float">
            <text:p>-0.0042356282</text:p>
          </table:table-cell>
          <table:table-cell office:value-type="float" office:value="-8.4" calcext:value-type="float">
            <text:p>-8.4</text:p>
          </table:table-cell>
          <table:table-cell office:value-type="float" office:value="0" calcext:value-type="float">
            <text:p>0</text:p>
          </table:table-cell>
          <table:table-cell office:value-type="float" office:value="1496" calcext:value-type="float">
            <text:p>1496</text:p>
          </table:table-cell>
          <table:table-cell office:value-type="float" office:value="1766" calcext:value-type="float">
            <text:p>1766</text:p>
          </table:table-cell>
          <table:table-cell office:value-type="float" office:value="0.179526315789" calcext:value-type="float">
            <text:p>0.1795263158</text:p>
          </table:table-cell>
        </table:table-row>
        <table:table-row table:style-name="ro1">
          <table:table-cell office:value-type="date" office:date-value="1900-01-02T07:33:36" calcext:value-type="date">
            <text:p>01/02/00 07:33 AM</text:p>
          </table:table-cell>
          <table:table-cell office:value-type="float" office:value="0.0591671761495" calcext:value-type="float">
            <text:p>0.0591671761</text:p>
          </table:table-cell>
          <table:table-cell office:value-type="float" office:value="-0.00461841329822" calcext:value-type="float">
            <text:p>-0.0046184133</text:p>
          </table:table-cell>
          <table:table-cell office:value-type="float" office:value="-8.69" calcext:value-type="float">
            <text:p>-8.69</text:p>
          </table:table-cell>
          <table:table-cell office:value-type="float" office:value="0" calcext:value-type="float">
            <text:p>0</text:p>
          </table:table-cell>
          <table:table-cell office:value-type="float" office:value="1496" calcext:value-type="float">
            <text:p>1496</text:p>
          </table:table-cell>
          <table:table-cell office:value-type="float" office:value="1770" calcext:value-type="float">
            <text:p>1770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date" office:date-value="1900-01-02T08:02:24" calcext:value-type="date">
            <text:p>01/02/00 08:02 AM</text:p>
          </table:table-cell>
          <table:table-cell office:value-type="float" office:value="0.0604262607174" calcext:value-type="float">
            <text:p>0.0604262607</text:p>
          </table:table-cell>
          <table:table-cell office:value-type="float" office:value="-0.00481581478718" calcext:value-type="float">
            <text:p>-0.0048158148</text:p>
          </table:table-cell>
          <table:table-cell office:value-type="float" office:value="-8.97" calcext:value-type="float">
            <text:p>-8.97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495</text:p>
          </table:table-cell>
          <table:table-cell office:value-type="float" office:value="1778" calcext:value-type="float">
            <text:p>1778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02T08:31:12" calcext:value-type="date">
            <text:p>01/02/00 08:31 AM</text:p>
          </table:table-cell>
          <table:table-cell office:value-type="float" office:value="0.0616769733056" calcext:value-type="float">
            <text:p>0.0616769733</text:p>
          </table:table-cell>
          <table:table-cell office:value-type="float" office:value="-0.00501793487386" calcext:value-type="float">
            <text:p>-0.0050179349</text:p>
          </table:table-cell>
          <table:table-cell office:value-type="float" office:value="-9.24" calcext:value-type="float">
            <text:p>-9.24</text:p>
          </table:table-cell>
          <table:table-cell office:value-type="float" office:value="0" calcext:value-type="float">
            <text:p>0</text:p>
          </table:table-cell>
          <table:table-cell office:value-type="float" office:value="1496" calcext:value-type="float">
            <text:p>1496</text:p>
          </table:table-cell>
          <table:table-cell office:value-type="float" office:value="1784" calcext:value-type="float">
            <text:p>1784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02T09:00:00" calcext:value-type="date">
            <text:p>01/02/00 09:00 AM</text:p>
          </table:table-cell>
          <table:table-cell office:value-type="float" office:value="0.0641661899779" calcext:value-type="float">
            <text:p>0.06416619</text:p>
          </table:table-cell>
          <table:table-cell office:value-type="float" office:value="-0.00542864165384" calcext:value-type="float">
            <text:p>-0.0054286417</text:p>
          </table:table-cell>
          <table:table-cell office:value-type="float" office:value="-9.49" calcext:value-type="float">
            <text:p>-9.49</text:p>
          </table:table-cell>
          <table:table-cell office:value-type="float" office:value="0" calcext:value-type="float">
            <text:p>0</text:p>
          </table:table-cell>
          <table:table-cell office:value-type="float" office:value="1498" calcext:value-type="float">
            <text:p>1498</text:p>
          </table:table-cell>
          <table:table-cell office:value-type="float" office:value="1788" calcext:value-type="float">
            <text:p>1788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date" office:date-value="1900-01-02T09:28:48" calcext:value-type="date">
            <text:p>01/02/00 09:28 AM</text:p>
          </table:table-cell>
          <table:table-cell office:value-type="float" office:value="0.0654102572213" calcext:value-type="float">
            <text:p>0.0654102572</text:p>
          </table:table-cell>
          <table:table-cell office:value-type="float" office:value="-0.00563994690775" calcext:value-type="float">
            <text:p>-0.0056399469</text:p>
          </table:table-cell>
          <table:table-cell office:value-type="float" office:value="-9.7" calcext:value-type="float">
            <text:p>-9.7</text:p>
          </table:table-cell>
          <table:table-cell office:value-type="float" office:value="0" calcext:value-type="float">
            <text:p>0</text:p>
          </table:table-cell>
          <table:table-cell office:value-type="float" office:value="1504" calcext:value-type="float">
            <text:p>1504</text:p>
          </table:table-cell>
          <table:table-cell office:value-type="float" office:value="1788" calcext:value-type="float">
            <text:p>1788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02T09:57:36" calcext:value-type="date">
            <text:p>01/02/00 09:57 AM</text:p>
          </table:table-cell>
          <table:table-cell office:value-type="float" office:value="0.0666548106442" calcext:value-type="float">
            <text:p>0.0666548106</text:p>
          </table:table-cell>
          <table:table-cell office:value-type="float" office:value="-0.00585581305285" calcext:value-type="float">
            <text:p>-0.0058558131</text:p>
          </table:table-cell>
          <table:table-cell office:value-type="float" office:value="-9.9" calcext:value-type="float">
            <text:p>-9.9</text:p>
          </table:table-cell>
          <table:table-cell office:value-type="float" office:value="0" calcext:value-type="float">
            <text:p>0</text:p>
          </table:table-cell>
          <table:table-cell office:value-type="float" office:value="1513" calcext:value-type="float">
            <text:p>1513</text:p>
          </table:table-cell>
          <table:table-cell office:value-type="float" office:value="1787" calcext:value-type="float">
            <text:p>1787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02T10:26:24" calcext:value-type="date">
            <text:p>01/02/00 10:26 AM</text:p>
          </table:table-cell>
          <table:table-cell office:value-type="float" office:value="0.0678973918792" calcext:value-type="float">
            <text:p>0.0678973919</text:p>
          </table:table-cell>
          <table:table-cell office:value-type="float" office:value="-0.0060755846723" calcext:value-type="float">
            <text:p>-0.0060755847</text:p>
          </table:table-cell>
          <table:table-cell office:value-type="float" office:value="-10.09" calcext:value-type="float">
            <text:p>-10.09</text:p>
          </table:table-cell>
          <table:table-cell office:value-type="float" office:value="0" calcext:value-type="float">
            <text:p>0</text:p>
          </table:table-cell>
          <table:table-cell office:value-type="float" office:value="1516" calcext:value-type="float">
            <text:p>1516</text:p>
          </table:table-cell>
          <table:table-cell office:value-type="float" office:value="1788" calcext:value-type="float">
            <text:p>1788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02T10:55:12" calcext:value-type="date">
            <text:p>01/02/00 10:55 AM</text:p>
          </table:table-cell>
          <table:table-cell office:value-type="float" office:value="0.0678973918792" calcext:value-type="float">
            <text:p>0.0678973919</text:p>
          </table:table-cell>
          <table:table-cell office:value-type="float" office:value="-0.0060755846723" calcext:value-type="float">
            <text:p>-0.0060755847</text:p>
          </table:table-cell>
          <table:table-cell office:value-type="float" office:value="-10.27" calcext:value-type="float">
            <text:p>-10.27</text:p>
          </table:table-cell>
          <table:table-cell office:value-type="float" office:value="0" calcext:value-type="float">
            <text:p>0</text:p>
          </table:table-cell>
          <table:table-cell office:value-type="float" office:value="1516" calcext:value-type="float">
            <text:p>1516</text:p>
          </table:table-cell>
          <table:table-cell office:value-type="float" office:value="1787" calcext:value-type="float">
            <text:p>1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2T11:24:00" calcext:value-type="date">
            <text:p>01/02/00 11:24 AM</text:p>
          </table:table-cell>
          <table:table-cell office:value-type="float" office:value="0.0691399097877" calcext:value-type="float">
            <text:p>0.0691399098</text:p>
          </table:table-cell>
          <table:table-cell office:value-type="float" office:value="-0.00630274136946" calcext:value-type="float">
            <text:p>-0.0063027414</text:p>
          </table:table-cell>
          <table:table-cell office:value-type="float" office:value="-10.42" calcext:value-type="float">
            <text:p>-10.42</text:p>
          </table:table-cell>
          <table:table-cell office:value-type="float" office:value="0" calcext:value-type="float">
            <text:p>0</text:p>
          </table:table-cell>
          <table:table-cell office:value-type="float" office:value="1516" calcext:value-type="float">
            <text:p>1516</text:p>
          </table:table-cell>
          <table:table-cell office:value-type="float" office:value="1787" calcext:value-type="float">
            <text:p>1787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02T11:52:48" calcext:value-type="date">
            <text:p>01/02/00 11:52 AM</text:p>
          </table:table-cell>
          <table:table-cell office:value-type="float" office:value="0.0691399097877" calcext:value-type="float">
            <text:p>0.0691399098</text:p>
          </table:table-cell>
          <table:table-cell office:value-type="float" office:value="-0.00630274136946" calcext:value-type="float">
            <text:p>-0.0063027414</text:p>
          </table:table-cell>
          <table:table-cell office:value-type="float" office:value="-10.55" calcext:value-type="float">
            <text:p>-10.55</text:p>
          </table:table-cell>
          <table:table-cell office:value-type="float" office:value="0" calcext:value-type="float">
            <text:p>0</text:p>
          </table:table-cell>
          <table:table-cell office:value-type="float" office:value="1518" calcext:value-type="float">
            <text:p>1518</text:p>
          </table:table-cell>
          <table:table-cell office:value-type="float" office:value="1786" calcext:value-type="float">
            <text:p>1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2T12:21:36" calcext:value-type="date">
            <text:p>01/02/00 12:21 PM</text:p>
          </table:table-cell>
          <table:table-cell office:value-type="float" office:value="0.0703888576261" calcext:value-type="float">
            <text:p>0.0703888576</text:p>
          </table:table-cell>
          <table:table-cell office:value-type="float" office:value="-0.00653650450303" calcext:value-type="float">
            <text:p>-0.0065365045</text:p>
          </table:table-cell>
          <table:table-cell office:value-type="float" office:value="-10.66" calcext:value-type="float">
            <text:p>-10.66</text:p>
          </table:table-cell>
          <table:table-cell office:value-type="float" office:value="0" calcext:value-type="float">
            <text:p>0</text:p>
          </table:table-cell>
          <table:table-cell office:value-type="float" office:value="1527" calcext:value-type="float">
            <text:p>1527</text:p>
          </table:table-cell>
          <table:table-cell office:value-type="float" office:value="1781" calcext:value-type="float">
            <text:p>1781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02T12:50:24" calcext:value-type="date">
            <text:p>01/02/00 12:50 PM</text:p>
          </table:table-cell>
          <table:table-cell office:value-type="float" office:value="0.0703888576261" calcext:value-type="float">
            <text:p>0.0703888576</text:p>
          </table:table-cell>
          <table:table-cell office:value-type="float" office:value="-0.00653650450303" calcext:value-type="float">
            <text:p>-0.0065365045</text:p>
          </table:table-cell>
          <table:table-cell office:value-type="float" office:value="-10.76" calcext:value-type="float">
            <text:p>-10.76</text:p>
          </table:table-cell>
          <table:table-cell office:value-type="float" office:value="0" calcext:value-type="float">
            <text:p>0</text:p>
          </table:table-cell>
          <table:table-cell office:value-type="float" office:value="1543" calcext:value-type="float">
            <text:p>1543</text:p>
          </table:table-cell>
          <table:table-cell office:value-type="float" office:value="1779" calcext:value-type="float">
            <text:p>1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2T13:19:12" calcext:value-type="date">
            <text:p>01/02/00 01:19 PM</text:p>
          </table:table-cell>
          <table:table-cell office:value-type="float" office:value="0.0703888576261" calcext:value-type="float">
            <text:p>0.0703888576</text:p>
          </table:table-cell>
          <table:table-cell office:value-type="float" office:value="-0.00653650450303" calcext:value-type="float">
            <text:p>-0.0065365045</text:p>
          </table:table-cell>
          <table:table-cell office:value-type="float" office:value="-10.84" calcext:value-type="float">
            <text:p>-10.84</text:p>
          </table:table-cell>
          <table:table-cell office:value-type="float" office:value="0" calcext:value-type="float">
            <text:p>0</text:p>
          </table:table-cell>
          <table:table-cell office:value-type="float" office:value="1543" calcext:value-type="float">
            <text:p>1543</text:p>
          </table:table-cell>
          <table:table-cell office:value-type="float" office:value="1778" calcext:value-type="float">
            <text:p>1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2T13:48:00" calcext:value-type="date">
            <text:p>01/02/00 01:48 PM</text:p>
          </table:table-cell>
          <table:table-cell office:value-type="float" office:value="0.0703888576261" calcext:value-type="float">
            <text:p>0.0703888576</text:p>
          </table:table-cell>
          <table:table-cell office:value-type="float" office:value="-0.00653650450303" calcext:value-type="float">
            <text:p>-0.0065365045</text:p>
          </table:table-cell>
          <table:table-cell office:value-type="float" office:value="-10.87" calcext:value-type="float">
            <text:p>-10.87</text:p>
          </table:table-cell>
          <table:table-cell office:value-type="float" office:value="0" calcext:value-type="float">
            <text:p>0</text:p>
          </table:table-cell>
          <table:table-cell office:value-type="float" office:value="1544" calcext:value-type="float">
            <text:p>1544</text:p>
          </table:table-cell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2T14:16:48" calcext:value-type="date">
            <text:p>01/02/00 02:16 PM</text:p>
          </table:table-cell>
          <table:table-cell office:value-type="float" office:value="0.0703888576261" calcext:value-type="float">
            <text:p>0.0703888576</text:p>
          </table:table-cell>
          <table:table-cell office:value-type="float" office:value="-0.00653650450303" calcext:value-type="float">
            <text:p>-0.0065365045</text:p>
          </table:table-cell>
          <table:table-cell office:value-type="float" office:value="-10.9" calcext:value-type="float">
            <text:p>-10.9</text:p>
          </table:table-cell>
          <table:table-cell office:value-type="float" office:value="0" calcext:value-type="float">
            <text:p>0</text:p>
          </table:table-cell>
          <table:table-cell office:value-type="float" office:value="1544" calcext:value-type="float">
            <text:p>1544</text:p>
          </table:table-cell>
          <table:table-cell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2T14:45:36" calcext:value-type="date">
            <text:p>01/02/00 02:45 PM</text:p>
          </table:table-cell>
          <table:table-cell office:value-type="float" office:value="0.0703888576261" calcext:value-type="float">
            <text:p>0.0703888576</text:p>
          </table:table-cell>
          <table:table-cell office:value-type="float" office:value="-0.00653650450303" calcext:value-type="float">
            <text:p>-0.0065365045</text:p>
          </table:table-cell>
          <table:table-cell office:value-type="float" office:value="-10.93" calcext:value-type="float">
            <text:p>-10.93</text:p>
          </table:table-cell>
          <table:table-cell office:value-type="float" office:value="0" calcext:value-type="float">
            <text:p>0</text:p>
          </table:table-cell>
          <table:table-cell office:value-type="float" office:value="1543" calcext:value-type="float">
            <text:p>1543</text:p>
          </table:table-cell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2T15:14:24" calcext:value-type="date">
            <text:p>01/02/00 03:14 PM</text:p>
          </table:table-cell>
          <table:table-cell office:value-type="float" office:value="0.0703888576261" calcext:value-type="float">
            <text:p>0.0703888576</text:p>
          </table:table-cell>
          <table:table-cell office:value-type="float" office:value="-0.00653650450303" calcext:value-type="float">
            <text:p>-0.0065365045</text:p>
          </table:table-cell>
          <table:table-cell office:value-type="float" office:value="-10.94" calcext:value-type="float">
            <text:p>-10.94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1755" calcext:value-type="float">
            <text:p>1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2T15:43:12" calcext:value-type="date">
            <text:p>01/02/00 03:43 PM</text:p>
          </table:table-cell>
          <table:table-cell office:value-type="float" office:value="0.0703888576261" calcext:value-type="float">
            <text:p>0.0703888576</text:p>
          </table:table-cell>
          <table:table-cell office:value-type="float" office:value="-0.00653650450303" calcext:value-type="float">
            <text:p>-0.0065365045</text:p>
          </table:table-cell>
          <table:table-cell office:value-type="float" office:value="-10.93" calcext:value-type="float">
            <text:p>-10.93</text:p>
          </table:table-cell>
          <table:table-cell office:value-type="float" office:value="0" calcext:value-type="float">
            <text:p>0</text:p>
          </table:table-cell>
          <table:table-cell office:value-type="float" office:value="1540" calcext:value-type="float">
            <text:p>1540</text:p>
          </table:table-cell>
          <table:table-cell office:value-type="float" office:value="1737" calcext:value-type="float">
            <text:p>1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2T16:12:00" calcext:value-type="date">
            <text:p>01/02/00 04:12 PM</text:p>
          </table:table-cell>
          <table:table-cell office:value-type="float" office:value="0.0703888576261" calcext:value-type="float">
            <text:p>0.0703888576</text:p>
          </table:table-cell>
          <table:table-cell office:value-type="float" office:value="-0.00653650450303" calcext:value-type="float">
            <text:p>-0.0065365045</text:p>
          </table:table-cell>
          <table:table-cell office:value-type="float" office:value="-10.93" calcext:value-type="float">
            <text:p>-10.93</text:p>
          </table:table-cell>
          <table:table-cell office:value-type="float" office:value="0" calcext:value-type="float">
            <text:p>0</text:p>
          </table:table-cell>
          <table:table-cell office:value-type="float" office:value="1538" calcext:value-type="float">
            <text:p>1538</text:p>
          </table:table-cell>
          <table:table-cell office:value-type="float" office:value="1723" calcext:value-type="float">
            <text:p>1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2T16:40:48" calcext:value-type="date">
            <text:p>01/02/00 04:40 PM</text:p>
          </table:table-cell>
          <table:table-cell office:value-type="float" office:value="0.0703888576261" calcext:value-type="float">
            <text:p>0.0703888576</text:p>
          </table:table-cell>
          <table:table-cell office:value-type="float" office:value="-0.00653650450303" calcext:value-type="float">
            <text:p>-0.0065365045</text:p>
          </table:table-cell>
          <table:table-cell office:value-type="float" office:value="-10.91" calcext:value-type="float">
            <text:p>-10.91</text:p>
          </table:table-cell>
          <table:table-cell office:value-type="float" office:value="0" calcext:value-type="float">
            <text:p>0</text:p>
          </table:table-cell>
          <table:table-cell office:value-type="float" office:value="1538" calcext:value-type="float">
            <text:p>1538</text:p>
          </table:table-cell>
          <table:table-cell office:value-type="float" office:value="1705" calcext:value-type="float">
            <text:p>1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2T17:09:36" calcext:value-type="date">
            <text:p>01/02/00 05:09 PM</text:p>
          </table:table-cell>
          <table:table-cell office:value-type="float" office:value="0.0703888576261" calcext:value-type="float">
            <text:p>0.0703888576</text:p>
          </table:table-cell>
          <table:table-cell office:value-type="float" office:value="-0.00653650450303" calcext:value-type="float">
            <text:p>-0.0065365045</text:p>
          </table:table-cell>
          <table:table-cell office:value-type="float" office:value="-10.87" calcext:value-type="float">
            <text:p>-10.87</text:p>
          </table:table-cell>
          <table:table-cell office:value-type="float" office:value="0" calcext:value-type="float">
            <text:p>0</text:p>
          </table:table-cell>
          <table:table-cell office:value-type="float" office:value="1540" calcext:value-type="float">
            <text:p>1540</text:p>
          </table:table-cell>
          <table:table-cell office:value-type="float" office:value="1706" calcext:value-type="float">
            <text:p>1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2T17:38:24" calcext:value-type="date">
            <text:p>01/02/00 05:38 PM</text:p>
          </table:table-cell>
          <table:table-cell office:value-type="float" office:value="0.0703888576261" calcext:value-type="float">
            <text:p>0.0703888576</text:p>
          </table:table-cell>
          <table:table-cell office:value-type="float" office:value="-0.00653650450303" calcext:value-type="float">
            <text:p>-0.0065365045</text:p>
          </table:table-cell>
          <table:table-cell office:value-type="float" office:value="-10.8" calcext:value-type="float">
            <text:p>-10.8</text:p>
          </table:table-cell>
          <table:table-cell office:value-type="float" office:value="0" calcext:value-type="float">
            <text:p>0</text:p>
          </table:table-cell>
          <table:table-cell office:value-type="float" office:value="1591" calcext:value-type="float">
            <text:p>1591</text:p>
          </table:table-cell>
          <table:table-cell office:value-type="float" office:value="1705" calcext:value-type="float">
            <text:p>1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2T18:07:12" calcext:value-type="date">
            <text:p>01/02/00 06:07 PM</text:p>
          </table:table-cell>
          <table:table-cell office:value-type="float" office:value="0.068969547307" calcext:value-type="float">
            <text:p>0.0689695473</text:p>
          </table:table-cell>
          <table:table-cell office:value-type="float" office:value="-0.00626805388885" calcext:value-type="float">
            <text:p>-0.0062680539</text:p>
          </table:table-cell>
          <table:table-cell office:value-type="float" office:value="-10.67" calcext:value-type="float">
            <text:p>-10.67</text:p>
          </table:table-cell>
          <table:table-cell office:value-type="float" office:value="0" calcext:value-type="float">
            <text:p>0</text:p>
          </table:table-cell>
          <table:table-cell office:value-type="float" office:value="1626" calcext:value-type="float">
            <text:p>1626</text:p>
          </table:table-cell>
          <table:table-cell office:value-type="float" office:value="1705" calcext:value-type="float">
            <text:p>1705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02T18:36:00" calcext:value-type="date">
            <text:p>01/02/00 06:36 PM</text:p>
          </table:table-cell>
          <table:table-cell office:value-type="float" office:value="0.068969547307" calcext:value-type="float">
            <text:p>0.0689695473</text:p>
          </table:table-cell>
          <table:table-cell office:value-type="float" office:value="-0.00626805388885" calcext:value-type="float">
            <text:p>-0.0062680539</text:p>
          </table:table-cell>
          <table:table-cell office:value-type="float" office:value="-10.51" calcext:value-type="float">
            <text:p>-10.51</text:p>
          </table:table-cell>
          <table:table-cell office:value-type="float" office:value="0" calcext:value-type="float">
            <text:p>0</text:p>
          </table:table-cell>
          <table:table-cell office:value-type="float" office:value="1657" calcext:value-type="float">
            <text:p>1657</text:p>
          </table:table-cell>
          <table:table-cell office:value-type="float" office:value="1705" calcext:value-type="float">
            <text:p>1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2T19:04:48" calcext:value-type="date">
            <text:p>01/02/00 07:04 PM</text:p>
          </table:table-cell>
          <table:table-cell office:value-type="float" office:value="0.068969547307" calcext:value-type="float">
            <text:p>0.0689695473</text:p>
          </table:table-cell>
          <table:table-cell office:value-type="float" office:value="-0.00626805388885" calcext:value-type="float">
            <text:p>-0.0062680539</text:p>
          </table:table-cell>
          <table:table-cell office:value-type="float" office:value="-10.39" calcext:value-type="float">
            <text:p>-10.39</text:p>
          </table:table-cell>
          <table:table-cell office:value-type="float" office:value="0" calcext:value-type="float">
            <text:p>0</text:p>
          </table:table-cell>
          <table:table-cell office:value-type="float" office:value="1657" calcext:value-type="float">
            <text:p>1657</text:p>
          </table:table-cell>
          <table:table-cell office:value-type="float" office:value="1705" calcext:value-type="float">
            <text:p>1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2T19:33:36" calcext:value-type="date">
            <text:p>01/02/00 07:33 PM</text:p>
          </table:table-cell>
          <table:table-cell office:value-type="float" office:value="0.068969547307" calcext:value-type="float">
            <text:p>0.0689695473</text:p>
          </table:table-cell>
          <table:table-cell office:value-type="float" office:value="-0.00626805388885" calcext:value-type="float">
            <text:p>-0.0062680539</text:p>
          </table:table-cell>
          <table:table-cell office:value-type="float" office:value="-10.35" calcext:value-type="float">
            <text:p>-10.35</text:p>
          </table:table-cell>
          <table:table-cell office:value-type="float" office:value="0" calcext:value-type="float">
            <text:p>0</text:p>
          </table:table-cell>
          <table:table-cell office:value-type="float" office:value="1652" calcext:value-type="float">
            <text:p>1652</text:p>
          </table:table-cell>
          <table:table-cell office:value-type="float" office:value="1704" calcext:value-type="float">
            <text:p>1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2T20:02:24" calcext:value-type="date">
            <text:p>01/02/00 08:02 PM</text:p>
          </table:table-cell>
          <table:table-cell office:value-type="float" office:value="0.0675301659834" calcext:value-type="float">
            <text:p>0.067530166</text:p>
          </table:table-cell>
          <table:table-cell office:value-type="float" office:value="-0.00600443876629" calcext:value-type="float">
            <text:p>-0.0060044388</text:p>
          </table:table-cell>
          <table:table-cell office:value-type="float" office:value="-10.34" calcext:value-type="float">
            <text:p>-10.34</text:p>
          </table:table-cell>
          <table:table-cell office:value-type="float" office:value="0" calcext:value-type="float">
            <text:p>0</text:p>
          </table:table-cell>
          <table:table-cell office:value-type="float" office:value="1624" calcext:value-type="float">
            <text:p>1624</text:p>
          </table:table-cell>
          <table:table-cell office:value-type="float" office:value="1698" calcext:value-type="float">
            <text:p>1698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02T20:31:12" calcext:value-type="date">
            <text:p>01/02/00 08:31 PM</text:p>
          </table:table-cell>
          <table:table-cell office:value-type="float" office:value="0.0675301659834" calcext:value-type="float">
            <text:p>0.067530166</text:p>
          </table:table-cell>
          <table:table-cell office:value-type="float" office:value="-0.00600443876629" calcext:value-type="float">
            <text:p>-0.0060044388</text:p>
          </table:table-cell>
          <table:table-cell office:value-type="float" office:value="-10.34" calcext:value-type="float">
            <text:p>-10.34</text:p>
          </table:table-cell>
          <table:table-cell office:value-type="float" office:value="0" calcext:value-type="float">
            <text:p>0</text:p>
          </table:table-cell>
          <table:table-cell office:value-type="float" office:value="1528" calcext:value-type="float">
            <text:p>1528</text:p>
          </table:table-cell>
          <table:table-cell office:value-type="float" office:value="1690" calcext:value-type="float">
            <text:p>1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2T21:00:00" calcext:value-type="date">
            <text:p>01/02/00 09:00 PM</text:p>
          </table:table-cell>
          <table:table-cell office:value-type="float" office:value="0.0689900989114" calcext:value-type="float">
            <text:p>0.0689900989</text:p>
          </table:table-cell>
          <table:table-cell office:value-type="float" office:value="-0.00626854713819" calcext:value-type="float">
            <text:p>-0.0062685471</text:p>
          </table:table-cell>
          <table:table-cell office:value-type="float" office:value="-10.29" calcext:value-type="float">
            <text:p>-10.29</text:p>
          </table:table-cell>
          <table:table-cell office:value-type="float" office:value="0" calcext:value-type="float">
            <text:p>0</text:p>
          </table:table-cell>
          <table:table-cell office:value-type="float" office:value="1496" calcext:value-type="float">
            <text:p>1496</text:p>
          </table:table-cell>
          <table:table-cell office:value-type="float" office:value="1690" calcext:value-type="float">
            <text:p>1690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02T21:28:48" calcext:value-type="date">
            <text:p>01/02/00 09:28 PM</text:p>
          </table:table-cell>
          <table:table-cell office:value-type="float" office:value="0.0689900989114" calcext:value-type="float">
            <text:p>0.0689900989</text:p>
          </table:table-cell>
          <table:table-cell office:value-type="float" office:value="-0.00626854713819" calcext:value-type="float">
            <text:p>-0.0062685471</text:p>
          </table:table-cell>
          <table:table-cell office:value-type="float" office:value="-10.23" calcext:value-type="float">
            <text:p>-10.23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684" calcext:value-type="float">
            <text:p>1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2T21:57:36" calcext:value-type="date">
            <text:p>01/02/00 09:57 PM</text:p>
          </table:table-cell>
          <table:table-cell office:value-type="float" office:value="0.070469575599" calcext:value-type="float">
            <text:p>0.0704695756</text:p>
          </table:table-cell>
          <table:table-cell office:value-type="float" office:value="-0.0065341238951" calcext:value-type="float">
            <text:p>-0.0065341239</text:p>
          </table:table-cell>
          <table:table-cell office:value-type="float" office:value="-10.21" calcext:value-type="float">
            <text:p>-10.21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675" calcext:value-type="float">
            <text:p>1675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02T22:26:24" calcext:value-type="date">
            <text:p>01/02/00 10:26 PM</text:p>
          </table:table-cell>
          <table:table-cell office:value-type="float" office:value="0.0719553160663" calcext:value-type="float">
            <text:p>0.0719553161</text:p>
          </table:table-cell>
          <table:table-cell office:value-type="float" office:value="-0.00680165131391" calcext:value-type="float">
            <text:p>-0.0068016513</text:p>
          </table:table-cell>
          <table:table-cell office:value-type="float" office:value="-10.24" calcext:value-type="float">
            <text:p>-10.24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669" calcext:value-type="float">
            <text:p>1669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02T22:55:12" calcext:value-type="date">
            <text:p>01/02/00 10:55 PM</text:p>
          </table:table-cell>
          <table:table-cell office:value-type="float" office:value="0.0734537126005" calcext:value-type="float">
            <text:p>0.0734537126</text:p>
          </table:table-cell>
          <table:table-cell office:value-type="float" office:value="-0.00707718376865" calcext:value-type="float">
            <text:p>-0.0070771838</text:p>
          </table:table-cell>
          <table:table-cell office:value-type="float" office:value="-10.45" calcext:value-type="float">
            <text:p>-10.45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656" calcext:value-type="float">
            <text:p>1656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02T23:24:00" calcext:value-type="date">
            <text:p>01/02/00 11:24 PM</text:p>
          </table:table-cell>
          <table:table-cell office:value-type="float" office:value="0.0734537126005" calcext:value-type="float">
            <text:p>0.0734537126</text:p>
          </table:table-cell>
          <table:table-cell office:value-type="float" office:value="-0.00707718376865" calcext:value-type="float">
            <text:p>-0.0070771838</text:p>
          </table:table-cell>
          <table:table-cell office:value-type="float" office:value="-10.62" calcext:value-type="float">
            <text:p>-10.62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649" calcext:value-type="float">
            <text:p>1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2T23:52:48" calcext:value-type="date">
            <text:p>01/02/00 11:52 PM</text:p>
          </table:table-cell>
          <table:table-cell office:value-type="float" office:value="0.0749859960882" calcext:value-type="float">
            <text:p>0.0749859961</text:p>
          </table:table-cell>
          <table:table-cell office:value-type="float" office:value="-0.00736683720051" calcext:value-type="float">
            <text:p>-0.0073668372</text:p>
          </table:table-cell>
          <table:table-cell office:value-type="float" office:value="-10.73" calcext:value-type="float">
            <text:p>-10.73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621" calcext:value-type="float">
            <text:p>1621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03T00:21:36" calcext:value-type="date">
            <text:p>01/03/00 12:21 AM</text:p>
          </table:table-cell>
          <table:table-cell office:value-type="float" office:value="0.0749859960882" calcext:value-type="float">
            <text:p>0.0749859961</text:p>
          </table:table-cell>
          <table:table-cell office:value-type="float" office:value="-0.00736683720051" calcext:value-type="float">
            <text:p>-0.0073668372</text:p>
          </table:table-cell>
          <table:table-cell office:value-type="float" office:value="-10.76" calcext:value-type="float">
            <text:p>-10.76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605" calcext:value-type="float">
            <text:p>1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3T00:50:24" calcext:value-type="date">
            <text:p>01/03/00 12:50 AM</text:p>
          </table:table-cell>
          <table:table-cell office:value-type="float" office:value="0.0749859960882" calcext:value-type="float">
            <text:p>0.0749859961</text:p>
          </table:table-cell>
          <table:table-cell office:value-type="float" office:value="-0.00736683720051" calcext:value-type="float">
            <text:p>-0.0073668372</text:p>
          </table:table-cell>
          <table:table-cell office:value-type="float" office:value="-10.75" calcext:value-type="float">
            <text:p>-10.75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495</text:p>
          </table:table-cell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3T01:19:12" calcext:value-type="date">
            <text:p>01/03/00 01:19 AM</text:p>
          </table:table-cell>
          <table:table-cell office:value-type="float" office:value="0.0749859960882" calcext:value-type="float">
            <text:p>0.0749859961</text:p>
          </table:table-cell>
          <table:table-cell office:value-type="float" office:value="-0.00736683720051" calcext:value-type="float">
            <text:p>-0.0073668372</text:p>
          </table:table-cell>
          <table:table-cell office:value-type="float" office:value="-10.69" calcext:value-type="float">
            <text:p>-10.69</text:p>
          </table:table-cell>
          <table:table-cell office:value-type="float" office:value="0" calcext:value-type="float">
            <text:p>0</text:p>
          </table:table-cell>
          <table:table-cell office:value-type="float" office:value="1496" calcext:value-type="float">
            <text:p>1496</text:p>
          </table:table-cell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3T01:48:00" calcext:value-type="date">
            <text:p>01/03/00 01:48 AM</text:p>
          </table:table-cell>
          <table:table-cell office:value-type="float" office:value="0.0749859960882" calcext:value-type="float">
            <text:p>0.0749859961</text:p>
          </table:table-cell>
          <table:table-cell office:value-type="float" office:value="-0.00736683720051" calcext:value-type="float">
            <text:p>-0.0073668372</text:p>
          </table:table-cell>
          <table:table-cell office:value-type="float" office:value="-10.59" calcext:value-type="float">
            <text:p>-10.59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1527" calcext:value-type="float">
            <text:p>1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3T02:16:48" calcext:value-type="date">
            <text:p>01/03/00 02:16 AM</text:p>
          </table:table-cell>
          <table:table-cell office:value-type="float" office:value="0.0749859960882" calcext:value-type="float">
            <text:p>0.0749859961</text:p>
          </table:table-cell>
          <table:table-cell office:value-type="float" office:value="-0.00736683720051" calcext:value-type="float">
            <text:p>-0.0073668372</text:p>
          </table:table-cell>
          <table:table-cell office:value-type="float" office:value="-10.48" calcext:value-type="float">
            <text:p>-10.48</text:p>
          </table:table-cell>
          <table:table-cell office:value-type="float" office:value="0" calcext:value-type="float">
            <text:p>0</text:p>
          </table:table-cell>
          <table:table-cell office:value-type="float" office:value="1509" calcext:value-type="float">
            <text:p>1509</text:p>
          </table:table-cell>
          <table:table-cell office:value-type="float" office:value="1551" calcext:value-type="float">
            <text:p>1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3T02:45:36" calcext:value-type="date">
            <text:p>01/03/00 02:45 AM</text:p>
          </table:table-cell>
          <table:table-cell office:value-type="float" office:value="0.0749859960882" calcext:value-type="float">
            <text:p>0.0749859961</text:p>
          </table:table-cell>
          <table:table-cell office:value-type="float" office:value="-0.00736683720051" calcext:value-type="float">
            <text:p>-0.0073668372</text:p>
          </table:table-cell>
          <table:table-cell office:value-type="float" office:value="-10.33" calcext:value-type="float">
            <text:p>-10.33</text:p>
          </table:table-cell>
          <table:table-cell office:value-type="float" office:value="0" calcext:value-type="float">
            <text:p>0</text:p>
          </table:table-cell>
          <table:table-cell office:value-type="float" office:value="1542" calcext:value-type="float">
            <text:p>1542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3T03:12:57.6" calcext:value-type="date">
            <text:p>01/03/00 03:12 AM</text:p>
          </table:table-cell>
          <table:table-cell office:value-type="float" office:value="0.0749859960882" calcext:value-type="float">
            <text:p>0.0749859961</text:p>
          </table:table-cell>
          <table:table-cell office:value-type="float" office:value="-0.00736683720051" calcext:value-type="float">
            <text:p>-0.0073668372</text:p>
          </table:table-cell>
          <table:table-cell office:value-type="float" office:value="-10.15" calcext:value-type="float">
            <text:p>-10.15</text:p>
          </table:table-cell>
          <table:table-cell office:value-type="float" office:value="0" calcext:value-type="float">
            <text:p>0</text:p>
          </table:table-cell>
          <table:table-cell office:value-type="float" office:value="1568" calcext:value-type="float">
            <text:p>1568</text:p>
          </table:table-cell>
          <table:table-cell office:value-type="float" office:value="1613" calcext:value-type="float">
            <text:p>1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3T03:41:45.6" calcext:value-type="date">
            <text:p>01/03/00 03:41 AM</text:p>
          </table:table-cell>
          <table:table-cell office:value-type="float" office:value="0.0749859960882" calcext:value-type="float">
            <text:p>0.0749859961</text:p>
          </table:table-cell>
          <table:table-cell office:value-type="float" office:value="-0.00736683720051" calcext:value-type="float">
            <text:p>-0.0073668372</text:p>
          </table:table-cell>
          <table:table-cell office:value-type="float" office:value="-10.01" calcext:value-type="float">
            <text:p>-10.01</text:p>
          </table:table-cell>
          <table:table-cell office:value-type="float" office:value="0" calcext:value-type="float">
            <text:p>0</text:p>
          </table:table-cell>
          <table:table-cell office:value-type="float" office:value="1609" calcext:value-type="float">
            <text:p>1609</text:p>
          </table:table-cell>
          <table:table-cell office:value-type="float" office:value="1615" calcext:value-type="float">
            <text:p>1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3T04:10:33.6" calcext:value-type="date">
            <text:p>01/03/00 04:10 AM</text:p>
          </table:table-cell>
          <table:table-cell office:value-type="float" office:value="0.0765315627504" calcext:value-type="float">
            <text:p>0.0765315628</text:p>
          </table:table-cell>
          <table:table-cell office:value-type="float" office:value="-0.00763868726252" calcext:value-type="float">
            <text:p>-0.0076386873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1625" calcext:value-type="float">
            <text:p>1625</text:p>
          </table:table-cell>
          <table:table-cell office:value-type="float" office:value="1611" calcext:value-type="float">
            <text:p>1611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03T04:39:21.6" calcext:value-type="date">
            <text:p>01/03/00 04:39 AM</text:p>
          </table:table-cell>
          <table:table-cell office:value-type="float" office:value="0.0765315627504" calcext:value-type="float">
            <text:p>0.0765315628</text:p>
          </table:table-cell>
          <table:table-cell office:value-type="float" office:value="-0.00763868726252" calcext:value-type="float">
            <text:p>-0.0076386873</text:p>
          </table:table-cell>
          <table:table-cell office:value-type="float" office:value="-10.15" calcext:value-type="float">
            <text:p>-10.15</text:p>
          </table:table-cell>
          <table:table-cell office:value-type="float" office:value="0" calcext:value-type="float">
            <text:p>0</text:p>
          </table:table-cell>
          <table:table-cell office:value-type="float" office:value="1649" calcext:value-type="float">
            <text:p>1649</text:p>
          </table:table-cell>
          <table:table-cell office:value-type="float" office:value="1579" calcext:value-type="float">
            <text:p>1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3T05:08:09.6" calcext:value-type="date">
            <text:p>01/03/00 05:08 AM</text:p>
          </table:table-cell>
          <table:table-cell office:value-type="float" office:value="0.0765315627504" calcext:value-type="float">
            <text:p>0.0765315628</text:p>
          </table:table-cell>
          <table:table-cell office:value-type="float" office:value="-0.00763868726252" calcext:value-type="float">
            <text:p>-0.0076386873</text:p>
          </table:table-cell>
          <table:table-cell office:value-type="float" office:value="-10.41" calcext:value-type="float">
            <text:p>-10.41</text:p>
          </table:table-cell>
          <table:table-cell office:value-type="float" office:value="0" calcext:value-type="float">
            <text:p>0</text:p>
          </table:table-cell>
          <table:table-cell office:value-type="float" office:value="1649" calcext:value-type="float">
            <text:p>1649</text:p>
          </table:table-cell>
          <table:table-cell office:value-type="float" office:value="1525" calcext:value-type="float">
            <text:p>1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3T05:36:57.6" calcext:value-type="date">
            <text:p>01/03/00 05:36 AM</text:p>
          </table:table-cell>
          <table:table-cell office:value-type="float" office:value="0.0765315627504" calcext:value-type="float">
            <text:p>0.0765315628</text:p>
          </table:table-cell>
          <table:table-cell office:value-type="float" office:value="-0.00763868726252" calcext:value-type="float">
            <text:p>-0.0076386873</text:p>
          </table:table-cell>
          <table:table-cell office:value-type="float" office:value="-10.62" calcext:value-type="float">
            <text:p>-10.62</text:p>
          </table:table-cell>
          <table:table-cell office:value-type="float" office:value="0" calcext:value-type="float">
            <text:p>0</text:p>
          </table:table-cell>
          <table:table-cell office:value-type="float" office:value="1649" calcext:value-type="float">
            <text:p>1649</text:p>
          </table:table-cell>
          <table:table-cell office:value-type="float" office:value="1473" calcext:value-type="float">
            <text:p>1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3T06:05:45.6" calcext:value-type="date">
            <text:p>01/03/00 06:05 AM</text:p>
          </table:table-cell>
          <table:table-cell office:value-type="float" office:value="0.0782000984035" calcext:value-type="float">
            <text:p>0.0782000984</text:p>
          </table:table-cell>
          <table:table-cell office:value-type="float" office:value="-0.00795270387419" calcext:value-type="float">
            <text:p>-0.0079527039</text:p>
          </table:table-cell>
          <table:table-cell office:value-type="float" office:value="-10.66" calcext:value-type="float">
            <text:p>-10.66</text:p>
          </table:table-cell>
          <table:table-cell office:value-type="float" office:value="0" calcext:value-type="float">
            <text:p>0</text:p>
          </table:table-cell>
          <table:table-cell office:value-type="float" office:value="1650" calcext:value-type="float">
            <text:p>1650</text:p>
          </table:table-cell>
          <table:table-cell office:value-type="float" office:value="1461" calcext:value-type="float">
            <text:p>1461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03T06:34:33.6" calcext:value-type="date">
            <text:p>01/03/00 06:34 AM</text:p>
          </table:table-cell>
          <table:table-cell office:value-type="float" office:value="0.0798692340495" calcext:value-type="float">
            <text:p>0.079869234</text:p>
          </table:table-cell>
          <table:table-cell office:value-type="float" office:value="-0.00826351651302" calcext:value-type="float">
            <text:p>-0.0082635165</text:p>
          </table:table-cell>
          <table:table-cell office:value-type="float" office:value="-10.55" calcext:value-type="float">
            <text:p>-10.55</text:p>
          </table:table-cell>
          <table:table-cell office:value-type="float" office:value="0" calcext:value-type="float">
            <text:p>0</text:p>
          </table:table-cell>
          <table:table-cell office:value-type="float" office:value="1650" calcext:value-type="float">
            <text:p>1650</text:p>
          </table:table-cell>
          <table:table-cell office:value-type="float" office:value="1461" calcext:value-type="float">
            <text:p>1461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03T07:03:21.6" calcext:value-type="date">
            <text:p>01/03/00 07:03 AM</text:p>
          </table:table-cell>
          <table:table-cell office:value-type="float" office:value="0.0815398691842" calcext:value-type="float">
            <text:p>0.0815398692</text:p>
          </table:table-cell>
          <table:table-cell office:value-type="float" office:value="-0.00856616844261" calcext:value-type="float">
            <text:p>-0.0085661684</text:p>
          </table:table-cell>
          <table:table-cell office:value-type="float" office:value="-10.27" calcext:value-type="float">
            <text:p>-10.27</text:p>
          </table:table-cell>
          <table:table-cell office:value-type="float" office:value="0" calcext:value-type="float">
            <text:p>0</text:p>
          </table:table-cell>
          <table:table-cell office:value-type="float" office:value="1682" calcext:value-type="float">
            <text:p>1682</text:p>
          </table:table-cell>
          <table:table-cell office:value-type="float" office:value="1461" calcext:value-type="float">
            <text:p>1461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03T07:32:09.6" calcext:value-type="date">
            <text:p>01/03/00 07:32 AM</text:p>
          </table:table-cell>
          <table:table-cell office:value-type="float" office:value="0.0832123736022" calcext:value-type="float">
            <text:p>0.0832123736</text:p>
          </table:table-cell>
          <table:table-cell office:value-type="float" office:value="-0.00885831743844" calcext:value-type="float">
            <text:p>-0.0088583174</text:p>
          </table:table-cell>
          <table:table-cell office:value-type="float" office:value="-9.91" calcext:value-type="float">
            <text:p>-9.91</text:p>
          </table:table-cell>
          <table:table-cell office:value-type="float" office:value="0" calcext:value-type="float">
            <text:p>0</text:p>
          </table:table-cell>
          <table:table-cell office:value-type="float" office:value="1683" calcext:value-type="float">
            <text:p>1683</text:p>
          </table:table-cell>
          <table:table-cell office:value-type="float" office:value="1461" calcext:value-type="float">
            <text:p>1461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03T08:00:57.6" calcext:value-type="date">
            <text:p>01/03/00 08:00 AM</text:p>
          </table:table-cell>
          <table:table-cell office:value-type="float" office:value="0.0865608729614" calcext:value-type="float">
            <text:p>0.086560873</text:p>
          </table:table-cell>
          <table:table-cell office:value-type="float" office:value="-0.00942206652092" calcext:value-type="float">
            <text:p>-0.0094220665</text:p>
          </table:table-cell>
          <table:table-cell office:value-type="float" office:value="-9.56" calcext:value-type="float">
            <text:p>-9.56</text:p>
          </table:table-cell>
          <table:table-cell office:value-type="float" office:value="0" calcext:value-type="float">
            <text:p>0</text:p>
          </table:table-cell>
          <table:table-cell office:value-type="float" office:value="1693" calcext:value-type="float">
            <text:p>1693</text:p>
          </table:table-cell>
          <table:table-cell office:value-type="float" office:value="1461" calcext:value-type="float">
            <text:p>1461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date" office:date-value="1900-01-03T08:29:45.6" calcext:value-type="date">
            <text:p>01/03/00 08:29 AM</text:p>
          </table:table-cell>
          <table:table-cell office:value-type="float" office:value="0.0915864247698" calcext:value-type="float">
            <text:p>0.0915864248</text:p>
          </table:table-cell>
          <table:table-cell office:value-type="float" office:value="-0.010237329316" calcext:value-type="float">
            <text:p>-0.0102373293</text:p>
          </table:table-cell>
          <table:table-cell office:value-type="float" office:value="-9.22" calcext:value-type="float">
            <text:p>-9.22</text:p>
          </table:table-cell>
          <table:table-cell office:value-type="float" office:value="0" calcext:value-type="float">
            <text:p>0</text:p>
          </table:table-cell>
          <table:table-cell office:value-type="float" office:value="1696" calcext:value-type="float">
            <text:p>1696</text:p>
          </table:table-cell>
          <table:table-cell office:value-type="float" office:value="1462" calcext:value-type="float">
            <text:p>1462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date" office:date-value="1900-01-03T08:58:33.6" calcext:value-type="date">
            <text:p>01/03/00 08:58 AM</text:p>
          </table:table-cell>
          <table:table-cell office:value-type="float" office:value="0.0966002933061" calcext:value-type="float">
            <text:p>0.0966002933</text:p>
          </table:table-cell>
          <table:table-cell office:value-type="float" office:value="-0.0110297612189" calcext:value-type="float">
            <text:p>-0.0110297612</text:p>
          </table:table-cell>
          <table:table-cell office:value-type="float" office:value="-8.99" calcext:value-type="float">
            <text:p>-8.99</text:p>
          </table:table-cell>
          <table:table-cell office:value-type="float" office:value="0" calcext:value-type="float">
            <text:p>0</text:p>
          </table:table-cell>
          <table:table-cell office:value-type="float" office:value="1695" calcext:value-type="float">
            <text:p>1695</text:p>
          </table:table-cell>
          <table:table-cell office:value-type="float" office:value="1469" calcext:value-type="float">
            <text:p>1469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date" office:date-value="1900-01-03T09:27:21.6" calcext:value-type="date">
            <text:p>01/03/00 09:27 AM</text:p>
          </table:table-cell>
          <table:table-cell office:value-type="float" office:value="0.101605782028" calcext:value-type="float">
            <text:p>0.101605782</text:p>
          </table:table-cell>
          <table:table-cell office:value-type="float" office:value="-0.0118045493723" calcext:value-type="float">
            <text:p>-0.0118045494</text:p>
          </table:table-cell>
          <table:table-cell office:value-type="float" office:value="-8.81" calcext:value-type="float">
            <text:p>-8.81</text:p>
          </table:table-cell>
          <table:table-cell office:value-type="float" office:value="0" calcext:value-type="float">
            <text:p>0</text:p>
          </table:table-cell>
          <table:table-cell office:value-type="float" office:value="1696" calcext:value-type="float">
            <text:p>1696</text:p>
          </table:table-cell>
          <table:table-cell office:value-type="float" office:value="1474" calcext:value-type="float">
            <text:p>1474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date" office:date-value="1900-01-03T09:56:09.6" calcext:value-type="date">
            <text:p>01/03/00 09:56 AM</text:p>
          </table:table-cell>
          <table:table-cell office:value-type="float" office:value="0.106616002722" calcext:value-type="float">
            <text:p>0.1066160027</text:p>
          </table:table-cell>
          <table:table-cell office:value-type="float" office:value="-0.0125631055918" calcext:value-type="float">
            <text:p>-0.0125631056</text:p>
          </table:table-cell>
          <table:table-cell office:value-type="float" office:value="-8.62" calcext:value-type="float">
            <text:p>-8.62</text:p>
          </table:table-cell>
          <table:table-cell office:value-type="float" office:value="0" calcext:value-type="float">
            <text:p>0</text:p>
          </table:table-cell>
          <table:table-cell office:value-type="float" office:value="1704" calcext:value-type="float">
            <text:p>1704</text:p>
          </table:table-cell>
          <table:table-cell office:value-type="float" office:value="1473" calcext:value-type="float">
            <text:p>1473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date" office:date-value="1900-01-03T10:24:57.6" calcext:value-type="date">
            <text:p>01/03/00 10:24 AM</text:p>
          </table:table-cell>
          <table:table-cell office:value-type="float" office:value="0.113305363651" calcext:value-type="float">
            <text:p>0.1133053637</text:p>
          </table:table-cell>
          <table:table-cell office:value-type="float" office:value="-0.0135529258397" calcext:value-type="float">
            <text:p>-0.0135529258</text:p>
          </table:table-cell>
          <table:table-cell office:value-type="float" office:value="-8.43" calcext:value-type="float">
            <text:p>-8.43</text:p>
          </table:table-cell>
          <table:table-cell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471" calcext:value-type="float">
            <text:p>1471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 office:value-type="date" office:date-value="1900-01-03T10:53:45.6" calcext:value-type="date">
            <text:p>01/03/00 10:53 AM</text:p>
          </table:table-cell>
          <table:table-cell office:value-type="float" office:value="0.120007306502" calcext:value-type="float">
            <text:p>0.1200073065</text:p>
          </table:table-cell>
          <table:table-cell office:value-type="float" office:value="-0.0145173511024" calcext:value-type="float">
            <text:p>-0.0145173511</text:p>
          </table:table-cell>
          <table:table-cell office:value-type="float" office:value="-8.2" calcext:value-type="float">
            <text:p>-8.2</text:p>
          </table:table-cell>
          <table:table-cell office:value-type="float" office:value="0" calcext:value-type="float">
            <text:p>0</text:p>
          </table:table-cell>
          <table:table-cell office:value-type="float" office:value="1770" calcext:value-type="float">
            <text:p>1770</text:p>
          </table:table-cell>
          <table:table-cell office:value-type="float" office:value="1468" calcext:value-type="float">
            <text:p>1468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 office:value-type="date" office:date-value="1900-01-03T11:22:33.6" calcext:value-type="date">
            <text:p>01/03/00 11:22 AM</text:p>
          </table:table-cell>
          <table:table-cell office:value-type="float" office:value="0.1283936633" calcext:value-type="float">
            <text:p>0.1283936633</text:p>
          </table:table-cell>
          <table:table-cell office:value-type="float" office:value="-0.0156850409572" calcext:value-type="float">
            <text:p>-0.015685041</text:p>
          </table:table-cell>
          <table:table-cell office:value-type="float" office:value="-7.94" calcext:value-type="float">
            <text:p>-7.94</text:p>
          </table:table-cell>
          <table:table-cell office:value-type="float" office:value="0" calcext:value-type="float">
            <text:p>0</text:p>
          </table:table-cell>
          <table:table-cell office:value-type="float" office:value="1772" calcext:value-type="float">
            <text:p>1772</text:p>
          </table:table-cell>
          <table:table-cell office:value-type="float" office:value="1467" calcext:value-type="float">
            <text:p>1467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date" office:date-value="1900-01-03T11:51:21.6" calcext:value-type="date">
            <text:p>01/03/00 11:51 AM</text:p>
          </table:table-cell>
          <table:table-cell office:value-type="float" office:value="0.136797337805" calcext:value-type="float">
            <text:p>0.1367973378</text:p>
          </table:table-cell>
          <table:table-cell office:value-type="float" office:value="-0.0168061855903" calcext:value-type="float">
            <text:p>-0.0168061856</text:p>
          </table:table-cell>
          <table:table-cell office:value-type="float" office:value="-7.61" calcext:value-type="float">
            <text:p>-7.61</text:p>
          </table:table-cell>
          <table:table-cell office:value-type="float" office:value="0" calcext:value-type="float">
            <text:p>0</text:p>
          </table:table-cell>
          <table:table-cell office:value-type="float" office:value="1762" calcext:value-type="float">
            <text:p>1762</text:p>
          </table:table-cell>
          <table:table-cell office:value-type="float" office:value="1464" calcext:value-type="float">
            <text:p>1464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date" office:date-value="1900-01-03T12:20:09.6" calcext:value-type="date">
            <text:p>01/03/00 12:20 PM</text:p>
          </table:table-cell>
          <table:table-cell office:value-type="float" office:value="0.145214063251" calcext:value-type="float">
            <text:p>0.1452140633</text:p>
          </table:table-cell>
          <table:table-cell office:value-type="float" office:value="-0.0178829848992" calcext:value-type="float">
            <text:p>-0.0178829849</text:p>
          </table:table-cell>
          <table:table-cell office:value-type="float" office:value="-7.3" calcext:value-type="float">
            <text:p>-7.3</text:p>
          </table:table-cell>
          <table:table-cell office:value-type="float" office:value="0" calcext:value-type="float">
            <text:p>0</text:p>
          </table:table-cell>
          <table:table-cell office:value-type="float" office:value="1724" calcext:value-type="float">
            <text:p>1724</text:p>
          </table:table-cell>
          <table:table-cell office:value-type="float" office:value="1462" calcext:value-type="float">
            <text:p>1462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date" office:date-value="1900-01-03T12:48:57.6" calcext:value-type="date">
            <text:p>01/03/00 12:48 PM</text:p>
          </table:table-cell>
          <table:table-cell office:value-type="float" office:value="0.153641474054" calcext:value-type="float">
            <text:p>0.1536414741</text:p>
          </table:table-cell>
          <table:table-cell office:value-type="float" office:value="-0.018903011443" calcext:value-type="float">
            <text:p>-0.0189030114</text:p>
          </table:table-cell>
          <table:table-cell office:value-type="float" office:value="-6.91" calcext:value-type="float">
            <text:p>-6.91</text:p>
          </table:table-cell>
          <table:table-cell office:value-type="float" office:value="0" calcext:value-type="float">
            <text:p>0</text:p>
          </table:table-cell>
          <table:table-cell office:value-type="float" office:value="1659" calcext:value-type="float">
            <text:p>1659</text:p>
          </table:table-cell>
          <table:table-cell office:value-type="float" office:value="1461" calcext:value-type="float">
            <text:p>1461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date" office:date-value="1900-01-03T13:17:45.6" calcext:value-type="date">
            <text:p>01/03/00 01:17 PM</text:p>
          </table:table-cell>
          <table:table-cell office:value-type="float" office:value="0.163758811503" calcext:value-type="float">
            <text:p>0.1637588115</text:p>
          </table:table-cell>
          <table:table-cell office:value-type="float" office:value="-0.0200519094646" calcext:value-type="float">
            <text:p>-0.0200519095</text:p>
          </table:table-cell>
          <table:table-cell office:value-type="float" office:value="-6.49" calcext:value-type="float">
            <text:p>-6.49</text:p>
          </table:table-cell>
          <table:table-cell office:value-type="float" office:value="0" calcext:value-type="float">
            <text:p>0</text:p>
          </table:table-cell>
          <table:table-cell office:value-type="float" office:value="1594" calcext:value-type="float">
            <text:p>1594</text:p>
          </table:table-cell>
          <table:table-cell office:value-type="float" office:value="1462" calcext:value-type="float">
            <text:p>1462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date" office:date-value="1900-01-03T13:46:33.6" calcext:value-type="date">
            <text:p>01/03/00 01:46 PM</text:p>
          </table:table-cell>
          <table:table-cell office:value-type="float" office:value="0.17387969378" calcext:value-type="float">
            <text:p>0.1738796938</text:p>
          </table:table-cell>
          <table:table-cell office:value-type="float" office:value="-0.0211295208053" calcext:value-type="float">
            <text:p>-0.0211295208</text:p>
          </table:table-cell>
          <table:table-cell office:value-type="float" office:value="-6.09" calcext:value-type="float">
            <text:p>-6.09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495</text:p>
          </table:table-cell>
          <table:table-cell office:value-type="float" office:value="1463" calcext:value-type="float">
            <text:p>1463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date" office:date-value="1900-01-03T14:15:21.6" calcext:value-type="date">
            <text:p>01/03/00 02:15 PM</text:p>
          </table:table-cell>
          <table:table-cell office:value-type="float" office:value="0.185702075215" calcext:value-type="float">
            <text:p>0.1857020752</text:p>
          </table:table-cell>
          <table:table-cell office:value-type="float" office:value="-0.022292177635" calcext:value-type="float">
            <text:p>-0.0222921776</text:p>
          </table:table-cell>
          <table:table-cell office:value-type="float" office:value="-5.63" calcext:value-type="float">
            <text:p>-5.63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2" calcext:value-type="float">
            <text:p>1462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date" office:date-value="1900-01-03T14:44:09.6" calcext:value-type="date">
            <text:p>01/03/00 02:44 PM</text:p>
          </table:table-cell>
          <table:table-cell office:value-type="float" office:value="0.195848019064" calcext:value-type="float">
            <text:p>0.1958480191</text:p>
          </table:table-cell>
          <table:table-cell office:value-type="float" office:value="-0.0232029361608" calcext:value-type="float">
            <text:p>-0.0232029362</text:p>
          </table:table-cell>
          <table:table-cell office:value-type="float" office:value="-5.14" calcext:value-type="float">
            <text:p>-5.14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date" office:date-value="1900-01-03T15:12:57.6" calcext:value-type="date">
            <text:p>01/03/00 03:12 PM</text:p>
          </table:table-cell>
          <table:table-cell office:value-type="float" office:value="0.209397492107" calcext:value-type="float">
            <text:p>0.2093974921</text:p>
          </table:table-cell>
          <table:table-cell office:value-type="float" office:value="-0.0242974941922" calcext:value-type="float">
            <text:p>-0.0242974942</text:p>
          </table:table-cell>
          <table:table-cell office:value-type="float" office:value="-4.63" calcext:value-type="float">
            <text:p>-4.63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date" office:date-value="1900-01-03T15:41:45.6" calcext:value-type="date">
            <text:p>01/03/00 03:41 PM</text:p>
          </table:table-cell>
          <table:table-cell office:value-type="float" office:value="0.221251667292" calcext:value-type="float">
            <text:p>0.2212516673</text:p>
          </table:table-cell>
          <table:table-cell office:value-type="float" office:value="-0.025146717481" calcext:value-type="float">
            <text:p>-0.0251467175</text:p>
          </table:table-cell>
          <table:table-cell office:value-type="float" office:value="-4.11" calcext:value-type="float">
            <text:p>-4.11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date" office:date-value="1900-01-03T16:10:33.6" calcext:value-type="date">
            <text:p>01/03/00 04:10 PM</text:p>
          </table:table-cell>
          <table:table-cell office:value-type="float" office:value="0.234805291463" calcext:value-type="float">
            <text:p>0.2348052915</text:p>
          </table:table-cell>
          <table:table-cell office:value-type="float" office:value="-0.0260293265928" calcext:value-type="float">
            <text:p>-0.0260293266</text:p>
          </table:table-cell>
          <table:table-cell office:value-type="float" office:value="-3.74" calcext:value-type="float">
            <text:p>-3.74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date" office:date-value="1900-01-03T16:39:21.6" calcext:value-type="date">
            <text:p>01/03/00 04:39 PM</text:p>
          </table:table-cell>
          <table:table-cell office:value-type="float" office:value="0.246666076408" calcext:value-type="float">
            <text:p>0.2466660764</text:p>
          </table:table-cell>
          <table:table-cell office:value-type="float" office:value="-0.0267812789879" calcext:value-type="float">
            <text:p>-0.026781279</text:p>
          </table:table-cell>
          <table:table-cell office:value-type="float" office:value="-3.64" calcext:value-type="float">
            <text:p>-3.64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date" office:date-value="1900-01-03T17:08:09.6" calcext:value-type="date">
            <text:p>01/03/00 05:08 PM</text:p>
          </table:table-cell>
          <table:table-cell office:value-type="float" office:value="0.260213243056" calcext:value-type="float">
            <text:p>0.2602132431</text:p>
          </table:table-cell>
          <table:table-cell office:value-type="float" office:value="-0.0276750354387" calcext:value-type="float">
            <text:p>-0.0276750354</text:p>
          </table:table-cell>
          <table:table-cell office:value-type="float" office:value="-3.79" calcext:value-type="float">
            <text:p>-3.79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2" calcext:value-type="float">
            <text:p>1462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date" office:date-value="1900-01-03T17:36:57.6" calcext:value-type="date">
            <text:p>01/03/00 05:36 PM</text:p>
          </table:table-cell>
          <table:table-cell office:value-type="float" office:value="0.272067863978" calcext:value-type="float">
            <text:p>0.272067864</text:p>
          </table:table-cell>
          <table:table-cell office:value-type="float" office:value="-0.0285180515851" calcext:value-type="float">
            <text:p>-0.0285180516</text:p>
          </table:table-cell>
          <table:table-cell office:value-type="float" office:value="-4.08" calcext:value-type="float">
            <text:p>-4.08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date" office:date-value="1900-01-03T18:05:45.6" calcext:value-type="date">
            <text:p>01/03/00 06:05 PM</text:p>
          </table:table-cell>
          <table:table-cell office:value-type="float" office:value="0.283919140698" calcext:value-type="float">
            <text:p>0.2839191407</text:p>
          </table:table-cell>
          <table:table-cell office:value-type="float" office:value="-0.0294065812991" calcext:value-type="float">
            <text:p>-0.0294065813</text:p>
          </table:table-cell>
          <table:table-cell office:value-type="float" office:value="-4.3" calcext:value-type="float">
            <text:p>-4.3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date" office:date-value="1900-01-03T18:34:33.6" calcext:value-type="date">
            <text:p>01/03/00 06:34 PM</text:p>
          </table:table-cell>
          <table:table-cell office:value-type="float" office:value="0.295768037096" calcext:value-type="float">
            <text:p>0.2957680371</text:p>
          </table:table-cell>
          <table:table-cell office:value-type="float" office:value="-0.0303261355212" calcext:value-type="float">
            <text:p>-0.0303261355</text:p>
          </table:table-cell>
          <table:table-cell office:value-type="float" office:value="-4.45" calcext:value-type="float">
            <text:p>-4.45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date" office:date-value="1900-01-03T19:03:21.6" calcext:value-type="date">
            <text:p>01/03/00 07:03 PM</text:p>
          </table:table-cell>
          <table:table-cell office:value-type="float" office:value="0.307615136311" calcext:value-type="float">
            <text:p>0.3076151363</text:p>
          </table:table-cell>
          <table:table-cell office:value-type="float" office:value="-0.0312684370554" calcext:value-type="float">
            <text:p>-0.0312684371</text:p>
          </table:table-cell>
          <table:table-cell office:value-type="float" office:value="-4.56" calcext:value-type="float">
            <text:p>-4.56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date" office:date-value="1900-01-03T19:32:09.6" calcext:value-type="date">
            <text:p>01/03/00 07:32 PM</text:p>
          </table:table-cell>
          <table:table-cell office:value-type="float" office:value="0.31776795006" calcext:value-type="float">
            <text:p>0.3177679501</text:p>
          </table:table-cell>
          <table:table-cell office:value-type="float" office:value="-0.0320994795718" calcext:value-type="float">
            <text:p>-0.0320994796</text:p>
          </table:table-cell>
          <table:table-cell office:value-type="float" office:value="-4.69" calcext:value-type="float">
            <text:p>-4.69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date" office:date-value="1900-01-03T20:00:57.6" calcext:value-type="date">
            <text:p>01/03/00 08:00 PM</text:p>
          </table:table-cell>
          <table:table-cell office:value-type="float" office:value="0.327936316195" calcext:value-type="float">
            <text:p>0.3279363162</text:p>
          </table:table-cell>
          <table:table-cell office:value-type="float" office:value="-0.0329485645768" calcext:value-type="float">
            <text:p>-0.0329485646</text:p>
          </table:table-cell>
          <table:table-cell office:value-type="float" office:value="-4.78" calcext:value-type="float">
            <text:p>-4.78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7" calcext:value-type="float">
            <text:p>1457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date" office:date-value="1900-01-03T20:29:45.6" calcext:value-type="date">
            <text:p>01/03/00 08:29 PM</text:p>
          </table:table-cell>
          <table:table-cell office:value-type="float" office:value="0.338086001902" calcext:value-type="float">
            <text:p>0.3380860019</text:p>
          </table:table-cell>
          <table:table-cell office:value-type="float" office:value="-0.0338168145761" calcext:value-type="float">
            <text:p>-0.0338168146</text:p>
          </table:table-cell>
          <table:table-cell office:value-type="float" office:value="-4.9" calcext:value-type="float">
            <text:p>-4.9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date" office:date-value="1900-01-03T20:58:33.6" calcext:value-type="date">
            <text:p>01/03/00 08:58 PM</text:p>
          </table:table-cell>
          <table:table-cell office:value-type="float" office:value="0.348233994694" calcext:value-type="float">
            <text:p>0.3482339947</text:p>
          </table:table-cell>
          <table:table-cell office:value-type="float" office:value="-0.0347045495862" calcext:value-type="float">
            <text:p>-0.0347045496</text:p>
          </table:table-cell>
          <table:table-cell office:value-type="float" office:value="-5.01" calcext:value-type="float">
            <text:p>-5.01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date" office:date-value="1900-01-03T21:27:21.6" calcext:value-type="date">
            <text:p>01/03/00 09:27 PM</text:p>
          </table:table-cell>
          <table:table-cell office:value-type="float" office:value="0.35837536916" calcext:value-type="float">
            <text:p>0.3583753692</text:p>
          </table:table-cell>
          <table:table-cell office:value-type="float" office:value="-0.035618295742" calcext:value-type="float">
            <text:p>-0.0356182957</text:p>
          </table:table-cell>
          <table:table-cell office:value-type="float" office:value="-5.16" calcext:value-type="float">
            <text:p>-5.16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2" calcext:value-type="float">
            <text:p>1462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date" office:date-value="1900-01-03T21:56:09.6" calcext:value-type="date">
            <text:p>01/03/00 09:56 PM</text:p>
          </table:table-cell>
          <table:table-cell office:value-type="float" office:value="0.368519211836" calcext:value-type="float">
            <text:p>0.3685192118</text:p>
          </table:table-cell>
          <table:table-cell office:value-type="float" office:value="-0.036552073095" calcext:value-type="float">
            <text:p>-0.0365520731</text:p>
          </table:table-cell>
          <table:table-cell office:value-type="float" office:value="-5.27" calcext:value-type="float">
            <text:p>-5.27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date" office:date-value="1900-01-03T22:24:57.6" calcext:value-type="date">
            <text:p>01/03/00 10:24 PM</text:p>
          </table:table-cell>
          <table:table-cell office:value-type="float" office:value="0.376967245802" calcext:value-type="float">
            <text:p>0.3769672458</text:p>
          </table:table-cell>
          <table:table-cell office:value-type="float" office:value="-0.0373477357072" calcext:value-type="float">
            <text:p>-0.0373477357</text:p>
          </table:table-cell>
          <table:table-cell office:value-type="float" office:value="-5.39" calcext:value-type="float">
            <text:p>-5.39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2" calcext:value-type="float">
            <text:p>1462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date" office:date-value="1900-01-03T22:53:45.6" calcext:value-type="date">
            <text:p>01/03/00 10:53 PM</text:p>
          </table:table-cell>
          <table:table-cell office:value-type="float" office:value="0.38541726898" calcext:value-type="float">
            <text:p>0.385417269</text:p>
          </table:table-cell>
          <table:table-cell office:value-type="float" office:value="-0.0381600751404" calcext:value-type="float">
            <text:p>-0.0381600751</text:p>
          </table:table-cell>
          <table:table-cell office:value-type="float" office:value="-5.5" calcext:value-type="float">
            <text:p>-5.5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date" office:date-value="1900-01-03T23:22:33.6" calcext:value-type="date">
            <text:p>01/03/00 11:22 PM</text:p>
          </table:table-cell>
          <table:table-cell office:value-type="float" office:value="0.393865711948" calcext:value-type="float">
            <text:p>0.3938657119</text:p>
          </table:table-cell>
          <table:table-cell office:value-type="float" office:value="-0.0389886364335" calcext:value-type="float">
            <text:p>-0.0389886364</text:p>
          </table:table-cell>
          <table:table-cell office:value-type="float" office:value="-5.61" calcext:value-type="float">
            <text:p>-5.61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date" office:date-value="1900-01-03T23:51:21.6" calcext:value-type="date">
            <text:p>01/03/00 11:51 PM</text:p>
          </table:table-cell>
          <table:table-cell office:value-type="float" office:value="0.402309449003" calcext:value-type="float">
            <text:p>0.402309449</text:p>
          </table:table-cell>
          <table:table-cell office:value-type="float" office:value="-0.0398285231591" calcext:value-type="float">
            <text:p>-0.0398285232</text:p>
          </table:table-cell>
          <table:table-cell office:value-type="float" office:value="-5.69" calcext:value-type="float">
            <text:p>-5.69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2" calcext:value-type="float">
            <text:p>1462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date" office:date-value="1900-01-04T00:20:09.6" calcext:value-type="date">
            <text:p>01/04/00 12:20 AM</text:p>
          </table:table-cell>
          <table:table-cell office:value-type="float" office:value="0.41075538858" calcext:value-type="float">
            <text:p>0.4107553886</text:p>
          </table:table-cell>
          <table:table-cell office:value-type="float" office:value="-0.040682148571" calcext:value-type="float">
            <text:p>-0.0406821486</text:p>
          </table:table-cell>
          <table:table-cell office:value-type="float" office:value="-5.78" calcext:value-type="float">
            <text:p>-5.78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date" office:date-value="1900-01-04T00:48:57.6" calcext:value-type="date">
            <text:p>01/04/00 12:48 AM</text:p>
          </table:table-cell>
          <table:table-cell office:value-type="float" office:value="0.419199972729" calcext:value-type="float">
            <text:p>0.4191999727</text:p>
          </table:table-cell>
          <table:table-cell office:value-type="float" office:value="-0.041549040194" calcext:value-type="float">
            <text:p>-0.0415490402</text:p>
          </table:table-cell>
          <table:table-cell office:value-type="float" office:value="-5.87" calcext:value-type="float">
            <text:p>-5.87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date" office:date-value="1900-01-04T01:17:45.6" calcext:value-type="date">
            <text:p>01/04/00 01:17 AM</text:p>
          </table:table-cell>
          <table:table-cell office:value-type="float" office:value="0.425954190468" calcext:value-type="float">
            <text:p>0.4259541905</text:p>
          </table:table-cell>
          <table:table-cell office:value-type="float" office:value="-0.0422569120694" calcext:value-type="float">
            <text:p>-0.0422569121</text:p>
          </table:table-cell>
          <table:table-cell office:value-type="float" office:value="-5.99" calcext:value-type="float">
            <text:p>-5.99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495</text:p>
          </table:table-cell>
          <table:table-cell office:value-type="float" office:value="1461" calcext:value-type="float">
            <text:p>1461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 office:value-type="date" office:date-value="1900-01-04T01:46:33.6" calcext:value-type="date">
            <text:p>01/04/00 01:46 AM</text:p>
          </table:table-cell>
          <table:table-cell office:value-type="float" office:value="0.434395530928" calcext:value-type="float">
            <text:p>0.4343955309</text:p>
          </table:table-cell>
          <table:table-cell office:value-type="float" office:value="-0.04315474981" calcext:value-type="float">
            <text:p>-0.0431547498</text:p>
          </table:table-cell>
          <table:table-cell office:value-type="float" office:value="-6.08" calcext:value-type="float">
            <text:p>-6.08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1461" calcext:value-type="float">
            <text:p>1461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date" office:date-value="1900-01-04T02:15:21.6" calcext:value-type="date">
            <text:p>01/04/00 02:15 AM</text:p>
          </table:table-cell>
          <table:table-cell office:value-type="float" office:value="0.441147613643" calcext:value-type="float">
            <text:p>0.4411476136</text:p>
          </table:table-cell>
          <table:table-cell office:value-type="float" office:value="-0.0438826592321" calcext:value-type="float">
            <text:p>-0.0438826592</text:p>
          </table:table-cell>
          <table:table-cell office:value-type="float" office:value="-6.16" calcext:value-type="float">
            <text:p>-6.16</text:p>
          </table:table-cell>
          <table:table-cell office:value-type="float" office:value="0" calcext:value-type="float">
            <text:p>0</text:p>
          </table:table-cell>
          <table:table-cell office:value-type="float" office:value="1498" calcext:value-type="float">
            <text:p>1498</text:p>
          </table:table-cell>
          <table:table-cell office:value-type="float" office:value="1461" calcext:value-type="float">
            <text:p>1461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 office:value-type="date" office:date-value="1900-01-04T02:44:09.6" calcext:value-type="date">
            <text:p>01/04/00 02:44 AM</text:p>
          </table:table-cell>
          <table:table-cell office:value-type="float" office:value="0.447895845385" calcext:value-type="float">
            <text:p>0.4478958454</text:p>
          </table:table-cell>
          <table:table-cell office:value-type="float" office:value="-0.0446196116648" calcext:value-type="float">
            <text:p>-0.0446196117</text:p>
          </table:table-cell>
          <table:table-cell office:value-type="float" office:value="-6.24" calcext:value-type="float">
            <text:p>-6.24</text:p>
          </table:table-cell>
          <table:table-cell office:value-type="float" office:value="0" calcext:value-type="float">
            <text:p>0</text:p>
          </table:table-cell>
          <table:table-cell office:value-type="float" office:value="1506" calcext:value-type="float">
            <text:p>1506</text:p>
          </table:table-cell>
          <table:table-cell office:value-type="float" office:value="1462" calcext:value-type="float">
            <text:p>1462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 office:value-type="date" office:date-value="1900-01-04T03:12:57.6" calcext:value-type="date">
            <text:p>01/04/00 03:12 AM</text:p>
          </table:table-cell>
          <table:table-cell office:value-type="float" office:value="0.454643559711" calcext:value-type="float">
            <text:p>0.4546435597</text:p>
          </table:table-cell>
          <table:table-cell office:value-type="float" office:value="-0.0453612752121" calcext:value-type="float">
            <text:p>-0.0453612752</text:p>
          </table:table-cell>
          <table:table-cell office:value-type="float" office:value="-6.28" calcext:value-type="float">
            <text:p>-6.28</text:p>
          </table:table-cell>
          <table:table-cell office:value-type="float" office:value="0" calcext:value-type="float">
            <text:p>0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 office:value-type="date" office:date-value="1900-01-04T03:41:45.6" calcext:value-type="date">
            <text:p>01/04/00 03:41 AM</text:p>
          </table:table-cell>
          <table:table-cell office:value-type="float" office:value="0.461393578691" calcext:value-type="float">
            <text:p>0.4613935787</text:p>
          </table:table-cell>
          <table:table-cell office:value-type="float" office:value="-0.0461080376512" calcext:value-type="float">
            <text:p>-0.0461080377</text:p>
          </table:table-cell>
          <table:table-cell office:value-type="float" office:value="-6.32" calcext:value-type="float">
            <text:p>-6.32</text:p>
          </table:table-cell>
          <table:table-cell office:value-type="float" office:value="0" calcext:value-type="float">
            <text:p>0</text:p>
          </table:table-cell>
          <table:table-cell office:value-type="float" office:value="1553" calcext:value-type="float">
            <text:p>1553</text:p>
          </table:table-cell>
          <table:table-cell office:value-type="float" office:value="1461" calcext:value-type="float">
            <text:p>1461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 office:value-type="date" office:date-value="1900-01-04T04:10:33.6" calcext:value-type="date">
            <text:p>01/04/00 04:10 AM</text:p>
          </table:table-cell>
          <table:table-cell office:value-type="float" office:value="0.466455618786" calcext:value-type="float">
            <text:p>0.4664556188</text:p>
          </table:table-cell>
          <table:table-cell office:value-type="float" office:value="-0.0466726851155" calcext:value-type="float">
            <text:p>-0.0466726851</text:p>
          </table:table-cell>
          <table:table-cell office:value-type="float" office:value="-6.37" calcext:value-type="float">
            <text:p>-6.37</text:p>
          </table:table-cell>
          <table:table-cell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office:value-type="float" office:value="1461" calcext:value-type="float">
            <text:p>1461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date" office:date-value="1900-01-04T04:39:21.6" calcext:value-type="date">
            <text:p>01/04/00 04:39 AM</text:p>
          </table:table-cell>
          <table:table-cell office:value-type="float" office:value="0.473207270326" calcext:value-type="float">
            <text:p>0.4732072703</text:p>
          </table:table-cell>
          <table:table-cell office:value-type="float" office:value="-0.047430441493" calcext:value-type="float">
            <text:p>-0.0474304415</text:p>
          </table:table-cell>
          <table:table-cell office:value-type="float" office:value="-6.41" calcext:value-type="float">
            <text:p>-6.41</text:p>
          </table:table-cell>
          <table:table-cell office:value-type="float" office:value="0" calcext:value-type="float">
            <text:p>0</text:p>
          </table:table-cell>
          <table:table-cell office:value-type="float" office:value="1670" calcext:value-type="float">
            <text:p>1670</text:p>
          </table:table-cell>
          <table:table-cell office:value-type="float" office:value="1460" calcext:value-type="float">
            <text:p>1460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 office:value-type="date" office:date-value="1900-01-04T05:08:09.6" calcext:value-type="date">
            <text:p>01/04/00 05:08 AM</text:p>
          </table:table-cell>
          <table:table-cell office:value-type="float" office:value="0.478272630666" calcext:value-type="float">
            <text:p>0.4782726307</text:p>
          </table:table-cell>
          <table:table-cell office:value-type="float" office:value="-0.0480036017655" calcext:value-type="float">
            <text:p>-0.0480036018</text:p>
          </table:table-cell>
          <table:table-cell office:value-type="float" office:value="-6.46" calcext:value-type="float">
            <text:p>-6.46</text:p>
          </table:table-cell>
          <table:table-cell office:value-type="float" office:value="0" calcext:value-type="float">
            <text:p>0</text:p>
          </table:table-cell>
          <table:table-cell office:value-type="float" office:value="1689" calcext:value-type="float">
            <text:p>1689</text:p>
          </table:table-cell>
          <table:table-cell office:value-type="float" office:value="1459" calcext:value-type="float">
            <text:p>1459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date" office:date-value="1900-01-04T05:36:57.6" calcext:value-type="date">
            <text:p>01/04/00 05:36 AM</text:p>
          </table:table-cell>
          <table:table-cell office:value-type="float" office:value="0.485026023224" calcext:value-type="float">
            <text:p>0.4850260232</text:p>
          </table:table-cell>
          <table:table-cell office:value-type="float" office:value="-0.0487711794042" calcext:value-type="float">
            <text:p>-0.0487711794</text:p>
          </table:table-cell>
          <table:table-cell office:value-type="float" office:value="-6.49" calcext:value-type="float">
            <text:p>-6.49</text:p>
          </table:table-cell>
          <table:table-cell office:value-type="float" office:value="0" calcext:value-type="float">
            <text:p>0</text:p>
          </table:table-cell>
          <table:table-cell office:value-type="float" office:value="1696" calcext:value-type="float">
            <text:p>1696</text:p>
          </table:table-cell>
          <table:table-cell office:value-type="float" office:value="1459" calcext:value-type="float">
            <text:p>1459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 office:value-type="date" office:date-value="1900-01-04T06:05:45.6" calcext:value-type="date">
            <text:p>01/04/00 06:05 AM</text:p>
          </table:table-cell>
          <table:table-cell office:value-type="float" office:value="0.491775934617" calcext:value-type="float">
            <text:p>0.4917759346</text:p>
          </table:table-cell>
          <table:table-cell office:value-type="float" office:value="-0.0495442532198" calcext:value-type="float">
            <text:p>-0.0495442532</text:p>
          </table:table-cell>
          <table:table-cell office:value-type="float" office:value="-6.54" calcext:value-type="float">
            <text:p>-6.54</text:p>
          </table:table-cell>
          <table:table-cell office:value-type="float" office:value="0" calcext:value-type="float">
            <text:p>0</text:p>
          </table:table-cell>
          <table:table-cell office:value-type="float" office:value="1726" calcext:value-type="float">
            <text:p>1726</text:p>
          </table:table-cell>
          <table:table-cell office:value-type="float" office:value="1460" calcext:value-type="float">
            <text:p>1460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 office:value-type="date" office:date-value="1900-01-04T06:34:33.6" calcext:value-type="date">
            <text:p>01/04/00 06:34 AM</text:p>
          </table:table-cell>
          <table:table-cell office:value-type="float" office:value="0.498527974808" calcext:value-type="float">
            <text:p>0.4985279748</text:p>
          </table:table-cell>
          <table:table-cell office:value-type="float" office:value="-0.0503236168506" calcext:value-type="float">
            <text:p>-0.0503236169</text:p>
          </table:table-cell>
          <table:table-cell office:value-type="float" office:value="-6.59" calcext:value-type="float">
            <text:p>-6.59</text:p>
          </table:table-cell>
          <table:table-cell office:value-type="float" office:value="0" calcext:value-type="float">
            <text:p>0</text:p>
          </table:table-cell>
          <table:table-cell office:value-type="float" office:value="1746" calcext:value-type="float">
            <text:p>1746</text:p>
          </table:table-cell>
          <table:table-cell office:value-type="float" office:value="1459" calcext:value-type="float">
            <text:p>1459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 office:value-type="date" office:date-value="1900-01-04T07:03:21.6" calcext:value-type="date">
            <text:p>01/04/00 07:03 AM</text:p>
          </table:table-cell>
          <table:table-cell office:value-type="float" office:value="0.506968000136" calcext:value-type="float">
            <text:p>0.5069680001</text:p>
          </table:table-cell>
          <table:table-cell office:value-type="float" office:value="-0.0512976060525" calcext:value-type="float">
            <text:p>-0.0512976061</text:p>
          </table:table-cell>
          <table:table-cell office:value-type="float" office:value="-6.59" calcext:value-type="float">
            <text:p>-6.59</text:p>
          </table:table-cell>
          <table:table-cell office:value-type="float" office:value="0" calcext:value-type="float">
            <text:p>0</text:p>
          </table:table-cell>
          <table:table-cell office:value-type="float" office:value="1758" calcext:value-type="float">
            <text:p>1758</text:p>
          </table:table-cell>
          <table:table-cell office:value-type="float" office:value="1459" calcext:value-type="float">
            <text:p>1459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date" office:date-value="1900-01-04T07:32:09.6" calcext:value-type="date">
            <text:p>01/04/00 07:32 AM</text:p>
          </table:table-cell>
          <table:table-cell office:value-type="float" office:value="0.515404513533" calcext:value-type="float">
            <text:p>0.5154045135</text:p>
          </table:table-cell>
          <table:table-cell office:value-type="float" office:value="-0.0522710719925" calcext:value-type="float">
            <text:p>-0.052271072</text:p>
          </table:table-cell>
          <table:table-cell office:value-type="float" office:value="-6.59" calcext:value-type="float">
            <text:p>-6.59</text:p>
          </table:table-cell>
          <table:table-cell office:value-type="float" office:value="0" calcext:value-type="float">
            <text:p>0</text:p>
          </table:table-cell>
          <table:table-cell office:value-type="float" office:value="1760" calcext:value-type="float">
            <text:p>1760</text:p>
          </table:table-cell>
          <table:table-cell office:value-type="float" office:value="1460" calcext:value-type="float">
            <text:p>1460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date" office:date-value="1900-01-04T08:00:57.6" calcext:value-type="date">
            <text:p>01/04/00 08:00 AM</text:p>
          </table:table-cell>
          <table:table-cell office:value-type="float" office:value="0.52553332951" calcext:value-type="float">
            <text:p>0.5255333295</text:p>
          </table:table-cell>
          <table:table-cell office:value-type="float" office:value="-0.0534325294173" calcext:value-type="float">
            <text:p>-0.0534325294</text:p>
          </table:table-cell>
          <table:table-cell office:value-type="float" office:value="-6.55" calcext:value-type="float">
            <text:p>-6.55</text:p>
          </table:table-cell>
          <table:table-cell office:value-type="float" office:value="0" calcext:value-type="float">
            <text:p>0</text:p>
          </table:table-cell>
          <table:table-cell office:value-type="float" office:value="1761" calcext:value-type="float">
            <text:p>1761</text:p>
          </table:table-cell>
          <table:table-cell office:value-type="float" office:value="1459" calcext:value-type="float">
            <text:p>1459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date" office:date-value="1900-01-04T08:29:45.6" calcext:value-type="date">
            <text:p>01/04/00 08:29 AM</text:p>
          </table:table-cell>
          <table:table-cell office:value-type="float" office:value="0.533971197237" calcext:value-type="float">
            <text:p>0.5339711972</text:p>
          </table:table-cell>
          <table:table-cell office:value-type="float" office:value="-0.0543942144315" calcext:value-type="float">
            <text:p>-0.0543942144</text:p>
          </table:table-cell>
          <table:table-cell office:value-type="float" office:value="-6.51" calcext:value-type="float">
            <text:p>-6.51</text:p>
          </table:table-cell>
          <table:table-cell office:value-type="float" office:value="0" calcext:value-type="float">
            <text:p>0</text:p>
          </table:table-cell>
          <table:table-cell office:value-type="float" office:value="1762" calcext:value-type="float">
            <text:p>1762</text:p>
          </table:table-cell>
          <table:table-cell office:value-type="float" office:value="1460" calcext:value-type="float">
            <text:p>1460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date" office:date-value="1900-01-04T08:58:33.6" calcext:value-type="date">
            <text:p>01/04/00 08:58 AM</text:p>
          </table:table-cell>
          <table:table-cell office:value-type="float" office:value="0.54579070175" calcext:value-type="float">
            <text:p>0.5457907018</text:p>
          </table:table-cell>
          <table:table-cell office:value-type="float" office:value="-0.0557262563302" calcext:value-type="float">
            <text:p>-0.0557262563</text:p>
          </table:table-cell>
          <table:table-cell office:value-type="float" office:value="-6.44" calcext:value-type="float">
            <text:p>-6.44</text:p>
          </table:table-cell>
          <table:table-cell office:value-type="float" office:value="0" calcext:value-type="float">
            <text:p>0</text:p>
          </table:table-cell>
          <table:table-cell office:value-type="float" office:value="1762" calcext:value-type="float">
            <text:p>1762</text:p>
          </table:table-cell>
          <table:table-cell office:value-type="float" office:value="1459" calcext:value-type="float">
            <text:p>1459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date" office:date-value="1900-01-04T09:27:21.6" calcext:value-type="date">
            <text:p>01/04/00 09:27 AM</text:p>
          </table:table-cell>
          <table:table-cell office:value-type="float" office:value="0.555924110942" calcext:value-type="float">
            <text:p>0.5559241109</text:p>
          </table:table-cell>
          <table:table-cell office:value-type="float" office:value="-0.0568470434037" calcext:value-type="float">
            <text:p>-0.0568470434</text:p>
          </table:table-cell>
          <table:table-cell office:value-type="float" office:value="-6.32" calcext:value-type="float">
            <text:p>-6.32</text:p>
          </table:table-cell>
          <table:table-cell office:value-type="float" office:value="0" calcext:value-type="float">
            <text:p>0</text:p>
          </table:table-cell>
          <table:table-cell office:value-type="float" office:value="1762" calcext:value-type="float">
            <text:p>1762</text:p>
          </table:table-cell>
          <table:table-cell office:value-type="float" office:value="1459" calcext:value-type="float">
            <text:p>1459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date" office:date-value="1900-01-04T09:56:09.6" calcext:value-type="date">
            <text:p>01/04/00 09:56 AM</text:p>
          </table:table-cell>
          <table:table-cell office:value-type="float" office:value="0.567749557512" calcext:value-type="float">
            <text:p>0.5677495575</text:p>
          </table:table-cell>
          <table:table-cell office:value-type="float" office:value="-0.0581254343991" calcext:value-type="float">
            <text:p>-0.0581254344</text:p>
          </table:table-cell>
          <table:table-cell office:value-type="float" office:value="-6.18" calcext:value-type="float">
            <text:p>-6.18</text:p>
          </table:table-cell>
          <table:table-cell office:value-type="float" office:value="0" calcext:value-type="float">
            <text:p>0</text:p>
          </table:table-cell>
          <table:table-cell office:value-type="float" office:value="1762" calcext:value-type="float">
            <text:p>1762</text:p>
          </table:table-cell>
          <table:table-cell office:value-type="float" office:value="1459" calcext:value-type="float">
            <text:p>1459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date" office:date-value="1900-01-04T10:24:57.6" calcext:value-type="date">
            <text:p>01/04/00 10:24 AM</text:p>
          </table:table-cell>
          <table:table-cell office:value-type="float" office:value="0.579577664446" calcext:value-type="float">
            <text:p>0.5795776644</text:p>
          </table:table-cell>
          <table:table-cell office:value-type="float" office:value="-0.0593790544936" calcext:value-type="float">
            <text:p>-0.0593790545</text:p>
          </table:table-cell>
          <table:table-cell office:value-type="float" office:value="-6.06" calcext:value-type="float">
            <text:p>-6.06</text:p>
          </table:table-cell>
          <table:table-cell office:value-type="float" office:value="0" calcext:value-type="float">
            <text:p>0</text:p>
          </table:table-cell>
          <table:table-cell office:value-type="float" office:value="1761" calcext:value-type="float">
            <text:p>1761</text:p>
          </table:table-cell>
          <table:table-cell office:value-type="float" office:value="1459" calcext:value-type="float">
            <text:p>1459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date" office:date-value="1900-01-04T10:53:45.6" calcext:value-type="date">
            <text:p>01/04/00 10:53 AM</text:p>
          </table:table-cell>
          <table:table-cell office:value-type="float" office:value="0.593100401029" calcext:value-type="float">
            <text:p>0.593100401</text:p>
          </table:table-cell>
          <table:table-cell office:value-type="float" office:value="-0.0607642215794" calcext:value-type="float">
            <text:p>-0.0607642216</text:p>
          </table:table-cell>
          <table:table-cell office:value-type="float" office:value="-5.86" calcext:value-type="float">
            <text:p>-5.86</text:p>
          </table:table-cell>
          <table:table-cell office:value-type="float" office:value="0" calcext:value-type="float">
            <text:p>0</text:p>
          </table:table-cell>
          <table:table-cell office:value-type="float" office:value="1762" calcext:value-type="float">
            <text:p>1762</text:p>
          </table:table-cell>
          <table:table-cell office:value-type="float" office:value="1459" calcext:value-type="float">
            <text:p>1459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date" office:date-value="1900-01-04T11:22:33.6" calcext:value-type="date">
            <text:p>01/04/00 11:22 AM</text:p>
          </table:table-cell>
          <table:table-cell office:value-type="float" office:value="0.604942325046" calcext:value-type="float">
            <text:p>0.604942325</text:p>
          </table:table-cell>
          <table:table-cell office:value-type="float" office:value="-0.0619318180851" calcext:value-type="float">
            <text:p>-0.0619318181</text:p>
          </table:table-cell>
          <table:table-cell office:value-type="float" office:value="-5.64" calcext:value-type="float">
            <text:p>-5.64</text:p>
          </table:table-cell>
          <table:table-cell office:value-type="float" office:value="0" calcext:value-type="float">
            <text:p>0</text:p>
          </table:table-cell>
          <table:table-cell office:value-type="float" office:value="1758" calcext:value-type="float">
            <text:p>1758</text:p>
          </table:table-cell>
          <table:table-cell office:value-type="float" office:value="1458" calcext:value-type="float">
            <text:p>1458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date" office:date-value="1900-01-04T11:51:21.6" calcext:value-type="date">
            <text:p>01/04/00 11:51 AM</text:p>
          </table:table-cell>
          <table:table-cell office:value-type="float" office:value="0.620147074592" calcext:value-type="float">
            <text:p>0.6201470746</text:p>
          </table:table-cell>
          <table:table-cell office:value-type="float" office:value="-0.0633778656898" calcext:value-type="float">
            <text:p>-0.0633778657</text:p>
          </table:table-cell>
          <table:table-cell office:value-type="float" office:value="-5.45" calcext:value-type="float">
            <text:p>-5.45</text:p>
          </table:table-cell>
          <table:table-cell office:value-type="float" office:value="0" calcext:value-type="float">
            <text:p>0</text:p>
          </table:table-cell>
          <table:table-cell office:value-type="float" office:value="1737" calcext:value-type="float">
            <text:p>1737</text:p>
          </table:table-cell>
          <table:table-cell office:value-type="float" office:value="1462" calcext:value-type="float">
            <text:p>1462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date" office:date-value="1900-01-04T12:20:09.6" calcext:value-type="date">
            <text:p>01/04/00 12:20 PM</text:p>
          </table:table-cell>
          <table:table-cell office:value-type="float" office:value="0.633686005659" calcext:value-type="float">
            <text:p>0.6336860057</text:p>
          </table:table-cell>
          <table:table-cell office:value-type="float" office:value="-0.0645953521366" calcext:value-type="float">
            <text:p>-0.0645953521</text:p>
          </table:table-cell>
          <table:table-cell office:value-type="float" office:value="-5.15" calcext:value-type="float">
            <text:p>-5.15</text:p>
          </table:table-cell>
          <table:table-cell office:value-type="float" office:value="0" calcext:value-type="float">
            <text:p>0</text:p>
          </table:table-cell>
          <table:table-cell office:value-type="float" office:value="1676" calcext:value-type="float">
            <text:p>1676</text:p>
          </table:table-cell>
          <table:table-cell office:value-type="float" office:value="1459" calcext:value-type="float">
            <text:p>1459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date" office:date-value="1900-01-04T12:48:57.6" calcext:value-type="date">
            <text:p>01/04/00 12:48 PM</text:p>
          </table:table-cell>
          <table:table-cell office:value-type="float" office:value="0.648924491383" calcext:value-type="float">
            <text:p>0.6489244914</text:p>
          </table:table-cell>
          <table:table-cell office:value-type="float" office:value="-0.0658822036667" calcext:value-type="float">
            <text:p>-0.0658822037</text:p>
          </table:table-cell>
          <table:table-cell office:value-type="float" office:value="-4.84" calcext:value-type="float">
            <text:p>-4.84</text:p>
          </table:table-cell>
          <table:table-cell office:value-type="float" office:value="0" calcext:value-type="float">
            <text:p>0</text:p>
          </table:table-cell>
          <table:table-cell office:value-type="float" office:value="1509" calcext:value-type="float">
            <text:p>1509</text:p>
          </table:table-cell>
          <table:table-cell office:value-type="float" office:value="1459" calcext:value-type="float">
            <text:p>1459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date" office:date-value="1900-01-04T13:17:45.6" calcext:value-type="date">
            <text:p>01/04/00 01:17 PM</text:p>
          </table:table-cell>
          <table:table-cell office:value-type="float" office:value="0.664158087386" calcext:value-type="float">
            <text:p>0.6641580874</text:p>
          </table:table-cell>
          <table:table-cell office:value-type="float" office:value="-0.067071514354" calcext:value-type="float">
            <text:p>-0.0670715144</text:p>
          </table:table-cell>
          <table:table-cell office:value-type="float" office:value="-4.48" calcext:value-type="float">
            <text:p>-4.48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date" office:date-value="1900-01-04T13:46:33.6" calcext:value-type="date">
            <text:p>01/04/00 01:46 PM</text:p>
          </table:table-cell>
          <table:table-cell office:value-type="float" office:value="0.68108497969" calcext:value-type="float">
            <text:p>0.6810849797</text:p>
          </table:table-cell>
          <table:table-cell office:value-type="float" office:value="-0.0682880297535" calcext:value-type="float">
            <text:p>-0.0682880298</text:p>
          </table:table-cell>
          <table:table-cell office:value-type="float" office:value="-4.13" calcext:value-type="float">
            <text:p>-4.13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2" calcext:value-type="float">
            <text:p>1462</text:p>
          </table:table-cell>
          <table:table-cell office:value-type="float" office:value="1.7055" calcext:value-type="float">
            <text:p>1.7055</text:p>
          </table:table-cell>
        </table:table-row>
        <table:table-row table:style-name="ro1">
          <table:table-cell office:value-type="date" office:date-value="1900-01-04T14:15:21.6" calcext:value-type="date">
            <text:p>01/04/00 02:15 PM</text:p>
          </table:table-cell>
          <table:table-cell office:value-type="float" office:value="0.696333297676" calcext:value-type="float">
            <text:p>0.6963332977</text:p>
          </table:table-cell>
          <table:table-cell office:value-type="float" office:value="-0.069272505369" calcext:value-type="float">
            <text:p>-0.0692725054</text:p>
          </table:table-cell>
          <table:table-cell office:value-type="float" office:value="-3.71" calcext:value-type="float">
            <text:p>-3.71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date" office:date-value="1900-01-04T14:44:09.6" calcext:value-type="date">
            <text:p>01/04/00 02:44 PM</text:p>
          </table:table-cell>
          <table:table-cell office:value-type="float" office:value="0.714994206554" calcext:value-type="float">
            <text:p>0.7149942066</text:p>
          </table:table-cell>
          <table:table-cell office:value-type="float" office:value="-0.0703367312742" calcext:value-type="float">
            <text:p>-0.0703367313</text:p>
          </table:table-cell>
          <table:table-cell office:value-type="float" office:value="-3.28" calcext:value-type="float">
            <text:p>-3.28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1.87605" calcext:value-type="float">
            <text:p>1.87605</text:p>
          </table:table-cell>
        </table:table-row>
        <table:table-row table:style-name="ro1">
          <table:table-cell office:value-type="date" office:date-value="1900-01-04T15:12:57.6" calcext:value-type="date">
            <text:p>01/04/00 03:12 PM</text:p>
          </table:table-cell>
          <table:table-cell office:value-type="float" office:value="0.731961999631" calcext:value-type="float">
            <text:p>0.7319619996</text:p>
          </table:table-cell>
          <table:table-cell office:value-type="float" office:value="-0.0712454174575" calcext:value-type="float">
            <text:p>-0.0712454175</text:p>
          </table:table-cell>
          <table:table-cell office:value-type="float" office:value="-3.08" calcext:value-type="float">
            <text:p>-3.08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1.7055" calcext:value-type="float">
            <text:p>1.7055</text:p>
          </table:table-cell>
        </table:table-row>
        <table:table-row table:style-name="ro1">
          <table:table-cell office:value-type="date" office:date-value="1900-01-04T15:41:45.6" calcext:value-type="date">
            <text:p>01/04/00 03:41 PM</text:p>
          </table:table-cell>
          <table:table-cell office:value-type="float" office:value="0.748915171535" calcext:value-type="float">
            <text:p>0.7489151715</text:p>
          </table:table-cell>
          <table:table-cell office:value-type="float" office:value="-0.0721612651674" calcext:value-type="float">
            <text:p>-0.0721612652</text:p>
          </table:table-cell>
          <table:table-cell office:value-type="float" office:value="-3.11" calcext:value-type="float">
            <text:p>-3.11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1.7055" calcext:value-type="float">
            <text:p>1.7055</text:p>
          </table:table-cell>
        </table:table-row>
        <table:table-row table:style-name="ro1">
          <table:table-cell office:value-type="date" office:date-value="1900-01-04T16:10:33.6" calcext:value-type="date">
            <text:p>01/04/00 04:10 PM</text:p>
          </table:table-cell>
          <table:table-cell office:value-type="float" office:value="0.764181518027" calcext:value-type="float">
            <text:p>0.764181518</text:p>
          </table:table-cell>
          <table:table-cell office:value-type="float" office:value="-0.0730620862651" calcext:value-type="float">
            <text:p>-0.0730620863</text:p>
          </table:table-cell>
          <table:table-cell office:value-type="float" office:value="-3.39" calcext:value-type="float">
            <text:p>-3.39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date" office:date-value="1900-01-04T16:39:21.6" calcext:value-type="date">
            <text:p>01/04/00 04:39 PM</text:p>
          </table:table-cell>
          <table:table-cell office:value-type="float" office:value="0.781133414369" calcext:value-type="float">
            <text:p>0.7811334144</text:p>
          </table:table-cell>
          <table:table-cell office:value-type="float" office:value="-0.0741208522195" calcext:value-type="float">
            <text:p>-0.0741208522</text:p>
          </table:table-cell>
          <table:table-cell office:value-type="float" office:value="-3.59" calcext:value-type="float">
            <text:p>-3.59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1.7055" calcext:value-type="float">
            <text:p>1.7055</text:p>
          </table:table-cell>
        </table:table-row>
        <table:table-row table:style-name="ro1">
          <table:table-cell office:value-type="date" office:date-value="1900-01-04T17:08:09.6" calcext:value-type="date">
            <text:p>01/04/00 05:08 PM</text:p>
          </table:table-cell>
          <table:table-cell office:value-type="float" office:value="0.796379975959" calcext:value-type="float">
            <text:p>0.796379976</text:p>
          </table:table-cell>
          <table:table-cell office:value-type="float" office:value="-0.0751319406261" calcext:value-type="float">
            <text:p>-0.0751319406</text:p>
          </table:table-cell>
          <table:table-cell office:value-type="float" office:value="-3.81" calcext:value-type="float">
            <text:p>-3.81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date" office:date-value="1900-01-04T17:36:57.6" calcext:value-type="date">
            <text:p>01/04/00 05:36 PM</text:p>
          </table:table-cell>
          <table:table-cell office:value-type="float" office:value="0.811622510005" calcext:value-type="float">
            <text:p>0.81162251</text:p>
          </table:table-cell>
          <table:table-cell office:value-type="float" office:value="-0.0762015662174" calcext:value-type="float">
            <text:p>-0.0762015662</text:p>
          </table:table-cell>
          <table:table-cell office:value-type="float" office:value="-4.03" calcext:value-type="float">
            <text:p>-4.03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date" office:date-value="1900-01-04T18:05:45.6" calcext:value-type="date">
            <text:p>01/04/00 06:05 PM</text:p>
          </table:table-cell>
          <table:table-cell office:value-type="float" office:value="0.826874888481" calcext:value-type="float">
            <text:p>0.8268748885</text:p>
          </table:table-cell>
          <table:table-cell office:value-type="float" office:value="-0.0773127946733" calcext:value-type="float">
            <text:p>-0.0773127947</text:p>
          </table:table-cell>
          <table:table-cell office:value-type="float" office:value="-4.18" calcext:value-type="float">
            <text:p>-4.18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date" office:date-value="1900-01-04T18:34:33.6" calcext:value-type="date">
            <text:p>01/04/00 06:34 PM</text:p>
          </table:table-cell>
          <table:table-cell office:value-type="float" office:value="0.842124891485" calcext:value-type="float">
            <text:p>0.8421248915</text:p>
          </table:table-cell>
          <table:table-cell office:value-type="float" office:value="-0.0784559662476" calcext:value-type="float">
            <text:p>-0.0784559662</text:p>
          </table:table-cell>
          <table:table-cell office:value-type="float" office:value="-4.3" calcext:value-type="float">
            <text:p>-4.3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date" office:date-value="1900-01-04T19:03:21.6" calcext:value-type="date">
            <text:p>01/04/00 07:03 PM</text:p>
          </table:table-cell>
          <table:table-cell office:value-type="float" office:value="0.855677568912" calcext:value-type="float">
            <text:p>0.8556775689</text:p>
          </table:table-cell>
          <table:table-cell office:value-type="float" office:value="-0.0795103160952" calcext:value-type="float">
            <text:p>-0.0795103161</text:p>
          </table:table-cell>
          <table:table-cell office:value-type="float" office:value="-4.46" calcext:value-type="float">
            <text:p>-4.46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date" office:date-value="1900-01-04T19:32:09.6" calcext:value-type="date">
            <text:p>01/04/00 07:32 PM</text:p>
          </table:table-cell>
          <table:table-cell office:value-type="float" office:value="0.869227616103" calcext:value-type="float">
            <text:p>0.8692276161</text:p>
          </table:table-cell>
          <table:table-cell office:value-type="float" office:value="-0.0805977792548" calcext:value-type="float">
            <text:p>-0.0805977793</text:p>
          </table:table-cell>
          <table:table-cell office:value-type="float" office:value="-4.6" calcext:value-type="float">
            <text:p>-4.6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date" office:date-value="1900-01-04T20:00:57.6" calcext:value-type="date">
            <text:p>01/04/00 08:00 PM</text:p>
          </table:table-cell>
          <table:table-cell office:value-type="float" office:value="0.88277475541" calcext:value-type="float">
            <text:p>0.8827747554</text:p>
          </table:table-cell>
          <table:table-cell office:value-type="float" office:value="-0.081720713753" calcext:value-type="float">
            <text:p>-0.0817207138</text:p>
          </table:table-cell>
          <table:table-cell office:value-type="float" office:value="-4.75" calcext:value-type="float">
            <text:p>-4.75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date" office:date-value="1900-01-04T20:29:45.6" calcext:value-type="date">
            <text:p>01/04/00 08:29 PM</text:p>
          </table:table-cell>
          <table:table-cell office:value-type="float" office:value="0.896313456906" calcext:value-type="float">
            <text:p>0.8963134569</text:p>
          </table:table-cell>
          <table:table-cell office:value-type="float" office:value="-0.082875961725" calcext:value-type="float">
            <text:p>-0.0828759617</text:p>
          </table:table-cell>
          <table:table-cell office:value-type="float" office:value="-4.89" calcext:value-type="float">
            <text:p>-4.89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date" office:date-value="1900-01-04T20:58:33.6" calcext:value-type="date">
            <text:p>01/04/00 08:58 PM</text:p>
          </table:table-cell>
          <table:table-cell office:value-type="float" office:value="0.908162809126" calcext:value-type="float">
            <text:p>0.9081628091</text:p>
          </table:table-cell>
          <table:table-cell office:value-type="float" office:value="-0.0839105456988" calcext:value-type="float">
            <text:p>-0.083910545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date" office:date-value="1900-01-04T21:27:21.6" calcext:value-type="date">
            <text:p>01/04/00 09:27 PM</text:p>
          </table:table-cell>
          <table:table-cell office:value-type="float" office:value="0.921701953443" calcext:value-type="float">
            <text:p>0.9217019534</text:p>
          </table:table-cell>
          <table:table-cell office:value-type="float" office:value="-0.0851256690509" calcext:value-type="float">
            <text:p>-0.0851256691</text:p>
          </table:table-cell>
          <table:table-cell office:value-type="float" office:value="-5.14" calcext:value-type="float">
            <text:p>-5.14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date" office:date-value="1900-01-04T21:56:09.6" calcext:value-type="date">
            <text:p>01/04/00 09:56 PM</text:p>
          </table:table-cell>
          <table:table-cell office:value-type="float" office:value="0.933546278808" calcext:value-type="float">
            <text:p>0.9335462788</text:p>
          </table:table-cell>
          <table:table-cell office:value-type="float" office:value="-0.0862160818325" calcext:value-type="float">
            <text:p>-0.0862160818</text:p>
          </table:table-cell>
          <table:table-cell office:value-type="float" office:value="-5.27" calcext:value-type="float">
            <text:p>-5.27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date" office:date-value="1900-01-04T22:24:57.6" calcext:value-type="date">
            <text:p>01/04/00 10:24 PM</text:p>
          </table:table-cell>
          <table:table-cell office:value-type="float" office:value="0.945384327457" calcext:value-type="float">
            <text:p>0.9453843275</text:p>
          </table:table-cell>
          <table:table-cell office:value-type="float" office:value="-0.087320272004" calcext:value-type="float">
            <text:p>-0.087320272</text:p>
          </table:table-cell>
          <table:table-cell office:value-type="float" office:value="-5.34" calcext:value-type="float">
            <text:p>-5.34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date" office:date-value="1900-01-04T22:53:45.6" calcext:value-type="date">
            <text:p>01/04/00 10:53 PM</text:p>
          </table:table-cell>
          <table:table-cell office:value-type="float" office:value="0.95553363336" calcext:value-type="float">
            <text:p>0.9555336334</text:p>
          </table:table-cell>
          <table:table-cell office:value-type="float" office:value="-0.0882870611895" calcext:value-type="float">
            <text:p>-0.0882870612</text:p>
          </table:table-cell>
          <table:table-cell office:value-type="float" office:value="-5.45" calcext:value-type="float">
            <text:p>-5.45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date" office:date-value="1900-01-04T23:22:33.6" calcext:value-type="date">
            <text:p>01/04/00 11:22 PM</text:p>
          </table:table-cell>
          <table:table-cell office:value-type="float" office:value="0.967372266545" calcext:value-type="float">
            <text:p>0.9673722665</text:p>
          </table:table-cell>
          <table:table-cell office:value-type="float" office:value="-0.0894374112409" calcext:value-type="float">
            <text:p>-0.0894374112</text:p>
          </table:table-cell>
          <table:table-cell office:value-type="float" office:value="-5.56" calcext:value-type="float">
            <text:p>-5.56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date" office:date-value="1900-01-04T23:51:21.6" calcext:value-type="date">
            <text:p>01/04/00 11:51 PM</text:p>
          </table:table-cell>
          <table:table-cell office:value-type="float" office:value="0.977517773504" calcext:value-type="float">
            <text:p>0.9775177735</text:p>
          </table:table-cell>
          <table:table-cell office:value-type="float" office:value="-0.0904431648792" calcext:value-type="float">
            <text:p>-0.0904431649</text:p>
          </table:table-cell>
          <table:table-cell office:value-type="float" office:value="-5.67" calcext:value-type="float">
            <text:p>-5.67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date" office:date-value="1900-01-05T00:20:09.6" calcext:value-type="date">
            <text:p>01/05/00 12:20 AM</text:p>
          </table:table-cell>
          <table:table-cell office:value-type="float" office:value="0.987661683233" calcext:value-type="float">
            <text:p>0.9876616832</text:p>
          </table:table-cell>
          <table:table-cell office:value-type="float" office:value="-0.0914648542796" calcext:value-type="float">
            <text:p>-0.0914648543</text:p>
          </table:table-cell>
          <table:table-cell office:value-type="float" office:value="-5.76" calcext:value-type="float">
            <text:p>-5.76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date" office:date-value="1900-01-05T00:48:57.6" calcext:value-type="date">
            <text:p>01/05/00 12:48 AM</text:p>
          </table:table-cell>
          <table:table-cell office:value-type="float" office:value="0.997803606804" calcext:value-type="float">
            <text:p>0.9978036068</text:p>
          </table:table-cell>
          <table:table-cell office:value-type="float" office:value="-0.0925060172952" calcext:value-type="float">
            <text:p>-0.0925060173</text:p>
          </table:table-cell>
          <table:table-cell office:value-type="float" office:value="-5.87" calcext:value-type="float">
            <text:p>-5.87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date" office:date-value="1900-01-05T01:17:45.6" calcext:value-type="date">
            <text:p>01/05/00 01:17 AM</text:p>
          </table:table-cell>
          <table:table-cell office:value-type="float" office:value="1.00793984155" calcext:value-type="float">
            <text:p>1.0079398416</text:p>
          </table:table-cell>
          <table:table-cell office:value-type="float" office:value="-0.0935607307358" calcext:value-type="float">
            <text:p>-0.0935607307</text:p>
          </table:table-cell>
          <table:table-cell office:value-type="float" office:value="-5.95" calcext:value-type="float">
            <text:p>-5.95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date" office:date-value="1900-01-05T01:46:33.6" calcext:value-type="date">
            <text:p>01/05/00 01:46 AM</text:p>
          </table:table-cell>
          <table:table-cell office:value-type="float" office:value="1.01638580104" calcext:value-type="float">
            <text:p>1.016385801</text:p>
          </table:table-cell>
          <table:table-cell office:value-type="float" office:value="-0.0944487433978" calcext:value-type="float">
            <text:p>-0.0944487434</text:p>
          </table:table-cell>
          <table:table-cell office:value-type="float" office:value="-6.01" calcext:value-type="float">
            <text:p>-6.01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date" office:date-value="1900-01-05T02:15:21.6" calcext:value-type="date">
            <text:p>01/05/00 02:15 AM</text:p>
          </table:table-cell>
          <table:table-cell office:value-type="float" office:value="1.0265196088" calcext:value-type="float">
            <text:p>1.0265196088</text:p>
          </table:table-cell>
          <table:table-cell office:value-type="float" office:value="-0.0955264533063" calcext:value-type="float">
            <text:p>-0.0955264533</text:p>
          </table:table-cell>
          <table:table-cell office:value-type="float" office:value="-6.08" calcext:value-type="float">
            <text:p>-6.08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date" office:date-value="1900-01-05T02:44:09.6" calcext:value-type="date">
            <text:p>01/05/00 02:44 AM</text:p>
          </table:table-cell>
          <table:table-cell office:value-type="float" office:value="1.03496352628" calcext:value-type="float">
            <text:p>1.0349635263</text:p>
          </table:table-cell>
          <table:table-cell office:value-type="float" office:value="-0.0964336275122" calcext:value-type="float">
            <text:p>-0.0964336275</text:p>
          </table:table-cell>
          <table:table-cell office:value-type="float" office:value="-6.14" calcext:value-type="float">
            <text:p>-6.14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date" office:date-value="1900-01-05T03:12:57.6" calcext:value-type="date">
            <text:p>01/05/00 03:12 AM</text:p>
          </table:table-cell>
          <table:table-cell office:value-type="float" office:value="1.04340632622" calcext:value-type="float">
            <text:p>1.0434063262</text:p>
          </table:table-cell>
          <table:table-cell office:value-type="float" office:value="-0.0973511175444" calcext:value-type="float">
            <text:p>-0.0973511175</text:p>
          </table:table-cell>
          <table:table-cell office:value-type="float" office:value="-6.21" calcext:value-type="float">
            <text:p>-6.21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date" office:date-value="1900-01-05T03:41:45.6" calcext:value-type="date">
            <text:p>01/05/00 03:41 AM</text:p>
          </table:table-cell>
          <table:table-cell office:value-type="float" office:value="1.05185150943" calcext:value-type="float">
            <text:p>1.0518515094</text:p>
          </table:table-cell>
          <table:table-cell office:value-type="float" office:value="-0.0982794264355" calcext:value-type="float">
            <text:p>-0.0982794264</text:p>
          </table:table-cell>
          <table:table-cell office:value-type="float" office:value="-6.28" calcext:value-type="float">
            <text:p>-6.28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date" office:date-value="1900-01-05T04:10:33.6" calcext:value-type="date">
            <text:p>01/05/00 04:10 AM</text:p>
          </table:table-cell>
          <table:table-cell office:value-type="float" office:value="1.06029554955" calcext:value-type="float">
            <text:p>1.0602955496</text:p>
          </table:table-cell>
          <table:table-cell office:value-type="float" office:value="-0.0992180526585" calcext:value-type="float">
            <text:p>-0.0992180527</text:p>
          </table:table-cell>
          <table:table-cell office:value-type="float" office:value="-6.35" calcext:value-type="float">
            <text:p>-6.35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date" office:date-value="1900-01-05T04:39:21.6" calcext:value-type="date">
            <text:p>01/05/00 04:39 AM</text:p>
          </table:table-cell>
          <table:table-cell office:value-type="float" office:value="1.06873793485" calcext:value-type="float">
            <text:p>1.0687379349</text:p>
          </table:table-cell>
          <table:table-cell office:value-type="float" office:value="-0.100171415493" calcext:value-type="float">
            <text:p>-0.1001714155</text:p>
          </table:table-cell>
          <table:table-cell office:value-type="float" office:value="-6.45" calcext:value-type="float">
            <text:p>-6.45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date" office:date-value="1900-01-05T05:08:09.6" calcext:value-type="date">
            <text:p>01/05/00 05:08 AM</text:p>
          </table:table-cell>
          <table:table-cell office:value-type="float" office:value="1.07549051846" calcext:value-type="float">
            <text:p>1.0754905185</text:p>
          </table:table-cell>
          <table:table-cell office:value-type="float" office:value="-0.10094606501" calcext:value-type="float">
            <text:p>-0.100946065</text:p>
          </table:table-cell>
          <table:table-cell office:value-type="float" office:value="-6.55" calcext:value-type="float">
            <text:p>-6.55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 office:value-type="date" office:date-value="1900-01-05T05:36:57.6" calcext:value-type="date">
            <text:p>01/05/00 05:36 AM</text:p>
          </table:table-cell>
          <table:table-cell office:value-type="float" office:value="1.08224481066" calcext:value-type="float">
            <text:p>1.0822448107</text:p>
          </table:table-cell>
          <table:table-cell office:value-type="float" office:value="-0.101730542953" calcext:value-type="float">
            <text:p>-0.101730543</text:p>
          </table:table-cell>
          <table:table-cell office:value-type="float" office:value="-6.63" calcext:value-type="float">
            <text:p>-6.63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8" calcext:value-type="float">
            <text:p>1458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 office:value-type="date" office:date-value="1900-01-05T06:05:45.6" calcext:value-type="date">
            <text:p>01/05/00 06:05 AM</text:p>
          </table:table-cell>
          <table:table-cell office:value-type="float" office:value="1.09067978078" calcext:value-type="float">
            <text:p>1.0906797808</text:p>
          </table:table-cell>
          <table:table-cell office:value-type="float" office:value="-0.102717260165" calcext:value-type="float">
            <text:p>-0.1027172602</text:p>
          </table:table-cell>
          <table:table-cell office:value-type="float" office:value="-6.68" calcext:value-type="float">
            <text:p>-6.68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date" office:date-value="1900-01-05T06:34:33.6" calcext:value-type="date">
            <text:p>01/05/00 06:34 AM</text:p>
          </table:table-cell>
          <table:table-cell office:value-type="float" office:value="1.09742694717" calcext:value-type="float">
            <text:p>1.0974269472</text:p>
          </table:table-cell>
          <table:table-cell office:value-type="float" office:value="-0.103513891471" calcext:value-type="float">
            <text:p>-0.1035138915</text:p>
          </table:table-cell>
          <table:table-cell office:value-type="float" office:value="-6.74" calcext:value-type="float">
            <text:p>-6.74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 office:value-type="date" office:date-value="1900-01-05T07:03:21.6" calcext:value-type="date">
            <text:p>01/05/00 07:03 AM</text:p>
          </table:table-cell>
          <table:table-cell office:value-type="float" office:value="1.10417608045" calcext:value-type="float">
            <text:p>1.1041760805</text:p>
          </table:table-cell>
          <table:table-cell office:value-type="float" office:value="-0.104317997915" calcext:value-type="float">
            <text:p>-0.1043179979</text:p>
          </table:table-cell>
          <table:table-cell office:value-type="float" office:value="-6.8" calcext:value-type="float">
            <text:p>-6.8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 office:value-type="date" office:date-value="1900-01-05T07:32:09.6" calcext:value-type="date">
            <text:p>01/05/00 07:32 AM</text:p>
          </table:table-cell>
          <table:table-cell office:value-type="float" office:value="1.10923741682" calcext:value-type="float">
            <text:p>1.1092374168</text:p>
          </table:table-cell>
          <table:table-cell office:value-type="float" office:value="-0.104925624055" calcext:value-type="float">
            <text:p>-0.1049256241</text:p>
          </table:table-cell>
          <table:table-cell office:value-type="float" office:value="-6.85" calcext:value-type="float">
            <text:p>-6.85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date" office:date-value="1900-01-05T08:00:57.6" calcext:value-type="date">
            <text:p>01/05/00 08:00 AM</text:p>
          </table:table-cell>
          <table:table-cell office:value-type="float" office:value="1.11598247051" calcext:value-type="float">
            <text:p>1.1159824705</text:p>
          </table:table-cell>
          <table:table-cell office:value-type="float" office:value="-0.105739917125" calcext:value-type="float">
            <text:p>-0.1057399171</text:p>
          </table:table-cell>
          <table:table-cell office:value-type="float" office:value="-6.89" calcext:value-type="float">
            <text:p>-6.89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 office:value-type="date" office:date-value="1900-01-05T08:29:45.6" calcext:value-type="date">
            <text:p>01/05/00 08:29 AM</text:p>
          </table:table-cell>
          <table:table-cell office:value-type="float" office:value="1.12272695301" calcext:value-type="float">
            <text:p>1.122726953</text:p>
          </table:table-cell>
          <table:table-cell office:value-type="float" office:value="-0.106558919061" calcext:value-type="float">
            <text:p>-0.1065589191</text:p>
          </table:table-cell>
          <table:table-cell office:value-type="float" office:value="-6.93" calcext:value-type="float">
            <text:p>-6.93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 office:value-type="date" office:date-value="1900-01-05T08:58:33.6" calcext:value-type="date">
            <text:p>01/05/00 08:58 AM</text:p>
          </table:table-cell>
          <table:table-cell office:value-type="float" office:value="1.12778457688" calcext:value-type="float">
            <text:p>1.1277845769</text:p>
          </table:table-cell>
          <table:table-cell office:value-type="float" office:value="-0.107179493553" calcext:value-type="float">
            <text:p>-0.1071794936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date" office:date-value="1900-01-05T09:27:21.6" calcext:value-type="date">
            <text:p>01/05/00 09:27 AM</text:p>
          </table:table-cell>
          <table:table-cell office:value-type="float" office:value="1.13284750546" calcext:value-type="float">
            <text:p>1.1328475055</text:p>
          </table:table-cell>
          <table:table-cell office:value-type="float" office:value="-0.107808920567" calcext:value-type="float">
            <text:p>-0.1078089206</text:p>
          </table:table-cell>
          <table:table-cell office:value-type="float" office:value="-7.09" calcext:value-type="float">
            <text:p>-7.09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7" calcext:value-type="float">
            <text:p>1457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date" office:date-value="1900-01-05T09:56:09.6" calcext:value-type="date">
            <text:p>01/05/00 09:56 AM</text:p>
          </table:table-cell>
          <table:table-cell office:value-type="float" office:value="1.13792001099" calcext:value-type="float">
            <text:p>1.137920011</text:p>
          </table:table-cell>
          <table:table-cell office:value-type="float" office:value="-0.108446044647" calcext:value-type="float">
            <text:p>-0.1084460446</text:p>
          </table:table-cell>
          <table:table-cell office:value-type="float" office:value="-7.16" calcext:value-type="float">
            <text:p>-7.16</text:p>
          </table:table-cell>
          <table:table-cell office:value-type="float" office:value="0" calcext:value-type="float">
            <text:p>0</text:p>
          </table:table-cell>
          <table:table-cell office:value-type="float" office:value="1496" calcext:value-type="float">
            <text:p>1496</text:p>
          </table:table-cell>
          <table:table-cell office:value-type="float" office:value="1452" calcext:value-type="float">
            <text:p>1452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date" office:date-value="1900-01-05T10:24:57.6" calcext:value-type="date">
            <text:p>01/05/00 10:24 AM</text:p>
          </table:table-cell>
          <table:table-cell office:value-type="float" office:value="1.14288488601" calcext:value-type="float">
            <text:p>1.142884886</text:p>
          </table:table-cell>
          <table:table-cell office:value-type="float" office:value="-0.109077120158" calcext:value-type="float">
            <text:p>-0.1090771202</text:p>
          </table:table-cell>
          <table:table-cell office:value-type="float" office:value="-7.22" calcext:value-type="float">
            <text:p>-7.22</text:p>
          </table:table-cell>
          <table:table-cell office:value-type="float" office:value="0" calcext:value-type="float">
            <text:p>0</text:p>
          </table:table-cell>
          <table:table-cell office:value-type="float" office:value="1496" calcext:value-type="float">
            <text:p>1496</text:p>
          </table:table-cell>
          <table:table-cell office:value-type="float" office:value="1411" calcext:value-type="float">
            <text:p>1411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date" office:date-value="1900-01-05T10:53:45.6" calcext:value-type="date">
            <text:p>01/05/00 10:53 AM</text:p>
          </table:table-cell>
          <table:table-cell office:value-type="float" office:value="1.14781192117" calcext:value-type="float">
            <text:p>1.1478119212</text:p>
          </table:table-cell>
          <table:table-cell office:value-type="float" office:value="-0.109707522361" calcext:value-type="float">
            <text:p>-0.1097075224</text:p>
          </table:table-cell>
          <table:table-cell office:value-type="float" office:value="-7.26" calcext:value-type="float">
            <text:p>-7.26</text:p>
          </table:table-cell>
          <table:table-cell office:value-type="float" office:value="0" calcext:value-type="float">
            <text:p>0</text:p>
          </table:table-cell>
          <table:table-cell office:value-type="float" office:value="1496" calcext:value-type="float">
            <text:p>1496</text:p>
          </table:table-cell>
          <table:table-cell office:value-type="float" office:value="1399" calcext:value-type="float">
            <text:p>1399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date" office:date-value="1900-01-05T11:22:33.6" calcext:value-type="date">
            <text:p>01/05/00 11:22 AM</text:p>
          </table:table-cell>
          <table:table-cell office:value-type="float" office:value="1.15268867282" calcext:value-type="float">
            <text:p>1.1526886728</text:p>
          </table:table-cell>
          <table:table-cell office:value-type="float" office:value="-0.110333169099" calcext:value-type="float">
            <text:p>-0.1103331691</text:p>
          </table:table-cell>
          <table:table-cell office:value-type="float" office:value="-7.27" calcext:value-type="float">
            <text:p>-7.27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1377" calcext:value-type="float">
            <text:p>1377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date" office:date-value="1900-01-05T11:51:21.6" calcext:value-type="date">
            <text:p>01/05/00 11:51 AM</text:p>
          </table:table-cell>
          <table:table-cell office:value-type="float" office:value="1.15593747343" calcext:value-type="float">
            <text:p>1.1559374734</text:p>
          </table:table-cell>
          <table:table-cell office:value-type="float" office:value="-0.110749781851" calcext:value-type="float">
            <text:p>-0.1107497819</text:p>
          </table:table-cell>
          <table:table-cell office:value-type="float" office:value="-7.28" calcext:value-type="float">
            <text:p>-7.28</text:p>
          </table:table-cell>
          <table:table-cell office:value-type="float" office:value="0" calcext:value-type="float">
            <text:p>0</text:p>
          </table:table-cell>
          <table:table-cell office:value-type="float" office:value="1506" calcext:value-type="float">
            <text:p>1506</text:p>
          </table:table-cell>
          <table:table-cell office:value-type="float" office:value="1375" calcext:value-type="float">
            <text:p>1375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date" office:date-value="1900-01-05T12:20:09.6" calcext:value-type="date">
            <text:p>01/05/00 12:20 PM</text:p>
          </table:table-cell>
          <table:table-cell office:value-type="float" office:value="1.16081125854" calcext:value-type="float">
            <text:p>1.1608112585</text:p>
          </table:table-cell>
          <table:table-cell office:value-type="float" office:value="-0.111372507114" calcext:value-type="float">
            <text:p>-0.1113725071</text:p>
          </table:table-cell>
          <table:table-cell office:value-type="float" office:value="-7.24" calcext:value-type="float">
            <text:p>-7.24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1375" calcext:value-type="float">
            <text:p>1375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date" office:date-value="1900-01-05T12:48:57.6" calcext:value-type="date">
            <text:p>01/05/00 12:48 PM</text:p>
          </table:table-cell>
          <table:table-cell office:value-type="float" office:value="1.16406134182" calcext:value-type="float">
            <text:p>1.1640613418</text:p>
          </table:table-cell>
          <table:table-cell office:value-type="float" office:value="-0.111778912711" calcext:value-type="float">
            <text:p>-0.1117789127</text:p>
          </table:table-cell>
          <table:table-cell office:value-type="float" office:value="-7.1" calcext:value-type="float">
            <text:p>-7.1</text:p>
          </table:table-cell>
          <table:table-cell office:value-type="float" office:value="0" calcext:value-type="float">
            <text:p>0</text:p>
          </table:table-cell>
          <table:table-cell office:value-type="float" office:value="1547" calcext:value-type="float">
            <text:p>1547</text:p>
          </table:table-cell>
          <table:table-cell office:value-type="float" office:value="1375" calcext:value-type="float">
            <text:p>1375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date" office:date-value="1900-01-05T13:17:45.6" calcext:value-type="date">
            <text:p>01/05/00 01:17 PM</text:p>
          </table:table-cell>
          <table:table-cell office:value-type="float" office:value="1.16731398002" calcext:value-type="float">
            <text:p>1.16731398</text:p>
          </table:table-cell>
          <table:table-cell office:value-type="float" office:value="-0.112173526674" calcext:value-type="float">
            <text:p>-0.1121735267</text:p>
          </table:table-cell>
          <table:table-cell office:value-type="float" office:value="-6.89" calcext:value-type="float">
            <text:p>-6.89</text:p>
          </table:table-cell>
          <table:table-cell office:value-type="float" office:value="0" calcext:value-type="float">
            <text:p>0</text:p>
          </table:table-cell>
          <table:table-cell office:value-type="float" office:value="1564" calcext:value-type="float">
            <text:p>1564</text:p>
          </table:table-cell>
          <table:table-cell office:value-type="float" office:value="1376" calcext:value-type="float">
            <text:p>1376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date" office:date-value="1900-01-05T13:46:33.6" calcext:value-type="date">
            <text:p>01/05/00 01:46 PM</text:p>
          </table:table-cell>
          <table:table-cell office:value-type="float" office:value="1.17056686518" calcext:value-type="float">
            <text:p>1.1705668652</text:p>
          </table:table-cell>
          <table:table-cell office:value-type="float" office:value="-0.112556667828" calcext:value-type="float">
            <text:p>-0.1125566678</text:p>
          </table:table-cell>
          <table:table-cell office:value-type="float" office:value="-6.69" calcext:value-type="float">
            <text:p>-6.69</text:p>
          </table:table-cell>
          <table:table-cell office:value-type="float" office:value="0" calcext:value-type="float">
            <text:p>0</text:p>
          </table:table-cell>
          <table:table-cell office:value-type="float" office:value="1574" calcext:value-type="float">
            <text:p>1574</text:p>
          </table:table-cell>
          <table:table-cell office:value-type="float" office:value="1375" calcext:value-type="float">
            <text:p>1375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date" office:date-value="1900-01-05T14:15:21.6" calcext:value-type="date">
            <text:p>01/05/00 02:15 PM</text:p>
          </table:table-cell>
          <table:table-cell office:value-type="float" office:value="1.17544761149" calcext:value-type="float">
            <text:p>1.1754476115</text:p>
          </table:table-cell>
          <table:table-cell office:value-type="float" office:value="-0.113121518275" calcext:value-type="float">
            <text:p>-0.1131215183</text:p>
          </table:table-cell>
          <table:table-cell office:value-type="float" office:value="-6.56" calcext:value-type="float">
            <text:p>-6.56</text:p>
          </table:table-cell>
          <table:table-cell office:value-type="float" office:value="0" calcext:value-type="float">
            <text:p>0</text:p>
          </table:table-cell>
          <table:table-cell office:value-type="float" office:value="1612" calcext:value-type="float">
            <text:p>1612</text:p>
          </table:table-cell>
          <table:table-cell office:value-type="float" office:value="1375" calcext:value-type="float">
            <text:p>1375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date" office:date-value="1900-01-05T14:44:09.6" calcext:value-type="date">
            <text:p>01/05/00 02:44 PM</text:p>
          </table:table-cell>
          <table:table-cell office:value-type="float" office:value="1.18032251028" calcext:value-type="float">
            <text:p>1.1803225103</text:p>
          </table:table-cell>
          <table:table-cell office:value-type="float" office:value="-0.113678901733" calcext:value-type="float">
            <text:p>-0.1136789017</text:p>
          </table:table-cell>
          <table:table-cell office:value-type="float" office:value="-6.48" calcext:value-type="float">
            <text:p>-6.48</text:p>
          </table:table-cell>
          <table:table-cell office:value-type="float" office:value="0" calcext:value-type="float">
            <text:p>0</text:p>
          </table:table-cell>
          <table:table-cell office:value-type="float" office:value="1644" calcext:value-type="float">
            <text:p>1644</text:p>
          </table:table-cell>
          <table:table-cell office:value-type="float" office:value="1371" calcext:value-type="float">
            <text:p>1371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date" office:date-value="1900-01-05T15:12:57.6" calcext:value-type="date">
            <text:p>01/05/00 03:12 PM</text:p>
          </table:table-cell>
          <table:table-cell office:value-type="float" office:value="1.18355605691" calcext:value-type="float">
            <text:p>1.1835560569</text:p>
          </table:table-cell>
          <table:table-cell office:value-type="float" office:value="-0.11404340373" calcext:value-type="float">
            <text:p>-0.1140434037</text:p>
          </table:table-cell>
          <table:table-cell office:value-type="float" office:value="-6.4" calcext:value-type="float">
            <text:p>-6.4</text:p>
          </table:table-cell>
          <table:table-cell office:value-type="float" office:value="0" calcext:value-type="float">
            <text:p>0</text:p>
          </table:table-cell>
          <table:table-cell office:value-type="float" office:value="1662" calcext:value-type="float">
            <text:p>1662</text:p>
          </table:table-cell>
          <table:table-cell office:value-type="float" office:value="1356" calcext:value-type="float">
            <text:p>1356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date" office:date-value="1900-01-05T15:41:45.6" calcext:value-type="date">
            <text:p>01/05/00 03:41 PM</text:p>
          </table:table-cell>
          <table:table-cell office:value-type="float" office:value="1.19000744229" calcext:value-type="float">
            <text:p>1.1900074423</text:p>
          </table:table-cell>
          <table:table-cell office:value-type="float" office:value="-0.114755227077" calcext:value-type="float">
            <text:p>-0.1147552271</text:p>
          </table:table-cell>
          <table:table-cell office:value-type="float" office:value="-6.23" calcext:value-type="float">
            <text:p>-6.23</text:p>
          </table:table-cell>
          <table:table-cell office:value-type="float" office:value="0" calcext:value-type="float">
            <text:p>0</text:p>
          </table:table-cell>
          <table:table-cell office:value-type="float" office:value="1662" calcext:value-type="float">
            <text:p>1662</text:p>
          </table:table-cell>
          <table:table-cell office:value-type="float" office:value="1348" calcext:value-type="float">
            <text:p>1348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 office:value-type="date" office:date-value="1900-01-05T16:10:33.6" calcext:value-type="date">
            <text:p>01/05/00 04:10 PM</text:p>
          </table:table-cell>
          <table:table-cell office:value-type="float" office:value="1.19481477728" calcext:value-type="float">
            <text:p>1.1948147773</text:p>
          </table:table-cell>
          <table:table-cell office:value-type="float" office:value="-0.115265214912" calcext:value-type="float">
            <text:p>-0.1152652149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1664" calcext:value-type="float">
            <text:p>1664</text:p>
          </table:table-cell>
          <table:table-cell office:value-type="float" office:value="1329" calcext:value-type="float">
            <text:p>1329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date" office:date-value="1900-01-05T16:39:21.6" calcext:value-type="date">
            <text:p>01/05/00 04:39 PM</text:p>
          </table:table-cell>
          <table:table-cell office:value-type="float" office:value="1.20123041496" calcext:value-type="float">
            <text:p>1.201230415</text:p>
          </table:table-cell>
          <table:table-cell office:value-type="float" office:value="-0.115915067297" calcext:value-type="float">
            <text:p>-0.1159150673</text:p>
          </table:table-cell>
          <table:table-cell office:value-type="float" office:value="-5.71" calcext:value-type="float">
            <text:p>-5.71</text:p>
          </table:table-cell>
          <table:table-cell office:value-type="float" office:value="0" calcext:value-type="float">
            <text:p>0</text:p>
          </table:table-cell>
          <table:table-cell office:value-type="float" office:value="1664" calcext:value-type="float">
            <text:p>1664</text:p>
          </table:table-cell>
          <table:table-cell office:value-type="float" office:value="1330" calcext:value-type="float">
            <text:p>1330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 office:value-type="date" office:date-value="1900-01-05T17:08:09.6" calcext:value-type="date">
            <text:p>01/05/00 05:08 PM</text:p>
          </table:table-cell>
          <table:table-cell office:value-type="float" office:value="1.20764775404" calcext:value-type="float">
            <text:p>1.207647754</text:p>
          </table:table-cell>
          <table:table-cell office:value-type="float" office:value="-0.116522189662" calcext:value-type="float">
            <text:p>-0.1165221897</text:p>
          </table:table-cell>
          <table:table-cell office:value-type="float" office:value="-5.33" calcext:value-type="float">
            <text:p>-5.33</text:p>
          </table:table-cell>
          <table:table-cell office:value-type="float" office:value="0" calcext:value-type="float">
            <text:p>0</text:p>
          </table:table-cell>
          <table:table-cell office:value-type="float" office:value="1663" calcext:value-type="float">
            <text:p>1663</text:p>
          </table:table-cell>
          <table:table-cell office:value-type="float" office:value="1329" calcext:value-type="float">
            <text:p>1329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 office:value-type="date" office:date-value="1900-01-05T17:36:57.6" calcext:value-type="date">
            <text:p>01/05/00 05:36 PM</text:p>
          </table:table-cell>
          <table:table-cell office:value-type="float" office:value="1.21567790613" calcext:value-type="float">
            <text:p>1.2156779061</text:p>
          </table:table-cell>
          <table:table-cell office:value-type="float" office:value="-0.117223724434" calcext:value-type="float">
            <text:p>-0.1172237244</text:p>
          </table:table-cell>
          <table:table-cell office:value-type="float" office:value="-4.9" calcext:value-type="float">
            <text:p>-4.9</text:p>
          </table:table-cell>
          <table:table-cell office:value-type="float" office:value="0" calcext:value-type="float">
            <text:p>0</text:p>
          </table:table-cell>
          <table:table-cell office:value-type="float" office:value="1664" calcext:value-type="float">
            <text:p>1664</text:p>
          </table:table-cell>
          <table:table-cell office:value-type="float" office:value="1330" calcext:value-type="float">
            <text:p>1330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date" office:date-value="1900-01-05T18:05:45.6" calcext:value-type="date">
            <text:p>01/05/00 06:05 PM</text:p>
          </table:table-cell>
          <table:table-cell office:value-type="float" office:value="1.22371994912" calcext:value-type="float">
            <text:p>1.2237199491</text:p>
          </table:table-cell>
          <table:table-cell office:value-type="float" office:value="-0.117849882741" calcext:value-type="float">
            <text:p>-0.1178498827</text:p>
          </table:table-cell>
          <table:table-cell office:value-type="float" office:value="-4.36" calcext:value-type="float">
            <text:p>-4.36</text:p>
          </table:table-cell>
          <table:table-cell office:value-type="float" office:value="0" calcext:value-type="float">
            <text:p>0</text:p>
          </table:table-cell>
          <table:table-cell office:value-type="float" office:value="1664" calcext:value-type="float">
            <text:p>1664</text:p>
          </table:table-cell>
          <table:table-cell office:value-type="float" office:value="1332" calcext:value-type="float">
            <text:p>1332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date" office:date-value="1900-01-05T18:34:33.6" calcext:value-type="date">
            <text:p>01/05/00 06:34 PM</text:p>
          </table:table-cell>
          <table:table-cell office:value-type="float" office:value="1.23177442124" calcext:value-type="float">
            <text:p>1.2317744212</text:p>
          </table:table-cell>
          <table:table-cell office:value-type="float" office:value="-0.118380821177" calcext:value-type="float">
            <text:p>-0.1183808212</text:p>
          </table:table-cell>
          <table:table-cell office:value-type="float" office:value="-3.68" calcext:value-type="float">
            <text:p>-3.68</text:p>
          </table:table-cell>
          <table:table-cell office:value-type="float" office:value="0" calcext:value-type="float">
            <text:p>0</text:p>
          </table:table-cell>
          <table:table-cell office:value-type="float" office:value="1664" calcext:value-type="float">
            <text:p>1664</text:p>
          </table:table-cell>
          <table:table-cell office:value-type="float" office:value="1334" calcext:value-type="float">
            <text:p>1334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date" office:date-value="1900-01-05T19:03:21.6" calcext:value-type="date">
            <text:p>01/05/00 07:03 PM</text:p>
          </table:table-cell>
          <table:table-cell office:value-type="float" office:value="1.24147124678" calcext:value-type="float">
            <text:p>1.2414712468</text:p>
          </table:table-cell>
          <table:table-cell office:value-type="float" office:value="-0.118901855864" calcext:value-type="float">
            <text:p>-0.1189018559</text:p>
          </table:table-cell>
          <table:table-cell office:value-type="float" office:value="-2.97" calcext:value-type="float">
            <text:p>-2.97</text:p>
          </table:table-cell>
          <table:table-cell office:value-type="float" office:value="0" calcext:value-type="float">
            <text:p>0</text:p>
          </table:table-cell>
          <table:table-cell office:value-type="float" office:value="1664" calcext:value-type="float">
            <text:p>1664</text:p>
          </table:table-cell>
          <table:table-cell office:value-type="float" office:value="1341" calcext:value-type="float">
            <text:p>1341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date" office:date-value="1900-01-05T19:32:09.6" calcext:value-type="date">
            <text:p>01/05/00 07:32 PM</text:p>
          </table:table-cell>
          <table:table-cell office:value-type="float" office:value="1.2512423577" calcext:value-type="float">
            <text:p>1.2512423577</text:p>
          </table:table-cell>
          <table:table-cell office:value-type="float" office:value="-0.119298336119" calcext:value-type="float">
            <text:p>-0.1192983361</text:p>
          </table:table-cell>
          <table:table-cell office:value-type="float" office:value="-2.23" calcext:value-type="float">
            <text:p>-2.23</text:p>
          </table:table-cell>
          <table:table-cell office:value-type="float" office:value="0" calcext:value-type="float">
            <text:p>0</text:p>
          </table:table-cell>
          <table:table-cell office:value-type="float" office:value="1663" calcext:value-type="float">
            <text:p>1663</text:p>
          </table:table-cell>
          <table:table-cell office:value-type="float" office:value="1361" calcext:value-type="float">
            <text:p>1361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date" office:date-value="1900-01-05T20:00:57.6" calcext:value-type="date">
            <text:p>01/05/00 08:00 PM</text:p>
          </table:table-cell>
          <table:table-cell office:value-type="float" office:value="1.2610312218" calcext:value-type="float">
            <text:p>1.2610312218</text:p>
          </table:table-cell>
          <table:table-cell office:value-type="float" office:value="-0.119554889492" calcext:value-type="float">
            <text:p>-0.1195548895</text:p>
          </table:table-cell>
          <table:table-cell office:value-type="float" office:value="-1.41" calcext:value-type="float">
            <text:p>-1.41</text:p>
          </table:table-cell>
          <table:table-cell office:value-type="float" office:value="0" calcext:value-type="float">
            <text:p>0</text:p>
          </table:table-cell>
          <table:table-cell office:value-type="float" office:value="1658" calcext:value-type="float">
            <text:p>1658</text:p>
          </table:table-cell>
          <table:table-cell office:value-type="float" office:value="1365" calcext:value-type="float">
            <text:p>1365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date" office:date-value="1900-01-05T20:29:45.6" calcext:value-type="date">
            <text:p>01/05/00 08:29 PM</text:p>
          </table:table-cell>
          <table:table-cell office:value-type="float" office:value="1.27082582802" calcext:value-type="float">
            <text:p>1.270825828</text:p>
          </table:table-cell>
          <table:table-cell office:value-type="float" office:value="-0.119652467708" calcext:value-type="float">
            <text:p>-0.1196524677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office:value-type="float" office:value="1604" calcext:value-type="float">
            <text:p>1604</text:p>
          </table:table-cell>
          <table:table-cell office:value-type="float" office:value="1366" calcext:value-type="float">
            <text:p>1366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date" office:date-value="1900-01-05T20:58:33.6" calcext:value-type="date">
            <text:p>01/05/00 08:58 PM</text:p>
          </table:table-cell>
          <table:table-cell office:value-type="float" office:value="1.28225257308" calcext:value-type="float">
            <text:p>1.2822525731</text:p>
          </table:table-cell>
          <table:table-cell office:value-type="float" office:value="-0.119581852194" calcext:value-type="float">
            <text:p>-0.1195818522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1546" calcext:value-type="float">
            <text:p>1546</text:p>
          </table:table-cell>
          <table:table-cell office:value-type="float" office:value="1366" calcext:value-type="float">
            <text:p>1366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date" office:date-value="1900-01-05T21:27:21.6" calcext:value-type="date">
            <text:p>01/05/00 09:27 PM</text:p>
          </table:table-cell>
          <table:table-cell office:value-type="float" office:value="1.29367975765" calcext:value-type="float">
            <text:p>1.2936797577</text:p>
          </table:table-cell>
          <table:table-cell office:value-type="float" office:value="-0.119319558537" calcext:value-type="float">
            <text:p>-0.1193195585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495</text:p>
          </table:table-cell>
          <table:table-cell office:value-type="float" office:value="1367" calcext:value-type="float">
            <text:p>1367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date" office:date-value="1900-01-05T21:56:09.6" calcext:value-type="date">
            <text:p>01/05/00 09:56 PM</text:p>
          </table:table-cell>
          <table:table-cell office:value-type="float" office:value="1.30510877321" calcext:value-type="float">
            <text:p>1.3051087732</text:p>
          </table:table-cell>
          <table:table-cell office:value-type="float" office:value="-0.11888118878" calcext:value-type="float">
            <text:p>-0.1188811888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369" calcext:value-type="float">
            <text:p>1369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date" office:date-value="1900-01-05T22:24:57.6" calcext:value-type="date">
            <text:p>01/05/00 10:24 PM</text:p>
          </table:table-cell>
          <table:table-cell office:value-type="float" office:value="1.31819752552" calcext:value-type="float">
            <text:p>1.3181975255</text:p>
          </table:table-cell>
          <table:table-cell office:value-type="float" office:value="-0.118207001371" calcext:value-type="float">
            <text:p>-0.1182070014</text:p>
          </table:table-cell>
          <table:table-cell office:value-type="float" office:value="3.06" calcext:value-type="float">
            <text:p>3.06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377" calcext:value-type="float">
            <text:p>1377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date" office:date-value="1900-01-05T22:53:45.6" calcext:value-type="date">
            <text:p>01/05/00 10:53 PM</text:p>
          </table:table-cell>
          <table:table-cell office:value-type="float" office:value="1.33148090622" calcext:value-type="float">
            <text:p>1.3314809062</text:p>
          </table:table-cell>
          <table:table-cell office:value-type="float" office:value="-0.117374076856" calcext:value-type="float">
            <text:p>-0.1173740769</text:p>
          </table:table-cell>
          <table:table-cell office:value-type="float" office:value="3.66" calcext:value-type="float">
            <text:p>3.66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07" calcext:value-type="float">
            <text:p>1407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date" office:date-value="1900-01-05T23:22:33.6" calcext:value-type="date">
            <text:p>01/05/00 11:22 PM</text:p>
          </table:table-cell>
          <table:table-cell office:value-type="float" office:value="1.34504075981" calcext:value-type="float">
            <text:p>1.3450407598</text:p>
          </table:table-cell>
          <table:table-cell office:value-type="float" office:value="-0.116423907562" calcext:value-type="float">
            <text:p>-0.1164239076</text:p>
          </table:table-cell>
          <table:table-cell office:value-type="float" office:value="4.02" calcext:value-type="float">
            <text:p>4.02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43" calcext:value-type="float">
            <text:p>1443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date" office:date-value="1900-01-05T23:51:21.6" calcext:value-type="date">
            <text:p>01/05/00 11:51 PM</text:p>
          </table:table-cell>
          <table:table-cell office:value-type="float" office:value="1.35692322188" calcext:value-type="float">
            <text:p>1.3569232219</text:p>
          </table:table-cell>
          <table:table-cell office:value-type="float" office:value="-0.115550141504" calcext:value-type="float">
            <text:p>-0.1155501415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5" calcext:value-type="float">
            <text:p>1455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date" office:date-value="1900-01-06T00:20:09.6" calcext:value-type="date">
            <text:p>01/06/00 12:20 AM</text:p>
          </table:table-cell>
          <table:table-cell office:value-type="float" office:value="1.37050071915" calcext:value-type="float">
            <text:p>1.3705007192</text:p>
          </table:table-cell>
          <table:table-cell office:value-type="float" office:value="-0.114518180684" calcext:value-type="float">
            <text:p>-0.1145181807</text:p>
          </table:table-cell>
          <table:table-cell office:value-type="float" office:value="4.34" calcext:value-type="float">
            <text:p>4.34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5" calcext:value-type="float">
            <text:p>1455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date" office:date-value="1900-01-06T00:48:57.6" calcext:value-type="date">
            <text:p>01/06/00 12:48 AM</text:p>
          </table:table-cell>
          <table:table-cell office:value-type="float" office:value="1.38407566185" calcext:value-type="float">
            <text:p>1.3840756619</text:p>
          </table:table-cell>
          <table:table-cell office:value-type="float" office:value="-0.113453047464" calcext:value-type="float">
            <text:p>-0.1134530475</text:p>
          </table:table-cell>
          <table:table-cell office:value-type="float" office:value="4.48" calcext:value-type="float">
            <text:p>4.48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5" calcext:value-type="float">
            <text:p>1455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date" office:date-value="1900-01-06T01:17:45.6" calcext:value-type="date">
            <text:p>01/06/00 01:17 AM</text:p>
          </table:table-cell>
          <table:table-cell office:value-type="float" office:value="1.39593198531" calcext:value-type="float">
            <text:p>1.3959319853</text:p>
          </table:table-cell>
          <table:table-cell office:value-type="float" office:value="-0.112492841214" calcext:value-type="float">
            <text:p>-0.1124928412</text:p>
          </table:table-cell>
          <table:table-cell office:value-type="float" office:value="4.62" calcext:value-type="float">
            <text:p>4.62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date" office:date-value="1900-01-06T01:46:33.6" calcext:value-type="date">
            <text:p>01/06/00 01:46 AM</text:p>
          </table:table-cell>
          <table:table-cell office:value-type="float" office:value="1.40778291185" calcext:value-type="float">
            <text:p>1.4077829119</text:p>
          </table:table-cell>
          <table:table-cell office:value-type="float" office:value="-0.111526592719" calcext:value-type="float">
            <text:p>-0.1115265927</text:p>
          </table:table-cell>
          <table:table-cell office:value-type="float" office:value="4.65" calcext:value-type="float">
            <text:p>4.65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date" office:date-value="1900-01-06T02:15:21.6" calcext:value-type="date">
            <text:p>01/06/00 02:15 AM</text:p>
          </table:table-cell>
          <table:table-cell office:value-type="float" office:value="1.41963923532" calcext:value-type="float">
            <text:p>1.4196392353</text:p>
          </table:table-cell>
          <table:table-cell office:value-type="float" office:value="-0.110566386469" calcext:value-type="float">
            <text:p>-0.1105663865</text:p>
          </table:table-cell>
          <table:table-cell office:value-type="float" office:value="4.62" calcext:value-type="float">
            <text:p>4.62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date" office:date-value="1900-01-06T02:44:09.6" calcext:value-type="date">
            <text:p>01/06/00 02:44 AM</text:p>
          </table:table-cell>
          <table:table-cell office:value-type="float" office:value="1.43149688201" calcext:value-type="float">
            <text:p>1.431496882</text:p>
          </table:table-cell>
          <table:table-cell office:value-type="float" office:value="-0.109622735222" calcext:value-type="float">
            <text:p>-0.1096227352</text:p>
          </table:table-cell>
          <table:table-cell office:value-type="float" office:value="4.54" calcext:value-type="float">
            <text:p>4.54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date" office:date-value="1900-01-06T03:12:57.6" calcext:value-type="date">
            <text:p>01/06/00 03:12 AM</text:p>
          </table:table-cell>
          <table:table-cell office:value-type="float" office:value="1.4416611185" calcext:value-type="float">
            <text:p>1.4416611185</text:p>
          </table:table-cell>
          <table:table-cell office:value-type="float" office:value="-0.108821246202" calcext:value-type="float">
            <text:p>-0.1088212462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date" office:date-value="1900-01-06T03:41:45.6" calcext:value-type="date">
            <text:p>01/06/00 03:41 AM</text:p>
          </table:table-cell>
          <table:table-cell office:value-type="float" office:value="1.45351958047" calcext:value-type="float">
            <text:p>1.4535195805</text:p>
          </table:table-cell>
          <table:table-cell office:value-type="float" office:value="-0.107887942768" calcext:value-type="float">
            <text:p>-0.1078879428</text:p>
          </table:table-cell>
          <table:table-cell office:value-type="float" office:value="4.49" calcext:value-type="float">
            <text:p>4.49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date" office:date-value="1900-01-06T04:10:33.6" calcext:value-type="date">
            <text:p>01/06/00 04:10 AM</text:p>
          </table:table-cell>
          <table:table-cell office:value-type="float" office:value="1.46368409503" calcext:value-type="float">
            <text:p>1.463684095</text:p>
          </table:table-cell>
          <table:table-cell office:value-type="float" office:value="-0.107090001699" calcext:value-type="float">
            <text:p>-0.1070900017</text:p>
          </table:table-cell>
          <table:table-cell office:value-type="float" office:value="4.48" calcext:value-type="float">
            <text:p>4.48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date" office:date-value="1900-01-06T04:39:21.6" calcext:value-type="date">
            <text:p>01/06/00 04:39 AM</text:p>
          </table:table-cell>
          <table:table-cell office:value-type="float" office:value="1.47384482476" calcext:value-type="float">
            <text:p>1.4738448248</text:p>
          </table:table-cell>
          <table:table-cell office:value-type="float" office:value="-0.106297538445" calcext:value-type="float">
            <text:p>-0.1062975384</text:p>
          </table:table-cell>
          <table:table-cell office:value-type="float" office:value="4.45" calcext:value-type="float">
            <text:p>4.45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date" office:date-value="1900-01-06T05:08:09.6" calcext:value-type="date">
            <text:p>01/06/00 05:08 AM</text:p>
          </table:table-cell>
          <table:table-cell office:value-type="float" office:value="1.48401057529" calcext:value-type="float">
            <text:p>1.4840105753</text:p>
          </table:table-cell>
          <table:table-cell office:value-type="float" office:value="-0.105515564353" calcext:value-type="float">
            <text:p>-0.1055155644</text:p>
          </table:table-cell>
          <table:table-cell office:value-type="float" office:value="4.39" calcext:value-type="float">
            <text:p>4.39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date" office:date-value="1900-01-06T05:36:57.6" calcext:value-type="date">
            <text:p>01/06/00 05:36 AM</text:p>
          </table:table-cell>
          <table:table-cell office:value-type="float" office:value="1.4924823563" calcext:value-type="float">
            <text:p>1.4924823563</text:p>
          </table:table-cell>
          <table:table-cell office:value-type="float" office:value="-0.104868571041" calcext:value-type="float">
            <text:p>-0.104868571</text:p>
          </table:table-cell>
          <table:table-cell office:value-type="float" office:value="4.36" calcext:value-type="float">
            <text:p>4.36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date" office:date-value="1900-01-06T06:05:45.6" calcext:value-type="date">
            <text:p>01/06/00 06:05 AM</text:p>
          </table:table-cell>
          <table:table-cell office:value-type="float" office:value="1.50264009976" calcext:value-type="float">
            <text:p>1.5026400998</text:p>
          </table:table-cell>
          <table:table-cell office:value-type="float" office:value="-0.104092218956" calcext:value-type="float">
            <text:p>-0.104092219</text:p>
          </table:table-cell>
          <table:table-cell office:value-type="float" office:value="4.36" calcext:value-type="float">
            <text:p>4.36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date" office:date-value="1900-01-06T06:34:33.6" calcext:value-type="date">
            <text:p>01/06/00 06:34 AM</text:p>
          </table:table-cell>
          <table:table-cell office:value-type="float" office:value="1.51110497819" calcext:value-type="float">
            <text:p>1.5111049782</text:p>
          </table:table-cell>
          <table:table-cell office:value-type="float" office:value="-0.103447000182" calcext:value-type="float">
            <text:p>-0.1034470002</text:p>
          </table:table-cell>
          <table:table-cell office:value-type="float" office:value="4.35" calcext:value-type="float">
            <text:p>4.35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date" office:date-value="1900-01-06T07:03:21.6" calcext:value-type="date">
            <text:p>01/06/00 07:03 AM</text:p>
          </table:table-cell>
          <table:table-cell office:value-type="float" office:value="1.51957019191" calcext:value-type="float">
            <text:p>1.5195701919</text:p>
          </table:table-cell>
          <table:table-cell office:value-type="float" office:value="-0.102806213592" calcext:value-type="float">
            <text:p>-0.1028062136</text:p>
          </table:table-cell>
          <table:table-cell office:value-type="float" office:value="4.32" calcext:value-type="float">
            <text:p>4.32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date" office:date-value="1900-01-06T07:32:09.6" calcext:value-type="date">
            <text:p>01/06/00 07:32 AM</text:p>
          </table:table-cell>
          <table:table-cell office:value-type="float" office:value="1.5280357386" calcext:value-type="float">
            <text:p>1.5280357386</text:p>
          </table:table-cell>
          <table:table-cell office:value-type="float" office:value="-0.10216985936" calcext:value-type="float">
            <text:p>-0.1021698594</text:p>
          </table:table-cell>
          <table:table-cell office:value-type="float" office:value="4.29" calcext:value-type="float">
            <text:p>4.29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date" office:date-value="1900-01-06T08:00:57.6" calcext:value-type="date">
            <text:p>01/06/00 08:00 AM</text:p>
          </table:table-cell>
          <table:table-cell office:value-type="float" office:value="1.53650161595" calcext:value-type="float">
            <text:p>1.536501616</text:p>
          </table:table-cell>
          <table:table-cell office:value-type="float" office:value="-0.101537937661" calcext:value-type="float">
            <text:p>-0.1015379377</text:p>
          </table:table-cell>
          <table:table-cell office:value-type="float" office:value="4.26" calcext:value-type="float">
            <text:p>4.26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date" office:date-value="1900-01-06T08:29:45.6" calcext:value-type="date">
            <text:p>01/06/00 08:29 AM</text:p>
          </table:table-cell>
          <table:table-cell office:value-type="float" office:value="1.54327465209" calcext:value-type="float">
            <text:p>1.5432746521</text:p>
          </table:table-cell>
          <table:table-cell office:value-type="float" office:value="-0.101037339746" calcext:value-type="float">
            <text:p>-0.1010373397</text:p>
          </table:table-cell>
          <table:table-cell office:value-type="float" office:value="4.22" calcext:value-type="float">
            <text:p>4.22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 office:value-type="date" office:date-value="1900-01-06T08:58:33.6" calcext:value-type="date">
            <text:p>01/06/00 08:58 AM</text:p>
          </table:table-cell>
          <table:table-cell office:value-type="float" office:value="1.55174139983" calcext:value-type="float">
            <text:p>1.5517413998</text:p>
          </table:table-cell>
          <table:table-cell office:value-type="float" office:value="-0.10041723898" calcext:value-type="float">
            <text:p>-0.100417239</text:p>
          </table:table-cell>
          <table:table-cell office:value-type="float" office:value="4.18" calcext:value-type="float">
            <text:p>4.18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date" office:date-value="1900-01-06T09:27:21.6" calcext:value-type="date">
            <text:p>01/06/00 09:27 AM</text:p>
          </table:table-cell>
          <table:table-cell office:value-type="float" office:value="1.55851221927" calcext:value-type="float">
            <text:p>1.5585122193</text:p>
          </table:table-cell>
          <table:table-cell office:value-type="float" office:value="-0.0999250447934" calcext:value-type="float">
            <text:p>-0.0999250448</text:p>
          </table:table-cell>
          <table:table-cell office:value-type="float" office:value="4.15" calcext:value-type="float">
            <text:p>4.15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2" calcext:value-type="float">
            <text:p>1462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 office:value-type="date" office:date-value="1900-01-06T09:56:09.6" calcext:value-type="date">
            <text:p>01/06/00 09:56 AM</text:p>
          </table:table-cell>
          <table:table-cell office:value-type="float" office:value="1.56528594542" calcext:value-type="float">
            <text:p>1.5652859454</text:p>
          </table:table-cell>
          <table:table-cell office:value-type="float" office:value="-0.0994339041318" calcext:value-type="float">
            <text:p>-0.0994339041</text:p>
          </table:table-cell>
          <table:table-cell office:value-type="float" office:value="4.14" calcext:value-type="float">
            <text:p>4.14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 office:value-type="date" office:date-value="1900-01-06T10:24:57.6" calcext:value-type="date">
            <text:p>01/06/00 10:24 AM</text:p>
          </table:table-cell>
          <table:table-cell office:value-type="float" office:value="1.57205975689" calcext:value-type="float">
            <text:p>1.5720597569</text:p>
          </table:table-cell>
          <table:table-cell office:value-type="float" office:value="-0.0989439456947" calcext:value-type="float">
            <text:p>-0.0989439457</text:p>
          </table:table-cell>
          <table:table-cell office:value-type="float" office:value="4.13" calcext:value-type="float">
            <text:p>4.13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 office:value-type="date" office:date-value="1900-01-06T10:53:45.6" calcext:value-type="date">
            <text:p>01/06/00 10:53 AM</text:p>
          </table:table-cell>
          <table:table-cell office:value-type="float" office:value="1.57883373838" calcext:value-type="float">
            <text:p>1.5788337384</text:p>
          </table:table-cell>
          <table:table-cell office:value-type="float" office:value="-0.0984563517509" calcext:value-type="float">
            <text:p>-0.0984563518</text:p>
          </table:table-cell>
          <table:table-cell office:value-type="float" office:value="4.11" calcext:value-type="float">
            <text:p>4.11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 office:value-type="date" office:date-value="1900-01-06T11:22:33.6" calcext:value-type="date">
            <text:p>01/06/00 11:22 AM</text:p>
          </table:table-cell>
          <table:table-cell office:value-type="float" office:value="1.58560780458" calcext:value-type="float">
            <text:p>1.5856078046</text:p>
          </table:table-cell>
          <table:table-cell office:value-type="float" office:value="-0.0979699400762" calcext:value-type="float">
            <text:p>-0.0979699401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 office:value-type="date" office:date-value="1900-01-06T11:51:21.6" calcext:value-type="date">
            <text:p>01/06/00 11:51 AM</text:p>
          </table:table-cell>
          <table:table-cell office:value-type="float" office:value="1.59068609861" calcext:value-type="float">
            <text:p>1.5906860986</text:p>
          </table:table-cell>
          <table:table-cell office:value-type="float" office:value="-0.0976036260731" calcext:value-type="float">
            <text:p>-0.0976036261</text:p>
          </table:table-cell>
          <table:table-cell office:value-type="float" office:value="4.12" calcext:value-type="float">
            <text:p>4.12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2" calcext:value-type="float">
            <text:p>1462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date" office:date-value="1900-01-06T12:20:09.6" calcext:value-type="date">
            <text:p>01/06/00 12:20 PM</text:p>
          </table:table-cell>
          <table:table-cell office:value-type="float" office:value="1.5974600801" calcext:value-type="float">
            <text:p>1.5974600801</text:p>
          </table:table-cell>
          <table:table-cell office:value-type="float" office:value="-0.0971160321294" calcext:value-type="float">
            <text:p>-0.0971160321</text:p>
          </table:table-cell>
          <table:table-cell office:value-type="float" office:value="4.11" calcext:value-type="float">
            <text:p>4.11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 office:value-type="date" office:date-value="1900-01-06T12:48:57.6" calcext:value-type="date">
            <text:p>01/06/00 12:48 PM</text:p>
          </table:table-cell>
          <table:table-cell office:value-type="float" office:value="1.60254080815" calcext:value-type="float">
            <text:p>1.6025408082</text:p>
          </table:table-cell>
          <table:table-cell office:value-type="float" office:value="-0.0967540419708" calcext:value-type="float">
            <text:p>-0.096754042</text:p>
          </table:table-cell>
          <table:table-cell office:value-type="float" office:value="4.07" calcext:value-type="float">
            <text:p>4.07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date" office:date-value="1900-01-06T13:17:45.6" calcext:value-type="date">
            <text:p>01/06/00 01:17 PM</text:p>
          </table:table-cell>
          <table:table-cell office:value-type="float" office:value="1.60762159914" calcext:value-type="float">
            <text:p>1.6076215991</text:p>
          </table:table-cell>
          <table:table-cell office:value-type="float" office:value="-0.0963929385603" calcext:value-type="float">
            <text:p>-0.0963929386</text:p>
          </table:table-cell>
          <table:table-cell office:value-type="float" office:value="4.06" calcext:value-type="float">
            <text:p>4.06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date" office:date-value="1900-01-06T13:46:33.6" calcext:value-type="date">
            <text:p>01/06/00 01:46 PM</text:p>
          </table:table-cell>
          <table:table-cell office:value-type="float" office:value="1.61270239013" calcext:value-type="float">
            <text:p>1.6127023901</text:p>
          </table:table-cell>
          <table:table-cell office:value-type="float" office:value="-0.0960318351497" calcext:value-type="float">
            <text:p>-0.0960318351</text:p>
          </table:table-cell>
          <table:table-cell office:value-type="float" office:value="4.06" calcext:value-type="float">
            <text:p>4.06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date" office:date-value="1900-01-06T14:15:21.6" calcext:value-type="date">
            <text:p>01/06/00 02:15 PM</text:p>
          </table:table-cell>
          <table:table-cell office:value-type="float" office:value="1.61778330652" calcext:value-type="float">
            <text:p>1.6177833065</text:p>
          </table:table-cell>
          <table:table-cell office:value-type="float" office:value="-0.0956725052682" calcext:value-type="float">
            <text:p>-0.0956725053</text:p>
          </table:table-cell>
          <table:table-cell office:value-type="float" office:value="4.04" calcext:value-type="float">
            <text:p>4.04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date" office:date-value="1900-01-06T14:44:09.6" calcext:value-type="date">
            <text:p>01/06/00 02:44 PM</text:p>
          </table:table-cell>
          <table:table-cell office:value-type="float" office:value="1.6228643477" calcext:value-type="float">
            <text:p>1.6228643477</text:p>
          </table:table-cell>
          <table:table-cell office:value-type="float" office:value="-0.0953149489595" calcext:value-type="float">
            <text:p>-0.095314949</text:p>
          </table:table-cell>
          <table:table-cell office:value-type="float" office:value="4.02" calcext:value-type="float">
            <text:p>4.02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date" office:date-value="1900-01-06T15:12:57.6" calcext:value-type="date">
            <text:p>01/06/00 03:12 PM</text:p>
          </table:table-cell>
          <table:table-cell office:value-type="float" office:value="1.62794538889" calcext:value-type="float">
            <text:p>1.6279453889</text:p>
          </table:table-cell>
          <table:table-cell office:value-type="float" office:value="-0.0949573926508" calcext:value-type="float">
            <text:p>-0.0949573927</text:p>
          </table:table-cell>
          <table:table-cell office:value-type="float" office:value="4.02" calcext:value-type="float">
            <text:p>4.02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date" office:date-value="1900-01-06T15:41:45.6" calcext:value-type="date">
            <text:p>01/06/00 03:41 PM</text:p>
          </table:table-cell>
          <table:table-cell office:value-type="float" office:value="1.63133274226" calcext:value-type="float">
            <text:p>1.6313327423</text:p>
          </table:table-cell>
          <table:table-cell office:value-type="float" office:value="-0.0947191274022" calcext:value-type="float">
            <text:p>-0.0947191274</text:p>
          </table:table-cell>
          <table:table-cell office:value-type="float" office:value="4.02" calcext:value-type="float">
            <text:p>4.02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date" office:date-value="1900-01-06T16:10:33.6" calcext:value-type="date">
            <text:p>01/06/00 04:10 PM</text:p>
          </table:table-cell>
          <table:table-cell office:value-type="float" office:value="1.63641378345" calcext:value-type="float">
            <text:p>1.6364137835</text:p>
          </table:table-cell>
          <table:table-cell office:value-type="float" office:value="-0.0943615710935" calcext:value-type="float">
            <text:p>-0.0943615711</text:p>
          </table:table-cell>
          <table:table-cell office:value-type="float" office:value="4.02" calcext:value-type="float">
            <text:p>4.02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date" office:date-value="1900-01-06T16:39:21.6" calcext:value-type="date">
            <text:p>01/06/00 04:39 PM</text:p>
          </table:table-cell>
          <table:table-cell office:value-type="float" office:value="1.63980113682" calcext:value-type="float">
            <text:p>1.6398011368</text:p>
          </table:table-cell>
          <table:table-cell office:value-type="float" office:value="-0.0941233058449" calcext:value-type="float">
            <text:p>-0.0941233058</text:p>
          </table:table-cell>
          <table:table-cell office:value-type="float" office:value="4.02" calcext:value-type="float">
            <text:p>4.02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date" office:date-value="1900-01-06T17:08:09.6" calcext:value-type="date">
            <text:p>01/06/00 05:08 PM</text:p>
          </table:table-cell>
          <table:table-cell office:value-type="float" office:value="1.64318840697" calcext:value-type="float">
            <text:p>1.643188407</text:p>
          </table:table-cell>
          <table:table-cell office:value-type="float" office:value="-0.0938838582118" calcext:value-type="float">
            <text:p>-0.0938838582</text:p>
          </table:table-cell>
          <table:table-cell office:value-type="float" office:value="4.04" calcext:value-type="float">
            <text:p>4.04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date" office:date-value="1900-01-06T17:36:57.6" calcext:value-type="date">
            <text:p>01/06/00 05:36 PM</text:p>
          </table:table-cell>
          <table:table-cell office:value-type="float" office:value="1.64657563535" calcext:value-type="float">
            <text:p>1.6465756354</text:p>
          </table:table-cell>
          <table:table-cell office:value-type="float" office:value="-0.0936438193975" calcext:value-type="float">
            <text:p>-0.0936438194</text:p>
          </table:table-cell>
          <table:table-cell office:value-type="float" office:value="4.05" calcext:value-type="float">
            <text:p>4.05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date" office:date-value="1900-01-06T18:05:45.6" calcext:value-type="date">
            <text:p>01/06/00 06:05 PM</text:p>
          </table:table-cell>
          <table:table-cell office:value-type="float" office:value="1.64996282185" calcext:value-type="float">
            <text:p>1.6499628219</text:p>
          </table:table-cell>
          <table:table-cell office:value-type="float" office:value="-0.0934031894091" calcext:value-type="float">
            <text:p>-0.0934031894</text:p>
          </table:table-cell>
          <table:table-cell office:value-type="float" office:value="4.06" calcext:value-type="float">
            <text:p>4.06</text:p>
          </table:table-cell>
          <table:table-cell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 office:value-type="float" office:value="1461" calcext:value-type="float">
            <text:p>1461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date" office:date-value="1900-01-06T18:34:33.6" calcext:value-type="date">
            <text:p>01/06/00 06:34 PM</text:p>
          </table:table-cell>
          <table:table-cell office:value-type="float" office:value="1.65334847003" calcext:value-type="float">
            <text:p>1.65334847</text:p>
          </table:table-cell>
          <table:table-cell office:value-type="float" office:value="-0.0931608679074" calcext:value-type="float">
            <text:p>-0.0931608679</text:p>
          </table:table-cell>
          <table:table-cell office:value-type="float" office:value="4.09" calcext:value-type="float">
            <text:p>4.09</text:p>
          </table:table-cell>
          <table:table-cell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 office:value-type="float" office:value="1462" calcext:value-type="float">
            <text:p>146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date" office:date-value="1900-01-06T19:03:21.6" calcext:value-type="date">
            <text:p>01/06/00 07:03 PM</text:p>
          </table:table-cell>
          <table:table-cell office:value-type="float" office:value="1.65673548801" calcext:value-type="float">
            <text:p>1.656735488</text:p>
          </table:table-cell>
          <table:table-cell office:value-type="float" office:value="-0.0929178732965" calcext:value-type="float">
            <text:p>-0.0929178733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1491" calcext:value-type="float">
            <text:p>1491</text:p>
          </table:table-cell>
          <table:table-cell office:value-type="float" office:value="1461" calcext:value-type="float">
            <text:p>1461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date" office:date-value="1900-01-06T19:32:09.6" calcext:value-type="date">
            <text:p>01/06/00 07:32 PM</text:p>
          </table:table-cell>
          <table:table-cell office:value-type="float" office:value="1.65842830798" calcext:value-type="float">
            <text:p>1.658428308</text:p>
          </table:table-cell>
          <table:table-cell office:value-type="float" office:value="-0.0927967701295" calcext:value-type="float">
            <text:p>-0.0927967701</text:p>
          </table:table-cell>
          <table:table-cell office:value-type="float" office:value="4.09" calcext:value-type="float">
            <text:p>4.09</text:p>
          </table:table-cell>
          <table:table-cell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 office:value-type="float" office:value="1462" calcext:value-type="float">
            <text:p>1462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06T20:00:57.6" calcext:value-type="date">
            <text:p>01/06/00 08:00 PM</text:p>
          </table:table-cell>
          <table:table-cell office:value-type="float" office:value="1.6618209742" calcext:value-type="float">
            <text:p>1.6618209742</text:p>
          </table:table-cell>
          <table:table-cell office:value-type="float" office:value="-0.0925540420019" calcext:value-type="float">
            <text:p>-0.092554042</text:p>
          </table:table-cell>
          <table:table-cell office:value-type="float" office:value="4.09" calcext:value-type="float">
            <text:p>4.09</text:p>
          </table:table-cell>
          <table:table-cell office:value-type="float" office:value="0" calcext:value-type="float">
            <text:p>0</text:p>
          </table:table-cell>
          <table:table-cell office:value-type="float" office:value="1491" calcext:value-type="float">
            <text:p>1491</text:p>
          </table:table-cell>
          <table:table-cell office:value-type="float" office:value="1457" calcext:value-type="float">
            <text:p>1457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date" office:date-value="1900-01-06T20:29:45.6" calcext:value-type="date">
            <text:p>01/06/00 08:29 PM</text:p>
          </table:table-cell>
          <table:table-cell office:value-type="float" office:value="1.66351445821" calcext:value-type="float">
            <text:p>1.6635144582</text:p>
          </table:table-cell>
          <table:table-cell office:value-type="float" office:value="-0.0924323019341" calcext:value-type="float">
            <text:p>-0.0924323019</text:p>
          </table:table-cell>
          <table:table-cell office:value-type="float" office:value="4.11" calcext:value-type="float">
            <text:p>4.11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461" calcext:value-type="float">
            <text:p>1461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06T20:58:33.6" calcext:value-type="date">
            <text:p>01/06/00 08:58 PM</text:p>
          </table:table-cell>
          <table:table-cell office:value-type="float" office:value="1.66690139131" calcext:value-type="float">
            <text:p>1.6669013913</text:p>
          </table:table-cell>
          <table:table-cell office:value-type="float" office:value="-0.0921881250563" calcext:value-type="float">
            <text:p>-0.0921881251</text:p>
          </table:table-cell>
          <table:table-cell office:value-type="float" office:value="4.12" calcext:value-type="float">
            <text:p>4.12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461" calcext:value-type="float">
            <text:p>1461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date" office:date-value="1900-01-06T21:27:21.6" calcext:value-type="date">
            <text:p>01/06/00 09:27 PM</text:p>
          </table:table-cell>
          <table:table-cell office:value-type="float" office:value="1.66859557957" calcext:value-type="float">
            <text:p>1.6685955796</text:p>
          </table:table-cell>
          <table:table-cell office:value-type="float" office:value="-0.0920663391394" calcext:value-type="float">
            <text:p>-0.0920663391</text:p>
          </table:table-cell>
          <table:table-cell office:value-type="float" office:value="4.11" calcext:value-type="float">
            <text:p>4.11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office:value-type="float" office:value="1460" calcext:value-type="float">
            <text:p>1460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06T21:56:09.6" calcext:value-type="date">
            <text:p>01/06/00 09:56 PM</text:p>
          </table:table-cell>
          <table:table-cell office:value-type="float" office:value="1.67028912703" calcext:value-type="float">
            <text:p>1.670289127</text:p>
          </table:table-cell>
          <table:table-cell office:value-type="float" office:value="-0.0919454857904" calcext:value-type="float">
            <text:p>-0.0919454858</text:p>
          </table:table-cell>
          <table:table-cell office:value-type="float" office:value="4.08" calcext:value-type="float">
            <text:p>4.08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office:value-type="float" office:value="1461" calcext:value-type="float">
            <text:p>1461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06T22:24:57.6" calcext:value-type="date">
            <text:p>01/06/00 10:24 PM</text:p>
          </table:table-cell>
          <table:table-cell office:value-type="float" office:value="1.67198198913" calcext:value-type="float">
            <text:p>1.6719819891</text:p>
          </table:table-cell>
          <table:table-cell office:value-type="float" office:value="-0.0918249735335" calcext:value-type="float">
            <text:p>-0.0918249735</text:p>
          </table:table-cell>
          <table:table-cell office:value-type="float" office:value="4.07" calcext:value-type="float">
            <text:p>4.07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462" calcext:value-type="float">
            <text:p>1462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06T22:53:45.6" calcext:value-type="date">
            <text:p>01/06/00 10:53 PM</text:p>
          </table:table-cell>
          <table:table-cell office:value-type="float" office:value="1.67536763731" calcext:value-type="float">
            <text:p>1.6753676373</text:p>
          </table:table-cell>
          <table:table-cell office:value-type="float" office:value="-0.0915826520318" calcext:value-type="float">
            <text:p>-0.091582652</text:p>
          </table:table-cell>
          <table:table-cell office:value-type="float" office:value="4.09" calcext:value-type="float">
            <text:p>4.09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462" calcext:value-type="float">
            <text:p>146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date" office:date-value="1900-01-06T23:22:33.6" calcext:value-type="date">
            <text:p>01/06/00 11:22 PM</text:p>
          </table:table-cell>
          <table:table-cell office:value-type="float" office:value="1.67536763731" calcext:value-type="float">
            <text:p>1.6753676373</text:p>
          </table:table-cell>
          <table:table-cell office:value-type="float" office:value="-0.0915826520318" calcext:value-type="float">
            <text:p>-0.091582652</text:p>
          </table:table-cell>
          <table:table-cell office:value-type="float" office:value="4.11" calcext:value-type="float">
            <text:p>4.11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6T23:51:21.6" calcext:value-type="date">
            <text:p>01/06/00 11:51 PM</text:p>
          </table:table-cell>
          <table:table-cell office:value-type="float" office:value="1.67706114252" calcext:value-type="float">
            <text:p>1.6770611425</text:p>
          </table:table-cell>
          <table:table-cell office:value-type="float" office:value="-0.0914612075332" calcext:value-type="float">
            <text:p>-0.0914612075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office:value-type="float" office:value="1461" calcext:value-type="float">
            <text:p>1461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07T00:20:09.5999999999" calcext:value-type="date">
            <text:p>01/07/00 12:20 AM</text:p>
          </table:table-cell>
          <table:table-cell office:value-type="float" office:value="1.67875396249" calcext:value-type="float">
            <text:p>1.6787539625</text:p>
          </table:table-cell>
          <table:table-cell office:value-type="float" office:value="-0.0913401043662" calcext:value-type="float">
            <text:p>-0.0913401044</text:p>
          </table:table-cell>
          <table:table-cell office:value-type="float" office:value="4.09" calcext:value-type="float">
            <text:p>4.09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462" calcext:value-type="float">
            <text:p>1462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07T00:48:57.6000000001" calcext:value-type="date">
            <text:p>01/07/00 12:48 AM</text:p>
          </table:table-cell>
          <table:table-cell office:value-type="float" office:value="1.68044750995" calcext:value-type="float">
            <text:p>1.68044751</text:p>
          </table:table-cell>
          <table:table-cell office:value-type="float" office:value="-0.0912192510172" calcext:value-type="float">
            <text:p>-0.091219251</text:p>
          </table:table-cell>
          <table:table-cell office:value-type="float" office:value="4.08" calcext:value-type="float">
            <text:p>4.08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461" calcext:value-type="float">
            <text:p>1461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07T01:17:45.6" calcext:value-type="date">
            <text:p>01/07/00 01:17 AM</text:p>
          </table:table-cell>
          <table:table-cell office:value-type="float" office:value="1.68044750995" calcext:value-type="float">
            <text:p>1.68044751</text:p>
          </table:table-cell>
          <table:table-cell office:value-type="float" office:value="-0.0912192510172" calcext:value-type="float">
            <text:p>-0.091219251</text:p>
          </table:table-cell>
          <table:table-cell office:value-type="float" office:value="4.08" calcext:value-type="float">
            <text:p>4.08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7T01:46:33.6" calcext:value-type="date">
            <text:p>01/07/00 01:46 AM</text:p>
          </table:table-cell>
          <table:table-cell office:value-type="float" office:value="1.68214101516" calcext:value-type="float">
            <text:p>1.6821410152</text:p>
          </table:table-cell>
          <table:table-cell office:value-type="float" office:value="-0.0910978065186" calcext:value-type="float">
            <text:p>-0.0910978065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461" calcext:value-type="float">
            <text:p>1461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07T02:15:21.5999999999" calcext:value-type="date">
            <text:p>01/07/00 02:15 AM</text:p>
          </table:table-cell>
          <table:table-cell office:value-type="float" office:value="1.68214101516" calcext:value-type="float">
            <text:p>1.6821410152</text:p>
          </table:table-cell>
          <table:table-cell office:value-type="float" office:value="-0.0910978065186" calcext:value-type="float">
            <text:p>-0.0910978065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7T02:44:09.6000000001" calcext:value-type="date">
            <text:p>01/07/00 02:44 AM</text:p>
          </table:table-cell>
          <table:table-cell office:value-type="float" office:value="1.68214101516" calcext:value-type="float">
            <text:p>1.6821410152</text:p>
          </table:table-cell>
          <table:table-cell office:value-type="float" office:value="-0.0910978065186" calcext:value-type="float">
            <text:p>-0.0910978065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1491" calcext:value-type="float">
            <text:p>1491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7T03:12:57.6" calcext:value-type="date">
            <text:p>01/07/00 03:12 AM</text:p>
          </table:table-cell>
          <table:table-cell office:value-type="float" office:value="1.68214101516" calcext:value-type="float">
            <text:p>1.6821410152</text:p>
          </table:table-cell>
          <table:table-cell office:value-type="float" office:value="-0.0910978065186" calcext:value-type="float">
            <text:p>-0.0910978065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1491" calcext:value-type="float">
            <text:p>1491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7T03:41:45.6" calcext:value-type="date">
            <text:p>01/07/00 03:41 AM</text:p>
          </table:table-cell>
          <table:table-cell office:value-type="float" office:value="1.68383452037" calcext:value-type="float">
            <text:p>1.6838345204</text:p>
          </table:table-cell>
          <table:table-cell office:value-type="float" office:value="-0.09097636202" calcext:value-type="float">
            <text:p>-0.090976362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 office:value-type="float" office:value="1461" calcext:value-type="float">
            <text:p>1461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07T04:10:33.6" calcext:value-type="date">
            <text:p>01/07/00 04:10 AM</text:p>
          </table:table-cell>
          <table:table-cell office:value-type="float" office:value="1.68383452037" calcext:value-type="float">
            <text:p>1.6838345204</text:p>
          </table:table-cell>
          <table:table-cell office:value-type="float" office:value="-0.09097636202" calcext:value-type="float">
            <text:p>-0.090976362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1491" calcext:value-type="float">
            <text:p>1491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7T04:39:21.6000000001" calcext:value-type="date">
            <text:p>01/07/00 04:39 AM</text:p>
          </table:table-cell>
          <table:table-cell office:value-type="float" office:value="1.68383452037" calcext:value-type="float">
            <text:p>1.6838345204</text:p>
          </table:table-cell>
          <table:table-cell office:value-type="float" office:value="-0.09097636202" calcext:value-type="float">
            <text:p>-0.090976362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7T05:08:09.6" calcext:value-type="date">
            <text:p>01/07/00 05:08 AM</text:p>
          </table:table-cell>
          <table:table-cell office:value-type="float" office:value="1.68383452037" calcext:value-type="float">
            <text:p>1.6838345204</text:p>
          </table:table-cell>
          <table:table-cell office:value-type="float" office:value="-0.09097636202" calcext:value-type="float">
            <text:p>-0.090976362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1491" calcext:value-type="float">
            <text:p>1491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7T05:36:57.6" calcext:value-type="date">
            <text:p>01/07/00 05:36 AM</text:p>
          </table:table-cell>
          <table:table-cell office:value-type="float" office:value="1.68214104396" calcext:value-type="float">
            <text:p>1.682141044</text:p>
          </table:table-cell>
          <table:table-cell office:value-type="float" office:value="-0.091097996475" calcext:value-type="float">
            <text:p>-0.0910979965</text:p>
          </table:table-cell>
          <table:table-cell office:value-type="float" office:value="4.11" calcext:value-type="float">
            <text:p>4.11</text:p>
          </table:table-cell>
          <table:table-cell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 office:value-type="float" office:value="1461" calcext:value-type="float">
            <text:p>1461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07T06:05:45.6" calcext:value-type="date">
            <text:p>01/07/00 06:05 AM</text:p>
          </table:table-cell>
          <table:table-cell office:value-type="float" office:value="1.68214104396" calcext:value-type="float">
            <text:p>1.682141044</text:p>
          </table:table-cell>
          <table:table-cell office:value-type="float" office:value="-0.091097996475" calcext:value-type="float">
            <text:p>-0.0910979965</text:p>
          </table:table-cell>
          <table:table-cell office:value-type="float" office:value="4.11" calcext:value-type="float">
            <text:p>4.11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7T06:34:33.6000000001" calcext:value-type="date">
            <text:p>01/07/00 06:34 AM</text:p>
          </table:table-cell>
          <table:table-cell office:value-type="float" office:value="1.68214104396" calcext:value-type="float">
            <text:p>1.682141044</text:p>
          </table:table-cell>
          <table:table-cell office:value-type="float" office:value="-0.091097996475" calcext:value-type="float">
            <text:p>-0.0910979965</text:p>
          </table:table-cell>
          <table:table-cell office:value-type="float" office:value="4.11" calcext:value-type="float">
            <text:p>4.11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7T07:03:21.6" calcext:value-type="date">
            <text:p>01/07/00 07:03 AM</text:p>
          </table:table-cell>
          <table:table-cell office:value-type="float" office:value="1.68214104396" calcext:value-type="float">
            <text:p>1.682141044</text:p>
          </table:table-cell>
          <table:table-cell office:value-type="float" office:value="-0.091097996475" calcext:value-type="float">
            <text:p>-0.0910979965</text:p>
          </table:table-cell>
          <table:table-cell office:value-type="float" office:value="4.11" calcext:value-type="float">
            <text:p>4.11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7T07:32:09.6" calcext:value-type="date">
            <text:p>01/07/00 07:32 AM</text:p>
          </table:table-cell>
          <table:table-cell office:value-type="float" office:value="1.68214104396" calcext:value-type="float">
            <text:p>1.682141044</text:p>
          </table:table-cell>
          <table:table-cell office:value-type="float" office:value="-0.091097996475" calcext:value-type="float">
            <text:p>-0.0910979965</text:p>
          </table:table-cell>
          <table:table-cell office:value-type="float" office:value="4.11" calcext:value-type="float">
            <text:p>4.11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7T08:00:57.6" calcext:value-type="date">
            <text:p>01/07/00 08:00 AM</text:p>
          </table:table-cell>
          <table:table-cell office:value-type="float" office:value="1.68044543785" calcext:value-type="float">
            <text:p>1.6804454379</text:p>
          </table:table-cell>
          <table:table-cell office:value-type="float" office:value="-0.0912195007763" calcext:value-type="float">
            <text:p>-0.0912195008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 office:value-type="float" office:value="1458" calcext:value-type="float">
            <text:p>1458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07T08:29:45.5999999999" calcext:value-type="date">
            <text:p>01/07/00 08:29 AM</text:p>
          </table:table-cell>
          <table:table-cell office:value-type="float" office:value="1.68044543785" calcext:value-type="float">
            <text:p>1.6804454379</text:p>
          </table:table-cell>
          <table:table-cell office:value-type="float" office:value="-0.0912195007763" calcext:value-type="float">
            <text:p>-0.0912195008</text:p>
          </table:table-cell>
          <table:table-cell office:value-type="float" office:value="4.11" calcext:value-type="float">
            <text:p>4.11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 office:value-type="float" office:value="1455" calcext:value-type="float">
            <text:p>1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7T08:58:33.6" calcext:value-type="date">
            <text:p>01/07/00 08:58 AM</text:p>
          </table:table-cell>
          <table:table-cell office:value-type="float" office:value="1.68044543785" calcext:value-type="float">
            <text:p>1.6804454379</text:p>
          </table:table-cell>
          <table:table-cell office:value-type="float" office:value="-0.0912195007763" calcext:value-type="float">
            <text:p>-0.0912195008</text:p>
          </table:table-cell>
          <table:table-cell office:value-type="float" office:value="4.12" calcext:value-type="float">
            <text:p>4.12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 office:value-type="float" office:value="1452" calcext:value-type="float">
            <text:p>1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7T09:27:21.6" calcext:value-type="date">
            <text:p>01/07/00 09:27 AM</text:p>
          </table:table-cell>
          <table:table-cell office:value-type="float" office:value="1.68044543785" calcext:value-type="float">
            <text:p>1.6804454379</text:p>
          </table:table-cell>
          <table:table-cell office:value-type="float" office:value="-0.0912195007763" calcext:value-type="float">
            <text:p>-0.0912195008</text:p>
          </table:table-cell>
          <table:table-cell office:value-type="float" office:value="4.11" calcext:value-type="float">
            <text:p>4.11</text:p>
          </table:table-cell>
          <table:table-cell office:value-type="float" office:value="0" calcext:value-type="float">
            <text:p>0</text:p>
          </table:table-cell>
          <table:table-cell office:value-type="float" office:value="1484" calcext:value-type="float">
            <text:p>1484</text:p>
          </table:table-cell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7T09:56:09.6" calcext:value-type="date">
            <text:p>01/07/00 09:56 AM</text:p>
          </table:table-cell>
          <table:table-cell office:value-type="float" office:value="1.67875894643" calcext:value-type="float">
            <text:p>1.6787589464</text:p>
          </table:table-cell>
          <table:table-cell office:value-type="float" office:value="-0.0913404889067" calcext:value-type="float">
            <text:p>-0.0913404889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1483" calcext:value-type="float">
            <text:p>1483</text:p>
          </table:table-cell>
          <table:table-cell office:value-type="float" office:value="1434" calcext:value-type="float">
            <text:p>1434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07T10:24:57.5999999999" calcext:value-type="date">
            <text:p>01/07/00 10:24 AM</text:p>
          </table:table-cell>
          <table:table-cell office:value-type="float" office:value="1.67875894643" calcext:value-type="float">
            <text:p>1.6787589464</text:p>
          </table:table-cell>
          <table:table-cell office:value-type="float" office:value="-0.0913404889067" calcext:value-type="float">
            <text:p>-0.0913404889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1484" calcext:value-type="float">
            <text:p>1484</text:p>
          </table:table-cell>
          <table:table-cell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7T10:53:45.6000000001" calcext:value-type="date">
            <text:p>01/07/00 10:53 AM</text:p>
          </table:table-cell>
          <table:table-cell office:value-type="float" office:value="1.67875894643" calcext:value-type="float">
            <text:p>1.6787589464</text:p>
          </table:table-cell>
          <table:table-cell office:value-type="float" office:value="-0.0913404889067" calcext:value-type="float">
            <text:p>-0.0913404889</text:p>
          </table:table-cell>
          <table:table-cell office:value-type="float" office:value="4.11" calcext:value-type="float">
            <text:p>4.11</text:p>
          </table:table-cell>
          <table:table-cell office:value-type="float" office:value="0" calcext:value-type="float">
            <text:p>0</text:p>
          </table:table-cell>
          <table:table-cell office:value-type="float" office:value="1484" calcext:value-type="float">
            <text:p>1484</text:p>
          </table:table-cell>
          <table:table-cell office:value-type="float" office:value="1427" calcext:value-type="float">
            <text:p>1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7T11:22:33.6" calcext:value-type="date">
            <text:p>01/07/00 11:22 AM</text:p>
          </table:table-cell>
          <table:table-cell office:value-type="float" office:value="1.67875894643" calcext:value-type="float">
            <text:p>1.6787589464</text:p>
          </table:table-cell>
          <table:table-cell office:value-type="float" office:value="-0.0913404889067" calcext:value-type="float">
            <text:p>-0.0913404889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1483" calcext:value-type="float">
            <text:p>1483</text:p>
          </table:table-cell>
          <table:table-cell office:value-type="float" office:value="1425" calcext:value-type="float">
            <text:p>1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7T11:51:21.6" calcext:value-type="date">
            <text:p>01/07/00 11:51 AM</text:p>
          </table:table-cell>
          <table:table-cell office:value-type="float" office:value="1.67875894643" calcext:value-type="float">
            <text:p>1.6787589464</text:p>
          </table:table-cell>
          <table:table-cell office:value-type="float" office:value="-0.0913404889067" calcext:value-type="float">
            <text:p>-0.0913404889</text:p>
          </table:table-cell>
          <table:table-cell office:value-type="float" office:value="4.12" calcext:value-type="float">
            <text:p>4.12</text:p>
          </table:table-cell>
          <table:table-cell office:value-type="float" office:value="0" calcext:value-type="float">
            <text:p>0</text:p>
          </table:table-cell>
          <table:table-cell office:value-type="float" office:value="1484" calcext:value-type="float">
            <text:p>1484</text:p>
          </table:table-cell>
          <table:table-cell office:value-type="float" office:value="1423" calcext:value-type="float">
            <text:p>1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7T12:20:09.5999999999" calcext:value-type="date">
            <text:p>01/07/00 12:20 PM</text:p>
          </table:table-cell>
          <table:table-cell office:value-type="float" office:value="1.67709518713" calcext:value-type="float">
            <text:p>1.6770951871</text:p>
          </table:table-cell>
          <table:table-cell office:value-type="float" office:value="-0.0914611539469" calcext:value-type="float">
            <text:p>-0.0914611539</text:p>
          </table:table-cell>
          <table:table-cell office:value-type="float" office:value="4.14" calcext:value-type="float">
            <text:p>4.14</text:p>
          </table:table-cell>
          <table:table-cell office:value-type="float" office:value="0" calcext:value-type="float">
            <text:p>0</text:p>
          </table:table-cell>
          <table:table-cell office:value-type="float" office:value="1484" calcext:value-type="float">
            <text:p>1484</text:p>
          </table:table-cell>
          <table:table-cell office:value-type="float" office:value="1411" calcext:value-type="float">
            <text:p>1411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07T12:48:57.6000000001" calcext:value-type="date">
            <text:p>01/07/00 12:48 PM</text:p>
          </table:table-cell>
          <table:table-cell office:value-type="float" office:value="1.67709518713" calcext:value-type="float">
            <text:p>1.6770951871</text:p>
          </table:table-cell>
          <table:table-cell office:value-type="float" office:value="-0.0914611539469" calcext:value-type="float">
            <text:p>-0.0914611539</text:p>
          </table:table-cell>
          <table:table-cell office:value-type="float" office:value="4.18" calcext:value-type="float">
            <text:p>4.18</text:p>
          </table:table-cell>
          <table:table-cell office:value-type="float" office:value="0" calcext:value-type="float">
            <text:p>0</text:p>
          </table:table-cell>
          <table:table-cell office:value-type="float" office:value="1482" calcext:value-type="float">
            <text:p>1482</text:p>
          </table:table-cell>
          <table:table-cell office:value-type="float" office:value="1397" calcext:value-type="float">
            <text:p>1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7T13:17:45.6" calcext:value-type="date">
            <text:p>01/07/00 01:17 PM</text:p>
          </table:table-cell>
          <table:table-cell office:value-type="float" office:value="1.67709518713" calcext:value-type="float">
            <text:p>1.6770951871</text:p>
          </table:table-cell>
          <table:table-cell office:value-type="float" office:value="-0.0914611539469" calcext:value-type="float">
            <text:p>-0.0914611539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1478" calcext:value-type="float">
            <text:p>1478</text:p>
          </table:table-cell>
          <table:table-cell office:value-type="float" office:value="1381" calcext:value-type="float">
            <text:p>1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7T13:46:33.6" calcext:value-type="date">
            <text:p>01/07/00 01:46 PM</text:p>
          </table:table-cell>
          <table:table-cell office:value-type="float" office:value="1.67709518713" calcext:value-type="float">
            <text:p>1.6770951871</text:p>
          </table:table-cell>
          <table:table-cell office:value-type="float" office:value="-0.0914611539469" calcext:value-type="float">
            <text:p>-0.0914611539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1464" calcext:value-type="float">
            <text:p>1464</text:p>
          </table:table-cell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7T14:15:21.5999999999" calcext:value-type="date">
            <text:p>01/07/00 02:15 PM</text:p>
          </table:table-cell>
          <table:table-cell office:value-type="float" office:value="1.67709518713" calcext:value-type="float">
            <text:p>1.6770951871</text:p>
          </table:table-cell>
          <table:table-cell office:value-type="float" office:value="-0.0914611539469" calcext:value-type="float">
            <text:p>-0.0914611539</text:p>
          </table:table-cell>
          <table:table-cell office:value-type="float" office:value="4.21" calcext:value-type="float">
            <text:p>4.21</text:p>
          </table:table-cell>
          <table:table-cell office:value-type="float" office:value="0" calcext:value-type="float">
            <text:p>0</text:p>
          </table:table-cell>
          <table:table-cell office:value-type="float" office:value="1462" calcext:value-type="float">
            <text:p>1462</text:p>
          </table:table-cell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7T14:44:09.6000000001" calcext:value-type="date">
            <text:p>01/07/00 02:44 PM</text:p>
          </table:table-cell>
          <table:table-cell office:value-type="float" office:value="1.67709518713" calcext:value-type="float">
            <text:p>1.6770951871</text:p>
          </table:table-cell>
          <table:table-cell office:value-type="float" office:value="-0.0914611539469" calcext:value-type="float">
            <text:p>-0.0914611539</text:p>
          </table:table-cell>
          <table:table-cell office:value-type="float" office:value="4.27" calcext:value-type="float">
            <text:p>4.27</text:p>
          </table:table-cell>
          <table:table-cell office:value-type="float" office:value="0" calcext:value-type="float">
            <text:p>0</text:p>
          </table:table-cell>
          <table:table-cell office:value-type="float" office:value="1456" calcext:value-type="float">
            <text:p>1456</text:p>
          </table:table-cell>
          <table:table-cell office:value-type="float" office:value="1362" calcext:value-type="float">
            <text:p>1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7T15:12:57.6" calcext:value-type="date">
            <text:p>01/07/00 03:12 PM</text:p>
          </table:table-cell>
          <table:table-cell office:value-type="float" office:value="1.67709518713" calcext:value-type="float">
            <text:p>1.6770951871</text:p>
          </table:table-cell>
          <table:table-cell office:value-type="float" office:value="-0.0914611539469" calcext:value-type="float">
            <text:p>-0.0914611539</text:p>
          </table:table-cell>
          <table:table-cell office:value-type="float" office:value="4.39" calcext:value-type="float">
            <text:p>4.39</text:p>
          </table:table-cell>
          <table:table-cell office:value-type="float" office:value="0" calcext:value-type="float">
            <text:p>0</text:p>
          </table:table-cell>
          <table:table-cell office:value-type="float" office:value="1445" calcext:value-type="float">
            <text:p>1445</text:p>
          </table:table-cell>
          <table:table-cell office:value-type="float" office:value="1357" calcext:value-type="float">
            <text:p>1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7T15:41:45.6" calcext:value-type="date">
            <text:p>01/07/00 03:41 PM</text:p>
          </table:table-cell>
          <table:table-cell office:value-type="float" office:value="1.67709518713" calcext:value-type="float">
            <text:p>1.6770951871</text:p>
          </table:table-cell>
          <table:table-cell office:value-type="float" office:value="-0.0914611539469" calcext:value-type="float">
            <text:p>-0.0914611539</text:p>
          </table:table-cell>
          <table:table-cell office:value-type="float" office:value="4.52" calcext:value-type="float">
            <text:p>4.52</text:p>
          </table:table-cell>
          <table:table-cell office:value-type="float" office:value="0" calcext:value-type="float">
            <text:p>0</text:p>
          </table:table-cell>
          <table:table-cell office:value-type="float" office:value="1442" calcext:value-type="float">
            <text:p>1442</text:p>
          </table:table-cell>
          <table:table-cell office:value-type="float" office:value="1352" calcext:value-type="float">
            <text:p>1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7T16:10:33.6" calcext:value-type="date">
            <text:p>01/07/00 04:10 PM</text:p>
          </table:table-cell>
          <table:table-cell office:value-type="float" office:value="1.67709518713" calcext:value-type="float">
            <text:p>1.6770951871</text:p>
          </table:table-cell>
          <table:table-cell office:value-type="float" office:value="-0.0914611539469" calcext:value-type="float">
            <text:p>-0.0914611539</text:p>
          </table:table-cell>
          <table:table-cell office:value-type="float" office:value="4.59" calcext:value-type="float">
            <text:p>4.59</text:p>
          </table:table-cell>
          <table:table-cell office:value-type="float" office:value="0" calcext:value-type="float">
            <text:p>0</text:p>
          </table:table-cell>
          <table:table-cell office:value-type="float" office:value="1438" calcext:value-type="float">
            <text:p>1438</text:p>
          </table:table-cell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7T16:39:21.6000000001" calcext:value-type="date">
            <text:p>01/07/00 04:39 PM</text:p>
          </table:table-cell>
          <table:table-cell office:value-type="float" office:value="1.67709518713" calcext:value-type="float">
            <text:p>1.6770951871</text:p>
          </table:table-cell>
          <table:table-cell office:value-type="float" office:value="-0.0914611539469" calcext:value-type="float">
            <text:p>-0.0914611539</text:p>
          </table:table-cell>
          <table:table-cell office:value-type="float" office:value="4.59" calcext:value-type="float">
            <text:p>4.59</text:p>
          </table:table-cell>
          <table:table-cell office:value-type="float" office:value="0" calcext:value-type="float">
            <text:p>0</text:p>
          </table:table-cell>
          <table:table-cell office:value-type="float" office:value="1436" calcext:value-type="float">
            <text:p>1436</text:p>
          </table:table-cell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7T17:08:09.6" calcext:value-type="date">
            <text:p>01/07/00 05:08 PM</text:p>
          </table:table-cell>
          <table:table-cell office:value-type="float" office:value="1.67709518713" calcext:value-type="float">
            <text:p>1.6770951871</text:p>
          </table:table-cell>
          <table:table-cell office:value-type="float" office:value="-0.0914611539469" calcext:value-type="float">
            <text:p>-0.0914611539</text:p>
          </table:table-cell>
          <table:table-cell office:value-type="float" office:value="4.57" calcext:value-type="float">
            <text:p>4.57</text:p>
          </table:table-cell>
          <table:table-cell office:value-type="float" office:value="0" calcext:value-type="float">
            <text:p>0</text:p>
          </table:table-cell>
          <table:table-cell office:value-type="float" office:value="1436" calcext:value-type="float">
            <text:p>1436</text:p>
          </table:table-cell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7T17:36:57.6" calcext:value-type="date">
            <text:p>01/07/00 05:36 PM</text:p>
          </table:table-cell>
          <table:table-cell office:value-type="float" office:value="1.67709518713" calcext:value-type="float">
            <text:p>1.6770951871</text:p>
          </table:table-cell>
          <table:table-cell office:value-type="float" office:value="-0.0914611539469" calcext:value-type="float">
            <text:p>-0.0914611539</text:p>
          </table:table-cell>
          <table:table-cell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07T18:05:45.6" calcext:value-type="date">
            <text:p>01/07/00 06:05 PM</text:p>
          </table:table-cell>
          <table:table-cell office:value-type="float" office:value="1.67548106273" calcext:value-type="float">
            <text:p>1.6754810627</text:p>
          </table:table-cell>
          <table:table-cell office:value-type="float" office:value="-0.091591796842" calcext:value-type="float">
            <text:p>-0.0915917968</text:p>
          </table:table-cell>
          <table:table-cell office:value-type="float" office:value="4.61" calcext:value-type="float">
            <text:p>4.61</text:p>
          </table:table-cell>
          <table:table-cell office:value-type="float" office:value="0" calcext:value-type="float">
            <text:p>0</text:p>
          </table:table-cell>
          <table:table-cell office:value-type="float" office:value="1432" calcext:value-type="float">
            <text:p>1432</text:p>
          </table:table-cell>
          <table:table-cell office:value-type="float" office:value="1343" calcext:value-type="float">
            <text:p>1343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07T18:34:33.6000000001" calcext:value-type="date">
            <text:p>01/07/00 06:34 PM</text:p>
          </table:table-cell>
          <table:table-cell office:value-type="float" office:value="1.67387148584" calcext:value-type="float">
            <text:p>1.6738714858</text:p>
          </table:table-cell>
          <table:table-cell office:value-type="float" office:value="-0.0917206810997" calcext:value-type="float">
            <text:p>-0.0917206811</text:p>
          </table:table-cell>
          <table:table-cell office:value-type="float" office:value="4.56" calcext:value-type="float">
            <text:p>4.56</text:p>
          </table:table-cell>
          <table:table-cell office:value-type="float" office:value="0" calcext:value-type="float">
            <text:p>0</text:p>
          </table:table-cell>
          <table:table-cell office:value-type="float" office:value="1430" calcext:value-type="float">
            <text:p>1430</text:p>
          </table:table-cell>
          <table:table-cell office:value-type="float" office:value="1335" calcext:value-type="float">
            <text:p>1335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07T19:03:21.6" calcext:value-type="date">
            <text:p>01/07/00 07:03 PM</text:p>
          </table:table-cell>
          <table:table-cell office:value-type="float" office:value="1.67226530589" calcext:value-type="float">
            <text:p>1.6722653059</text:p>
          </table:table-cell>
          <table:table-cell office:value-type="float" office:value="-0.0918476181064" calcext:value-type="float">
            <text:p>-0.0918476181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1425" calcext:value-type="float">
            <text:p>1425</text:p>
          </table:table-cell>
          <table:table-cell office:value-type="float" office:value="1329" calcext:value-type="float">
            <text:p>1329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07T19:32:09.6" calcext:value-type="date">
            <text:p>01/07/00 07:32 PM</text:p>
          </table:table-cell>
          <table:table-cell office:value-type="float" office:value="1.66905251619" calcext:value-type="float">
            <text:p>1.6690525162</text:p>
          </table:table-cell>
          <table:table-cell office:value-type="float" office:value="-0.0920980692548" calcext:value-type="float">
            <text:p>-0.0920980693</text:p>
          </table:table-cell>
          <table:table-cell office:value-type="float" office:value="4.42" calcext:value-type="float">
            <text:p>4.42</text:p>
          </table:table-cell>
          <table:table-cell office:value-type="float" office:value="0" calcext:value-type="float">
            <text:p>0</text:p>
          </table:table-cell>
          <table:table-cell office:value-type="float" office:value="1426" calcext:value-type="float">
            <text:p>1426</text:p>
          </table:table-cell>
          <table:table-cell office:value-type="float" office:value="1329" calcext:value-type="float">
            <text:p>1329</text:p>
          </table:table-cell>
          <table:table-cell office:value-type="float" office:value="-0.3411" calcext:value-type="float">
            <text:p>-0.3411</text:p>
          </table:table-cell>
        </table:table-row>
        <table:table-row table:style-name="ro1">
          <table:table-cell office:value-type="date" office:date-value="1900-01-07T20:00:57.6" calcext:value-type="date">
            <text:p>01/07/00 08:00 PM</text:p>
          </table:table-cell>
          <table:table-cell office:value-type="float" office:value="1.66744592765" calcext:value-type="float">
            <text:p>1.6674459277</text:p>
          </table:table-cell>
          <table:table-cell office:value-type="float" office:value="-0.0922196795562" calcext:value-type="float">
            <text:p>-0.0922196796</text:p>
          </table:table-cell>
          <table:table-cell office:value-type="float" office:value="4.31" calcext:value-type="float">
            <text:p>4.31</text:p>
          </table:table-cell>
          <table:table-cell office:value-type="float" office:value="0" calcext:value-type="float">
            <text:p>0</text:p>
          </table:table-cell>
          <table:table-cell office:value-type="float" office:value="1424" calcext:value-type="float">
            <text:p>1424</text:p>
          </table:table-cell>
          <table:table-cell office:value-type="float" office:value="1329" calcext:value-type="float">
            <text:p>1329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07T20:29:45.5999999999" calcext:value-type="date">
            <text:p>01/07/00 08:29 PM</text:p>
          </table:table-cell>
          <table:table-cell office:value-type="float" office:value="1.66423091336" calcext:value-type="float">
            <text:p>1.6642309134</text:p>
          </table:table-cell>
          <table:table-cell office:value-type="float" office:value="-0.0924561867434" calcext:value-type="float">
            <text:p>-0.0924561867</text:p>
          </table:table-cell>
          <table:table-cell office:value-type="float" office:value="4.17" calcext:value-type="float">
            <text:p>4.17</text:p>
          </table:table-cell>
          <table:table-cell office:value-type="float" office:value="0" calcext:value-type="float">
            <text:p>0</text:p>
          </table:table-cell>
          <table:table-cell office:value-type="float" office:value="1423" calcext:value-type="float">
            <text:p>1423</text:p>
          </table:table-cell>
          <table:table-cell office:value-type="float" office:value="1330" calcext:value-type="float">
            <text:p>1330</text:p>
          </table:table-cell>
          <table:table-cell office:value-type="float" office:value="-0.3411" calcext:value-type="float">
            <text:p>-0.3411</text:p>
          </table:table-cell>
        </table:table-row>
        <table:table-row table:style-name="ro1">
          <table:table-cell office:value-type="date" office:date-value="1900-01-07T20:58:33.6" calcext:value-type="date">
            <text:p>01/07/00 08:58 PM</text:p>
          </table:table-cell>
          <table:table-cell office:value-type="float" office:value="1.65940909953" calcext:value-type="float">
            <text:p>1.6594090995</text:p>
          </table:table-cell>
          <table:table-cell office:value-type="float" office:value="-0.0927989667769" calcext:value-type="float">
            <text:p>-0.0927989668</text:p>
          </table:table-cell>
          <table:table-cell office:value-type="float" office:value="4.01" calcext:value-type="float">
            <text:p>4.01</text:p>
          </table:table-cell>
          <table:table-cell office:value-type="float" office:value="0" calcext:value-type="float">
            <text:p>0</text:p>
          </table:table-cell>
          <table:table-cell office:value-type="float" office:value="1418" calcext:value-type="float">
            <text:p>1418</text:p>
          </table:table-cell>
          <table:table-cell office:value-type="float" office:value="1329" calcext:value-type="float">
            <text:p>1329</text:p>
          </table:table-cell>
          <table:table-cell office:value-type="float" office:value="-0.51165" calcext:value-type="float">
            <text:p>-0.51165</text:p>
          </table:table-cell>
        </table:table-row>
        <table:table-row table:style-name="ro1">
          <table:table-cell office:value-type="date" office:date-value="1900-01-07T21:27:21.6" calcext:value-type="date">
            <text:p>01/07/00 09:27 PM</text:p>
          </table:table-cell>
          <table:table-cell office:value-type="float" office:value="1.65619390782" calcext:value-type="float">
            <text:p>1.6561939078</text:p>
          </table:table-cell>
          <table:table-cell office:value-type="float" office:value="-0.0930157639929" calcext:value-type="float">
            <text:p>-0.093015764</text:p>
          </table:table-cell>
          <table:table-cell office:value-type="float" office:value="3.82" calcext:value-type="float">
            <text:p>3.82</text:p>
          </table:table-cell>
          <table:table-cell office:value-type="float" office:value="0" calcext:value-type="float">
            <text:p>0</text:p>
          </table:table-cell>
          <table:table-cell office:value-type="float" office:value="1406" calcext:value-type="float">
            <text:p>1406</text:p>
          </table:table-cell>
          <table:table-cell office:value-type="float" office:value="1329" calcext:value-type="float">
            <text:p>1329</text:p>
          </table:table-cell>
          <table:table-cell office:value-type="float" office:value="-0.3411" calcext:value-type="float">
            <text:p>-0.3411</text:p>
          </table:table-cell>
        </table:table-row>
        <table:table-row table:style-name="ro1">
          <table:table-cell office:value-type="date" office:date-value="1900-01-07T21:56:09.6" calcext:value-type="date">
            <text:p>01/07/00 09:56 PM</text:p>
          </table:table-cell>
          <table:table-cell office:value-type="float" office:value="1.65136972907" calcext:value-type="float">
            <text:p>1.6513697291</text:p>
          </table:table-cell>
          <table:table-cell office:value-type="float" office:value="-0.0933223524396" calcext:value-type="float">
            <text:p>-0.0933223524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1380" calcext:value-type="float">
            <text:p>1380</text:p>
          </table:table-cell>
          <table:table-cell office:value-type="float" office:value="1329" calcext:value-type="float">
            <text:p>1329</text:p>
          </table:table-cell>
          <table:table-cell office:value-type="float" office:value="-0.51165" calcext:value-type="float">
            <text:p>-0.51165</text:p>
          </table:table-cell>
        </table:table-row>
        <table:table-row table:style-name="ro1">
          <table:table-cell office:value-type="date" office:date-value="1900-01-07T22:24:57.5999999999" calcext:value-type="date">
            <text:p>01/07/00 10:24 PM</text:p>
          </table:table-cell>
          <table:table-cell office:value-type="float" office:value="1.64654593184" calcext:value-type="float">
            <text:p>1.6465459318</text:p>
          </table:table-cell>
          <table:table-cell office:value-type="float" office:value="-0.0936052866491" calcext:value-type="float">
            <text:p>-0.0936052866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1369" calcext:value-type="float">
            <text:p>1369</text:p>
          </table:table-cell>
          <table:table-cell office:value-type="float" office:value="1328" calcext:value-type="float">
            <text:p>1328</text:p>
          </table:table-cell>
          <table:table-cell office:value-type="float" office:value="-0.51165" calcext:value-type="float">
            <text:p>-0.51165</text:p>
          </table:table-cell>
        </table:table-row>
        <table:table-row table:style-name="ro1">
          <table:table-cell office:value-type="date" office:date-value="1900-01-07T22:53:45.6000000001" calcext:value-type="date">
            <text:p>01/07/00 10:53 PM</text:p>
          </table:table-cell>
          <table:table-cell office:value-type="float" office:value="1.64011007901" calcext:value-type="float">
            <text:p>1.640110079</text:p>
          </table:table-cell>
          <table:table-cell office:value-type="float" office:value="-0.0939544441563" calcext:value-type="float">
            <text:p>-0.0939544442</text:p>
          </table:table-cell>
          <table:table-cell office:value-type="float" office:value="3.03" calcext:value-type="float">
            <text:p>3.03</text:p>
          </table:table-cell>
          <table:table-cell office:value-type="float" office:value="0" calcext:value-type="float">
            <text:p>0</text:p>
          </table:table-cell>
          <table:table-cell office:value-type="float" office:value="1365" calcext:value-type="float">
            <text:p>1365</text:p>
          </table:table-cell>
          <table:table-cell office:value-type="float" office:value="1329" calcext:value-type="float">
            <text:p>1329</text:p>
          </table:table-cell>
          <table:table-cell office:value-type="float" office:value="-0.6822" calcext:value-type="float">
            <text:p>-0.6822</text:p>
          </table:table-cell>
        </table:table-row>
        <table:table-row table:style-name="ro1">
          <table:table-cell office:value-type="date" office:date-value="1900-01-07T23:22:33.6" calcext:value-type="date">
            <text:p>01/07/00 11:22 PM</text:p>
          </table:table-cell>
          <table:table-cell office:value-type="float" office:value="1.63528202495" calcext:value-type="float">
            <text:p>1.635282025</text:p>
          </table:table-cell>
          <table:table-cell office:value-type="float" office:value="-0.0941894422427" calcext:value-type="float">
            <text:p>-0.0941894422</text:p>
          </table:table-cell>
          <table:table-cell office:value-type="float" office:value="2.73" calcext:value-type="float">
            <text:p>2.73</text:p>
          </table:table-cell>
          <table:table-cell office:value-type="float" office:value="0" calcext:value-type="float">
            <text:p>0</text:p>
          </table:table-cell>
          <table:table-cell office:value-type="float" office:value="1365" calcext:value-type="float">
            <text:p>1365</text:p>
          </table:table-cell>
          <table:table-cell office:value-type="float" office:value="1329" calcext:value-type="float">
            <text:p>1329</text:p>
          </table:table-cell>
          <table:table-cell office:value-type="float" office:value="-0.51165" calcext:value-type="float">
            <text:p>-0.51165</text:p>
          </table:table-cell>
        </table:table-row>
        <table:table-row table:style-name="ro1">
          <table:table-cell office:value-type="date" office:date-value="1900-01-07T23:51:21.6" calcext:value-type="date">
            <text:p>01/07/00 11:51 PM</text:p>
          </table:table-cell>
          <table:table-cell office:value-type="float" office:value="1.62884063508" calcext:value-type="float">
            <text:p>1.6288406351</text:p>
          </table:table-cell>
          <table:table-cell office:value-type="float" office:value="-0.0944701283855" calcext:value-type="float">
            <text:p>-0.0944701284</text:p>
          </table:table-cell>
          <table:table-cell office:value-type="float" office:value="2.42" calcext:value-type="float">
            <text:p>2.42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1330" calcext:value-type="float">
            <text:p>1330</text:p>
          </table:table-cell>
          <table:table-cell office:value-type="float" office:value="-0.6822" calcext:value-type="float">
            <text:p>-0.6822</text:p>
          </table:table-cell>
        </table:table-row>
        <table:table-row table:style-name="ro1">
          <table:table-cell office:value-type="date" office:date-value="1900-01-08T00:20:09.5999999999" calcext:value-type="date">
            <text:p>01/08/00 12:20 AM</text:p>
          </table:table-cell>
          <table:table-cell office:value-type="float" office:value="1.6207899989" calcext:value-type="float">
            <text:p>1.6207899989</text:p>
          </table:table-cell>
          <table:table-cell office:value-type="float" office:value="-0.09477721913" calcext:value-type="float">
            <text:p>-0.0947772191</text:p>
          </table:table-cell>
          <table:table-cell office:value-type="float" office:value="2.09" calcext:value-type="float">
            <text:p>2.09</text:p>
          </table:table-cell>
          <table:table-cell office:value-type="float" office:value="0" calcext:value-type="float">
            <text:p>0</text:p>
          </table:table-cell>
          <table:table-cell office:value-type="float" office:value="1365" calcext:value-type="float">
            <text:p>1365</text:p>
          </table:table-cell>
          <table:table-cell office:value-type="float" office:value="1329" calcext:value-type="float">
            <text:p>1329</text:p>
          </table:table-cell>
          <table:table-cell office:value-type="float" office:value="-0.85275" calcext:value-type="float">
            <text:p>-0.85275</text:p>
          </table:table-cell>
        </table:table-row>
        <table:table-row table:style-name="ro1">
          <table:table-cell office:value-type="date" office:date-value="1900-01-08T00:48:57.6000000001" calcext:value-type="date">
            <text:p>01/08/00 12:48 AM</text:p>
          </table:table-cell>
          <table:table-cell office:value-type="float" office:value="1.61434833277" calcext:value-type="float">
            <text:p>1.6143483328</text:p>
          </table:table-cell>
          <table:table-cell office:value-type="float" office:value="-0.0949825432713" calcext:value-type="float">
            <text:p>-0.094982543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1329" calcext:value-type="float">
            <text:p>1329</text:p>
          </table:table-cell>
          <table:table-cell office:value-type="float" office:value="-0.6822" calcext:value-type="float">
            <text:p>-0.6822</text:p>
          </table:table-cell>
        </table:table-row>
        <table:table-row table:style-name="ro1">
          <table:table-cell office:value-type="date" office:date-value="1900-01-08T01:17:45.6" calcext:value-type="date">
            <text:p>01/08/00 01:17 AM</text:p>
          </table:table-cell>
          <table:table-cell office:value-type="float" office:value="1.6062918481" calcext:value-type="float">
            <text:p>1.6062918481</text:p>
          </table:table-cell>
          <table:table-cell office:value-type="float" office:value="-0.0951884606989" calcext:value-type="float">
            <text:p>-0.0951884607</text:p>
          </table:table-cell>
          <table:table-cell office:value-type="float" office:value="1.37" calcext:value-type="float">
            <text:p>1.37</text:p>
          </table:table-cell>
          <table:table-cell office:value-type="float" office:value="0" calcext:value-type="float">
            <text:p>0</text:p>
          </table:table-cell>
          <table:table-cell office:value-type="float" office:value="1365" calcext:value-type="float">
            <text:p>1365</text:p>
          </table:table-cell>
          <table:table-cell office:value-type="float" office:value="1330" calcext:value-type="float">
            <text:p>1330</text:p>
          </table:table-cell>
          <table:table-cell office:value-type="float" office:value="-0.85275" calcext:value-type="float">
            <text:p>-0.85275</text:p>
          </table:table-cell>
        </table:table-row>
        <table:table-row table:style-name="ro1">
          <table:table-cell office:value-type="date" office:date-value="1900-01-08T01:46:33.6" calcext:value-type="date">
            <text:p>01/08/00 01:46 AM</text:p>
          </table:table-cell>
          <table:table-cell office:value-type="float" office:value="1.59823740114" calcext:value-type="float">
            <text:p>1.5982374011</text:p>
          </table:table-cell>
          <table:table-cell office:value-type="float" office:value="-0.0953465846469" calcext:value-type="float">
            <text:p>-0.0953465846</text:p>
          </table:table-cell>
          <table:table-cell office:value-type="float" office:value="1.03" calcext:value-type="float">
            <text:p>1.03</text:p>
          </table:table-cell>
          <table:table-cell office:value-type="float" office:value="0" calcext:value-type="float">
            <text:p>0</text:p>
          </table:table-cell>
          <table:table-cell office:value-type="float" office:value="1370" calcext:value-type="float">
            <text:p>1370</text:p>
          </table:table-cell>
          <table:table-cell office:value-type="float" office:value="1329" calcext:value-type="float">
            <text:p>1329</text:p>
          </table:table-cell>
          <table:table-cell office:value-type="float" office:value="-0.85275" calcext:value-type="float">
            <text:p>-0.85275</text:p>
          </table:table-cell>
        </table:table-row>
        <table:table-row table:style-name="ro1">
          <table:table-cell office:value-type="date" office:date-value="1900-01-08T02:15:21.5999999999" calcext:value-type="date">
            <text:p>01/08/00 02:15 AM</text:p>
          </table:table-cell>
          <table:table-cell office:value-type="float" office:value="1.5901794467" calcext:value-type="float">
            <text:p>1.5901794467</text:p>
          </table:table-cell>
          <table:table-cell office:value-type="float" office:value="-0.0954653190238" calcext:value-type="float">
            <text:p>-0.095465319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370" calcext:value-type="float">
            <text:p>1370</text:p>
          </table:table-cell>
          <table:table-cell office:value-type="float" office:value="1330" calcext:value-type="float">
            <text:p>1330</text:p>
          </table:table-cell>
          <table:table-cell office:value-type="float" office:value="-0.85275" calcext:value-type="float">
            <text:p>-0.85275</text:p>
          </table:table-cell>
        </table:table-row>
        <table:table-row table:style-name="ro1">
          <table:table-cell office:value-type="date" office:date-value="1900-01-08T02:44:09.6000000001" calcext:value-type="date">
            <text:p>01/08/00 02:44 AM</text:p>
          </table:table-cell>
          <table:table-cell office:value-type="float" office:value="1.58050947916" calcext:value-type="float">
            <text:p>1.5805094792</text:p>
          </table:table-cell>
          <table:table-cell office:value-type="float" office:value="-0.0955671024661" calcext:value-type="float">
            <text:p>-0.0955671025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office:value-type="float" office:value="1374" calcext:value-type="float">
            <text:p>1374</text:p>
          </table:table-cell>
          <table:table-cell office:value-type="float" office:value="1330" calcext:value-type="float">
            <text:p>1330</text:p>
          </table:table-cell>
          <table:table-cell office:value-type="float" office:value="-1.0233" calcext:value-type="float">
            <text:p>-1.0233</text:p>
          </table:table-cell>
        </table:table-row>
        <table:table-row table:style-name="ro1">
          <table:table-cell office:value-type="date" office:date-value="1900-01-08T03:12:57.6" calcext:value-type="date">
            <text:p>01/08/00 03:12 AM</text:p>
          </table:table-cell>
          <table:table-cell office:value-type="float" office:value="1.5708428589" calcext:value-type="float">
            <text:p>1.5708428589</text:p>
          </table:table-cell>
          <table:table-cell office:value-type="float" office:value="-0.0956115915513" calcext:value-type="float">
            <text:p>-0.0956115916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463" calcext:value-type="float">
            <text:p>1463</text:p>
          </table:table-cell>
          <table:table-cell office:value-type="float" office:value="1329" calcext:value-type="float">
            <text:p>1329</text:p>
          </table:table-cell>
          <table:table-cell office:value-type="float" office:value="-1.0233" calcext:value-type="float">
            <text:p>-1.0233</text:p>
          </table:table-cell>
        </table:table-row>
        <table:table-row table:style-name="ro1">
          <table:table-cell office:value-type="date" office:date-value="1900-01-08T03:41:45.6" calcext:value-type="date">
            <text:p>01/08/00 03:41 AM</text:p>
          </table:table-cell>
          <table:table-cell office:value-type="float" office:value="1.56117637249" calcext:value-type="float">
            <text:p>1.5611763725</text:p>
          </table:table-cell>
          <table:table-cell office:value-type="float" office:value="-0.0955987179063" calcext:value-type="float">
            <text:p>-0.0955987179</text:p>
          </table:table-cell>
          <table:table-cell office:value-type="float" office:value="-0.19" calcext:value-type="float">
            <text:p>-0.19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 office:value-type="float" office:value="1329" calcext:value-type="float">
            <text:p>1329</text:p>
          </table:table-cell>
          <table:table-cell office:value-type="float" office:value="-1.0233" calcext:value-type="float">
            <text:p>-1.0233</text:p>
          </table:table-cell>
        </table:table-row>
        <table:table-row table:style-name="ro1">
          <table:table-cell office:value-type="date" office:date-value="1900-01-08T04:10:33.6" calcext:value-type="date">
            <text:p>01/08/00 04:10 AM</text:p>
          </table:table-cell>
          <table:table-cell office:value-type="float" office:value="1.5514436721" calcext:value-type="float">
            <text:p>1.5514436721</text:p>
          </table:table-cell>
          <table:table-cell office:value-type="float" office:value="-0.0955243031752" calcext:value-type="float">
            <text:p>-0.0955243032</text:p>
          </table:table-cell>
          <table:table-cell office:value-type="float" office:value="-0.54" calcext:value-type="float">
            <text:p>-0.54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348" calcext:value-type="float">
            <text:p>1348</text:p>
          </table:table-cell>
          <table:table-cell office:value-type="float" office:value="-1.0233" calcext:value-type="float">
            <text:p>-1.0233</text:p>
          </table:table-cell>
        </table:table-row>
        <table:table-row table:style-name="ro1">
          <table:table-cell office:value-type="date" office:date-value="1900-01-08T04:39:21.6000000001" calcext:value-type="date">
            <text:p>01/08/00 04:39 AM</text:p>
          </table:table-cell>
          <table:table-cell office:value-type="float" office:value="1.54162689811" calcext:value-type="float">
            <text:p>1.5416268981</text:p>
          </table:table-cell>
          <table:table-cell office:value-type="float" office:value="-0.0953797582927" calcext:value-type="float">
            <text:p>-0.0953797583</text:p>
          </table:table-cell>
          <table:table-cell office:value-type="float" office:value="-0.93" calcext:value-type="float">
            <text:p>-0.93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373" calcext:value-type="float">
            <text:p>1373</text:p>
          </table:table-cell>
          <table:table-cell office:value-type="float" office:value="-1.0233" calcext:value-type="float">
            <text:p>-1.0233</text:p>
          </table:table-cell>
        </table:table-row>
        <table:table-row table:style-name="ro1">
          <table:table-cell office:value-type="date" office:date-value="1900-01-08T05:08:09.6" calcext:value-type="date">
            <text:p>01/08/00 05:08 AM</text:p>
          </table:table-cell>
          <table:table-cell office:value-type="float" office:value="1.53140067827" calcext:value-type="float">
            <text:p>1.5314006783</text:p>
          </table:table-cell>
          <table:table-cell office:value-type="float" office:value="-0.0951457333164" calcext:value-type="float">
            <text:p>-0.0951457333</text:p>
          </table:table-cell>
          <table:table-cell office:value-type="float" office:value="-1.31" calcext:value-type="float">
            <text:p>-1.31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451" calcext:value-type="float">
            <text:p>1451</text:p>
          </table:table-cell>
          <table:table-cell office:value-type="float" office:value="-1.0233" calcext:value-type="float">
            <text:p>-1.0233</text:p>
          </table:table-cell>
        </table:table-row>
        <table:table-row table:style-name="ro1">
          <table:table-cell office:value-type="date" office:date-value="1900-01-08T05:36:57.6" calcext:value-type="date">
            <text:p>01/08/00 05:36 AM</text:p>
          </table:table-cell>
          <table:table-cell office:value-type="float" office:value="1.52121363869" calcext:value-type="float">
            <text:p>1.5212136387</text:p>
          </table:table-cell>
          <table:table-cell office:value-type="float" office:value="-0.094846996392" calcext:value-type="float">
            <text:p>-0.0948469964</text:p>
          </table:table-cell>
          <table:table-cell office:value-type="float" office:value="-1.67" calcext:value-type="float">
            <text:p>-1.67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460" calcext:value-type="float">
            <text:p>1460</text:p>
          </table:table-cell>
          <table:table-cell office:value-type="float" office:value="-1.0233" calcext:value-type="float">
            <text:p>-1.0233</text:p>
          </table:table-cell>
        </table:table-row>
        <table:table-row table:style-name="ro1">
          <table:table-cell office:value-type="date" office:date-value="1900-01-08T06:05:45.6" calcext:value-type="date">
            <text:p>01/08/00 06:05 AM</text:p>
          </table:table-cell>
          <table:table-cell office:value-type="float" office:value="1.51272631917" calcext:value-type="float">
            <text:p>1.5127263192</text:p>
          </table:table-cell>
          <table:table-cell office:value-type="float" office:value="-0.0945405121842" calcext:value-type="float">
            <text:p>-0.0945405122</text:p>
          </table:table-cell>
          <table:table-cell office:value-type="float" office:value="-2.06" calcext:value-type="float">
            <text:p>-2.06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460" calcext:value-type="float">
            <text:p>1460</text:p>
          </table:table-cell>
          <table:table-cell office:value-type="float" office:value="-0.85275" calcext:value-type="float">
            <text:p>-0.85275</text:p>
          </table:table-cell>
        </table:table-row>
        <table:table-row table:style-name="ro1">
          <table:table-cell office:value-type="date" office:date-value="1900-01-08T06:34:33.6000000001" calcext:value-type="date">
            <text:p>01/08/00 06:34 AM</text:p>
          </table:table-cell>
          <table:table-cell office:value-type="float" office:value="1.5025401046" calcext:value-type="float">
            <text:p>1.5025401046</text:p>
          </table:table-cell>
          <table:table-cell office:value-type="float" office:value="-0.0941013407187" calcext:value-type="float">
            <text:p>-0.0941013407</text:p>
          </table:table-cell>
          <table:table-cell office:value-type="float" office:value="-2.46" calcext:value-type="float">
            <text:p>-2.46</text:p>
          </table:table-cell>
          <table:table-cell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 office:value-type="float" office:value="1459" calcext:value-type="float">
            <text:p>1459</text:p>
          </table:table-cell>
          <table:table-cell office:value-type="float" office:value="-1.0233" calcext:value-type="float">
            <text:p>-1.0233</text:p>
          </table:table-cell>
        </table:table-row>
        <table:table-row table:style-name="ro1">
          <table:table-cell office:value-type="date" office:date-value="1900-01-08T07:03:21.6" calcext:value-type="date">
            <text:p>01/08/00 07:03 AM</text:p>
          </table:table-cell>
          <table:table-cell office:value-type="float" office:value="1.49575737282" calcext:value-type="float">
            <text:p>1.4957573728</text:p>
          </table:table-cell>
          <table:table-cell office:value-type="float" office:value="-0.093756898524" calcext:value-type="float">
            <text:p>-0.0937568985</text:p>
          </table:table-cell>
          <table:table-cell office:value-type="float" office:value="-2.9" calcext:value-type="float">
            <text:p>-2.9</text:p>
          </table:table-cell>
          <table:table-cell office:value-type="float" office:value="0" calcext:value-type="float">
            <text:p>0</text:p>
          </table:table-cell>
          <table:table-cell office:value-type="float" office:value="1491" calcext:value-type="float">
            <text:p>1491</text:p>
          </table:table-cell>
          <table:table-cell office:value-type="float" office:value="1461" calcext:value-type="float">
            <text:p>1461</text:p>
          </table:table-cell>
          <table:table-cell office:value-type="float" office:value="-0.6822" calcext:value-type="float">
            <text:p>-0.6822</text:p>
          </table:table-cell>
        </table:table-row>
        <table:table-row table:style-name="ro1">
          <table:table-cell office:value-type="date" office:date-value="1900-01-08T07:32:09.6" calcext:value-type="date">
            <text:p>01/08/00 07:32 AM</text:p>
          </table:table-cell>
          <table:table-cell office:value-type="float" office:value="1.48559182375" calcext:value-type="float">
            <text:p>1.4855918238</text:p>
          </table:table-cell>
          <table:table-cell office:value-type="float" office:value="-0.0931597879329" calcext:value-type="float">
            <text:p>-0.0931597879</text:p>
          </table:table-cell>
          <table:table-cell office:value-type="float" office:value="-3.35" calcext:value-type="float">
            <text:p>-3.35</text:p>
          </table:table-cell>
          <table:table-cell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 office:value-type="float" office:value="1462" calcext:value-type="float">
            <text:p>1462</text:p>
          </table:table-cell>
          <table:table-cell office:value-type="float" office:value="-1.0233" calcext:value-type="float">
            <text:p>-1.0233</text:p>
          </table:table-cell>
        </table:table-row>
        <table:table-row table:style-name="ro1">
          <table:table-cell office:value-type="date" office:date-value="1900-01-08T08:00:57.6" calcext:value-type="date">
            <text:p>01/08/00 08:00 AM</text:p>
          </table:table-cell>
          <table:table-cell office:value-type="float" office:value="1.47726185481" calcext:value-type="float">
            <text:p>1.4772618548</text:p>
          </table:table-cell>
          <table:table-cell office:value-type="float" office:value="-0.0926124352596" calcext:value-type="float">
            <text:p>-0.0926124353</text:p>
          </table:table-cell>
          <table:table-cell office:value-type="float" office:value="-3.72" calcext:value-type="float">
            <text:p>-3.72</text:p>
          </table:table-cell>
          <table:table-cell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 office:value-type="float" office:value="1499" calcext:value-type="float">
            <text:p>1499</text:p>
          </table:table-cell>
          <table:table-cell office:value-type="float" office:value="-0.85275" calcext:value-type="float">
            <text:p>-0.85275</text:p>
          </table:table-cell>
        </table:table-row>
        <table:table-row table:style-name="ro1">
          <table:table-cell office:value-type="date" office:date-value="1900-01-08T08:29:45.5999999999" calcext:value-type="date">
            <text:p>01/08/00 08:29 AM</text:p>
          </table:table-cell>
          <table:table-cell office:value-type="float" office:value="1.46902238799" calcext:value-type="float">
            <text:p>1.469022388</text:p>
          </table:table-cell>
          <table:table-cell office:value-type="float" office:value="-0.0920424806729" calcext:value-type="float">
            <text:p>-0.0920424807</text:p>
          </table:table-cell>
          <table:table-cell office:value-type="float" office:value="-3.9" calcext:value-type="float">
            <text:p>-3.9</text:p>
          </table:table-cell>
          <table:table-cell office:value-type="float" office:value="0" calcext:value-type="float">
            <text:p>0</text:p>
          </table:table-cell>
          <table:table-cell office:value-type="float" office:value="1491" calcext:value-type="float">
            <text:p>1491</text:p>
          </table:table-cell>
          <table:table-cell office:value-type="float" office:value="1521" calcext:value-type="float">
            <text:p>1521</text:p>
          </table:table-cell>
          <table:table-cell office:value-type="float" office:value="-0.85275" calcext:value-type="float">
            <text:p>-0.85275</text:p>
          </table:table-cell>
        </table:table-row>
        <table:table-row table:style-name="ro1">
          <table:table-cell office:value-type="date" office:date-value="1900-01-08T08:58:33.6" calcext:value-type="date">
            <text:p>01/08/00 08:58 AM</text:p>
          </table:table-cell>
          <table:table-cell office:value-type="float" office:value="1.46085801192" calcext:value-type="float">
            <text:p>1.4608580119</text:p>
          </table:table-cell>
          <table:table-cell office:value-type="float" office:value="-0.0914856901516" calcext:value-type="float">
            <text:p>-0.0914856902</text:p>
          </table:table-cell>
          <table:table-cell office:value-type="float" office:value="-3.83" calcext:value-type="float">
            <text:p>-3.83</text:p>
          </table:table-cell>
          <table:table-cell office:value-type="float" office:value="0" calcext:value-type="float">
            <text:p>0</text:p>
          </table:table-cell>
          <table:table-cell office:value-type="float" office:value="1491" calcext:value-type="float">
            <text:p>1491</text:p>
          </table:table-cell>
          <table:table-cell office:value-type="float" office:value="1539" calcext:value-type="float">
            <text:p>1539</text:p>
          </table:table-cell>
          <table:table-cell office:value-type="float" office:value="-0.85275" calcext:value-type="float">
            <text:p>-0.85275</text:p>
          </table:table-cell>
        </table:table-row>
        <table:table-row table:style-name="ro1">
          <table:table-cell office:value-type="date" office:date-value="1900-01-08T09:27:21.6" calcext:value-type="date">
            <text:p>01/08/00 09:27 AM</text:p>
          </table:table-cell>
          <table:table-cell office:value-type="float" office:value="1.4527003934" calcext:value-type="float">
            <text:p>1.4527003934</text:p>
          </table:table-cell>
          <table:table-cell office:value-type="float" office:value="-0.090957726037" calcext:value-type="float">
            <text:p>-0.090957726</text:p>
          </table:table-cell>
          <table:table-cell office:value-type="float" office:value="-3.63" calcext:value-type="float">
            <text:p>-3.63</text:p>
          </table:table-cell>
          <table:table-cell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 office:value-type="float" office:value="1541" calcext:value-type="float">
            <text:p>1541</text:p>
          </table:table-cell>
          <table:table-cell office:value-type="float" office:value="-0.85275" calcext:value-type="float">
            <text:p>-0.85275</text:p>
          </table:table-cell>
        </table:table-row>
        <table:table-row table:style-name="ro1">
          <table:table-cell office:value-type="date" office:date-value="1900-01-08T09:56:09.6" calcext:value-type="date">
            <text:p>01/08/00 09:56 AM</text:p>
          </table:table-cell>
          <table:table-cell office:value-type="float" office:value="1.4461660856" calcext:value-type="float">
            <text:p>1.4461660856</text:p>
          </table:table-cell>
          <table:table-cell office:value-type="float" office:value="-0.0905606782569" calcext:value-type="float">
            <text:p>-0.0905606783</text:p>
          </table:table-cell>
          <table:table-cell office:value-type="float" office:value="-3.42" calcext:value-type="float">
            <text:p>-3.42</text:p>
          </table:table-cell>
          <table:table-cell office:value-type="float" office:value="0" calcext:value-type="float">
            <text:p>0</text:p>
          </table:table-cell>
          <table:table-cell office:value-type="float" office:value="1491" calcext:value-type="float">
            <text:p>1491</text:p>
          </table:table-cell>
          <table:table-cell office:value-type="float" office:value="1539" calcext:value-type="float">
            <text:p>1539</text:p>
          </table:table-cell>
          <table:table-cell office:value-type="float" office:value="-0.6822" calcext:value-type="float">
            <text:p>-0.6822</text:p>
          </table:table-cell>
        </table:table-row>
        <table:table-row table:style-name="ro1">
          <table:table-cell office:value-type="date" office:date-value="1900-01-08T10:24:57.5999999999" calcext:value-type="date">
            <text:p>01/08/00 10:24 AM</text:p>
          </table:table-cell>
          <table:table-cell office:value-type="float" office:value="1.4396306675" calcext:value-type="float">
            <text:p>1.4396306675</text:p>
          </table:table-cell>
          <table:table-cell office:value-type="float" office:value="-0.0901830175466" calcext:value-type="float">
            <text:p>-0.0901830175</text:p>
          </table:table-cell>
          <table:table-cell office:value-type="float" office:value="-3.25" calcext:value-type="float">
            <text:p>-3.25</text:p>
          </table:table-cell>
          <table:table-cell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 office:value-type="float" office:value="1539" calcext:value-type="float">
            <text:p>1539</text:p>
          </table:table-cell>
          <table:table-cell office:value-type="float" office:value="-0.6822" calcext:value-type="float">
            <text:p>-0.6822</text:p>
          </table:table-cell>
        </table:table-row>
        <table:table-row table:style-name="ro1">
          <table:table-cell office:value-type="date" office:date-value="1900-01-08T10:53:45.6000000001" calcext:value-type="date">
            <text:p>01/08/00 10:53 AM</text:p>
          </table:table-cell>
          <table:table-cell office:value-type="float" office:value="1.43146088861" calcext:value-type="float">
            <text:p>1.4314608886</text:p>
          </table:table-cell>
          <table:table-cell office:value-type="float" office:value="-0.0897160157658" calcext:value-type="float">
            <text:p>-0.0897160158</text:p>
          </table:table-cell>
          <table:table-cell office:value-type="float" office:value="-3.2" calcext:value-type="float">
            <text:p>-3.2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539" calcext:value-type="float">
            <text:p>1539</text:p>
          </table:table-cell>
          <table:table-cell office:value-type="float" office:value="-0.85275" calcext:value-type="float">
            <text:p>-0.85275</text:p>
          </table:table-cell>
        </table:table-row>
        <table:table-row table:style-name="ro1">
          <table:table-cell office:value-type="date" office:date-value="1900-01-08T11:22:33.6" calcext:value-type="date">
            <text:p>01/08/00 11:22 AM</text:p>
          </table:table-cell>
          <table:table-cell office:value-type="float" office:value="1.42489122154" calcext:value-type="float">
            <text:p>1.4248912215</text:p>
          </table:table-cell>
          <table:table-cell office:value-type="float" office:value="-0.0893440065722" calcext:value-type="float">
            <text:p>-0.0893440066</text:p>
          </table:table-cell>
          <table:table-cell office:value-type="float" office:value="-3.19" calcext:value-type="float">
            <text:p>-3.19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529" calcext:value-type="float">
            <text:p>1529</text:p>
          </table:table-cell>
          <table:table-cell office:value-type="float" office:value="-0.6822" calcext:value-type="float">
            <text:p>-0.6822</text:p>
          </table:table-cell>
        </table:table-row>
        <table:table-row table:style-name="ro1">
          <table:table-cell office:value-type="date" office:date-value="1900-01-08T11:51:21.6" calcext:value-type="date">
            <text:p>01/08/00 11:51 AM</text:p>
          </table:table-cell>
          <table:table-cell office:value-type="float" office:value="1.41829775539" calcext:value-type="float">
            <text:p>1.4182977554</text:p>
          </table:table-cell>
          <table:table-cell office:value-type="float" office:value="-0.0889769395823" calcext:value-type="float">
            <text:p>-0.0889769396</text:p>
          </table:table-cell>
          <table:table-cell office:value-type="float" office:value="-3.14" calcext:value-type="float">
            <text:p>-3.14</text:p>
          </table:table-cell>
          <table:table-cell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 office:value-type="float" office:value="1522" calcext:value-type="float">
            <text:p>1522</text:p>
          </table:table-cell>
          <table:table-cell office:value-type="float" office:value="-0.6822" calcext:value-type="float">
            <text:p>-0.6822</text:p>
          </table:table-cell>
        </table:table-row>
        <table:table-row table:style-name="ro1">
          <table:table-cell office:value-type="date" office:date-value="1900-01-08T12:20:09.5999999999" calcext:value-type="date">
            <text:p>01/08/00 12:20 PM</text:p>
          </table:table-cell>
          <table:table-cell office:value-type="float" office:value="1.41166403592" calcext:value-type="float">
            <text:p>1.4116640359</text:p>
          </table:table-cell>
          <table:table-cell office:value-type="float" office:value="-0.0886247837217" calcext:value-type="float">
            <text:p>-0.088624783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 office:value-type="float" office:value="1510" calcext:value-type="float">
            <text:p>1510</text:p>
          </table:table-cell>
          <table:table-cell office:value-type="float" office:value="-0.6822" calcext:value-type="float">
            <text:p>-0.6822</text:p>
          </table:table-cell>
        </table:table-row>
        <table:table-row table:style-name="ro1">
          <table:table-cell office:value-type="date" office:date-value="1900-01-08T12:48:57.6000000001" calcext:value-type="date">
            <text:p>01/08/00 12:48 PM</text:p>
          </table:table-cell>
          <table:table-cell office:value-type="float" office:value="1.40493261619" calcext:value-type="float">
            <text:p>1.4049326162</text:p>
          </table:table-cell>
          <table:table-cell office:value-type="float" office:value="-0.0882992424236" calcext:value-type="float">
            <text:p>-0.0882992424</text:p>
          </table:table-cell>
          <table:table-cell office:value-type="float" office:value="-2.75" calcext:value-type="float">
            <text:p>-2.75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479" calcext:value-type="float">
            <text:p>1479</text:p>
          </table:table-cell>
          <table:table-cell office:value-type="float" office:value="-0.6822" calcext:value-type="float">
            <text:p>-0.6822</text:p>
          </table:table-cell>
        </table:table-row>
        <table:table-row table:style-name="ro1">
          <table:table-cell office:value-type="date" office:date-value="1900-01-08T13:17:45.6" calcext:value-type="date">
            <text:p>01/08/00 01:17 PM</text:p>
          </table:table-cell>
          <table:table-cell office:value-type="float" office:value="1.39815281705" calcext:value-type="float">
            <text:p>1.3981528171</text:p>
          </table:table-cell>
          <table:table-cell office:value-type="float" office:value="-0.0880140870319" calcext:value-type="float">
            <text:p>-0.088014087</text:p>
          </table:table-cell>
          <table:table-cell office:value-type="float" office:value="-2.4" calcext:value-type="float">
            <text:p>-2.4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 office:value-type="float" office:value="1463" calcext:value-type="float">
            <text:p>1463</text:p>
          </table:table-cell>
          <table:table-cell office:value-type="float" office:value="-0.6822" calcext:value-type="float">
            <text:p>-0.6822</text:p>
          </table:table-cell>
        </table:table-row>
        <table:table-row table:style-name="ro1">
          <table:table-cell office:value-type="date" office:date-value="1900-01-08T13:46:33.6" calcext:value-type="date">
            <text:p>01/08/00 01:46 PM</text:p>
          </table:table-cell>
          <table:table-cell office:value-type="float" office:value="1.39306664652" calcext:value-type="float">
            <text:p>1.3930666465</text:p>
          </table:table-cell>
          <table:table-cell office:value-type="float" office:value="-0.0878350236494" calcext:value-type="float">
            <text:p>-0.0878350236</text:p>
          </table:table-cell>
          <table:table-cell office:value-type="float" office:value="-2.01" calcext:value-type="float">
            <text:p>-2.01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 office:value-type="float" office:value="1463" calcext:value-type="float">
            <text:p>1463</text:p>
          </table:table-cell>
          <table:table-cell office:value-type="float" office:value="-0.51165" calcext:value-type="float">
            <text:p>-0.51165</text:p>
          </table:table-cell>
        </table:table-row>
        <table:table-row table:style-name="ro1">
          <table:table-cell office:value-type="date" office:date-value="1900-01-08T14:15:21.5999999999" calcext:value-type="date">
            <text:p>01/08/00 02:15 PM</text:p>
          </table:table-cell>
          <table:table-cell office:value-type="float" office:value="1.38628375585" calcext:value-type="float">
            <text:p>1.3862837559</text:p>
          </table:table-cell>
          <table:table-cell office:value-type="float" office:value="-0.0876374525892" calcext:value-type="float">
            <text:p>-0.0876374526</text:p>
          </table:table-cell>
          <table:table-cell office:value-type="float" office:value="-1.66" calcext:value-type="float">
            <text:p>-1.66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 office:value-type="float" office:value="1463" calcext:value-type="float">
            <text:p>1463</text:p>
          </table:table-cell>
          <table:table-cell office:value-type="float" office:value="-0.6822" calcext:value-type="float">
            <text:p>-0.6822</text:p>
          </table:table-cell>
        </table:table-row>
        <table:table-row table:style-name="ro1">
          <table:table-cell office:value-type="date" office:date-value="1900-01-08T14:44:09.6000000001" calcext:value-type="date">
            <text:p>01/08/00 02:44 PM</text:p>
          </table:table-cell>
          <table:table-cell office:value-type="float" office:value="1.38119591506" calcext:value-type="float">
            <text:p>1.3811959151</text:p>
          </table:table-cell>
          <table:table-cell office:value-type="float" office:value="-0.0875152118255" calcext:value-type="float">
            <text:p>-0.0875152118</text:p>
          </table:table-cell>
          <table:table-cell office:value-type="float" office:value="-1.37" calcext:value-type="float">
            <text:p>-1.37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 office:value-type="float" office:value="1463" calcext:value-type="float">
            <text:p>1463</text:p>
          </table:table-cell>
          <table:table-cell office:value-type="float" office:value="-0.51165" calcext:value-type="float">
            <text:p>-0.51165</text:p>
          </table:table-cell>
        </table:table-row>
        <table:table-row table:style-name="ro1">
          <table:table-cell office:value-type="date" office:date-value="1900-01-08T15:12:57.6" calcext:value-type="date">
            <text:p>01/08/00 03:12 PM</text:p>
          </table:table-cell>
          <table:table-cell office:value-type="float" office:value="1.37610342755" calcext:value-type="float">
            <text:p>1.3761034276</text:p>
          </table:table-cell>
          <table:table-cell office:value-type="float" office:value="-0.0874107307949" calcext:value-type="float">
            <text:p>-0.0874107308</text:p>
          </table:table-cell>
          <table:table-cell office:value-type="float" office:value="-1.17" calcext:value-type="float">
            <text:p>-1.17</text:p>
          </table:table-cell>
          <table:table-cell office:value-type="float" office:value="0" calcext:value-type="float">
            <text:p>0</text:p>
          </table:table-cell>
          <table:table-cell office:value-type="float" office:value="1484" calcext:value-type="float">
            <text:p>1484</text:p>
          </table:table-cell>
          <table:table-cell office:value-type="float" office:value="1461" calcext:value-type="float">
            <text:p>1461</text:p>
          </table:table-cell>
          <table:table-cell office:value-type="float" office:value="-0.51165" calcext:value-type="float">
            <text:p>-0.51165</text:p>
          </table:table-cell>
        </table:table-row>
        <table:table-row table:style-name="ro1">
          <table:table-cell office:value-type="date" office:date-value="1900-01-08T15:41:45.6" calcext:value-type="date">
            <text:p>01/08/00 03:41 PM</text:p>
          </table:table-cell>
          <table:table-cell office:value-type="float" office:value="1.37101514157" calcext:value-type="float">
            <text:p>1.3710151416</text:p>
          </table:table-cell>
          <table:table-cell office:value-type="float" office:value="-0.0873089147552" calcext:value-type="float">
            <text:p>-0.0873089148</text:p>
          </table:table-cell>
          <table:table-cell office:value-type="float" office:value="-1.14" calcext:value-type="float">
            <text:p>-1.14</text:p>
          </table:table-cell>
          <table:table-cell office:value-type="float" office:value="0" calcext:value-type="float">
            <text:p>0</text:p>
          </table:table-cell>
          <table:table-cell office:value-type="float" office:value="1481" calcext:value-type="float">
            <text:p>1481</text:p>
          </table:table-cell>
          <table:table-cell office:value-type="float" office:value="1463" calcext:value-type="float">
            <text:p>1463</text:p>
          </table:table-cell>
          <table:table-cell office:value-type="float" office:value="-0.51165" calcext:value-type="float">
            <text:p>-0.51165</text:p>
          </table:table-cell>
        </table:table-row>
        <table:table-row table:style-name="ro1">
          <table:table-cell office:value-type="date" office:date-value="1900-01-08T16:10:33.6" calcext:value-type="date">
            <text:p>01/08/00 04:10 PM</text:p>
          </table:table-cell>
          <table:table-cell office:value-type="float" office:value="1.36592696382" calcext:value-type="float">
            <text:p>1.3659269638</text:p>
          </table:table-cell>
          <table:table-cell office:value-type="float" office:value="-0.0872017703551" calcext:value-type="float">
            <text:p>-0.0872017704</text:p>
          </table:table-cell>
          <table:table-cell office:value-type="float" office:value="-1.2" calcext:value-type="float">
            <text:p>-1.2</text:p>
          </table:table-cell>
          <table:table-cell office:value-type="float" office:value="0" calcext:value-type="float">
            <text:p>0</text:p>
          </table:table-cell>
          <table:table-cell office:value-type="float" office:value="1477" calcext:value-type="float">
            <text:p>1477</text:p>
          </table:table-cell>
          <table:table-cell office:value-type="float" office:value="1463" calcext:value-type="float">
            <text:p>1463</text:p>
          </table:table-cell>
          <table:table-cell office:value-type="float" office:value="-0.51165" calcext:value-type="float">
            <text:p>-0.51165</text:p>
          </table:table-cell>
        </table:table-row>
        <table:table-row table:style-name="ro1">
          <table:table-cell office:value-type="date" office:date-value="1900-01-08T16:39:21.6000000001" calcext:value-type="date">
            <text:p>01/08/00 04:39 PM</text:p>
          </table:table-cell>
          <table:table-cell office:value-type="float" office:value="1.36253492393" calcext:value-type="float">
            <text:p>1.3625349239</text:p>
          </table:table-cell>
          <table:table-cell office:value-type="float" office:value="-0.0871269135937" calcext:value-type="float">
            <text:p>-0.0871269136</text:p>
          </table:table-cell>
          <table:table-cell office:value-type="float" office:value="-1.26" calcext:value-type="float">
            <text:p>-1.26</text:p>
          </table:table-cell>
          <table:table-cell office:value-type="float" office:value="0" calcext:value-type="float">
            <text:p>0</text:p>
          </table:table-cell>
          <table:table-cell office:value-type="float" office:value="1476" calcext:value-type="float">
            <text:p>1476</text:p>
          </table:table-cell>
          <table:table-cell office:value-type="float" office:value="1463" calcext:value-type="float">
            <text:p>1463</text:p>
          </table:table-cell>
          <table:table-cell office:value-type="float" office:value="-0.3411" calcext:value-type="float">
            <text:p>-0.3411</text:p>
          </table:table-cell>
        </table:table-row>
        <table:table-row table:style-name="ro1">
          <table:table-cell office:value-type="date" office:date-value="1900-01-08T17:08:09.6" calcext:value-type="date">
            <text:p>01/08/00 05:08 PM</text:p>
          </table:table-cell>
          <table:table-cell office:value-type="float" office:value="1.3574490959" calcext:value-type="float">
            <text:p>1.3574490959</text:p>
          </table:table-cell>
          <table:table-cell office:value-type="float" office:value="-0.0870100067182" calcext:value-type="float">
            <text:p>-0.0870100067</text:p>
          </table:table-cell>
          <table:table-cell office:value-type="float" office:value="-1.31" calcext:value-type="float">
            <text:p>-1.31</text:p>
          </table:table-cell>
          <table:table-cell office:value-type="float" office:value="0" calcext:value-type="float">
            <text:p>0</text:p>
          </table:table-cell>
          <table:table-cell office:value-type="float" office:value="1475" calcext:value-type="float">
            <text:p>1475</text:p>
          </table:table-cell>
          <table:table-cell office:value-type="float" office:value="1464" calcext:value-type="float">
            <text:p>1464</text:p>
          </table:table-cell>
          <table:table-cell office:value-type="float" office:value="-0.51165" calcext:value-type="float">
            <text:p>-0.51165</text:p>
          </table:table-cell>
        </table:table-row>
        <table:table-row table:style-name="ro1">
          <table:table-cell office:value-type="date" office:date-value="1900-01-08T17:36:57.6" calcext:value-type="date">
            <text:p>01/08/00 05:36 PM</text:p>
          </table:table-cell>
          <table:table-cell office:value-type="float" office:value="1.35235687657" calcext:value-type="float">
            <text:p>1.3523568766</text:p>
          </table:table-cell>
          <table:table-cell office:value-type="float" office:value="-0.086893082765" calcext:value-type="float">
            <text:p>-0.0868930828</text:p>
          </table:table-cell>
          <table:table-cell office:value-type="float" office:value="-1.31" calcext:value-type="float">
            <text:p>-1.31</text:p>
          </table:table-cell>
          <table:table-cell office:value-type="float" office:value="0" calcext:value-type="float">
            <text:p>0</text:p>
          </table:table-cell>
          <table:table-cell office:value-type="float" office:value="1476" calcext:value-type="float">
            <text:p>1476</text:p>
          </table:table-cell>
          <table:table-cell office:value-type="float" office:value="1461" calcext:value-type="float">
            <text:p>1461</text:p>
          </table:table-cell>
          <table:table-cell office:value-type="float" office:value="-0.51165" calcext:value-type="float">
            <text:p>-0.51165</text:p>
          </table:table-cell>
        </table:table-row>
        <table:table-row table:style-name="ro1">
          <table:table-cell office:value-type="date" office:date-value="1900-01-08T18:05:45.6" calcext:value-type="date">
            <text:p>01/08/00 06:05 PM</text:p>
          </table:table-cell>
          <table:table-cell office:value-type="float" office:value="1.34896199981" calcext:value-type="float">
            <text:p>1.3489619998</text:p>
          </table:table-cell>
          <table:table-cell office:value-type="float" office:value="-0.086818201872" calcext:value-type="float">
            <text:p>-0.0868182019</text:p>
          </table:table-cell>
          <table:table-cell office:value-type="float" office:value="-1.26" calcext:value-type="float">
            <text:p>-1.26</text:p>
          </table:table-cell>
          <table:table-cell office:value-type="float" office:value="0" calcext:value-type="float">
            <text:p>0</text:p>
          </table:table-cell>
          <table:table-cell office:value-type="float" office:value="1476" calcext:value-type="float">
            <text:p>1476</text:p>
          </table:table-cell>
          <table:table-cell office:value-type="float" office:value="1461" calcext:value-type="float">
            <text:p>1461</text:p>
          </table:table-cell>
          <table:table-cell office:value-type="float" office:value="-0.3411" calcext:value-type="float">
            <text:p>-0.3411</text:p>
          </table:table-cell>
        </table:table-row>
        <table:table-row table:style-name="ro1">
          <table:table-cell office:value-type="date" office:date-value="1900-01-08T18:34:33.6000000001" calcext:value-type="date">
            <text:p>01/08/00 06:34 PM</text:p>
          </table:table-cell>
          <table:table-cell office:value-type="float" office:value="1.34556848825" calcext:value-type="float">
            <text:p>1.3455684883</text:p>
          </table:table-cell>
          <table:table-cell office:value-type="float" office:value="-0.086745702083" calcext:value-type="float">
            <text:p>-0.0867457021</text:p>
          </table:table-cell>
          <table:table-cell office:value-type="float" office:value="-1.22" calcext:value-type="float">
            <text:p>-1.22</text:p>
          </table:table-cell>
          <table:table-cell office:value-type="float" office:value="0" calcext:value-type="float">
            <text:p>0</text:p>
          </table:table-cell>
          <table:table-cell office:value-type="float" office:value="1472" calcext:value-type="float">
            <text:p>1472</text:p>
          </table:table-cell>
          <table:table-cell office:value-type="float" office:value="1462" calcext:value-type="float">
            <text:p>1462</text:p>
          </table:table-cell>
          <table:table-cell office:value-type="float" office:value="-0.3411" calcext:value-type="float">
            <text:p>-0.3411</text:p>
          </table:table-cell>
        </table:table-row>
        <table:table-row table:style-name="ro1">
          <table:table-cell office:value-type="date" office:date-value="1900-01-08T19:03:21.6" calcext:value-type="date">
            <text:p>01/08/00 07:03 PM</text:p>
          </table:table-cell>
          <table:table-cell office:value-type="float" office:value="1.34217349873" calcext:value-type="float">
            <text:p>1.3421734987</text:p>
          </table:table-cell>
          <table:table-cell office:value-type="float" office:value="-0.0866761539254" calcext:value-type="float">
            <text:p>-0.0866761539</text:p>
          </table:table-cell>
          <table:table-cell office:value-type="float" office:value="-1.17" calcext:value-type="float">
            <text:p>-1.17</text:p>
          </table:table-cell>
          <table:table-cell office:value-type="float" office:value="0" calcext:value-type="float">
            <text:p>0</text:p>
          </table:table-cell>
          <table:table-cell office:value-type="float" office:value="1472" calcext:value-type="float">
            <text:p>1472</text:p>
          </table:table-cell>
          <table:table-cell office:value-type="float" office:value="1461" calcext:value-type="float">
            <text:p>1461</text:p>
          </table:table-cell>
          <table:table-cell office:value-type="float" office:value="-0.3411" calcext:value-type="float">
            <text:p>-0.3411</text:p>
          </table:table-cell>
        </table:table-row>
        <table:table-row table:style-name="ro1">
          <table:table-cell office:value-type="date" office:date-value="1900-01-08T19:32:09.6" calcext:value-type="date">
            <text:p>01/08/00 07:32 PM</text:p>
          </table:table-cell>
          <table:table-cell office:value-type="float" office:value="1.33708092281" calcext:value-type="float">
            <text:p>1.3370809228</text:p>
          </table:table-cell>
          <table:table-cell office:value-type="float" office:value="-0.0865761169507" calcext:value-type="float">
            <text:p>-0.086576117</text:p>
          </table:table-cell>
          <table:table-cell office:value-type="float" office:value="-1.12" calcext:value-type="float">
            <text:p>-1.12</text:p>
          </table:table-cell>
          <table:table-cell office:value-type="float" office:value="0" calcext:value-type="float">
            <text:p>0</text:p>
          </table:table-cell>
          <table:table-cell office:value-type="float" office:value="1445" calcext:value-type="float">
            <text:p>1445</text:p>
          </table:table-cell>
          <table:table-cell office:value-type="float" office:value="1461" calcext:value-type="float">
            <text:p>1461</text:p>
          </table:table-cell>
          <table:table-cell office:value-type="float" office:value="-0.51165" calcext:value-type="float">
            <text:p>-0.51165</text:p>
          </table:table-cell>
        </table:table-row>
        <table:table-row table:style-name="ro1">
          <table:table-cell office:value-type="date" office:date-value="1900-01-08T20:00:57.6" calcext:value-type="date">
            <text:p>01/08/00 08:00 PM</text:p>
          </table:table-cell>
          <table:table-cell office:value-type="float" office:value="1.33368584009" calcext:value-type="float">
            <text:p>1.3336858401</text:p>
          </table:table-cell>
          <table:table-cell office:value-type="float" office:value="-0.086511309147" calcext:value-type="float">
            <text:p>-0.0865113091</text:p>
          </table:table-cell>
          <table:table-cell office:value-type="float" office:value="-1.09" calcext:value-type="float">
            <text:p>-1.09</text:p>
          </table:table-cell>
          <table:table-cell office:value-type="float" office:value="0" calcext:value-type="float">
            <text:p>0</text:p>
          </table:table-cell>
          <table:table-cell office:value-type="float" office:value="1429" calcext:value-type="float">
            <text:p>1429</text:p>
          </table:table-cell>
          <table:table-cell office:value-type="float" office:value="1461" calcext:value-type="float">
            <text:p>1461</text:p>
          </table:table-cell>
          <table:table-cell office:value-type="float" office:value="-0.3411" calcext:value-type="float">
            <text:p>-0.3411</text:p>
          </table:table-cell>
        </table:table-row>
        <table:table-row table:style-name="ro1">
          <table:table-cell office:value-type="date" office:date-value="1900-01-08T20:29:45.5999999999" calcext:value-type="date">
            <text:p>01/08/00 08:29 PM</text:p>
          </table:table-cell>
          <table:table-cell office:value-type="float" office:value="1.33029073509" calcext:value-type="float">
            <text:p>1.3302907351</text:p>
          </table:table-cell>
          <table:table-cell office:value-type="float" office:value="-0.0864476864518" calcext:value-type="float">
            <text:p>-0.0864476865</text:p>
          </table:table-cell>
          <table:table-cell office:value-type="float" office:value="-1.07" calcext:value-type="float">
            <text:p>-1.07</text:p>
          </table:table-cell>
          <table:table-cell office:value-type="float" office:value="0" calcext:value-type="float">
            <text:p>0</text:p>
          </table:table-cell>
          <table:table-cell office:value-type="float" office:value="1397" calcext:value-type="float">
            <text:p>1397</text:p>
          </table:table-cell>
          <table:table-cell office:value-type="float" office:value="1461" calcext:value-type="float">
            <text:p>1461</text:p>
          </table:table-cell>
          <table:table-cell office:value-type="float" office:value="-0.3411" calcext:value-type="float">
            <text:p>-0.3411</text:p>
          </table:table-cell>
        </table:table-row>
        <table:table-row table:style-name="ro1">
          <table:table-cell office:value-type="date" office:date-value="1900-01-08T20:58:33.6" calcext:value-type="date">
            <text:p>01/08/00 08:58 PM</text:p>
          </table:table-cell>
          <table:table-cell office:value-type="float" office:value="1.32689559747" calcext:value-type="float">
            <text:p>1.3268955975</text:p>
          </table:table-cell>
          <table:table-cell office:value-type="float" office:value="-0.0863858414339" calcext:value-type="float">
            <text:p>-0.0863858414</text:p>
          </table:table-cell>
          <table:table-cell office:value-type="float" office:value="-1.04" calcext:value-type="float">
            <text:p>-1.04</text:p>
          </table:table-cell>
          <table:table-cell office:value-type="float" office:value="0" calcext:value-type="float">
            <text:p>0</text:p>
          </table:table-cell>
          <table:table-cell office:value-type="float" office:value="1389" calcext:value-type="float">
            <text:p>1389</text:p>
          </table:table-cell>
          <table:table-cell office:value-type="float" office:value="1461" calcext:value-type="float">
            <text:p>1461</text:p>
          </table:table-cell>
          <table:table-cell office:value-type="float" office:value="-0.3411" calcext:value-type="float">
            <text:p>-0.3411</text:p>
          </table:table-cell>
        </table:table-row>
        <table:table-row table:style-name="ro1">
          <table:table-cell office:value-type="date" office:date-value="1900-01-08T21:27:21.6" calcext:value-type="date">
            <text:p>01/08/00 09:27 PM</text:p>
          </table:table-cell>
          <table:table-cell office:value-type="float" office:value="1.32350040754" calcext:value-type="float">
            <text:p>1.3235004075</text:p>
          </table:table-cell>
          <table:table-cell office:value-type="float" office:value="-0.0863269592489" calcext:value-type="float">
            <text:p>-0.0863269592</text:p>
          </table:table-cell>
          <table:table-cell office:value-type="float" office:value="-0.99" calcext:value-type="float">
            <text:p>-0.99</text:p>
          </table:table-cell>
          <table:table-cell office:value-type="float" office:value="0" calcext:value-type="float">
            <text:p>0</text:p>
          </table:table-cell>
          <table:table-cell office:value-type="float" office:value="1385" calcext:value-type="float">
            <text:p>1385</text:p>
          </table:table-cell>
          <table:table-cell office:value-type="float" office:value="1461" calcext:value-type="float">
            <text:p>1461</text:p>
          </table:table-cell>
          <table:table-cell office:value-type="float" office:value="-0.3411" calcext:value-type="float">
            <text:p>-0.3411</text:p>
          </table:table-cell>
        </table:table-row>
        <table:table-row table:style-name="ro1">
          <table:table-cell office:value-type="date" office:date-value="1900-01-08T21:56:09.6" calcext:value-type="date">
            <text:p>01/08/00 09:56 PM</text:p>
          </table:table-cell>
          <table:table-cell office:value-type="float" office:value="1.32010516789" calcext:value-type="float">
            <text:p>1.3201051679</text:p>
          </table:table-cell>
          <table:table-cell office:value-type="float" office:value="-0.0862710399418" calcext:value-type="float">
            <text:p>-0.0862710399</text:p>
          </table:table-cell>
          <table:table-cell office:value-type="float" office:value="-0.94" calcext:value-type="float">
            <text:p>-0.94</text:p>
          </table:table-cell>
          <table:table-cell office:value-type="float" office:value="0" calcext:value-type="float">
            <text:p>0</text:p>
          </table:table-cell>
          <table:table-cell office:value-type="float" office:value="1385" calcext:value-type="float">
            <text:p>1385</text:p>
          </table:table-cell>
          <table:table-cell office:value-type="float" office:value="1461" calcext:value-type="float">
            <text:p>1461</text:p>
          </table:table-cell>
          <table:table-cell office:value-type="float" office:value="-0.3411" calcext:value-type="float">
            <text:p>-0.3411</text:p>
          </table:table-cell>
        </table:table-row>
        <table:table-row table:style-name="ro1">
          <table:table-cell office:value-type="date" office:date-value="1900-01-08T22:24:57.5999999999" calcext:value-type="date">
            <text:p>01/08/00 10:24 PM</text:p>
          </table:table-cell>
          <table:table-cell office:value-type="float" office:value="1.31501227714" calcext:value-type="float">
            <text:p>1.3150122771</text:p>
          </table:table-cell>
          <table:table-cell office:value-type="float" office:value="-0.0861887799189" calcext:value-type="float">
            <text:p>-0.0861887799</text:p>
          </table:table-cell>
          <table:table-cell office:value-type="float" office:value="-0.92" calcext:value-type="float">
            <text:p>-0.92</text:p>
          </table:table-cell>
          <table:table-cell office:value-type="float" office:value="0" calcext:value-type="float">
            <text:p>0</text:p>
          </table:table-cell>
          <table:table-cell office:value-type="float" office:value="1385" calcext:value-type="float">
            <text:p>1385</text:p>
          </table:table-cell>
          <table:table-cell office:value-type="float" office:value="1461" calcext:value-type="float">
            <text:p>1461</text:p>
          </table:table-cell>
          <table:table-cell office:value-type="float" office:value="-0.51165" calcext:value-type="float">
            <text:p>-0.51165</text:p>
          </table:table-cell>
        </table:table-row>
        <table:table-row table:style-name="ro1">
          <table:table-cell office:value-type="date" office:date-value="1900-01-08T22:53:45.6000000001" calcext:value-type="date">
            <text:p>01/08/00 10:53 PM</text:p>
          </table:table-cell>
          <table:table-cell office:value-type="float" office:value="1.30991940065" calcext:value-type="float">
            <text:p>1.3099194007</text:p>
          </table:table-cell>
          <table:table-cell office:value-type="float" office:value="-0.0861056310228" calcext:value-type="float">
            <text:p>-0.086105631</text:p>
          </table:table-cell>
          <table:table-cell office:value-type="float" office:value="-0.93" calcext:value-type="float">
            <text:p>-0.93</text:p>
          </table:table-cell>
          <table:table-cell office:value-type="float" office:value="0" calcext:value-type="float">
            <text:p>0</text:p>
          </table:table-cell>
          <table:table-cell office:value-type="float" office:value="1385" calcext:value-type="float">
            <text:p>1385</text:p>
          </table:table-cell>
          <table:table-cell office:value-type="float" office:value="1461" calcext:value-type="float">
            <text:p>1461</text:p>
          </table:table-cell>
          <table:table-cell office:value-type="float" office:value="-0.51165" calcext:value-type="float">
            <text:p>-0.51165</text:p>
          </table:table-cell>
        </table:table-row>
        <table:table-row table:style-name="ro1">
          <table:table-cell office:value-type="date" office:date-value="1900-01-08T23:22:33.6" calcext:value-type="date">
            <text:p>01/08/00 11:22 PM</text:p>
          </table:table-cell>
          <table:table-cell office:value-type="float" office:value="1.30312607123" calcext:value-type="float">
            <text:p>1.3031260712</text:p>
          </table:table-cell>
          <table:table-cell office:value-type="float" office:value="-0.0859945848969" calcext:value-type="float">
            <text:p>-0.0859945849</text:p>
          </table:table-cell>
          <table:table-cell office:value-type="float" office:value="-0.93" calcext:value-type="float">
            <text:p>-0.93</text:p>
          </table:table-cell>
          <table:table-cell office:value-type="float" office:value="0" calcext:value-type="float">
            <text:p>0</text:p>
          </table:table-cell>
          <table:table-cell office:value-type="float" office:value="1386" calcext:value-type="float">
            <text:p>1386</text:p>
          </table:table-cell>
          <table:table-cell office:value-type="float" office:value="1460" calcext:value-type="float">
            <text:p>1460</text:p>
          </table:table-cell>
          <table:table-cell office:value-type="float" office:value="-0.6822" calcext:value-type="float">
            <text:p>-0.6822</text:p>
          </table:table-cell>
        </table:table-row>
        <table:table-row table:style-name="ro1">
          <table:table-cell office:value-type="date" office:date-value="1900-01-08T23:51:21.6" calcext:value-type="date">
            <text:p>01/08/00 11:51 PM</text:p>
          </table:table-cell>
          <table:table-cell office:value-type="float" office:value="1.29803323847" calcext:value-type="float">
            <text:p>1.2980332385</text:p>
          </table:table-cell>
          <table:table-cell office:value-type="float" office:value="-0.0859087693965" calcext:value-type="float">
            <text:p>-0.0859087694</text:p>
          </table:table-cell>
          <table:table-cell office:value-type="float" office:value="-0.96" calcext:value-type="float">
            <text:p>-0.96</text:p>
          </table:table-cell>
          <table:table-cell office:value-type="float" office:value="0" calcext:value-type="float">
            <text:p>0</text:p>
          </table:table-cell>
          <table:table-cell office:value-type="float" office:value="1385" calcext:value-type="float">
            <text:p>1385</text:p>
          </table:table-cell>
          <table:table-cell office:value-type="float" office:value="1461" calcext:value-type="float">
            <text:p>1461</text:p>
          </table:table-cell>
          <table:table-cell office:value-type="float" office:value="-0.51165" calcext:value-type="float">
            <text:p>-0.51165</text:p>
          </table:table-cell>
        </table:table-row>
        <table:table-row table:style-name="ro1">
          <table:table-cell office:value-type="date" office:date-value="1900-01-09T00:20:09.6" calcext:value-type="date">
            <text:p>01/09/00 12:20 AM</text:p>
          </table:table-cell>
          <table:table-cell office:value-type="float" office:value="1.29124289243" calcext:value-type="float">
            <text:p>1.2912428924</text:p>
          </table:table-cell>
          <table:table-cell office:value-type="float" office:value="-0.0857882112754" calcext:value-type="float">
            <text:p>-0.0857882113</text:p>
          </table:table-cell>
          <table:table-cell office:value-type="float" office:value="-1.01" calcext:value-type="float">
            <text:p>-1.01</text:p>
          </table:table-cell>
          <table:table-cell office:value-type="float" office:value="0" calcext:value-type="float">
            <text:p>0</text:p>
          </table:table-cell>
          <table:table-cell office:value-type="float" office:value="1385" calcext:value-type="float">
            <text:p>1385</text:p>
          </table:table-cell>
          <table:table-cell office:value-type="float" office:value="1461" calcext:value-type="float">
            <text:p>1461</text:p>
          </table:table-cell>
          <table:table-cell office:value-type="float" office:value="-0.6822" calcext:value-type="float">
            <text:p>-0.6822</text:p>
          </table:table-cell>
        </table:table-row>
        <table:table-row table:style-name="ro1">
          <table:table-cell office:value-type="date" office:date-value="1900-01-09T00:48:57.6" calcext:value-type="date">
            <text:p>01/09/00 12:48 AM</text:p>
          </table:table-cell>
          <table:table-cell office:value-type="float" office:value="1.28445263102" calcext:value-type="float">
            <text:p>1.284452631</text:p>
          </table:table-cell>
          <table:table-cell office:value-type="float" office:value="-0.085662912649" calcext:value-type="float">
            <text:p>-0.0856629126</text:p>
          </table:table-cell>
          <table:table-cell office:value-type="float" office:value="-1.05" calcext:value-type="float">
            <text:p>-1.05</text:p>
          </table:table-cell>
          <table:table-cell office:value-type="float" office:value="0" calcext:value-type="float">
            <text:p>0</text:p>
          </table:table-cell>
          <table:table-cell office:value-type="float" office:value="1385" calcext:value-type="float">
            <text:p>1385</text:p>
          </table:table-cell>
          <table:table-cell office:value-type="float" office:value="1461" calcext:value-type="float">
            <text:p>1461</text:p>
          </table:table-cell>
          <table:table-cell office:value-type="float" office:value="-0.6822" calcext:value-type="float">
            <text:p>-0.6822</text:p>
          </table:table-cell>
        </table:table-row>
        <table:table-row table:style-name="ro1">
          <table:table-cell office:value-type="date" office:date-value="1900-01-09T01:17:45.6" calcext:value-type="date">
            <text:p>01/09/00 01:17 AM</text:p>
          </table:table-cell>
          <table:table-cell office:value-type="float" office:value="1.27596488139" calcext:value-type="float">
            <text:p>1.2759648814</text:p>
          </table:table-cell>
          <table:table-cell office:value-type="float" office:value="-0.0855015805275" calcext:value-type="float">
            <text:p>-0.0855015805</text:p>
          </table:table-cell>
          <table:table-cell office:value-type="float" office:value="-1.08" calcext:value-type="float">
            <text:p>-1.08</text:p>
          </table:table-cell>
          <table:table-cell office:value-type="float" office:value="0" calcext:value-type="float">
            <text:p>0</text:p>
          </table:table-cell>
          <table:table-cell office:value-type="float" office:value="1385" calcext:value-type="float">
            <text:p>1385</text:p>
          </table:table-cell>
          <table:table-cell office:value-type="float" office:value="1461" calcext:value-type="float">
            <text:p>1461</text:p>
          </table:table-cell>
          <table:table-cell office:value-type="float" office:value="-0.85275" calcext:value-type="float">
            <text:p>-0.85275</text:p>
          </table:table-cell>
        </table:table-row>
        <table:table-row table:style-name="ro1">
          <table:table-cell office:value-type="date" office:date-value="1900-01-09T01:46:33.6" calcext:value-type="date">
            <text:p>01/09/00 01:46 AM</text:p>
          </table:table-cell>
          <table:table-cell office:value-type="float" office:value="1.26917756259" calcext:value-type="float">
            <text:p>1.2691775626</text:p>
          </table:table-cell>
          <table:table-cell office:value-type="float" office:value="-0.085370334161" calcext:value-type="float">
            <text:p>-0.0853703342</text:p>
          </table:table-cell>
          <table:table-cell office:value-type="float" office:value="-1.1" calcext:value-type="float">
            <text:p>-1.1</text:p>
          </table:table-cell>
          <table:table-cell office:value-type="float" office:value="0" calcext:value-type="float">
            <text:p>0</text:p>
          </table:table-cell>
          <table:table-cell office:value-type="float" office:value="1386" calcext:value-type="float">
            <text:p>1386</text:p>
          </table:table-cell>
          <table:table-cell office:value-type="float" office:value="1462" calcext:value-type="float">
            <text:p>1462</text:p>
          </table:table-cell>
          <table:table-cell office:value-type="float" office:value="-0.6822" calcext:value-type="float">
            <text:p>-0.6822</text:p>
          </table:table-cell>
        </table:table-row>
        <table:table-row table:style-name="ro1">
          <table:table-cell office:value-type="date" office:date-value="1900-01-09T02:15:21.6" calcext:value-type="date">
            <text:p>01/09/00 02:15 AM</text:p>
          </table:table-cell>
          <table:table-cell office:value-type="float" office:value="1.26068986886" calcext:value-type="float">
            <text:p>1.2606898689</text:p>
          </table:table-cell>
          <table:table-cell office:value-type="float" office:value="-0.0852060392832" calcext:value-type="float">
            <text:p>-0.0852060393</text:p>
          </table:table-cell>
          <table:table-cell office:value-type="float" office:value="-1.1" calcext:value-type="float">
            <text:p>-1.1</text:p>
          </table:table-cell>
          <table:table-cell office:value-type="float" office:value="0" calcext:value-type="float">
            <text:p>0</text:p>
          </table:table-cell>
          <table:table-cell office:value-type="float" office:value="1389" calcext:value-type="float">
            <text:p>1389</text:p>
          </table:table-cell>
          <table:table-cell office:value-type="float" office:value="1461" calcext:value-type="float">
            <text:p>1461</text:p>
          </table:table-cell>
          <table:table-cell office:value-type="float" office:value="-0.85275" calcext:value-type="float">
            <text:p>-0.85275</text:p>
          </table:table-cell>
        </table:table-row>
        <table:table-row table:style-name="ro1">
          <table:table-cell office:value-type="date" office:date-value="1900-01-09T02:44:09.6" calcext:value-type="date">
            <text:p>01/09/00 02:44 AM</text:p>
          </table:table-cell>
          <table:table-cell office:value-type="float" office:value="1.25220211923" calcext:value-type="float">
            <text:p>1.2522021192</text:p>
          </table:table-cell>
          <table:table-cell office:value-type="float" office:value="-0.0850447071616" calcext:value-type="float">
            <text:p>-0.0850447072</text:p>
          </table:table-cell>
          <table:table-cell office:value-type="float" office:value="-1.08" calcext:value-type="float">
            <text:p>-1.08</text:p>
          </table:table-cell>
          <table:table-cell office:value-type="float" office:value="0" calcext:value-type="float">
            <text:p>0</text:p>
          </table:table-cell>
          <table:table-cell office:value-type="float" office:value="1390" calcext:value-type="float">
            <text:p>1390</text:p>
          </table:table-cell>
          <table:table-cell office:value-type="float" office:value="1461" calcext:value-type="float">
            <text:p>1461</text:p>
          </table:table-cell>
          <table:table-cell office:value-type="float" office:value="-0.85275" calcext:value-type="float">
            <text:p>-0.85275</text:p>
          </table:table-cell>
        </table:table-row>
        <table:table-row table:style-name="ro1">
          <table:table-cell office:value-type="date" office:date-value="1900-01-09T03:12:57.6" calcext:value-type="date">
            <text:p>01/09/00 03:12 AM</text:p>
          </table:table-cell>
          <table:table-cell office:value-type="float" office:value="1.24201681375" calcext:value-type="float">
            <text:p>1.2420168138</text:p>
          </table:table-cell>
          <table:table-cell office:value-type="float" office:value="-0.0848507910181" calcext:value-type="float">
            <text:p>-0.084850791</text:p>
          </table:table-cell>
          <table:table-cell office:value-type="float" office:value="-1.08" calcext:value-type="float">
            <text:p>-1.08</text:p>
          </table:table-cell>
          <table:table-cell office:value-type="float" office:value="0" calcext:value-type="float">
            <text:p>0</text:p>
          </table:table-cell>
          <table:table-cell office:value-type="float" office:value="1389" calcext:value-type="float">
            <text:p>1389</text:p>
          </table:table-cell>
          <table:table-cell office:value-type="float" office:value="1461" calcext:value-type="float">
            <text:p>1461</text:p>
          </table:table-cell>
          <table:table-cell office:value-type="float" office:value="-1.0233" calcext:value-type="float">
            <text:p>-1.0233</text:p>
          </table:table-cell>
        </table:table-row>
        <table:table-row table:style-name="ro1">
          <table:table-cell office:value-type="date" office:date-value="1900-01-09T03:41:45.6" calcext:value-type="date">
            <text:p>01/09/00 03:41 AM</text:p>
          </table:table-cell>
          <table:table-cell office:value-type="float" office:value="1.23183144253" calcext:value-type="float">
            <text:p>1.2318314425</text:p>
          </table:table-cell>
          <table:table-cell office:value-type="float" office:value="-0.0846604302036" calcext:value-type="float">
            <text:p>-0.0846604302</text:p>
          </table:table-cell>
          <table:table-cell office:value-type="float" office:value="-1.06" calcext:value-type="float">
            <text:p>-1.06</text:p>
          </table:table-cell>
          <table:table-cell office:value-type="float" office:value="0" calcext:value-type="float">
            <text:p>0</text:p>
          </table:table-cell>
          <table:table-cell office:value-type="float" office:value="1392" calcext:value-type="float">
            <text:p>1392</text:p>
          </table:table-cell>
          <table:table-cell office:value-type="float" office:value="1461" calcext:value-type="float">
            <text:p>1461</text:p>
          </table:table-cell>
          <table:table-cell office:value-type="float" office:value="-1.0233" calcext:value-type="float">
            <text:p>-1.0233</text:p>
          </table:table-cell>
        </table:table-row>
        <table:table-row table:style-name="ro1">
          <table:table-cell office:value-type="date" office:date-value="1900-01-09T04:10:33.6" calcext:value-type="date">
            <text:p>01/09/00 04:10 AM</text:p>
          </table:table-cell>
          <table:table-cell office:value-type="float" office:value="1.22165003857" calcext:value-type="float">
            <text:p>1.2216500386</text:p>
          </table:table-cell>
          <table:table-cell office:value-type="float" office:value="-0.0844859682549" calcext:value-type="float">
            <text:p>-0.0844859683</text:p>
          </table:table-cell>
          <table:table-cell office:value-type="float" office:value="-0.97" calcext:value-type="float">
            <text:p>-0.97</text:p>
          </table:table-cell>
          <table:table-cell office:value-type="float" office:value="0" calcext:value-type="float">
            <text:p>0</text:p>
          </table:table-cell>
          <table:table-cell office:value-type="float" office:value="1396" calcext:value-type="float">
            <text:p>1396</text:p>
          </table:table-cell>
          <table:table-cell office:value-type="float" office:value="1462" calcext:value-type="float">
            <text:p>1462</text:p>
          </table:table-cell>
          <table:table-cell office:value-type="float" office:value="-1.0233" calcext:value-type="float">
            <text:p>-1.0233</text:p>
          </table:table-cell>
        </table:table-row>
        <table:table-row table:style-name="ro1">
          <table:table-cell office:value-type="date" office:date-value="1900-01-09T04:39:21.6" calcext:value-type="date">
            <text:p>01/09/00 04:39 AM</text:p>
          </table:table-cell>
          <table:table-cell office:value-type="float" office:value="1.21146400057" calcext:value-type="float">
            <text:p>1.2114640006</text:p>
          </table:table-cell>
          <table:table-cell office:value-type="float" office:value="-0.0843364952818" calcext:value-type="float">
            <text:p>-0.0843364953</text:p>
          </table:table-cell>
          <table:table-cell office:value-type="float" office:value="-0.83" calcext:value-type="float">
            <text:p>-0.83</text:p>
          </table:table-cell>
          <table:table-cell office:value-type="float" office:value="0" calcext:value-type="float">
            <text:p>0</text:p>
          </table:table-cell>
          <table:table-cell office:value-type="float" office:value="1396" calcext:value-type="float">
            <text:p>1396</text:p>
          </table:table-cell>
          <table:table-cell office:value-type="float" office:value="1461" calcext:value-type="float">
            <text:p>1461</text:p>
          </table:table-cell>
          <table:table-cell office:value-type="float" office:value="-1.0233" calcext:value-type="float">
            <text:p>-1.0233</text:p>
          </table:table-cell>
        </table:table-row>
        <table:table-row table:style-name="ro1">
          <table:table-cell office:value-type="date" office:date-value="1900-01-09T05:08:09.6" calcext:value-type="date">
            <text:p>01/09/00 05:08 AM</text:p>
          </table:table-cell>
          <table:table-cell office:value-type="float" office:value="1.19957993014" calcext:value-type="float">
            <text:p>1.1995799301</text:p>
          </table:table-cell>
          <table:table-cell office:value-type="float" office:value="-0.0841887031419" calcext:value-type="float">
            <text:p>-0.0841887031</text:p>
          </table:table-cell>
          <table:table-cell office:value-type="float" office:value="-0.7" calcext:value-type="float">
            <text:p>-0.7</text:p>
          </table:table-cell>
          <table:table-cell office:value-type="float" office:value="0" calcext:value-type="float">
            <text:p>0</text:p>
          </table:table-cell>
          <table:table-cell office:value-type="float" office:value="1398" calcext:value-type="float">
            <text:p>1398</text:p>
          </table:table-cell>
          <table:table-cell office:value-type="float" office:value="1461" calcext:value-type="float">
            <text:p>1461</text:p>
          </table:table-cell>
          <table:table-cell office:value-type="float" office:value="-1.19385" calcext:value-type="float">
            <text:p>-1.19385</text:p>
          </table:table-cell>
        </table:table-row>
        <table:table-row table:style-name="ro1">
          <table:table-cell office:value-type="date" office:date-value="1900-01-09T05:36:57.6" calcext:value-type="date">
            <text:p>01/09/00 05:36 AM</text:p>
          </table:table-cell>
          <table:table-cell office:value-type="float" office:value="1.18769562893" calcext:value-type="float">
            <text:p>1.1876956289</text:p>
          </table:table-cell>
          <table:table-cell office:value-type="float" office:value="-0.0840616527217" calcext:value-type="float">
            <text:p>-0.0840616527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office:value-type="float" office:value="1397" calcext:value-type="float">
            <text:p>1397</text:p>
          </table:table-cell>
          <table:table-cell office:value-type="float" office:value="1461" calcext:value-type="float">
            <text:p>1461</text:p>
          </table:table-cell>
          <table:table-cell office:value-type="float" office:value="-1.19385" calcext:value-type="float">
            <text:p>-1.19385</text:p>
          </table:table-cell>
        </table:table-row>
        <table:table-row table:style-name="ro1">
          <table:table-cell office:value-type="date" office:date-value="1900-01-09T06:05:45.6" calcext:value-type="date">
            <text:p>01/09/00 06:05 AM</text:p>
          </table:table-cell>
          <table:table-cell office:value-type="float" office:value="1.17581116914" calcext:value-type="float">
            <text:p>1.1758111691</text:p>
          </table:table-cell>
          <table:table-cell office:value-type="float" office:value="-0.083951195959" calcext:value-type="float">
            <text:p>-0.083951196</text:p>
          </table:table-cell>
          <table:table-cell office:value-type="float" office:value="-0.52" calcext:value-type="float">
            <text:p>-0.52</text:p>
          </table:table-cell>
          <table:table-cell office:value-type="float" office:value="0" calcext:value-type="float">
            <text:p>0</text:p>
          </table:table-cell>
          <table:table-cell office:value-type="float" office:value="1397" calcext:value-type="float">
            <text:p>1397</text:p>
          </table:table-cell>
          <table:table-cell office:value-type="float" office:value="1461" calcext:value-type="float">
            <text:p>1461</text:p>
          </table:table-cell>
          <table:table-cell office:value-type="float" office:value="-1.19385" calcext:value-type="float">
            <text:p>-1.19385</text:p>
          </table:table-cell>
        </table:table-row>
        <table:table-row table:style-name="ro1">
          <table:table-cell office:value-type="date" office:date-value="1900-01-09T06:34:33.6" calcext:value-type="date">
            <text:p>01/09/00 06:34 AM</text:p>
          </table:table-cell>
          <table:table-cell office:value-type="float" office:value="1.16393151658" calcext:value-type="float">
            <text:p>1.1639315166</text:p>
          </table:table-cell>
          <table:table-cell office:value-type="float" office:value="-0.0838592099053" calcext:value-type="float">
            <text:p>-0.0838592099</text:p>
          </table:table-cell>
          <table:table-cell office:value-type="float" office:value="-0.43" calcext:value-type="float">
            <text:p>-0.43</text:p>
          </table:table-cell>
          <table:table-cell office:value-type="float" office:value="0" calcext:value-type="float">
            <text:p>0</text:p>
          </table:table-cell>
          <table:table-cell office:value-type="float" office:value="1398" calcext:value-type="float">
            <text:p>1398</text:p>
          </table:table-cell>
          <table:table-cell office:value-type="float" office:value="1462" calcext:value-type="float">
            <text:p>1462</text:p>
          </table:table-cell>
          <table:table-cell office:value-type="float" office:value="-1.19385" calcext:value-type="float">
            <text:p>-1.19385</text:p>
          </table:table-cell>
        </table:table-row>
        <table:table-row table:style-name="ro1">
          <table:table-cell office:value-type="date" office:date-value="1900-01-09T07:03:21.6" calcext:value-type="date">
            <text:p>01/09/00 07:03 AM</text:p>
          </table:table-cell>
          <table:table-cell office:value-type="float" office:value="1.15204676174" calcext:value-type="float">
            <text:p>1.1520467617</text:p>
          </table:table-cell>
          <table:table-cell office:value-type="float" office:value="-0.0837902381575" calcext:value-type="float">
            <text:p>-0.0837902382</text:p>
          </table:table-cell>
          <table:table-cell office:value-type="float" office:value="-0.32" calcext:value-type="float">
            <text:p>-0.32</text:p>
          </table:table-cell>
          <table:table-cell office:value-type="float" office:value="0" calcext:value-type="float">
            <text:p>0</text:p>
          </table:table-cell>
          <table:table-cell office:value-type="float" office:value="1397" calcext:value-type="float">
            <text:p>1397</text:p>
          </table:table-cell>
          <table:table-cell office:value-type="float" office:value="1461" calcext:value-type="float">
            <text:p>1461</text:p>
          </table:table-cell>
          <table:table-cell office:value-type="float" office:value="-1.19385" calcext:value-type="float">
            <text:p>-1.19385</text:p>
          </table:table-cell>
        </table:table-row>
        <table:table-row table:style-name="ro1">
          <table:table-cell office:value-type="date" office:date-value="1900-01-09T07:32:09.6" calcext:value-type="date">
            <text:p>01/09/00 07:32 AM</text:p>
          </table:table-cell>
          <table:table-cell office:value-type="float" office:value="1.13846406845" calcext:value-type="float">
            <text:p>1.1384640685</text:p>
          </table:table-cell>
          <table:table-cell office:value-type="float" office:value="-0.083737066507" calcext:value-type="float">
            <text:p>-0.0837370665</text:p>
          </table:table-cell>
          <table:table-cell office:value-type="float" office:value="-0.21" calcext:value-type="float">
            <text:p>-0.21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1461" calcext:value-type="float">
            <text:p>1461</text:p>
          </table:table-cell>
          <table:table-cell office:value-type="float" office:value="-1.3644" calcext:value-type="float">
            <text:p>-1.3644</text:p>
          </table:table-cell>
        </table:table-row>
        <table:table-row table:style-name="ro1">
          <table:table-cell office:value-type="date" office:date-value="1900-01-09T08:00:57.6" calcext:value-type="date">
            <text:p>01/09/00 08:00 AM</text:p>
          </table:table-cell>
          <table:table-cell office:value-type="float" office:value="1.12488130778" calcext:value-type="float">
            <text:p>1.1248813078</text:p>
          </table:table-cell>
          <table:table-cell office:value-type="float" office:value="-0.0837123424266" calcext:value-type="float">
            <text:p>-0.0837123424</text:p>
          </table:table-cell>
          <table:table-cell office:value-type="float" office:value="-0.09" calcext:value-type="float">
            <text:p>-0.09</text:p>
          </table:table-cell>
          <table:table-cell office:value-type="float" office:value="0" calcext:value-type="float">
            <text:p>0</text:p>
          </table:table-cell>
          <table:table-cell office:value-type="float" office:value="1399" calcext:value-type="float">
            <text:p>1399</text:p>
          </table:table-cell>
          <table:table-cell office:value-type="float" office:value="1461" calcext:value-type="float">
            <text:p>1461</text:p>
          </table:table-cell>
          <table:table-cell office:value-type="float" office:value="-1.3644" calcext:value-type="float">
            <text:p>-1.3644</text:p>
          </table:table-cell>
        </table:table-row>
        <table:table-row table:style-name="ro1">
          <table:table-cell office:value-type="date" office:date-value="1900-01-09T08:29:45.6" calcext:value-type="date">
            <text:p>01/09/00 08:29 AM</text:p>
          </table:table-cell>
          <table:table-cell office:value-type="float" office:value="1.11129853931" calcext:value-type="float">
            <text:p>1.1112985393</text:p>
          </table:table-cell>
          <table:table-cell office:value-type="float" office:value="-0.0837160660248" calcext:value-type="float">
            <text:p>-0.08371606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403" calcext:value-type="float">
            <text:p>1403</text:p>
          </table:table-cell>
          <table:table-cell office:value-type="float" office:value="1461" calcext:value-type="float">
            <text:p>1461</text:p>
          </table:table-cell>
          <table:table-cell office:value-type="float" office:value="-1.3644" calcext:value-type="float">
            <text:p>-1.3644</text:p>
          </table:table-cell>
        </table:table-row>
        <table:table-row table:style-name="ro1">
          <table:table-cell office:value-type="date" office:date-value="1900-01-09T08:58:33.6" calcext:value-type="date">
            <text:p>01/09/00 08:58 AM</text:p>
          </table:table-cell>
          <table:table-cell office:value-type="float" office:value="1.09601800974" calcext:value-type="float">
            <text:p>1.0960180097</text:p>
          </table:table-cell>
          <table:table-cell office:value-type="float" office:value="-0.0837597830971" calcext:value-type="float">
            <text:p>-0.0837597831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1430" calcext:value-type="float">
            <text:p>1430</text:p>
          </table:table-cell>
          <table:table-cell office:value-type="float" office:value="1461" calcext:value-type="float">
            <text:p>1461</text:p>
          </table:table-cell>
          <table:table-cell office:value-type="float" office:value="-1.53495" calcext:value-type="float">
            <text:p>-1.53495</text:p>
          </table:table-cell>
        </table:table-row>
        <table:table-row table:style-name="ro1">
          <table:table-cell office:value-type="date" office:date-value="1900-01-09T09:27:21.6" calcext:value-type="date">
            <text:p>01/09/00 09:27 AM</text:p>
          </table:table-cell>
          <table:table-cell office:value-type="float" office:value="1.0824354684" calcext:value-type="float">
            <text:p>1.0824354684</text:p>
          </table:table-cell>
          <table:table-cell office:value-type="float" office:value="-0.0838322549411" calcext:value-type="float">
            <text:p>-0.0838322549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1437" calcext:value-type="float">
            <text:p>1437</text:p>
          </table:table-cell>
          <table:table-cell office:value-type="float" office:value="1461" calcext:value-type="float">
            <text:p>1461</text:p>
          </table:table-cell>
          <table:table-cell office:value-type="float" office:value="-1.3644" calcext:value-type="float">
            <text:p>-1.3644</text:p>
          </table:table-cell>
        </table:table-row>
        <table:table-row table:style-name="ro1">
          <table:table-cell office:value-type="date" office:date-value="1900-01-09T09:56:09.6" calcext:value-type="date">
            <text:p>01/09/00 09:56 AM</text:p>
          </table:table-cell>
          <table:table-cell office:value-type="float" office:value="1.06714897285" calcext:value-type="float">
            <text:p>1.0671489729</text:p>
          </table:table-cell>
          <table:table-cell office:value-type="float" office:value="-0.0839457493146" calcext:value-type="float">
            <text:p>-0.0839457493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1470" calcext:value-type="float">
            <text:p>1470</text:p>
          </table:table-cell>
          <table:table-cell office:value-type="float" office:value="1460" calcext:value-type="float">
            <text:p>1460</text:p>
          </table:table-cell>
          <table:table-cell office:value-type="float" office:value="-1.53495" calcext:value-type="float">
            <text:p>-1.53495</text:p>
          </table:table-cell>
        </table:table-row>
        <table:table-row table:style-name="ro1">
          <table:table-cell office:value-type="date" office:date-value="1900-01-09T10:24:57.6" calcext:value-type="date">
            <text:p>01/09/00 10:24 AM</text:p>
          </table:table-cell>
          <table:table-cell office:value-type="float" office:value="1.0518312194" calcext:value-type="float">
            <text:p>1.0518312194</text:p>
          </table:table-cell>
          <table:table-cell office:value-type="float" office:value="-0.0840908398608" calcext:value-type="float">
            <text:p>-0.0840908399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1475" calcext:value-type="float">
            <text:p>1475</text:p>
          </table:table-cell>
          <table:table-cell office:value-type="float" office:value="1455" calcext:value-type="float">
            <text:p>1455</text:p>
          </table:table-cell>
          <table:table-cell office:value-type="float" office:value="-1.53495" calcext:value-type="float">
            <text:p>-1.53495</text:p>
          </table:table-cell>
        </table:table-row>
        <table:table-row table:style-name="ro1">
          <table:table-cell office:value-type="date" office:date-value="1900-01-09T10:53:45.6" calcext:value-type="date">
            <text:p>01/09/00 10:53 AM</text:p>
          </table:table-cell>
          <table:table-cell office:value-type="float" office:value="1.03649882738" calcext:value-type="float">
            <text:p>1.0364988274</text:p>
          </table:table-cell>
          <table:table-cell office:value-type="float" office:value="-0.0842711574461" calcext:value-type="float">
            <text:p>-0.0842711574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1487" calcext:value-type="float">
            <text:p>1487</text:p>
          </table:table-cell>
          <table:table-cell office:value-type="float" office:value="1448" calcext:value-type="float">
            <text:p>1448</text:p>
          </table:table-cell>
          <table:table-cell office:value-type="float" office:value="-1.53495" calcext:value-type="float">
            <text:p>-1.53495</text:p>
          </table:table-cell>
        </table:table-row>
        <table:table-row table:style-name="ro1">
          <table:table-cell office:value-type="date" office:date-value="1900-01-09T11:22:33.6" calcext:value-type="date">
            <text:p>01/09/00 11:22 AM</text:p>
          </table:table-cell>
          <table:table-cell office:value-type="float" office:value="1.02117481135" calcext:value-type="float">
            <text:p>1.0211748114</text:p>
          </table:table-cell>
          <table:table-cell office:value-type="float" office:value="-0.0844759593103" calcext:value-type="float">
            <text:p>-0.0844759593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1487" calcext:value-type="float">
            <text:p>1487</text:p>
          </table:table-cell>
          <table:table-cell office:value-type="float" office:value="1447" calcext:value-type="float">
            <text:p>1447</text:p>
          </table:table-cell>
          <table:table-cell office:value-type="float" office:value="-1.53495" calcext:value-type="float">
            <text:p>-1.53495</text:p>
          </table:table-cell>
        </table:table-row>
        <table:table-row table:style-name="ro1">
          <table:table-cell office:value-type="date" office:date-value="1900-01-09T11:51:21.6" calcext:value-type="date">
            <text:p>01/09/00 11:51 AM</text:p>
          </table:table-cell>
          <table:table-cell office:value-type="float" office:value="1.00755372963" calcext:value-type="float">
            <text:p>1.0075537296</text:p>
          </table:table-cell>
          <table:table-cell office:value-type="float" office:value="-0.0846768735763" calcext:value-type="float">
            <text:p>-0.0846768736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 office:value-type="float" office:value="1447" calcext:value-type="float">
            <text:p>1447</text:p>
          </table:table-cell>
          <table:table-cell office:value-type="float" office:value="-1.3644" calcext:value-type="float">
            <text:p>-1.3644</text:p>
          </table:table-cell>
        </table:table-row>
        <table:table-row table:style-name="ro1">
          <table:table-cell office:value-type="date" office:date-value="1900-01-09T12:20:09.6" calcext:value-type="date">
            <text:p>01/09/00 12:20 PM</text:p>
          </table:table-cell>
          <table:table-cell office:value-type="float" office:value="0.99392583648" calcext:value-type="float">
            <text:p>0.9939258365</text:p>
          </table:table-cell>
          <table:table-cell office:value-type="float" office:value="-0.0849012774866" calcext:value-type="float">
            <text:p>-0.0849012775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448" calcext:value-type="float">
            <text:p>1448</text:p>
          </table:table-cell>
          <table:table-cell office:value-type="float" office:value="-1.3644" calcext:value-type="float">
            <text:p>-1.3644</text:p>
          </table:table-cell>
        </table:table-row>
        <table:table-row table:style-name="ro1">
          <table:table-cell office:value-type="date" office:date-value="1900-01-09T12:48:57.6" calcext:value-type="date">
            <text:p>01/09/00 12:48 PM</text:p>
          </table:table-cell>
          <table:table-cell office:value-type="float" office:value="0.980305487917" calcext:value-type="float">
            <text:p>0.9803054879</text:p>
          </table:table-cell>
          <table:table-cell office:value-type="float" office:value="-0.0851473596654" calcext:value-type="float">
            <text:p>-0.0851473597</text:p>
          </table:table-cell>
          <table:table-cell office:value-type="float" office:value="1.03" calcext:value-type="float">
            <text:p>1.03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office:value-type="float" office:value="1447" calcext:value-type="float">
            <text:p>1447</text:p>
          </table:table-cell>
          <table:table-cell office:value-type="float" office:value="-1.3644" calcext:value-type="float">
            <text:p>-1.3644</text:p>
          </table:table-cell>
        </table:table-row>
        <table:table-row table:style-name="ro1">
          <table:table-cell office:value-type="date" office:date-value="1900-01-09T13:17:45.6" calcext:value-type="date">
            <text:p>01/09/00 01:17 PM</text:p>
          </table:table-cell>
          <table:table-cell office:value-type="float" office:value="0.968387915228" calcext:value-type="float">
            <text:p>0.9683879152</text:p>
          </table:table-cell>
          <table:table-cell office:value-type="float" office:value="-0.0853750299509" calcext:value-type="float">
            <text:p>-0.08537503</text:p>
          </table:table-cell>
          <table:table-cell office:value-type="float" office:value="1.09" calcext:value-type="float">
            <text:p>1.09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office:value-type="float" office:value="1447" calcext:value-type="float">
            <text:p>1447</text:p>
          </table:table-cell>
          <table:table-cell office:value-type="float" office:value="-1.19385" calcext:value-type="float">
            <text:p>-1.19385</text:p>
          </table:table-cell>
        </table:table-row>
        <table:table-row table:style-name="ro1">
          <table:table-cell office:value-type="date" office:date-value="1900-01-09T13:46:33.6" calcext:value-type="date">
            <text:p>01/09/00 01:46 PM</text:p>
          </table:table-cell>
          <table:table-cell office:value-type="float" office:value="0.954782546729" calcext:value-type="float">
            <text:p>0.9547825467</text:p>
          </table:table-cell>
          <table:table-cell office:value-type="float" office:value="-0.0856501486164" calcext:value-type="float">
            <text:p>-0.0856501486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office:value-type="float" office:value="1445" calcext:value-type="float">
            <text:p>1445</text:p>
          </table:table-cell>
          <table:table-cell office:value-type="float" office:value="-1.3644" calcext:value-type="float">
            <text:p>-1.3644</text:p>
          </table:table-cell>
        </table:table-row>
        <table:table-row table:style-name="ro1">
          <table:table-cell office:value-type="date" office:date-value="1900-01-09T14:15:21.6" calcext:value-type="date">
            <text:p>01/09/00 02:15 PM</text:p>
          </table:table-cell>
          <table:table-cell office:value-type="float" office:value="0.94300994974" calcext:value-type="float">
            <text:p>0.9430099497</text:p>
          </table:table-cell>
          <table:table-cell office:value-type="float" office:value="-0.0859043366556" calcext:value-type="float">
            <text:p>-0.0859043367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491" calcext:value-type="float">
            <text:p>1491</text:p>
          </table:table-cell>
          <table:table-cell office:value-type="float" office:value="1425" calcext:value-type="float">
            <text:p>1425</text:p>
          </table:table-cell>
          <table:table-cell office:value-type="float" office:value="-1.19385" calcext:value-type="float">
            <text:p>-1.19385</text:p>
          </table:table-cell>
        </table:table-row>
        <table:table-row table:style-name="ro1">
          <table:table-cell office:value-type="date" office:date-value="1900-01-09T14:44:09.6" calcext:value-type="date">
            <text:p>01/09/00 02:44 PM</text:p>
          </table:table-cell>
          <table:table-cell office:value-type="float" office:value="0.931408882386" calcext:value-type="float">
            <text:p>0.9314088824</text:p>
          </table:table-cell>
          <table:table-cell office:value-type="float" office:value="-0.0861680661236" calcext:value-type="float">
            <text:p>-0.0861680661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office:value-type="float" office:value="1401" calcext:value-type="float">
            <text:p>1401</text:p>
          </table:table-cell>
          <table:table-cell office:value-type="float" office:value="-1.19385" calcext:value-type="float">
            <text:p>-1.19385</text:p>
          </table:table-cell>
        </table:table-row>
        <table:table-row table:style-name="ro1">
          <table:table-cell office:value-type="date" office:date-value="1900-01-09T15:12:57.6" calcext:value-type="date">
            <text:p>01/09/00 03:12 PM</text:p>
          </table:table-cell>
          <table:table-cell office:value-type="float" office:value="0.919972130409" calcext:value-type="float">
            <text:p>0.9199721304</text:p>
          </table:table-cell>
          <table:table-cell office:value-type="float" office:value="-0.0864403159678" calcext:value-type="float">
            <text:p>-0.086440316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office:value-type="float" office:value="1369" calcext:value-type="float">
            <text:p>1369</text:p>
          </table:table-cell>
          <table:table-cell office:value-type="float" office:value="-1.19385" calcext:value-type="float">
            <text:p>-1.19385</text:p>
          </table:table-cell>
        </table:table-row>
        <table:table-row table:style-name="ro1">
          <table:table-cell office:value-type="date" office:date-value="1900-01-09T15:41:45.6" calcext:value-type="date">
            <text:p>01/09/00 03:41 PM</text:p>
          </table:table-cell>
          <table:table-cell office:value-type="float" office:value="0.908551285108" calcext:value-type="float">
            <text:p>0.9085512851</text:p>
          </table:table-cell>
          <table:table-cell office:value-type="float" office:value="-0.0867227340175" calcext:value-type="float">
            <text:p>-0.086722734</text:p>
          </table:table-cell>
          <table:table-cell office:value-type="float" office:value="1.31" calcext:value-type="float">
            <text:p>1.31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office:value-type="float" office:value="1365" calcext:value-type="float">
            <text:p>1365</text:p>
          </table:table-cell>
          <table:table-cell office:value-type="float" office:value="-1.19385" calcext:value-type="float">
            <text:p>-1.19385</text:p>
          </table:table-cell>
        </table:table-row>
        <table:table-row table:style-name="ro1">
          <table:table-cell office:value-type="date" office:date-value="1900-01-09T16:10:33.6" calcext:value-type="date">
            <text:p>01/09/00 04:10 PM</text:p>
          </table:table-cell>
          <table:table-cell office:value-type="float" office:value="0.898769025355" calcext:value-type="float">
            <text:p>0.8987690254</text:p>
          </table:table-cell>
          <table:table-cell office:value-type="float" office:value="-0.0869724929458" calcext:value-type="float">
            <text:p>-0.0869724929</text:p>
          </table:table-cell>
          <table:table-cell office:value-type="float" office:value="1.37" calcext:value-type="float">
            <text:p>1.37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363" calcext:value-type="float">
            <text:p>1363</text:p>
          </table:table-cell>
          <table:table-cell office:value-type="float" office:value="-1.0233" calcext:value-type="float">
            <text:p>-1.0233</text:p>
          </table:table-cell>
        </table:table-row>
        <table:table-row table:style-name="ro1">
          <table:table-cell office:value-type="date" office:date-value="1900-01-09T16:39:21.6" calcext:value-type="date">
            <text:p>01/09/00 04:39 PM</text:p>
          </table:table-cell>
          <table:table-cell office:value-type="float" office:value="0.888987120293" calcext:value-type="float">
            <text:p>0.8889871203</text:p>
          </table:table-cell>
          <table:table-cell office:value-type="float" office:value="-0.0872376163087" calcext:value-type="float">
            <text:p>-0.0872376163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363" calcext:value-type="float">
            <text:p>1363</text:p>
          </table:table-cell>
          <table:table-cell office:value-type="float" office:value="-1.0233" calcext:value-type="float">
            <text:p>-1.0233</text:p>
          </table:table-cell>
        </table:table-row>
        <table:table-row table:style-name="ro1">
          <table:table-cell office:value-type="date" office:date-value="1900-01-09T17:08:09.6" calcext:value-type="date">
            <text:p>01/09/00 05:08 PM</text:p>
          </table:table-cell>
          <table:table-cell office:value-type="float" office:value="0.879205594055" calcext:value-type="float">
            <text:p>0.8792055941</text:p>
          </table:table-cell>
          <table:table-cell office:value-type="float" office:value="-0.0875181034522" calcext:value-type="float">
            <text:p>-0.087518103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 office:value-type="float" office:value="1363" calcext:value-type="float">
            <text:p>1363</text:p>
          </table:table-cell>
          <table:table-cell office:value-type="float" office:value="-1.0233" calcext:value-type="float">
            <text:p>-1.0233</text:p>
          </table:table-cell>
        </table:table-row>
        <table:table-row table:style-name="ro1">
          <table:table-cell office:value-type="date" office:date-value="1900-01-09T17:36:57.6" calcext:value-type="date">
            <text:p>01/09/00 05:36 PM</text:p>
          </table:table-cell>
          <table:table-cell office:value-type="float" office:value="0.869424067818" calcext:value-type="float">
            <text:p>0.8694240678</text:p>
          </table:table-cell>
          <table:table-cell office:value-type="float" office:value="-0.0877985905956" calcext:value-type="float">
            <text:p>-0.0877985906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1484" calcext:value-type="float">
            <text:p>1484</text:p>
          </table:table-cell>
          <table:table-cell office:value-type="float" office:value="1363" calcext:value-type="float">
            <text:p>1363</text:p>
          </table:table-cell>
          <table:table-cell office:value-type="float" office:value="-1.0233" calcext:value-type="float">
            <text:p>-1.0233</text:p>
          </table:table-cell>
        </table:table-row>
        <table:table-row table:style-name="ro1">
          <table:table-cell office:value-type="date" office:date-value="1900-01-09T18:05:45.6" calcext:value-type="date">
            <text:p>01/09/00 06:05 PM</text:p>
          </table:table-cell>
          <table:table-cell office:value-type="float" office:value="0.859642041844" calcext:value-type="float">
            <text:p>0.8596420418</text:p>
          </table:table-cell>
          <table:table-cell office:value-type="float" office:value="-0.0880585925512" calcext:value-type="float">
            <text:p>-0.0880585926</text:p>
          </table:table-cell>
          <table:table-cell office:value-type="float" office:value="1.43" calcext:value-type="float">
            <text:p>1.43</text:p>
          </table:table-cell>
          <table:table-cell office:value-type="float" office:value="0" calcext:value-type="float">
            <text:p>0</text:p>
          </table:table-cell>
          <table:table-cell office:value-type="float" office:value="1478" calcext:value-type="float">
            <text:p>1478</text:p>
          </table:table-cell>
          <table:table-cell office:value-type="float" office:value="1363" calcext:value-type="float">
            <text:p>1363</text:p>
          </table:table-cell>
          <table:table-cell office:value-type="float" office:value="-1.0233" calcext:value-type="float">
            <text:p>-1.0233</text:p>
          </table:table-cell>
        </table:table-row>
        <table:table-row table:style-name="ro1">
          <table:table-cell office:value-type="date" office:date-value="1900-01-09T18:34:33.6" calcext:value-type="date">
            <text:p>01/09/00 06:34 PM</text:p>
          </table:table-cell>
          <table:table-cell office:value-type="float" office:value="0.851489560646" calcext:value-type="float">
            <text:p>0.8514895606</text:p>
          </table:table-cell>
          <table:table-cell office:value-type="float" office:value="-0.0882332276991" calcext:value-type="float">
            <text:p>-0.0882332277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</text:p>
          </table:table-cell>
          <table:table-cell office:value-type="float" office:value="1471" calcext:value-type="float">
            <text:p>1471</text:p>
          </table:table-cell>
          <table:table-cell office:value-type="float" office:value="1363" calcext:value-type="float">
            <text:p>1363</text:p>
          </table:table-cell>
          <table:table-cell office:value-type="float" office:value="-0.85275" calcext:value-type="float">
            <text:p>-0.85275</text:p>
          </table:table-cell>
        </table:table-row>
        <table:table-row table:style-name="ro1">
          <table:table-cell office:value-type="date" office:date-value="1900-01-09T19:03:21.6" calcext:value-type="date">
            <text:p>01/09/00 07:03 PM</text:p>
          </table:table-cell>
          <table:table-cell office:value-type="float" office:value="0.843341832103" calcext:value-type="float">
            <text:p>0.8433418321</text:p>
          </table:table-cell>
          <table:table-cell office:value-type="float" office:value="-0.0883481682678" calcext:value-type="float">
            <text:p>-0.0883481683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1463" calcext:value-type="float">
            <text:p>1463</text:p>
          </table:table-cell>
          <table:table-cell office:value-type="float" office:value="1361" calcext:value-type="float">
            <text:p>1361</text:p>
          </table:table-cell>
          <table:table-cell office:value-type="float" office:value="-0.85275" calcext:value-type="float">
            <text:p>-0.85275</text:p>
          </table:table-cell>
        </table:table-row>
        <table:table-row table:style-name="ro1">
          <table:table-cell office:value-type="date" office:date-value="1900-01-09T19:32:09.6" calcext:value-type="date">
            <text:p>01/09/00 07:32 PM</text:p>
          </table:table-cell>
          <table:table-cell office:value-type="float" office:value="0.835239450678" calcext:value-type="float">
            <text:p>0.8352394507</text:p>
          </table:table-cell>
          <table:table-cell office:value-type="float" office:value="-0.0883971684233" calcext:value-type="float">
            <text:p>-0.0883971684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1464" calcext:value-type="float">
            <text:p>1464</text:p>
          </table:table-cell>
          <table:table-cell office:value-type="float" office:value="1345" calcext:value-type="float">
            <text:p>1345</text:p>
          </table:table-cell>
          <table:table-cell office:value-type="float" office:value="-0.85275" calcext:value-type="float">
            <text:p>-0.85275</text:p>
          </table:table-cell>
        </table:table-row>
        <table:table-row table:style-name="ro1">
          <table:table-cell office:value-type="date" office:date-value="1900-01-09T20:00:57.6" calcext:value-type="date">
            <text:p>01/09/00 08:00 PM</text:p>
          </table:table-cell>
          <table:table-cell office:value-type="float" office:value="0.827151677092" calcext:value-type="float">
            <text:p>0.8271516771</text:p>
          </table:table-cell>
          <table:table-cell office:value-type="float" office:value="-0.0883815110839" calcext:value-type="float">
            <text:p>-0.088381511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1462" calcext:value-type="float">
            <text:p>1462</text:p>
          </table:table-cell>
          <table:table-cell office:value-type="float" office:value="1340" calcext:value-type="float">
            <text:p>1340</text:p>
          </table:table-cell>
          <table:table-cell office:value-type="float" office:value="-0.85275" calcext:value-type="float">
            <text:p>-0.85275</text:p>
          </table:table-cell>
        </table:table-row>
        <table:table-row table:style-name="ro1">
          <table:table-cell office:value-type="date" office:date-value="1900-01-09T20:29:45.6" calcext:value-type="date">
            <text:p>01/09/00 08:29 PM</text:p>
          </table:table-cell>
          <table:table-cell office:value-type="float" office:value="0.820707682065" calcext:value-type="float">
            <text:p>0.8207076821</text:p>
          </table:table-cell>
          <table:table-cell office:value-type="float" office:value="-0.0883248009372" calcext:value-type="float">
            <text:p>-0.0883248009</text:p>
          </table:table-cell>
          <table:table-cell office:value-type="float" office:value="-0.58" calcext:value-type="float">
            <text:p>-0.58</text:p>
          </table:table-cell>
          <table:table-cell office:value-type="float" office:value="0" calcext:value-type="float">
            <text:p>0</text:p>
          </table:table-cell>
          <table:table-cell office:value-type="float" office:value="1455" calcext:value-type="float">
            <text:p>1455</text:p>
          </table:table-cell>
          <table:table-cell office:value-type="float" office:value="1329" calcext:value-type="float">
            <text:p>1329</text:p>
          </table:table-cell>
          <table:table-cell office:value-type="float" office:value="-0.6822" calcext:value-type="float">
            <text:p>-0.6822</text:p>
          </table:table-cell>
        </table:table-row>
        <table:table-row table:style-name="ro1">
          <table:table-cell office:value-type="date" office:date-value="1900-01-09T20:58:33.6" calcext:value-type="date">
            <text:p>01/09/00 08:58 PM</text:p>
          </table:table-cell>
          <table:table-cell office:value-type="float" office:value="0.812665015111" calcext:value-type="float">
            <text:p>0.8126650151</text:p>
          </table:table-cell>
          <table:table-cell office:value-type="float" office:value="-0.0882274871756" calcext:value-type="float">
            <text:p>-0.0882274872</text:p>
          </table:table-cell>
          <table:table-cell office:value-type="float" office:value="-0.79" calcext:value-type="float">
            <text:p>-0.7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25" calcext:value-type="float">
            <text:p>1325</text:p>
          </table:table-cell>
          <table:table-cell office:value-type="float" office:value="-0.85275" calcext:value-type="float">
            <text:p>-0.85275</text:p>
          </table:table-cell>
        </table:table-row>
        <table:table-row table:style-name="ro1">
          <table:table-cell office:value-type="date" office:date-value="1900-01-09T21:27:21.6" calcext:value-type="date">
            <text:p>01/09/00 09:27 PM</text:p>
          </table:table-cell>
          <table:table-cell office:value-type="float" office:value="0.804637512361" calcext:value-type="float">
            <text:p>0.8046375124</text:p>
          </table:table-cell>
          <table:table-cell office:value-type="float" office:value="-0.0881181043874" calcext:value-type="float">
            <text:p>-0.0881181044</text:p>
          </table:table-cell>
          <table:table-cell office:value-type="float" office:value="-0.88" calcext:value-type="float">
            <text:p>-0.88</text:p>
          </table:table-cell>
          <table:table-cell office:value-type="float" office:value="0" calcext:value-type="float">
            <text:p>0</text:p>
          </table:table-cell>
          <table:table-cell office:value-type="float" office:value="1442" calcext:value-type="float">
            <text:p>1442</text:p>
          </table:table-cell>
          <table:table-cell office:value-type="float" office:value="1320" calcext:value-type="float">
            <text:p>1320</text:p>
          </table:table-cell>
          <table:table-cell office:value-type="float" office:value="-0.85275" calcext:value-type="float">
            <text:p>-0.85275</text:p>
          </table:table-cell>
        </table:table-row>
        <table:table-row table:style-name="ro1">
          <table:table-cell office:value-type="date" office:date-value="1900-01-09T21:56:09.6" calcext:value-type="date">
            <text:p>01/09/00 09:56 PM</text:p>
          </table:table-cell>
          <table:table-cell office:value-type="float" office:value="0.798217970663" calcext:value-type="float">
            <text:p>0.7982179707</text:p>
          </table:table-cell>
          <table:table-cell office:value-type="float" office:value="-0.0880228475557" calcext:value-type="float">
            <text:p>-0.0880228476</text:p>
          </table:table-cell>
          <table:table-cell office:value-type="float" office:value="-0.93" calcext:value-type="float">
            <text:p>-0.93</text:p>
          </table:table-cell>
          <table:table-cell office:value-type="float" office:value="0" calcext:value-type="float">
            <text:p>0</text:p>
          </table:table-cell>
          <table:table-cell office:value-type="float" office:value="1437" calcext:value-type="float">
            <text:p>1437</text:p>
          </table:table-cell>
          <table:table-cell office:value-type="float" office:value="1319" calcext:value-type="float">
            <text:p>1319</text:p>
          </table:table-cell>
          <table:table-cell office:value-type="float" office:value="-0.6822" calcext:value-type="float">
            <text:p>-0.6822</text:p>
          </table:table-cell>
        </table:table-row>
        <table:table-row table:style-name="ro1">
          <table:table-cell office:value-type="date" office:date-value="1900-01-09T22:24:57.6" calcext:value-type="date">
            <text:p>01/09/00 10:24 PM</text:p>
          </table:table-cell>
          <table:table-cell office:value-type="float" office:value="0.791798614643" calcext:value-type="float">
            <text:p>0.7917986146</text:p>
          </table:table-cell>
          <table:table-cell office:value-type="float" office:value="-0.0879175065965" calcext:value-type="float">
            <text:p>-0.0879175066</text:p>
          </table:table-cell>
          <table:table-cell office:value-type="float" office:value="-1.02" calcext:value-type="float">
            <text:p>-1.02</text:p>
          </table:table-cell>
          <table:table-cell office:value-type="float" office:value="0" calcext:value-type="float">
            <text:p>0</text:p>
          </table:table-cell>
          <table:table-cell office:value-type="float" office:value="1436" calcext:value-type="float">
            <text:p>1436</text:p>
          </table:table-cell>
          <table:table-cell office:value-type="float" office:value="1319" calcext:value-type="float">
            <text:p>1319</text:p>
          </table:table-cell>
          <table:table-cell office:value-type="float" office:value="-0.6822" calcext:value-type="float">
            <text:p>-0.6822</text:p>
          </table:table-cell>
        </table:table-row>
        <table:table-row table:style-name="ro1">
          <table:table-cell office:value-type="date" office:date-value="1900-01-09T22:53:45.6" calcext:value-type="date">
            <text:p>01/09/00 10:53 PM</text:p>
          </table:table-cell>
          <table:table-cell office:value-type="float" office:value="0.783769003491" calcext:value-type="float">
            <text:p>0.7837690035</text:p>
          </table:table-cell>
          <table:table-cell office:value-type="float" office:value="-0.0877631596272" calcext:value-type="float">
            <text:p>-0.0877631596</text:p>
          </table:table-cell>
          <table:table-cell office:value-type="float" office:value="-1.2" calcext:value-type="float">
            <text:p>-1.2</text:p>
          </table:table-cell>
          <table:table-cell office:value-type="float" office:value="0" calcext:value-type="float">
            <text:p>0</text:p>
          </table:table-cell>
          <table:table-cell office:value-type="float" office:value="1432" calcext:value-type="float">
            <text:p>1432</text:p>
          </table:table-cell>
          <table:table-cell office:value-type="float" office:value="1321" calcext:value-type="float">
            <text:p>1321</text:p>
          </table:table-cell>
          <table:table-cell office:value-type="float" office:value="-0.85275" calcext:value-type="float">
            <text:p>-0.85275</text:p>
          </table:table-cell>
        </table:table-row>
        <table:table-row table:style-name="ro1">
          <table:table-cell office:value-type="date" office:date-value="1900-01-09T23:22:33.6" calcext:value-type="date">
            <text:p>01/09/00 11:22 PM</text:p>
          </table:table-cell>
          <table:table-cell office:value-type="float" office:value="0.777346041175" calcext:value-type="float">
            <text:p>0.7773460412</text:p>
          </table:table-cell>
          <table:table-cell office:value-type="float" office:value="-0.0876060725759" calcext:value-type="float">
            <text:p>-0.0876060726</text:p>
          </table:table-cell>
          <table:table-cell office:value-type="float" office:value="-1.48" calcext:value-type="float">
            <text:p>-1.48</text:p>
          </table:table-cell>
          <table:table-cell office:value-type="float" office:value="0" calcext:value-type="float">
            <text:p>0</text:p>
          </table:table-cell>
          <table:table-cell office:value-type="float" office:value="1432" calcext:value-type="float">
            <text:p>1432</text:p>
          </table:table-cell>
          <table:table-cell office:value-type="float" office:value="1321" calcext:value-type="float">
            <text:p>1321</text:p>
          </table:table-cell>
          <table:table-cell office:value-type="float" office:value="-0.6822" calcext:value-type="float">
            <text:p>-0.6822</text:p>
          </table:table-cell>
        </table:table-row>
        <table:table-row table:style-name="ro1">
          <table:table-cell office:value-type="date" office:date-value="1900-01-09T23:51:21.6" calcext:value-type="date">
            <text:p>01/09/00 11:51 PM</text:p>
          </table:table-cell>
          <table:table-cell office:value-type="float" office:value="0.770924266605" calcext:value-type="float">
            <text:p>0.7709242666</text:p>
          </table:table-cell>
          <table:table-cell office:value-type="float" office:value="-0.0874097502567" calcext:value-type="float">
            <text:p>-0.0874097503</text:p>
          </table:table-cell>
          <table:table-cell office:value-type="float" office:value="-1.83" calcext:value-type="float">
            <text:p>-1.83</text:p>
          </table:table-cell>
          <table:table-cell office:value-type="float" office:value="0" calcext:value-type="float">
            <text:p>0</text:p>
          </table:table-cell>
          <table:table-cell office:value-type="float" office:value="1432" calcext:value-type="float">
            <text:p>1432</text:p>
          </table:table-cell>
          <table:table-cell office:value-type="float" office:value="1321" calcext:value-type="float">
            <text:p>1321</text:p>
          </table:table-cell>
          <table:table-cell office:value-type="float" office:value="-0.6822" calcext:value-type="float">
            <text:p>-0.6822</text:p>
          </table:table-cell>
        </table:table-row>
        <table:table-row table:style-name="ro1">
          <table:table-cell office:value-type="date" office:date-value="1900-01-10T00:20:09.6" calcext:value-type="date">
            <text:p>01/10/00 12:20 AM</text:p>
          </table:table-cell>
          <table:table-cell office:value-type="float" office:value="0.76289628711" calcext:value-type="float">
            <text:p>0.7628962871</text:p>
          </table:table-cell>
          <table:table-cell office:value-type="float" office:value="-0.0871094933178" calcext:value-type="float">
            <text:p>-0.0871094933</text:p>
          </table:table-cell>
          <table:table-cell office:value-type="float" office:value="-2.24" calcext:value-type="float">
            <text:p>-2.24</text:p>
          </table:table-cell>
          <table:table-cell office:value-type="float" office:value="0" calcext:value-type="float">
            <text:p>0</text:p>
          </table:table-cell>
          <table:table-cell office:value-type="float" office:value="1432" calcext:value-type="float">
            <text:p>1432</text:p>
          </table:table-cell>
          <table:table-cell office:value-type="float" office:value="1322" calcext:value-type="float">
            <text:p>1322</text:p>
          </table:table-cell>
          <table:table-cell office:value-type="float" office:value="-0.85275" calcext:value-type="float">
            <text:p>-0.85275</text:p>
          </table:table-cell>
        </table:table-row>
        <table:table-row table:style-name="ro1">
          <table:table-cell office:value-type="date" office:date-value="1900-01-10T00:48:57.6" calcext:value-type="date">
            <text:p>01/10/00 12:48 AM</text:p>
          </table:table-cell>
          <table:table-cell office:value-type="float" office:value="0.754874330614" calcext:value-type="float">
            <text:p>0.7548743306</text:p>
          </table:table-cell>
          <table:table-cell office:value-type="float" office:value="-0.0867421926561" calcext:value-type="float">
            <text:p>-0.0867421927</text:p>
          </table:table-cell>
          <table:table-cell office:value-type="float" office:value="-2.72" calcext:value-type="float">
            <text:p>-2.72</text:p>
          </table:table-cell>
          <table:table-cell office:value-type="float" office:value="0" calcext:value-type="float">
            <text:p>0</text:p>
          </table:table-cell>
          <table:table-cell office:value-type="float" office:value="1432" calcext:value-type="float">
            <text:p>1432</text:p>
          </table:table-cell>
          <table:table-cell office:value-type="float" office:value="1321" calcext:value-type="float">
            <text:p>1321</text:p>
          </table:table-cell>
          <table:table-cell office:value-type="float" office:value="-0.85275" calcext:value-type="float">
            <text:p>-0.85275</text:p>
          </table:table-cell>
        </table:table-row>
        <table:table-row table:style-name="ro1">
          <table:table-cell office:value-type="date" office:date-value="1900-01-10T01:17:45.6" calcext:value-type="date">
            <text:p>01/10/00 01:17 AM</text:p>
          </table:table-cell>
          <table:table-cell office:value-type="float" office:value="0.746861965415" calcext:value-type="float">
            <text:p>0.7468619654</text:p>
          </table:table-cell>
          <table:table-cell office:value-type="float" office:value="-0.0863081586682" calcext:value-type="float">
            <text:p>-0.0863081587</text:p>
          </table:table-cell>
          <table:table-cell office:value-type="float" office:value="-3.2" calcext:value-type="float">
            <text:p>-3.2</text:p>
          </table:table-cell>
          <table:table-cell office:value-type="float" office:value="0" calcext:value-type="float">
            <text:p>0</text:p>
          </table:table-cell>
          <table:table-cell office:value-type="float" office:value="1431" calcext:value-type="float">
            <text:p>1431</text:p>
          </table:table-cell>
          <table:table-cell office:value-type="float" office:value="1319" calcext:value-type="float">
            <text:p>1319</text:p>
          </table:table-cell>
          <table:table-cell office:value-type="float" office:value="-0.85275" calcext:value-type="float">
            <text:p>-0.85275</text:p>
          </table:table-cell>
        </table:table-row>
        <table:table-row table:style-name="ro1">
          <table:table-cell office:value-type="date" office:date-value="1900-01-10T01:46:33.6" calcext:value-type="date">
            <text:p>01/10/00 01:46 AM</text:p>
          </table:table-cell>
          <table:table-cell office:value-type="float" office:value="0.737251669804" calcext:value-type="float">
            <text:p>0.7372516698</text:p>
          </table:table-cell>
          <table:table-cell office:value-type="float" office:value="-0.0857201902957" calcext:value-type="float">
            <text:p>-0.0857201903</text:p>
          </table:table-cell>
          <table:table-cell office:value-type="float" office:value="-3.62" calcext:value-type="float">
            <text:p>-3.62</text:p>
          </table:table-cell>
          <table:table-cell office:value-type="float" office:value="0" calcext:value-type="float">
            <text:p>0</text:p>
          </table:table-cell>
          <table:table-cell office:value-type="float" office:value="1432" calcext:value-type="float">
            <text:p>1432</text:p>
          </table:table-cell>
          <table:table-cell office:value-type="float" office:value="1319" calcext:value-type="float">
            <text:p>1319</text:p>
          </table:table-cell>
          <table:table-cell office:value-type="float" office:value="-1.0233" calcext:value-type="float">
            <text:p>-1.0233</text:p>
          </table:table-cell>
        </table:table-row>
        <table:table-row table:style-name="ro1">
          <table:table-cell office:value-type="date" office:date-value="1900-01-10T02:15:21.6" calcext:value-type="date">
            <text:p>01/10/00 02:15 AM</text:p>
          </table:table-cell>
          <table:table-cell office:value-type="float" office:value="0.727637832901" calcext:value-type="float">
            <text:p>0.7276378329</text:p>
          </table:table-cell>
          <table:table-cell office:value-type="float" office:value="-0.0850778560683" calcext:value-type="float">
            <text:p>-0.0850778561</text:p>
          </table:table-cell>
          <table:table-cell office:value-type="float" office:value="-3.94" calcext:value-type="float">
            <text:p>-3.94</text:p>
          </table:table-cell>
          <table:table-cell office:value-type="float" office:value="0" calcext:value-type="float">
            <text:p>0</text:p>
          </table:table-cell>
          <table:table-cell office:value-type="float" office:value="1430" calcext:value-type="float">
            <text:p>1430</text:p>
          </table:table-cell>
          <table:table-cell office:value-type="float" office:value="1321" calcext:value-type="float">
            <text:p>1321</text:p>
          </table:table-cell>
          <table:table-cell office:value-type="float" office:value="-1.0233" calcext:value-type="float">
            <text:p>-1.0233</text:p>
          </table:table-cell>
        </table:table-row>
        <table:table-row table:style-name="ro1">
          <table:table-cell office:value-type="date" office:date-value="1900-01-10T02:44:09.6" calcext:value-type="date">
            <text:p>01/10/00 02:44 AM</text:p>
          </table:table-cell>
          <table:table-cell office:value-type="float" office:value="0.718024364242" calcext:value-type="float">
            <text:p>0.7180243642</text:p>
          </table:table-cell>
          <table:table-cell office:value-type="float" office:value="-0.0843814598655" calcext:value-type="float">
            <text:p>-0.0843814599</text:p>
          </table:table-cell>
          <table:table-cell office:value-type="float" office:value="-4.26" calcext:value-type="float">
            <text:p>-4.26</text:p>
          </table:table-cell>
          <table:table-cell office:value-type="float" office:value="0" calcext:value-type="float">
            <text:p>0</text:p>
          </table:table-cell>
          <table:table-cell office:value-type="float" office:value="1430" calcext:value-type="float">
            <text:p>1430</text:p>
          </table:table-cell>
          <table:table-cell office:value-type="float" office:value="1322" calcext:value-type="float">
            <text:p>1322</text:p>
          </table:table-cell>
          <table:table-cell office:value-type="float" office:value="-1.0233" calcext:value-type="float">
            <text:p>-1.0233</text:p>
          </table:table-cell>
        </table:table-row>
        <table:table-row table:style-name="ro1">
          <table:table-cell office:value-type="date" office:date-value="1900-01-10T03:12:57.6" calcext:value-type="date">
            <text:p>01/10/00 03:12 AM</text:p>
          </table:table-cell>
          <table:table-cell office:value-type="float" office:value="0.708419439278" calcext:value-type="float">
            <text:p>0.7084194393</text:p>
          </table:table-cell>
          <table:table-cell office:value-type="float" office:value="-0.0836233647441" calcext:value-type="float">
            <text:p>-0.0836233647</text:p>
          </table:table-cell>
          <table:table-cell office:value-type="float" office:value="-4.63" calcext:value-type="float">
            <text:p>-4.63</text:p>
          </table:table-cell>
          <table:table-cell office:value-type="float" office:value="0" calcext:value-type="float">
            <text:p>0</text:p>
          </table:table-cell>
          <table:table-cell office:value-type="float" office:value="1430" calcext:value-type="float">
            <text:p>1430</text:p>
          </table:table-cell>
          <table:table-cell office:value-type="float" office:value="1321" calcext:value-type="float">
            <text:p>1321</text:p>
          </table:table-cell>
          <table:table-cell office:value-type="float" office:value="-1.0233" calcext:value-type="float">
            <text:p>-1.0233</text:p>
          </table:table-cell>
        </table:table-row>
        <table:table-row table:style-name="ro1">
          <table:table-cell office:value-type="date" office:date-value="1900-01-10T03:41:45.6" calcext:value-type="date">
            <text:p>01/10/00 03:41 AM</text:p>
          </table:table-cell>
          <table:table-cell office:value-type="float" office:value="0.69722117116" calcext:value-type="float">
            <text:p>0.6972211712</text:p>
          </table:table-cell>
          <table:table-cell office:value-type="float" office:value="-0.0826606413049" calcext:value-type="float">
            <text:p>-0.0826606413</text:p>
          </table:table-cell>
          <table:table-cell office:value-type="float" office:value="-5.05" calcext:value-type="float">
            <text:p>-5.05</text:p>
          </table:table-cell>
          <table:table-cell office:value-type="float" office:value="0" calcext:value-type="float">
            <text:p>0</text:p>
          </table:table-cell>
          <table:table-cell office:value-type="float" office:value="1430" calcext:value-type="float">
            <text:p>1430</text:p>
          </table:table-cell>
          <table:table-cell office:value-type="float" office:value="1321" calcext:value-type="float">
            <text:p>1321</text:p>
          </table:table-cell>
          <table:table-cell office:value-type="float" office:value="-1.19385" calcext:value-type="float">
            <text:p>-1.19385</text:p>
          </table:table-cell>
        </table:table-row>
        <table:table-row table:style-name="ro1">
          <table:table-cell office:value-type="date" office:date-value="1900-01-10T04:10:33.6" calcext:value-type="date">
            <text:p>01/10/00 04:10 AM</text:p>
          </table:table-cell>
          <table:table-cell office:value-type="float" office:value="0.687629139448" calcext:value-type="float">
            <text:p>0.6876291394</text:p>
          </table:table-cell>
          <table:table-cell office:value-type="float" office:value="-0.0817600951073" calcext:value-type="float">
            <text:p>-0.0817600951</text:p>
          </table:table-cell>
          <table:table-cell office:value-type="float" office:value="-5.48" calcext:value-type="float">
            <text:p>-5.48</text:p>
          </table:table-cell>
          <table:table-cell office:value-type="float" office:value="0" calcext:value-type="float">
            <text:p>0</text:p>
          </table:table-cell>
          <table:table-cell office:value-type="float" office:value="1430" calcext:value-type="float">
            <text:p>1430</text:p>
          </table:table-cell>
          <table:table-cell office:value-type="float" office:value="1321" calcext:value-type="float">
            <text:p>1321</text:p>
          </table:table-cell>
          <table:table-cell office:value-type="float" office:value="-1.0233" calcext:value-type="float">
            <text:p>-1.0233</text:p>
          </table:table-cell>
        </table:table-row>
        <table:table-row table:style-name="ro1">
          <table:table-cell office:value-type="date" office:date-value="1900-01-10T04:39:21.6" calcext:value-type="date">
            <text:p>01/10/00 04:39 AM</text:p>
          </table:table-cell>
          <table:table-cell office:value-type="float" office:value="0.676448432949" calcext:value-type="float">
            <text:p>0.6764484329</text:p>
          </table:table-cell>
          <table:table-cell office:value-type="float" office:value="-0.0806195681707" calcext:value-type="float">
            <text:p>-0.0806195682</text:p>
          </table:table-cell>
          <table:table-cell office:value-type="float" office:value="-5.96" calcext:value-type="float">
            <text:p>-5.96</text:p>
          </table:table-cell>
          <table:table-cell office:value-type="float" office:value="0" calcext:value-type="float">
            <text:p>0</text:p>
          </table:table-cell>
          <table:table-cell office:value-type="float" office:value="1429" calcext:value-type="float">
            <text:p>1429</text:p>
          </table:table-cell>
          <table:table-cell office:value-type="float" office:value="1321" calcext:value-type="float">
            <text:p>1321</text:p>
          </table:table-cell>
          <table:table-cell office:value-type="float" office:value="-1.19385" calcext:value-type="float">
            <text:p>-1.19385</text:p>
          </table:table-cell>
        </table:table-row>
        <table:table-row table:style-name="ro1">
          <table:table-cell office:value-type="date" office:date-value="1900-01-10T05:08:09.6" calcext:value-type="date">
            <text:p>01/10/00 05:08 AM</text:p>
          </table:table-cell>
          <table:table-cell office:value-type="float" office:value="0.665269319222" calcext:value-type="float">
            <text:p>0.6652693192</text:p>
          </table:table-cell>
          <table:table-cell office:value-type="float" office:value="-0.0793880710547" calcext:value-type="float">
            <text:p>-0.0793880711</text:p>
          </table:table-cell>
          <table:table-cell office:value-type="float" office:value="-6.42" calcext:value-type="float">
            <text:p>-6.42</text:p>
          </table:table-cell>
          <table:table-cell office:value-type="float" office:value="0" calcext:value-type="float">
            <text:p>0</text:p>
          </table:table-cell>
          <table:table-cell office:value-type="float" office:value="1429" calcext:value-type="float">
            <text:p>1429</text:p>
          </table:table-cell>
          <table:table-cell office:value-type="float" office:value="1323" calcext:value-type="float">
            <text:p>1323</text:p>
          </table:table-cell>
          <table:table-cell office:value-type="float" office:value="-1.19385" calcext:value-type="float">
            <text:p>-1.19385</text:p>
          </table:table-cell>
        </table:table-row>
        <table:table-row table:style-name="ro1">
          <table:table-cell office:value-type="date" office:date-value="1900-01-10T05:36:57.6" calcext:value-type="date">
            <text:p>01/10/00 05:36 AM</text:p>
          </table:table-cell>
          <table:table-cell office:value-type="float" office:value="0.654054871957" calcext:value-type="float">
            <text:p>0.654054872</text:p>
          </table:table-cell>
          <table:table-cell office:value-type="float" office:value="-0.0780638151871" calcext:value-type="float">
            <text:p>-0.0780638152</text:p>
          </table:table-cell>
          <table:table-cell office:value-type="float" office:value="-6.86" calcext:value-type="float">
            <text:p>-6.86</text:p>
          </table:table-cell>
          <table:table-cell office:value-type="float" office:value="0" calcext:value-type="float">
            <text:p>0</text:p>
          </table:table-cell>
          <table:table-cell office:value-type="float" office:value="1432" calcext:value-type="float">
            <text:p>1432</text:p>
          </table:table-cell>
          <table:table-cell office:value-type="float" office:value="1334" calcext:value-type="float">
            <text:p>1334</text:p>
          </table:table-cell>
          <table:table-cell office:value-type="float" office:value="-1.19385" calcext:value-type="float">
            <text:p>-1.19385</text:p>
          </table:table-cell>
        </table:table-row>
        <table:table-row table:style-name="ro1">
          <table:table-cell office:value-type="date" office:date-value="1900-01-10T06:05:45.6" calcext:value-type="date">
            <text:p>01/10/00 06:05 AM</text:p>
          </table:table-cell>
          <table:table-cell office:value-type="float" office:value="0.641200986451" calcext:value-type="float">
            <text:p>0.6412009865</text:p>
          </table:table-cell>
          <table:table-cell office:value-type="float" office:value="-0.0764408994536" calcext:value-type="float">
            <text:p>-0.0764408995</text:p>
          </table:table-cell>
          <table:table-cell office:value-type="float" office:value="-7.33" calcext:value-type="float">
            <text:p>-7.33</text:p>
          </table:table-cell>
          <table:table-cell office:value-type="float" office:value="0" calcext:value-type="float">
            <text:p>0</text:p>
          </table:table-cell>
          <table:table-cell office:value-type="float" office:value="1432" calcext:value-type="float">
            <text:p>1432</text:p>
          </table:table-cell>
          <table:table-cell office:value-type="float" office:value="1345" calcext:value-type="float">
            <text:p>1345</text:p>
          </table:table-cell>
          <table:table-cell office:value-type="float" office:value="-1.3644" calcext:value-type="float">
            <text:p>-1.3644</text:p>
          </table:table-cell>
        </table:table-row>
        <table:table-row table:style-name="ro1">
          <table:table-cell office:value-type="date" office:date-value="1900-01-10T06:34:33.6" calcext:value-type="date">
            <text:p>01/10/00 06:34 AM</text:p>
          </table:table-cell>
          <table:table-cell office:value-type="float" office:value="0.629934808145" calcext:value-type="float">
            <text:p>0.6299348081</text:p>
          </table:table-cell>
          <table:table-cell office:value-type="float" office:value="-0.0749118650827" calcext:value-type="float">
            <text:p>-0.0749118651</text:p>
          </table:table-cell>
          <table:table-cell office:value-type="float" office:value="-7.84" calcext:value-type="float">
            <text:p>-7.84</text:p>
          </table:table-cell>
          <table:table-cell office:value-type="float" office:value="0" calcext:value-type="float">
            <text:p>0</text:p>
          </table:table-cell>
          <table:table-cell office:value-type="float" office:value="1436" calcext:value-type="float">
            <text:p>1436</text:p>
          </table:table-cell>
          <table:table-cell office:value-type="float" office:value="1353" calcext:value-type="float">
            <text:p>1353</text:p>
          </table:table-cell>
          <table:table-cell office:value-type="float" office:value="-1.19385" calcext:value-type="float">
            <text:p>-1.19385</text:p>
          </table:table-cell>
        </table:table-row>
        <table:table-row table:style-name="ro1">
          <table:table-cell office:value-type="date" office:date-value="1900-01-10T07:03:21.6" calcext:value-type="date">
            <text:p>01/10/00 07:03 AM</text:p>
          </table:table-cell>
          <table:table-cell office:value-type="float" office:value="0.617075586654" calcext:value-type="float">
            <text:p>0.6170755867</text:p>
          </table:table-cell>
          <table:table-cell office:value-type="float" office:value="-0.0730579880794" calcext:value-type="float">
            <text:p>-0.0730579881</text:p>
          </table:table-cell>
          <table:table-cell office:value-type="float" office:value="-8.33" calcext:value-type="float">
            <text:p>-8.33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office:value-type="float" office:value="1353" calcext:value-type="float">
            <text:p>1353</text:p>
          </table:table-cell>
          <table:table-cell office:value-type="float" office:value="-1.3644" calcext:value-type="float">
            <text:p>-1.3644</text:p>
          </table:table-cell>
        </table:table-row>
        <table:table-row table:style-name="ro1">
          <table:table-cell office:value-type="date" office:date-value="1900-01-10T07:32:09.6" calcext:value-type="date">
            <text:p>01/10/00 07:32 AM</text:p>
          </table:table-cell>
          <table:table-cell office:value-type="float" office:value="0.604225510926" calcext:value-type="float">
            <text:p>0.6042255109</text:p>
          </table:table-cell>
          <table:table-cell office:value-type="float" office:value="-0.0710834013117" calcext:value-type="float">
            <text:p>-0.0710834013</text:p>
          </table:table-cell>
          <table:table-cell office:value-type="float" office:value="-8.86" calcext:value-type="float">
            <text:p>-8.86</text:p>
          </table:table-cell>
          <table:table-cell office:value-type="float" office:value="0" calcext:value-type="float">
            <text:p>0</text:p>
          </table:table-cell>
          <table:table-cell office:value-type="float" office:value="1444" calcext:value-type="float">
            <text:p>1444</text:p>
          </table:table-cell>
          <table:table-cell office:value-type="float" office:value="1355" calcext:value-type="float">
            <text:p>1355</text:p>
          </table:table-cell>
          <table:table-cell office:value-type="float" office:value="-1.3644" calcext:value-type="float">
            <text:p>-1.3644</text:p>
          </table:table-cell>
        </table:table-row>
        <table:table-row table:style-name="ro1">
          <table:table-cell office:value-type="date" office:date-value="1900-01-10T08:00:57.6" calcext:value-type="date">
            <text:p>01/10/00 08:00 AM</text:p>
          </table:table-cell>
          <table:table-cell office:value-type="float" office:value="0.589736300686" calcext:value-type="float">
            <text:p>0.5897363007</text:p>
          </table:table-cell>
          <table:table-cell office:value-type="float" office:value="-0.0687182411018" calcext:value-type="float">
            <text:p>-0.0687182411</text:p>
          </table:table-cell>
          <table:table-cell office:value-type="float" office:value="-9.4" calcext:value-type="float">
            <text:p>-9.4</text:p>
          </table:table-cell>
          <table:table-cell office:value-type="float" office:value="0" calcext:value-type="float">
            <text:p>0</text:p>
          </table:table-cell>
          <table:table-cell office:value-type="float" office:value="1462" calcext:value-type="float">
            <text:p>1462</text:p>
          </table:table-cell>
          <table:table-cell office:value-type="float" office:value="1366" calcext:value-type="float">
            <text:p>1366</text:p>
          </table:table-cell>
          <table:table-cell office:value-type="float" office:value="-1.53495" calcext:value-type="float">
            <text:p>-1.53495</text:p>
          </table:table-cell>
        </table:table-row>
        <table:table-row table:style-name="ro1">
          <table:table-cell office:value-type="date" office:date-value="1900-01-10T08:29:45.6" calcext:value-type="date">
            <text:p>01/10/00 08:29 AM</text:p>
          </table:table-cell>
          <table:table-cell office:value-type="float" office:value="0.576820323639" calcext:value-type="float">
            <text:p>0.5768203236</text:p>
          </table:table-cell>
          <table:table-cell office:value-type="float" office:value="-0.0664765385031" calcext:value-type="float">
            <text:p>-0.0664765385</text:p>
          </table:table-cell>
          <table:table-cell office:value-type="float" office:value="-9.95" calcext:value-type="float">
            <text:p>-9.95</text:p>
          </table:table-cell>
          <table:table-cell office:value-type="float" office:value="0" calcext:value-type="float">
            <text:p>0</text:p>
          </table:table-cell>
          <table:table-cell office:value-type="float" office:value="1469" calcext:value-type="float">
            <text:p>1469</text:p>
          </table:table-cell>
          <table:table-cell office:value-type="float" office:value="1379" calcext:value-type="float">
            <text:p>1379</text:p>
          </table:table-cell>
          <table:table-cell office:value-type="float" office:value="-1.3644" calcext:value-type="float">
            <text:p>-1.3644</text:p>
          </table:table-cell>
        </table:table-row>
        <table:table-row table:style-name="ro1">
          <table:table-cell office:value-type="date" office:date-value="1900-01-10T08:58:33.6" calcext:value-type="date">
            <text:p>01/10/00 08:58 AM</text:p>
          </table:table-cell>
          <table:table-cell office:value-type="float" office:value="0.563684285642" calcext:value-type="float">
            <text:p>0.5636842856</text:p>
          </table:table-cell>
          <table:table-cell office:value-type="float" office:value="-0.0640628674013" calcext:value-type="float">
            <text:p>-0.0640628674</text:p>
          </table:table-cell>
          <table:table-cell office:value-type="float" office:value="-10.47" calcext:value-type="float">
            <text:p>-10.47</text:p>
          </table:table-cell>
          <table:table-cell office:value-type="float" office:value="0" calcext:value-type="float">
            <text:p>0</text:p>
          </table:table-cell>
          <table:table-cell office:value-type="float" office:value="1484" calcext:value-type="float">
            <text:p>1484</text:p>
          </table:table-cell>
          <table:table-cell office:value-type="float" office:value="1413" calcext:value-type="float">
            <text:p>1413</text:p>
          </table:table-cell>
          <table:table-cell office:value-type="float" office:value="-1.3644" calcext:value-type="float">
            <text:p>-1.3644</text:p>
          </table:table-cell>
        </table:table-row>
        <table:table-row table:style-name="ro1">
          <table:table-cell office:value-type="date" office:date-value="1900-01-10T09:27:21.6" calcext:value-type="date">
            <text:p>01/10/00 09:27 AM</text:p>
          </table:table-cell>
          <table:table-cell office:value-type="float" office:value="0.548803558048" calcext:value-type="float">
            <text:p>0.548803558</text:p>
          </table:table-cell>
          <table:table-cell office:value-type="float" office:value="-0.0612055269275" calcext:value-type="float">
            <text:p>-0.0612055269</text:p>
          </table:table-cell>
          <table:table-cell office:value-type="float" office:value="-10.91" calcext:value-type="float">
            <text:p>-10.91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 office:value-type="float" office:value="1427" calcext:value-type="float">
            <text:p>1427</text:p>
          </table:table-cell>
          <table:table-cell office:value-type="float" office:value="-1.53495" calcext:value-type="float">
            <text:p>-1.53495</text:p>
          </table:table-cell>
        </table:table-row>
        <table:table-row table:style-name="ro1">
          <table:table-cell office:value-type="date" office:date-value="1900-01-10T09:56:09.6" calcext:value-type="date">
            <text:p>01/10/00 09:56 AM</text:p>
          </table:table-cell>
          <table:table-cell office:value-type="float" office:value="0.537204845406" calcext:value-type="float">
            <text:p>0.5372048454</text:p>
          </table:table-cell>
          <table:table-cell office:value-type="float" office:value="-0.058892758846" calcext:value-type="float">
            <text:p>-0.0588927588</text:p>
          </table:table-cell>
          <table:table-cell office:value-type="float" office:value="-11.3" calcext:value-type="float">
            <text:p>-11.3</text:p>
          </table:table-cell>
          <table:table-cell office:value-type="float" office:value="0" calcext:value-type="float">
            <text:p>0</text:p>
          </table:table-cell>
          <table:table-cell office:value-type="float" office:value="1487" calcext:value-type="float">
            <text:p>1487</text:p>
          </table:table-cell>
          <table:table-cell office:value-type="float" office:value="1433" calcext:value-type="float">
            <text:p>1433</text:p>
          </table:table-cell>
          <table:table-cell office:value-type="float" office:value="-1.19385" calcext:value-type="float">
            <text:p>-1.19385</text:p>
          </table:table-cell>
        </table:table-row>
        <table:table-row table:style-name="ro1">
          <table:table-cell office:value-type="date" office:date-value="1900-01-10T10:24:57.6" calcext:value-type="date">
            <text:p>01/10/00 10:24 AM</text:p>
          </table:table-cell>
          <table:table-cell office:value-type="float" office:value="0.523966287571" calcext:value-type="float">
            <text:p>0.5239662876</text:p>
          </table:table-cell>
          <table:table-cell office:value-type="float" office:value="-0.0561671751049" calcext:value-type="float">
            <text:p>-0.0561671751</text:p>
          </table:table-cell>
          <table:table-cell office:value-type="float" office:value="-11.66" calcext:value-type="float">
            <text:p>-11.66</text:p>
          </table:table-cell>
          <table:table-cell office:value-type="float" office:value="0" calcext:value-type="float">
            <text:p>0</text:p>
          </table:table-cell>
          <table:table-cell office:value-type="float" office:value="1487" calcext:value-type="float">
            <text:p>1487</text:p>
          </table:table-cell>
          <table:table-cell office:value-type="float" office:value="1433" calcext:value-type="float">
            <text:p>1433</text:p>
          </table:table-cell>
          <table:table-cell office:value-type="float" office:value="-1.3644" calcext:value-type="float">
            <text:p>-1.3644</text:p>
          </table:table-cell>
        </table:table-row>
        <table:table-row table:style-name="ro1">
          <table:table-cell office:value-type="date" office:date-value="1900-01-10T10:53:45.6" calcext:value-type="date">
            <text:p>01/10/00 10:53 AM</text:p>
          </table:table-cell>
          <table:table-cell office:value-type="float" office:value="0.512398111897" calcext:value-type="float">
            <text:p>0.5123981119</text:p>
          </table:table-cell>
          <table:table-cell office:value-type="float" office:value="-0.053706794758" calcext:value-type="float">
            <text:p>-0.0537067948</text:p>
          </table:table-cell>
          <table:table-cell office:value-type="float" office:value="-12.03" calcext:value-type="float">
            <text:p>-12.03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office:value-type="float" office:value="1433" calcext:value-type="float">
            <text:p>1433</text:p>
          </table:table-cell>
          <table:table-cell office:value-type="float" office:value="-1.19385" calcext:value-type="float">
            <text:p>-1.19385</text:p>
          </table:table-cell>
        </table:table-row>
        <table:table-row table:style-name="ro1">
          <table:table-cell office:value-type="date" office:date-value="1900-01-10T11:22:33.6" calcext:value-type="date">
            <text:p>01/10/00 11:22 AM</text:p>
          </table:table-cell>
          <table:table-cell office:value-type="float" office:value="0.499198574844" calcext:value-type="float">
            <text:p>0.4991985748</text:p>
          </table:table-cell>
          <table:table-cell office:value-type="float" office:value="-0.0507989035483" calcext:value-type="float">
            <text:p>-0.0507989035</text:p>
          </table:table-cell>
          <table:table-cell office:value-type="float" office:value="-12.45" calcext:value-type="float">
            <text:p>-12.45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office:value-type="float" office:value="1433" calcext:value-type="float">
            <text:p>1433</text:p>
          </table:table-cell>
          <table:table-cell office:value-type="float" office:value="-1.3644" calcext:value-type="float">
            <text:p>-1.3644</text:p>
          </table:table-cell>
        </table:table-row>
        <table:table-row table:style-name="ro1">
          <table:table-cell office:value-type="date" office:date-value="1900-01-10T11:51:21.6" calcext:value-type="date">
            <text:p>01/10/00 11:51 AM</text:p>
          </table:table-cell>
          <table:table-cell office:value-type="float" office:value="0.487662813982" calcext:value-type="float">
            <text:p>0.487662814</text:p>
          </table:table-cell>
          <table:table-cell office:value-type="float" office:value="-0.0481913103256" calcext:value-type="float">
            <text:p>-0.0481913103</text:p>
          </table:table-cell>
          <table:table-cell office:value-type="float" office:value="-12.76" calcext:value-type="float">
            <text:p>-12.76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office:value-type="float" office:value="1433" calcext:value-type="float">
            <text:p>1433</text:p>
          </table:table-cell>
          <table:table-cell office:value-type="float" office:value="-1.19385" calcext:value-type="float">
            <text:p>-1.19385</text:p>
          </table:table-cell>
        </table:table-row>
        <table:table-row table:style-name="ro1">
          <table:table-cell office:value-type="date" office:date-value="1900-01-10T12:20:09.6" calcext:value-type="date">
            <text:p>01/10/00 12:20 PM</text:p>
          </table:table-cell>
          <table:table-cell office:value-type="float" office:value="0.476126944096" calcext:value-type="float">
            <text:p>0.4761269441</text:p>
          </table:table-cell>
          <table:table-cell office:value-type="float" office:value="-0.0455537551025" calcext:value-type="float">
            <text:p>-0.0455537551</text:p>
          </table:table-cell>
          <table:table-cell office:value-type="float" office:value="-12.9" calcext:value-type="float">
            <text:p>-12.9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434" calcext:value-type="float">
            <text:p>1434</text:p>
          </table:table-cell>
          <table:table-cell office:value-type="float" office:value="-1.19385" calcext:value-type="float">
            <text:p>-1.19385</text:p>
          </table:table-cell>
        </table:table-row>
        <table:table-row table:style-name="ro1">
          <table:table-cell office:value-type="date" office:date-value="1900-01-10T12:48:57.6" calcext:value-type="date">
            <text:p>01/10/00 12:48 PM</text:p>
          </table:table-cell>
          <table:table-cell office:value-type="float" office:value="0.46459715232" calcext:value-type="float">
            <text:p>0.4645971523</text:p>
          </table:table-cell>
          <table:table-cell office:value-type="float" office:value="-0.0429199896043" calcext:value-type="float">
            <text:p>-0.0429199896</text:p>
          </table:table-cell>
          <table:table-cell office:value-type="float" office:value="-12.89" calcext:value-type="float">
            <text:p>-12.89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office:value-type="float" office:value="1433" calcext:value-type="float">
            <text:p>1433</text:p>
          </table:table-cell>
          <table:table-cell office:value-type="float" office:value="-1.19385" calcext:value-type="float">
            <text:p>-1.19385</text:p>
          </table:table-cell>
        </table:table-row>
        <table:table-row table:style-name="ro1">
          <table:table-cell office:value-type="date" office:date-value="1900-01-10T13:17:45.6" calcext:value-type="date">
            <text:p>01/10/00 01:17 PM</text:p>
          </table:table-cell>
          <table:table-cell office:value-type="float" office:value="0.45306184851" calcext:value-type="float">
            <text:p>0.4530618485</text:p>
          </table:table-cell>
          <table:table-cell office:value-type="float" office:value="-0.0403103826514" calcext:value-type="float">
            <text:p>-0.0403103827</text:p>
          </table:table-cell>
          <table:table-cell office:value-type="float" office:value="-12.77" calcext:value-type="float">
            <text:p>-12.77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office:value-type="float" office:value="1433" calcext:value-type="float">
            <text:p>1433</text:p>
          </table:table-cell>
          <table:table-cell office:value-type="float" office:value="-1.19385" calcext:value-type="float">
            <text:p>-1.19385</text:p>
          </table:table-cell>
        </table:table-row>
        <table:table-row table:style-name="ro1">
          <table:table-cell office:value-type="date" office:date-value="1900-01-10T13:46:33.6" calcext:value-type="date">
            <text:p>01/10/00 01:46 PM</text:p>
          </table:table-cell>
          <table:table-cell office:value-type="float" office:value="0.443170012921" calcext:value-type="float">
            <text:p>0.4431700129</text:p>
          </table:table-cell>
          <table:table-cell office:value-type="float" office:value="-0.0380919472447" calcext:value-type="float">
            <text:p>-0.0380919472</text:p>
          </table:table-cell>
          <table:table-cell office:value-type="float" office:value="-12.66" calcext:value-type="float">
            <text:p>-12.66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office:value-type="float" office:value="1433" calcext:value-type="float">
            <text:p>1433</text:p>
          </table:table-cell>
          <table:table-cell office:value-type="float" office:value="-1.0233" calcext:value-type="float">
            <text:p>-1.0233</text:p>
          </table:table-cell>
        </table:table-row>
        <table:table-row table:style-name="ro1">
          <table:table-cell office:value-type="date" office:date-value="1900-01-10T14:15:21.6" calcext:value-type="date">
            <text:p>01/10/00 02:15 PM</text:p>
          </table:table-cell>
          <table:table-cell office:value-type="float" office:value="0.433275079072" calcext:value-type="float">
            <text:p>0.4332750791</text:p>
          </table:table-cell>
          <table:table-cell office:value-type="float" office:value="-0.0358873279364" calcext:value-type="float">
            <text:p>-0.0358873279</text:p>
          </table:table-cell>
          <table:table-cell office:value-type="float" office:value="-12.58" calcext:value-type="float">
            <text:p>-12.58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office:value-type="float" office:value="1433" calcext:value-type="float">
            <text:p>1433</text:p>
          </table:table-cell>
          <table:table-cell office:value-type="float" office:value="-1.0233" calcext:value-type="float">
            <text:p>-1.0233</text:p>
          </table:table-cell>
        </table:table-row>
        <table:table-row table:style-name="ro1">
          <table:table-cell office:value-type="date" office:date-value="1900-01-10T14:44:09.6" calcext:value-type="date">
            <text:p>01/10/00 02:44 PM</text:p>
          </table:table-cell>
          <table:table-cell office:value-type="float" office:value="0.421716731949" calcext:value-type="float">
            <text:p>0.4217167319</text:p>
          </table:table-cell>
          <table:table-cell office:value-type="float" office:value="-0.0333185706411" calcext:value-type="float">
            <text:p>-0.0333185706</text:p>
          </table:table-cell>
          <table:table-cell office:value-type="float" office:value="-12.55" calcext:value-type="float">
            <text:p>-12.55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office:value-type="float" office:value="1435" calcext:value-type="float">
            <text:p>1435</text:p>
          </table:table-cell>
          <table:table-cell office:value-type="float" office:value="-1.19385" calcext:value-type="float">
            <text:p>-1.19385</text:p>
          </table:table-cell>
        </table:table-row>
        <table:table-row table:style-name="ro1">
          <table:table-cell office:value-type="date" office:date-value="1900-01-10T15:12:57.6" calcext:value-type="date">
            <text:p>01/10/00 03:12 PM</text:p>
          </table:table-cell>
          <table:table-cell office:value-type="float" office:value="0.413434350236" calcext:value-type="float">
            <text:p>0.4134343502</text:p>
          </table:table-cell>
          <table:table-cell office:value-type="float" office:value="-0.0314700617212" calcext:value-type="float">
            <text:p>-0.0314700617</text:p>
          </table:table-cell>
          <table:table-cell office:value-type="float" office:value="-12.59" calcext:value-type="float">
            <text:p>-12.59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441" calcext:value-type="float">
            <text:p>1441</text:p>
          </table:table-cell>
          <table:table-cell office:value-type="float" office:value="-0.85275" calcext:value-type="float">
            <text:p>-0.85275</text:p>
          </table:table-cell>
        </table:table-row>
        <table:table-row table:style-name="ro1">
          <table:table-cell office:value-type="date" office:date-value="1900-01-10T15:41:45.6" calcext:value-type="date">
            <text:p>01/10/00 03:41 PM</text:p>
          </table:table-cell>
          <table:table-cell office:value-type="float" office:value="0.40348790225" calcext:value-type="float">
            <text:p>0.4034879023</text:p>
          </table:table-cell>
          <table:table-cell office:value-type="float" office:value="-0.0292270876587" calcext:value-type="float">
            <text:p>-0.0292270877</text:p>
          </table:table-cell>
          <table:table-cell office:value-type="float" office:value="-12.7" calcext:value-type="float">
            <text:p>-12.7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office:value-type="float" office:value="1459" calcext:value-type="float">
            <text:p>1459</text:p>
          </table:table-cell>
          <table:table-cell office:value-type="float" office:value="-1.0233" calcext:value-type="float">
            <text:p>-1.0233</text:p>
          </table:table-cell>
        </table:table-row>
        <table:table-row table:style-name="ro1">
          <table:table-cell office:value-type="date" office:date-value="1900-01-10T16:10:33.6" calcext:value-type="date">
            <text:p>01/10/00 04:10 PM</text:p>
          </table:table-cell>
          <table:table-cell office:value-type="float" office:value="0.393554738343" calcext:value-type="float">
            <text:p>0.3935547383</text:p>
          </table:table-cell>
          <table:table-cell office:value-type="float" office:value="-0.0269630961243" calcext:value-type="float">
            <text:p>-0.0269630961</text:p>
          </table:table-cell>
          <table:table-cell office:value-type="float" office:value="-12.83" calcext:value-type="float">
            <text:p>-12.83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office:value-type="float" office:value="1461" calcext:value-type="float">
            <text:p>1461</text:p>
          </table:table-cell>
          <table:table-cell office:value-type="float" office:value="-1.0233" calcext:value-type="float">
            <text:p>-1.0233</text:p>
          </table:table-cell>
        </table:table-row>
        <table:table-row table:style-name="ro1">
          <table:table-cell office:value-type="date" office:date-value="1900-01-10T16:39:21.6" calcext:value-type="date">
            <text:p>01/10/00 04:39 PM</text:p>
          </table:table-cell>
          <table:table-cell office:value-type="float" office:value="0.385284549856" calcext:value-type="float">
            <text:p>0.3852845499</text:p>
          </table:table-cell>
          <table:table-cell office:value-type="float" office:value="-0.0250600407161" calcext:value-type="float">
            <text:p>-0.0250600407</text:p>
          </table:table-cell>
          <table:table-cell office:value-type="float" office:value="-12.95" calcext:value-type="float">
            <text:p>-12.95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462" calcext:value-type="float">
            <text:p>1462</text:p>
          </table:table-cell>
          <table:table-cell office:value-type="float" office:value="-0.85275" calcext:value-type="float">
            <text:p>-0.85275</text:p>
          </table:table-cell>
        </table:table-row>
        <table:table-row table:style-name="ro1">
          <table:table-cell office:value-type="date" office:date-value="1900-01-10T17:08:09.6" calcext:value-type="date">
            <text:p>01/10/00 05:08 PM</text:p>
          </table:table-cell>
          <table:table-cell office:value-type="float" office:value="0.377014266343" calcext:value-type="float">
            <text:p>0.3770142663</text:p>
          </table:table-cell>
          <table:table-cell office:value-type="float" office:value="-0.0231418718183" calcext:value-type="float">
            <text:p>-0.0231418718</text:p>
          </table:table-cell>
          <table:table-cell office:value-type="float" office:value="-13.05" calcext:value-type="float">
            <text:p>-13.05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461" calcext:value-type="float">
            <text:p>1461</text:p>
          </table:table-cell>
          <table:table-cell office:value-type="float" office:value="-0.85275" calcext:value-type="float">
            <text:p>-0.85275</text:p>
          </table:table-cell>
        </table:table-row>
        <table:table-row table:style-name="ro1">
          <table:table-cell office:value-type="date" office:date-value="1900-01-10T17:36:57.6" calcext:value-type="date">
            <text:p>01/10/00 05:36 PM</text:p>
          </table:table-cell>
          <table:table-cell office:value-type="float" office:value="0.368746665559" calcext:value-type="float">
            <text:p>0.3687466656</text:p>
          </table:table-cell>
          <table:table-cell office:value-type="float" office:value="-0.0212121581345" calcext:value-type="float">
            <text:p>-0.0212121581</text:p>
          </table:table-cell>
          <table:table-cell office:value-type="float" office:value="-13.13" calcext:value-type="float">
            <text:p>-13.13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office:value-type="float" office:value="1461" calcext:value-type="float">
            <text:p>1461</text:p>
          </table:table-cell>
          <table:table-cell office:value-type="float" office:value="-0.85275" calcext:value-type="float">
            <text:p>-0.85275</text:p>
          </table:table-cell>
        </table:table-row>
        <table:table-row table:style-name="ro1">
          <table:table-cell office:value-type="date" office:date-value="1900-01-10T18:05:45.6" calcext:value-type="date">
            <text:p>01/10/00 06:05 PM</text:p>
          </table:table-cell>
          <table:table-cell office:value-type="float" office:value="0.360480412185" calcext:value-type="float">
            <text:p>0.3604804122</text:p>
          </table:table-cell>
          <table:table-cell office:value-type="float" office:value="-0.0192766734671" calcext:value-type="float">
            <text:p>-0.0192766735</text:p>
          </table:table-cell>
          <table:table-cell office:value-type="float" office:value="-13.17" calcext:value-type="float">
            <text:p>-13.17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office:value-type="float" office:value="1461" calcext:value-type="float">
            <text:p>1461</text:p>
          </table:table-cell>
          <table:table-cell office:value-type="float" office:value="-0.85275" calcext:value-type="float">
            <text:p>-0.85275</text:p>
          </table:table-cell>
        </table:table-row>
        <table:table-row table:style-name="ro1">
          <table:table-cell office:value-type="date" office:date-value="1900-01-10T18:34:33.6" calcext:value-type="date">
            <text:p>01/10/00 06:34 PM</text:p>
          </table:table-cell>
          <table:table-cell office:value-type="float" office:value="0.352219331641" calcext:value-type="float">
            <text:p>0.3522193316</text:p>
          </table:table-cell>
          <table:table-cell office:value-type="float" office:value="-0.0173497803322" calcext:value-type="float">
            <text:p>-0.0173497803</text:p>
          </table:table-cell>
          <table:table-cell office:value-type="float" office:value="-13.12" calcext:value-type="float">
            <text:p>-13.12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463" calcext:value-type="float">
            <text:p>1463</text:p>
          </table:table-cell>
          <table:table-cell office:value-type="float" office:value="-0.85275" calcext:value-type="float">
            <text:p>-0.85275</text:p>
          </table:table-cell>
        </table:table-row>
        <table:table-row table:style-name="ro1">
          <table:table-cell office:value-type="date" office:date-value="1900-01-10T19:03:21.6" calcext:value-type="date">
            <text:p>01/10/00 07:03 PM</text:p>
          </table:table-cell>
          <table:table-cell office:value-type="float" office:value="0.34563476612" calcext:value-type="float">
            <text:p>0.3456347661</text:p>
          </table:table-cell>
          <table:table-cell office:value-type="float" office:value="-0.0158304086022" calcext:value-type="float">
            <text:p>-0.0158304086</text:p>
          </table:table-cell>
          <table:table-cell office:value-type="float" office:value="-12.98" calcext:value-type="float">
            <text:p>-12.98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473" calcext:value-type="float">
            <text:p>1473</text:p>
          </table:table-cell>
          <table:table-cell office:value-type="float" office:value="-0.6822" calcext:value-type="float">
            <text:p>-0.6822</text:p>
          </table:table-cell>
        </table:table-row>
        <table:table-row table:style-name="ro1">
          <table:table-cell office:value-type="date" office:date-value="1900-01-10T19:32:09.6" calcext:value-type="date">
            <text:p>01/10/00 07:32 PM</text:p>
          </table:table-cell>
          <table:table-cell office:value-type="float" office:value="0.337464193019" calcext:value-type="float">
            <text:p>0.337464193</text:p>
          </table:table-cell>
          <table:table-cell office:value-type="float" office:value="-0.0139666002476" calcext:value-type="float">
            <text:p>-0.0139666002</text:p>
          </table:table-cell>
          <table:table-cell office:value-type="float" office:value="-12.82" calcext:value-type="float">
            <text:p>-12.82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office:value-type="float" office:value="1491" calcext:value-type="float">
            <text:p>1491</text:p>
          </table:table-cell>
          <table:table-cell office:value-type="float" office:value="-0.85275" calcext:value-type="float">
            <text:p>-0.85275</text:p>
          </table:table-cell>
        </table:table-row>
        <table:table-row table:style-name="ro1">
          <table:table-cell office:value-type="date" office:date-value="1900-01-10T20:00:57.6" calcext:value-type="date">
            <text:p>01/10/00 08:00 PM</text:p>
          </table:table-cell>
          <table:table-cell office:value-type="float" office:value="0.330936076738" calcext:value-type="float">
            <text:p>0.3309360767</text:p>
          </table:table-cell>
          <table:table-cell office:value-type="float" office:value="-0.0124958559587" calcext:value-type="float">
            <text:p>-0.012495856</text:p>
          </table:table-cell>
          <table:table-cell office:value-type="float" office:value="-12.67" calcext:value-type="float">
            <text:p>-12.67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495" calcext:value-type="float">
            <text:p>1495</text:p>
          </table:table-cell>
          <table:table-cell office:value-type="float" office:value="-0.6822" calcext:value-type="float">
            <text:p>-0.6822</text:p>
          </table:table-cell>
        </table:table-row>
        <table:table-row table:style-name="ro1">
          <table:table-cell office:value-type="date" office:date-value="1900-01-10T20:29:45.6" calcext:value-type="date">
            <text:p>01/10/00 08:29 PM</text:p>
          </table:table-cell>
          <table:table-cell office:value-type="float" office:value="0.322783264963" calcext:value-type="float">
            <text:p>0.322783265</text:p>
          </table:table-cell>
          <table:table-cell office:value-type="float" office:value="-0.0106756867019" calcext:value-type="float">
            <text:p>-0.0106756867</text:p>
          </table:table-cell>
          <table:table-cell office:value-type="float" office:value="-12.55" calcext:value-type="float">
            <text:p>-12.55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498" calcext:value-type="float">
            <text:p>1498</text:p>
          </table:table-cell>
          <table:table-cell office:value-type="float" office:value="-0.85275" calcext:value-type="float">
            <text:p>-0.85275</text:p>
          </table:table-cell>
        </table:table-row>
        <table:table-row table:style-name="ro1">
          <table:table-cell office:value-type="date" office:date-value="1900-01-10T20:58:33.6" calcext:value-type="date">
            <text:p>01/10/00 08:58 PM</text:p>
          </table:table-cell>
          <table:table-cell office:value-type="float" office:value="0.317920672165" calcext:value-type="float">
            <text:p>0.3179206722</text:p>
          </table:table-cell>
          <table:table-cell office:value-type="float" office:value="-0.00959794963394" calcext:value-type="float">
            <text:p>-0.0095979496</text:p>
          </table:table-cell>
          <table:table-cell office:value-type="float" office:value="-12.47" calcext:value-type="float">
            <text:p>-12.47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511" calcext:value-type="float">
            <text:p>1511</text:p>
          </table:table-cell>
          <table:table-cell office:value-type="float" office:value="-0.51165" calcext:value-type="float">
            <text:p>-0.51165</text:p>
          </table:table-cell>
        </table:table-row>
        <table:table-row table:style-name="ro1">
          <table:table-cell office:value-type="date" office:date-value="1900-01-10T21:27:21.6" calcext:value-type="date">
            <text:p>01/10/00 09:27 PM</text:p>
          </table:table-cell>
          <table:table-cell office:value-type="float" office:value="0.311462243502" calcext:value-type="float">
            <text:p>0.3114622435</text:p>
          </table:table-cell>
          <table:table-cell office:value-type="float" office:value="-0.00816607935766" calcext:value-type="float">
            <text:p>-0.0081660794</text:p>
          </table:table-cell>
          <table:table-cell office:value-type="float" office:value="-12.46" calcext:value-type="float">
            <text:p>-12.46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office:value-type="float" office:value="1519" calcext:value-type="float">
            <text:p>1519</text:p>
          </table:table-cell>
          <table:table-cell office:value-type="float" office:value="-0.6822" calcext:value-type="float">
            <text:p>-0.6822</text:p>
          </table:table-cell>
        </table:table-row>
        <table:table-row table:style-name="ro1">
          <table:table-cell office:value-type="date" office:date-value="1900-01-10T21:56:09.6" calcext:value-type="date">
            <text:p>01/10/00 09:56 PM</text:p>
          </table:table-cell>
          <table:table-cell office:value-type="float" office:value="0.305121376015" calcext:value-type="float">
            <text:p>0.305121376</text:p>
          </table:table-cell>
          <table:table-cell office:value-type="float" office:value="-0.00675327293246" calcext:value-type="float">
            <text:p>-0.0067532729</text:p>
          </table:table-cell>
          <table:table-cell office:value-type="float" office:value="-12.5" calcext:value-type="float">
            <text:p>-12.5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554" calcext:value-type="float">
            <text:p>1554</text:p>
          </table:table-cell>
          <table:table-cell office:value-type="float" office:value="-0.6822" calcext:value-type="float">
            <text:p>-0.6822</text:p>
          </table:table-cell>
        </table:table-row>
        <table:table-row table:style-name="ro1">
          <table:table-cell office:value-type="date" office:date-value="1900-01-10T22:24:57.6" calcext:value-type="date">
            <text:p>01/10/00 10:24 PM</text:p>
          </table:table-cell>
          <table:table-cell office:value-type="float" office:value="0.298855524183" calcext:value-type="float">
            <text:p>0.2988555242</text:p>
          </table:table-cell>
          <table:table-cell office:value-type="float" office:value="-0.00535235188048" calcext:value-type="float">
            <text:p>-0.0053523519</text:p>
          </table:table-cell>
          <table:table-cell office:value-type="float" office:value="-12.53" calcext:value-type="float">
            <text:p>-12.53</text:p>
          </table:table-cell>
          <table:table-cell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 office:value-type="float" office:value="1575" calcext:value-type="float">
            <text:p>1575</text:p>
          </table:table-cell>
          <table:table-cell office:value-type="float" office:value="-0.6822" calcext:value-type="float">
            <text:p>-0.6822</text:p>
          </table:table-cell>
        </table:table-row>
        <table:table-row table:style-name="ro1">
          <table:table-cell office:value-type="date" office:date-value="1900-01-10T22:53:45.6" calcext:value-type="date">
            <text:p>01/10/00 10:53 PM</text:p>
          </table:table-cell>
          <table:table-cell office:value-type="float" office:value="0.294206498411" calcext:value-type="float">
            <text:p>0.2942064984</text:p>
          </table:table-cell>
          <table:table-cell office:value-type="float" office:value="-0.00431296271972" calcext:value-type="float">
            <text:p>-0.0043129627</text:p>
          </table:table-cell>
          <table:table-cell office:value-type="float" office:value="-12.54" calcext:value-type="float">
            <text:p>-12.54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593" calcext:value-type="float">
            <text:p>1593</text:p>
          </table:table-cell>
          <table:table-cell office:value-type="float" office:value="-0.51165" calcext:value-type="float">
            <text:p>-0.51165</text:p>
          </table:table-cell>
        </table:table-row>
        <table:table-row table:style-name="ro1">
          <table:table-cell office:value-type="date" office:date-value="1900-01-10T23:22:33.6" calcext:value-type="date">
            <text:p>01/10/00 11:22 PM</text:p>
          </table:table-cell>
          <table:table-cell office:value-type="float" office:value="0.288089040469" calcext:value-type="float">
            <text:p>0.2880890405</text:p>
          </table:table-cell>
          <table:table-cell office:value-type="float" office:value="-0.00295049832262" calcext:value-type="float">
            <text:p>-0.0029504983</text:p>
          </table:table-cell>
          <table:table-cell office:value-type="float" office:value="-12.46" calcext:value-type="float">
            <text:p>-12.46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office:value-type="float" office:value="1615" calcext:value-type="float">
            <text:p>1615</text:p>
          </table:table-cell>
          <table:table-cell office:value-type="float" office:value="-0.6822" calcext:value-type="float">
            <text:p>-0.6822</text:p>
          </table:table-cell>
        </table:table-row>
        <table:table-row table:style-name="ro1">
          <table:table-cell office:value-type="date" office:date-value="1900-01-10T23:51:21.6" calcext:value-type="date">
            <text:p>01/10/00 11:51 PM</text:p>
          </table:table-cell>
          <table:table-cell office:value-type="float" office:value="0.283499311045" calcext:value-type="float">
            <text:p>0.283499311</text:p>
          </table:table-cell>
          <table:table-cell office:value-type="float" office:value="-0.0019403701292" calcext:value-type="float">
            <text:p>-0.0019403701</text:p>
          </table:table-cell>
          <table:table-cell office:value-type="float" office:value="-12.34" calcext:value-type="float">
            <text:p>-12.34</text:p>
          </table:table-cell>
          <table:table-cell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 office:value-type="float" office:value="1615" calcext:value-type="float">
            <text:p>1615</text:p>
          </table:table-cell>
          <table:table-cell office:value-type="float" office:value="-0.51165" calcext:value-type="float">
            <text:p>-0.51165</text:p>
          </table:table-cell>
        </table:table-row>
        <table:table-row table:style-name="ro1">
          <table:table-cell office:value-type="date" office:date-value="1900-01-11T00:20:09.6" calcext:value-type="date">
            <text:p>01/11/00 12:20 AM</text:p>
          </table:table-cell>
          <table:table-cell office:value-type="float" office:value="0.27890750269" calcext:value-type="float">
            <text:p>0.2789075027</text:p>
          </table:table-cell>
          <table:table-cell office:value-type="float" office:value="-0.000939851030014" calcext:value-type="float">
            <text:p>-0.000939851</text:p>
          </table:table-cell>
          <table:table-cell office:value-type="float" office:value="-12.22" calcext:value-type="float">
            <text:p>-12.22</text:p>
          </table:table-cell>
          <table:table-cell office:value-type="float" office:value="0" calcext:value-type="float">
            <text:p>0</text:p>
          </table:table-cell>
          <table:table-cell office:value-type="float" office:value="1491" calcext:value-type="float">
            <text:p>1491</text:p>
          </table:table-cell>
          <table:table-cell office:value-type="float" office:value="1615" calcext:value-type="float">
            <text:p>1615</text:p>
          </table:table-cell>
          <table:table-cell office:value-type="float" office:value="-0.51165" calcext:value-type="float">
            <text:p>-0.51165</text:p>
          </table:table-cell>
        </table:table-row>
        <table:table-row table:style-name="ro1">
          <table:table-cell office:value-type="date" office:date-value="1900-01-11T00:48:57.6" calcext:value-type="date">
            <text:p>01/11/00 12:48 AM</text:p>
          </table:table-cell>
          <table:table-cell office:value-type="float" office:value="0.274303037804" calcext:value-type="float">
            <text:p>0.2743030378</text:p>
          </table:table-cell>
          <table:table-cell table:style-name="ce2" office:value-type="float" office:value="0.0000574002358368" calcext:value-type="float">
            <text:p>5.74E-05</text:p>
          </table:table-cell>
          <table:table-cell office:value-type="float" office:value="-12.15" calcext:value-type="float">
            <text:p>-12.15</text:p>
          </table:table-cell>
          <table:table-cell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 office:value-type="float" office:value="1611" calcext:value-type="float">
            <text:p>1611</text:p>
          </table:table-cell>
          <table:table-cell office:value-type="float" office:value="-0.51165" calcext:value-type="float">
            <text:p>-0.51165</text:p>
          </table:table-cell>
        </table:table-row>
        <table:table-row table:style-name="ro1">
          <table:table-cell office:value-type="date" office:date-value="1900-01-11T01:17:45.6" calcext:value-type="date">
            <text:p>01/11/00 01:17 AM</text:p>
          </table:table-cell>
          <table:table-cell office:value-type="float" office:value="0.269674605279" calcext:value-type="float">
            <text:p>0.2696746053</text:p>
          </table:table-cell>
          <table:table-cell office:value-type="float" office:value="0.00105448667441" calcext:value-type="float">
            <text:p>0.0010544867</text:p>
          </table:table-cell>
          <table:table-cell office:value-type="float" office:value="-12.09" calcext:value-type="float">
            <text:p>-12.09</text:p>
          </table:table-cell>
          <table:table-cell office:value-type="float" office:value="0" calcext:value-type="float">
            <text:p>0</text:p>
          </table:table-cell>
          <table:table-cell office:value-type="float" office:value="1491" calcext:value-type="float">
            <text:p>1491</text:p>
          </table:table-cell>
          <table:table-cell office:value-type="float" office:value="1603" calcext:value-type="float">
            <text:p>1603</text:p>
          </table:table-cell>
          <table:table-cell office:value-type="float" office:value="-0.51165" calcext:value-type="float">
            <text:p>-0.51165</text:p>
          </table:table-cell>
        </table:table-row>
        <table:table-row table:style-name="ro1">
          <table:table-cell office:value-type="date" office:date-value="1900-01-11T01:46:33.6" calcext:value-type="date">
            <text:p>01/11/00 01:46 AM</text:p>
          </table:table-cell>
          <table:table-cell office:value-type="float" office:value="0.264998730839" calcext:value-type="float">
            <text:p>0.2649987308</text:p>
          </table:table-cell>
          <table:table-cell office:value-type="float" office:value="0.00205096924885" calcext:value-type="float">
            <text:p>0.0020509692</text:p>
          </table:table-cell>
          <table:table-cell office:value-type="float" office:value="-11.97" calcext:value-type="float">
            <text:p>-11.97</text:p>
          </table:table-cell>
          <table:table-cell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 office:value-type="float" office:value="1587" calcext:value-type="float">
            <text:p>1587</text:p>
          </table:table-cell>
          <table:table-cell office:value-type="float" office:value="-0.51165" calcext:value-type="float">
            <text:p>-0.51165</text:p>
          </table:table-cell>
        </table:table-row>
        <table:table-row table:style-name="ro1">
          <table:table-cell office:value-type="date" office:date-value="1900-01-11T02:15:21.6" calcext:value-type="date">
            <text:p>01/11/00 02:15 AM</text:p>
          </table:table-cell>
          <table:table-cell office:value-type="float" office:value="0.260211974835" calcext:value-type="float">
            <text:p>0.2602119748</text:p>
          </table:table-cell>
          <table:table-cell office:value-type="float" office:value="0.00305037647147" calcext:value-type="float">
            <text:p>0.0030503765</text:p>
          </table:table-cell>
          <table:table-cell office:value-type="float" office:value="-11.75" calcext:value-type="float">
            <text:p>-11.75</text:p>
          </table:table-cell>
          <table:table-cell office:value-type="float" office:value="0" calcext:value-type="float">
            <text:p>0</text:p>
          </table:table-cell>
          <table:table-cell office:value-type="float" office:value="1491" calcext:value-type="float">
            <text:p>1491</text:p>
          </table:table-cell>
          <table:table-cell office:value-type="float" office:value="1547" calcext:value-type="float">
            <text:p>1547</text:p>
          </table:table-cell>
          <table:table-cell office:value-type="float" office:value="-0.51165" calcext:value-type="float">
            <text:p>-0.51165</text:p>
          </table:table-cell>
        </table:table-row>
        <table:table-row table:style-name="ro1">
          <table:table-cell office:value-type="date" office:date-value="1900-01-11T02:44:09.6" calcext:value-type="date">
            <text:p>01/11/00 02:44 AM</text:p>
          </table:table-cell>
          <table:table-cell office:value-type="float" office:value="0.255372587844" calcext:value-type="float">
            <text:p>0.2553725878</text:p>
          </table:table-cell>
          <table:table-cell office:value-type="float" office:value="0.0040345169489" calcext:value-type="float">
            <text:p>0.0040345169</text:p>
          </table:table-cell>
          <table:table-cell office:value-type="float" office:value="-11.46" calcext:value-type="float">
            <text:p>-11.46</text:p>
          </table:table-cell>
          <table:table-cell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 office:value-type="float" office:value="1528" calcext:value-type="float">
            <text:p>1528</text:p>
          </table:table-cell>
          <table:table-cell office:value-type="float" office:value="-0.51165" calcext:value-type="float">
            <text:p>-0.51165</text:p>
          </table:table-cell>
        </table:table-row>
        <table:table-row table:style-name="ro1">
          <table:table-cell office:value-type="date" office:date-value="1900-01-11T03:12:57.6" calcext:value-type="date">
            <text:p>01/11/00 03:12 AM</text:p>
          </table:table-cell>
          <table:table-cell office:value-type="float" office:value="0.250467196004" calcext:value-type="float">
            <text:p>0.250467196</text:p>
          </table:table-cell>
          <table:table-cell office:value-type="float" office:value="0.00500081908282" calcext:value-type="float">
            <text:p>0.0050008191</text:p>
          </table:table-cell>
          <table:table-cell office:value-type="float" office:value="-11.12" calcext:value-type="float">
            <text:p>-11.12</text:p>
          </table:table-cell>
          <table:table-cell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 office:value-type="float" office:value="1503" calcext:value-type="float">
            <text:p>1503</text:p>
          </table:table-cell>
          <table:table-cell office:value-type="float" office:value="-0.51165" calcext:value-type="float">
            <text:p>-0.51165</text:p>
          </table:table-cell>
        </table:table-row>
        <table:table-row table:style-name="ro1">
          <table:table-cell office:value-type="date" office:date-value="1900-01-11T03:41:45.6" calcext:value-type="date">
            <text:p>01/11/00 03:41 AM</text:p>
          </table:table-cell>
          <table:table-cell office:value-type="float" office:value="0.245544081149" calcext:value-type="float">
            <text:p>0.2455440811</text:p>
          </table:table-cell>
          <table:table-cell office:value-type="float" office:value="0.00593743780404" calcext:value-type="float">
            <text:p>0.0059374378</text:p>
          </table:table-cell>
          <table:table-cell office:value-type="float" office:value="-10.75" calcext:value-type="float">
            <text:p>-10.75</text:p>
          </table:table-cell>
          <table:table-cell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 office:value-type="float" office:value="1498" calcext:value-type="float">
            <text:p>1498</text:p>
          </table:table-cell>
          <table:table-cell office:value-type="float" office:value="-0.51165" calcext:value-type="float">
            <text:p>-0.51165</text:p>
          </table:table-cell>
        </table:table-row>
        <table:table-row table:style-name="ro1">
          <table:table-cell office:value-type="date" office:date-value="1900-01-11T04:10:33.6" calcext:value-type="date">
            <text:p>01/11/00 04:10 AM</text:p>
          </table:table-cell>
          <table:table-cell office:value-type="float" office:value="0.242248857212" calcext:value-type="float">
            <text:p>0.2422488572</text:p>
          </table:table-cell>
          <table:table-cell office:value-type="float" office:value="0.00654119933228" calcext:value-type="float">
            <text:p>0.0065411993</text:p>
          </table:table-cell>
          <table:table-cell office:value-type="float" office:value="-10.37" calcext:value-type="float">
            <text:p>-10.37</text:p>
          </table:table-cell>
          <table:table-cell office:value-type="float" office:value="0" calcext:value-type="float">
            <text:p>0</text:p>
          </table:table-cell>
          <table:table-cell office:value-type="float" office:value="1491" calcext:value-type="float">
            <text:p>1491</text:p>
          </table:table-cell>
          <table:table-cell office:value-type="float" office:value="1492" calcext:value-type="float">
            <text:p>1492</text:p>
          </table:table-cell>
          <table:table-cell office:value-type="float" office:value="-0.3411" calcext:value-type="float">
            <text:p>-0.3411</text:p>
          </table:table-cell>
        </table:table-row>
        <table:table-row table:style-name="ro1">
          <table:table-cell office:value-type="date" office:date-value="1900-01-11T04:39:21.6" calcext:value-type="date">
            <text:p>01/11/00 04:39 AM</text:p>
          </table:table-cell>
          <table:table-cell office:value-type="float" office:value="0.23727743031" calcext:value-type="float">
            <text:p>0.2372774303</text:p>
          </table:table-cell>
          <table:table-cell office:value-type="float" office:value="0.00741731752841" calcext:value-type="float">
            <text:p>0.0074173175</text:p>
          </table:table-cell>
          <table:table-cell office:value-type="float" office:value="-9.98" calcext:value-type="float">
            <text:p>-9.98</text:p>
          </table:table-cell>
          <table:table-cell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 office:value-type="float" office:value="1482" calcext:value-type="float">
            <text:p>1482</text:p>
          </table:table-cell>
          <table:table-cell office:value-type="float" office:value="-0.51165" calcext:value-type="float">
            <text:p>-0.51165</text:p>
          </table:table-cell>
        </table:table-row>
        <table:table-row table:style-name="ro1">
          <table:table-cell office:value-type="date" office:date-value="1900-01-11T05:08:09.6" calcext:value-type="date">
            <text:p>01/11/00 05:08 AM</text:p>
          </table:table-cell>
          <table:table-cell office:value-type="float" office:value="0.233945213639" calcext:value-type="float">
            <text:p>0.2339452136</text:p>
          </table:table-cell>
          <table:table-cell office:value-type="float" office:value="0.00798371654385" calcext:value-type="float">
            <text:p>0.0079837165</text:p>
          </table:table-cell>
          <table:table-cell office:value-type="float" office:value="-9.64" calcext:value-type="float">
            <text:p>-9.64</text:p>
          </table:table-cell>
          <table:table-cell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 office:value-type="float" office:value="1472" calcext:value-type="float">
            <text:p>1472</text:p>
          </table:table-cell>
          <table:table-cell office:value-type="float" office:value="-0.3411" calcext:value-type="float">
            <text:p>-0.3411</text:p>
          </table:table-cell>
        </table:table-row>
        <table:table-row table:style-name="ro1">
          <table:table-cell office:value-type="date" office:date-value="1900-01-11T05:36:57.6" calcext:value-type="date">
            <text:p>01/11/00 05:36 AM</text:p>
          </table:table-cell>
          <table:table-cell office:value-type="float" office:value="0.232269963671" calcext:value-type="float">
            <text:p>0.2322699637</text:p>
          </table:table-cell>
          <table:table-cell office:value-type="float" office:value="0.00825990173665" calcext:value-type="float">
            <text:p>0.0082599017</text:p>
          </table:table-cell>
          <table:table-cell office:value-type="float" office:value="-9.36" calcext:value-type="float">
            <text:p>-9.36</text:p>
          </table:table-cell>
          <table:table-cell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 office:value-type="float" office:value="1461" calcext:value-type="float">
            <text:p>1461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1T06:05:45.6" calcext:value-type="date">
            <text:p>01/11/00 06:05 AM</text:p>
          </table:table-cell>
          <table:table-cell office:value-type="float" office:value="0.228922402103" calcext:value-type="float">
            <text:p>0.2289224021</text:p>
          </table:table-cell>
          <table:table-cell office:value-type="float" office:value="0.00880414599479" calcext:value-type="float">
            <text:p>0.008804146</text:p>
          </table:table-cell>
          <table:table-cell office:value-type="float" office:value="-9.23" calcext:value-type="float">
            <text:p>-9.23</text:p>
          </table:table-cell>
          <table:table-cell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 office:value-type="float" office:value="1464" calcext:value-type="float">
            <text:p>1464</text:p>
          </table:table-cell>
          <table:table-cell office:value-type="float" office:value="-0.3411" calcext:value-type="float">
            <text:p>-0.3411</text:p>
          </table:table-cell>
        </table:table-row>
        <table:table-row table:style-name="ro1">
          <table:table-cell office:value-type="date" office:date-value="1900-01-11T06:34:33.6" calcext:value-type="date">
            <text:p>01/11/00 06:34 AM</text:p>
          </table:table-cell>
          <table:table-cell office:value-type="float" office:value="0.225575220935" calcext:value-type="float">
            <text:p>0.2255752209</text:p>
          </table:table-cell>
          <table:table-cell office:value-type="float" office:value="0.00935072709867" calcext:value-type="float">
            <text:p>0.0093507271</text:p>
          </table:table-cell>
          <table:table-cell office:value-type="float" office:value="-9.27" calcext:value-type="float">
            <text:p>-9.27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464" calcext:value-type="float">
            <text:p>1464</text:p>
          </table:table-cell>
          <table:table-cell office:value-type="float" office:value="-0.3411" calcext:value-type="float">
            <text:p>-0.3411</text:p>
          </table:table-cell>
        </table:table-row>
        <table:table-row table:style-name="ro1">
          <table:table-cell office:value-type="date" office:date-value="1900-01-11T07:03:21.6" calcext:value-type="date">
            <text:p>01/11/00 07:03 AM</text:p>
          </table:table-cell>
          <table:table-cell office:value-type="float" office:value="0.222234269752" calcext:value-type="float">
            <text:p>0.2222342698</text:p>
          </table:table-cell>
          <table:table-cell office:value-type="float" office:value="0.00989995694258" calcext:value-type="float">
            <text:p>0.0098999569</text:p>
          </table:table-cell>
          <table:table-cell office:value-type="float" office:value="-9.33" calcext:value-type="float">
            <text:p>-9.33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468" calcext:value-type="float">
            <text:p>1468</text:p>
          </table:table-cell>
          <table:table-cell office:value-type="float" office:value="-0.3411" calcext:value-type="float">
            <text:p>-0.3411</text:p>
          </table:table-cell>
        </table:table-row>
        <table:table-row table:style-name="ro1">
          <table:table-cell office:value-type="date" office:date-value="1900-01-11T07:32:09.6" calcext:value-type="date">
            <text:p>01/11/00 07:32 AM</text:p>
          </table:table-cell>
          <table:table-cell office:value-type="float" office:value="0.220601189077" calcext:value-type="float">
            <text:p>0.2206011891</text:p>
          </table:table-cell>
          <table:table-cell office:value-type="float" office:value="0.0101685637544" calcext:value-type="float">
            <text:p>0.0101685638</text:p>
          </table:table-cell>
          <table:table-cell office:value-type="float" office:value="-9.33" calcext:value-type="float">
            <text:p>-9.33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517" calcext:value-type="float">
            <text:p>1517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1T08:00:57.6" calcext:value-type="date">
            <text:p>01/11/00 08:00 AM</text:p>
          </table:table-cell>
          <table:table-cell office:value-type="float" office:value="0.217377772617" calcext:value-type="float">
            <text:p>0.2173777726</text:p>
          </table:table-cell>
          <table:table-cell office:value-type="float" office:value="0.010696910919" calcext:value-type="float">
            <text:p>0.0106969109</text:p>
          </table:table-cell>
          <table:table-cell office:value-type="float" office:value="-9.28" calcext:value-type="float">
            <text:p>-9.28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543" calcext:value-type="float">
            <text:p>1543</text:p>
          </table:table-cell>
          <table:table-cell office:value-type="float" office:value="-0.3411" calcext:value-type="float">
            <text:p>-0.3411</text:p>
          </table:table-cell>
        </table:table-row>
        <table:table-row table:style-name="ro1">
          <table:table-cell office:value-type="date" office:date-value="1900-01-11T08:29:45.6" calcext:value-type="date">
            <text:p>01/11/00 08:29 AM</text:p>
          </table:table-cell>
          <table:table-cell office:value-type="float" office:value="0.215779611698" calcext:value-type="float">
            <text:p>0.2157796117</text:p>
          </table:table-cell>
          <table:table-cell office:value-type="float" office:value="0.0109556620339" calcext:value-type="float">
            <text:p>0.010955662</text:p>
          </table:table-cell>
          <table:table-cell office:value-type="float" office:value="-9.18" calcext:value-type="float">
            <text:p>-9.18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office:value-type="float" office:value="1559" calcext:value-type="float">
            <text:p>1559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1T08:58:33.6" calcext:value-type="date">
            <text:p>01/11/00 08:58 AM</text:p>
          </table:table-cell>
          <table:table-cell office:value-type="float" office:value="0.214202934701" calcext:value-type="float">
            <text:p>0.2142029347</text:p>
          </table:table-cell>
          <table:table-cell office:value-type="float" office:value="0.0112087788084" calcext:value-type="float">
            <text:p>0.0112087788</text:p>
          </table:table-cell>
          <table:table-cell office:value-type="float" office:value="-9.1" calcext:value-type="float">
            <text:p>-9.1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583" calcext:value-type="float">
            <text:p>1583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1T09:27:21.6" calcext:value-type="date">
            <text:p>01/11/00 09:27 AM</text:p>
          </table:table-cell>
          <table:table-cell office:value-type="float" office:value="0.212628040415" calcext:value-type="float">
            <text:p>0.2126280404</text:p>
          </table:table-cell>
          <table:table-cell office:value-type="float" office:value="0.0114610541375" calcext:value-type="float">
            <text:p>0.0114610541</text:p>
          </table:table-cell>
          <table:table-cell office:value-type="float" office:value="-9.08" calcext:value-type="float">
            <text:p>-9.08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585" calcext:value-type="float">
            <text:p>1585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1T09:56:09.6" calcext:value-type="date">
            <text:p>01/11/00 09:56 AM</text:p>
          </table:table-cell>
          <table:table-cell office:value-type="float" office:value="0.211053586746" calcext:value-type="float">
            <text:p>0.2110535867</text:p>
          </table:table-cell>
          <table:table-cell office:value-type="float" office:value="0.0117160774569" calcext:value-type="float">
            <text:p>0.0117160775</text:p>
          </table:table-cell>
          <table:table-cell office:value-type="float" office:value="-9.18" calcext:value-type="float">
            <text:p>-9.18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585" calcext:value-type="float">
            <text:p>1585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1T10:24:57.6" calcext:value-type="date">
            <text:p>01/11/00 10:24 AM</text:p>
          </table:table-cell>
          <table:table-cell office:value-type="float" office:value="0.209481056603" calcext:value-type="float">
            <text:p>0.2094810566</text:p>
          </table:table-cell>
          <table:table-cell office:value-type="float" office:value="0.0119769923276" calcext:value-type="float">
            <text:p>0.0119769923</text:p>
          </table:table-cell>
          <table:table-cell office:value-type="float" office:value="-9.4" calcext:value-type="float">
            <text:p>-9.4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586" calcext:value-type="float">
            <text:p>1586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1T10:53:45.6" calcext:value-type="date">
            <text:p>01/11/00 10:53 AM</text:p>
          </table:table-cell>
          <table:table-cell office:value-type="float" office:value="0.207908738056" calcext:value-type="float">
            <text:p>0.2079087381</text:p>
          </table:table-cell>
          <table:table-cell office:value-type="float" office:value="0.0122449206572" calcext:value-type="float">
            <text:p>0.0122449207</text:p>
          </table:table-cell>
          <table:table-cell office:value-type="float" office:value="-9.65" calcext:value-type="float">
            <text:p>-9.65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office:value-type="float" office:value="1585" calcext:value-type="float">
            <text:p>1585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1T11:22:33.6" calcext:value-type="date">
            <text:p>01/11/00 11:22 AM</text:p>
          </table:table-cell>
          <table:table-cell office:value-type="float" office:value="0.206335304014" calcext:value-type="float">
            <text:p>0.206335304</text:p>
          </table:table-cell>
          <table:table-cell office:value-type="float" office:value="0.0125175530847" calcext:value-type="float">
            <text:p>0.0125175531</text:p>
          </table:table-cell>
          <table:table-cell office:value-type="float" office:value="-9.81" calcext:value-type="float">
            <text:p>-9.81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office:value-type="float" office:value="1583" calcext:value-type="float">
            <text:p>1583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1T11:51:21.6" calcext:value-type="date">
            <text:p>01/11/00 11:51 AM</text:p>
          </table:table-cell>
          <table:table-cell office:value-type="float" office:value="0.204762802258" calcext:value-type="float">
            <text:p>0.2047628023</text:p>
          </table:table-cell>
          <table:table-cell office:value-type="float" office:value="0.0127900281949" calcext:value-type="float">
            <text:p>0.0127900282</text:p>
          </table:table-cell>
          <table:table-cell office:value-type="float" office:value="-9.81" calcext:value-type="float">
            <text:p>-9.81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584" calcext:value-type="float">
            <text:p>1584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1T12:20:09.6" calcext:value-type="date">
            <text:p>01/11/00 12:20 PM</text:p>
          </table:table-cell>
          <table:table-cell office:value-type="float" office:value="0.203184075032" calcext:value-type="float">
            <text:p>0.203184075</text:p>
          </table:table-cell>
          <table:table-cell office:value-type="float" office:value="0.0130595858496" calcext:value-type="float">
            <text:p>0.0130595858</text:p>
          </table:table-cell>
          <table:table-cell office:value-type="float" office:value="-9.67" calcext:value-type="float">
            <text:p>-9.67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office:value-type="float" office:value="1578" calcext:value-type="float">
            <text:p>1578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1T12:48:57.6" calcext:value-type="date">
            <text:p>01/11/00 12:48 PM</text:p>
          </table:table-cell>
          <table:table-cell office:value-type="float" office:value="0.201598919245" calcext:value-type="float">
            <text:p>0.2015989192</text:p>
          </table:table-cell>
          <table:table-cell office:value-type="float" office:value="0.0133245256756" calcext:value-type="float">
            <text:p>0.0133245257</text:p>
          </table:table-cell>
          <table:table-cell office:value-type="float" office:value="-9.47" calcext:value-type="float">
            <text:p>-9.47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572" calcext:value-type="float">
            <text:p>1572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1T13:17:45.6" calcext:value-type="date">
            <text:p>01/11/00 01:17 PM</text:p>
          </table:table-cell>
          <table:table-cell office:value-type="float" office:value="0.201598919245" calcext:value-type="float">
            <text:p>0.2015989192</text:p>
          </table:table-cell>
          <table:table-cell office:value-type="float" office:value="0.0133245256756" calcext:value-type="float">
            <text:p>0.0133245257</text:p>
          </table:table-cell>
          <table:table-cell office:value-type="float" office:value="-9.29" calcext:value-type="float">
            <text:p>-9.29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555" calcext:value-type="float">
            <text:p>1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1T13:46:33.6" calcext:value-type="date">
            <text:p>01/11/00 01:46 PM</text:p>
          </table:table-cell>
          <table:table-cell office:value-type="float" office:value="0.199990214912" calcext:value-type="float">
            <text:p>0.1999902149</text:p>
          </table:table-cell>
          <table:table-cell office:value-type="float" office:value="0.0135846434882" calcext:value-type="float">
            <text:p>0.0135846435</text:p>
          </table:table-cell>
          <table:table-cell office:value-type="float" office:value="-9.17" calcext:value-type="float">
            <text:p>-9.17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office:value-type="float" office:value="1547" calcext:value-type="float">
            <text:p>1547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1T14:15:21.6" calcext:value-type="date">
            <text:p>01/11/00 02:15 PM</text:p>
          </table:table-cell>
          <table:table-cell office:value-type="float" office:value="0.199990214912" calcext:value-type="float">
            <text:p>0.1999902149</text:p>
          </table:table-cell>
          <table:table-cell office:value-type="float" office:value="0.0135846434882" calcext:value-type="float">
            <text:p>0.0135846435</text:p>
          </table:table-cell>
          <table:table-cell office:value-type="float" office:value="-9.12" calcext:value-type="float">
            <text:p>-9.12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office:value-type="float" office:value="1545" calcext:value-type="float">
            <text:p>1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1T14:44:09.6" calcext:value-type="date">
            <text:p>01/11/00 02:44 PM</text:p>
          </table:table-cell>
          <table:table-cell office:value-type="float" office:value="0.199990214912" calcext:value-type="float">
            <text:p>0.1999902149</text:p>
          </table:table-cell>
          <table:table-cell office:value-type="float" office:value="0.0135846434882" calcext:value-type="float">
            <text:p>0.0135846435</text:p>
          </table:table-cell>
          <table:table-cell office:value-type="float" office:value="-9.13" calcext:value-type="float">
            <text:p>-9.13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545" calcext:value-type="float">
            <text:p>1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1T15:12:57.6" calcext:value-type="date">
            <text:p>01/11/00 03:12 PM</text:p>
          </table:table-cell>
          <table:table-cell office:value-type="float" office:value="0.199990214912" calcext:value-type="float">
            <text:p>0.1999902149</text:p>
          </table:table-cell>
          <table:table-cell office:value-type="float" office:value="0.0135846434882" calcext:value-type="float">
            <text:p>0.0135846435</text:p>
          </table:table-cell>
          <table:table-cell office:value-type="float" office:value="-9.12" calcext:value-type="float">
            <text:p>-9.12</text:p>
          </table:table-cell>
          <table:table-cell office:value-type="float" office:value="0" calcext:value-type="float">
            <text:p>0</text:p>
          </table:table-cell>
          <table:table-cell office:value-type="float" office:value="1482" calcext:value-type="float">
            <text:p>1482</text:p>
          </table:table-cell>
          <table:table-cell office:value-type="float" office:value="1540" calcext:value-type="float">
            <text:p>1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1T15:41:45.6" calcext:value-type="date">
            <text:p>01/11/00 03:41 PM</text:p>
          </table:table-cell>
          <table:table-cell office:value-type="float" office:value="0.199990214912" calcext:value-type="float">
            <text:p>0.1999902149</text:p>
          </table:table-cell>
          <table:table-cell office:value-type="float" office:value="0.0135846434882" calcext:value-type="float">
            <text:p>0.0135846435</text:p>
          </table:table-cell>
          <table:table-cell office:value-type="float" office:value="-9.08" calcext:value-type="float">
            <text:p>-9.08</text:p>
          </table:table-cell>
          <table:table-cell office:value-type="float" office:value="0" calcext:value-type="float">
            <text:p>0</text:p>
          </table:table-cell>
          <table:table-cell office:value-type="float" office:value="1475" calcext:value-type="float">
            <text:p>1475</text:p>
          </table:table-cell>
          <table:table-cell office:value-type="float" office:value="1537" calcext:value-type="float">
            <text:p>1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1T16:10:33.6" calcext:value-type="date">
            <text:p>01/11/00 04:10 PM</text:p>
          </table:table-cell>
          <table:table-cell office:value-type="float" office:value="0.199990214912" calcext:value-type="float">
            <text:p>0.1999902149</text:p>
          </table:table-cell>
          <table:table-cell office:value-type="float" office:value="0.0135846434882" calcext:value-type="float">
            <text:p>0.0135846435</text:p>
          </table:table-cell>
          <table:table-cell office:value-type="float" office:value="-9.02" calcext:value-type="float">
            <text:p>-9.02</text:p>
          </table:table-cell>
          <table:table-cell office:value-type="float" office:value="0" calcext:value-type="float">
            <text:p>0</text:p>
          </table:table-cell>
          <table:table-cell office:value-type="float" office:value="1472" calcext:value-type="float">
            <text:p>1472</text:p>
          </table:table-cell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1T16:39:21.6" calcext:value-type="date">
            <text:p>01/11/00 04:39 PM</text:p>
          </table:table-cell>
          <table:table-cell office:value-type="float" office:value="0.199990214912" calcext:value-type="float">
            <text:p>0.1999902149</text:p>
          </table:table-cell>
          <table:table-cell office:value-type="float" office:value="0.0135846434882" calcext:value-type="float">
            <text:p>0.0135846435</text:p>
          </table:table-cell>
          <table:table-cell office:value-type="float" office:value="-8.95" calcext:value-type="float">
            <text:p>-8.95</text:p>
          </table:table-cell>
          <table:table-cell office:value-type="float" office:value="0" calcext:value-type="float">
            <text:p>0</text:p>
          </table:table-cell>
          <table:table-cell office:value-type="float" office:value="1471" calcext:value-type="float">
            <text:p>1471</text:p>
          </table:table-cell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1T17:08:09.6" calcext:value-type="date">
            <text:p>01/11/00 05:08 PM</text:p>
          </table:table-cell>
          <table:table-cell office:value-type="float" office:value="0.199990214912" calcext:value-type="float">
            <text:p>0.1999902149</text:p>
          </table:table-cell>
          <table:table-cell office:value-type="float" office:value="0.0135846434882" calcext:value-type="float">
            <text:p>0.0135846435</text:p>
          </table:table-cell>
          <table:table-cell office:value-type="float" office:value="-8.9" calcext:value-type="float">
            <text:p>-8.9</text:p>
          </table:table-cell>
          <table:table-cell office:value-type="float" office:value="0" calcext:value-type="float">
            <text:p>0</text:p>
          </table:table-cell>
          <table:table-cell office:value-type="float" office:value="1471" calcext:value-type="float">
            <text:p>1471</text:p>
          </table:table-cell>
          <table:table-cell office:value-type="float" office:value="1528" calcext:value-type="float">
            <text:p>1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1T17:36:57.6" calcext:value-type="date">
            <text:p>01/11/00 05:36 PM</text:p>
          </table:table-cell>
          <table:table-cell office:value-type="float" office:value="0.199990214912" calcext:value-type="float">
            <text:p>0.1999902149</text:p>
          </table:table-cell>
          <table:table-cell office:value-type="float" office:value="0.0135846434882" calcext:value-type="float">
            <text:p>0.0135846435</text:p>
          </table:table-cell>
          <table:table-cell office:value-type="float" office:value="-8.88" calcext:value-type="float">
            <text:p>-8.88</text:p>
          </table:table-cell>
          <table:table-cell office:value-type="float" office:value="0" calcext:value-type="float">
            <text:p>0</text:p>
          </table:table-cell>
          <table:table-cell office:value-type="float" office:value="1472" calcext:value-type="float">
            <text:p>1472</text:p>
          </table:table-cell>
          <table:table-cell office:value-type="float" office:value="1505" calcext:value-type="float">
            <text:p>1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1T18:05:45.6" calcext:value-type="date">
            <text:p>01/11/00 06:05 PM</text:p>
          </table:table-cell>
          <table:table-cell office:value-type="float" office:value="0.199990214912" calcext:value-type="float">
            <text:p>0.1999902149</text:p>
          </table:table-cell>
          <table:table-cell office:value-type="float" office:value="0.0135846434882" calcext:value-type="float">
            <text:p>0.0135846435</text:p>
          </table:table-cell>
          <table:table-cell office:value-type="float" office:value="-8.89" calcext:value-type="float">
            <text:p>-8.89</text:p>
          </table:table-cell>
          <table:table-cell office:value-type="float" office:value="0" calcext:value-type="float">
            <text:p>0</text:p>
          </table:table-cell>
          <table:table-cell office:value-type="float" office:value="1471" calcext:value-type="float">
            <text:p>1471</text:p>
          </table:table-cell>
          <table:table-cell office:value-type="float" office:value="1495" calcext:value-type="float">
            <text:p>1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1T18:34:33.6" calcext:value-type="date">
            <text:p>01/11/00 06:34 PM</text:p>
          </table:table-cell>
          <table:table-cell office:value-type="float" office:value="0.199990214912" calcext:value-type="float">
            <text:p>0.1999902149</text:p>
          </table:table-cell>
          <table:table-cell office:value-type="float" office:value="0.0135846434882" calcext:value-type="float">
            <text:p>0.0135846435</text:p>
          </table:table-cell>
          <table:table-cell office:value-type="float" office:value="-8.91" calcext:value-type="float">
            <text:p>-8.91</text:p>
          </table:table-cell>
          <table:table-cell office:value-type="float" office:value="0" calcext:value-type="float">
            <text:p>0</text:p>
          </table:table-cell>
          <table:table-cell office:value-type="float" office:value="1472" calcext:value-type="float">
            <text:p>1472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1T19:03:21.6" calcext:value-type="date">
            <text:p>01/11/00 07:03 PM</text:p>
          </table:table-cell>
          <table:table-cell office:value-type="float" office:value="0.199990214912" calcext:value-type="float">
            <text:p>0.1999902149</text:p>
          </table:table-cell>
          <table:table-cell office:value-type="float" office:value="0.0135846434882" calcext:value-type="float">
            <text:p>0.0135846435</text:p>
          </table:table-cell>
          <table:table-cell office:value-type="float" office:value="-8.9" calcext:value-type="float">
            <text:p>-8.9</text:p>
          </table:table-cell>
          <table:table-cell office:value-type="float" office:value="0" calcext:value-type="float">
            <text:p>0</text:p>
          </table:table-cell>
          <table:table-cell office:value-type="float" office:value="1483" calcext:value-type="float">
            <text:p>148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1T19:32:09.6" calcext:value-type="date">
            <text:p>01/11/00 07:32 PM</text:p>
          </table:table-cell>
          <table:table-cell office:value-type="float" office:value="0.199990214912" calcext:value-type="float">
            <text:p>0.1999902149</text:p>
          </table:table-cell>
          <table:table-cell office:value-type="float" office:value="0.0135846434882" calcext:value-type="float">
            <text:p>0.0135846435</text:p>
          </table:table-cell>
          <table:table-cell office:value-type="float" office:value="-8.86" calcext:value-type="float">
            <text:p>-8.86</text:p>
          </table:table-cell>
          <table:table-cell office:value-type="float" office:value="0" calcext:value-type="float">
            <text:p>0</text:p>
          </table:table-cell>
          <table:table-cell office:value-type="float" office:value="1487" calcext:value-type="float">
            <text:p>1487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1T20:00:57.6" calcext:value-type="date">
            <text:p>01/11/00 08:00 PM</text:p>
          </table:table-cell>
          <table:table-cell office:value-type="float" office:value="0.199990214912" calcext:value-type="float">
            <text:p>0.1999902149</text:p>
          </table:table-cell>
          <table:table-cell office:value-type="float" office:value="0.0135846434882" calcext:value-type="float">
            <text:p>0.0135846435</text:p>
          </table:table-cell>
          <table:table-cell office:value-type="float" office:value="-8.78" calcext:value-type="float">
            <text:p>-8.78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1T20:29:45.6" calcext:value-type="date">
            <text:p>01/11/00 08:29 PM</text:p>
          </table:table-cell>
          <table:table-cell office:value-type="float" office:value="0.199990214912" calcext:value-type="float">
            <text:p>0.1999902149</text:p>
          </table:table-cell>
          <table:table-cell office:value-type="float" office:value="0.0135846434882" calcext:value-type="float">
            <text:p>0.0135846435</text:p>
          </table:table-cell>
          <table:table-cell office:value-type="float" office:value="-8.66" calcext:value-type="float">
            <text:p>-8.66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1T20:58:33.6" calcext:value-type="date">
            <text:p>01/11/00 08:58 PM</text:p>
          </table:table-cell>
          <table:table-cell office:value-type="float" office:value="0.199990214912" calcext:value-type="float">
            <text:p>0.1999902149</text:p>
          </table:table-cell>
          <table:table-cell office:value-type="float" office:value="0.0135846434882" calcext:value-type="float">
            <text:p>0.0135846435</text:p>
          </table:table-cell>
          <table:table-cell office:value-type="float" office:value="-8.53" calcext:value-type="float">
            <text:p>-8.53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1T21:27:21.6" calcext:value-type="date">
            <text:p>01/11/00 09:27 PM</text:p>
          </table:table-cell>
          <table:table-cell office:value-type="float" office:value="0.199990214912" calcext:value-type="float">
            <text:p>0.1999902149</text:p>
          </table:table-cell>
          <table:table-cell office:value-type="float" office:value="0.0135846434882" calcext:value-type="float">
            <text:p>0.0135846435</text:p>
          </table:table-cell>
          <table:table-cell office:value-type="float" office:value="-8.44" calcext:value-type="float">
            <text:p>-8.44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386" calcext:value-type="float">
            <text:p>1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1T21:56:09.6" calcext:value-type="date">
            <text:p>01/11/00 09:56 PM</text:p>
          </table:table-cell>
          <table:table-cell office:value-type="float" office:value="0.199990214912" calcext:value-type="float">
            <text:p>0.1999902149</text:p>
          </table:table-cell>
          <table:table-cell office:value-type="float" office:value="0.0135846434882" calcext:value-type="float">
            <text:p>0.0135846435</text:p>
          </table:table-cell>
          <table:table-cell office:value-type="float" office:value="-8.42" calcext:value-type="float">
            <text:p>-8.42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369" calcext:value-type="float">
            <text:p>1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1T22:24:57.6" calcext:value-type="date">
            <text:p>01/11/00 10:24 PM</text:p>
          </table:table-cell>
          <table:table-cell office:value-type="float" office:value="0.199990214912" calcext:value-type="float">
            <text:p>0.1999902149</text:p>
          </table:table-cell>
          <table:table-cell office:value-type="float" office:value="0.0135846434882" calcext:value-type="float">
            <text:p>0.0135846435</text:p>
          </table:table-cell>
          <table:table-cell office:value-type="float" office:value="-8.46" calcext:value-type="float">
            <text:p>-8.46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1T22:53:45.6" calcext:value-type="date">
            <text:p>01/11/00 10:53 PM</text:p>
          </table:table-cell>
          <table:table-cell office:value-type="float" office:value="0.199990214912" calcext:value-type="float">
            <text:p>0.1999902149</text:p>
          </table:table-cell>
          <table:table-cell office:value-type="float" office:value="0.0135846434882" calcext:value-type="float">
            <text:p>0.0135846435</text:p>
          </table:table-cell>
          <table:table-cell office:value-type="float" office:value="-8.48" calcext:value-type="float">
            <text:p>-8.48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1T23:22:33.6" calcext:value-type="date">
            <text:p>01/11/00 11:22 PM</text:p>
          </table:table-cell>
          <table:table-cell office:value-type="float" office:value="0.199990214912" calcext:value-type="float">
            <text:p>0.1999902149</text:p>
          </table:table-cell>
          <table:table-cell office:value-type="float" office:value="0.0135846434882" calcext:value-type="float">
            <text:p>0.0135846435</text:p>
          </table:table-cell>
          <table:table-cell office:value-type="float" office:value="-8.39" calcext:value-type="float">
            <text:p>-8.39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1T23:51:21.6" calcext:value-type="date">
            <text:p>01/11/00 11:51 PM</text:p>
          </table:table-cell>
          <table:table-cell office:value-type="float" office:value="0.199990214912" calcext:value-type="float">
            <text:p>0.1999902149</text:p>
          </table:table-cell>
          <table:table-cell office:value-type="float" office:value="0.0135846434882" calcext:value-type="float">
            <text:p>0.0135846435</text:p>
          </table:table-cell>
          <table:table-cell office:value-type="float" office:value="-8.18" calcext:value-type="float">
            <text:p>-8.18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364" calcext:value-type="float">
            <text:p>1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2T00:20:09.6" calcext:value-type="date">
            <text:p>01/12/00 12:20 AM</text:p>
          </table:table-cell>
          <table:table-cell office:value-type="float" office:value="0.199990214912" calcext:value-type="float">
            <text:p>0.1999902149</text:p>
          </table:table-cell>
          <table:table-cell office:value-type="float" office:value="0.0135846434882" calcext:value-type="float">
            <text:p>0.0135846435</text:p>
          </table:table-cell>
          <table:table-cell office:value-type="float" office:value="-7.92" calcext:value-type="float">
            <text:p>-7.92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2T00:48:57.6" calcext:value-type="date">
            <text:p>01/12/00 12:48 AM</text:p>
          </table:table-cell>
          <table:table-cell office:value-type="float" office:value="0.199990214912" calcext:value-type="float">
            <text:p>0.1999902149</text:p>
          </table:table-cell>
          <table:table-cell office:value-type="float" office:value="0.0135846434882" calcext:value-type="float">
            <text:p>0.0135846435</text:p>
          </table:table-cell>
          <table:table-cell office:value-type="float" office:value="-7.77" calcext:value-type="float">
            <text:p>-7.77</text:p>
          </table:table-cell>
          <table:table-cell office:value-type="float" office:value="0" calcext:value-type="float">
            <text:p>0</text:p>
          </table:table-cell>
          <table:table-cell office:value-type="float" office:value="1487" calcext:value-type="float">
            <text:p>1487</text:p>
          </table:table-cell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2T01:17:45.6" calcext:value-type="date">
            <text:p>01/12/00 01:17 AM</text:p>
          </table:table-cell>
          <table:table-cell office:value-type="float" office:value="0.199990214912" calcext:value-type="float">
            <text:p>0.1999902149</text:p>
          </table:table-cell>
          <table:table-cell office:value-type="float" office:value="0.0135846434882" calcext:value-type="float">
            <text:p>0.0135846435</text:p>
          </table:table-cell>
          <table:table-cell office:value-type="float" office:value="-7.76" calcext:value-type="float">
            <text:p>-7.76</text:p>
          </table:table-cell>
          <table:table-cell office:value-type="float" office:value="0" calcext:value-type="float">
            <text:p>0</text:p>
          </table:table-cell>
          <table:table-cell office:value-type="float" office:value="1478" calcext:value-type="float">
            <text:p>1478</text:p>
          </table:table-cell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2T01:46:33.6" calcext:value-type="date">
            <text:p>01/12/00 01:46 AM</text:p>
          </table:table-cell>
          <table:table-cell office:value-type="float" office:value="0.199990214912" calcext:value-type="float">
            <text:p>0.1999902149</text:p>
          </table:table-cell>
          <table:table-cell office:value-type="float" office:value="0.0135846434882" calcext:value-type="float">
            <text:p>0.0135846435</text:p>
          </table:table-cell>
          <table:table-cell office:value-type="float" office:value="-7.82" calcext:value-type="float">
            <text:p>-7.82</text:p>
          </table:table-cell>
          <table:table-cell office:value-type="float" office:value="0" calcext:value-type="float">
            <text:p>0</text:p>
          </table:table-cell>
          <table:table-cell office:value-type="float" office:value="1472" calcext:value-type="float">
            <text:p>1472</text:p>
          </table:table-cell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2T02:15:21.6" calcext:value-type="date">
            <text:p>01/12/00 02:15 AM</text:p>
          </table:table-cell>
          <table:table-cell office:value-type="float" office:value="0.199990214912" calcext:value-type="float">
            <text:p>0.1999902149</text:p>
          </table:table-cell>
          <table:table-cell office:value-type="float" office:value="0.0135846434882" calcext:value-type="float">
            <text:p>0.0135846435</text:p>
          </table:table-cell>
          <table:table-cell office:value-type="float" office:value="-7.9" calcext:value-type="float">
            <text:p>-7.9</text:p>
          </table:table-cell>
          <table:table-cell office:value-type="float" office:value="0" calcext:value-type="float">
            <text:p>0</text:p>
          </table:table-cell>
          <table:table-cell office:value-type="float" office:value="1470" calcext:value-type="float">
            <text:p>1470</text:p>
          </table:table-cell>
          <table:table-cell office:value-type="float" office:value="1367" calcext:value-type="float">
            <text:p>1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2T02:44:09.6" calcext:value-type="date">
            <text:p>01/12/00 02:44 AM</text:p>
          </table:table-cell>
          <table:table-cell office:value-type="float" office:value="0.199990214912" calcext:value-type="float">
            <text:p>0.1999902149</text:p>
          </table:table-cell>
          <table:table-cell office:value-type="float" office:value="0.0135846434882" calcext:value-type="float">
            <text:p>0.0135846435</text:p>
          </table:table-cell>
          <table:table-cell office:value-type="float" office:value="-7.92" calcext:value-type="float">
            <text:p>-7.92</text:p>
          </table:table-cell>
          <table:table-cell office:value-type="float" office:value="0" calcext:value-type="float">
            <text:p>0</text:p>
          </table:table-cell>
          <table:table-cell office:value-type="float" office:value="1464" calcext:value-type="float">
            <text:p>1464</text:p>
          </table:table-cell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2T03:12:57.6" calcext:value-type="date">
            <text:p>01/12/00 03:12 AM</text:p>
          </table:table-cell>
          <table:table-cell office:value-type="float" office:value="0.199990214912" calcext:value-type="float">
            <text:p>0.1999902149</text:p>
          </table:table-cell>
          <table:table-cell office:value-type="float" office:value="0.0135846434882" calcext:value-type="float">
            <text:p>0.0135846435</text:p>
          </table:table-cell>
          <table:table-cell office:value-type="float" office:value="-7.88" calcext:value-type="float">
            <text:p>-7.88</text:p>
          </table:table-cell>
          <table:table-cell office:value-type="float" office:value="0" calcext:value-type="float">
            <text:p>0</text:p>
          </table:table-cell>
          <table:table-cell office:value-type="float" office:value="1455" calcext:value-type="float">
            <text:p>1455</text:p>
          </table:table-cell>
          <table:table-cell office:value-type="float" office:value="1393" calcext:value-type="float">
            <text:p>1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2T03:41:45.6" calcext:value-type="date">
            <text:p>01/12/00 03:41 AM</text:p>
          </table:table-cell>
          <table:table-cell office:value-type="float" office:value="0.199990214912" calcext:value-type="float">
            <text:p>0.1999902149</text:p>
          </table:table-cell>
          <table:table-cell office:value-type="float" office:value="0.0135846434882" calcext:value-type="float">
            <text:p>0.0135846435</text:p>
          </table:table-cell>
          <table:table-cell office:value-type="float" office:value="-7.87" calcext:value-type="float">
            <text:p>-7.87</text:p>
          </table:table-cell>
          <table:table-cell office:value-type="float" office:value="0" calcext:value-type="float">
            <text:p>0</text:p>
          </table:table-cell>
          <table:table-cell office:value-type="float" office:value="1452" calcext:value-type="float">
            <text:p>1452</text:p>
          </table:table-cell>
          <table:table-cell office:value-type="float" office:value="1399" calcext:value-type="float">
            <text:p>1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2T04:10:33.6" calcext:value-type="date">
            <text:p>01/12/00 04:10 AM</text:p>
          </table:table-cell>
          <table:table-cell office:value-type="float" office:value="0.199990214912" calcext:value-type="float">
            <text:p>0.1999902149</text:p>
          </table:table-cell>
          <table:table-cell office:value-type="float" office:value="0.0135846434882" calcext:value-type="float">
            <text:p>0.0135846435</text:p>
          </table:table-cell>
          <table:table-cell office:value-type="float" office:value="-7.89" calcext:value-type="float">
            <text:p>-7.8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409" calcext:value-type="float">
            <text:p>1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2T04:39:21.6" calcext:value-type="date">
            <text:p>01/12/00 04:39 AM</text:p>
          </table:table-cell>
          <table:table-cell office:value-type="float" office:value="0.199990214912" calcext:value-type="float">
            <text:p>0.1999902149</text:p>
          </table:table-cell>
          <table:table-cell office:value-type="float" office:value="0.0135846434882" calcext:value-type="float">
            <text:p>0.0135846435</text:p>
          </table:table-cell>
          <table:table-cell office:value-type="float" office:value="-7.9" calcext:value-type="float">
            <text:p>-7.9</text:p>
          </table:table-cell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2T05:08:09.6" calcext:value-type="date">
            <text:p>01/12/00 05:08 AM</text:p>
          </table:table-cell>
          <table:table-cell office:value-type="float" office:value="0.199990214912" calcext:value-type="float">
            <text:p>0.1999902149</text:p>
          </table:table-cell>
          <table:table-cell office:value-type="float" office:value="0.0135846434882" calcext:value-type="float">
            <text:p>0.0135846435</text:p>
          </table:table-cell>
          <table:table-cell office:value-type="float" office:value="-7.91" calcext:value-type="float">
            <text:p>-7.91</text:p>
          </table:table-cell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 office:value-type="float" office:value="1416" calcext:value-type="float">
            <text:p>1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2T05:36:57.6" calcext:value-type="date">
            <text:p>01/12/00 05:36 AM</text:p>
          </table:table-cell>
          <table:table-cell office:value-type="float" office:value="0.199990214912" calcext:value-type="float">
            <text:p>0.1999902149</text:p>
          </table:table-cell>
          <table:table-cell office:value-type="float" office:value="0.0135846434882" calcext:value-type="float">
            <text:p>0.0135846435</text:p>
          </table:table-cell>
          <table:table-cell office:value-type="float" office:value="-7.94" calcext:value-type="float">
            <text:p>-7.94</text:p>
          </table:table-cell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2T06:05:45.6" calcext:value-type="date">
            <text:p>01/12/00 06:05 AM</text:p>
          </table:table-cell>
          <table:table-cell office:value-type="float" office:value="0.199990214912" calcext:value-type="float">
            <text:p>0.1999902149</text:p>
          </table:table-cell>
          <table:table-cell office:value-type="float" office:value="0.0135846434882" calcext:value-type="float">
            <text:p>0.0135846435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2T06:34:33.6" calcext:value-type="date">
            <text:p>01/12/00 06:34 AM</text:p>
          </table:table-cell>
          <table:table-cell office:value-type="float" office:value="0.199990214912" calcext:value-type="float">
            <text:p>0.1999902149</text:p>
          </table:table-cell>
          <table:table-cell office:value-type="float" office:value="0.0135846434882" calcext:value-type="float">
            <text:p>0.0135846435</text:p>
          </table:table-cell>
          <table:table-cell office:value-type="float" office:value="-8.09" calcext:value-type="float">
            <text:p>-8.09</text:p>
          </table:table-cell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 office:value-type="float" office:value="1419" calcext:value-type="float">
            <text:p>1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2T07:03:21.6" calcext:value-type="date">
            <text:p>01/12/00 07:03 AM</text:p>
          </table:table-cell>
          <table:table-cell office:value-type="float" office:value="0.199990214912" calcext:value-type="float">
            <text:p>0.1999902149</text:p>
          </table:table-cell>
          <table:table-cell office:value-type="float" office:value="0.0135846434882" calcext:value-type="float">
            <text:p>0.0135846435</text:p>
          </table:table-cell>
          <table:table-cell office:value-type="float" office:value="-8.14" calcext:value-type="float">
            <text:p>-8.14</text:p>
          </table:table-cell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 office:value-type="float" office:value="1427" calcext:value-type="float">
            <text:p>1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2T07:32:09.6" calcext:value-type="date">
            <text:p>01/12/00 07:32 AM</text:p>
          </table:table-cell>
          <table:table-cell office:value-type="float" office:value="0.199990214912" calcext:value-type="float">
            <text:p>0.1999902149</text:p>
          </table:table-cell>
          <table:table-cell office:value-type="float" office:value="0.0135846434882" calcext:value-type="float">
            <text:p>0.0135846435</text:p>
          </table:table-cell>
          <table:table-cell office:value-type="float" office:value="-8.15" calcext:value-type="float">
            <text:p>-8.15</text:p>
          </table:table-cell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2T08:00:57.6" calcext:value-type="date">
            <text:p>01/12/00 08:00 AM</text:p>
          </table:table-cell>
          <table:table-cell office:value-type="float" office:value="0.199990214912" calcext:value-type="float">
            <text:p>0.1999902149</text:p>
          </table:table-cell>
          <table:table-cell office:value-type="float" office:value="0.0135846434882" calcext:value-type="float">
            <text:p>0.0135846435</text:p>
          </table:table-cell>
          <table:table-cell office:value-type="float" office:value="-8.13" calcext:value-type="float">
            <text:p>-8.13</text:p>
          </table:table-cell>
          <table:table-cell office:value-type="float" office:value="0" calcext:value-type="float">
            <text:p>0</text:p>
          </table:table-cell>
          <table:table-cell office:value-type="float" office:value="1452" calcext:value-type="float">
            <text:p>1452</text:p>
          </table:table-cell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2T08:29:45.6" calcext:value-type="date">
            <text:p>01/12/00 08:29 AM</text:p>
          </table:table-cell>
          <table:table-cell office:value-type="float" office:value="0.199990214912" calcext:value-type="float">
            <text:p>0.1999902149</text:p>
          </table:table-cell>
          <table:table-cell office:value-type="float" office:value="0.0135846434882" calcext:value-type="float">
            <text:p>0.0135846435</text:p>
          </table:table-cell>
          <table:table-cell office:value-type="float" office:value="-8.13" calcext:value-type="float">
            <text:p>-8.13</text:p>
          </table:table-cell>
          <table:table-cell office:value-type="float" office:value="0" calcext:value-type="float">
            <text:p>0</text:p>
          </table:table-cell>
          <table:table-cell office:value-type="float" office:value="1456" calcext:value-type="float">
            <text:p>1456</text:p>
          </table:table-cell>
          <table:table-cell office:value-type="float" office:value="1449" calcext:value-type="float">
            <text:p>1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2T08:58:33.6" calcext:value-type="date">
            <text:p>01/12/00 08:58 AM</text:p>
          </table:table-cell>
          <table:table-cell office:value-type="float" office:value="0.199990214912" calcext:value-type="float">
            <text:p>0.1999902149</text:p>
          </table:table-cell>
          <table:table-cell office:value-type="float" office:value="0.0135846434882" calcext:value-type="float">
            <text:p>0.0135846435</text:p>
          </table:table-cell>
          <table:table-cell office:value-type="float" office:value="-8.14" calcext:value-type="float">
            <text:p>-8.14</text:p>
          </table:table-cell>
          <table:table-cell office:value-type="float" office:value="0" calcext:value-type="float">
            <text:p>0</text:p>
          </table:table-cell>
          <table:table-cell office:value-type="float" office:value="1456" calcext:value-type="float">
            <text:p>1456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2T09:27:21.6" calcext:value-type="date">
            <text:p>01/12/00 09:27 AM</text:p>
          </table:table-cell>
          <table:table-cell office:value-type="float" office:value="0.199990214912" calcext:value-type="float">
            <text:p>0.1999902149</text:p>
          </table:table-cell>
          <table:table-cell office:value-type="float" office:value="0.0135846434882" calcext:value-type="float">
            <text:p>0.0135846435</text:p>
          </table:table-cell>
          <table:table-cell office:value-type="float" office:value="-8.16" calcext:value-type="float">
            <text:p>-8.16</text:p>
          </table:table-cell>
          <table:table-cell office:value-type="float" office:value="0" calcext:value-type="float">
            <text:p>0</text:p>
          </table:table-cell>
          <table:table-cell office:value-type="float" office:value="1456" calcext:value-type="float">
            <text:p>1456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2T09:56:09.6" calcext:value-type="date">
            <text:p>01/12/00 09:56 AM</text:p>
          </table:table-cell>
          <table:table-cell office:value-type="float" office:value="0.2016707378" calcext:value-type="float">
            <text:p>0.2016707378</text:p>
          </table:table-cell>
          <table:table-cell office:value-type="float" office:value="0.0133428271474" calcext:value-type="float">
            <text:p>0.0133428271</text:p>
          </table:table-cell>
          <table:table-cell office:value-type="float" office:value="-8.19" calcext:value-type="float">
            <text:p>-8.19</text:p>
          </table:table-cell>
          <table:table-cell office:value-type="float" office:value="0" calcext:value-type="float">
            <text:p>0</text:p>
          </table:table-cell>
          <table:table-cell office:value-type="float" office:value="1456" calcext:value-type="float">
            <text:p>1456</text:p>
          </table:table-cell>
          <table:table-cell office:value-type="float" office:value="1461" calcext:value-type="float">
            <text:p>1461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12T10:24:57.6" calcext:value-type="date">
            <text:p>01/12/00 10:24 AM</text:p>
          </table:table-cell>
          <table:table-cell office:value-type="float" office:value="0.2016707378" calcext:value-type="float">
            <text:p>0.2016707378</text:p>
          </table:table-cell>
          <table:table-cell office:value-type="float" office:value="0.0133428271474" calcext:value-type="float">
            <text:p>0.0133428271</text:p>
          </table:table-cell>
          <table:table-cell office:value-type="float" office:value="-8.25" calcext:value-type="float">
            <text:p>-8.25</text:p>
          </table:table-cell>
          <table:table-cell office:value-type="float" office:value="0" calcext:value-type="float">
            <text:p>0</text:p>
          </table:table-cell>
          <table:table-cell office:value-type="float" office:value="1457" calcext:value-type="float">
            <text:p>1457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2T10:53:45.6" calcext:value-type="date">
            <text:p>01/12/00 10:53 AM</text:p>
          </table:table-cell>
          <table:table-cell office:value-type="float" office:value="0.2016707378" calcext:value-type="float">
            <text:p>0.2016707378</text:p>
          </table:table-cell>
          <table:table-cell office:value-type="float" office:value="0.0133428271474" calcext:value-type="float">
            <text:p>0.0133428271</text:p>
          </table:table-cell>
          <table:table-cell office:value-type="float" office:value="-8.32" calcext:value-type="float">
            <text:p>-8.32</text:p>
          </table:table-cell>
          <table:table-cell office:value-type="float" office:value="0" calcext:value-type="float">
            <text:p>0</text:p>
          </table:table-cell>
          <table:table-cell office:value-type="float" office:value="1470" calcext:value-type="float">
            <text:p>1470</text:p>
          </table:table-cell>
          <table:table-cell office:value-type="float" office:value="1463" calcext:value-type="float">
            <text:p>1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2T11:22:33.6" calcext:value-type="date">
            <text:p>01/12/00 11:22 AM</text:p>
          </table:table-cell>
          <table:table-cell office:value-type="float" office:value="0.2016707378" calcext:value-type="float">
            <text:p>0.2016707378</text:p>
          </table:table-cell>
          <table:table-cell office:value-type="float" office:value="0.0133428271474" calcext:value-type="float">
            <text:p>0.0133428271</text:p>
          </table:table-cell>
          <table:table-cell office:value-type="float" office:value="-8.38" calcext:value-type="float">
            <text:p>-8.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70" calcext:value-type="float">
            <text:p>1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2T11:51:21.6" calcext:value-type="date">
            <text:p>01/12/00 11:51 AM</text:p>
          </table:table-cell>
          <table:table-cell office:value-type="float" office:value="0.2016707378" calcext:value-type="float">
            <text:p>0.2016707378</text:p>
          </table:table-cell>
          <table:table-cell office:value-type="float" office:value="0.0133428271474" calcext:value-type="float">
            <text:p>0.0133428271</text:p>
          </table:table-cell>
          <table:table-cell office:value-type="float" office:value="-8.4" calcext:value-type="float">
            <text:p>-8.4</text:p>
          </table:table-cell>
          <table:table-cell office:value-type="float" office:value="0" calcext:value-type="float">
            <text:p>0</text:p>
          </table:table-cell>
          <table:table-cell office:value-type="float" office:value="1469" calcext:value-type="float">
            <text:p>1469</text:p>
          </table:table-cell>
          <table:table-cell office:value-type="float" office:value="1483" calcext:value-type="float">
            <text:p>1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2T12:20:09.6" calcext:value-type="date">
            <text:p>01/12/00 12:20 PM</text:p>
          </table:table-cell>
          <table:table-cell office:value-type="float" office:value="0.2016707378" calcext:value-type="float">
            <text:p>0.2016707378</text:p>
          </table:table-cell>
          <table:table-cell office:value-type="float" office:value="0.0133428271474" calcext:value-type="float">
            <text:p>0.0133428271</text:p>
          </table:table-cell>
          <table:table-cell office:value-type="float" office:value="-8.38" calcext:value-type="float">
            <text:p>-8.38</text:p>
          </table:table-cell>
          <table:table-cell office:value-type="float" office:value="0" calcext:value-type="float">
            <text:p>0</text:p>
          </table:table-cell>
          <table:table-cell office:value-type="float" office:value="1470" calcext:value-type="float">
            <text:p>1470</text:p>
          </table:table-cell>
          <table:table-cell office:value-type="float" office:value="1489" calcext:value-type="float">
            <text:p>1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2T12:48:57.6" calcext:value-type="date">
            <text:p>01/12/00 12:48 PM</text:p>
          </table:table-cell>
          <table:table-cell office:value-type="float" office:value="0.2016707378" calcext:value-type="float">
            <text:p>0.2016707378</text:p>
          </table:table-cell>
          <table:table-cell office:value-type="float" office:value="0.0133428271474" calcext:value-type="float">
            <text:p>0.0133428271</text:p>
          </table:table-cell>
          <table:table-cell office:value-type="float" office:value="-8.37" calcext:value-type="float">
            <text:p>-8.37</text:p>
          </table:table-cell>
          <table:table-cell office:value-type="float" office:value="0" calcext:value-type="float">
            <text:p>0</text:p>
          </table:table-cell>
          <table:table-cell office:value-type="float" office:value="1465" calcext:value-type="float">
            <text:p>1465</text:p>
          </table:table-cell>
          <table:table-cell office:value-type="float" office:value="1489" calcext:value-type="float">
            <text:p>1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2T13:17:45.6" calcext:value-type="date">
            <text:p>01/12/00 01:17 PM</text:p>
          </table:table-cell>
          <table:table-cell office:value-type="float" office:value="0.2016707378" calcext:value-type="float">
            <text:p>0.2016707378</text:p>
          </table:table-cell>
          <table:table-cell office:value-type="float" office:value="0.0133428271474" calcext:value-type="float">
            <text:p>0.0133428271</text:p>
          </table:table-cell>
          <table:table-cell office:value-type="float" office:value="-8.39" calcext:value-type="float">
            <text:p>-8.39</text:p>
          </table:table-cell>
          <table:table-cell office:value-type="float" office:value="0" calcext:value-type="float">
            <text:p>0</text:p>
          </table:table-cell>
          <table:table-cell office:value-type="float" office:value="1466" calcext:value-type="float">
            <text:p>1466</text:p>
          </table:table-cell>
          <table:table-cell office:value-type="float" office:value="1498" calcext:value-type="float">
            <text:p>1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2T13:46:33.6" calcext:value-type="date">
            <text:p>01/12/00 01:46 PM</text:p>
          </table:table-cell>
          <table:table-cell office:value-type="float" office:value="0.2016707378" calcext:value-type="float">
            <text:p>0.2016707378</text:p>
          </table:table-cell>
          <table:table-cell office:value-type="float" office:value="0.0133428271474" calcext:value-type="float">
            <text:p>0.0133428271</text:p>
          </table:table-cell>
          <table:table-cell office:value-type="float" office:value="-8.42" calcext:value-type="float">
            <text:p>-8.42</text:p>
          </table:table-cell>
          <table:table-cell office:value-type="float" office:value="0" calcext:value-type="float">
            <text:p>0</text:p>
          </table:table-cell>
          <table:table-cell office:value-type="float" office:value="1466" calcext:value-type="float">
            <text:p>1466</text:p>
          </table:table-cell>
          <table:table-cell office:value-type="float" office:value="1507" calcext:value-type="float">
            <text:p>1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2T14:15:21.6" calcext:value-type="date">
            <text:p>01/12/00 02:15 PM</text:p>
          </table:table-cell>
          <table:table-cell office:value-type="float" office:value="0.2016707378" calcext:value-type="float">
            <text:p>0.2016707378</text:p>
          </table:table-cell>
          <table:table-cell office:value-type="float" office:value="0.0133428271474" calcext:value-type="float">
            <text:p>0.0133428271</text:p>
          </table:table-cell>
          <table:table-cell office:value-type="float" office:value="-8.48" calcext:value-type="float">
            <text:p>-8.48</text:p>
          </table:table-cell>
          <table:table-cell office:value-type="float" office:value="0" calcext:value-type="float">
            <text:p>0</text:p>
          </table:table-cell>
          <table:table-cell office:value-type="float" office:value="1464" calcext:value-type="float">
            <text:p>1464</text:p>
          </table:table-cell>
          <table:table-cell office:value-type="float" office:value="1513" calcext:value-type="float">
            <text:p>1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2T14:44:09.6" calcext:value-type="date">
            <text:p>01/12/00 02:44 PM</text:p>
          </table:table-cell>
          <table:table-cell office:value-type="float" office:value="0.2016707378" calcext:value-type="float">
            <text:p>0.2016707378</text:p>
          </table:table-cell>
          <table:table-cell office:value-type="float" office:value="0.0133428271474" calcext:value-type="float">
            <text:p>0.0133428271</text:p>
          </table:table-cell>
          <table:table-cell office:value-type="float" office:value="-8.54" calcext:value-type="float">
            <text:p>-8.54</text:p>
          </table:table-cell>
          <table:table-cell office:value-type="float" office:value="0" calcext:value-type="float">
            <text:p>0</text:p>
          </table:table-cell>
          <table:table-cell office:value-type="float" office:value="1464" calcext:value-type="float">
            <text:p>1464</text:p>
          </table:table-cell>
          <table:table-cell office:value-type="float" office:value="1517" calcext:value-type="float">
            <text:p>1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2T15:12:57.6" calcext:value-type="date">
            <text:p>01/12/00 03:12 PM</text:p>
          </table:table-cell>
          <table:table-cell office:value-type="float" office:value="0.2016707378" calcext:value-type="float">
            <text:p>0.2016707378</text:p>
          </table:table-cell>
          <table:table-cell office:value-type="float" office:value="0.0133428271474" calcext:value-type="float">
            <text:p>0.0133428271</text:p>
          </table:table-cell>
          <table:table-cell office:value-type="float" office:value="-8.58" calcext:value-type="float">
            <text:p>-8.58</text:p>
          </table:table-cell>
          <table:table-cell office:value-type="float" office:value="0" calcext:value-type="float">
            <text:p>0</text:p>
          </table:table-cell>
          <table:table-cell office:value-type="float" office:value="1464" calcext:value-type="float">
            <text:p>1464</text:p>
          </table:table-cell>
          <table:table-cell office:value-type="float" office:value="1517" calcext:value-type="float">
            <text:p>1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2T15:41:45.6" calcext:value-type="date">
            <text:p>01/12/00 03:41 PM</text:p>
          </table:table-cell>
          <table:table-cell office:value-type="float" office:value="0.2016707378" calcext:value-type="float">
            <text:p>0.2016707378</text:p>
          </table:table-cell>
          <table:table-cell office:value-type="float" office:value="0.0133428271474" calcext:value-type="float">
            <text:p>0.0133428271</text:p>
          </table:table-cell>
          <table:table-cell office:value-type="float" office:value="-8.6" calcext:value-type="float">
            <text:p>-8.6</text:p>
          </table:table-cell>
          <table:table-cell office:value-type="float" office:value="0" calcext:value-type="float">
            <text:p>0</text:p>
          </table:table-cell>
          <table:table-cell office:value-type="float" office:value="1463" calcext:value-type="float">
            <text:p>1463</text:p>
          </table:table-cell>
          <table:table-cell office:value-type="float" office:value="1519" calcext:value-type="float">
            <text:p>1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2T16:10:33.6" calcext:value-type="date">
            <text:p>01/12/00 04:10 PM</text:p>
          </table:table-cell>
          <table:table-cell office:value-type="float" office:value="0.2016707378" calcext:value-type="float">
            <text:p>0.2016707378</text:p>
          </table:table-cell>
          <table:table-cell office:value-type="float" office:value="0.0133428271474" calcext:value-type="float">
            <text:p>0.0133428271</text:p>
          </table:table-cell>
          <table:table-cell office:value-type="float" office:value="-8.62" calcext:value-type="float">
            <text:p>-8.62</text:p>
          </table:table-cell>
          <table:table-cell office:value-type="float" office:value="0" calcext:value-type="float">
            <text:p>0</text:p>
          </table:table-cell>
          <table:table-cell office:value-type="float" office:value="1464" calcext:value-type="float">
            <text:p>1464</text:p>
          </table:table-cell>
          <table:table-cell office:value-type="float" office:value="1517" calcext:value-type="float">
            <text:p>1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2T16:39:21.6" calcext:value-type="date">
            <text:p>01/12/00 04:39 PM</text:p>
          </table:table-cell>
          <table:table-cell office:value-type="float" office:value="0.2016707378" calcext:value-type="float">
            <text:p>0.2016707378</text:p>
          </table:table-cell>
          <table:table-cell office:value-type="float" office:value="0.0133428271474" calcext:value-type="float">
            <text:p>0.0133428271</text:p>
          </table:table-cell>
          <table:table-cell office:value-type="float" office:value="-8.64" calcext:value-type="float">
            <text:p>-8.64</text:p>
          </table:table-cell>
          <table:table-cell office:value-type="float" office:value="0" calcext:value-type="float">
            <text:p>0</text:p>
          </table:table-cell>
          <table:table-cell office:value-type="float" office:value="1464" calcext:value-type="float">
            <text:p>1464</text:p>
          </table:table-cell>
          <table:table-cell office:value-type="float" office:value="1518" calcext:value-type="float">
            <text:p>1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2T17:08:09.6" calcext:value-type="date">
            <text:p>01/12/00 05:08 PM</text:p>
          </table:table-cell>
          <table:table-cell office:value-type="float" office:value="0.2016707378" calcext:value-type="float">
            <text:p>0.2016707378</text:p>
          </table:table-cell>
          <table:table-cell office:value-type="float" office:value="0.0133428271474" calcext:value-type="float">
            <text:p>0.0133428271</text:p>
          </table:table-cell>
          <table:table-cell office:value-type="float" office:value="-8.67" calcext:value-type="float">
            <text:p>-8.67</text:p>
          </table:table-cell>
          <table:table-cell office:value-type="float" office:value="0" calcext:value-type="float">
            <text:p>0</text:p>
          </table:table-cell>
          <table:table-cell office:value-type="float" office:value="1463" calcext:value-type="float">
            <text:p>1463</text:p>
          </table:table-cell>
          <table:table-cell office:value-type="float" office:value="1515" calcext:value-type="float">
            <text:p>1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2T17:36:57.6" calcext:value-type="date">
            <text:p>01/12/00 05:36 PM</text:p>
          </table:table-cell>
          <table:table-cell office:value-type="float" office:value="0.2016707378" calcext:value-type="float">
            <text:p>0.2016707378</text:p>
          </table:table-cell>
          <table:table-cell office:value-type="float" office:value="0.0133428271474" calcext:value-type="float">
            <text:p>0.0133428271</text:p>
          </table:table-cell>
          <table:table-cell office:value-type="float" office:value="-8.67" calcext:value-type="float">
            <text:p>-8.67</text:p>
          </table:table-cell>
          <table:table-cell office:value-type="float" office:value="0" calcext:value-type="float">
            <text:p>0</text:p>
          </table:table-cell>
          <table:table-cell office:value-type="float" office:value="1461" calcext:value-type="float">
            <text:p>1461</text:p>
          </table:table-cell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2T18:05:45.6" calcext:value-type="date">
            <text:p>01/12/00 06:05 PM</text:p>
          </table:table-cell>
          <table:table-cell office:value-type="float" office:value="0.2016707378" calcext:value-type="float">
            <text:p>0.2016707378</text:p>
          </table:table-cell>
          <table:table-cell office:value-type="float" office:value="0.0133428271474" calcext:value-type="float">
            <text:p>0.0133428271</text:p>
          </table:table-cell>
          <table:table-cell office:value-type="float" office:value="-8.67" calcext:value-type="float">
            <text:p>-8.67</text:p>
          </table:table-cell>
          <table:table-cell office:value-type="float" office:value="0" calcext:value-type="float">
            <text:p>0</text:p>
          </table:table-cell>
          <table:table-cell office:value-type="float" office:value="1451" calcext:value-type="float">
            <text:p>1451</text:p>
          </table:table-cell>
          <table:table-cell office:value-type="float" office:value="1503" calcext:value-type="float">
            <text:p>1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2T18:34:33.6" calcext:value-type="date">
            <text:p>01/12/00 06:34 PM</text:p>
          </table:table-cell>
          <table:table-cell office:value-type="float" office:value="0.2016707378" calcext:value-type="float">
            <text:p>0.2016707378</text:p>
          </table:table-cell>
          <table:table-cell office:value-type="float" office:value="0.0133428271474" calcext:value-type="float">
            <text:p>0.0133428271</text:p>
          </table:table-cell>
          <table:table-cell office:value-type="float" office:value="-8.67" calcext:value-type="float">
            <text:p>-8.67</text:p>
          </table:table-cell>
          <table:table-cell office:value-type="float" office:value="0" calcext:value-type="float">
            <text:p>0</text:p>
          </table:table-cell>
          <table:table-cell office:value-type="float" office:value="1452" calcext:value-type="float">
            <text:p>1452</text:p>
          </table:table-cell>
          <table:table-cell office:value-type="float" office:value="1499" calcext:value-type="float">
            <text:p>1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2T19:03:21.6" calcext:value-type="date">
            <text:p>01/12/00 07:03 PM</text:p>
          </table:table-cell>
          <table:table-cell office:value-type="float" office:value="0.2016707378" calcext:value-type="float">
            <text:p>0.2016707378</text:p>
          </table:table-cell>
          <table:table-cell office:value-type="float" office:value="0.0133428271474" calcext:value-type="float">
            <text:p>0.0133428271</text:p>
          </table:table-cell>
          <table:table-cell office:value-type="float" office:value="-8.67" calcext:value-type="float">
            <text:p>-8.67</text:p>
          </table:table-cell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 office:value-type="float" office:value="1497" calcext:value-type="float">
            <text:p>1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2T19:32:09.6" calcext:value-type="date">
            <text:p>01/12/00 07:32 PM</text:p>
          </table:table-cell>
          <table:table-cell office:value-type="float" office:value="0.2016707378" calcext:value-type="float">
            <text:p>0.2016707378</text:p>
          </table:table-cell>
          <table:table-cell office:value-type="float" office:value="0.0133428271474" calcext:value-type="float">
            <text:p>0.0133428271</text:p>
          </table:table-cell>
          <table:table-cell office:value-type="float" office:value="-8.67" calcext:value-type="float">
            <text:p>-8.67</text:p>
          </table:table-cell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 office:value-type="float" office:value="1494" calcext:value-type="float">
            <text:p>1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2T20:00:57.6" calcext:value-type="date">
            <text:p>01/12/00 08:00 PM</text:p>
          </table:table-cell>
          <table:table-cell office:value-type="float" office:value="0.2016707378" calcext:value-type="float">
            <text:p>0.2016707378</text:p>
          </table:table-cell>
          <table:table-cell office:value-type="float" office:value="0.0133428271474" calcext:value-type="float">
            <text:p>0.0133428271</text:p>
          </table:table-cell>
          <table:table-cell office:value-type="float" office:value="-8.67" calcext:value-type="float">
            <text:p>-8.67</text:p>
          </table:table-cell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 office:value-type="float" office:value="1493" calcext:value-type="float">
            <text:p>1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2T20:29:45.6" calcext:value-type="date">
            <text:p>01/12/00 08:29 PM</text:p>
          </table:table-cell>
          <table:table-cell office:value-type="float" office:value="0.2016707378" calcext:value-type="float">
            <text:p>0.2016707378</text:p>
          </table:table-cell>
          <table:table-cell office:value-type="float" office:value="0.0133428271474" calcext:value-type="float">
            <text:p>0.0133428271</text:p>
          </table:table-cell>
          <table:table-cell office:value-type="float" office:value="-8.66" calcext:value-type="float">
            <text:p>-8.66</text:p>
          </table:table-cell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 office:value-type="float" office:value="1492" calcext:value-type="float">
            <text:p>1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2T20:58:33.6" calcext:value-type="date">
            <text:p>01/12/00 08:58 PM</text:p>
          </table:table-cell>
          <table:table-cell office:value-type="float" office:value="0.2016707378" calcext:value-type="float">
            <text:p>0.2016707378</text:p>
          </table:table-cell>
          <table:table-cell office:value-type="float" office:value="0.0133428271474" calcext:value-type="float">
            <text:p>0.0133428271</text:p>
          </table:table-cell>
          <table:table-cell office:value-type="float" office:value="-8.66" calcext:value-type="float">
            <text:p>-8.66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492" calcext:value-type="float">
            <text:p>1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2T21:27:21.6" calcext:value-type="date">
            <text:p>01/12/00 09:27 PM</text:p>
          </table:table-cell>
          <table:table-cell office:value-type="float" office:value="0.2016707378" calcext:value-type="float">
            <text:p>0.2016707378</text:p>
          </table:table-cell>
          <table:table-cell office:value-type="float" office:value="0.0133428271474" calcext:value-type="float">
            <text:p>0.0133428271</text:p>
          </table:table-cell>
          <table:table-cell office:value-type="float" office:value="-8.66" calcext:value-type="float">
            <text:p>-8.66</text:p>
          </table:table-cell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 office:value-type="float" office:value="1491" calcext:value-type="float">
            <text:p>1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2T21:56:09.6" calcext:value-type="date">
            <text:p>01/12/00 09:56 PM</text:p>
          </table:table-cell>
          <table:table-cell office:value-type="float" office:value="0.2016707378" calcext:value-type="float">
            <text:p>0.2016707378</text:p>
          </table:table-cell>
          <table:table-cell office:value-type="float" office:value="0.0133428271474" calcext:value-type="float">
            <text:p>0.0133428271</text:p>
          </table:table-cell>
          <table:table-cell office:value-type="float" office:value="-8.66" calcext:value-type="float">
            <text:p>-8.66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492" calcext:value-type="float">
            <text:p>1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2T22:24:57.6" calcext:value-type="date">
            <text:p>01/12/00 10:24 PM</text:p>
          </table:table-cell>
          <table:table-cell office:value-type="float" office:value="0.2016707378" calcext:value-type="float">
            <text:p>0.2016707378</text:p>
          </table:table-cell>
          <table:table-cell office:value-type="float" office:value="0.0133428271474" calcext:value-type="float">
            <text:p>0.0133428271</text:p>
          </table:table-cell>
          <table:table-cell office:value-type="float" office:value="-8.66" calcext:value-type="float">
            <text:p>-8.66</text:p>
          </table:table-cell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 office:value-type="float" office:value="1491" calcext:value-type="float">
            <text:p>1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2T22:53:45.6" calcext:value-type="date">
            <text:p>01/12/00 10:53 PM</text:p>
          </table:table-cell>
          <table:table-cell office:value-type="float" office:value="0.2016707378" calcext:value-type="float">
            <text:p>0.2016707378</text:p>
          </table:table-cell>
          <table:table-cell office:value-type="float" office:value="0.0133428271474" calcext:value-type="float">
            <text:p>0.0133428271</text:p>
          </table:table-cell>
          <table:table-cell office:value-type="float" office:value="-8.66" calcext:value-type="float">
            <text:p>-8.66</text:p>
          </table:table-cell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 office:value-type="float" office:value="1491" calcext:value-type="float">
            <text:p>1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2T23:22:33.6" calcext:value-type="date">
            <text:p>01/12/00 11:22 PM</text:p>
          </table:table-cell>
          <table:table-cell office:value-type="float" office:value="0.2016707378" calcext:value-type="float">
            <text:p>0.2016707378</text:p>
          </table:table-cell>
          <table:table-cell office:value-type="float" office:value="0.0133428271474" calcext:value-type="float">
            <text:p>0.0133428271</text:p>
          </table:table-cell>
          <table:table-cell office:value-type="float" office:value="-8.66" calcext:value-type="float">
            <text:p>-8.66</text:p>
          </table:table-cell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 office:value-type="float" office:value="1492" calcext:value-type="float">
            <text:p>1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2T23:51:21.6" calcext:value-type="date">
            <text:p>01/12/00 11:51 PM</text:p>
          </table:table-cell>
          <table:table-cell office:value-type="float" office:value="0.2016707378" calcext:value-type="float">
            <text:p>0.2016707378</text:p>
          </table:table-cell>
          <table:table-cell office:value-type="float" office:value="0.0133428271474" calcext:value-type="float">
            <text:p>0.0133428271</text:p>
          </table:table-cell>
          <table:table-cell office:value-type="float" office:value="-8.66" calcext:value-type="float">
            <text:p>-8.66</text:p>
          </table:table-cell>
          <table:table-cell office:value-type="float" office:value="0" calcext:value-type="float">
            <text:p>0</text:p>
          </table:table-cell>
          <table:table-cell office:value-type="float" office:value="1445" calcext:value-type="float">
            <text:p>1445</text:p>
          </table:table-cell>
          <table:table-cell office:value-type="float" office:value="1489" calcext:value-type="float">
            <text:p>1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3T00:20:09.6" calcext:value-type="date">
            <text:p>01/13/00 12:20 AM</text:p>
          </table:table-cell>
          <table:table-cell office:value-type="float" office:value="0.2016707378" calcext:value-type="float">
            <text:p>0.2016707378</text:p>
          </table:table-cell>
          <table:table-cell office:value-type="float" office:value="0.0133428271474" calcext:value-type="float">
            <text:p>0.0133428271</text:p>
          </table:table-cell>
          <table:table-cell office:value-type="float" office:value="-8.67" calcext:value-type="float">
            <text:p>-8.67</text:p>
          </table:table-cell>
          <table:table-cell office:value-type="float" office:value="0" calcext:value-type="float">
            <text:p>0</text:p>
          </table:table-cell>
          <table:table-cell office:value-type="float" office:value="1446" calcext:value-type="float">
            <text:p>1446</text:p>
          </table:table-cell>
          <table:table-cell office:value-type="float" office:value="1485" calcext:value-type="float">
            <text:p>1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3T00:48:57.6" calcext:value-type="date">
            <text:p>01/13/00 12:48 AM</text:p>
          </table:table-cell>
          <table:table-cell office:value-type="float" office:value="0.2016707378" calcext:value-type="float">
            <text:p>0.2016707378</text:p>
          </table:table-cell>
          <table:table-cell office:value-type="float" office:value="0.0133428271474" calcext:value-type="float">
            <text:p>0.0133428271</text:p>
          </table:table-cell>
          <table:table-cell office:value-type="float" office:value="-8.67" calcext:value-type="float">
            <text:p>-8.67</text:p>
          </table:table-cell>
          <table:table-cell office:value-type="float" office:value="0" calcext:value-type="float">
            <text:p>0</text:p>
          </table:table-cell>
          <table:table-cell office:value-type="float" office:value="1445" calcext:value-type="float">
            <text:p>1445</text:p>
          </table:table-cell>
          <table:table-cell office:value-type="float" office:value="1483" calcext:value-type="float">
            <text:p>1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3T01:17:45.6" calcext:value-type="date">
            <text:p>01/13/00 01:17 AM</text:p>
          </table:table-cell>
          <table:table-cell office:value-type="float" office:value="0.2016707378" calcext:value-type="float">
            <text:p>0.2016707378</text:p>
          </table:table-cell>
          <table:table-cell office:value-type="float" office:value="0.0133428271474" calcext:value-type="float">
            <text:p>0.0133428271</text:p>
          </table:table-cell>
          <table:table-cell office:value-type="float" office:value="-8.67" calcext:value-type="float">
            <text:p>-8.67</text:p>
          </table:table-cell>
          <table:table-cell office:value-type="float" office:value="0" calcext:value-type="float">
            <text:p>0</text:p>
          </table:table-cell>
          <table:table-cell office:value-type="float" office:value="1445" calcext:value-type="float">
            <text:p>1445</text:p>
          </table:table-cell>
          <table:table-cell office:value-type="float" office:value="1481" calcext:value-type="float">
            <text:p>1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3T01:46:33.6" calcext:value-type="date">
            <text:p>01/13/00 01:46 AM</text:p>
          </table:table-cell>
          <table:table-cell office:value-type="float" office:value="0.2016707378" calcext:value-type="float">
            <text:p>0.2016707378</text:p>
          </table:table-cell>
          <table:table-cell office:value-type="float" office:value="0.0133428271474" calcext:value-type="float">
            <text:p>0.0133428271</text:p>
          </table:table-cell>
          <table:table-cell office:value-type="float" office:value="-8.66" calcext:value-type="float">
            <text:p>-8.66</text:p>
          </table:table-cell>
          <table:table-cell office:value-type="float" office:value="0" calcext:value-type="float">
            <text:p>0</text:p>
          </table:table-cell>
          <table:table-cell office:value-type="float" office:value="1446" calcext:value-type="float">
            <text:p>1446</text:p>
          </table:table-cell>
          <table:table-cell office:value-type="float" office:value="1482" calcext:value-type="float">
            <text:p>1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3T02:15:21.6" calcext:value-type="date">
            <text:p>01/13/00 02:15 AM</text:p>
          </table:table-cell>
          <table:table-cell office:value-type="float" office:value="0.2016707378" calcext:value-type="float">
            <text:p>0.2016707378</text:p>
          </table:table-cell>
          <table:table-cell office:value-type="float" office:value="0.0133428271474" calcext:value-type="float">
            <text:p>0.0133428271</text:p>
          </table:table-cell>
          <table:table-cell office:value-type="float" office:value="-8.66" calcext:value-type="float">
            <text:p>-8.66</text:p>
          </table:table-cell>
          <table:table-cell office:value-type="float" office:value="0" calcext:value-type="float">
            <text:p>0</text:p>
          </table:table-cell>
          <table:table-cell office:value-type="float" office:value="1436" calcext:value-type="float">
            <text:p>1436</text:p>
          </table:table-cell>
          <table:table-cell office:value-type="float" office:value="1480" calcext:value-type="float">
            <text:p>1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3T02:44:09.6" calcext:value-type="date">
            <text:p>01/13/00 02:44 AM</text:p>
          </table:table-cell>
          <table:table-cell office:value-type="float" office:value="0.2016707378" calcext:value-type="float">
            <text:p>0.2016707378</text:p>
          </table:table-cell>
          <table:table-cell office:value-type="float" office:value="0.0133428271474" calcext:value-type="float">
            <text:p>0.0133428271</text:p>
          </table:table-cell>
          <table:table-cell office:value-type="float" office:value="-8.65" calcext:value-type="float">
            <text:p>-8.65</text:p>
          </table:table-cell>
          <table:table-cell office:value-type="float" office:value="0" calcext:value-type="float">
            <text:p>0</text:p>
          </table:table-cell>
          <table:table-cell office:value-type="float" office:value="1431" calcext:value-type="float">
            <text:p>1431</text:p>
          </table:table-cell>
          <table:table-cell office:value-type="float" office:value="1477" calcext:value-type="float">
            <text:p>1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3T03:12:57.6" calcext:value-type="date">
            <text:p>01/13/00 03:12 AM</text:p>
          </table:table-cell>
          <table:table-cell office:value-type="float" office:value="0.2016707378" calcext:value-type="float">
            <text:p>0.2016707378</text:p>
          </table:table-cell>
          <table:table-cell office:value-type="float" office:value="0.0133428271474" calcext:value-type="float">
            <text:p>0.0133428271</text:p>
          </table:table-cell>
          <table:table-cell office:value-type="float" office:value="-8.65" calcext:value-type="float">
            <text:p>-8.65</text:p>
          </table:table-cell>
          <table:table-cell office:value-type="float" office:value="0" calcext:value-type="float">
            <text:p>0</text:p>
          </table:table-cell>
          <table:table-cell office:value-type="float" office:value="1430" calcext:value-type="float">
            <text:p>1430</text:p>
          </table:table-cell>
          <table:table-cell office:value-type="float" office:value="1470" calcext:value-type="float">
            <text:p>1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3T03:41:45.6" calcext:value-type="date">
            <text:p>01/13/00 03:41 AM</text:p>
          </table:table-cell>
          <table:table-cell office:value-type="float" office:value="0.2016707378" calcext:value-type="float">
            <text:p>0.2016707378</text:p>
          </table:table-cell>
          <table:table-cell office:value-type="float" office:value="0.0133428271474" calcext:value-type="float">
            <text:p>0.0133428271</text:p>
          </table:table-cell>
          <table:table-cell office:value-type="float" office:value="-8.65" calcext:value-type="float">
            <text:p>-8.65</text:p>
          </table:table-cell>
          <table:table-cell office:value-type="float" office:value="0" calcext:value-type="float">
            <text:p>0</text:p>
          </table:table-cell>
          <table:table-cell office:value-type="float" office:value="1429" calcext:value-type="float">
            <text:p>1429</text:p>
          </table:table-cell>
          <table:table-cell office:value-type="float" office:value="1467" calcext:value-type="float">
            <text:p>1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3T04:10:33.6" calcext:value-type="date">
            <text:p>01/13/00 04:10 AM</text:p>
          </table:table-cell>
          <table:table-cell office:value-type="float" office:value="0.2016707378" calcext:value-type="float">
            <text:p>0.2016707378</text:p>
          </table:table-cell>
          <table:table-cell office:value-type="float" office:value="0.0133428271474" calcext:value-type="float">
            <text:p>0.0133428271</text:p>
          </table:table-cell>
          <table:table-cell office:value-type="float" office:value="-8.65" calcext:value-type="float">
            <text:p>-8.65</text:p>
          </table:table-cell>
          <table:table-cell office:value-type="float" office:value="0" calcext:value-type="float">
            <text:p>0</text:p>
          </table:table-cell>
          <table:table-cell office:value-type="float" office:value="1431" calcext:value-type="float">
            <text:p>1431</text:p>
          </table:table-cell>
          <table:table-cell office:value-type="float" office:value="1466" calcext:value-type="float">
            <text:p>1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3T04:39:21.6" calcext:value-type="date">
            <text:p>01/13/00 04:39 AM</text:p>
          </table:table-cell>
          <table:table-cell office:value-type="float" office:value="0.2016707378" calcext:value-type="float">
            <text:p>0.2016707378</text:p>
          </table:table-cell>
          <table:table-cell office:value-type="float" office:value="0.0133428271474" calcext:value-type="float">
            <text:p>0.0133428271</text:p>
          </table:table-cell>
          <table:table-cell office:value-type="float" office:value="-8.64" calcext:value-type="float">
            <text:p>-8.64</text:p>
          </table:table-cell>
          <table:table-cell office:value-type="float" office:value="0" calcext:value-type="float">
            <text:p>0</text:p>
          </table:table-cell>
          <table:table-cell office:value-type="float" office:value="1432" calcext:value-type="float">
            <text:p>1432</text:p>
          </table:table-cell>
          <table:table-cell office:value-type="float" office:value="1463" calcext:value-type="float">
            <text:p>1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3T05:08:09.6" calcext:value-type="date">
            <text:p>01/13/00 05:08 AM</text:p>
          </table:table-cell>
          <table:table-cell office:value-type="float" office:value="0.2016707378" calcext:value-type="float">
            <text:p>0.2016707378</text:p>
          </table:table-cell>
          <table:table-cell office:value-type="float" office:value="0.0133428271474" calcext:value-type="float">
            <text:p>0.0133428271</text:p>
          </table:table-cell>
          <table:table-cell office:value-type="float" office:value="-8.62" calcext:value-type="float">
            <text:p>-8.62</text:p>
          </table:table-cell>
          <table:table-cell office:value-type="float" office:value="0" calcext:value-type="float">
            <text:p>0</text:p>
          </table:table-cell>
          <table:table-cell office:value-type="float" office:value="1432" calcext:value-type="float">
            <text:p>1432</text:p>
          </table:table-cell>
          <table:table-cell office:value-type="float" office:value="1463" calcext:value-type="float">
            <text:p>1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3T05:36:57.6" calcext:value-type="date">
            <text:p>01/13/00 05:36 AM</text:p>
          </table:table-cell>
          <table:table-cell office:value-type="float" office:value="0.2016707378" calcext:value-type="float">
            <text:p>0.2016707378</text:p>
          </table:table-cell>
          <table:table-cell office:value-type="float" office:value="0.0133428271474" calcext:value-type="float">
            <text:p>0.0133428271</text:p>
          </table:table-cell>
          <table:table-cell office:value-type="float" office:value="-8.59" calcext:value-type="float">
            <text:p>-8.59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office:value-type="float" office:value="1463" calcext:value-type="float">
            <text:p>1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3T06:05:45.6" calcext:value-type="date">
            <text:p>01/13/00 06:05 AM</text:p>
          </table:table-cell>
          <table:table-cell office:value-type="float" office:value="0.199993902529" calcext:value-type="float">
            <text:p>0.1999939025</text:p>
          </table:table-cell>
          <table:table-cell office:value-type="float" office:value="0.0135952923765" calcext:value-type="float">
            <text:p>0.0135952924</text:p>
          </table:table-cell>
          <table:table-cell office:value-type="float" office:value="-8.56" calcext:value-type="float">
            <text:p>-8.56</text:p>
          </table:table-cell>
          <table:table-cell office:value-type="float" office:value="0" calcext:value-type="float">
            <text:p>0</text:p>
          </table:table-cell>
          <table:table-cell office:value-type="float" office:value="1442" calcext:value-type="float">
            <text:p>1442</text:p>
          </table:table-cell>
          <table:table-cell office:value-type="float" office:value="1464" calcext:value-type="float">
            <text:p>1464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3T06:34:33.6" calcext:value-type="date">
            <text:p>01/13/00 06:34 AM</text:p>
          </table:table-cell>
          <table:table-cell office:value-type="float" office:value="0.19831843784" calcext:value-type="float">
            <text:p>0.1983184378</text:p>
          </table:table-cell>
          <table:table-cell office:value-type="float" office:value="0.0138472614953" calcext:value-type="float">
            <text:p>0.0138472615</text:p>
          </table:table-cell>
          <table:table-cell office:value-type="float" office:value="-8.55" calcext:value-type="float">
            <text:p>-8.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66" calcext:value-type="float">
            <text:p>1466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3T07:03:21.6" calcext:value-type="date">
            <text:p>01/13/00 07:03 AM</text:p>
          </table:table-cell>
          <table:table-cell office:value-type="float" office:value="0.196639540603" calcext:value-type="float">
            <text:p>0.1966395406</text:p>
          </table:table-cell>
          <table:table-cell office:value-type="float" office:value="0.0141003228889" calcext:value-type="float">
            <text:p>0.0141003229</text:p>
          </table:table-cell>
          <table:table-cell office:value-type="float" office:value="-8.57" calcext:value-type="float">
            <text:p>-8.57</text:p>
          </table:table-cell>
          <table:table-cell office:value-type="float" office:value="0" calcext:value-type="float">
            <text:p>0</text:p>
          </table:table-cell>
          <table:table-cell office:value-type="float" office:value="1470" calcext:value-type="float">
            <text:p>1470</text:p>
          </table:table-cell>
          <table:table-cell office:value-type="float" office:value="1461" calcext:value-type="float">
            <text:p>1461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3T07:32:09.6" calcext:value-type="date">
            <text:p>01/13/00 07:32 AM</text:p>
          </table:table-cell>
          <table:table-cell office:value-type="float" office:value="0.194961475895" calcext:value-type="float">
            <text:p>0.1949614759</text:p>
          </table:table-cell>
          <table:table-cell office:value-type="float" office:value="0.0143541620919" calcext:value-type="float">
            <text:p>0.0143541621</text:p>
          </table:table-cell>
          <table:table-cell office:value-type="float" office:value="-8.6" calcext:value-type="float">
            <text:p>-8.6</text:p>
          </table:table-cell>
          <table:table-cell office:value-type="float" office:value="0" calcext:value-type="float">
            <text:p>0</text:p>
          </table:table-cell>
          <table:table-cell office:value-type="float" office:value="1472" calcext:value-type="float">
            <text:p>1472</text:p>
          </table:table-cell>
          <table:table-cell office:value-type="float" office:value="1462" calcext:value-type="float">
            <text:p>1462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3T08:00:57.6" calcext:value-type="date">
            <text:p>01/13/00 08:00 AM</text:p>
          </table:table-cell>
          <table:table-cell office:value-type="float" office:value="0.193282755664" calcext:value-type="float">
            <text:p>0.1932827557</text:p>
          </table:table-cell>
          <table:table-cell office:value-type="float" office:value="0.0146083955041" calcext:value-type="float">
            <text:p>0.0146083955</text:p>
          </table:table-cell>
          <table:table-cell office:value-type="float" office:value="-8.61" calcext:value-type="float">
            <text:p>-8.61</text:p>
          </table:table-cell>
          <table:table-cell office:value-type="float" office:value="0" calcext:value-type="float">
            <text:p>0</text:p>
          </table:table-cell>
          <table:table-cell office:value-type="float" office:value="1472" calcext:value-type="float">
            <text:p>1472</text:p>
          </table:table-cell>
          <table:table-cell office:value-type="float" office:value="1461" calcext:value-type="float">
            <text:p>1461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3T08:29:45.6" calcext:value-type="date">
            <text:p>01/13/00 08:29 AM</text:p>
          </table:table-cell>
          <table:table-cell office:value-type="float" office:value="0.191604257842" calcext:value-type="float">
            <text:p>0.1916042578</text:p>
          </table:table-cell>
          <table:table-cell office:value-type="float" office:value="0.0148640937652" calcext:value-type="float">
            <text:p>0.0148640938</text:p>
          </table:table-cell>
          <table:table-cell office:value-type="float" office:value="-8.66" calcext:value-type="float">
            <text:p>-8.66</text:p>
          </table:table-cell>
          <table:table-cell office:value-type="float" office:value="0" calcext:value-type="float">
            <text:p>0</text:p>
          </table:table-cell>
          <table:table-cell office:value-type="float" office:value="1472" calcext:value-type="float">
            <text:p>1472</text:p>
          </table:table-cell>
          <table:table-cell office:value-type="float" office:value="1461" calcext:value-type="float">
            <text:p>1461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3T08:58:33.6" calcext:value-type="date">
            <text:p>01/13/00 08:58 AM</text:p>
          </table:table-cell>
          <table:table-cell office:value-type="float" office:value="0.188246271239" calcext:value-type="float">
            <text:p>0.1882462712</text:p>
          </table:table-cell>
          <table:table-cell office:value-type="float" office:value="0.0153691491486" calcext:value-type="float">
            <text:p>0.0153691491</text:p>
          </table:table-cell>
          <table:table-cell office:value-type="float" office:value="-8.55" calcext:value-type="float">
            <text:p>-8.55</text:p>
          </table:table-cell>
          <table:table-cell office:value-type="float" office:value="0" calcext:value-type="float">
            <text:p>0</text:p>
          </table:table-cell>
          <table:table-cell office:value-type="float" office:value="1471" calcext:value-type="float">
            <text:p>1471</text:p>
          </table:table-cell>
          <table:table-cell office:value-type="float" office:value="1461" calcext:value-type="float">
            <text:p>1461</text:p>
          </table:table-cell>
          <table:table-cell office:value-type="float" office:value="-0.3411" calcext:value-type="float">
            <text:p>-0.3411</text:p>
          </table:table-cell>
        </table:table-row>
        <table:table-row table:style-name="ro1">
          <table:table-cell office:value-type="date" office:date-value="1900-01-13T09:27:21.6" calcext:value-type="date">
            <text:p>01/13/00 09:27 AM</text:p>
          </table:table-cell>
          <table:table-cell office:value-type="float" office:value="0.186567153895" calcext:value-type="float">
            <text:p>0.1865671539</text:p>
          </table:table-cell>
          <table:table-cell office:value-type="float" office:value="0.0156207453456" calcext:value-type="float">
            <text:p>0.0156207453</text:p>
          </table:table-cell>
          <table:table-cell office:value-type="float" office:value="-8.52" calcext:value-type="float">
            <text:p>-8.52</text:p>
          </table:table-cell>
          <table:table-cell office:value-type="float" office:value="0" calcext:value-type="float">
            <text:p>0</text:p>
          </table:table-cell>
          <table:table-cell office:value-type="float" office:value="1470" calcext:value-type="float">
            <text:p>1470</text:p>
          </table:table-cell>
          <table:table-cell office:value-type="float" office:value="1461" calcext:value-type="float">
            <text:p>1461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3T09:56:09.6" calcext:value-type="date">
            <text:p>01/13/00 09:56 AM</text:p>
          </table:table-cell>
          <table:table-cell office:value-type="float" office:value="0.186567153895" calcext:value-type="float">
            <text:p>0.1865671539</text:p>
          </table:table-cell>
          <table:table-cell office:value-type="float" office:value="0.0156207453456" calcext:value-type="float">
            <text:p>0.0156207453</text:p>
          </table:table-cell>
          <table:table-cell office:value-type="float" office:value="-8.49" calcext:value-type="float">
            <text:p>-8.49</text:p>
          </table:table-cell>
          <table:table-cell office:value-type="float" office:value="0" calcext:value-type="float">
            <text:p>0</text:p>
          </table:table-cell>
          <table:table-cell office:value-type="float" office:value="1456" calcext:value-type="float">
            <text:p>1456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3T10:24:57.6" calcext:value-type="date">
            <text:p>01/13/00 10:24 AM</text:p>
          </table:table-cell>
          <table:table-cell office:value-type="float" office:value="0.18488847423" calcext:value-type="float">
            <text:p>0.1848884742</text:p>
          </table:table-cell>
          <table:table-cell office:value-type="float" office:value="0.0158704835515" calcext:value-type="float">
            <text:p>0.0158704836</text:p>
          </table:table-cell>
          <table:table-cell office:value-type="float" office:value="-8.46" calcext:value-type="float">
            <text:p>-8.46</text:p>
          </table:table-cell>
          <table:table-cell office:value-type="float" office:value="0" calcext:value-type="float">
            <text:p>0</text:p>
          </table:table-cell>
          <table:table-cell office:value-type="float" office:value="1412" calcext:value-type="float">
            <text:p>1412</text:p>
          </table:table-cell>
          <table:table-cell office:value-type="float" office:value="1462" calcext:value-type="float">
            <text:p>1462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3T10:53:45.6" calcext:value-type="date">
            <text:p>01/13/00 10:53 AM</text:p>
          </table:table-cell>
          <table:table-cell office:value-type="float" office:value="0.183209794565" calcext:value-type="float">
            <text:p>0.1832097946</text:p>
          </table:table-cell>
          <table:table-cell office:value-type="float" office:value="0.0161202217573" calcext:value-type="float">
            <text:p>0.0161202218</text:p>
          </table:table-cell>
          <table:table-cell office:value-type="float" office:value="-8.46" calcext:value-type="float">
            <text:p>-8.46</text:p>
          </table:table-cell>
          <table:table-cell office:value-type="float" office:value="0" calcext:value-type="float">
            <text:p>0</text:p>
          </table:table-cell>
          <table:table-cell office:value-type="float" office:value="1406" calcext:value-type="float">
            <text:p>1406</text:p>
          </table:table-cell>
          <table:table-cell office:value-type="float" office:value="1462" calcext:value-type="float">
            <text:p>1462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3T11:22:33.6" calcext:value-type="date">
            <text:p>01/13/00 11:22 AM</text:p>
          </table:table-cell>
          <table:table-cell office:value-type="float" office:value="0.18153037122" calcext:value-type="float">
            <text:p>0.1815303712</text:p>
          </table:table-cell>
          <table:table-cell office:value-type="float" office:value="0.0163697663574" calcext:value-type="float">
            <text:p>0.0163697664</text:p>
          </table:table-cell>
          <table:table-cell office:value-type="float" office:value="-8.45" calcext:value-type="float">
            <text:p>-8.45</text:p>
          </table:table-cell>
          <table:table-cell office:value-type="float" office:value="0" calcext:value-type="float">
            <text:p>0</text:p>
          </table:table-cell>
          <table:table-cell office:value-type="float" office:value="1405" calcext:value-type="float">
            <text:p>1405</text:p>
          </table:table-cell>
          <table:table-cell office:value-type="float" office:value="1461" calcext:value-type="float">
            <text:p>1461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3T11:51:21.6" calcext:value-type="date">
            <text:p>01/13/00 11:51 AM</text:p>
          </table:table-cell>
          <table:table-cell office:value-type="float" office:value="0.179850860905" calcext:value-type="float">
            <text:p>0.1798508609</text:p>
          </table:table-cell>
          <table:table-cell office:value-type="float" office:value="0.0166187247183" calcext:value-type="float">
            <text:p>0.0166187247</text:p>
          </table:table-cell>
          <table:table-cell office:value-type="float" office:value="-8.43" calcext:value-type="float">
            <text:p>-8.43</text:p>
          </table:table-cell>
          <table:table-cell office:value-type="float" office:value="0" calcext:value-type="float">
            <text:p>0</text:p>
          </table:table-cell>
          <table:table-cell office:value-type="float" office:value="1405" calcext:value-type="float">
            <text:p>1405</text:p>
          </table:table-cell>
          <table:table-cell office:value-type="float" office:value="1461" calcext:value-type="float">
            <text:p>1461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3T12:20:09.6" calcext:value-type="date">
            <text:p>01/13/00 12:20 PM</text:p>
          </table:table-cell>
          <table:table-cell office:value-type="float" office:value="0.178171964042" calcext:value-type="float">
            <text:p>0.178171964</text:p>
          </table:table-cell>
          <table:table-cell office:value-type="float" office:value="0.0168669979197" calcext:value-type="float">
            <text:p>0.0168669979</text:p>
          </table:table-cell>
          <table:table-cell office:value-type="float" office:value="-8.41" calcext:value-type="float">
            <text:p>-8.41</text:p>
          </table:table-cell>
          <table:table-cell office:value-type="float" office:value="0" calcext:value-type="float">
            <text:p>0</text:p>
          </table:table-cell>
          <table:table-cell office:value-type="float" office:value="1410" calcext:value-type="float">
            <text:p>1410</text:p>
          </table:table-cell>
          <table:table-cell office:value-type="float" office:value="1462" calcext:value-type="float">
            <text:p>1462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3T12:48:57.6" calcext:value-type="date">
            <text:p>01/13/00 12:48 PM</text:p>
          </table:table-cell>
          <table:table-cell office:value-type="float" office:value="0.176493067178" calcext:value-type="float">
            <text:p>0.1764930672</text:p>
          </table:table-cell>
          <table:table-cell office:value-type="float" office:value="0.0171152711211" calcext:value-type="float">
            <text:p>0.0171152711</text:p>
          </table:table-cell>
          <table:table-cell office:value-type="float" office:value="-8.41" calcext:value-type="float">
            <text:p>-8.41</text:p>
          </table:table-cell>
          <table:table-cell office:value-type="float" office:value="0" calcext:value-type="float">
            <text:p>0</text:p>
          </table:table-cell>
          <table:table-cell office:value-type="float" office:value="1438" calcext:value-type="float">
            <text:p>1438</text:p>
          </table:table-cell>
          <table:table-cell office:value-type="float" office:value="1462" calcext:value-type="float">
            <text:p>1462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3T13:17:45.6" calcext:value-type="date">
            <text:p>01/13/00 01:17 PM</text:p>
          </table:table-cell>
          <table:table-cell office:value-type="float" office:value="0.174814170315" calcext:value-type="float">
            <text:p>0.1748141703</text:p>
          </table:table-cell>
          <table:table-cell office:value-type="float" office:value="0.0173635443226" calcext:value-type="float">
            <text:p>0.0173635443</text:p>
          </table:table-cell>
          <table:table-cell office:value-type="float" office:value="-8.41" calcext:value-type="float">
            <text:p>-8.41</text:p>
          </table:table-cell>
          <table:table-cell office:value-type="float" office:value="0" calcext:value-type="float">
            <text:p>0</text:p>
          </table:table-cell>
          <table:table-cell office:value-type="float" office:value="1456" calcext:value-type="float">
            <text:p>1456</text:p>
          </table:table-cell>
          <table:table-cell office:value-type="float" office:value="1462" calcext:value-type="float">
            <text:p>1462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3T13:46:33.6" calcext:value-type="date">
            <text:p>01/13/00 01:46 PM</text:p>
          </table:table-cell>
          <table:table-cell office:value-type="float" office:value="0.171456359708" calcext:value-type="float">
            <text:p>0.1714563597</text:p>
          </table:table-cell>
          <table:table-cell office:value-type="float" office:value="0.017860204945" calcext:value-type="float">
            <text:p>0.0178602049</text:p>
          </table:table-cell>
          <table:table-cell office:value-type="float" office:value="-8.41" calcext:value-type="float">
            <text:p>-8.41</text:p>
          </table:table-cell>
          <table:table-cell office:value-type="float" office:value="0" calcext:value-type="float">
            <text:p>0</text:p>
          </table:table-cell>
          <table:table-cell office:value-type="float" office:value="1461" calcext:value-type="float">
            <text:p>1461</text:p>
          </table:table-cell>
          <table:table-cell office:value-type="float" office:value="1462" calcext:value-type="float">
            <text:p>1462</text:p>
          </table:table-cell>
          <table:table-cell office:value-type="float" office:value="-0.3411" calcext:value-type="float">
            <text:p>-0.3411</text:p>
          </table:table-cell>
        </table:table-row>
        <table:table-row table:style-name="ro1">
          <table:table-cell office:value-type="date" office:date-value="1900-01-13T14:15:21.6" calcext:value-type="date">
            <text:p>01/13/00 02:15 PM</text:p>
          </table:table-cell>
          <table:table-cell office:value-type="float" office:value="0.168098462549" calcext:value-type="float">
            <text:p>0.1680984625</text:p>
          </table:table-cell>
          <table:table-cell office:value-type="float" office:value="0.0183562795232" calcext:value-type="float">
            <text:p>0.0183562795</text:p>
          </table:table-cell>
          <table:table-cell office:value-type="float" office:value="-8.4" calcext:value-type="float">
            <text:p>-8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62" calcext:value-type="float">
            <text:p>1462</text:p>
          </table:table-cell>
          <table:table-cell office:value-type="float" office:value="-0.3411" calcext:value-type="float">
            <text:p>-0.3411</text:p>
          </table:table-cell>
        </table:table-row>
        <table:table-row table:style-name="ro1">
          <table:table-cell office:value-type="date" office:date-value="1900-01-13T14:44:09.6" calcext:value-type="date">
            <text:p>01/13/00 02:44 PM</text:p>
          </table:table-cell>
          <table:table-cell office:value-type="float" office:value="0.164739339607" calcext:value-type="float">
            <text:p>0.1647393396</text:p>
          </table:table-cell>
          <table:table-cell office:value-type="float" office:value="0.018853714726" calcext:value-type="float">
            <text:p>0.0188537147</text:p>
          </table:table-cell>
          <table:table-cell office:value-type="float" office:value="-8.42" calcext:value-type="float">
            <text:p>-8.42</text:p>
          </table:table-cell>
          <table:table-cell office:value-type="float" office:value="0" calcext:value-type="float">
            <text:p>0</text:p>
          </table:table-cell>
          <table:table-cell office:value-type="float" office:value="1466" calcext:value-type="float">
            <text:p>1466</text:p>
          </table:table-cell>
          <table:table-cell office:value-type="float" office:value="1461" calcext:value-type="float">
            <text:p>1461</text:p>
          </table:table-cell>
          <table:table-cell office:value-type="float" office:value="-0.3411" calcext:value-type="float">
            <text:p>-0.3411</text:p>
          </table:table-cell>
        </table:table-row>
        <table:table-row table:style-name="ro1">
          <table:table-cell office:value-type="date" office:date-value="1900-01-13T15:12:57.6" calcext:value-type="date">
            <text:p>01/13/00 03:12 PM</text:p>
          </table:table-cell>
          <table:table-cell office:value-type="float" office:value="0.159700892443" calcext:value-type="float">
            <text:p>0.1597008924</text:p>
          </table:table-cell>
          <table:table-cell office:value-type="float" office:value="0.0196017833903" calcext:value-type="float">
            <text:p>0.0196017834</text:p>
          </table:table-cell>
          <table:table-cell office:value-type="float" office:value="-8.44" calcext:value-type="float">
            <text:p>-8.44</text:p>
          </table:table-cell>
          <table:table-cell office:value-type="float" office:value="0" calcext:value-type="float">
            <text:p>0</text:p>
          </table:table-cell>
          <table:table-cell office:value-type="float" office:value="1476" calcext:value-type="float">
            <text:p>1476</text:p>
          </table:table-cell>
          <table:table-cell office:value-type="float" office:value="1461" calcext:value-type="float">
            <text:p>1461</text:p>
          </table:table-cell>
          <table:table-cell office:value-type="float" office:value="-0.51165" calcext:value-type="float">
            <text:p>-0.51165</text:p>
          </table:table-cell>
        </table:table-row>
        <table:table-row table:style-name="ro1">
          <table:table-cell office:value-type="date" office:date-value="1900-01-13T15:41:45.6" calcext:value-type="date">
            <text:p>01/13/00 03:41 PM</text:p>
          </table:table-cell>
          <table:table-cell office:value-type="float" office:value="0.158021252059" calcext:value-type="float">
            <text:p>0.1580212521</text:p>
          </table:table-cell>
          <table:table-cell office:value-type="float" office:value="0.0198498623357" calcext:value-type="float">
            <text:p>0.0198498623</text:p>
          </table:table-cell>
          <table:table-cell office:value-type="float" office:value="-8.4" calcext:value-type="float">
            <text:p>-8.4</text:p>
          </table:table-cell>
          <table:table-cell office:value-type="float" office:value="0" calcext:value-type="float">
            <text:p>0</text:p>
          </table:table-cell>
          <table:table-cell office:value-type="float" office:value="1477" calcext:value-type="float">
            <text:p>1477</text:p>
          </table:table-cell>
          <table:table-cell office:value-type="float" office:value="1461" calcext:value-type="float">
            <text:p>1461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3T16:10:33.6" calcext:value-type="date">
            <text:p>01/13/00 04:10 PM</text:p>
          </table:table-cell>
          <table:table-cell office:value-type="float" office:value="0.154661610485" calcext:value-type="float">
            <text:p>0.1546616105</text:p>
          </table:table-cell>
          <table:table-cell office:value-type="float" office:value="0.0203437796661" calcext:value-type="float">
            <text:p>0.0203437797</text:p>
          </table:table-cell>
          <table:table-cell office:value-type="float" office:value="-8.36" calcext:value-type="float">
            <text:p>-8.36</text:p>
          </table:table-cell>
          <table:table-cell office:value-type="float" office:value="0" calcext:value-type="float">
            <text:p>0</text:p>
          </table:table-cell>
          <table:table-cell office:value-type="float" office:value="1477" calcext:value-type="float">
            <text:p>1477</text:p>
          </table:table-cell>
          <table:table-cell office:value-type="float" office:value="1461" calcext:value-type="float">
            <text:p>1461</text:p>
          </table:table-cell>
          <table:table-cell office:value-type="float" office:value="-0.3411" calcext:value-type="float">
            <text:p>-0.3411</text:p>
          </table:table-cell>
        </table:table-row>
        <table:table-row table:style-name="ro1">
          <table:table-cell office:value-type="date" office:date-value="1900-01-13T16:39:21.6" calcext:value-type="date">
            <text:p>01/13/00 04:39 PM</text:p>
          </table:table-cell>
          <table:table-cell office:value-type="float" office:value="0.151301796852" calcext:value-type="float">
            <text:p>0.1513017969</text:p>
          </table:table-cell>
          <table:table-cell office:value-type="float" office:value="0.0208365242518" calcext:value-type="float">
            <text:p>0.0208365243</text:p>
          </table:table-cell>
          <table:table-cell office:value-type="float" office:value="-8.34" calcext:value-type="float">
            <text:p>-8.34</text:p>
          </table:table-cell>
          <table:table-cell office:value-type="float" office:value="0" calcext:value-type="float">
            <text:p>0</text:p>
          </table:table-cell>
          <table:table-cell office:value-type="float" office:value="1472" calcext:value-type="float">
            <text:p>1472</text:p>
          </table:table-cell>
          <table:table-cell office:value-type="float" office:value="1461" calcext:value-type="float">
            <text:p>1461</text:p>
          </table:table-cell>
          <table:table-cell office:value-type="float" office:value="-0.3411" calcext:value-type="float">
            <text:p>-0.3411</text:p>
          </table:table-cell>
        </table:table-row>
        <table:table-row table:style-name="ro1">
          <table:table-cell office:value-type="date" office:date-value="1900-01-13T17:08:09.6" calcext:value-type="date">
            <text:p>01/13/00 05:08 PM</text:p>
          </table:table-cell>
          <table:table-cell office:value-type="float" office:value="0.147941811569" calcext:value-type="float">
            <text:p>0.1479418116</text:p>
          </table:table-cell>
          <table:table-cell office:value-type="float" office:value="0.0213280960327" calcext:value-type="float">
            <text:p>0.021328096</text:p>
          </table:table-cell>
          <table:table-cell office:value-type="float" office:value="-8.32" calcext:value-type="float">
            <text:p>-8.32</text:p>
          </table:table-cell>
          <table:table-cell office:value-type="float" office:value="0" calcext:value-type="float">
            <text:p>0</text:p>
          </table:table-cell>
          <table:table-cell office:value-type="float" office:value="1467" calcext:value-type="float">
            <text:p>1467</text:p>
          </table:table-cell>
          <table:table-cell office:value-type="float" office:value="1461" calcext:value-type="float">
            <text:p>1461</text:p>
          </table:table-cell>
          <table:table-cell office:value-type="float" office:value="-0.3411" calcext:value-type="float">
            <text:p>-0.3411</text:p>
          </table:table-cell>
        </table:table-row>
        <table:table-row table:style-name="ro1">
          <table:table-cell office:value-type="date" office:date-value="1900-01-13T17:36:57.6" calcext:value-type="date">
            <text:p>01/13/00 05:36 PM</text:p>
          </table:table-cell>
          <table:table-cell office:value-type="float" office:value="0.146262441369" calcext:value-type="float">
            <text:p>0.1462624414</text:p>
          </table:table-cell>
          <table:table-cell office:value-type="float" office:value="0.0215731455604" calcext:value-type="float">
            <text:p>0.0215731456</text:p>
          </table:table-cell>
          <table:table-cell office:value-type="float" office:value="-8.3" calcext:value-type="float">
            <text:p>-8.3</text:p>
          </table:table-cell>
          <table:table-cell office:value-type="float" office:value="0" calcext:value-type="float">
            <text:p>0</text:p>
          </table:table-cell>
          <table:table-cell office:value-type="float" office:value="1472" calcext:value-type="float">
            <text:p>1472</text:p>
          </table:table-cell>
          <table:table-cell office:value-type="float" office:value="1462" calcext:value-type="float">
            <text:p>1462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3T18:05:45.6" calcext:value-type="date">
            <text:p>01/13/00 06:05 PM</text:p>
          </table:table-cell>
          <table:table-cell office:value-type="float" office:value="0.142903513556" calcext:value-type="float">
            <text:p>0.1429035136</text:p>
          </table:table-cell>
          <table:table-cell office:value-type="float" office:value="0.0220621864336" calcext:value-type="float">
            <text:p>0.0220621864</text:p>
          </table:table-cell>
          <table:table-cell office:value-type="float" office:value="-8.28" calcext:value-type="float">
            <text:p>-8.28</text:p>
          </table:table-cell>
          <table:table-cell office:value-type="float" office:value="0" calcext:value-type="float">
            <text:p>0</text:p>
          </table:table-cell>
          <table:table-cell office:value-type="float" office:value="1478" calcext:value-type="float">
            <text:p>1478</text:p>
          </table:table-cell>
          <table:table-cell office:value-type="float" office:value="1462" calcext:value-type="float">
            <text:p>1462</text:p>
          </table:table-cell>
          <table:table-cell office:value-type="float" office:value="-0.3411" calcext:value-type="float">
            <text:p>-0.3411</text:p>
          </table:table-cell>
        </table:table-row>
        <table:table-row table:style-name="ro1">
          <table:table-cell office:value-type="date" office:date-value="1900-01-13T18:34:33.6" calcext:value-type="date">
            <text:p>01/13/00 06:34 PM</text:p>
          </table:table-cell>
          <table:table-cell office:value-type="float" office:value="0.139543186203" calcext:value-type="float">
            <text:p>0.1395431862</text:p>
          </table:table-cell>
          <table:table-cell office:value-type="float" office:value="0.0225514124255" calcext:value-type="float">
            <text:p>0.0225514124</text:p>
          </table:table-cell>
          <table:table-cell office:value-type="float" office:value="-8.28" calcext:value-type="float">
            <text:p>-8.28</text:p>
          </table:table-cell>
          <table:table-cell office:value-type="float" office:value="0" calcext:value-type="float">
            <text:p>0</text:p>
          </table:table-cell>
          <table:table-cell office:value-type="float" office:value="1484" calcext:value-type="float">
            <text:p>1484</text:p>
          </table:table-cell>
          <table:table-cell office:value-type="float" office:value="1461" calcext:value-type="float">
            <text:p>1461</text:p>
          </table:table-cell>
          <table:table-cell office:value-type="float" office:value="-0.3411" calcext:value-type="float">
            <text:p>-0.3411</text:p>
          </table:table-cell>
        </table:table-row>
        <table:table-row table:style-name="ro1">
          <table:table-cell office:value-type="date" office:date-value="1900-01-13T19:03:21.6" calcext:value-type="date">
            <text:p>01/13/00 07:03 PM</text:p>
          </table:table-cell>
          <table:table-cell office:value-type="float" office:value="0.137862902382" calcext:value-type="float">
            <text:p>0.1378629024</text:p>
          </table:table-cell>
          <table:table-cell office:value-type="float" office:value="0.0227950932781" calcext:value-type="float">
            <text:p>0.0227950933</text:p>
          </table:table-cell>
          <table:table-cell office:value-type="float" office:value="-8.25" calcext:value-type="float">
            <text:p>-8.25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office:value-type="float" office:value="1461" calcext:value-type="float">
            <text:p>1461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3T19:32:09.6" calcext:value-type="date">
            <text:p>01/13/00 07:32 PM</text:p>
          </table:table-cell>
          <table:table-cell office:value-type="float" office:value="0.136182491254" calcext:value-type="float">
            <text:p>0.1361824913</text:p>
          </table:table-cell>
          <table:table-cell office:value-type="float" office:value="0.0230378943106" calcext:value-type="float">
            <text:p>0.0230378943</text:p>
          </table:table-cell>
          <table:table-cell office:value-type="float" office:value="-8.22" calcext:value-type="float">
            <text:p>-8.22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office:value-type="float" office:value="1461" calcext:value-type="float">
            <text:p>1461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3T20:00:57.6" calcext:value-type="date">
            <text:p>01/13/00 08:00 PM</text:p>
          </table:table-cell>
          <table:table-cell office:value-type="float" office:value="0.134502037793" calcext:value-type="float">
            <text:p>0.1345020378</text:p>
          </table:table-cell>
          <table:table-cell office:value-type="float" office:value="0.0232804020551" calcext:value-type="float">
            <text:p>0.0232804021</text:p>
          </table:table-cell>
          <table:table-cell office:value-type="float" office:value="-8.21" calcext:value-type="float">
            <text:p>-8.21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office:value-type="float" office:value="1461" calcext:value-type="float">
            <text:p>1461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3T20:29:45.6" calcext:value-type="date">
            <text:p>01/13/00 08:29 PM</text:p>
          </table:table-cell>
          <table:table-cell office:value-type="float" office:value="0.132821499821" calcext:value-type="float">
            <text:p>0.1328214998</text:p>
          </table:table-cell>
          <table:table-cell office:value-type="float" office:value="0.0235223232012" calcext:value-type="float">
            <text:p>0.0235223232</text:p>
          </table:table-cell>
          <table:table-cell office:value-type="float" office:value="-8.19" calcext:value-type="float">
            <text:p>-8.19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461" calcext:value-type="float">
            <text:p>1461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3T20:58:33.6" calcext:value-type="date">
            <text:p>01/13/00 08:58 PM</text:p>
          </table:table-cell>
          <table:table-cell office:value-type="float" office:value="0.12946312852" calcext:value-type="float">
            <text:p>0.1294631285</text:p>
          </table:table-cell>
          <table:table-cell office:value-type="float" office:value="0.0240053177265" calcext:value-type="float">
            <text:p>0.0240053177</text:p>
          </table:table-cell>
          <table:table-cell office:value-type="float" office:value="-8.18" calcext:value-type="float">
            <text:p>-8.18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office:value-type="float" office:value="1463" calcext:value-type="float">
            <text:p>1463</text:p>
          </table:table-cell>
          <table:table-cell office:value-type="float" office:value="-0.3411" calcext:value-type="float">
            <text:p>-0.3411</text:p>
          </table:table-cell>
        </table:table-row>
        <table:table-row table:style-name="ro1">
          <table:table-cell office:value-type="date" office:date-value="1900-01-13T21:27:21.6" calcext:value-type="date">
            <text:p>01/13/00 09:27 PM</text:p>
          </table:table-cell>
          <table:table-cell office:value-type="float" office:value="0.127785321507" calcext:value-type="float">
            <text:p>0.1277853215</text:p>
          </table:table-cell>
          <table:table-cell office:value-type="float" office:value="0.0242462666079" calcext:value-type="float">
            <text:p>0.0242462666</text:p>
          </table:table-cell>
          <table:table-cell office:value-type="float" office:value="-8.17" calcext:value-type="float">
            <text:p>-8.17</text:p>
          </table:table-cell>
          <table:table-cell office:value-type="float" office:value="0" calcext:value-type="float">
            <text:p>0</text:p>
          </table:table-cell>
          <table:table-cell office:value-type="float" office:value="1491" calcext:value-type="float">
            <text:p>1491</text:p>
          </table:table-cell>
          <table:table-cell office:value-type="float" office:value="1465" calcext:value-type="float">
            <text:p>1465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3T21:56:09.6" calcext:value-type="date">
            <text:p>01/13/00 09:56 PM</text:p>
          </table:table-cell>
          <table:table-cell office:value-type="float" office:value="0.126114574298" calcext:value-type="float">
            <text:p>0.1261145743</text:p>
          </table:table-cell>
          <table:table-cell office:value-type="float" office:value="0.0244853552615" calcext:value-type="float">
            <text:p>0.0244853553</text:p>
          </table:table-cell>
          <table:table-cell office:value-type="float" office:value="-8.14" calcext:value-type="float">
            <text:p>-8.14</text:p>
          </table:table-cell>
          <table:table-cell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 office:value-type="float" office:value="1475" calcext:value-type="float">
            <text:p>1475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3T22:24:57.6" calcext:value-type="date">
            <text:p>01/13/00 10:24 PM</text:p>
          </table:table-cell>
          <table:table-cell office:value-type="float" office:value="0.126114574298" calcext:value-type="float">
            <text:p>0.1261145743</text:p>
          </table:table-cell>
          <table:table-cell office:value-type="float" office:value="0.0244853552615" calcext:value-type="float">
            <text:p>0.0244853553</text:p>
          </table:table-cell>
          <table:table-cell office:value-type="float" office:value="-8.12" calcext:value-type="float">
            <text:p>-8.12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494" calcext:value-type="float">
            <text:p>1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3T22:53:45.6" calcext:value-type="date">
            <text:p>01/13/00 10:53 PM</text:p>
          </table:table-cell>
          <table:table-cell office:value-type="float" office:value="0.124457164036" calcext:value-type="float">
            <text:p>0.124457164</text:p>
          </table:table-cell>
          <table:table-cell office:value-type="float" office:value="0.0247217326634" calcext:value-type="float">
            <text:p>0.0247217327</text:p>
          </table:table-cell>
          <table:table-cell office:value-type="float" office:value="-8.11" calcext:value-type="float">
            <text:p>-8.11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493" calcext:value-type="float">
            <text:p>1493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3T23:22:33.6" calcext:value-type="date">
            <text:p>01/13/00 11:22 PM</text:p>
          </table:table-cell>
          <table:table-cell office:value-type="float" office:value="0.122799712614" calcext:value-type="float">
            <text:p>0.1227997126</text:p>
          </table:table-cell>
          <table:table-cell office:value-type="float" office:value="0.0249578207991" calcext:value-type="float">
            <text:p>0.0249578208</text:p>
          </table:table-cell>
          <table:table-cell office:value-type="float" office:value="-8.1" calcext:value-type="float">
            <text:p>-8.1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493" calcext:value-type="float">
            <text:p>1493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3T23:51:21.6" calcext:value-type="date">
            <text:p>01/13/00 11:51 PM</text:p>
          </table:table-cell>
          <table:table-cell office:value-type="float" office:value="0.122799712614" calcext:value-type="float">
            <text:p>0.1227997126</text:p>
          </table:table-cell>
          <table:table-cell office:value-type="float" office:value="0.0249578207991" calcext:value-type="float">
            <text:p>0.0249578208</text:p>
          </table:table-cell>
          <table:table-cell office:value-type="float" office:value="-8.1" calcext:value-type="float">
            <text:p>-8.1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494" calcext:value-type="float">
            <text:p>1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4T00:20:09.6" calcext:value-type="date">
            <text:p>01/14/00 12:20 AM</text:p>
          </table:table-cell>
          <table:table-cell office:value-type="float" office:value="0.121142261191" calcext:value-type="float">
            <text:p>0.1211422612</text:p>
          </table:table-cell>
          <table:table-cell office:value-type="float" office:value="0.0251939089349" calcext:value-type="float">
            <text:p>0.0251939089</text:p>
          </table:table-cell>
          <table:table-cell office:value-type="float" office:value="-8.1" calcext:value-type="float">
            <text:p>-8.1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office:value-type="float" office:value="1493" calcext:value-type="float">
            <text:p>1493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4T00:48:57.6" calcext:value-type="date">
            <text:p>01/14/00 12:48 AM</text:p>
          </table:table-cell>
          <table:table-cell office:value-type="float" office:value="0.121142261191" calcext:value-type="float">
            <text:p>0.1211422612</text:p>
          </table:table-cell>
          <table:table-cell office:value-type="float" office:value="0.0251939089349" calcext:value-type="float">
            <text:p>0.0251939089</text:p>
          </table:table-cell>
          <table:table-cell office:value-type="float" office:value="-8.16" calcext:value-type="float">
            <text:p>-8.16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493" calcext:value-type="float">
            <text:p>1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4T01:17:45.6" calcext:value-type="date">
            <text:p>01/14/00 01:17 AM</text:p>
          </table:table-cell>
          <table:table-cell office:value-type="float" office:value="0.11948530702" calcext:value-type="float">
            <text:p>0.119485307</text:p>
          </table:table-cell>
          <table:table-cell office:value-type="float" office:value="0.025433467788" calcext:value-type="float">
            <text:p>0.0254334678</text:p>
          </table:table-cell>
          <table:table-cell office:value-type="float" office:value="-8.22" calcext:value-type="float">
            <text:p>-8.22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office:value-type="float" office:value="1493" calcext:value-type="float">
            <text:p>1493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4T01:46:33.6" calcext:value-type="date">
            <text:p>01/14/00 01:46 AM</text:p>
          </table:table-cell>
          <table:table-cell office:value-type="float" office:value="0.11948530702" calcext:value-type="float">
            <text:p>0.119485307</text:p>
          </table:table-cell>
          <table:table-cell office:value-type="float" office:value="0.025433467788" calcext:value-type="float">
            <text:p>0.0254334678</text:p>
          </table:table-cell>
          <table:table-cell office:value-type="float" office:value="-8.25" calcext:value-type="float">
            <text:p>-8.25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office:value-type="float" office:value="1494" calcext:value-type="float">
            <text:p>1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4T02:15:21.6" calcext:value-type="date">
            <text:p>01/14/00 02:15 AM</text:p>
          </table:table-cell>
          <table:table-cell office:value-type="float" office:value="0.11948530702" calcext:value-type="float">
            <text:p>0.119485307</text:p>
          </table:table-cell>
          <table:table-cell office:value-type="float" office:value="0.025433467788" calcext:value-type="float">
            <text:p>0.0254334678</text:p>
          </table:table-cell>
          <table:table-cell office:value-type="float" office:value="-8.24" calcext:value-type="float">
            <text:p>-8.24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 office:value-type="float" office:value="1494" calcext:value-type="float">
            <text:p>1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4T02:44:09.6" calcext:value-type="date">
            <text:p>01/14/00 02:44 AM</text:p>
          </table:table-cell>
          <table:table-cell office:value-type="float" office:value="0.11948530702" calcext:value-type="float">
            <text:p>0.119485307</text:p>
          </table:table-cell>
          <table:table-cell office:value-type="float" office:value="0.025433467788" calcext:value-type="float">
            <text:p>0.0254334678</text:p>
          </table:table-cell>
          <table:table-cell office:value-type="float" office:value="-8.2" calcext:value-type="float">
            <text:p>-8.2</text:p>
          </table:table-cell>
          <table:table-cell office:value-type="float" office:value="0" calcext:value-type="float">
            <text:p>0</text:p>
          </table:table-cell>
          <table:table-cell office:value-type="float" office:value="1487" calcext:value-type="float">
            <text:p>1487</text:p>
          </table:table-cell>
          <table:table-cell office:value-type="float" office:value="1493" calcext:value-type="float">
            <text:p>1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4T03:12:57.6" calcext:value-type="date">
            <text:p>01/14/00 03:12 AM</text:p>
          </table:table-cell>
          <table:table-cell office:value-type="float" office:value="0.11948530702" calcext:value-type="float">
            <text:p>0.119485307</text:p>
          </table:table-cell>
          <table:table-cell office:value-type="float" office:value="0.025433467788" calcext:value-type="float">
            <text:p>0.0254334678</text:p>
          </table:table-cell>
          <table:table-cell office:value-type="float" office:value="-8.18" calcext:value-type="float">
            <text:p>-8.18</text:p>
          </table:table-cell>
          <table:table-cell office:value-type="float" office:value="0" calcext:value-type="float">
            <text:p>0</text:p>
          </table:table-cell>
          <table:table-cell office:value-type="float" office:value="1487" calcext:value-type="float">
            <text:p>1487</text:p>
          </table:table-cell>
          <table:table-cell office:value-type="float" office:value="1497" calcext:value-type="float">
            <text:p>1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4T03:41:45.6" calcext:value-type="date">
            <text:p>01/14/00 03:41 AM</text:p>
          </table:table-cell>
          <table:table-cell office:value-type="float" office:value="0.11948530702" calcext:value-type="float">
            <text:p>0.119485307</text:p>
          </table:table-cell>
          <table:table-cell office:value-type="float" office:value="0.025433467788" calcext:value-type="float">
            <text:p>0.0254334678</text:p>
          </table:table-cell>
          <table:table-cell office:value-type="float" office:value="-8.19" calcext:value-type="float">
            <text:p>-8.19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 office:value-type="float" office:value="1504" calcext:value-type="float">
            <text:p>1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4T04:10:33.6" calcext:value-type="date">
            <text:p>01/14/00 04:10 AM</text:p>
          </table:table-cell>
          <table:table-cell office:value-type="float" office:value="0.11948530702" calcext:value-type="float">
            <text:p>0.119485307</text:p>
          </table:table-cell>
          <table:table-cell office:value-type="float" office:value="0.025433467788" calcext:value-type="float">
            <text:p>0.0254334678</text:p>
          </table:table-cell>
          <table:table-cell office:value-type="float" office:value="-8.2" calcext:value-type="float">
            <text:p>-8.2</text:p>
          </table:table-cell>
          <table:table-cell office:value-type="float" office:value="0" calcext:value-type="float">
            <text:p>0</text:p>
          </table:table-cell>
          <table:table-cell office:value-type="float" office:value="1487" calcext:value-type="float">
            <text:p>1487</text:p>
          </table:table-cell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4T04:39:21.6" calcext:value-type="date">
            <text:p>01/14/00 04:39 AM</text:p>
          </table:table-cell>
          <table:table-cell office:value-type="float" office:value="0.11948530702" calcext:value-type="float">
            <text:p>0.119485307</text:p>
          </table:table-cell>
          <table:table-cell office:value-type="float" office:value="0.025433467788" calcext:value-type="float">
            <text:p>0.0254334678</text:p>
          </table:table-cell>
          <table:table-cell office:value-type="float" office:value="-8.19" calcext:value-type="float">
            <text:p>-8.19</text:p>
          </table:table-cell>
          <table:table-cell office:value-type="float" office:value="0" calcext:value-type="float">
            <text:p>0</text:p>
          </table:table-cell>
          <table:table-cell office:value-type="float" office:value="1487" calcext:value-type="float">
            <text:p>1487</text:p>
          </table:table-cell>
          <table:table-cell office:value-type="float" office:value="1543" calcext:value-type="float">
            <text:p>1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4T05:08:09.6" calcext:value-type="date">
            <text:p>01/14/00 05:08 AM</text:p>
          </table:table-cell>
          <table:table-cell office:value-type="float" office:value="0.11948530702" calcext:value-type="float">
            <text:p>0.119485307</text:p>
          </table:table-cell>
          <table:table-cell office:value-type="float" office:value="0.025433467788" calcext:value-type="float">
            <text:p>0.0254334678</text:p>
          </table:table-cell>
          <table:table-cell office:value-type="float" office:value="-8.19" calcext:value-type="float">
            <text:p>-8.19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 office:value-type="float" office:value="1567" calcext:value-type="float">
            <text:p>1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4T05:36:57.6" calcext:value-type="date">
            <text:p>01/14/00 05:36 AM</text:p>
          </table:table-cell>
          <table:table-cell office:value-type="float" office:value="0.11948530702" calcext:value-type="float">
            <text:p>0.119485307</text:p>
          </table:table-cell>
          <table:table-cell office:value-type="float" office:value="0.025433467788" calcext:value-type="float">
            <text:p>0.0254334678</text:p>
          </table:table-cell>
          <table:table-cell office:value-type="float" office:value="-8.2" calcext:value-type="float">
            <text:p>-8.2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 office:value-type="float" office:value="1574" calcext:value-type="float">
            <text:p>1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4T06:05:45.6" calcext:value-type="date">
            <text:p>01/14/00 06:05 AM</text:p>
          </table:table-cell>
          <table:table-cell office:value-type="float" office:value="0.121071926183" calcext:value-type="float">
            <text:p>0.1210719262</text:p>
          </table:table-cell>
          <table:table-cell office:value-type="float" office:value="0.0252042520675" calcext:value-type="float">
            <text:p>0.0252042521</text:p>
          </table:table-cell>
          <table:table-cell office:value-type="float" office:value="-8.24" calcext:value-type="float">
            <text:p>-8.24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 office:value-type="float" office:value="1576" calcext:value-type="float">
            <text:p>1576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14T06:34:33.6" calcext:value-type="date">
            <text:p>01/14/00 06:34 AM</text:p>
          </table:table-cell>
          <table:table-cell office:value-type="float" office:value="0.121071926183" calcext:value-type="float">
            <text:p>0.1210719262</text:p>
          </table:table-cell>
          <table:table-cell office:value-type="float" office:value="0.0252042520675" calcext:value-type="float">
            <text:p>0.0252042521</text:p>
          </table:table-cell>
          <table:table-cell office:value-type="float" office:value="-8.33" calcext:value-type="float">
            <text:p>-8.33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 office:value-type="float" office:value="1576" calcext:value-type="float">
            <text:p>1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4T07:03:21.6" calcext:value-type="date">
            <text:p>01/14/00 07:03 AM</text:p>
          </table:table-cell>
          <table:table-cell office:value-type="float" office:value="0.121071926183" calcext:value-type="float">
            <text:p>0.1210719262</text:p>
          </table:table-cell>
          <table:table-cell office:value-type="float" office:value="0.0252042520675" calcext:value-type="float">
            <text:p>0.0252042521</text:p>
          </table:table-cell>
          <table:table-cell office:value-type="float" office:value="-8.48" calcext:value-type="float">
            <text:p>-8.48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 office:value-type="float" office:value="1575" calcext:value-type="float">
            <text:p>1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4T07:32:09.6" calcext:value-type="date">
            <text:p>01/14/00 07:32 AM</text:p>
          </table:table-cell>
          <table:table-cell office:value-type="float" office:value="0.121071926183" calcext:value-type="float">
            <text:p>0.1210719262</text:p>
          </table:table-cell>
          <table:table-cell office:value-type="float" office:value="0.0252042520675" calcext:value-type="float">
            <text:p>0.0252042521</text:p>
          </table:table-cell>
          <table:table-cell office:value-type="float" office:value="-8.63" calcext:value-type="float">
            <text:p>-8.63</text:p>
          </table:table-cell>
          <table:table-cell office:value-type="float" office:value="0" calcext:value-type="float">
            <text:p>0</text:p>
          </table:table-cell>
          <table:table-cell office:value-type="float" office:value="1487" calcext:value-type="float">
            <text:p>1487</text:p>
          </table:table-cell>
          <table:table-cell office:value-type="float" office:value="1576" calcext:value-type="float">
            <text:p>1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4T08:00:57.6" calcext:value-type="date">
            <text:p>01/14/00 08:00 AM</text:p>
          </table:table-cell>
          <table:table-cell office:value-type="float" office:value="0.121071926183" calcext:value-type="float">
            <text:p>0.1210719262</text:p>
          </table:table-cell>
          <table:table-cell office:value-type="float" office:value="0.0252042520675" calcext:value-type="float">
            <text:p>0.0252042521</text:p>
          </table:table-cell>
          <table:table-cell office:value-type="float" office:value="-8.74" calcext:value-type="float">
            <text:p>-8.74</text:p>
          </table:table-cell>
          <table:table-cell office:value-type="float" office:value="0" calcext:value-type="float">
            <text:p>0</text:p>
          </table:table-cell>
          <table:table-cell office:value-type="float" office:value="1487" calcext:value-type="float">
            <text:p>1487</text:p>
          </table:table-cell>
          <table:table-cell office:value-type="float" office:value="1575" calcext:value-type="float">
            <text:p>1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4T08:29:45.6" calcext:value-type="date">
            <text:p>01/14/00 08:29 AM</text:p>
          </table:table-cell>
          <table:table-cell office:value-type="float" office:value="0.121071926183" calcext:value-type="float">
            <text:p>0.1210719262</text:p>
          </table:table-cell>
          <table:table-cell office:value-type="float" office:value="0.0252042520675" calcext:value-type="float">
            <text:p>0.0252042521</text:p>
          </table:table-cell>
          <table:table-cell office:value-type="float" office:value="-8.75" calcext:value-type="float">
            <text:p>-8.75</text:p>
          </table:table-cell>
          <table:table-cell office:value-type="float" office:value="0" calcext:value-type="float">
            <text:p>0</text:p>
          </table:table-cell>
          <table:table-cell office:value-type="float" office:value="1476" calcext:value-type="float">
            <text:p>1476</text:p>
          </table:table-cell>
          <table:table-cell office:value-type="float" office:value="1573" calcext:value-type="float">
            <text:p>1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4T08:58:33.6" calcext:value-type="date">
            <text:p>01/14/00 08:58 AM</text:p>
          </table:table-cell>
          <table:table-cell office:value-type="float" office:value="0.122660317784" calcext:value-type="float">
            <text:p>0.1226603178</text:p>
          </table:table-cell>
          <table:table-cell office:value-type="float" office:value="0.0249617264128" calcext:value-type="float">
            <text:p>0.0249617264</text:p>
          </table:table-cell>
          <table:table-cell office:value-type="float" office:value="-8.7" calcext:value-type="float">
            <text:p>-8.7</text:p>
          </table:table-cell>
          <table:table-cell office:value-type="float" office:value="0" calcext:value-type="float">
            <text:p>0</text:p>
          </table:table-cell>
          <table:table-cell office:value-type="float" office:value="1470" calcext:value-type="float">
            <text:p>1470</text:p>
          </table:table-cell>
          <table:table-cell office:value-type="float" office:value="1572" calcext:value-type="float">
            <text:p>1572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14T09:27:21.6" calcext:value-type="date">
            <text:p>01/14/00 09:27 AM</text:p>
          </table:table-cell>
          <table:table-cell office:value-type="float" office:value="0.122660317784" calcext:value-type="float">
            <text:p>0.1226603178</text:p>
          </table:table-cell>
          <table:table-cell office:value-type="float" office:value="0.0249617264128" calcext:value-type="float">
            <text:p>0.0249617264</text:p>
          </table:table-cell>
          <table:table-cell office:value-type="float" office:value="-8.68" calcext:value-type="float">
            <text:p>-8.68</text:p>
          </table:table-cell>
          <table:table-cell office:value-type="float" office:value="0" calcext:value-type="float">
            <text:p>0</text:p>
          </table:table-cell>
          <table:table-cell office:value-type="float" office:value="1470" calcext:value-type="float">
            <text:p>1470</text:p>
          </table:table-cell>
          <table:table-cell office:value-type="float" office:value="1568" calcext:value-type="float">
            <text:p>1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4T09:56:09.6" calcext:value-type="date">
            <text:p>01/14/00 09:56 AM</text:p>
          </table:table-cell>
          <table:table-cell office:value-type="float" office:value="0.122660317784" calcext:value-type="float">
            <text:p>0.1226603178</text:p>
          </table:table-cell>
          <table:table-cell office:value-type="float" office:value="0.0249617264128" calcext:value-type="float">
            <text:p>0.0249617264</text:p>
          </table:table-cell>
          <table:table-cell office:value-type="float" office:value="-8.71" calcext:value-type="float">
            <text:p>-8.71</text:p>
          </table:table-cell>
          <table:table-cell office:value-type="float" office:value="0" calcext:value-type="float">
            <text:p>0</text:p>
          </table:table-cell>
          <table:table-cell office:value-type="float" office:value="1469" calcext:value-type="float">
            <text:p>1469</text:p>
          </table:table-cell>
          <table:table-cell office:value-type="float" office:value="1557" calcext:value-type="float">
            <text:p>1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4T10:24:57.6" calcext:value-type="date">
            <text:p>01/14/00 10:24 AM</text:p>
          </table:table-cell>
          <table:table-cell office:value-type="float" office:value="0.122660317784" calcext:value-type="float">
            <text:p>0.1226603178</text:p>
          </table:table-cell>
          <table:table-cell office:value-type="float" office:value="0.0249617264128" calcext:value-type="float">
            <text:p>0.0249617264</text:p>
          </table:table-cell>
          <table:table-cell office:value-type="float" office:value="-8.74" calcext:value-type="float">
            <text:p>-8.74</text:p>
          </table:table-cell>
          <table:table-cell office:value-type="float" office:value="0" calcext:value-type="float">
            <text:p>0</text:p>
          </table:table-cell>
          <table:table-cell office:value-type="float" office:value="1470" calcext:value-type="float">
            <text:p>1470</text:p>
          </table:table-cell>
          <table:table-cell office:value-type="float" office:value="1555" calcext:value-type="float">
            <text:p>1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4T10:53:45.6" calcext:value-type="date">
            <text:p>01/14/00 10:53 AM</text:p>
          </table:table-cell>
          <table:table-cell office:value-type="float" office:value="0.122660317784" calcext:value-type="float">
            <text:p>0.1226603178</text:p>
          </table:table-cell>
          <table:table-cell office:value-type="float" office:value="0.0249617264128" calcext:value-type="float">
            <text:p>0.0249617264</text:p>
          </table:table-cell>
          <table:table-cell office:value-type="float" office:value="-8.73" calcext:value-type="float">
            <text:p>-8.73</text:p>
          </table:table-cell>
          <table:table-cell office:value-type="float" office:value="0" calcext:value-type="float">
            <text:p>0</text:p>
          </table:table-cell>
          <table:table-cell office:value-type="float" office:value="1470" calcext:value-type="float">
            <text:p>1470</text:p>
          </table:table-cell>
          <table:table-cell office:value-type="float" office:value="1556" calcext:value-type="float">
            <text:p>1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4T11:22:33.6" calcext:value-type="date">
            <text:p>01/14/00 11:22 AM</text:p>
          </table:table-cell>
          <table:table-cell office:value-type="float" office:value="0.122660317784" calcext:value-type="float">
            <text:p>0.1226603178</text:p>
          </table:table-cell>
          <table:table-cell office:value-type="float" office:value="0.0249617264128" calcext:value-type="float">
            <text:p>0.0249617264</text:p>
          </table:table-cell>
          <table:table-cell office:value-type="float" office:value="-8.73" calcext:value-type="float">
            <text:p>-8.73</text:p>
          </table:table-cell>
          <table:table-cell office:value-type="float" office:value="0" calcext:value-type="float">
            <text:p>0</text:p>
          </table:table-cell>
          <table:table-cell office:value-type="float" office:value="1464" calcext:value-type="float">
            <text:p>1464</text:p>
          </table:table-cell>
          <table:table-cell office:value-type="float" office:value="1554" calcext:value-type="float">
            <text:p>1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4T11:51:21.6" calcext:value-type="date">
            <text:p>01/14/00 11:51 AM</text:p>
          </table:table-cell>
          <table:table-cell office:value-type="float" office:value="0.122660317784" calcext:value-type="float">
            <text:p>0.1226603178</text:p>
          </table:table-cell>
          <table:table-cell office:value-type="float" office:value="0.0249617264128" calcext:value-type="float">
            <text:p>0.0249617264</text:p>
          </table:table-cell>
          <table:table-cell office:value-type="float" office:value="-8.74" calcext:value-type="float">
            <text:p>-8.74</text:p>
          </table:table-cell>
          <table:table-cell office:value-type="float" office:value="0" calcext:value-type="float">
            <text:p>0</text:p>
          </table:table-cell>
          <table:table-cell office:value-type="float" office:value="1462" calcext:value-type="float">
            <text:p>1462</text:p>
          </table:table-cell>
          <table:table-cell office:value-type="float" office:value="1551" calcext:value-type="float">
            <text:p>1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4T12:20:09.6" calcext:value-type="date">
            <text:p>01/14/00 12:20 PM</text:p>
          </table:table-cell>
          <table:table-cell office:value-type="float" office:value="0.122660317784" calcext:value-type="float">
            <text:p>0.1226603178</text:p>
          </table:table-cell>
          <table:table-cell office:value-type="float" office:value="0.0249617264128" calcext:value-type="float">
            <text:p>0.0249617264</text:p>
          </table:table-cell>
          <table:table-cell office:value-type="float" office:value="-8.75" calcext:value-type="float">
            <text:p>-8.75</text:p>
          </table:table-cell>
          <table:table-cell office:value-type="float" office:value="0" calcext:value-type="float">
            <text:p>0</text:p>
          </table:table-cell>
          <table:table-cell office:value-type="float" office:value="1461" calcext:value-type="float">
            <text:p>1461</text:p>
          </table:table-cell>
          <table:table-cell office:value-type="float" office:value="1551" calcext:value-type="float">
            <text:p>1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4T12:48:57.6" calcext:value-type="date">
            <text:p>01/14/00 12:48 PM</text:p>
          </table:table-cell>
          <table:table-cell office:value-type="float" office:value="0.122660317784" calcext:value-type="float">
            <text:p>0.1226603178</text:p>
          </table:table-cell>
          <table:table-cell office:value-type="float" office:value="0.0249617264128" calcext:value-type="float">
            <text:p>0.0249617264</text:p>
          </table:table-cell>
          <table:table-cell office:value-type="float" office:value="-8.75" calcext:value-type="float">
            <text:p>-8.75</text:p>
          </table:table-cell>
          <table:table-cell office:value-type="float" office:value="0" calcext:value-type="float">
            <text:p>0</text:p>
          </table:table-cell>
          <table:table-cell office:value-type="float" office:value="1462" calcext:value-type="float">
            <text:p>1462</text:p>
          </table:table-cell>
          <table:table-cell office:value-type="float" office:value="1552" calcext:value-type="float">
            <text:p>1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4T13:17:45.6" calcext:value-type="date">
            <text:p>01/14/00 01:17 PM</text:p>
          </table:table-cell>
          <table:table-cell office:value-type="float" office:value="0.122660317784" calcext:value-type="float">
            <text:p>0.1226603178</text:p>
          </table:table-cell>
          <table:table-cell office:value-type="float" office:value="0.0249617264128" calcext:value-type="float">
            <text:p>0.0249617264</text:p>
          </table:table-cell>
          <table:table-cell office:value-type="float" office:value="-8.75" calcext:value-type="float">
            <text:p>-8.75</text:p>
          </table:table-cell>
          <table:table-cell office:value-type="float" office:value="0" calcext:value-type="float">
            <text:p>0</text:p>
          </table:table-cell>
          <table:table-cell office:value-type="float" office:value="1461" calcext:value-type="float">
            <text:p>1461</text:p>
          </table:table-cell>
          <table:table-cell office:value-type="float" office:value="1550" calcext:value-type="float">
            <text:p>1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4T13:46:33.6" calcext:value-type="date">
            <text:p>01/14/00 01:46 PM</text:p>
          </table:table-cell>
          <table:table-cell office:value-type="float" office:value="0.122660317784" calcext:value-type="float">
            <text:p>0.1226603178</text:p>
          </table:table-cell>
          <table:table-cell office:value-type="float" office:value="0.0249617264128" calcext:value-type="float">
            <text:p>0.0249617264</text:p>
          </table:table-cell>
          <table:table-cell office:value-type="float" office:value="-8.75" calcext:value-type="float">
            <text:p>-8.75</text:p>
          </table:table-cell>
          <table:table-cell office:value-type="float" office:value="0" calcext:value-type="float">
            <text:p>0</text:p>
          </table:table-cell>
          <table:table-cell office:value-type="float" office:value="1457" calcext:value-type="float">
            <text:p>1457</text:p>
          </table:table-cell>
          <table:table-cell office:value-type="float" office:value="1549" calcext:value-type="float">
            <text:p>1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4T14:15:21.6" calcext:value-type="date">
            <text:p>01/14/00 02:15 PM</text:p>
          </table:table-cell>
          <table:table-cell office:value-type="float" office:value="0.122660317784" calcext:value-type="float">
            <text:p>0.1226603178</text:p>
          </table:table-cell>
          <table:table-cell office:value-type="float" office:value="0.0249617264128" calcext:value-type="float">
            <text:p>0.0249617264</text:p>
          </table:table-cell>
          <table:table-cell office:value-type="float" office:value="-8.75" calcext:value-type="float">
            <text:p>-8.75</text:p>
          </table:table-cell>
          <table:table-cell office:value-type="float" office:value="0" calcext:value-type="float">
            <text:p>0</text:p>
          </table:table-cell>
          <table:table-cell office:value-type="float" office:value="1456" calcext:value-type="float">
            <text:p>1456</text:p>
          </table:table-cell>
          <table:table-cell office:value-type="float" office:value="1550" calcext:value-type="float">
            <text:p>1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4T14:44:09.6" calcext:value-type="date">
            <text:p>01/14/00 02:44 PM</text:p>
          </table:table-cell>
          <table:table-cell office:value-type="float" office:value="0.122660317784" calcext:value-type="float">
            <text:p>0.1226603178</text:p>
          </table:table-cell>
          <table:table-cell office:value-type="float" office:value="0.0249617264128" calcext:value-type="float">
            <text:p>0.0249617264</text:p>
          </table:table-cell>
          <table:table-cell office:value-type="float" office:value="-8.75" calcext:value-type="float">
            <text:p>-8.75</text:p>
          </table:table-cell>
          <table:table-cell office:value-type="float" office:value="0" calcext:value-type="float">
            <text:p>0</text:p>
          </table:table-cell>
          <table:table-cell office:value-type="float" office:value="1455" calcext:value-type="float">
            <text:p>1455</text:p>
          </table:table-cell>
          <table:table-cell office:value-type="float" office:value="1549" calcext:value-type="float">
            <text:p>1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4T15:12:57.6" calcext:value-type="date">
            <text:p>01/14/00 03:12 PM</text:p>
          </table:table-cell>
          <table:table-cell office:value-type="float" office:value="0.122660317784" calcext:value-type="float">
            <text:p>0.1226603178</text:p>
          </table:table-cell>
          <table:table-cell office:value-type="float" office:value="0.0249617264128" calcext:value-type="float">
            <text:p>0.0249617264</text:p>
          </table:table-cell>
          <table:table-cell office:value-type="float" office:value="-8.75" calcext:value-type="float">
            <text:p>-8.75</text:p>
          </table:table-cell>
          <table:table-cell office:value-type="float" office:value="0" calcext:value-type="float">
            <text:p>0</text:p>
          </table:table-cell>
          <table:table-cell office:value-type="float" office:value="1455" calcext:value-type="float">
            <text:p>1455</text:p>
          </table:table-cell>
          <table:table-cell office:value-type="float" office:value="1547" calcext:value-type="float">
            <text:p>1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4T15:41:45.6" calcext:value-type="date">
            <text:p>01/14/00 03:41 PM</text:p>
          </table:table-cell>
          <table:table-cell office:value-type="float" office:value="0.122660317784" calcext:value-type="float">
            <text:p>0.1226603178</text:p>
          </table:table-cell>
          <table:table-cell office:value-type="float" office:value="0.0249617264128" calcext:value-type="float">
            <text:p>0.0249617264</text:p>
          </table:table-cell>
          <table:table-cell office:value-type="float" office:value="-8.75" calcext:value-type="float">
            <text:p>-8.75</text:p>
          </table:table-cell>
          <table:table-cell office:value-type="float" office:value="0" calcext:value-type="float">
            <text:p>0</text:p>
          </table:table-cell>
          <table:table-cell office:value-type="float" office:value="1458" calcext:value-type="float">
            <text:p>1458</text:p>
          </table:table-cell>
          <table:table-cell office:value-type="float" office:value="1548" calcext:value-type="float">
            <text:p>1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4T16:10:33.6" calcext:value-type="date">
            <text:p>01/14/00 04:10 PM</text:p>
          </table:table-cell>
          <table:table-cell office:value-type="float" office:value="0.122660317784" calcext:value-type="float">
            <text:p>0.1226603178</text:p>
          </table:table-cell>
          <table:table-cell office:value-type="float" office:value="0.0249617264128" calcext:value-type="float">
            <text:p>0.0249617264</text:p>
          </table:table-cell>
          <table:table-cell office:value-type="float" office:value="-8.74" calcext:value-type="float">
            <text:p>-8.74</text:p>
          </table:table-cell>
          <table:table-cell office:value-type="float" office:value="0" calcext:value-type="float">
            <text:p>0</text:p>
          </table:table-cell>
          <table:table-cell office:value-type="float" office:value="1457" calcext:value-type="float">
            <text:p>1457</text:p>
          </table:table-cell>
          <table:table-cell office:value-type="float" office:value="1547" calcext:value-type="float">
            <text:p>1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4T16:39:21.6" calcext:value-type="date">
            <text:p>01/14/00 04:39 PM</text:p>
          </table:table-cell>
          <table:table-cell office:value-type="float" office:value="0.122660317784" calcext:value-type="float">
            <text:p>0.1226603178</text:p>
          </table:table-cell>
          <table:table-cell office:value-type="float" office:value="0.0249617264128" calcext:value-type="float">
            <text:p>0.0249617264</text:p>
          </table:table-cell>
          <table:table-cell office:value-type="float" office:value="-8.74" calcext:value-type="float">
            <text:p>-8.74</text:p>
          </table:table-cell>
          <table:table-cell office:value-type="float" office:value="0" calcext:value-type="float">
            <text:p>0</text:p>
          </table:table-cell>
          <table:table-cell office:value-type="float" office:value="1456" calcext:value-type="float">
            <text:p>1456</text:p>
          </table:table-cell>
          <table:table-cell office:value-type="float" office:value="1545" calcext:value-type="float">
            <text:p>1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4T17:08:09.6" calcext:value-type="date">
            <text:p>01/14/00 05:08 PM</text:p>
          </table:table-cell>
          <table:table-cell office:value-type="float" office:value="0.122660317784" calcext:value-type="float">
            <text:p>0.1226603178</text:p>
          </table:table-cell>
          <table:table-cell office:value-type="float" office:value="0.0249617264128" calcext:value-type="float">
            <text:p>0.0249617264</text:p>
          </table:table-cell>
          <table:table-cell office:value-type="float" office:value="-8.74" calcext:value-type="float">
            <text:p>-8.74</text:p>
          </table:table-cell>
          <table:table-cell office:value-type="float" office:value="0" calcext:value-type="float">
            <text:p>0</text:p>
          </table:table-cell>
          <table:table-cell office:value-type="float" office:value="1456" calcext:value-type="float">
            <text:p>1456</text:p>
          </table:table-cell>
          <table:table-cell office:value-type="float" office:value="1541" calcext:value-type="float">
            <text:p>1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4T17:36:57.6" calcext:value-type="date">
            <text:p>01/14/00 05:36 PM</text:p>
          </table:table-cell>
          <table:table-cell office:value-type="float" office:value="0.122660317784" calcext:value-type="float">
            <text:p>0.1226603178</text:p>
          </table:table-cell>
          <table:table-cell office:value-type="float" office:value="0.0249617264128" calcext:value-type="float">
            <text:p>0.0249617264</text:p>
          </table:table-cell>
          <table:table-cell office:value-type="float" office:value="-8.73" calcext:value-type="float">
            <text:p>-8.73</text:p>
          </table:table-cell>
          <table:table-cell office:value-type="float" office:value="0" calcext:value-type="float">
            <text:p>0</text:p>
          </table:table-cell>
          <table:table-cell office:value-type="float" office:value="1456" calcext:value-type="float">
            <text:p>1456</text:p>
          </table:table-cell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4T18:05:45.6" calcext:value-type="date">
            <text:p>01/14/00 06:05 PM</text:p>
          </table:table-cell>
          <table:table-cell office:value-type="float" office:value="0.122660317784" calcext:value-type="float">
            <text:p>0.1226603178</text:p>
          </table:table-cell>
          <table:table-cell office:value-type="float" office:value="0.0249617264128" calcext:value-type="float">
            <text:p>0.0249617264</text:p>
          </table:table-cell>
          <table:table-cell office:value-type="float" office:value="-8.71" calcext:value-type="float">
            <text:p>-8.71</text:p>
          </table:table-cell>
          <table:table-cell office:value-type="float" office:value="0" calcext:value-type="float">
            <text:p>0</text:p>
          </table:table-cell>
          <table:table-cell office:value-type="float" office:value="1455" calcext:value-type="float">
            <text:p>1455</text:p>
          </table:table-cell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4T18:34:33.6" calcext:value-type="date">
            <text:p>01/14/00 06:34 PM</text:p>
          </table:table-cell>
          <table:table-cell office:value-type="float" office:value="0.122660317784" calcext:value-type="float">
            <text:p>0.1226603178</text:p>
          </table:table-cell>
          <table:table-cell office:value-type="float" office:value="0.0249617264128" calcext:value-type="float">
            <text:p>0.0249617264</text:p>
          </table:table-cell>
          <table:table-cell office:value-type="float" office:value="-8.71" calcext:value-type="float">
            <text:p>-8.71</text:p>
          </table:table-cell>
          <table:table-cell office:value-type="float" office:value="0" calcext:value-type="float">
            <text:p>0</text:p>
          </table:table-cell>
          <table:table-cell office:value-type="float" office:value="1456" calcext:value-type="float">
            <text:p>1456</text:p>
          </table:table-cell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4T19:03:21.6" calcext:value-type="date">
            <text:p>01/14/00 07:03 PM</text:p>
          </table:table-cell>
          <table:table-cell office:value-type="float" office:value="0.122660317784" calcext:value-type="float">
            <text:p>0.1226603178</text:p>
          </table:table-cell>
          <table:table-cell office:value-type="float" office:value="0.0249617264128" calcext:value-type="float">
            <text:p>0.0249617264</text:p>
          </table:table-cell>
          <table:table-cell office:value-type="float" office:value="-8.69" calcext:value-type="float">
            <text:p>-8.69</text:p>
          </table:table-cell>
          <table:table-cell office:value-type="float" office:value="0" calcext:value-type="float">
            <text:p>0</text:p>
          </table:table-cell>
          <table:table-cell office:value-type="float" office:value="1455" calcext:value-type="float">
            <text:p>1455</text:p>
          </table:table-cell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4T19:32:09.6" calcext:value-type="date">
            <text:p>01/14/00 07:32 PM</text:p>
          </table:table-cell>
          <table:table-cell office:value-type="float" office:value="0.122660317784" calcext:value-type="float">
            <text:p>0.1226603178</text:p>
          </table:table-cell>
          <table:table-cell office:value-type="float" office:value="0.0249617264128" calcext:value-type="float">
            <text:p>0.0249617264</text:p>
          </table:table-cell>
          <table:table-cell office:value-type="float" office:value="-8.65" calcext:value-type="float">
            <text:p>-8.65</text:p>
          </table:table-cell>
          <table:table-cell office:value-type="float" office:value="0" calcext:value-type="float">
            <text:p>0</text:p>
          </table:table-cell>
          <table:table-cell office:value-type="float" office:value="1456" calcext:value-type="float">
            <text:p>1456</text:p>
          </table:table-cell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4T20:00:57.6" calcext:value-type="date">
            <text:p>01/14/00 08:00 PM</text:p>
          </table:table-cell>
          <table:table-cell office:value-type="float" office:value="0.122660317784" calcext:value-type="float">
            <text:p>0.1226603178</text:p>
          </table:table-cell>
          <table:table-cell office:value-type="float" office:value="0.0249617264128" calcext:value-type="float">
            <text:p>0.0249617264</text:p>
          </table:table-cell>
          <table:table-cell office:value-type="float" office:value="-8.61" calcext:value-type="float">
            <text:p>-8.61</text:p>
          </table:table-cell>
          <table:table-cell office:value-type="float" office:value="0" calcext:value-type="float">
            <text:p>0</text:p>
          </table:table-cell>
          <table:table-cell office:value-type="float" office:value="1456" calcext:value-type="float">
            <text:p>1456</text:p>
          </table:table-cell>
          <table:table-cell office:value-type="float" office:value="1527" calcext:value-type="float">
            <text:p>1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4T20:29:45.6" calcext:value-type="date">
            <text:p>01/14/00 08:29 PM</text:p>
          </table:table-cell>
          <table:table-cell office:value-type="float" office:value="0.122660317784" calcext:value-type="float">
            <text:p>0.1226603178</text:p>
          </table:table-cell>
          <table:table-cell office:value-type="float" office:value="0.0249617264128" calcext:value-type="float">
            <text:p>0.0249617264</text:p>
          </table:table-cell>
          <table:table-cell office:value-type="float" office:value="-8.6" calcext:value-type="float">
            <text:p>-8.6</text:p>
          </table:table-cell>
          <table:table-cell office:value-type="float" office:value="0" calcext:value-type="float">
            <text:p>0</text:p>
          </table:table-cell>
          <table:table-cell office:value-type="float" office:value="1452" calcext:value-type="float">
            <text:p>1452</text:p>
          </table:table-cell>
          <table:table-cell office:value-type="float" office:value="1527" calcext:value-type="float">
            <text:p>1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4T20:58:33.6" calcext:value-type="date">
            <text:p>01/14/00 08:58 PM</text:p>
          </table:table-cell>
          <table:table-cell office:value-type="float" office:value="0.122660317784" calcext:value-type="float">
            <text:p>0.1226603178</text:p>
          </table:table-cell>
          <table:table-cell office:value-type="float" office:value="0.0249617264128" calcext:value-type="float">
            <text:p>0.0249617264</text:p>
          </table:table-cell>
          <table:table-cell office:value-type="float" office:value="-8.61" calcext:value-type="float">
            <text:p>-8.61</text:p>
          </table:table-cell>
          <table:table-cell office:value-type="float" office:value="0" calcext:value-type="float">
            <text:p>0</text:p>
          </table:table-cell>
          <table:table-cell office:value-type="float" office:value="1452" calcext:value-type="float">
            <text:p>1452</text:p>
          </table:table-cell>
          <table:table-cell office:value-type="float" office:value="1528" calcext:value-type="float">
            <text:p>1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4T21:27:21.6" calcext:value-type="date">
            <text:p>01/14/00 09:27 PM</text:p>
          </table:table-cell>
          <table:table-cell office:value-type="float" office:value="0.122660317784" calcext:value-type="float">
            <text:p>0.1226603178</text:p>
          </table:table-cell>
          <table:table-cell office:value-type="float" office:value="0.0249617264128" calcext:value-type="float">
            <text:p>0.0249617264</text:p>
          </table:table-cell>
          <table:table-cell office:value-type="float" office:value="-8.62" calcext:value-type="float">
            <text:p>-8.62</text:p>
          </table:table-cell>
          <table:table-cell office:value-type="float" office:value="0" calcext:value-type="float">
            <text:p>0</text:p>
          </table:table-cell>
          <table:table-cell office:value-type="float" office:value="1451" calcext:value-type="float">
            <text:p>1451</text:p>
          </table:table-cell>
          <table:table-cell office:value-type="float" office:value="1527" calcext:value-type="float">
            <text:p>1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4T21:56:09.6" calcext:value-type="date">
            <text:p>01/14/00 09:56 PM</text:p>
          </table:table-cell>
          <table:table-cell office:value-type="float" office:value="0.122660317784" calcext:value-type="float">
            <text:p>0.1226603178</text:p>
          </table:table-cell>
          <table:table-cell office:value-type="float" office:value="0.0249617264128" calcext:value-type="float">
            <text:p>0.0249617264</text:p>
          </table:table-cell>
          <table:table-cell office:value-type="float" office:value="-8.6" calcext:value-type="float">
            <text:p>-8.6</text:p>
          </table:table-cell>
          <table:table-cell office:value-type="float" office:value="0" calcext:value-type="float">
            <text:p>0</text:p>
          </table:table-cell>
          <table:table-cell office:value-type="float" office:value="1452" calcext:value-type="float">
            <text:p>1452</text:p>
          </table:table-cell>
          <table:table-cell office:value-type="float" office:value="1527" calcext:value-type="float">
            <text:p>1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4T22:24:57.6" calcext:value-type="date">
            <text:p>01/14/00 10:24 PM</text:p>
          </table:table-cell>
          <table:table-cell office:value-type="float" office:value="0.122660317784" calcext:value-type="float">
            <text:p>0.1226603178</text:p>
          </table:table-cell>
          <table:table-cell office:value-type="float" office:value="0.0249617264128" calcext:value-type="float">
            <text:p>0.0249617264</text:p>
          </table:table-cell>
          <table:table-cell office:value-type="float" office:value="-8.59" calcext:value-type="float">
            <text:p>-8.59</text:p>
          </table:table-cell>
          <table:table-cell office:value-type="float" office:value="0" calcext:value-type="float">
            <text:p>0</text:p>
          </table:table-cell>
          <table:table-cell office:value-type="float" office:value="1452" calcext:value-type="float">
            <text:p>1452</text:p>
          </table:table-cell>
          <table:table-cell office:value-type="float" office:value="1528" calcext:value-type="float">
            <text:p>1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4T22:53:45.6" calcext:value-type="date">
            <text:p>01/14/00 10:53 PM</text:p>
          </table:table-cell>
          <table:table-cell office:value-type="float" office:value="0.122660317784" calcext:value-type="float">
            <text:p>0.1226603178</text:p>
          </table:table-cell>
          <table:table-cell office:value-type="float" office:value="0.0249617264128" calcext:value-type="float">
            <text:p>0.0249617264</text:p>
          </table:table-cell>
          <table:table-cell office:value-type="float" office:value="-8.59" calcext:value-type="float">
            <text:p>-8.59</text:p>
          </table:table-cell>
          <table:table-cell office:value-type="float" office:value="0" calcext:value-type="float">
            <text:p>0</text:p>
          </table:table-cell>
          <table:table-cell office:value-type="float" office:value="1452" calcext:value-type="float">
            <text:p>1452</text:p>
          </table:table-cell>
          <table:table-cell office:value-type="float" office:value="1527" calcext:value-type="float">
            <text:p>1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4T23:22:33.6" calcext:value-type="date">
            <text:p>01/14/00 11:22 PM</text:p>
          </table:table-cell>
          <table:table-cell office:value-type="float" office:value="0.122660317784" calcext:value-type="float">
            <text:p>0.1226603178</text:p>
          </table:table-cell>
          <table:table-cell office:value-type="float" office:value="0.0249617264128" calcext:value-type="float">
            <text:p>0.0249617264</text:p>
          </table:table-cell>
          <table:table-cell office:value-type="float" office:value="-8.59" calcext:value-type="float">
            <text:p>-8.59</text:p>
          </table:table-cell>
          <table:table-cell office:value-type="float" office:value="0" calcext:value-type="float">
            <text:p>0</text:p>
          </table:table-cell>
          <table:table-cell office:value-type="float" office:value="1452" calcext:value-type="float">
            <text:p>1452</text:p>
          </table:table-cell>
          <table:table-cell office:value-type="float" office:value="1527" calcext:value-type="float">
            <text:p>1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4T23:51:21.6" calcext:value-type="date">
            <text:p>01/14/00 11:51 PM</text:p>
          </table:table-cell>
          <table:table-cell office:value-type="float" office:value="0.122660317784" calcext:value-type="float">
            <text:p>0.1226603178</text:p>
          </table:table-cell>
          <table:table-cell office:value-type="float" office:value="0.0249617264128" calcext:value-type="float">
            <text:p>0.0249617264</text:p>
          </table:table-cell>
          <table:table-cell office:value-type="float" office:value="-8.6" calcext:value-type="float">
            <text:p>-8.6</text:p>
          </table:table-cell>
          <table:table-cell office:value-type="float" office:value="0" calcext:value-type="float">
            <text:p>0</text:p>
          </table:table-cell>
          <table:table-cell office:value-type="float" office:value="1430" calcext:value-type="float">
            <text:p>1430</text:p>
          </table:table-cell>
          <table:table-cell office:value-type="float" office:value="1523" calcext:value-type="float">
            <text:p>1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5T00:20:09.6" calcext:value-type="date">
            <text:p>01/15/00 12:20 AM</text:p>
          </table:table-cell>
          <table:table-cell office:value-type="float" office:value="0.122660317784" calcext:value-type="float">
            <text:p>0.1226603178</text:p>
          </table:table-cell>
          <table:table-cell office:value-type="float" office:value="0.0249617264128" calcext:value-type="float">
            <text:p>0.0249617264</text:p>
          </table:table-cell>
          <table:table-cell office:value-type="float" office:value="-8.59" calcext:value-type="float">
            <text:p>-8.59</text:p>
          </table:table-cell>
          <table:table-cell office:value-type="float" office:value="0" calcext:value-type="float">
            <text:p>0</text:p>
          </table:table-cell>
          <table:table-cell office:value-type="float" office:value="1426" calcext:value-type="float">
            <text:p>1426</text:p>
          </table:table-cell>
          <table:table-cell office:value-type="float" office:value="1523" calcext:value-type="float">
            <text:p>1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5T00:48:57.6" calcext:value-type="date">
            <text:p>01/15/00 12:48 AM</text:p>
          </table:table-cell>
          <table:table-cell office:value-type="float" office:value="0.122660317784" calcext:value-type="float">
            <text:p>0.1226603178</text:p>
          </table:table-cell>
          <table:table-cell office:value-type="float" office:value="0.0249617264128" calcext:value-type="float">
            <text:p>0.0249617264</text:p>
          </table:table-cell>
          <table:table-cell office:value-type="float" office:value="-8.6" calcext:value-type="float">
            <text:p>-8.6</text:p>
          </table:table-cell>
          <table:table-cell office:value-type="float" office:value="0" calcext:value-type="float">
            <text:p>0</text:p>
          </table:table-cell>
          <table:table-cell office:value-type="float" office:value="1424" calcext:value-type="float">
            <text:p>1424</text:p>
          </table:table-cell>
          <table:table-cell office:value-type="float" office:value="1522" calcext:value-type="float">
            <text:p>1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5T01:17:45.6" calcext:value-type="date">
            <text:p>01/15/00 01:17 AM</text:p>
          </table:table-cell>
          <table:table-cell office:value-type="float" office:value="0.122660317784" calcext:value-type="float">
            <text:p>0.1226603178</text:p>
          </table:table-cell>
          <table:table-cell office:value-type="float" office:value="0.0249617264128" calcext:value-type="float">
            <text:p>0.0249617264</text:p>
          </table:table-cell>
          <table:table-cell office:value-type="float" office:value="-8.59" calcext:value-type="float">
            <text:p>-8.59</text:p>
          </table:table-cell>
          <table:table-cell office:value-type="float" office:value="0" calcext:value-type="float">
            <text:p>0</text:p>
          </table:table-cell>
          <table:table-cell office:value-type="float" office:value="1424" calcext:value-type="float">
            <text:p>1424</text:p>
          </table:table-cell>
          <table:table-cell office:value-type="float" office:value="1519" calcext:value-type="float">
            <text:p>1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5T01:46:33.6" calcext:value-type="date">
            <text:p>01/15/00 01:46 AM</text:p>
          </table:table-cell>
          <table:table-cell office:value-type="float" office:value="0.121027188977" calcext:value-type="float">
            <text:p>0.121027189</text:p>
          </table:table-cell>
          <table:table-cell office:value-type="float" office:value="0.025208743232" calcext:value-type="float">
            <text:p>0.0252087432</text:p>
          </table:table-cell>
          <table:table-cell office:value-type="float" office:value="-8.59" calcext:value-type="float">
            <text:p>-8.59</text:p>
          </table:table-cell>
          <table:table-cell office:value-type="float" office:value="0" calcext:value-type="float">
            <text:p>0</text:p>
          </table:table-cell>
          <table:table-cell office:value-type="float" office:value="1423" calcext:value-type="float">
            <text:p>1423</text:p>
          </table:table-cell>
          <table:table-cell office:value-type="float" office:value="1521" calcext:value-type="float">
            <text:p>1521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5T02:15:21.6" calcext:value-type="date">
            <text:p>01/15/00 02:15 AM</text:p>
          </table:table-cell>
          <table:table-cell office:value-type="float" office:value="0.121027188977" calcext:value-type="float">
            <text:p>0.121027189</text:p>
          </table:table-cell>
          <table:table-cell office:value-type="float" office:value="0.025208743232" calcext:value-type="float">
            <text:p>0.0252087432</text:p>
          </table:table-cell>
          <table:table-cell office:value-type="float" office:value="-8.58" calcext:value-type="float">
            <text:p>-8.58</text:p>
          </table:table-cell>
          <table:table-cell office:value-type="float" office:value="0" calcext:value-type="float">
            <text:p>0</text:p>
          </table:table-cell>
          <table:table-cell office:value-type="float" office:value="1424" calcext:value-type="float">
            <text:p>1424</text:p>
          </table:table-cell>
          <table:table-cell office:value-type="float" office:value="1521" calcext:value-type="float">
            <text:p>1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5T02:44:09.6" calcext:value-type="date">
            <text:p>01/15/00 02:44 AM</text:p>
          </table:table-cell>
          <table:table-cell office:value-type="float" office:value="0.119394017197" calcext:value-type="float">
            <text:p>0.1193940172</text:p>
          </table:table-cell>
          <table:table-cell office:value-type="float" office:value="0.0254554750301" calcext:value-type="float">
            <text:p>0.025455475</text:p>
          </table:table-cell>
          <table:table-cell office:value-type="float" office:value="-8.58" calcext:value-type="float">
            <text:p>-8.58</text:p>
          </table:table-cell>
          <table:table-cell office:value-type="float" office:value="0" calcext:value-type="float">
            <text:p>0</text:p>
          </table:table-cell>
          <table:table-cell office:value-type="float" office:value="1424" calcext:value-type="float">
            <text:p>1424</text:p>
          </table:table-cell>
          <table:table-cell office:value-type="float" office:value="1521" calcext:value-type="float">
            <text:p>1521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5T03:12:57.6" calcext:value-type="date">
            <text:p>01/15/00 03:12 AM</text:p>
          </table:table-cell>
          <table:table-cell office:value-type="float" office:value="0.117761583987" calcext:value-type="float">
            <text:p>0.117761584</text:p>
          </table:table-cell>
          <table:table-cell office:value-type="float" office:value="0.0257015170241" calcext:value-type="float">
            <text:p>0.025701517</text:p>
          </table:table-cell>
          <table:table-cell office:value-type="float" office:value="-8.56" calcext:value-type="float">
            <text:p>-8.56</text:p>
          </table:table-cell>
          <table:table-cell office:value-type="float" office:value="0" calcext:value-type="float">
            <text:p>0</text:p>
          </table:table-cell>
          <table:table-cell office:value-type="float" office:value="1424" calcext:value-type="float">
            <text:p>1424</text:p>
          </table:table-cell>
          <table:table-cell office:value-type="float" office:value="1522" calcext:value-type="float">
            <text:p>1522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5T03:41:45.6" calcext:value-type="date">
            <text:p>01/15/00 03:41 AM</text:p>
          </table:table-cell>
          <table:table-cell office:value-type="float" office:value="0.114496276295" calcext:value-type="float">
            <text:p>0.1144962763</text:p>
          </table:table-cell>
          <table:table-cell office:value-type="float" office:value="0.026191987395" calcext:value-type="float">
            <text:p>0.0261919874</text:p>
          </table:table-cell>
          <table:table-cell office:value-type="float" office:value="-8.52" calcext:value-type="float">
            <text:p>-8.52</text:p>
          </table:table-cell>
          <table:table-cell office:value-type="float" office:value="0" calcext:value-type="float">
            <text:p>0</text:p>
          </table:table-cell>
          <table:table-cell office:value-type="float" office:value="1426" calcext:value-type="float">
            <text:p>1426</text:p>
          </table:table-cell>
          <table:table-cell office:value-type="float" office:value="1522" calcext:value-type="float">
            <text:p>1522</text:p>
          </table:table-cell>
          <table:table-cell office:value-type="float" office:value="-0.262384615385" calcext:value-type="float">
            <text:p>-0.2623846154</text:p>
          </table:table-cell>
        </table:table-row>
        <table:table-row table:style-name="ro1">
          <table:table-cell office:value-type="date" office:date-value="1900-01-15T04:19:12" calcext:value-type="date">
            <text:p>01/15/00 04:19 AM</text:p>
          </table:table-cell>
          <table:table-cell office:value-type="float" office:value="0.11122872716" calcext:value-type="float">
            <text:p>0.1112287272</text:p>
          </table:table-cell>
          <table:table-cell office:value-type="float" office:value="0.0266786959745" calcext:value-type="float">
            <text:p>0.026678696</text:p>
          </table:table-cell>
          <table:table-cell office:value-type="float" office:value="-8.45" calcext:value-type="float">
            <text:p>-8.45</text:p>
          </table:table-cell>
          <table:table-cell office:value-type="float" office:value="0" calcext:value-type="float">
            <text:p>0</text:p>
          </table:table-cell>
          <table:table-cell office:value-type="float" office:value="1426" calcext:value-type="float">
            <text:p>1426</text:p>
          </table:table-cell>
          <table:table-cell office:value-type="float" office:value="1521" calcext:value-type="float">
            <text:p>1521</text:p>
          </table:table-cell>
          <table:table-cell office:value-type="float" office:value="-0.3411" calcext:value-type="float">
            <text:p>-0.3411</text:p>
          </table:table-cell>
        </table:table-row>
        <table:table-row table:style-name="ro1">
          <table:table-cell office:value-type="date" office:date-value="1900-01-15T04:48:00" calcext:value-type="date">
            <text:p>01/15/00 04:48 AM</text:p>
          </table:table-cell>
          <table:table-cell office:value-type="float" office:value="0.107962488964" calcext:value-type="float">
            <text:p>0.107962489</text:p>
          </table:table-cell>
          <table:table-cell office:value-type="float" office:value="0.0271628972705" calcext:value-type="float">
            <text:p>0.0271628973</text:p>
          </table:table-cell>
          <table:table-cell office:value-type="float" office:value="-8.41" calcext:value-type="float">
            <text:p>-8.41</text:p>
          </table:table-cell>
          <table:table-cell office:value-type="float" office:value="0" calcext:value-type="float">
            <text:p>0</text:p>
          </table:table-cell>
          <table:table-cell office:value-type="float" office:value="1442" calcext:value-type="float">
            <text:p>1442</text:p>
          </table:table-cell>
          <table:table-cell office:value-type="float" office:value="1522" calcext:value-type="float">
            <text:p>1522</text:p>
          </table:table-cell>
          <table:table-cell office:value-type="float" office:value="-0.3411" calcext:value-type="float">
            <text:p>-0.3411</text:p>
          </table:table-cell>
        </table:table-row>
        <table:table-row table:style-name="ro1">
          <table:table-cell office:value-type="date" office:date-value="1900-01-15T05:16:48" calcext:value-type="date">
            <text:p>01/15/00 05:16 AM</text:p>
          </table:table-cell>
          <table:table-cell office:value-type="float" office:value="0.104695915386" calcext:value-type="float">
            <text:p>0.1046959154</text:p>
          </table:table-cell>
          <table:table-cell office:value-type="float" office:value="0.0276448184592" calcext:value-type="float">
            <text:p>0.0276448185</text:p>
          </table:table-cell>
          <table:table-cell office:value-type="float" office:value="-8.37" calcext:value-type="float">
            <text:p>-8.37</text:p>
          </table:table-cell>
          <table:table-cell office:value-type="float" office:value="0" calcext:value-type="float">
            <text:p>0</text:p>
          </table:table-cell>
          <table:table-cell office:value-type="float" office:value="1458" calcext:value-type="float">
            <text:p>1458</text:p>
          </table:table-cell>
          <table:table-cell office:value-type="float" office:value="1522" calcext:value-type="float">
            <text:p>1522</text:p>
          </table:table-cell>
          <table:table-cell office:value-type="float" office:value="-0.3411" calcext:value-type="float">
            <text:p>-0.3411</text:p>
          </table:table-cell>
        </table:table-row>
        <table:table-row table:style-name="ro1">
          <table:table-cell office:value-type="date" office:date-value="1900-01-15T05:45:36" calcext:value-type="date">
            <text:p>01/15/00 05:45 AM</text:p>
          </table:table-cell>
          <table:table-cell office:value-type="float" office:value="0.0997925643526" calcext:value-type="float">
            <text:p>0.0997925644</text:p>
          </table:table-cell>
          <table:table-cell office:value-type="float" office:value="0.0283630344251" calcext:value-type="float">
            <text:p>0.0283630344</text:p>
          </table:table-cell>
          <table:table-cell office:value-type="float" office:value="-8.3" calcext:value-type="float">
            <text:p>-8.3</text:p>
          </table:table-cell>
          <table:table-cell office:value-type="float" office:value="0" calcext:value-type="float">
            <text:p>0</text:p>
          </table:table-cell>
          <table:table-cell office:value-type="float" office:value="1471" calcext:value-type="float">
            <text:p>1471</text:p>
          </table:table-cell>
          <table:table-cell office:value-type="float" office:value="1521" calcext:value-type="float">
            <text:p>1521</text:p>
          </table:table-cell>
          <table:table-cell office:value-type="float" office:value="-0.51165" calcext:value-type="float">
            <text:p>-0.51165</text:p>
          </table:table-cell>
        </table:table-row>
        <table:table-row table:style-name="ro1">
          <table:table-cell office:value-type="date" office:date-value="1900-01-15T06:14:24" calcext:value-type="date">
            <text:p>01/15/00 06:14 AM</text:p>
          </table:table-cell>
          <table:table-cell office:value-type="float" office:value="0.0948884700874" calcext:value-type="float">
            <text:p>0.0948884701</text:p>
          </table:table-cell>
          <table:table-cell office:value-type="float" office:value="0.0290761161245" calcext:value-type="float">
            <text:p>0.0290761161</text:p>
          </table:table-cell>
          <table:table-cell office:value-type="float" office:value="-8.24" calcext:value-type="float">
            <text:p>-8.24</text:p>
          </table:table-cell>
          <table:table-cell office:value-type="float" office:value="0" calcext:value-type="float">
            <text:p>0</text:p>
          </table:table-cell>
          <table:table-cell office:value-type="float" office:value="1478" calcext:value-type="float">
            <text:p>1478</text:p>
          </table:table-cell>
          <table:table-cell office:value-type="float" office:value="1521" calcext:value-type="float">
            <text:p>1521</text:p>
          </table:table-cell>
          <table:table-cell office:value-type="float" office:value="-0.51165" calcext:value-type="float">
            <text:p>-0.51165</text:p>
          </table:table-cell>
        </table:table-row>
        <table:table-row table:style-name="ro1">
          <table:table-cell office:value-type="date" office:date-value="1900-01-15T06:43:12" calcext:value-type="date">
            <text:p>01/15/00 06:43 AM</text:p>
          </table:table-cell>
          <table:table-cell office:value-type="float" office:value="0.089981049797" calcext:value-type="float">
            <text:p>0.0899810498</text:p>
          </table:table-cell>
          <table:table-cell office:value-type="float" office:value="0.0297835215721" calcext:value-type="float">
            <text:p>0.0297835216</text:p>
          </table:table-cell>
          <table:table-cell office:value-type="float" office:value="-8.17" calcext:value-type="float">
            <text:p>-8.17</text:p>
          </table:table-cell>
          <table:table-cell office:value-type="float" office:value="0" calcext:value-type="float">
            <text:p>0</text:p>
          </table:table-cell>
          <table:table-cell office:value-type="float" office:value="1481" calcext:value-type="float">
            <text:p>1481</text:p>
          </table:table-cell>
          <table:table-cell office:value-type="float" office:value="1520" calcext:value-type="float">
            <text:p>1520</text:p>
          </table:table-cell>
          <table:table-cell office:value-type="float" office:value="-0.51165" calcext:value-type="float">
            <text:p>-0.51165</text:p>
          </table:table-cell>
        </table:table-row>
        <table:table-row table:style-name="ro1">
          <table:table-cell office:value-type="date" office:date-value="1900-01-15T07:12:00" calcext:value-type="date">
            <text:p>01/15/00 07:12 AM</text:p>
          </table:table-cell>
          <table:table-cell office:value-type="float" office:value="0.0850737970176" calcext:value-type="float">
            <text:p>0.085073797</text:p>
          </table:table-cell>
          <table:table-cell office:value-type="float" office:value="0.0304743458195" calcext:value-type="float">
            <text:p>0.0304743458</text:p>
          </table:table-cell>
          <table:table-cell office:value-type="float" office:value="-7.98" calcext:value-type="float">
            <text:p>-7.98</text:p>
          </table:table-cell>
          <table:table-cell office:value-type="float" office:value="0" calcext:value-type="float">
            <text:p>0</text:p>
          </table:table-cell>
          <table:table-cell office:value-type="float" office:value="1481" calcext:value-type="float">
            <text:p>1481</text:p>
          </table:table-cell>
          <table:table-cell office:value-type="float" office:value="1521" calcext:value-type="float">
            <text:p>1521</text:p>
          </table:table-cell>
          <table:table-cell office:value-type="float" office:value="-0.51165" calcext:value-type="float">
            <text:p>-0.51165</text:p>
          </table:table-cell>
        </table:table-row>
        <table:table-row table:style-name="ro1">
          <table:table-cell office:value-type="date" office:date-value="1900-01-15T07:40:48" calcext:value-type="date">
            <text:p>01/15/00 07:40 AM</text:p>
          </table:table-cell>
          <table:table-cell office:value-type="float" office:value="0.0817979904583" calcext:value-type="float">
            <text:p>0.0817979905</text:p>
          </table:table-cell>
          <table:table-cell office:value-type="float" office:value="0.0309266614789" calcext:value-type="float">
            <text:p>0.0309266615</text:p>
          </table:table-cell>
          <table:table-cell office:value-type="float" office:value="-7.84" calcext:value-type="float">
            <text:p>-7.84</text:p>
          </table:table-cell>
          <table:table-cell office:value-type="float" office:value="0" calcext:value-type="float">
            <text:p>0</text:p>
          </table:table-cell>
          <table:table-cell office:value-type="float" office:value="1484" calcext:value-type="float">
            <text:p>1484</text:p>
          </table:table-cell>
          <table:table-cell office:value-type="float" office:value="1519" calcext:value-type="float">
            <text:p>1519</text:p>
          </table:table-cell>
          <table:table-cell office:value-type="float" office:value="-0.3411" calcext:value-type="float">
            <text:p>-0.3411</text:p>
          </table:table-cell>
        </table:table-row>
        <table:table-row table:style-name="ro1">
          <table:table-cell office:value-type="date" office:date-value="1900-01-15T08:09:36" calcext:value-type="date">
            <text:p>01/15/00 08:09 AM</text:p>
          </table:table-cell>
          <table:table-cell office:value-type="float" office:value="0.0785211718694" calcext:value-type="float">
            <text:p>0.0785211719</text:p>
          </table:table-cell>
          <table:table-cell office:value-type="float" office:value="0.0313715442109" calcext:value-type="float">
            <text:p>0.0313715442</text:p>
          </table:table-cell>
          <table:table-cell office:value-type="float" office:value="-7.71" calcext:value-type="float">
            <text:p>-7.71</text:p>
          </table:table-cell>
          <table:table-cell office:value-type="float" office:value="0" calcext:value-type="float">
            <text:p>0</text:p>
          </table:table-cell>
          <table:table-cell office:value-type="float" office:value="1484" calcext:value-type="float">
            <text:p>1484</text:p>
          </table:table-cell>
          <table:table-cell office:value-type="float" office:value="1519" calcext:value-type="float">
            <text:p>1519</text:p>
          </table:table-cell>
          <table:table-cell office:value-type="float" office:value="-0.3411" calcext:value-type="float">
            <text:p>-0.3411</text:p>
          </table:table-cell>
        </table:table-row>
        <table:table-row table:style-name="ro1">
          <table:table-cell office:value-type="date" office:date-value="1900-01-15T08:38:24" calcext:value-type="date">
            <text:p>01/15/00 08:38 AM</text:p>
          </table:table-cell>
          <table:table-cell office:value-type="float" office:value="0.073609143696" calcext:value-type="float">
            <text:p>0.0736091437</text:p>
          </table:table-cell>
          <table:table-cell office:value-type="float" office:value="0.0320272414444" calcext:value-type="float">
            <text:p>0.0320272414</text:p>
          </table:table-cell>
          <table:table-cell office:value-type="float" office:value="-7.57" calcext:value-type="float">
            <text:p>-7.57</text:p>
          </table:table-cell>
          <table:table-cell office:value-type="float" office:value="0" calcext:value-type="float">
            <text:p>0</text:p>
          </table:table-cell>
          <table:table-cell office:value-type="float" office:value="1483" calcext:value-type="float">
            <text:p>1483</text:p>
          </table:table-cell>
          <table:table-cell office:value-type="float" office:value="1521" calcext:value-type="float">
            <text:p>1521</text:p>
          </table:table-cell>
          <table:table-cell office:value-type="float" office:value="-0.51165" calcext:value-type="float">
            <text:p>-0.51165</text:p>
          </table:table-cell>
        </table:table-row>
        <table:table-row table:style-name="ro1">
          <table:table-cell office:value-type="date" office:date-value="1900-01-15T09:07:12" calcext:value-type="date">
            <text:p>01/15/00 09:07 AM</text:p>
          </table:table-cell>
          <table:table-cell office:value-type="float" office:value="0.0703335693771" calcext:value-type="float">
            <text:p>0.0703335694</text:p>
          </table:table-cell>
          <table:table-cell office:value-type="float" office:value="0.0324562844842" calcext:value-type="float">
            <text:p>0.0324562845</text:p>
          </table:table-cell>
          <table:table-cell office:value-type="float" office:value="-7.44" calcext:value-type="float">
            <text:p>-7.44</text:p>
          </table:table-cell>
          <table:table-cell office:value-type="float" office:value="0" calcext:value-type="float">
            <text:p>0</text:p>
          </table:table-cell>
          <table:table-cell office:value-type="float" office:value="1484" calcext:value-type="float">
            <text:p>1484</text:p>
          </table:table-cell>
          <table:table-cell office:value-type="float" office:value="1521" calcext:value-type="float">
            <text:p>1521</text:p>
          </table:table-cell>
          <table:table-cell office:value-type="float" office:value="-0.3411" calcext:value-type="float">
            <text:p>-0.3411</text:p>
          </table:table-cell>
        </table:table-row>
        <table:table-row table:style-name="ro1">
          <table:table-cell office:value-type="date" office:date-value="1900-01-15T09:36:00" calcext:value-type="date">
            <text:p>01/15/00 09:36 AM</text:p>
          </table:table-cell>
          <table:table-cell office:value-type="float" office:value="0.0670571824491" calcext:value-type="float">
            <text:p>0.0670571824</text:p>
          </table:table-cell>
          <table:table-cell office:value-type="float" office:value="0.0328790387464" calcext:value-type="float">
            <text:p>0.0328790387</text:p>
          </table:table-cell>
          <table:table-cell office:value-type="float" office:value="-7.33" calcext:value-type="float">
            <text:p>-7.33</text:p>
          </table:table-cell>
          <table:table-cell office:value-type="float" office:value="0" calcext:value-type="float">
            <text:p>0</text:p>
          </table:table-cell>
          <table:table-cell office:value-type="float" office:value="1484" calcext:value-type="float">
            <text:p>1484</text:p>
          </table:table-cell>
          <table:table-cell office:value-type="float" office:value="1521" calcext:value-type="float">
            <text:p>1521</text:p>
          </table:table-cell>
          <table:table-cell office:value-type="float" office:value="-0.3411" calcext:value-type="float">
            <text:p>-0.3411</text:p>
          </table:table-cell>
        </table:table-row>
        <table:table-row table:style-name="ro1">
          <table:table-cell office:value-type="date" office:date-value="1900-01-15T10:04:48" calcext:value-type="date">
            <text:p>01/15/00 10:04 AM</text:p>
          </table:table-cell>
          <table:table-cell office:value-type="float" office:value="0.0637832333468" calcext:value-type="float">
            <text:p>0.0637832333</text:p>
          </table:table-cell>
          <table:table-cell office:value-type="float" office:value="0.0332945470407" calcext:value-type="float">
            <text:p>0.033294547</text:p>
          </table:table-cell>
          <table:table-cell office:value-type="float" office:value="-7.21" calcext:value-type="float">
            <text:p>-7.21</text:p>
          </table:table-cell>
          <table:table-cell office:value-type="float" office:value="0" calcext:value-type="float">
            <text:p>0</text:p>
          </table:table-cell>
          <table:table-cell office:value-type="float" office:value="1487" calcext:value-type="float">
            <text:p>1487</text:p>
          </table:table-cell>
          <table:table-cell office:value-type="float" office:value="1523" calcext:value-type="float">
            <text:p>1523</text:p>
          </table:table-cell>
          <table:table-cell office:value-type="float" office:value="-0.3411" calcext:value-type="float">
            <text:p>-0.3411</text:p>
          </table:table-cell>
        </table:table-row>
        <table:table-row table:style-name="ro1">
          <table:table-cell office:value-type="date" office:date-value="1900-01-15T10:33:36" calcext:value-type="date">
            <text:p>01/15/00 10:33 AM</text:p>
          </table:table-cell>
          <table:table-cell office:value-type="float" office:value="0.0605881271936" calcext:value-type="float">
            <text:p>0.0605881272</text:p>
          </table:table-cell>
          <table:table-cell office:value-type="float" office:value="0.0336940589903" calcext:value-type="float">
            <text:p>0.033694059</text:p>
          </table:table-cell>
          <table:table-cell office:value-type="float" office:value="-7.09" calcext:value-type="float">
            <text:p>-7.09</text:p>
          </table:table-cell>
          <table:table-cell office:value-type="float" office:value="0" calcext:value-type="float">
            <text:p>0</text:p>
          </table:table-cell>
          <table:table-cell office:value-type="float" office:value="1487" calcext:value-type="float">
            <text:p>1487</text:p>
          </table:table-cell>
          <table:table-cell office:value-type="float" office:value="1569" calcext:value-type="float">
            <text:p>1569</text:p>
          </table:table-cell>
          <table:table-cell office:value-type="float" office:value="-0.3411" calcext:value-type="float">
            <text:p>-0.3411</text:p>
          </table:table-cell>
        </table:table-row>
        <table:table-row table:style-name="ro1">
          <table:table-cell office:value-type="date" office:date-value="1900-01-15T11:02:24" calcext:value-type="date">
            <text:p>01/15/00 11:02 AM</text:p>
          </table:table-cell>
          <table:table-cell office:value-type="float" office:value="0.0574680542419" calcext:value-type="float">
            <text:p>0.0574680542</text:p>
          </table:table-cell>
          <table:table-cell office:value-type="float" office:value="0.0340782348986" calcext:value-type="float">
            <text:p>0.0340782349</text:p>
          </table:table-cell>
          <table:table-cell office:value-type="float" office:value="-6.97" calcext:value-type="float">
            <text:p>-6.97</text:p>
          </table:table-cell>
          <table:table-cell office:value-type="float" office:value="0" calcext:value-type="float">
            <text:p>0</text:p>
          </table:table-cell>
          <table:table-cell office:value-type="float" office:value="1487" calcext:value-type="float">
            <text:p>1487</text:p>
          </table:table-cell>
          <table:table-cell office:value-type="float" office:value="1609" calcext:value-type="float">
            <text:p>1609</text:p>
          </table:table-cell>
          <table:table-cell office:value-type="float" office:value="-0.3411" calcext:value-type="float">
            <text:p>-0.3411</text:p>
          </table:table-cell>
        </table:table-row>
        <table:table-row table:style-name="ro1">
          <table:table-cell office:value-type="date" office:date-value="1900-01-15T11:31:12" calcext:value-type="date">
            <text:p>01/15/00 11:31 AM</text:p>
          </table:table-cell>
          <table:table-cell office:value-type="float" office:value="0.0543707753627" calcext:value-type="float">
            <text:p>0.0543707754</text:p>
          </table:table-cell>
          <table:table-cell office:value-type="float" office:value="0.0344548648472" calcext:value-type="float">
            <text:p>0.0344548648</text:p>
          </table:table-cell>
          <table:table-cell office:value-type="float" office:value="-6.88" calcext:value-type="float">
            <text:p>-6.88</text:p>
          </table:table-cell>
          <table:table-cell office:value-type="float" office:value="0" calcext:value-type="float">
            <text:p>0</text:p>
          </table:table-cell>
          <table:table-cell office:value-type="float" office:value="1487" calcext:value-type="float">
            <text:p>1487</text:p>
          </table:table-cell>
          <table:table-cell office:value-type="float" office:value="1621" calcext:value-type="float">
            <text:p>1621</text:p>
          </table:table-cell>
          <table:table-cell office:value-type="float" office:value="-0.3411" calcext:value-type="float">
            <text:p>-0.3411</text:p>
          </table:table-cell>
        </table:table-row>
        <table:table-row table:style-name="ro1">
          <table:table-cell office:value-type="date" office:date-value="1900-01-15T12:00:00" calcext:value-type="date">
            <text:p>01/15/00 12:00 PM</text:p>
          </table:table-cell>
          <table:table-cell office:value-type="float" office:value="0.0528299419357" calcext:value-type="float">
            <text:p>0.0528299419</text:p>
          </table:table-cell>
          <table:table-cell office:value-type="float" office:value="0.0346396287373" calcext:value-type="float">
            <text:p>0.0346396287</text:p>
          </table:table-cell>
          <table:table-cell office:value-type="float" office:value="-6.81" calcext:value-type="float">
            <text:p>-6.81</text:p>
          </table:table-cell>
          <table:table-cell office:value-type="float" office:value="0" calcext:value-type="float">
            <text:p>0</text:p>
          </table:table-cell>
          <table:table-cell office:value-type="float" office:value="1487" calcext:value-type="float">
            <text:p>1487</text:p>
          </table:table-cell>
          <table:table-cell office:value-type="float" office:value="1629" calcext:value-type="float">
            <text:p>1629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5T12:28:48" calcext:value-type="date">
            <text:p>01/15/00 12:28 PM</text:p>
          </table:table-cell>
          <table:table-cell office:value-type="float" office:value="0.0512870798283" calcext:value-type="float">
            <text:p>0.0512870798</text:p>
          </table:table-cell>
          <table:table-cell office:value-type="float" office:value="0.0348243546658" calcext:value-type="float">
            <text:p>0.0348243547</text:p>
          </table:table-cell>
          <table:table-cell office:value-type="float" office:value="-6.8" calcext:value-type="float">
            <text:p>-6.8</text:p>
          </table:table-cell>
          <table:table-cell office:value-type="float" office:value="0" calcext:value-type="float">
            <text:p>0</text:p>
          </table:table-cell>
          <table:table-cell office:value-type="float" office:value="1487" calcext:value-type="float">
            <text:p>1487</text:p>
          </table:table-cell>
          <table:table-cell office:value-type="float" office:value="1627" calcext:value-type="float">
            <text:p>1627</text:p>
          </table:table-cell>
          <table:table-cell office:value-type="float" office:value="-0.179526315789" calcext:value-type="float">
            <text:p>-0.1795263158</text:p>
          </table:table-cell>
        </table:table-row>
        <table:table-row table:style-name="ro1">
          <table:table-cell office:value-type="date" office:date-value="1900-01-15T12:56:09.6" calcext:value-type="date">
            <text:p>01/15/00 12:56 PM</text:p>
          </table:table-cell>
          <table:table-cell office:value-type="float" office:value="0.0497455370714" calcext:value-type="float">
            <text:p>0.0497455371</text:p>
          </table:table-cell>
          <table:table-cell office:value-type="float" office:value="0.0350116556973" calcext:value-type="float">
            <text:p>0.0350116557</text:p>
          </table:table-cell>
          <table:table-cell office:value-type="float" office:value="-6.9" calcext:value-type="float">
            <text:p>-6.9</text:p>
          </table:table-cell>
          <table:table-cell office:value-type="float" office:value="0" calcext:value-type="float">
            <text:p>0</text:p>
          </table:table-cell>
          <table:table-cell office:value-type="float" office:value="1487" calcext:value-type="float">
            <text:p>1487</text:p>
          </table:table-cell>
          <table:table-cell office:value-type="float" office:value="1628" calcext:value-type="float">
            <text:p>1628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5T13:24:57.6" calcext:value-type="date">
            <text:p>01/15/00 01:24 PM</text:p>
          </table:table-cell>
          <table:table-cell office:value-type="float" office:value="0.0466375522668" calcext:value-type="float">
            <text:p>0.0466375523</text:p>
          </table:table-cell>
          <table:table-cell office:value-type="float" office:value="0.0353982954065" calcext:value-type="float">
            <text:p>0.0353982954</text:p>
          </table:table-cell>
          <table:table-cell office:value-type="float" office:value="-7.04" calcext:value-type="float">
            <text:p>-7.04</text:p>
          </table:table-cell>
          <table:table-cell office:value-type="float" office:value="0" calcext:value-type="float">
            <text:p>0</text:p>
          </table:table-cell>
          <table:table-cell office:value-type="float" office:value="1487" calcext:value-type="float">
            <text:p>1487</text:p>
          </table:table-cell>
          <table:table-cell office:value-type="float" office:value="1615" calcext:value-type="float">
            <text:p>1615</text:p>
          </table:table-cell>
          <table:table-cell office:value-type="float" office:value="-0.3411" calcext:value-type="float">
            <text:p>-0.3411</text:p>
          </table:table-cell>
        </table:table-row>
        <table:table-row table:style-name="ro1">
          <table:table-cell office:value-type="date" office:date-value="1900-01-15T13:53:45.6" calcext:value-type="date">
            <text:p>01/15/00 01:53 PM</text:p>
          </table:table-cell>
          <table:table-cell office:value-type="float" office:value="0.0450809001853" calcext:value-type="float">
            <text:p>0.0450809002</text:p>
          </table:table-cell>
          <table:table-cell office:value-type="float" office:value="0.035592605643" calcext:value-type="float">
            <text:p>0.0355926056</text:p>
          </table:table-cell>
          <table:table-cell office:value-type="float" office:value="-7.09" calcext:value-type="float">
            <text:p>-7.09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 office:value-type="float" office:value="1612" calcext:value-type="float">
            <text:p>1612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5T14:22:33.6" calcext:value-type="date">
            <text:p>01/15/00 02:22 PM</text:p>
          </table:table-cell>
          <table:table-cell office:value-type="float" office:value="0.0435104762242" calcext:value-type="float">
            <text:p>0.0435104762</text:p>
          </table:table-cell>
          <table:table-cell office:value-type="float" office:value="0.0357871844488" calcext:value-type="float">
            <text:p>0.0357871844</text:p>
          </table:table-cell>
          <table:table-cell office:value-type="float" office:value="-7.04" calcext:value-type="float">
            <text:p>-7.04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 office:value-type="float" office:value="1598" calcext:value-type="float">
            <text:p>1598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5T14:51:21.6" calcext:value-type="date">
            <text:p>01/15/00 02:51 PM</text:p>
          </table:table-cell>
          <table:table-cell office:value-type="float" office:value="0.0403587171468" calcext:value-type="float">
            <text:p>0.0403587171</text:p>
          </table:table-cell>
          <table:table-cell office:value-type="float" office:value="0.0361694078318" calcext:value-type="float">
            <text:p>0.0361694078</text:p>
          </table:table-cell>
          <table:table-cell office:value-type="float" office:value="-6.87" calcext:value-type="float">
            <text:p>-6.87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 office:value-type="float" office:value="1593" calcext:value-type="float">
            <text:p>1593</text:p>
          </table:table-cell>
          <table:table-cell office:value-type="float" office:value="-0.3411" calcext:value-type="float">
            <text:p>-0.3411</text:p>
          </table:table-cell>
        </table:table-row>
        <table:table-row table:style-name="ro1">
          <table:table-cell office:value-type="date" office:date-value="1900-01-15T15:20:09.6" calcext:value-type="date">
            <text:p>01/15/00 03:20 PM</text:p>
          </table:table-cell>
          <table:table-cell office:value-type="float" office:value="0.0387820708946" calcext:value-type="float">
            <text:p>0.0387820709</text:p>
          </table:table-cell>
          <table:table-cell office:value-type="float" office:value="0.0363527351522" calcext:value-type="float">
            <text:p>0.0363527352</text:p>
          </table:table-cell>
          <table:table-cell office:value-type="float" office:value="-6.61" calcext:value-type="float">
            <text:p>-6.61</text:p>
          </table:table-cell>
          <table:table-cell office:value-type="float" office:value="0" calcext:value-type="float">
            <text:p>0</text:p>
          </table:table-cell>
          <table:table-cell office:value-type="float" office:value="1487" calcext:value-type="float">
            <text:p>1487</text:p>
          </table:table-cell>
          <table:table-cell office:value-type="float" office:value="1593" calcext:value-type="float">
            <text:p>1593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5T15:48:57.6" calcext:value-type="date">
            <text:p>01/15/00 03:48 PM</text:p>
          </table:table-cell>
          <table:table-cell office:value-type="float" office:value="0.0372026397073" calcext:value-type="float">
            <text:p>0.0372026397</text:p>
          </table:table-cell>
          <table:table-cell office:value-type="float" office:value="0.0365285605461" calcext:value-type="float">
            <text:p>0.0365285605</text:p>
          </table:table-cell>
          <table:table-cell office:value-type="float" office:value="-6.33" calcext:value-type="float">
            <text:p>-6.33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 office:value-type="float" office:value="1591" calcext:value-type="float">
            <text:p>1591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5T16:17:45.6" calcext:value-type="date">
            <text:p>01/15/00 04:17 PM</text:p>
          </table:table-cell>
          <table:table-cell office:value-type="float" office:value="0.0356244941173" calcext:value-type="float">
            <text:p>0.0356244941</text:p>
          </table:table-cell>
          <table:table-cell office:value-type="float" office:value="0.0366983989235" calcext:value-type="float">
            <text:p>0.0366983989</text:p>
          </table:table-cell>
          <table:table-cell office:value-type="float" office:value="-6.12" calcext:value-type="float">
            <text:p>-6.12</text:p>
          </table:table-cell>
          <table:table-cell office:value-type="float" office:value="0" calcext:value-type="float">
            <text:p>0</text:p>
          </table:table-cell>
          <table:table-cell office:value-type="float" office:value="1487" calcext:value-type="float">
            <text:p>1487</text:p>
          </table:table-cell>
          <table:table-cell office:value-type="float" office:value="1593" calcext:value-type="float">
            <text:p>1593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5T16:46:33.6" calcext:value-type="date">
            <text:p>01/15/00 04:46 PM</text:p>
          </table:table-cell>
          <table:table-cell office:value-type="float" office:value="0.0340439685137" calcext:value-type="float">
            <text:p>0.0340439685</text:p>
          </table:table-cell>
          <table:table-cell office:value-type="float" office:value="0.0368640220962" calcext:value-type="float">
            <text:p>0.0368640221</text:p>
          </table:table-cell>
          <table:table-cell office:value-type="float" office:value="-5.96" calcext:value-type="float">
            <text:p>-5.96</text:p>
          </table:table-cell>
          <table:table-cell office:value-type="float" office:value="0" calcext:value-type="float">
            <text:p>0</text:p>
          </table:table-cell>
          <table:table-cell office:value-type="float" office:value="1487" calcext:value-type="float">
            <text:p>1487</text:p>
          </table:table-cell>
          <table:table-cell office:value-type="float" office:value="1591" calcext:value-type="float">
            <text:p>1591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5T17:15:21.6" calcext:value-type="date">
            <text:p>01/15/00 05:15 PM</text:p>
          </table:table-cell>
          <table:table-cell office:value-type="float" office:value="0.0340439685137" calcext:value-type="float">
            <text:p>0.0340439685</text:p>
          </table:table-cell>
          <table:table-cell office:value-type="float" office:value="0.0368640220962" calcext:value-type="float">
            <text:p>0.0368640221</text:p>
          </table:table-cell>
          <table:table-cell office:value-type="float" office:value="-5.89" calcext:value-type="float">
            <text:p>-5.89</text:p>
          </table:table-cell>
          <table:table-cell office:value-type="float" office:value="0" calcext:value-type="float">
            <text:p>0</text:p>
          </table:table-cell>
          <table:table-cell office:value-type="float" office:value="1487" calcext:value-type="float">
            <text:p>1487</text:p>
          </table:table-cell>
          <table:table-cell office:value-type="float" office:value="1593" calcext:value-type="float">
            <text:p>1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5T17:44:09.6" calcext:value-type="date">
            <text:p>01/15/00 05:44 PM</text:p>
          </table:table-cell>
          <table:table-cell office:value-type="float" office:value="0.0324651024163" calcext:value-type="float">
            <text:p>0.0324651024</text:p>
          </table:table-cell>
          <table:table-cell office:value-type="float" office:value="0.0370269735121" calcext:value-type="float">
            <text:p>0.0370269735</text:p>
          </table:table-cell>
          <table:table-cell office:value-type="float" office:value="-5.87" calcext:value-type="float">
            <text:p>-5.87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 office:value-type="float" office:value="1593" calcext:value-type="float">
            <text:p>1593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5T18:12:57.6" calcext:value-type="date">
            <text:p>01/15/00 06:12 PM</text:p>
          </table:table-cell>
          <table:table-cell office:value-type="float" office:value="0.0324651024163" calcext:value-type="float">
            <text:p>0.0324651024</text:p>
          </table:table-cell>
          <table:table-cell office:value-type="float" office:value="0.0370269735121" calcext:value-type="float">
            <text:p>0.0370269735</text:p>
          </table:table-cell>
          <table:table-cell office:value-type="float" office:value="-5.86" calcext:value-type="float">
            <text:p>-5.86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 office:value-type="float" office:value="1604" calcext:value-type="float">
            <text:p>1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5T18:41:45.6" calcext:value-type="date">
            <text:p>01/15/00 06:41 PM</text:p>
          </table:table-cell>
          <table:table-cell office:value-type="float" office:value="0.0309084577071" calcext:value-type="float">
            <text:p>0.0309084577</text:p>
          </table:table-cell>
          <table:table-cell office:value-type="float" office:value="0.0371863557102" calcext:value-type="float">
            <text:p>0.0371863557</text:p>
          </table:table-cell>
          <table:table-cell office:value-type="float" office:value="-5.82" calcext:value-type="float">
            <text:p>-5.82</text:p>
          </table:table-cell>
          <table:table-cell office:value-type="float" office:value="0" calcext:value-type="float">
            <text:p>0</text:p>
          </table:table-cell>
          <table:table-cell office:value-type="float" office:value="1487" calcext:value-type="float">
            <text:p>1487</text:p>
          </table:table-cell>
          <table:table-cell office:value-type="float" office:value="1616" calcext:value-type="float">
            <text:p>1616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5T19:10:33.6" calcext:value-type="date">
            <text:p>01/15/00 07:10 PM</text:p>
          </table:table-cell>
          <table:table-cell office:value-type="float" office:value="0.0309084577071" calcext:value-type="float">
            <text:p>0.0309084577</text:p>
          </table:table-cell>
          <table:table-cell office:value-type="float" office:value="0.0371863557102" calcext:value-type="float">
            <text:p>0.0371863557</text:p>
          </table:table-cell>
          <table:table-cell office:value-type="float" office:value="-5.75" calcext:value-type="float">
            <text:p>-5.75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5T19:39:21.6" calcext:value-type="date">
            <text:p>01/15/00 07:39 PM</text:p>
          </table:table-cell>
          <table:table-cell office:value-type="float" office:value="0.0293775453141" calcext:value-type="float">
            <text:p>0.0293775453</text:p>
          </table:table-cell>
          <table:table-cell office:value-type="float" office:value="0.0373399700173" calcext:value-type="float">
            <text:p>0.03733997</text:p>
          </table:table-cell>
          <table:table-cell office:value-type="float" office:value="-5.7" calcext:value-type="float">
            <text:p>-5.7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 office:value-type="float" office:value="1642" calcext:value-type="float">
            <text:p>1642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5T20:08:09.6" calcext:value-type="date">
            <text:p>01/15/00 08:08 PM</text:p>
          </table:table-cell>
          <table:table-cell office:value-type="float" office:value="0.0293775453141" calcext:value-type="float">
            <text:p>0.0293775453</text:p>
          </table:table-cell>
          <table:table-cell office:value-type="float" office:value="0.0373399700173" calcext:value-type="float">
            <text:p>0.03733997</text:p>
          </table:table-cell>
          <table:table-cell office:value-type="float" office:value="-5.67" calcext:value-type="float">
            <text:p>-5.67</text:p>
          </table:table-cell>
          <table:table-cell office:value-type="float" office:value="0" calcext:value-type="float">
            <text:p>0</text:p>
          </table:table-cell>
          <table:table-cell office:value-type="float" office:value="1487" calcext:value-type="float">
            <text:p>1487</text:p>
          </table:table-cell>
          <table:table-cell office:value-type="float" office:value="1645" calcext:value-type="float">
            <text:p>1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5T20:36:57.6" calcext:value-type="date">
            <text:p>01/15/00 08:36 PM</text:p>
          </table:table-cell>
          <table:table-cell office:value-type="float" office:value="0.0293775453141" calcext:value-type="float">
            <text:p>0.0293775453</text:p>
          </table:table-cell>
          <table:table-cell office:value-type="float" office:value="0.0373399700173" calcext:value-type="float">
            <text:p>0.03733997</text:p>
          </table:table-cell>
          <table:table-cell office:value-type="float" office:value="-5.7" calcext:value-type="float">
            <text:p>-5.7</text:p>
          </table:table-cell>
          <table:table-cell office:value-type="float" office:value="0" calcext:value-type="float">
            <text:p>0</text:p>
          </table:table-cell>
          <table:table-cell office:value-type="float" office:value="1487" calcext:value-type="float">
            <text:p>1487</text:p>
          </table:table-cell>
          <table:table-cell office:value-type="float" office:value="1645" calcext:value-type="float">
            <text:p>1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5T21:05:45.6" calcext:value-type="date">
            <text:p>01/15/00 09:05 PM</text:p>
          </table:table-cell>
          <table:table-cell office:value-type="float" office:value="0.0293775453141" calcext:value-type="float">
            <text:p>0.0293775453</text:p>
          </table:table-cell>
          <table:table-cell office:value-type="float" office:value="0.0373399700173" calcext:value-type="float">
            <text:p>0.03733997</text:p>
          </table:table-cell>
          <table:table-cell office:value-type="float" office:value="-5.79" calcext:value-type="float">
            <text:p>-5.79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 office:value-type="float" office:value="1645" calcext:value-type="float">
            <text:p>1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5T21:34:33.6" calcext:value-type="date">
            <text:p>01/15/00 09:34 PM</text:p>
          </table:table-cell>
          <table:table-cell office:value-type="float" office:value="0.0309036036048" calcext:value-type="float">
            <text:p>0.0309036036</text:p>
          </table:table-cell>
          <table:table-cell office:value-type="float" office:value="0.0371828199915" calcext:value-type="float">
            <text:p>0.03718282</text:p>
          </table:table-cell>
          <table:table-cell office:value-type="float" office:value="-5.91" calcext:value-type="float">
            <text:p>-5.91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 office:value-type="float" office:value="1646" calcext:value-type="float">
            <text:p>1646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15T22:03:21.6" calcext:value-type="date">
            <text:p>01/15/00 10:03 PM</text:p>
          </table:table-cell>
          <table:table-cell office:value-type="float" office:value="0.0309036036048" calcext:value-type="float">
            <text:p>0.0309036036</text:p>
          </table:table-cell>
          <table:table-cell office:value-type="float" office:value="0.0371828199915" calcext:value-type="float">
            <text:p>0.03718282</text:p>
          </table:table-cell>
          <table:table-cell office:value-type="float" office:value="-5.99" calcext:value-type="float">
            <text:p>-5.99</text:p>
          </table:table-cell>
          <table:table-cell office:value-type="float" office:value="0" calcext:value-type="float">
            <text:p>0</text:p>
          </table:table-cell>
          <table:table-cell office:value-type="float" office:value="1487" calcext:value-type="float">
            <text:p>1487</text:p>
          </table:table-cell>
          <table:table-cell office:value-type="float" office:value="1646" calcext:value-type="float">
            <text:p>1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5T22:32:09.6" calcext:value-type="date">
            <text:p>01/15/00 10:32 PM</text:p>
          </table:table-cell>
          <table:table-cell office:value-type="float" office:value="0.0309036036048" calcext:value-type="float">
            <text:p>0.0309036036</text:p>
          </table:table-cell>
          <table:table-cell office:value-type="float" office:value="0.0371828199915" calcext:value-type="float">
            <text:p>0.0371828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1484" calcext:value-type="float">
            <text:p>1484</text:p>
          </table:table-cell>
          <table:table-cell office:value-type="float" office:value="1647" calcext:value-type="float">
            <text:p>1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5T23:00:57.6" calcext:value-type="date">
            <text:p>01/15/00 11:00 PM</text:p>
          </table:table-cell>
          <table:table-cell office:value-type="float" office:value="0.0309036036048" calcext:value-type="float">
            <text:p>0.0309036036</text:p>
          </table:table-cell>
          <table:table-cell office:value-type="float" office:value="0.0371828199915" calcext:value-type="float">
            <text:p>0.03718282</text:p>
          </table:table-cell>
          <table:table-cell office:value-type="float" office:value="-5.96" calcext:value-type="float">
            <text:p>-5.96</text:p>
          </table:table-cell>
          <table:table-cell office:value-type="float" office:value="0" calcext:value-type="float">
            <text:p>0</text:p>
          </table:table-cell>
          <table:table-cell office:value-type="float" office:value="1483" calcext:value-type="float">
            <text:p>1483</text:p>
          </table:table-cell>
          <table:table-cell office:value-type="float" office:value="1647" calcext:value-type="float">
            <text:p>1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5T23:29:45.6" calcext:value-type="date">
            <text:p>01/15/00 11:29 PM</text:p>
          </table:table-cell>
          <table:table-cell office:value-type="float" office:value="0.0309036036048" calcext:value-type="float">
            <text:p>0.0309036036</text:p>
          </table:table-cell>
          <table:table-cell office:value-type="float" office:value="0.0371828199915" calcext:value-type="float">
            <text:p>0.03718282</text:p>
          </table:table-cell>
          <table:table-cell office:value-type="float" office:value="-5.93" calcext:value-type="float">
            <text:p>-5.93</text:p>
          </table:table-cell>
          <table:table-cell office:value-type="float" office:value="0" calcext:value-type="float">
            <text:p>0</text:p>
          </table:table-cell>
          <table:table-cell office:value-type="float" office:value="1484" calcext:value-type="float">
            <text:p>1484</text:p>
          </table:table-cell>
          <table:table-cell office:value-type="float" office:value="1651" calcext:value-type="float">
            <text:p>1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5T23:58:33.6" calcext:value-type="date">
            <text:p>01/15/00 11:58 PM</text:p>
          </table:table-cell>
          <table:table-cell office:value-type="float" office:value="0.0309036036048" calcext:value-type="float">
            <text:p>0.0309036036</text:p>
          </table:table-cell>
          <table:table-cell office:value-type="float" office:value="0.0371828199915" calcext:value-type="float">
            <text:p>0.03718282</text:p>
          </table:table-cell>
          <table:table-cell office:value-type="float" office:value="-5.94" calcext:value-type="float">
            <text:p>-5.94</text:p>
          </table:table-cell>
          <table:table-cell office:value-type="float" office:value="0" calcext:value-type="float">
            <text:p>0</text:p>
          </table:table-cell>
          <table:table-cell office:value-type="float" office:value="1484" calcext:value-type="float">
            <text:p>1484</text:p>
          </table:table-cell>
          <table:table-cell office:value-type="float" office:value="1653" calcext:value-type="float">
            <text:p>1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6T00:27:21.6" calcext:value-type="date">
            <text:p>01/16/00 12:27 AM</text:p>
          </table:table-cell>
          <table:table-cell office:value-type="float" office:value="0.0309036036048" calcext:value-type="float">
            <text:p>0.0309036036</text:p>
          </table:table-cell>
          <table:table-cell office:value-type="float" office:value="0.0371828199915" calcext:value-type="float">
            <text:p>0.03718282</text:p>
          </table:table-cell>
          <table:table-cell office:value-type="float" office:value="-5.97" calcext:value-type="float">
            <text:p>-5.97</text:p>
          </table:table-cell>
          <table:table-cell office:value-type="float" office:value="0" calcext:value-type="float">
            <text:p>0</text:p>
          </table:table-cell>
          <table:table-cell office:value-type="float" office:value="1483" calcext:value-type="float">
            <text:p>1483</text:p>
          </table:table-cell>
          <table:table-cell office:value-type="float" office:value="1659" calcext:value-type="float">
            <text:p>1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6T00:56:09.6" calcext:value-type="date">
            <text:p>01/16/00 12:56 AM</text:p>
          </table:table-cell>
          <table:table-cell office:value-type="float" office:value="0.0309036036048" calcext:value-type="float">
            <text:p>0.0309036036</text:p>
          </table:table-cell>
          <table:table-cell office:value-type="float" office:value="0.0371828199915" calcext:value-type="float">
            <text:p>0.03718282</text:p>
          </table:table-cell>
          <table:table-cell office:value-type="float" office:value="-5.99" calcext:value-type="float">
            <text:p>-5.99</text:p>
          </table:table-cell>
          <table:table-cell office:value-type="float" office:value="0" calcext:value-type="float">
            <text:p>0</text:p>
          </table:table-cell>
          <table:table-cell office:value-type="float" office:value="1483" calcext:value-type="float">
            <text:p>1483</text:p>
          </table:table-cell>
          <table:table-cell office:value-type="float" office:value="1669" calcext:value-type="float">
            <text:p>1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6T01:24:57.6" calcext:value-type="date">
            <text:p>01/16/00 01:24 AM</text:p>
          </table:table-cell>
          <table:table-cell office:value-type="float" office:value="0.0309036036048" calcext:value-type="float">
            <text:p>0.0309036036</text:p>
          </table:table-cell>
          <table:table-cell office:value-type="float" office:value="0.0371828199915" calcext:value-type="float">
            <text:p>0.0371828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1483" calcext:value-type="float">
            <text:p>1483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6T01:53:45.6" calcext:value-type="date">
            <text:p>01/16/00 01:53 AM</text:p>
          </table:table-cell>
          <table:table-cell office:value-type="float" office:value="0.0309036036048" calcext:value-type="float">
            <text:p>0.0309036036</text:p>
          </table:table-cell>
          <table:table-cell office:value-type="float" office:value="0.0371828199915" calcext:value-type="float">
            <text:p>0.03718282</text:p>
          </table:table-cell>
          <table:table-cell office:value-type="float" office:value="-6.02" calcext:value-type="float">
            <text:p>-6.02</text:p>
          </table:table-cell>
          <table:table-cell office:value-type="float" office:value="0" calcext:value-type="float">
            <text:p>0</text:p>
          </table:table-cell>
          <table:table-cell office:value-type="float" office:value="1484" calcext:value-type="float">
            <text:p>1484</text:p>
          </table:table-cell>
          <table:table-cell office:value-type="float" office:value="1715" calcext:value-type="float">
            <text:p>1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6T02:22:33.6" calcext:value-type="date">
            <text:p>01/16/00 02:22 AM</text:p>
          </table:table-cell>
          <table:table-cell office:value-type="float" office:value="0.0309036036048" calcext:value-type="float">
            <text:p>0.0309036036</text:p>
          </table:table-cell>
          <table:table-cell office:value-type="float" office:value="0.0371828199915" calcext:value-type="float">
            <text:p>0.03718282</text:p>
          </table:table-cell>
          <table:table-cell office:value-type="float" office:value="-6.06" calcext:value-type="float">
            <text:p>-6.06</text:p>
          </table:table-cell>
          <table:table-cell office:value-type="float" office:value="0" calcext:value-type="float">
            <text:p>0</text:p>
          </table:table-cell>
          <table:table-cell office:value-type="float" office:value="1484" calcext:value-type="float">
            <text:p>1484</text:p>
          </table:table-cell>
          <table:table-cell office:value-type="float" office:value="1737" calcext:value-type="float">
            <text:p>1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6T02:51:21.6" calcext:value-type="date">
            <text:p>01/16/00 02:51 AM</text:p>
          </table:table-cell>
          <table:table-cell office:value-type="float" office:value="0.0322432975348" calcext:value-type="float">
            <text:p>0.0322432975</text:p>
          </table:table-cell>
          <table:table-cell office:value-type="float" office:value="0.0370397344769" calcext:value-type="float">
            <text:p>0.0370397345</text:p>
          </table:table-cell>
          <table:table-cell office:value-type="float" office:value="-6.15" calcext:value-type="float">
            <text:p>-6.15</text:p>
          </table:table-cell>
          <table:table-cell office:value-type="float" office:value="0" calcext:value-type="float">
            <text:p>0</text:p>
          </table:table-cell>
          <table:table-cell office:value-type="float" office:value="1484" calcext:value-type="float">
            <text:p>1484</text:p>
          </table:table-cell>
          <table:table-cell office:value-type="float" office:value="1743" calcext:value-type="float">
            <text:p>1743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16T03:20:09.6" calcext:value-type="date">
            <text:p>01/16/00 03:20 AM</text:p>
          </table:table-cell>
          <table:table-cell office:value-type="float" office:value="0.0322432975348" calcext:value-type="float">
            <text:p>0.0322432975</text:p>
          </table:table-cell>
          <table:table-cell office:value-type="float" office:value="0.0370397344769" calcext:value-type="float">
            <text:p>0.0370397345</text:p>
          </table:table-cell>
          <table:table-cell office:value-type="float" office:value="-6.3" calcext:value-type="float">
            <text:p>-6.3</text:p>
          </table:table-cell>
          <table:table-cell office:value-type="float" office:value="0" calcext:value-type="float">
            <text:p>0</text:p>
          </table:table-cell>
          <table:table-cell office:value-type="float" office:value="1484" calcext:value-type="float">
            <text:p>1484</text:p>
          </table:table-cell>
          <table:table-cell office:value-type="float" office:value="1743" calcext:value-type="float">
            <text:p>1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6T03:48:57.6" calcext:value-type="date">
            <text:p>01/16/00 03:48 AM</text:p>
          </table:table-cell>
          <table:table-cell office:value-type="float" office:value="0.0322432975348" calcext:value-type="float">
            <text:p>0.0322432975</text:p>
          </table:table-cell>
          <table:table-cell office:value-type="float" office:value="0.0370397344769" calcext:value-type="float">
            <text:p>0.0370397345</text:p>
          </table:table-cell>
          <table:table-cell office:value-type="float" office:value="-6.48" calcext:value-type="float">
            <text:p>-6.48</text:p>
          </table:table-cell>
          <table:table-cell office:value-type="float" office:value="0" calcext:value-type="float">
            <text:p>0</text:p>
          </table:table-cell>
          <table:table-cell office:value-type="float" office:value="1484" calcext:value-type="float">
            <text:p>1484</text:p>
          </table:table-cell>
          <table:table-cell office:value-type="float" office:value="1744" calcext:value-type="float">
            <text:p>1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6T04:17:45.6" calcext:value-type="date">
            <text:p>01/16/00 04:17 AM</text:p>
          </table:table-cell>
          <table:table-cell office:value-type="float" office:value="0.0322432975348" calcext:value-type="float">
            <text:p>0.0322432975</text:p>
          </table:table-cell>
          <table:table-cell office:value-type="float" office:value="0.0370397344769" calcext:value-type="float">
            <text:p>0.0370397345</text:p>
          </table:table-cell>
          <table:table-cell office:value-type="float" office:value="-6.64" calcext:value-type="float">
            <text:p>-6.64</text:p>
          </table:table-cell>
          <table:table-cell office:value-type="float" office:value="0" calcext:value-type="float">
            <text:p>0</text:p>
          </table:table-cell>
          <table:table-cell office:value-type="float" office:value="1484" calcext:value-type="float">
            <text:p>1484</text:p>
          </table:table-cell>
          <table:table-cell office:value-type="float" office:value="1744" calcext:value-type="float">
            <text:p>1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6T04:46:33.6" calcext:value-type="date">
            <text:p>01/16/00 04:46 AM</text:p>
          </table:table-cell>
          <table:table-cell office:value-type="float" office:value="0.0322432975348" calcext:value-type="float">
            <text:p>0.0322432975</text:p>
          </table:table-cell>
          <table:table-cell office:value-type="float" office:value="0.0370397344769" calcext:value-type="float">
            <text:p>0.0370397345</text:p>
          </table:table-cell>
          <table:table-cell office:value-type="float" office:value="-6.73" calcext:value-type="float">
            <text:p>-6.73</text:p>
          </table:table-cell>
          <table:table-cell office:value-type="float" office:value="0" calcext:value-type="float">
            <text:p>0</text:p>
          </table:table-cell>
          <table:table-cell office:value-type="float" office:value="1483" calcext:value-type="float">
            <text:p>1483</text:p>
          </table:table-cell>
          <table:table-cell office:value-type="float" office:value="1739" calcext:value-type="float">
            <text:p>1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6T05:15:21.6" calcext:value-type="date">
            <text:p>01/16/00 05:15 AM</text:p>
          </table:table-cell>
          <table:table-cell office:value-type="float" office:value="0.0322432975348" calcext:value-type="float">
            <text:p>0.0322432975</text:p>
          </table:table-cell>
          <table:table-cell office:value-type="float" office:value="0.0370397344769" calcext:value-type="float">
            <text:p>0.0370397345</text:p>
          </table:table-cell>
          <table:table-cell office:value-type="float" office:value="-6.7" calcext:value-type="float">
            <text:p>-6.7</text:p>
          </table:table-cell>
          <table:table-cell office:value-type="float" office:value="0" calcext:value-type="float">
            <text:p>0</text:p>
          </table:table-cell>
          <table:table-cell office:value-type="float" office:value="1478" calcext:value-type="float">
            <text:p>1478</text:p>
          </table:table-cell>
          <table:table-cell office:value-type="float" office:value="1735" calcext:value-type="float">
            <text:p>1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6T05:44:09.6" calcext:value-type="date">
            <text:p>01/16/00 05:44 AM</text:p>
          </table:table-cell>
          <table:table-cell office:value-type="float" office:value="0.0322432975348" calcext:value-type="float">
            <text:p>0.0322432975</text:p>
          </table:table-cell>
          <table:table-cell office:value-type="float" office:value="0.0370397344769" calcext:value-type="float">
            <text:p>0.0370397345</text:p>
          </table:table-cell>
          <table:table-cell office:value-type="float" office:value="-6.67" calcext:value-type="float">
            <text:p>-6.67</text:p>
          </table:table-cell>
          <table:table-cell office:value-type="float" office:value="0" calcext:value-type="float">
            <text:p>0</text:p>
          </table:table-cell>
          <table:table-cell office:value-type="float" office:value="1478" calcext:value-type="float">
            <text:p>1478</text:p>
          </table:table-cell>
          <table:table-cell office:value-type="float" office:value="1735" calcext:value-type="float">
            <text:p>1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6T06:12:57.6" calcext:value-type="date">
            <text:p>01/16/00 06:12 AM</text:p>
          </table:table-cell>
          <table:table-cell office:value-type="float" office:value="0.0322432975348" calcext:value-type="float">
            <text:p>0.0322432975</text:p>
          </table:table-cell>
          <table:table-cell office:value-type="float" office:value="0.0370397344769" calcext:value-type="float">
            <text:p>0.0370397345</text:p>
          </table:table-cell>
          <table:table-cell office:value-type="float" office:value="-6.67" calcext:value-type="float">
            <text:p>-6.67</text:p>
          </table:table-cell>
          <table:table-cell office:value-type="float" office:value="0" calcext:value-type="float">
            <text:p>0</text:p>
          </table:table-cell>
          <table:table-cell office:value-type="float" office:value="1477" calcext:value-type="float">
            <text:p>1477</text:p>
          </table:table-cell>
          <table:table-cell office:value-type="float" office:value="1735" calcext:value-type="float">
            <text:p>1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6T06:41:45.6" calcext:value-type="date">
            <text:p>01/16/00 06:41 AM</text:p>
          </table:table-cell>
          <table:table-cell office:value-type="float" office:value="0.0322432975348" calcext:value-type="float">
            <text:p>0.0322432975</text:p>
          </table:table-cell>
          <table:table-cell office:value-type="float" office:value="0.0370397344769" calcext:value-type="float">
            <text:p>0.0370397345</text:p>
          </table:table-cell>
          <table:table-cell office:value-type="float" office:value="-6.69" calcext:value-type="float">
            <text:p>-6.69</text:p>
          </table:table-cell>
          <table:table-cell office:value-type="float" office:value="0" calcext:value-type="float">
            <text:p>0</text:p>
          </table:table-cell>
          <table:table-cell office:value-type="float" office:value="1475" calcext:value-type="float">
            <text:p>1475</text:p>
          </table:table-cell>
          <table:table-cell office:value-type="float" office:value="1735" calcext:value-type="float">
            <text:p>1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6T07:10:33.6" calcext:value-type="date">
            <text:p>01/16/00 07:10 AM</text:p>
          </table:table-cell>
          <table:table-cell office:value-type="float" office:value="0.0322432975348" calcext:value-type="float">
            <text:p>0.0322432975</text:p>
          </table:table-cell>
          <table:table-cell office:value-type="float" office:value="0.0370397344769" calcext:value-type="float">
            <text:p>0.0370397345</text:p>
          </table:table-cell>
          <table:table-cell office:value-type="float" office:value="-6.69" calcext:value-type="float">
            <text:p>-6.69</text:p>
          </table:table-cell>
          <table:table-cell office:value-type="float" office:value="0" calcext:value-type="float">
            <text:p>0</text:p>
          </table:table-cell>
          <table:table-cell office:value-type="float" office:value="1475" calcext:value-type="float">
            <text:p>1475</text:p>
          </table:table-cell>
          <table:table-cell office:value-type="float" office:value="1735" calcext:value-type="float">
            <text:p>1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6T07:39:21.6" calcext:value-type="date">
            <text:p>01/16/00 07:39 AM</text:p>
          </table:table-cell>
          <table:table-cell office:value-type="float" office:value="0.0322432975348" calcext:value-type="float">
            <text:p>0.0322432975</text:p>
          </table:table-cell>
          <table:table-cell office:value-type="float" office:value="0.0370397344769" calcext:value-type="float">
            <text:p>0.0370397345</text:p>
          </table:table-cell>
          <table:table-cell office:value-type="float" office:value="-6.68" calcext:value-type="float">
            <text:p>-6.68</text:p>
          </table:table-cell>
          <table:table-cell office:value-type="float" office:value="0" calcext:value-type="float">
            <text:p>0</text:p>
          </table:table-cell>
          <table:table-cell office:value-type="float" office:value="1475" calcext:value-type="float">
            <text:p>1475</text:p>
          </table:table-cell>
          <table:table-cell office:value-type="float" office:value="1735" calcext:value-type="float">
            <text:p>1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6T08:08:09.6" calcext:value-type="date">
            <text:p>01/16/00 08:08 AM</text:p>
          </table:table-cell>
          <table:table-cell office:value-type="float" office:value="0.0322432975348" calcext:value-type="float">
            <text:p>0.0322432975</text:p>
          </table:table-cell>
          <table:table-cell office:value-type="float" office:value="0.0370397344769" calcext:value-type="float">
            <text:p>0.0370397345</text:p>
          </table:table-cell>
          <table:table-cell office:value-type="float" office:value="-6.68" calcext:value-type="float">
            <text:p>-6.68</text:p>
          </table:table-cell>
          <table:table-cell office:value-type="float" office:value="0" calcext:value-type="float">
            <text:p>0</text:p>
          </table:table-cell>
          <table:table-cell office:value-type="float" office:value="1475" calcext:value-type="float">
            <text:p>1475</text:p>
          </table:table-cell>
          <table:table-cell office:value-type="float" office:value="1738" calcext:value-type="float">
            <text:p>1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6T08:36:57.6" calcext:value-type="date">
            <text:p>01/16/00 08:36 AM</text:p>
          </table:table-cell>
          <table:table-cell office:value-type="float" office:value="0.0322432975348" calcext:value-type="float">
            <text:p>0.0322432975</text:p>
          </table:table-cell>
          <table:table-cell office:value-type="float" office:value="0.0370397344769" calcext:value-type="float">
            <text:p>0.0370397345</text:p>
          </table:table-cell>
          <table:table-cell office:value-type="float" office:value="-6.69" calcext:value-type="float">
            <text:p>-6.69</text:p>
          </table:table-cell>
          <table:table-cell office:value-type="float" office:value="0" calcext:value-type="float">
            <text:p>0</text:p>
          </table:table-cell>
          <table:table-cell office:value-type="float" office:value="1476" calcext:value-type="float">
            <text:p>1476</text:p>
          </table:table-cell>
          <table:table-cell office:value-type="float" office:value="1737" calcext:value-type="float">
            <text:p>1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6T09:04:19.2" calcext:value-type="date">
            <text:p>01/16/00 09:04 AM</text:p>
          </table:table-cell>
          <table:table-cell office:value-type="float" office:value="0.0322432975348" calcext:value-type="float">
            <text:p>0.0322432975</text:p>
          </table:table-cell>
          <table:table-cell office:value-type="float" office:value="0.0370397344769" calcext:value-type="float">
            <text:p>0.0370397345</text:p>
          </table:table-cell>
          <table:table-cell office:value-type="float" office:value="-6.68" calcext:value-type="float">
            <text:p>-6.68</text:p>
          </table:table-cell>
          <table:table-cell office:value-type="float" office:value="0" calcext:value-type="float">
            <text:p>0</text:p>
          </table:table-cell>
          <table:table-cell office:value-type="float" office:value="1475" calcext:value-type="float">
            <text:p>1475</text:p>
          </table:table-cell>
          <table:table-cell office:value-type="float" office:value="1737" calcext:value-type="float">
            <text:p>1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6T09:33:07.2" calcext:value-type="date">
            <text:p>01/16/00 09:33 AM</text:p>
          </table:table-cell>
          <table:table-cell office:value-type="float" office:value="0.0322432975348" calcext:value-type="float">
            <text:p>0.0322432975</text:p>
          </table:table-cell>
          <table:table-cell office:value-type="float" office:value="0.0370397344769" calcext:value-type="float">
            <text:p>0.0370397345</text:p>
          </table:table-cell>
          <table:table-cell office:value-type="float" office:value="-6.68" calcext:value-type="float">
            <text:p>-6.68</text:p>
          </table:table-cell>
          <table:table-cell office:value-type="float" office:value="0" calcext:value-type="float">
            <text:p>0</text:p>
          </table:table-cell>
          <table:table-cell office:value-type="float" office:value="1475" calcext:value-type="float">
            <text:p>1475</text:p>
          </table:table-cell>
          <table:table-cell office:value-type="float" office:value="1737" calcext:value-type="float">
            <text:p>1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6T10:01:55.2" calcext:value-type="date">
            <text:p>01/16/00 10:01 AM</text:p>
          </table:table-cell>
          <table:table-cell office:value-type="float" office:value="0.0322432975348" calcext:value-type="float">
            <text:p>0.0322432975</text:p>
          </table:table-cell>
          <table:table-cell office:value-type="float" office:value="0.0370397344769" calcext:value-type="float">
            <text:p>0.0370397345</text:p>
          </table:table-cell>
          <table:table-cell office:value-type="float" office:value="-6.68" calcext:value-type="float">
            <text:p>-6.68</text:p>
          </table:table-cell>
          <table:table-cell office:value-type="float" office:value="0" calcext:value-type="float">
            <text:p>0</text:p>
          </table:table-cell>
          <table:table-cell office:value-type="float" office:value="1471" calcext:value-type="float">
            <text:p>1471</text:p>
          </table:table-cell>
          <table:table-cell office:value-type="float" office:value="1738" calcext:value-type="float">
            <text:p>1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6T10:30:43.2" calcext:value-type="date">
            <text:p>01/16/00 10:30 AM</text:p>
          </table:table-cell>
          <table:table-cell office:value-type="float" office:value="0.0322432975348" calcext:value-type="float">
            <text:p>0.0322432975</text:p>
          </table:table-cell>
          <table:table-cell office:value-type="float" office:value="0.0370397344769" calcext:value-type="float">
            <text:p>0.0370397345</text:p>
          </table:table-cell>
          <table:table-cell office:value-type="float" office:value="-6.68" calcext:value-type="float">
            <text:p>-6.68</text:p>
          </table:table-cell>
          <table:table-cell office:value-type="float" office:value="0" calcext:value-type="float">
            <text:p>0</text:p>
          </table:table-cell>
          <table:table-cell office:value-type="float" office:value="1475" calcext:value-type="float">
            <text:p>1475</text:p>
          </table:table-cell>
          <table:table-cell office:value-type="float" office:value="1737" calcext:value-type="float">
            <text:p>1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6T10:59:31.2" calcext:value-type="date">
            <text:p>01/16/00 10:59 AM</text:p>
          </table:table-cell>
          <table:table-cell office:value-type="float" office:value="0.0322432975348" calcext:value-type="float">
            <text:p>0.0322432975</text:p>
          </table:table-cell>
          <table:table-cell office:value-type="float" office:value="0.0370397344769" calcext:value-type="float">
            <text:p>0.0370397345</text:p>
          </table:table-cell>
          <table:table-cell office:value-type="float" office:value="-6.67" calcext:value-type="float">
            <text:p>-6.67</text:p>
          </table:table-cell>
          <table:table-cell office:value-type="float" office:value="0" calcext:value-type="float">
            <text:p>0</text:p>
          </table:table-cell>
          <table:table-cell office:value-type="float" office:value="1476" calcext:value-type="float">
            <text:p>1476</text:p>
          </table:table-cell>
          <table:table-cell office:value-type="float" office:value="1737" calcext:value-type="float">
            <text:p>1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6T11:28:19.2" calcext:value-type="date">
            <text:p>01/16/00 11:28 AM</text:p>
          </table:table-cell>
          <table:table-cell office:value-type="float" office:value="0.0322432975348" calcext:value-type="float">
            <text:p>0.0322432975</text:p>
          </table:table-cell>
          <table:table-cell office:value-type="float" office:value="0.0370397344769" calcext:value-type="float">
            <text:p>0.0370397345</text:p>
          </table:table-cell>
          <table:table-cell office:value-type="float" office:value="-6.67" calcext:value-type="float">
            <text:p>-6.67</text:p>
          </table:table-cell>
          <table:table-cell office:value-type="float" office:value="0" calcext:value-type="float">
            <text:p>0</text:p>
          </table:table-cell>
          <table:table-cell office:value-type="float" office:value="1475" calcext:value-type="float">
            <text:p>1475</text:p>
          </table:table-cell>
          <table:table-cell office:value-type="float" office:value="1738" calcext:value-type="float">
            <text:p>1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6T11:57:07.2" calcext:value-type="date">
            <text:p>01/16/00 11:57 AM</text:p>
          </table:table-cell>
          <table:table-cell office:value-type="float" office:value="0.0322432975348" calcext:value-type="float">
            <text:p>0.0322432975</text:p>
          </table:table-cell>
          <table:table-cell office:value-type="float" office:value="0.0370397344769" calcext:value-type="float">
            <text:p>0.0370397345</text:p>
          </table:table-cell>
          <table:table-cell office:value-type="float" office:value="-6.67" calcext:value-type="float">
            <text:p>-6.67</text:p>
          </table:table-cell>
          <table:table-cell office:value-type="float" office:value="0" calcext:value-type="float">
            <text:p>0</text:p>
          </table:table-cell>
          <table:table-cell office:value-type="float" office:value="1476" calcext:value-type="float">
            <text:p>1476</text:p>
          </table:table-cell>
          <table:table-cell office:value-type="float" office:value="1744" calcext:value-type="float">
            <text:p>1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6T12:25:55.2" calcext:value-type="date">
            <text:p>01/16/00 12:25 PM</text:p>
          </table:table-cell>
          <table:table-cell office:value-type="float" office:value="0.0322432975348" calcext:value-type="float">
            <text:p>0.0322432975</text:p>
          </table:table-cell>
          <table:table-cell office:value-type="float" office:value="0.0370397344769" calcext:value-type="float">
            <text:p>0.0370397345</text:p>
          </table:table-cell>
          <table:table-cell office:value-type="float" office:value="-6.67" calcext:value-type="float">
            <text:p>-6.67</text:p>
          </table:table-cell>
          <table:table-cell office:value-type="float" office:value="0" calcext:value-type="float">
            <text:p>0</text:p>
          </table:table-cell>
          <table:table-cell office:value-type="float" office:value="1475" calcext:value-type="float">
            <text:p>1475</text:p>
          </table:table-cell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6T12:54:43.2" calcext:value-type="date">
            <text:p>01/16/00 12:54 PM</text:p>
          </table:table-cell>
          <table:table-cell office:value-type="float" office:value="0.0322432975348" calcext:value-type="float">
            <text:p>0.0322432975</text:p>
          </table:table-cell>
          <table:table-cell office:value-type="float" office:value="0.0370397344769" calcext:value-type="float">
            <text:p>0.0370397345</text:p>
          </table:table-cell>
          <table:table-cell office:value-type="float" office:value="-6.66" calcext:value-type="float">
            <text:p>-6.66</text:p>
          </table:table-cell>
          <table:table-cell office:value-type="float" office:value="0" calcext:value-type="float">
            <text:p>0</text:p>
          </table:table-cell>
          <table:table-cell office:value-type="float" office:value="1476" calcext:value-type="float">
            <text:p>1476</text:p>
          </table:table-cell>
          <table:table-cell office:value-type="float" office:value="1751" calcext:value-type="float">
            <text:p>1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6T13:23:31.2" calcext:value-type="date">
            <text:p>01/16/00 01:23 PM</text:p>
          </table:table-cell>
          <table:table-cell office:value-type="float" office:value="0.0322432975348" calcext:value-type="float">
            <text:p>0.0322432975</text:p>
          </table:table-cell>
          <table:table-cell office:value-type="float" office:value="0.0370397344769" calcext:value-type="float">
            <text:p>0.0370397345</text:p>
          </table:table-cell>
          <table:table-cell office:value-type="float" office:value="-6.67" calcext:value-type="float">
            <text:p>-6.67</text:p>
          </table:table-cell>
          <table:table-cell office:value-type="float" office:value="0" calcext:value-type="float">
            <text:p>0</text:p>
          </table:table-cell>
          <table:table-cell office:value-type="float" office:value="1476" calcext:value-type="float">
            <text:p>1476</text:p>
          </table:table-cell>
          <table:table-cell office:value-type="float" office:value="1760" calcext:value-type="float">
            <text:p>1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6T13:52:19.2" calcext:value-type="date">
            <text:p>01/16/00 01:52 PM</text:p>
          </table:table-cell>
          <table:table-cell office:value-type="float" office:value="0.0322432975348" calcext:value-type="float">
            <text:p>0.0322432975</text:p>
          </table:table-cell>
          <table:table-cell office:value-type="float" office:value="0.0370397344769" calcext:value-type="float">
            <text:p>0.0370397345</text:p>
          </table:table-cell>
          <table:table-cell office:value-type="float" office:value="-6.67" calcext:value-type="float">
            <text:p>-6.67</text:p>
          </table:table-cell>
          <table:table-cell office:value-type="float" office:value="0" calcext:value-type="float">
            <text:p>0</text:p>
          </table:table-cell>
          <table:table-cell office:value-type="float" office:value="1475" calcext:value-type="float">
            <text:p>1475</text:p>
          </table:table-cell>
          <table:table-cell office:value-type="float" office:value="1772" calcext:value-type="float">
            <text:p>1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6T14:21:07.2" calcext:value-type="date">
            <text:p>01/16/00 02:21 PM</text:p>
          </table:table-cell>
          <table:table-cell office:value-type="float" office:value="0.0322432975348" calcext:value-type="float">
            <text:p>0.0322432975</text:p>
          </table:table-cell>
          <table:table-cell office:value-type="float" office:value="0.0370397344769" calcext:value-type="float">
            <text:p>0.0370397345</text:p>
          </table:table-cell>
          <table:table-cell office:value-type="float" office:value="-6.67" calcext:value-type="float">
            <text:p>-6.67</text:p>
          </table:table-cell>
          <table:table-cell office:value-type="float" office:value="0" calcext:value-type="float">
            <text:p>0</text:p>
          </table:table-cell>
          <table:table-cell office:value-type="float" office:value="1476" calcext:value-type="float">
            <text:p>1476</text:p>
          </table:table-cell>
          <table:table-cell office:value-type="float" office:value="1777" calcext:value-type="float">
            <text:p>1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6T14:49:55.2" calcext:value-type="date">
            <text:p>01/16/00 02:49 PM</text:p>
          </table:table-cell>
          <table:table-cell office:value-type="float" office:value="0.0322432975348" calcext:value-type="float">
            <text:p>0.0322432975</text:p>
          </table:table-cell>
          <table:table-cell office:value-type="float" office:value="0.0370397344769" calcext:value-type="float">
            <text:p>0.0370397345</text:p>
          </table:table-cell>
          <table:table-cell office:value-type="float" office:value="-6.68" calcext:value-type="float">
            <text:p>-6.68</text:p>
          </table:table-cell>
          <table:table-cell office:value-type="float" office:value="0" calcext:value-type="float">
            <text:p>0</text:p>
          </table:table-cell>
          <table:table-cell office:value-type="float" office:value="1476" calcext:value-type="float">
            <text:p>1476</text:p>
          </table:table-cell>
          <table:table-cell office:value-type="float" office:value="1779" calcext:value-type="float">
            <text:p>1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6T15:18:43.2" calcext:value-type="date">
            <text:p>01/16/00 03:18 PM</text:p>
          </table:table-cell>
          <table:table-cell office:value-type="float" office:value="0.0322432975348" calcext:value-type="float">
            <text:p>0.0322432975</text:p>
          </table:table-cell>
          <table:table-cell office:value-type="float" office:value="0.0370397344769" calcext:value-type="float">
            <text:p>0.0370397345</text:p>
          </table:table-cell>
          <table:table-cell office:value-type="float" office:value="-6.71" calcext:value-type="float">
            <text:p>-6.71</text:p>
          </table:table-cell>
          <table:table-cell office:value-type="float" office:value="0" calcext:value-type="float">
            <text:p>0</text:p>
          </table:table-cell>
          <table:table-cell office:value-type="float" office:value="1475" calcext:value-type="float">
            <text:p>1475</text:p>
          </table:table-cell>
          <table:table-cell office:value-type="float" office:value="1779" calcext:value-type="float">
            <text:p>1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6T15:47:31.2" calcext:value-type="date">
            <text:p>01/16/00 03:47 PM</text:p>
          </table:table-cell>
          <table:table-cell office:value-type="float" office:value="0.0322432975348" calcext:value-type="float">
            <text:p>0.0322432975</text:p>
          </table:table-cell>
          <table:table-cell office:value-type="float" office:value="0.0370397344769" calcext:value-type="float">
            <text:p>0.0370397345</text:p>
          </table:table-cell>
          <table:table-cell office:value-type="float" office:value="-6.76" calcext:value-type="float">
            <text:p>-6.76</text:p>
          </table:table-cell>
          <table:table-cell office:value-type="float" office:value="0" calcext:value-type="float">
            <text:p>0</text:p>
          </table:table-cell>
          <table:table-cell office:value-type="float" office:value="1476" calcext:value-type="float">
            <text:p>1476</text:p>
          </table:table-cell>
          <table:table-cell office:value-type="float" office:value="1780" calcext:value-type="float">
            <text:p>1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6T16:16:19.2" calcext:value-type="date">
            <text:p>01/16/00 04:16 PM</text:p>
          </table:table-cell>
          <table:table-cell office:value-type="float" office:value="0.0322432975348" calcext:value-type="float">
            <text:p>0.0322432975</text:p>
          </table:table-cell>
          <table:table-cell office:value-type="float" office:value="0.0370397344769" calcext:value-type="float">
            <text:p>0.0370397345</text:p>
          </table:table-cell>
          <table:table-cell office:value-type="float" office:value="-6.8" calcext:value-type="float">
            <text:p>-6.8</text:p>
          </table:table-cell>
          <table:table-cell office:value-type="float" office:value="0" calcext:value-type="float">
            <text:p>0</text:p>
          </table:table-cell>
          <table:table-cell office:value-type="float" office:value="1471" calcext:value-type="float">
            <text:p>1471</text:p>
          </table:table-cell>
          <table:table-cell office:value-type="float" office:value="1780" calcext:value-type="float">
            <text:p>1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6T16:45:07.2" calcext:value-type="date">
            <text:p>01/16/00 04:45 PM</text:p>
          </table:table-cell>
          <table:table-cell office:value-type="float" office:value="0.0322432975348" calcext:value-type="float">
            <text:p>0.0322432975</text:p>
          </table:table-cell>
          <table:table-cell office:value-type="float" office:value="0.0370397344769" calcext:value-type="float">
            <text:p>0.0370397345</text:p>
          </table:table-cell>
          <table:table-cell office:value-type="float" office:value="-6.83" calcext:value-type="float">
            <text:p>-6.83</text:p>
          </table:table-cell>
          <table:table-cell office:value-type="float" office:value="0" calcext:value-type="float">
            <text:p>0</text:p>
          </table:table-cell>
          <table:table-cell office:value-type="float" office:value="1472" calcext:value-type="float">
            <text:p>1472</text:p>
          </table:table-cell>
          <table:table-cell office:value-type="float" office:value="1778" calcext:value-type="float">
            <text:p>1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6T17:13:55.2" calcext:value-type="date">
            <text:p>01/16/00 05:13 PM</text:p>
          </table:table-cell>
          <table:table-cell office:value-type="float" office:value="0.0322432975348" calcext:value-type="float">
            <text:p>0.0322432975</text:p>
          </table:table-cell>
          <table:table-cell office:value-type="float" office:value="0.0370397344769" calcext:value-type="float">
            <text:p>0.0370397345</text:p>
          </table:table-cell>
          <table:table-cell office:value-type="float" office:value="-6.83" calcext:value-type="float">
            <text:p>-6.83</text:p>
          </table:table-cell>
          <table:table-cell office:value-type="float" office:value="0" calcext:value-type="float">
            <text:p>0</text:p>
          </table:table-cell>
          <table:table-cell office:value-type="float" office:value="1472" calcext:value-type="float">
            <text:p>1472</text:p>
          </table:table-cell>
          <table:table-cell office:value-type="float" office:value="1777" calcext:value-type="float">
            <text:p>1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6T17:42:43.2" calcext:value-type="date">
            <text:p>01/16/00 05:42 PM</text:p>
          </table:table-cell>
          <table:table-cell office:value-type="float" office:value="0.0322432975348" calcext:value-type="float">
            <text:p>0.0322432975</text:p>
          </table:table-cell>
          <table:table-cell office:value-type="float" office:value="0.0370397344769" calcext:value-type="float">
            <text:p>0.0370397345</text:p>
          </table:table-cell>
          <table:table-cell office:value-type="float" office:value="-6.83" calcext:value-type="float">
            <text:p>-6.83</text:p>
          </table:table-cell>
          <table:table-cell office:value-type="float" office:value="0" calcext:value-type="float">
            <text:p>0</text:p>
          </table:table-cell>
          <table:table-cell office:value-type="float" office:value="1465" calcext:value-type="float">
            <text:p>1465</text:p>
          </table:table-cell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6T18:11:31.2" calcext:value-type="date">
            <text:p>01/16/00 06:11 PM</text:p>
          </table:table-cell>
          <table:table-cell office:value-type="float" office:value="0.0322432975348" calcext:value-type="float">
            <text:p>0.0322432975</text:p>
          </table:table-cell>
          <table:table-cell office:value-type="float" office:value="0.0370397344769" calcext:value-type="float">
            <text:p>0.0370397345</text:p>
          </table:table-cell>
          <table:table-cell office:value-type="float" office:value="-6.83" calcext:value-type="float">
            <text:p>-6.83</text:p>
          </table:table-cell>
          <table:table-cell office:value-type="float" office:value="0" calcext:value-type="float">
            <text:p>0</text:p>
          </table:table-cell>
          <table:table-cell office:value-type="float" office:value="1446" calcext:value-type="float">
            <text:p>1446</text:p>
          </table:table-cell>
          <table:table-cell office:value-type="float" office:value="1763" calcext:value-type="float">
            <text:p>1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6T18:40:19.2" calcext:value-type="date">
            <text:p>01/16/00 06:40 PM</text:p>
          </table:table-cell>
          <table:table-cell office:value-type="float" office:value="0.0322432975348" calcext:value-type="float">
            <text:p>0.0322432975</text:p>
          </table:table-cell>
          <table:table-cell office:value-type="float" office:value="0.0370397344769" calcext:value-type="float">
            <text:p>0.0370397345</text:p>
          </table:table-cell>
          <table:table-cell office:value-type="float" office:value="-6.83" calcext:value-type="float">
            <text:p>-6.83</text:p>
          </table:table-cell>
          <table:table-cell office:value-type="float" office:value="0" calcext:value-type="float">
            <text:p>0</text:p>
          </table:table-cell>
          <table:table-cell office:value-type="float" office:value="1443" calcext:value-type="float">
            <text:p>1443</text:p>
          </table:table-cell>
          <table:table-cell office:value-type="float" office:value="1754" calcext:value-type="float">
            <text:p>1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6T19:09:07.2" calcext:value-type="date">
            <text:p>01/16/00 07:09 PM</text:p>
          </table:table-cell>
          <table:table-cell office:value-type="float" office:value="0.0322432975348" calcext:value-type="float">
            <text:p>0.0322432975</text:p>
          </table:table-cell>
          <table:table-cell office:value-type="float" office:value="0.0370397344769" calcext:value-type="float">
            <text:p>0.0370397345</text:p>
          </table:table-cell>
          <table:table-cell office:value-type="float" office:value="-6.83" calcext:value-type="float">
            <text:p>-6.83</text:p>
          </table:table-cell>
          <table:table-cell office:value-type="float" office:value="0" calcext:value-type="float">
            <text:p>0</text:p>
          </table:table-cell>
          <table:table-cell office:value-type="float" office:value="1444" calcext:value-type="float">
            <text:p>1444</text:p>
          </table:table-cell>
          <table:table-cell office:value-type="float" office:value="1750" calcext:value-type="float">
            <text:p>1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6T19:37:55.2" calcext:value-type="date">
            <text:p>01/16/00 07:37 PM</text:p>
          </table:table-cell>
          <table:table-cell office:value-type="float" office:value="0.0322432975348" calcext:value-type="float">
            <text:p>0.0322432975</text:p>
          </table:table-cell>
          <table:table-cell office:value-type="float" office:value="0.0370397344769" calcext:value-type="float">
            <text:p>0.0370397345</text:p>
          </table:table-cell>
          <table:table-cell office:value-type="float" office:value="-6.83" calcext:value-type="float">
            <text:p>-6.83</text:p>
          </table:table-cell>
          <table:table-cell office:value-type="float" office:value="0" calcext:value-type="float">
            <text:p>0</text:p>
          </table:table-cell>
          <table:table-cell office:value-type="float" office:value="1443" calcext:value-type="float">
            <text:p>1443</text:p>
          </table:table-cell>
          <table:table-cell office:value-type="float" office:value="1749" calcext:value-type="float">
            <text:p>1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6T20:06:43.2" calcext:value-type="date">
            <text:p>01/16/00 08:06 PM</text:p>
          </table:table-cell>
          <table:table-cell office:value-type="float" office:value="0.0322432975348" calcext:value-type="float">
            <text:p>0.0322432975</text:p>
          </table:table-cell>
          <table:table-cell office:value-type="float" office:value="0.0370397344769" calcext:value-type="float">
            <text:p>0.0370397345</text:p>
          </table:table-cell>
          <table:table-cell office:value-type="float" office:value="-6.82" calcext:value-type="float">
            <text:p>-6.82</text:p>
          </table:table-cell>
          <table:table-cell office:value-type="float" office:value="0" calcext:value-type="float">
            <text:p>0</text:p>
          </table:table-cell>
          <table:table-cell office:value-type="float" office:value="1443" calcext:value-type="float">
            <text:p>1443</text:p>
          </table:table-cell>
          <table:table-cell office:value-type="float" office:value="1749" calcext:value-type="float">
            <text:p>1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6T20:35:31.2" calcext:value-type="date">
            <text:p>01/16/00 08:35 PM</text:p>
          </table:table-cell>
          <table:table-cell office:value-type="float" office:value="0.0309191429684" calcext:value-type="float">
            <text:p>0.030919143</text:p>
          </table:table-cell>
          <table:table-cell office:value-type="float" office:value="0.0371991509542" calcext:value-type="float">
            <text:p>0.037199151</text:p>
          </table:table-cell>
          <table:table-cell office:value-type="float" office:value="-6.81" calcext:value-type="float">
            <text:p>-6.81</text:p>
          </table:table-cell>
          <table:table-cell office:value-type="float" office:value="0" calcext:value-type="float">
            <text:p>0</text:p>
          </table:table-cell>
          <table:table-cell office:value-type="float" office:value="1443" calcext:value-type="float">
            <text:p>1443</text:p>
          </table:table-cell>
          <table:table-cell office:value-type="float" office:value="1749" calcext:value-type="float">
            <text:p>1749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6T21:04:19.2" calcext:value-type="date">
            <text:p>01/16/00 09:04 PM</text:p>
          </table:table-cell>
          <table:table-cell office:value-type="float" office:value="0.0309191429684" calcext:value-type="float">
            <text:p>0.030919143</text:p>
          </table:table-cell>
          <table:table-cell office:value-type="float" office:value="0.0371991509542" calcext:value-type="float">
            <text:p>0.037199151</text:p>
          </table:table-cell>
          <table:table-cell office:value-type="float" office:value="-6.74" calcext:value-type="float">
            <text:p>-6.74</text:p>
          </table:table-cell>
          <table:table-cell office:value-type="float" office:value="0" calcext:value-type="float">
            <text:p>0</text:p>
          </table:table-cell>
          <table:table-cell office:value-type="float" office:value="1444" calcext:value-type="float">
            <text:p>1444</text:p>
          </table:table-cell>
          <table:table-cell office:value-type="float" office:value="1747" calcext:value-type="float">
            <text:p>1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6T21:33:07.2" calcext:value-type="date">
            <text:p>01/16/00 09:33 PM</text:p>
          </table:table-cell>
          <table:table-cell office:value-type="float" office:value="0.0295920625366" calcext:value-type="float">
            <text:p>0.0295920625</text:p>
          </table:table-cell>
          <table:table-cell office:value-type="float" office:value="0.0373539836655" calcext:value-type="float">
            <text:p>0.0373539837</text:p>
          </table:table-cell>
          <table:table-cell office:value-type="float" office:value="-6.6" calcext:value-type="float">
            <text:p>-6.6</text:p>
          </table:table-cell>
          <table:table-cell office:value-type="float" office:value="0" calcext:value-type="float">
            <text:p>0</text:p>
          </table:table-cell>
          <table:table-cell office:value-type="float" office:value="1443" calcext:value-type="float">
            <text:p>1443</text:p>
          </table:table-cell>
          <table:table-cell office:value-type="float" office:value="1748" calcext:value-type="float">
            <text:p>1748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6T22:01:55.2" calcext:value-type="date">
            <text:p>01/16/00 10:01 PM</text:p>
          </table:table-cell>
          <table:table-cell table:style-name="ce2" office:value-type="float" office:value="0.026936721624" calcext:value-type="float">
            <text:p>2.69E-02</text:p>
          </table:table-cell>
          <table:table-cell office:value-type="float" office:value="0.0376583781571" calcext:value-type="float">
            <text:p>0.0376583782</text:p>
          </table:table-cell>
          <table:table-cell office:value-type="float" office:value="-6.43" calcext:value-type="float">
            <text:p>-6.43</text:p>
          </table:table-cell>
          <table:table-cell office:value-type="float" office:value="0" calcext:value-type="float">
            <text:p>0</text:p>
          </table:table-cell>
          <table:table-cell office:value-type="float" office:value="1444" calcext:value-type="float">
            <text:p>1444</text:p>
          </table:table-cell>
          <table:table-cell office:value-type="float" office:value="1748" calcext:value-type="float">
            <text:p>1748</text:p>
          </table:table-cell>
          <table:table-cell office:value-type="float" office:value="-0.3411" calcext:value-type="float">
            <text:p>-0.3411</text:p>
          </table:table-cell>
        </table:table-row>
        <table:table-row table:style-name="ro1">
          <table:table-cell office:value-type="date" office:date-value="1900-01-16T22:30:43.2" calcext:value-type="date">
            <text:p>01/16/00 10:30 PM</text:p>
          </table:table-cell>
          <table:table-cell office:value-type="float" office:value="0.0242803707159" calcext:value-type="float">
            <text:p>0.0242803707</text:p>
          </table:table-cell>
          <table:table-cell office:value-type="float" office:value="0.0379535060228" calcext:value-type="float">
            <text:p>0.037953506</text:p>
          </table:table-cell>
          <table:table-cell office:value-type="float" office:value="-6.23" calcext:value-type="float">
            <text:p>-6.23</text:p>
          </table:table-cell>
          <table:table-cell office:value-type="float" office:value="0" calcext:value-type="float">
            <text:p>0</text:p>
          </table:table-cell>
          <table:table-cell office:value-type="float" office:value="1444" calcext:value-type="float">
            <text:p>1444</text:p>
          </table:table-cell>
          <table:table-cell office:value-type="float" office:value="1748" calcext:value-type="float">
            <text:p>1748</text:p>
          </table:table-cell>
          <table:table-cell office:value-type="float" office:value="-0.3411" calcext:value-type="float">
            <text:p>-0.3411</text:p>
          </table:table-cell>
        </table:table-row>
        <table:table-row table:style-name="ro1">
          <table:table-cell office:value-type="date" office:date-value="1900-01-16T22:59:31.2" calcext:value-type="date">
            <text:p>01/16/00 10:59 PM</text:p>
          </table:table-cell>
          <table:table-cell office:value-type="float" office:value="0.0216179448855" calcext:value-type="float">
            <text:p>0.0216179449</text:p>
          </table:table-cell>
          <table:table-cell office:value-type="float" office:value="0.0382361313215" calcext:value-type="float">
            <text:p>0.0382361313</text:p>
          </table:table-cell>
          <table:table-cell office:value-type="float" office:value="-5.95" calcext:value-type="float">
            <text:p>-5.95</text:p>
          </table:table-cell>
          <table:table-cell office:value-type="float" office:value="0" calcext:value-type="float">
            <text:p>0</text:p>
          </table:table-cell>
          <table:table-cell office:value-type="float" office:value="1444" calcext:value-type="float">
            <text:p>1444</text:p>
          </table:table-cell>
          <table:table-cell office:value-type="float" office:value="1747" calcext:value-type="float">
            <text:p>1747</text:p>
          </table:table-cell>
          <table:table-cell office:value-type="float" office:value="-0.3411" calcext:value-type="float">
            <text:p>-0.3411</text:p>
          </table:table-cell>
        </table:table-row>
        <table:table-row table:style-name="ro1">
          <table:table-cell office:value-type="date" office:date-value="1900-01-16T23:28:19.2" calcext:value-type="date">
            <text:p>01/16/00 11:28 PM</text:p>
          </table:table-cell>
          <table:table-cell office:value-type="float" office:value="0.0189538611582" calcext:value-type="float">
            <text:p>0.0189538612</text:p>
          </table:table-cell>
          <table:table-cell office:value-type="float" office:value="0.0385020294448" calcext:value-type="float">
            <text:p>0.0385020294</text:p>
          </table:table-cell>
          <table:table-cell office:value-type="float" office:value="-5.59" calcext:value-type="float">
            <text:p>-5.59</text:p>
          </table:table-cell>
          <table:table-cell office:value-type="float" office:value="0" calcext:value-type="float">
            <text:p>0</text:p>
          </table:table-cell>
          <table:table-cell office:value-type="float" office:value="1446" calcext:value-type="float">
            <text:p>1446</text:p>
          </table:table-cell>
          <table:table-cell office:value-type="float" office:value="1747" calcext:value-type="float">
            <text:p>1747</text:p>
          </table:table-cell>
          <table:table-cell office:value-type="float" office:value="-0.3411" calcext:value-type="float">
            <text:p>-0.3411</text:p>
          </table:table-cell>
        </table:table-row>
        <table:table-row table:style-name="ro1">
          <table:table-cell office:value-type="date" office:date-value="1900-01-16T23:57:07.2" calcext:value-type="date">
            <text:p>01/16/00 11:57 PM</text:p>
          </table:table-cell>
          <table:table-cell office:value-type="float" office:value="0.0149548155549" calcext:value-type="float">
            <text:p>0.0149548156</text:p>
          </table:table-cell>
          <table:table-cell office:value-type="float" office:value="0.0388768822469" calcext:value-type="float">
            <text:p>0.0388768822</text:p>
          </table:table-cell>
          <table:table-cell office:value-type="float" office:value="-5.19" calcext:value-type="float">
            <text:p>-5.19</text:p>
          </table:table-cell>
          <table:table-cell office:value-type="float" office:value="0" calcext:value-type="float">
            <text:p>0</text:p>
          </table:table-cell>
          <table:table-cell office:value-type="float" office:value="1458" calcext:value-type="float">
            <text:p>1458</text:p>
          </table:table-cell>
          <table:table-cell office:value-type="float" office:value="1747" calcext:value-type="float">
            <text:p>1747</text:p>
          </table:table-cell>
          <table:table-cell office:value-type="float" office:value="-0.51165" calcext:value-type="float">
            <text:p>-0.51165</text:p>
          </table:table-cell>
        </table:table-row>
        <table:table-row table:style-name="ro1">
          <table:table-cell office:value-type="date" office:date-value="1900-01-17T00:25:55.2" calcext:value-type="date">
            <text:p>01/17/00 12:25 AM</text:p>
          </table:table-cell>
          <table:table-cell office:value-type="float" office:value="0.0109605000331" calcext:value-type="float">
            <text:p>0.0109605</text:p>
          </table:table-cell>
          <table:table-cell office:value-type="float" office:value="0.0392232618983" calcext:value-type="float">
            <text:p>0.0392232619</text:p>
          </table:table-cell>
          <table:table-cell office:value-type="float" office:value="-4.79" calcext:value-type="float">
            <text:p>-4.79</text:p>
          </table:table-cell>
          <table:table-cell office:value-type="float" office:value="0" calcext:value-type="float">
            <text:p>0</text:p>
          </table:table-cell>
          <table:table-cell office:value-type="float" office:value="1477" calcext:value-type="float">
            <text:p>1477</text:p>
          </table:table-cell>
          <table:table-cell office:value-type="float" office:value="1748" calcext:value-type="float">
            <text:p>1748</text:p>
          </table:table-cell>
          <table:table-cell office:value-type="float" office:value="-0.51165" calcext:value-type="float">
            <text:p>-0.51165</text:p>
          </table:table-cell>
        </table:table-row>
        <table:table-row table:style-name="ro1">
          <table:table-cell office:value-type="date" office:date-value="1900-01-17T00:54:43.2" calcext:value-type="date">
            <text:p>01/17/00 12:54 AM</text:p>
          </table:table-cell>
          <table:table-cell office:value-type="float" office:value="0.00696367036743" calcext:value-type="float">
            <text:p>0.0069636704</text:p>
          </table:table-cell>
          <table:table-cell office:value-type="float" office:value="0.0395368808597" calcext:value-type="float">
            <text:p>0.0395368809</text:p>
          </table:table-cell>
          <table:table-cell office:value-type="float" office:value="-4.32" calcext:value-type="float">
            <text:p>-4.32</text:p>
          </table:table-cell>
          <table:table-cell office:value-type="float" office:value="0" calcext:value-type="float">
            <text:p>0</text:p>
          </table:table-cell>
          <table:table-cell office:value-type="float" office:value="1482" calcext:value-type="float">
            <text:p>1482</text:p>
          </table:table-cell>
          <table:table-cell office:value-type="float" office:value="1748" calcext:value-type="float">
            <text:p>1748</text:p>
          </table:table-cell>
          <table:table-cell office:value-type="float" office:value="-0.51165" calcext:value-type="float">
            <text:p>-0.51165</text:p>
          </table:table-cell>
        </table:table-row>
        <table:table-row table:style-name="ro1">
          <table:table-cell office:value-type="date" office:date-value="1900-01-17T01:23:31.2" calcext:value-type="date">
            <text:p>01/17/00 01:23 AM</text:p>
          </table:table-cell>
          <table:table-cell office:value-type="float" office:value="0.00287326527048" calcext:value-type="float">
            <text:p>0.0028732653</text:p>
          </table:table-cell>
          <table:table-cell office:value-type="float" office:value="0.039819107889" calcext:value-type="float">
            <text:p>0.0398191079</text:p>
          </table:table-cell>
          <table:table-cell office:value-type="float" office:value="-3.79" calcext:value-type="float">
            <text:p>-3.79</text:p>
          </table:table-cell>
          <table:table-cell office:value-type="float" office:value="0" calcext:value-type="float">
            <text:p>0</text:p>
          </table:table-cell>
          <table:table-cell office:value-type="float" office:value="1481" calcext:value-type="float">
            <text:p>1481</text:p>
          </table:table-cell>
          <table:table-cell office:value-type="float" office:value="1735" calcext:value-type="float">
            <text:p>1735</text:p>
          </table:table-cell>
          <table:table-cell office:value-type="float" office:value="-0.51165" calcext:value-type="float">
            <text:p>-0.51165</text:p>
          </table:table-cell>
        </table:table-row>
        <table:table-row table:style-name="ro1">
          <table:table-cell office:value-type="date" office:date-value="1900-01-17T01:52:19.2" calcext:value-type="date">
            <text:p>01/17/00 01:52 AM</text:p>
          </table:table-cell>
          <table:table-cell table:style-name="ce2" office:value-type="float" office:value="-0.00136099478369" calcext:value-type="float">
            <text:p>-1.36E-03</text:p>
          </table:table-cell>
          <table:table-cell office:value-type="float" office:value="0.0400714725995" calcext:value-type="float">
            <text:p>0.0400714726</text:p>
          </table:table-cell>
          <table:table-cell office:value-type="float" office:value="-3.27" calcext:value-type="float">
            <text:p>-3.27</text:p>
          </table:table-cell>
          <table:table-cell office:value-type="float" office:value="0" calcext:value-type="float">
            <text:p>0</text:p>
          </table:table-cell>
          <table:table-cell office:value-type="float" office:value="1484" calcext:value-type="float">
            <text:p>1484</text:p>
          </table:table-cell>
          <table:table-cell office:value-type="float" office:value="1716" calcext:value-type="float">
            <text:p>1716</text:p>
          </table:table-cell>
          <table:table-cell office:value-type="float" office:value="-0.51165" calcext:value-type="float">
            <text:p>-0.51165</text:p>
          </table:table-cell>
        </table:table-row>
        <table:table-row table:style-name="ro1">
          <table:table-cell office:value-type="date" office:date-value="1900-01-17T02:21:07.2" calcext:value-type="date">
            <text:p>01/17/00 02:21 AM</text:p>
          </table:table-cell>
          <table:table-cell office:value-type="float" office:value="-0.0057769472632" calcext:value-type="float">
            <text:p>-0.0057769473</text:p>
          </table:table-cell>
          <table:table-cell office:value-type="float" office:value="0.0402927358964" calcext:value-type="float">
            <text:p>0.0402927359</text:p>
          </table:table-cell>
          <table:table-cell office:value-type="float" office:value="-2.75" calcext:value-type="float">
            <text:p>-2.75</text:p>
          </table:table-cell>
          <table:table-cell office:value-type="float" office:value="0" calcext:value-type="float">
            <text:p>0</text:p>
          </table:table-cell>
          <table:table-cell office:value-type="float" office:value="1484" calcext:value-type="float">
            <text:p>1484</text:p>
          </table:table-cell>
          <table:table-cell office:value-type="float" office:value="1694" calcext:value-type="float">
            <text:p>1694</text:p>
          </table:table-cell>
          <table:table-cell office:value-type="float" office:value="-0.51165" calcext:value-type="float">
            <text:p>-0.51165</text:p>
          </table:table-cell>
        </table:table-row>
        <table:table-row table:style-name="ro1">
          <table:table-cell office:value-type="date" office:date-value="1900-01-17T02:49:55.2" calcext:value-type="date">
            <text:p>01/17/00 02:49 AM</text:p>
          </table:table-cell>
          <table:table-cell office:value-type="float" office:value="-0.0103102612866" calcext:value-type="float">
            <text:p>-0.0103102613</text:p>
          </table:table-cell>
          <table:table-cell office:value-type="float" office:value="0.0404742468812" calcext:value-type="float">
            <text:p>0.0404742469</text:p>
          </table:table-cell>
          <table:table-cell office:value-type="float" office:value="-2.19" calcext:value-type="float">
            <text:p>-2.19</text:p>
          </table:table-cell>
          <table:table-cell office:value-type="float" office:value="0" calcext:value-type="float">
            <text:p>0</text:p>
          </table:table-cell>
          <table:table-cell office:value-type="float" office:value="1484" calcext:value-type="float">
            <text:p>1484</text:p>
          </table:table-cell>
          <table:table-cell office:value-type="float" office:value="1667" calcext:value-type="float">
            <text:p>1667</text:p>
          </table:table-cell>
          <table:table-cell office:value-type="float" office:value="-0.51165" calcext:value-type="float">
            <text:p>-0.51165</text:p>
          </table:table-cell>
        </table:table-row>
        <table:table-row table:style-name="ro1">
          <table:table-cell office:value-type="date" office:date-value="1900-01-17T03:18:43.2" calcext:value-type="date">
            <text:p>01/17/00 03:18 AM</text:p>
          </table:table-cell>
          <table:table-cell office:value-type="float" office:value="-0.0150697709893" calcext:value-type="float">
            <text:p>-0.015069771</text:p>
          </table:table-cell>
          <table:table-cell office:value-type="float" office:value="0.0406187372014" calcext:value-type="float">
            <text:p>0.0406187372</text:p>
          </table:table-cell>
          <table:table-cell office:value-type="float" office:value="-1.67" calcext:value-type="float">
            <text:p>-1.67</text:p>
          </table:table-cell>
          <table:table-cell office:value-type="float" office:value="0" calcext:value-type="float">
            <text:p>0</text:p>
          </table:table-cell>
          <table:table-cell office:value-type="float" office:value="1483" calcext:value-type="float">
            <text:p>1483</text:p>
          </table:table-cell>
          <table:table-cell office:value-type="float" office:value="1593" calcext:value-type="float">
            <text:p>1593</text:p>
          </table:table-cell>
          <table:table-cell office:value-type="float" office:value="-0.51165" calcext:value-type="float">
            <text:p>-0.51165</text:p>
          </table:table-cell>
        </table:table-row>
        <table:table-row table:style-name="ro1">
          <table:table-cell office:value-type="date" office:date-value="1900-01-17T03:47:31.2" calcext:value-type="date">
            <text:p>01/17/00 03:47 AM</text:p>
          </table:table-cell>
          <table:table-cell office:value-type="float" office:value="-0.0183571577952" calcext:value-type="float">
            <text:p>-0.0183571578</text:p>
          </table:table-cell>
          <table:table-cell office:value-type="float" office:value="0.0406896600734" calcext:value-type="float">
            <text:p>0.0406896601</text:p>
          </table:table-cell>
          <table:table-cell office:value-type="float" office:value="-1.21" calcext:value-type="float">
            <text:p>-1.21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 office:value-type="float" office:value="1530" calcext:value-type="float">
            <text:p>1530</text:p>
          </table:table-cell>
          <table:table-cell office:value-type="float" office:value="-0.3411" calcext:value-type="float">
            <text:p>-0.3411</text:p>
          </table:table-cell>
        </table:table-row>
        <table:table-row table:style-name="ro1">
          <table:table-cell office:value-type="date" office:date-value="1900-01-17T04:16:19.2" calcext:value-type="date">
            <text:p>01/17/00 04:16 AM</text:p>
          </table:table-cell>
          <table:table-cell office:value-type="float" office:value="-0.021752585505" calcext:value-type="float">
            <text:p>-0.0217525855</text:p>
          </table:table-cell>
          <table:table-cell office:value-type="float" office:value="0.0407325422427" calcext:value-type="float">
            <text:p>0.0407325422</text:p>
          </table:table-cell>
          <table:table-cell office:value-type="float" office:value="-0.72" calcext:value-type="float">
            <text:p>-0.72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 office:value-type="float" office:value="1461" calcext:value-type="float">
            <text:p>1461</text:p>
          </table:table-cell>
          <table:table-cell office:value-type="float" office:value="-0.359052631579" calcext:value-type="float">
            <text:p>-0.3590526316</text:p>
          </table:table-cell>
        </table:table-row>
        <table:table-row table:style-name="ro1">
          <table:table-cell office:value-type="date" office:date-value="1900-01-17T04:43:40.8" calcext:value-type="date">
            <text:p>01/17/00 04:43 AM</text:p>
          </table:table-cell>
          <table:table-cell office:value-type="float" office:value="-0.0268460958577" calcext:value-type="float">
            <text:p>-0.0268460959</text:p>
          </table:table-cell>
          <table:table-cell office:value-type="float" office:value="0.0407507984946" calcext:value-type="float">
            <text:p>0.040750798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 office:value-type="float" office:value="1461" calcext:value-type="float">
            <text:p>1461</text:p>
          </table:table-cell>
          <table:table-cell office:value-type="float" office:value="-0.51165" calcext:value-type="float">
            <text:p>-0.51165</text:p>
          </table:table-cell>
        </table:table-row>
        <table:table-row table:style-name="ro1">
          <table:table-cell office:value-type="date" office:date-value="1900-01-17T05:12:28.8" calcext:value-type="date">
            <text:p>01/17/00 05:12 AM</text:p>
          </table:table-cell>
          <table:table-cell office:value-type="float" office:value="-0.0302402917424" calcext:value-type="float">
            <text:p>-0.0302402917</text:p>
          </table:table-cell>
          <table:table-cell office:value-type="float" office:value="0.0407279254878" calcext:value-type="float">
            <text:p>0.0407279255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 office:value-type="float" office:value="1462" calcext:value-type="float">
            <text:p>1462</text:p>
          </table:table-cell>
          <table:table-cell office:value-type="float" office:value="-0.3411" calcext:value-type="float">
            <text:p>-0.3411</text:p>
          </table:table-cell>
        </table:table-row>
        <table:table-row table:style-name="ro1">
          <table:table-cell office:value-type="date" office:date-value="1900-01-17T05:41:16.8" calcext:value-type="date">
            <text:p>01/17/00 05:41 AM</text:p>
          </table:table-cell>
          <table:table-cell office:value-type="float" office:value="-0.0336354640244" calcext:value-type="float">
            <text:p>-0.033635464</text:p>
          </table:table-cell>
          <table:table-cell office:value-type="float" office:value="0.0406688742087" calcext:value-type="float">
            <text:p>0.04066887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7" calcext:value-type="float">
            <text:p>1487</text:p>
          </table:table-cell>
          <table:table-cell office:value-type="float" office:value="1461" calcext:value-type="float">
            <text:p>1461</text:p>
          </table:table-cell>
          <table:table-cell office:value-type="float" office:value="-0.3411" calcext:value-type="float">
            <text:p>-0.3411</text:p>
          </table:table-cell>
        </table:table-row>
        <table:table-row table:style-name="ro1">
          <table:table-cell office:value-type="date" office:date-value="1900-01-17T06:10:04.8" calcext:value-type="date">
            <text:p>01/17/00 06:10 AM</text:p>
          </table:table-cell>
          <table:table-cell office:value-type="float" office:value="-0.0370298766297" calcext:value-type="float">
            <text:p>-0.0370298766</text:p>
          </table:table-cell>
          <table:table-cell office:value-type="float" office:value="0.0405760498824" calcext:value-type="float">
            <text:p>0.0405760499</text:p>
          </table:table-cell>
          <table:table-cell office:value-type="float" office:value="1.57" calcext:value-type="float">
            <text:p>1.57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 office:value-type="float" office:value="1461" calcext:value-type="float">
            <text:p>1461</text:p>
          </table:table-cell>
          <table:table-cell office:value-type="float" office:value="-0.3411" calcext:value-type="float">
            <text:p>-0.3411</text:p>
          </table:table-cell>
        </table:table-row>
        <table:table-row table:style-name="ro1">
          <table:table-cell office:value-type="date" office:date-value="1900-01-17T06:38:52.8" calcext:value-type="date">
            <text:p>01/17/00 06:38 AM</text:p>
          </table:table-cell>
          <table:table-cell office:value-type="float" office:value="-0.0387266557966" calcext:value-type="float">
            <text:p>-0.0387266558</text:p>
          </table:table-cell>
          <table:table-cell office:value-type="float" office:value="0.0405159603599" calcext:value-type="float">
            <text:p>0.0405159604</text:p>
          </table:table-cell>
          <table:table-cell office:value-type="float" office:value="2.03" calcext:value-type="float">
            <text:p>2.03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 office:value-type="float" office:value="1461" calcext:value-type="float">
            <text:p>1461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7T07:07:40.8" calcext:value-type="date">
            <text:p>01/17/00 07:07 AM</text:p>
          </table:table-cell>
          <table:table-cell office:value-type="float" office:value="-0.0421199058143" calcext:value-type="float">
            <text:p>-0.0421199058</text:p>
          </table:table-cell>
          <table:table-cell office:value-type="float" office:value="0.0403875954457" calcext:value-type="float">
            <text:p>0.0403875954</text:p>
          </table:table-cell>
          <table:table-cell office:value-type="float" office:value="2.17" calcext:value-type="float">
            <text:p>2.17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 office:value-type="float" office:value="1461" calcext:value-type="float">
            <text:p>1461</text:p>
          </table:table-cell>
          <table:table-cell office:value-type="float" office:value="-0.3411" calcext:value-type="float">
            <text:p>-0.3411</text:p>
          </table:table-cell>
        </table:table-row>
        <table:table-row table:style-name="ro1">
          <table:table-cell office:value-type="date" office:date-value="1900-01-17T07:36:28.8" calcext:value-type="date">
            <text:p>01/17/00 07:36 AM</text:p>
          </table:table-cell>
          <table:table-cell office:value-type="float" office:value="-0.0438174224128" calcext:value-type="float">
            <text:p>-0.0438174224</text:p>
          </table:table-cell>
          <table:table-cell office:value-type="float" office:value="0.0403283649217" calcext:value-type="float">
            <text:p>0.04032836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 office:value-type="float" office:value="1460" calcext:value-type="float">
            <text:p>1460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7T08:05:16.8" calcext:value-type="date">
            <text:p>01/17/00 08:05 AM</text:p>
          </table:table-cell>
          <table:table-cell office:value-type="float" office:value="-0.0455144388388" calcext:value-type="float">
            <text:p>-0.0455144388</text:p>
          </table:table-cell>
          <table:table-cell office:value-type="float" office:value="0.0402753833732" calcext:value-type="float">
            <text:p>0.0402753834</text:p>
          </table:table-cell>
          <table:table-cell office:value-type="float" office:value="1.79" calcext:value-type="float">
            <text:p>1.79</text:p>
          </table:table-cell>
          <table:table-cell office:value-type="float" office:value="0" calcext:value-type="float">
            <text:p>0</text:p>
          </table:table-cell>
          <table:table-cell office:value-type="float" office:value="1487" calcext:value-type="float">
            <text:p>1487</text:p>
          </table:table-cell>
          <table:table-cell office:value-type="float" office:value="1461" calcext:value-type="float">
            <text:p>1461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7T08:34:04.8" calcext:value-type="date">
            <text:p>01/17/00 08:34 AM</text:p>
          </table:table-cell>
          <table:table-cell office:value-type="float" office:value="-0.0472123199339" calcext:value-type="float">
            <text:p>-0.0472123199</text:p>
          </table:table-cell>
          <table:table-cell office:value-type="float" office:value="0.040227708784" calcext:value-type="float">
            <text:p>0.0402277088</text:p>
          </table:table-cell>
          <table:table-cell office:value-type="float" office:value="1.61" calcext:value-type="float">
            <text:p>1.61</text:p>
          </table:table-cell>
          <table:table-cell office:value-type="float" office:value="0" calcext:value-type="float">
            <text:p>0</text:p>
          </table:table-cell>
          <table:table-cell office:value-type="float" office:value="1486" calcext:value-type="float">
            <text:p>1486</text:p>
          </table:table-cell>
          <table:table-cell office:value-type="float" office:value="1460" calcext:value-type="float">
            <text:p>1460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7T09:02:52.8" calcext:value-type="date">
            <text:p>01/17/00 09:02 AM</text:p>
          </table:table-cell>
          <table:table-cell office:value-type="float" office:value="-0.0489102660745" calcext:value-type="float">
            <text:p>-0.0489102661</text:p>
          </table:table-cell>
          <table:table-cell office:value-type="float" office:value="0.0401824049334" calcext:value-type="float">
            <text:p>0.0401824049</text:p>
          </table:table-cell>
          <table:table-cell office:value-type="float" office:value="1.53" calcext:value-type="float">
            <text:p>1.53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 office:value-type="float" office:value="1460" calcext:value-type="float">
            <text:p>1460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7T09:31:40.8" calcext:value-type="date">
            <text:p>01/17/00 09:31 AM</text:p>
          </table:table-cell>
          <table:table-cell office:value-type="float" office:value="-0.0506074574713" calcext:value-type="float">
            <text:p>-0.0506074575</text:p>
          </table:table-cell>
          <table:table-cell office:value-type="float" office:value="0.0401353474121" calcext:value-type="float">
            <text:p>0.0401353474</text:p>
          </table:table-cell>
          <table:table-cell office:value-type="float" office:value="1.59" calcext:value-type="float">
            <text:p>1.59</text:p>
          </table:table-cell>
          <table:table-cell office:value-type="float" office:value="0" calcext:value-type="float">
            <text:p>0</text:p>
          </table:table-cell>
          <table:table-cell office:value-type="float" office:value="1487" calcext:value-type="float">
            <text:p>1487</text:p>
          </table:table-cell>
          <table:table-cell office:value-type="float" office:value="1461" calcext:value-type="float">
            <text:p>1461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7T10:00:28.8" calcext:value-type="date">
            <text:p>01/17/00 10:00 AM</text:p>
          </table:table-cell>
          <table:table-cell office:value-type="float" office:value="-0.0523045374893" calcext:value-type="float">
            <text:p>-0.0523045375</text:p>
          </table:table-cell>
          <table:table-cell office:value-type="float" office:value="0.0400844392033" calcext:value-type="float">
            <text:p>0.0400844392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 office:value-type="float" office:value="1461" calcext:value-type="float">
            <text:p>1461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7T10:29:16.8" calcext:value-type="date">
            <text:p>01/17/00 10:29 AM</text:p>
          </table:table-cell>
          <table:table-cell office:value-type="float" office:value="-0.0540015069417" calcext:value-type="float">
            <text:p>-0.0540015069</text:p>
          </table:table-cell>
          <table:table-cell office:value-type="float" office:value="0.0400299767461" calcext:value-type="float">
            <text:p>0.0400299767</text:p>
          </table:table-cell>
          <table:table-cell office:value-type="float" office:value="1.84" calcext:value-type="float">
            <text:p>1.84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 office:value-type="float" office:value="1461" calcext:value-type="float">
            <text:p>1461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7T10:58:04.8" calcext:value-type="date">
            <text:p>01/17/00 10:58 AM</text:p>
          </table:table-cell>
          <table:table-cell office:value-type="float" office:value="-0.0556977001597" calcext:value-type="float">
            <text:p>-0.0556977002</text:p>
          </table:table-cell>
          <table:table-cell office:value-type="float" office:value="0.0399734694877" calcext:value-type="float">
            <text:p>0.0399734695</text:p>
          </table:table-cell>
          <table:table-cell office:value-type="float" office:value="1.91" calcext:value-type="float">
            <text:p>1.91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 office:value-type="float" office:value="1462" calcext:value-type="float">
            <text:p>1462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7T11:26:52.8" calcext:value-type="date">
            <text:p>01/17/00 11:26 AM</text:p>
          </table:table-cell>
          <table:table-cell office:value-type="float" office:value="-0.0556977001597" calcext:value-type="float">
            <text:p>-0.0556977002</text:p>
          </table:table-cell>
          <table:table-cell office:value-type="float" office:value="0.0399734694877" calcext:value-type="float">
            <text:p>0.0399734695</text:p>
          </table:table-cell>
          <table:table-cell office:value-type="float" office:value="1.92" calcext:value-type="float">
            <text:p>1.92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7T11:55:40.8" calcext:value-type="date">
            <text:p>01/17/00 11:55 AM</text:p>
          </table:table-cell>
          <table:table-cell office:value-type="float" office:value="-0.0573946213462" calcext:value-type="float">
            <text:p>-0.0573946213</text:p>
          </table:table-cell>
          <table:table-cell office:value-type="float" office:value="0.0399175261632" calcext:value-type="float">
            <text:p>0.0399175262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 office:value-type="float" office:value="1461" calcext:value-type="float">
            <text:p>1461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7T12:24:28.8" calcext:value-type="date">
            <text:p>01/17/00 12:24 PM</text:p>
          </table:table-cell>
          <table:table-cell office:value-type="float" office:value="-0.0590915812488" calcext:value-type="float">
            <text:p>-0.0590915812</text:p>
          </table:table-cell>
          <table:table-cell office:value-type="float" office:value="0.0398627675292" calcext:value-type="float">
            <text:p>0.0398627675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</text:p>
          </table:table-cell>
          <table:table-cell office:value-type="float" office:value="1487" calcext:value-type="float">
            <text:p>1487</text:p>
          </table:table-cell>
          <table:table-cell office:value-type="float" office:value="1461" calcext:value-type="float">
            <text:p>1461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7T12:53:16.8" calcext:value-type="date">
            <text:p>01/17/00 12:53 PM</text:p>
          </table:table-cell>
          <table:table-cell office:value-type="float" office:value="-0.0590915812488" calcext:value-type="float">
            <text:p>-0.0590915812</text:p>
          </table:table-cell>
          <table:table-cell office:value-type="float" office:value="0.0398627675292" calcext:value-type="float">
            <text:p>0.0398627675</text:p>
          </table:table-cell>
          <table:table-cell office:value-type="float" office:value="1.83" calcext:value-type="float">
            <text:p>1.83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7T13:22:04.8" calcext:value-type="date">
            <text:p>01/17/00 01:22 PM</text:p>
          </table:table-cell>
          <table:table-cell office:value-type="float" office:value="-0.0607885601993" calcext:value-type="float">
            <text:p>-0.0607885602</text:p>
          </table:table-cell>
          <table:table-cell office:value-type="float" office:value="0.0398086012504" calcext:value-type="float">
            <text:p>0.0398086013</text:p>
          </table:table-cell>
          <table:table-cell office:value-type="float" office:value="1.83" calcext:value-type="float">
            <text:p>1.83</text:p>
          </table:table-cell>
          <table:table-cell office:value-type="float" office:value="0" calcext:value-type="float">
            <text:p>0</text:p>
          </table:table-cell>
          <table:table-cell office:value-type="float" office:value="1487" calcext:value-type="float">
            <text:p>1487</text:p>
          </table:table-cell>
          <table:table-cell office:value-type="float" office:value="1461" calcext:value-type="float">
            <text:p>1461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7T13:50:52.8" calcext:value-type="date">
            <text:p>01/17/00 01:50 PM</text:p>
          </table:table-cell>
          <table:table-cell office:value-type="float" office:value="-0.0607885601993" calcext:value-type="float">
            <text:p>-0.0607885602</text:p>
          </table:table-cell>
          <table:table-cell office:value-type="float" office:value="0.0398086012504" calcext:value-type="float">
            <text:p>0.039808601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7T14:19:40.8" calcext:value-type="date">
            <text:p>01/17/00 02:19 PM</text:p>
          </table:table-cell>
          <table:table-cell office:value-type="float" office:value="-0.0607885601993" calcext:value-type="float">
            <text:p>-0.0607885602</text:p>
          </table:table-cell>
          <table:table-cell office:value-type="float" office:value="0.0398086012504" calcext:value-type="float">
            <text:p>0.0398086013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7T14:48:28.8" calcext:value-type="date">
            <text:p>01/17/00 02:48 PM</text:p>
          </table:table-cell>
          <table:table-cell office:value-type="float" office:value="-0.0607885601993" calcext:value-type="float">
            <text:p>-0.0607885602</text:p>
          </table:table-cell>
          <table:table-cell office:value-type="float" office:value="0.0398086012504" calcext:value-type="float">
            <text:p>0.0398086013</text:p>
          </table:table-cell>
          <table:table-cell office:value-type="float" office:value="1.86" calcext:value-type="float">
            <text:p>1.86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7T15:17:16.8" calcext:value-type="date">
            <text:p>01/17/00 03:17 PM</text:p>
          </table:table-cell>
          <table:table-cell office:value-type="float" office:value="-0.062484802184" calcext:value-type="float">
            <text:p>-0.0624848022</text:p>
          </table:table-cell>
          <table:table-cell office:value-type="float" office:value="0.0397535742245" calcext:value-type="float">
            <text:p>0.0397535742</text:p>
          </table:table-cell>
          <table:table-cell office:value-type="float" office:value="1.86" calcext:value-type="float">
            <text:p>1.86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462" calcext:value-type="float">
            <text:p>1462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7T15:46:04.8" calcext:value-type="date">
            <text:p>01/17/00 03:46 PM</text:p>
          </table:table-cell>
          <table:table-cell office:value-type="float" office:value="-0.062484802184" calcext:value-type="float">
            <text:p>-0.0624848022</text:p>
          </table:table-cell>
          <table:table-cell office:value-type="float" office:value="0.0397535742245" calcext:value-type="float">
            <text:p>0.0397535742</text:p>
          </table:table-cell>
          <table:table-cell office:value-type="float" office:value="1.86" calcext:value-type="float">
            <text:p>1.86</text:p>
          </table:table-cell>
          <table:table-cell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7T16:14:52.8" calcext:value-type="date">
            <text:p>01/17/00 04:14 PM</text:p>
          </table:table-cell>
          <table:table-cell office:value-type="float" office:value="-0.0607878484462" calcext:value-type="float">
            <text:p>-0.0607878484</text:p>
          </table:table-cell>
          <table:table-cell office:value-type="float" office:value="0.039808734863" calcext:value-type="float">
            <text:p>0.0398087349</text:p>
          </table:table-cell>
          <table:table-cell office:value-type="float" office:value="1.86" calcext:value-type="float">
            <text:p>1.86</text:p>
          </table:table-cell>
          <table:table-cell office:value-type="float" office:value="0" calcext:value-type="float">
            <text:p>0</text:p>
          </table:table-cell>
          <table:table-cell office:value-type="float" office:value="1491" calcext:value-type="float">
            <text:p>1491</text:p>
          </table:table-cell>
          <table:table-cell office:value-type="float" office:value="1461" calcext:value-type="float">
            <text:p>1461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17T16:43:40.8" calcext:value-type="date">
            <text:p>01/17/00 04:43 PM</text:p>
          </table:table-cell>
          <table:table-cell office:value-type="float" office:value="-0.0607878484462" calcext:value-type="float">
            <text:p>-0.0607878484</text:p>
          </table:table-cell>
          <table:table-cell office:value-type="float" office:value="0.039808734863" calcext:value-type="float">
            <text:p>0.0398087349</text:p>
          </table:table-cell>
          <table:table-cell office:value-type="float" office:value="1.86" calcext:value-type="float">
            <text:p>1.86</text:p>
          </table:table-cell>
          <table:table-cell office:value-type="float" office:value="0" calcext:value-type="float">
            <text:p>0</text:p>
          </table:table-cell>
          <table:table-cell office:value-type="float" office:value="1491" calcext:value-type="float">
            <text:p>1491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7T17:12:28.8" calcext:value-type="date">
            <text:p>01/17/00 05:12 PM</text:p>
          </table:table-cell>
          <table:table-cell office:value-type="float" office:value="-0.0607878484462" calcext:value-type="float">
            <text:p>-0.0607878484</text:p>
          </table:table-cell>
          <table:table-cell office:value-type="float" office:value="0.039808734863" calcext:value-type="float">
            <text:p>0.0398087349</text:p>
          </table:table-cell>
          <table:table-cell office:value-type="float" office:value="1.86" calcext:value-type="float">
            <text:p>1.86</text:p>
          </table:table-cell>
          <table:table-cell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7T17:41:16.8" calcext:value-type="date">
            <text:p>01/17/00 05:41 PM</text:p>
          </table:table-cell>
          <table:table-cell office:value-type="float" office:value="-0.0607878484462" calcext:value-type="float">
            <text:p>-0.0607878484</text:p>
          </table:table-cell>
          <table:table-cell office:value-type="float" office:value="0.039808734863" calcext:value-type="float">
            <text:p>0.0398087349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7T18:10:04.8" calcext:value-type="date">
            <text:p>01/17/00 06:10 PM</text:p>
          </table:table-cell>
          <table:table-cell office:value-type="float" office:value="-0.0590894947154" calcext:value-type="float">
            <text:p>-0.0590894947</text:p>
          </table:table-cell>
          <table:table-cell office:value-type="float" office:value="0.0398642281235" calcext:value-type="float">
            <text:p>0.0398642281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 office:value-type="float" office:value="1459" calcext:value-type="float">
            <text:p>1459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17T18:38:52.8" calcext:value-type="date">
            <text:p>01/17/00 06:38 PM</text:p>
          </table:table-cell>
          <table:table-cell office:value-type="float" office:value="-0.0590894947154" calcext:value-type="float">
            <text:p>-0.0590894947</text:p>
          </table:table-cell>
          <table:table-cell office:value-type="float" office:value="0.0398642281235" calcext:value-type="float">
            <text:p>0.0398642281</text:p>
          </table:table-cell>
          <table:table-cell office:value-type="float" office:value="1.88" calcext:value-type="float">
            <text:p>1.88</text:p>
          </table:table-cell>
          <table:table-cell office:value-type="float" office:value="0" calcext:value-type="float">
            <text:p>0</text:p>
          </table:table-cell>
          <table:table-cell office:value-type="float" office:value="1491" calcext:value-type="float">
            <text:p>1491</text:p>
          </table:table-cell>
          <table:table-cell office:value-type="float" office:value="1445" calcext:value-type="float">
            <text:p>1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7T19:07:40.8" calcext:value-type="date">
            <text:p>01/17/00 07:07 PM</text:p>
          </table:table-cell>
          <table:table-cell office:value-type="float" office:value="-0.0590894947154" calcext:value-type="float">
            <text:p>-0.0590894947</text:p>
          </table:table-cell>
          <table:table-cell office:value-type="float" office:value="0.0398642281235" calcext:value-type="float">
            <text:p>0.0398642281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 office:value-type="float" office:value="1432" calcext:value-type="float">
            <text:p>1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7T19:36:28.8" calcext:value-type="date">
            <text:p>01/17/00 07:36 PM</text:p>
          </table:table-cell>
          <table:table-cell office:value-type="float" office:value="-0.0590894947154" calcext:value-type="float">
            <text:p>-0.0590894947</text:p>
          </table:table-cell>
          <table:table-cell office:value-type="float" office:value="0.0398642281235" calcext:value-type="float">
            <text:p>0.0398642281</text:p>
          </table:table-cell>
          <table:table-cell office:value-type="float" office:value="1.88" calcext:value-type="float">
            <text:p>1.88</text:p>
          </table:table-cell>
          <table:table-cell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 office:value-type="float" office:value="1414" calcext:value-type="float">
            <text:p>1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7T20:05:16.8" calcext:value-type="date">
            <text:p>01/17/00 08:05 PM</text:p>
          </table:table-cell>
          <table:table-cell office:value-type="float" office:value="-0.0590894947154" calcext:value-type="float">
            <text:p>-0.0590894947</text:p>
          </table:table-cell>
          <table:table-cell office:value-type="float" office:value="0.0398642281235" calcext:value-type="float">
            <text:p>0.0398642281</text:p>
          </table:table-cell>
          <table:table-cell office:value-type="float" office:value="1.88" calcext:value-type="float">
            <text:p>1.88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07" calcext:value-type="float">
            <text:p>1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7T20:34:04.8" calcext:value-type="date">
            <text:p>01/17/00 08:34 PM</text:p>
          </table:table-cell>
          <table:table-cell office:value-type="float" office:value="-0.0590894947154" calcext:value-type="float">
            <text:p>-0.0590894947</text:p>
          </table:table-cell>
          <table:table-cell office:value-type="float" office:value="0.0398642281235" calcext:value-type="float">
            <text:p>0.0398642281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07" calcext:value-type="float">
            <text:p>1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7T21:02:52.8" calcext:value-type="date">
            <text:p>01/17/00 09:02 PM</text:p>
          </table:table-cell>
          <table:table-cell office:value-type="float" office:value="-0.0590894947154" calcext:value-type="float">
            <text:p>-0.0590894947</text:p>
          </table:table-cell>
          <table:table-cell office:value-type="float" office:value="0.0398642281235" calcext:value-type="float">
            <text:p>0.0398642281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495</text:p>
          </table:table-cell>
          <table:table-cell office:value-type="float" office:value="1407" calcext:value-type="float">
            <text:p>1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7T21:31:40.8" calcext:value-type="date">
            <text:p>01/17/00 09:31 PM</text:p>
          </table:table-cell>
          <table:table-cell office:value-type="float" office:value="-0.0590894947154" calcext:value-type="float">
            <text:p>-0.0590894947</text:p>
          </table:table-cell>
          <table:table-cell office:value-type="float" office:value="0.0398642281235" calcext:value-type="float">
            <text:p>0.0398642281</text:p>
          </table:table-cell>
          <table:table-cell office:value-type="float" office:value="2.06" calcext:value-type="float">
            <text:p>2.06</text:p>
          </table:table-cell>
          <table:table-cell office:value-type="float" office:value="0" calcext:value-type="float">
            <text:p>0</text:p>
          </table:table-cell>
          <table:table-cell office:value-type="float" office:value="1496" calcext:value-type="float">
            <text:p>1496</text:p>
          </table:table-cell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7T22:00:28.8" calcext:value-type="date">
            <text:p>01/17/00 10:00 PM</text:p>
          </table:table-cell>
          <table:table-cell office:value-type="float" office:value="-0.0590894947154" calcext:value-type="float">
            <text:p>-0.0590894947</text:p>
          </table:table-cell>
          <table:table-cell office:value-type="float" office:value="0.0398642281235" calcext:value-type="float">
            <text:p>0.0398642281</text:p>
          </table:table-cell>
          <table:table-cell office:value-type="float" office:value="2.17" calcext:value-type="float">
            <text:p>2.17</text:p>
          </table:table-cell>
          <table:table-cell office:value-type="float" office:value="0" calcext:value-type="float">
            <text:p>0</text:p>
          </table:table-cell>
          <table:table-cell office:value-type="float" office:value="1496" calcext:value-type="float">
            <text:p>1496</text:p>
          </table:table-cell>
          <table:table-cell office:value-type="float" office:value="1407" calcext:value-type="float">
            <text:p>1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7T22:29:16.8" calcext:value-type="date">
            <text:p>01/17/00 10:29 PM</text:p>
          </table:table-cell>
          <table:table-cell office:value-type="float" office:value="-0.0590894947154" calcext:value-type="float">
            <text:p>-0.0590894947</text:p>
          </table:table-cell>
          <table:table-cell office:value-type="float" office:value="0.0398642281235" calcext:value-type="float">
            <text:p>0.0398642281</text:p>
          </table:table-cell>
          <table:table-cell office:value-type="float" office:value="2.22" calcext:value-type="float">
            <text:p>2.22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1411" calcext:value-type="float">
            <text:p>1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7T22:58:04.8" calcext:value-type="date">
            <text:p>01/17/00 10:58 PM</text:p>
          </table:table-cell>
          <table:table-cell office:value-type="float" office:value="-0.0590894947154" calcext:value-type="float">
            <text:p>-0.0590894947</text:p>
          </table:table-cell>
          <table:table-cell office:value-type="float" office:value="0.0398642281235" calcext:value-type="float">
            <text:p>0.0398642281</text:p>
          </table:table-cell>
          <table:table-cell office:value-type="float" office:value="2.21" calcext:value-type="float">
            <text:p>2.21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1419" calcext:value-type="float">
            <text:p>1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7T23:26:52.8" calcext:value-type="date">
            <text:p>01/17/00 11:26 PM</text:p>
          </table:table-cell>
          <table:table-cell office:value-type="float" office:value="-0.0590894947154" calcext:value-type="float">
            <text:p>-0.0590894947</text:p>
          </table:table-cell>
          <table:table-cell office:value-type="float" office:value="0.0398642281235" calcext:value-type="float">
            <text:p>0.0398642281</text:p>
          </table:table-cell>
          <table:table-cell office:value-type="float" office:value="2.16" calcext:value-type="float">
            <text:p>2.16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7T23:55:40.8" calcext:value-type="date">
            <text:p>01/17/00 11:55 PM</text:p>
          </table:table-cell>
          <table:table-cell office:value-type="float" office:value="-0.0590894947154" calcext:value-type="float">
            <text:p>-0.0590894947</text:p>
          </table:table-cell>
          <table:table-cell office:value-type="float" office:value="0.0398642281235" calcext:value-type="float">
            <text:p>0.0398642281</text:p>
          </table:table-cell>
          <table:table-cell office:value-type="float" office:value="2.14" calcext:value-type="float">
            <text:p>2.14</text:p>
          </table:table-cell>
          <table:table-cell office:value-type="float" office:value="0" calcext:value-type="float">
            <text:p>0</text:p>
          </table:table-cell>
          <table:table-cell office:value-type="float" office:value="1498" calcext:value-type="float">
            <text:p>1498</text:p>
          </table:table-cell>
          <table:table-cell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8T00:24:28.8" calcext:value-type="date">
            <text:p>01/18/00 12:24 AM</text:p>
          </table:table-cell>
          <table:table-cell office:value-type="float" office:value="-0.0590894947154" calcext:value-type="float">
            <text:p>-0.0590894947</text:p>
          </table:table-cell>
          <table:table-cell office:value-type="float" office:value="0.0398642281235" calcext:value-type="float">
            <text:p>0.0398642281</text:p>
          </table:table-cell>
          <table:table-cell office:value-type="float" office:value="2.14" calcext:value-type="float">
            <text:p>2.14</text:p>
          </table:table-cell>
          <table:table-cell office:value-type="float" office:value="0" calcext:value-type="float">
            <text:p>0</text:p>
          </table:table-cell>
          <table:table-cell office:value-type="float" office:value="1499" calcext:value-type="float">
            <text:p>1499</text:p>
          </table:table-cell>
          <table:table-cell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8T00:53:16.8" calcext:value-type="date">
            <text:p>01/18/00 12:53 AM</text:p>
          </table:table-cell>
          <table:table-cell office:value-type="float" office:value="-0.0590894947154" calcext:value-type="float">
            <text:p>-0.0590894947</text:p>
          </table:table-cell>
          <table:table-cell office:value-type="float" office:value="0.0398642281235" calcext:value-type="float">
            <text:p>0.0398642281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</text:p>
          </table:table-cell>
          <table:table-cell office:value-type="float" office:value="1511" calcext:value-type="float">
            <text:p>1511</text:p>
          </table:table-cell>
          <table:table-cell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8T01:20:38.4" calcext:value-type="date">
            <text:p>01/18/00 01:20 AM</text:p>
          </table:table-cell>
          <table:table-cell office:value-type="float" office:value="-0.0590894947154" calcext:value-type="float">
            <text:p>-0.0590894947</text:p>
          </table:table-cell>
          <table:table-cell office:value-type="float" office:value="0.0398642281235" calcext:value-type="float">
            <text:p>0.0398642281</text:p>
          </table:table-cell>
          <table:table-cell office:value-type="float" office:value="2.14" calcext:value-type="float">
            <text:p>2.14</text:p>
          </table:table-cell>
          <table:table-cell office:value-type="float" office:value="0" calcext:value-type="float">
            <text:p>0</text:p>
          </table:table-cell>
          <table:table-cell office:value-type="float" office:value="1527" calcext:value-type="float">
            <text:p>1527</text:p>
          </table:table-cell>
          <table:table-cell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8T01:49:26.4" calcext:value-type="date">
            <text:p>01/18/00 01:49 AM</text:p>
          </table:table-cell>
          <table:table-cell office:value-type="float" office:value="-0.0590894947154" calcext:value-type="float">
            <text:p>-0.0590894947</text:p>
          </table:table-cell>
          <table:table-cell office:value-type="float" office:value="0.0398642281235" calcext:value-type="float">
            <text:p>0.0398642281</text:p>
          </table:table-cell>
          <table:table-cell office:value-type="float" office:value="2.09" calcext:value-type="float">
            <text:p>2.09</text:p>
          </table:table-cell>
          <table:table-cell office:value-type="float" office:value="0" calcext:value-type="float">
            <text:p>0</text:p>
          </table:table-cell>
          <table:table-cell office:value-type="float" office:value="1553" calcext:value-type="float">
            <text:p>1553</text:p>
          </table:table-cell>
          <table:table-cell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8T02:18:14.4" calcext:value-type="date">
            <text:p>01/18/00 02:18 AM</text:p>
          </table:table-cell>
          <table:table-cell office:value-type="float" office:value="-0.0590894947154" calcext:value-type="float">
            <text:p>-0.0590894947</text:p>
          </table:table-cell>
          <table:table-cell office:value-type="float" office:value="0.0398642281235" calcext:value-type="float">
            <text:p>0.0398642281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</text:p>
          </table:table-cell>
          <table:table-cell office:value-type="float" office:value="1568" calcext:value-type="float">
            <text:p>1568</text:p>
          </table:table-cell>
          <table:table-cell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8T02:47:02.4" calcext:value-type="date">
            <text:p>01/18/00 02:47 AM</text:p>
          </table:table-cell>
          <table:table-cell office:value-type="float" office:value="-0.0590894947154" calcext:value-type="float">
            <text:p>-0.0590894947</text:p>
          </table:table-cell>
          <table:table-cell office:value-type="float" office:value="0.0398642281235" calcext:value-type="float">
            <text:p>0.0398642281</text:p>
          </table:table-cell>
          <table:table-cell office:value-type="float" office:value="2.03" calcext:value-type="float">
            <text:p>2.03</text:p>
          </table:table-cell>
          <table:table-cell office:value-type="float" office:value="0" calcext:value-type="float">
            <text:p>0</text:p>
          </table:table-cell>
          <table:table-cell office:value-type="float" office:value="1567" calcext:value-type="float">
            <text:p>1567</text:p>
          </table:table-cell>
          <table:table-cell office:value-type="float" office:value="1445" calcext:value-type="float">
            <text:p>1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8T03:15:50.4" calcext:value-type="date">
            <text:p>01/18/00 03:15 AM</text:p>
          </table:table-cell>
          <table:table-cell office:value-type="float" office:value="-0.0590894947154" calcext:value-type="float">
            <text:p>-0.0590894947</text:p>
          </table:table-cell>
          <table:table-cell office:value-type="float" office:value="0.0398642281235" calcext:value-type="float">
            <text:p>0.0398642281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</text:p>
          </table:table-cell>
          <table:table-cell office:value-type="float" office:value="1564" calcext:value-type="float">
            <text:p>1564</text:p>
          </table:table-cell>
          <table:table-cell office:value-type="float" office:value="1451" calcext:value-type="float">
            <text:p>1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8T03:44:38.4" calcext:value-type="date">
            <text:p>01/18/00 03:44 AM</text:p>
          </table:table-cell>
          <table:table-cell office:value-type="float" office:value="-0.0590894947154" calcext:value-type="float">
            <text:p>-0.0590894947</text:p>
          </table:table-cell>
          <table:table-cell office:value-type="float" office:value="0.0398642281235" calcext:value-type="float">
            <text:p>0.0398642281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</text:p>
          </table:table-cell>
          <table:table-cell office:value-type="float" office:value="1548" calcext:value-type="float">
            <text:p>1548</text:p>
          </table:table-cell>
          <table:table-cell office:value-type="float" office:value="1457" calcext:value-type="float">
            <text:p>1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8T04:13:26.4" calcext:value-type="date">
            <text:p>01/18/00 04:13 AM</text:p>
          </table:table-cell>
          <table:table-cell office:value-type="float" office:value="-0.0590894947154" calcext:value-type="float">
            <text:p>-0.0590894947</text:p>
          </table:table-cell>
          <table:table-cell office:value-type="float" office:value="0.0398642281235" calcext:value-type="float">
            <text:p>0.0398642281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</text:p>
          </table:table-cell>
          <table:table-cell office:value-type="float" office:value="1538" calcext:value-type="float">
            <text:p>1538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8T04:42:14.4" calcext:value-type="date">
            <text:p>01/18/00 04:42 AM</text:p>
          </table:table-cell>
          <table:table-cell office:value-type="float" office:value="-0.0573906325282" calcext:value-type="float">
            <text:p>-0.0573906325</text:p>
          </table:table-cell>
          <table:table-cell office:value-type="float" office:value="0.0399253734552" calcext:value-type="float">
            <text:p>0.0399253735</text:p>
          </table:table-cell>
          <table:table-cell office:value-type="float" office:value="2.06" calcext:value-type="float">
            <text:p>2.06</text:p>
          </table:table-cell>
          <table:table-cell office:value-type="float" office:value="0" calcext:value-type="float">
            <text:p>0</text:p>
          </table:table-cell>
          <table:table-cell office:value-type="float" office:value="1496" calcext:value-type="float">
            <text:p>1496</text:p>
          </table:table-cell>
          <table:table-cell office:value-type="float" office:value="1458" calcext:value-type="float">
            <text:p>1458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18T05:11:02.4" calcext:value-type="date">
            <text:p>01/18/00 05:11 AM</text:p>
          </table:table-cell>
          <table:table-cell office:value-type="float" office:value="-0.0556911249035" calcext:value-type="float">
            <text:p>-0.0556911249</text:p>
          </table:table-cell>
          <table:table-cell office:value-type="float" office:value="0.0399880222699" calcext:value-type="float">
            <text:p>0.0399880223</text:p>
          </table:table-cell>
          <table:table-cell office:value-type="float" office:value="2.11" calcext:value-type="float">
            <text:p>2.11</text:p>
          </table:table-cell>
          <table:table-cell office:value-type="float" office:value="0" calcext:value-type="float">
            <text:p>0</text:p>
          </table:table-cell>
          <table:table-cell office:value-type="float" office:value="1496" calcext:value-type="float">
            <text:p>1496</text:p>
          </table:table-cell>
          <table:table-cell office:value-type="float" office:value="1457" calcext:value-type="float">
            <text:p>1457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18T05:39:50.4" calcext:value-type="date">
            <text:p>01/18/00 05:39 AM</text:p>
          </table:table-cell>
          <table:table-cell office:value-type="float" office:value="-0.0539916502793" calcext:value-type="float">
            <text:p>-0.0539916503</text:p>
          </table:table-cell>
          <table:table-cell office:value-type="float" office:value="0.0400515609349" calcext:value-type="float">
            <text:p>0.0400515609</text:p>
          </table:table-cell>
          <table:table-cell office:value-type="float" office:value="2.14" calcext:value-type="float">
            <text:p>2.14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495</text:p>
          </table:table-cell>
          <table:table-cell office:value-type="float" office:value="1457" calcext:value-type="float">
            <text:p>1457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18T06:08:38.4" calcext:value-type="date">
            <text:p>01/18/00 06:08 AM</text:p>
          </table:table-cell>
          <table:table-cell office:value-type="float" office:value="-0.0522913914139" calcext:value-type="float">
            <text:p>-0.0522913914</text:p>
          </table:table-cell>
          <table:table-cell office:value-type="float" office:value="0.0401127469087" calcext:value-type="float">
            <text:p>0.0401127469</text:p>
          </table:table-cell>
          <table:table-cell office:value-type="float" office:value="2.06" calcext:value-type="float">
            <text:p>2.06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495</text:p>
          </table:table-cell>
          <table:table-cell office:value-type="float" office:value="1456" calcext:value-type="float">
            <text:p>1456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18T06:37:26.4" calcext:value-type="date">
            <text:p>01/18/00 06:37 AM</text:p>
          </table:table-cell>
          <table:table-cell office:value-type="float" office:value="-0.0505917771527" calcext:value-type="float">
            <text:p>-0.0505917772</text:p>
          </table:table-cell>
          <table:table-cell office:value-type="float" office:value="0.0401724294335" calcext:value-type="float">
            <text:p>0.0401724294</text:p>
          </table:table-cell>
          <table:table-cell office:value-type="float" office:value="2.01" calcext:value-type="float">
            <text:p>2.01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495</text:p>
          </table:table-cell>
          <table:table-cell office:value-type="float" office:value="1457" calcext:value-type="float">
            <text:p>1457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18T07:06:14.4" calcext:value-type="date">
            <text:p>01/18/00 07:06 AM</text:p>
          </table:table-cell>
          <table:table-cell office:value-type="float" office:value="-0.0488921421854" calcext:value-type="float">
            <text:p>-0.0488921422</text:p>
          </table:table-cell>
          <table:table-cell office:value-type="float" office:value="0.0402315186782" calcext:value-type="float">
            <text:p>0.0402315187</text:p>
          </table:table-cell>
          <table:table-cell office:value-type="float" office:value="1.99" calcext:value-type="float">
            <text:p>1.99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7" calcext:value-type="float">
            <text:p>1457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18T07:35:02.4" calcext:value-type="date">
            <text:p>01/18/00 07:35 AM</text:p>
          </table:table-cell>
          <table:table-cell office:value-type="float" office:value="-0.0488921421854" calcext:value-type="float">
            <text:p>-0.0488921422</text:p>
          </table:table-cell>
          <table:table-cell office:value-type="float" office:value="0.0402315186782" calcext:value-type="float">
            <text:p>0.0402315187</text:p>
          </table:table-cell>
          <table:table-cell office:value-type="float" office:value="2.01" calcext:value-type="float">
            <text:p>2.01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7" calcext:value-type="float">
            <text:p>1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8T08:03:50.4" calcext:value-type="date">
            <text:p>01/18/00 08:03 AM</text:p>
          </table:table-cell>
          <table:table-cell office:value-type="float" office:value="-0.0471939393288" calcext:value-type="float">
            <text:p>-0.0471939393</text:p>
          </table:table-cell>
          <table:table-cell office:value-type="float" office:value="0.0402914580156" calcext:value-type="float">
            <text:p>0.040291458</text:p>
          </table:table-cell>
          <table:table-cell office:value-type="float" office:value="2.02" calcext:value-type="float">
            <text:p>2.02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495</text:p>
          </table:table-cell>
          <table:table-cell office:value-type="float" office:value="1459" calcext:value-type="float">
            <text:p>1459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18T08:32:38.4" calcext:value-type="date">
            <text:p>01/18/00 08:32 AM</text:p>
          </table:table-cell>
          <table:table-cell office:value-type="float" office:value="-0.0471939393288" calcext:value-type="float">
            <text:p>-0.0471939393</text:p>
          </table:table-cell>
          <table:table-cell office:value-type="float" office:value="0.0402914580156" calcext:value-type="float">
            <text:p>0.0402914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495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8T09:01:26.4" calcext:value-type="date">
            <text:p>01/18/00 09:01 AM</text:p>
          </table:table-cell>
          <table:table-cell office:value-type="float" office:value="-0.0471939393288" calcext:value-type="float">
            <text:p>-0.0471939393</text:p>
          </table:table-cell>
          <table:table-cell office:value-type="float" office:value="0.0402914580156" calcext:value-type="float">
            <text:p>0.040291458</text:p>
          </table:table-cell>
          <table:table-cell office:value-type="float" office:value="1.98" calcext:value-type="float">
            <text:p>1.98</text:p>
          </table:table-cell>
          <table:table-cell office:value-type="float" office:value="0" calcext:value-type="float">
            <text:p>0</text:p>
          </table:table-cell>
          <table:table-cell office:value-type="float" office:value="1498" calcext:value-type="float">
            <text:p>1498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8T09:30:14.4" calcext:value-type="date">
            <text:p>01/18/00 09:30 AM</text:p>
          </table:table-cell>
          <table:table-cell office:value-type="float" office:value="-0.0454964090577" calcext:value-type="float">
            <text:p>-0.0454964091</text:p>
          </table:table-cell>
          <table:table-cell office:value-type="float" office:value="0.0403504885072" calcext:value-type="float">
            <text:p>0.0403504885</text:p>
          </table:table-cell>
          <table:table-cell office:value-type="float" office:value="1.99" calcext:value-type="float">
            <text:p>1.99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1460" calcext:value-type="float">
            <text:p>1460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18T09:59:02.4" calcext:value-type="date">
            <text:p>01/18/00 09:59 AM</text:p>
          </table:table-cell>
          <table:table-cell office:value-type="float" office:value="-0.0454964090577" calcext:value-type="float">
            <text:p>-0.0454964091</text:p>
          </table:table-cell>
          <table:table-cell office:value-type="float" office:value="0.0403504885072" calcext:value-type="float">
            <text:p>0.04035048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10" calcext:value-type="float">
            <text:p>1510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8T10:27:50.4" calcext:value-type="date">
            <text:p>01/18/00 10:27 AM</text:p>
          </table:table-cell>
          <table:table-cell office:value-type="float" office:value="-0.0454964090577" calcext:value-type="float">
            <text:p>-0.0454964091</text:p>
          </table:table-cell>
          <table:table-cell office:value-type="float" office:value="0.0403504885072" calcext:value-type="float">
            <text:p>0.0403504885</text:p>
          </table:table-cell>
          <table:table-cell office:value-type="float" office:value="2.01" calcext:value-type="float">
            <text:p>2.01</text:p>
          </table:table-cell>
          <table:table-cell office:value-type="float" office:value="0" calcext:value-type="float">
            <text:p>0</text:p>
          </table:table-cell>
          <table:table-cell office:value-type="float" office:value="1511" calcext:value-type="float">
            <text:p>1511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8T10:56:38.4" calcext:value-type="date">
            <text:p>01/18/00 10:56 AM</text:p>
          </table:table-cell>
          <table:table-cell office:value-type="float" office:value="-0.0454964090577" calcext:value-type="float">
            <text:p>-0.0454964091</text:p>
          </table:table-cell>
          <table:table-cell office:value-type="float" office:value="0.0403504885072" calcext:value-type="float">
            <text:p>0.04035048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11" calcext:value-type="float">
            <text:p>1511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8T11:25:26.4" calcext:value-type="date">
            <text:p>01/18/00 11:25 AM</text:p>
          </table:table-cell>
          <table:table-cell office:value-type="float" office:value="-0.0471946296774" calcext:value-type="float">
            <text:p>-0.0471946297</text:p>
          </table:table-cell>
          <table:table-cell office:value-type="float" office:value="0.0402912286102" calcext:value-type="float">
            <text:p>0.04029122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11" calcext:value-type="float">
            <text:p>1511</text:p>
          </table:table-cell>
          <table:table-cell office:value-type="float" office:value="1459" calcext:value-type="float">
            <text:p>1459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8T11:54:14.4" calcext:value-type="date">
            <text:p>01/18/00 11:54 AM</text:p>
          </table:table-cell>
          <table:table-cell office:value-type="float" office:value="-0.0471946296774" calcext:value-type="float">
            <text:p>-0.0471946297</text:p>
          </table:table-cell>
          <table:table-cell office:value-type="float" office:value="0.0402912286102" calcext:value-type="float">
            <text:p>0.04029122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13" calcext:value-type="float">
            <text:p>151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8T12:23:02.4" calcext:value-type="date">
            <text:p>01/18/00 12:23 PM</text:p>
          </table:table-cell>
          <table:table-cell office:value-type="float" office:value="-0.0471946296774" calcext:value-type="float">
            <text:p>-0.0471946297</text:p>
          </table:table-cell>
          <table:table-cell office:value-type="float" office:value="0.0402912286102" calcext:value-type="float">
            <text:p>0.0402912286</text:p>
          </table:table-cell>
          <table:table-cell office:value-type="float" office:value="1.99" calcext:value-type="float">
            <text:p>1.99</text:p>
          </table:table-cell>
          <table:table-cell office:value-type="float" office:value="0" calcext:value-type="float">
            <text:p>0</text:p>
          </table:table-cell>
          <table:table-cell office:value-type="float" office:value="1530" calcext:value-type="float">
            <text:p>1530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8T12:51:50.4" calcext:value-type="date">
            <text:p>01/18/00 12:51 PM</text:p>
          </table:table-cell>
          <table:table-cell office:value-type="float" office:value="-0.0471946296774" calcext:value-type="float">
            <text:p>-0.0471946297</text:p>
          </table:table-cell>
          <table:table-cell office:value-type="float" office:value="0.0402912286102" calcext:value-type="float">
            <text:p>0.0402912286</text:p>
          </table:table-cell>
          <table:table-cell office:value-type="float" office:value="1.99" calcext:value-type="float">
            <text:p>1.99</text:p>
          </table:table-cell>
          <table:table-cell office:value-type="float" office:value="0" calcext:value-type="float">
            <text:p>0</text:p>
          </table:table-cell>
          <table:table-cell office:value-type="float" office:value="1535" calcext:value-type="float">
            <text:p>1535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8T13:20:38.4" calcext:value-type="date">
            <text:p>01/18/00 01:20 PM</text:p>
          </table:table-cell>
          <table:table-cell office:value-type="float" office:value="-0.048893572812" calcext:value-type="float">
            <text:p>-0.0488935728</text:p>
          </table:table-cell>
          <table:table-cell office:value-type="float" office:value="0.0402325324506" calcext:value-type="float">
            <text:p>0.0402325325</text:p>
          </table:table-cell>
          <table:table-cell office:value-type="float" office:value="1.98" calcext:value-type="float">
            <text:p>1.98</text:p>
          </table:table-cell>
          <table:table-cell office:value-type="float" office:value="0" calcext:value-type="float">
            <text:p>0</text:p>
          </table:table-cell>
          <table:table-cell office:value-type="float" office:value="1535" calcext:value-type="float">
            <text:p>1535</text:p>
          </table:table-cell>
          <table:table-cell office:value-type="float" office:value="1458" calcext:value-type="float">
            <text:p>1458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8T13:49:26.4" calcext:value-type="date">
            <text:p>01/18/00 01:49 PM</text:p>
          </table:table-cell>
          <table:table-cell office:value-type="float" office:value="-0.048893572812" calcext:value-type="float">
            <text:p>-0.0488935728</text:p>
          </table:table-cell>
          <table:table-cell office:value-type="float" office:value="0.0402325324506" calcext:value-type="float">
            <text:p>0.0402325325</text:p>
          </table:table-cell>
          <table:table-cell office:value-type="float" office:value="1.98" calcext:value-type="float">
            <text:p>1.98</text:p>
          </table:table-cell>
          <table:table-cell office:value-type="float" office:value="0" calcext:value-type="float">
            <text:p>0</text:p>
          </table:table-cell>
          <table:table-cell office:value-type="float" office:value="1535" calcext:value-type="float">
            <text:p>1535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8T14:18:14.4" calcext:value-type="date">
            <text:p>01/18/00 02:18 PM</text:p>
          </table:table-cell>
          <table:table-cell office:value-type="float" office:value="-0.048893572812" calcext:value-type="float">
            <text:p>-0.0488935728</text:p>
          </table:table-cell>
          <table:table-cell office:value-type="float" office:value="0.0402325324506" calcext:value-type="float">
            <text:p>0.04023253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48" calcext:value-type="float">
            <text:p>1548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8T14:47:02.4" calcext:value-type="date">
            <text:p>01/18/00 02:47 PM</text:p>
          </table:table-cell>
          <table:table-cell office:value-type="float" office:value="-0.0505917934317" calcext:value-type="float">
            <text:p>-0.0505917934</text:p>
          </table:table-cell>
          <table:table-cell office:value-type="float" office:value="0.0401732725535" calcext:value-type="float">
            <text:p>0.04017327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49" calcext:value-type="float">
            <text:p>1549</text:p>
          </table:table-cell>
          <table:table-cell office:value-type="float" office:value="1459" calcext:value-type="float">
            <text:p>1459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18T15:15:50.4" calcext:value-type="date">
            <text:p>01/18/00 03:15 PM</text:p>
          </table:table-cell>
          <table:table-cell office:value-type="float" office:value="-0.0505917934317" calcext:value-type="float">
            <text:p>-0.0505917934</text:p>
          </table:table-cell>
          <table:table-cell office:value-type="float" office:value="0.0401732725535" calcext:value-type="float">
            <text:p>0.0401732726</text:p>
          </table:table-cell>
          <table:table-cell office:value-type="float" office:value="1.99" calcext:value-type="float">
            <text:p>1.99</text:p>
          </table:table-cell>
          <table:table-cell office:value-type="float" office:value="0" calcext:value-type="float">
            <text:p>0</text:p>
          </table:table-cell>
          <table:table-cell office:value-type="float" office:value="1547" calcext:value-type="float">
            <text:p>1547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8T15:44:38.4" calcext:value-type="date">
            <text:p>01/18/00 03:44 PM</text:p>
          </table:table-cell>
          <table:table-cell office:value-type="float" office:value="-0.0505917934317" calcext:value-type="float">
            <text:p>-0.0505917934</text:p>
          </table:table-cell>
          <table:table-cell office:value-type="float" office:value="0.0401732725535" calcext:value-type="float">
            <text:p>0.04017327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47" calcext:value-type="float">
            <text:p>1547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8T16:13:26.4" calcext:value-type="date">
            <text:p>01/18/00 04:13 PM</text:p>
          </table:table-cell>
          <table:table-cell office:value-type="float" office:value="-0.0505917934317" calcext:value-type="float">
            <text:p>-0.0505917934</text:p>
          </table:table-cell>
          <table:table-cell office:value-type="float" office:value="0.0401732725535" calcext:value-type="float">
            <text:p>0.04017327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33" calcext:value-type="float">
            <text:p>1533</text:p>
          </table:table-cell>
          <table:table-cell office:value-type="float" office:value="1457" calcext:value-type="float">
            <text:p>1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8T16:42:14.4" calcext:value-type="date">
            <text:p>01/18/00 04:42 PM</text:p>
          </table:table-cell>
          <table:table-cell office:value-type="float" office:value="-0.0505917934317" calcext:value-type="float">
            <text:p>-0.0505917934</text:p>
          </table:table-cell>
          <table:table-cell office:value-type="float" office:value="0.0401732725535" calcext:value-type="float">
            <text:p>0.0401732726</text:p>
          </table:table-cell>
          <table:table-cell office:value-type="float" office:value="2.01" calcext:value-type="float">
            <text:p>2.01</text:p>
          </table:table-cell>
          <table:table-cell office:value-type="float" office:value="0" calcext:value-type="float">
            <text:p>0</text:p>
          </table:table-cell>
          <table:table-cell office:value-type="float" office:value="1505" calcext:value-type="float">
            <text:p>1505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8T17:11:02.4" calcext:value-type="date">
            <text:p>01/18/00 05:11 PM</text:p>
          </table:table-cell>
          <table:table-cell office:value-type="float" office:value="-0.0488936221467" calcext:value-type="float">
            <text:p>-0.0488936221</text:p>
          </table:table-cell>
          <table:table-cell office:value-type="float" office:value="0.0402341010581" calcext:value-type="float">
            <text:p>0.0402341011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18T17:39:50.4" calcext:value-type="date">
            <text:p>01/18/00 05:39 PM</text:p>
          </table:table-cell>
          <table:table-cell office:value-type="float" office:value="-0.0471955373285" calcext:value-type="float">
            <text:p>-0.0471955373</text:p>
          </table:table-cell>
          <table:table-cell office:value-type="float" office:value="0.0402973005926" calcext:value-type="float">
            <text:p>0.0402973006</text:p>
          </table:table-cell>
          <table:table-cell office:value-type="float" office:value="2.13" calcext:value-type="float">
            <text:p>2.13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18T18:08:38.4" calcext:value-type="date">
            <text:p>01/18/00 06:08 PM</text:p>
          </table:table-cell>
          <table:table-cell office:value-type="float" office:value="-0.0471955373285" calcext:value-type="float">
            <text:p>-0.0471955373</text:p>
          </table:table-cell>
          <table:table-cell office:value-type="float" office:value="0.0402973005926" calcext:value-type="float">
            <text:p>0.0402973006</text:p>
          </table:table-cell>
          <table:table-cell office:value-type="float" office:value="2.06" calcext:value-type="float">
            <text:p>2.06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8T18:37:26.4" calcext:value-type="date">
            <text:p>01/18/00 06:37 PM</text:p>
          </table:table-cell>
          <table:table-cell office:value-type="float" office:value="-0.0454973136828" calcext:value-type="float">
            <text:p>-0.0454973137</text:p>
          </table:table-cell>
          <table:table-cell office:value-type="float" office:value="0.0403566471428" calcext:value-type="float">
            <text:p>0.04035664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91" calcext:value-type="float">
            <text:p>1491</text:p>
          </table:table-cell>
          <table:table-cell office:value-type="float" office:value="1459" calcext:value-type="float">
            <text:p>1459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18T19:06:14.4" calcext:value-type="date">
            <text:p>01/18/00 07:06 PM</text:p>
          </table:table-cell>
          <table:table-cell office:value-type="float" office:value="-0.043799069455" calcext:value-type="float">
            <text:p>-0.0437990695</text:p>
          </table:table-cell>
          <table:table-cell office:value-type="float" office:value="0.0404154008986" calcext:value-type="float">
            <text:p>0.0404154009</text:p>
          </table:table-cell>
          <table:table-cell office:value-type="float" office:value="1.98" calcext:value-type="float">
            <text:p>1.98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18T19:35:02.4" calcext:value-type="date">
            <text:p>01/18/00 07:35 PM</text:p>
          </table:table-cell>
          <table:table-cell office:value-type="float" office:value="-0.043799069455" calcext:value-type="float">
            <text:p>-0.0437990695</text:p>
          </table:table-cell>
          <table:table-cell office:value-type="float" office:value="0.0404154008986" calcext:value-type="float">
            <text:p>0.04041540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91" calcext:value-type="float">
            <text:p>1491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8T20:03:50.4" calcext:value-type="date">
            <text:p>01/18/00 08:03 PM</text:p>
          </table:table-cell>
          <table:table-cell office:value-type="float" office:value="-0.0421008458093" calcext:value-type="float">
            <text:p>-0.0421008458</text:p>
          </table:table-cell>
          <table:table-cell office:value-type="float" office:value="0.0404747474489" calcext:value-type="float">
            <text:p>0.04047474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18T20:32:38.4" calcext:value-type="date">
            <text:p>01/18/00 08:32 PM</text:p>
          </table:table-cell>
          <table:table-cell office:value-type="float" office:value="-0.0421008458093" calcext:value-type="float">
            <text:p>-0.0421008458</text:p>
          </table:table-cell>
          <table:table-cell office:value-type="float" office:value="0.0404747474489" calcext:value-type="float">
            <text:p>0.0404747474</text:p>
          </table:table-cell>
          <table:table-cell office:value-type="float" office:value="1.98" calcext:value-type="float">
            <text:p>1.98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8T21:00:00" calcext:value-type="date">
            <text:p>01/18/00 09:00 PM</text:p>
          </table:table-cell>
          <table:table-cell office:value-type="float" office:value="-0.0421008458093" calcext:value-type="float">
            <text:p>-0.0421008458</text:p>
          </table:table-cell>
          <table:table-cell office:value-type="float" office:value="0.0404747474489" calcext:value-type="float">
            <text:p>0.0404747474</text:p>
          </table:table-cell>
          <table:table-cell office:value-type="float" office:value="1.98" calcext:value-type="float">
            <text:p>1.98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8T21:28:48" calcext:value-type="date">
            <text:p>01/18/00 09:28 PM</text:p>
          </table:table-cell>
          <table:table-cell office:value-type="float" office:value="-0.0421008458093" calcext:value-type="float">
            <text:p>-0.0421008458</text:p>
          </table:table-cell>
          <table:table-cell office:value-type="float" office:value="0.0404747474489" calcext:value-type="float">
            <text:p>0.0404747474</text:p>
          </table:table-cell>
          <table:table-cell office:value-type="float" office:value="1.99" calcext:value-type="float">
            <text:p>1.99</text:p>
          </table:table-cell>
          <table:table-cell office:value-type="float" office:value="0" calcext:value-type="float">
            <text:p>0</text:p>
          </table:table-cell>
          <table:table-cell office:value-type="float" office:value="1502" calcext:value-type="float">
            <text:p>1502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8T21:57:36" calcext:value-type="date">
            <text:p>01/18/00 09:57 PM</text:p>
          </table:table-cell>
          <table:table-cell office:value-type="float" office:value="-0.0421008458093" calcext:value-type="float">
            <text:p>-0.0421008458</text:p>
          </table:table-cell>
          <table:table-cell office:value-type="float" office:value="0.0404747474489" calcext:value-type="float">
            <text:p>0.0404747474</text:p>
          </table:table-cell>
          <table:table-cell office:value-type="float" office:value="1.99" calcext:value-type="float">
            <text:p>1.99</text:p>
          </table:table-cell>
          <table:table-cell office:value-type="float" office:value="0" calcext:value-type="float">
            <text:p>0</text:p>
          </table:table-cell>
          <table:table-cell office:value-type="float" office:value="1509" calcext:value-type="float">
            <text:p>1509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8T22:26:24" calcext:value-type="date">
            <text:p>01/18/00 10:26 PM</text:p>
          </table:table-cell>
          <table:table-cell office:value-type="float" office:value="-0.0421008458093" calcext:value-type="float">
            <text:p>-0.0421008458</text:p>
          </table:table-cell>
          <table:table-cell office:value-type="float" office:value="0.0404747474489" calcext:value-type="float">
            <text:p>0.0404747474</text:p>
          </table:table-cell>
          <table:table-cell office:value-type="float" office:value="1.98" calcext:value-type="float">
            <text:p>1.98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8T22:55:12" calcext:value-type="date">
            <text:p>01/18/00 10:55 PM</text:p>
          </table:table-cell>
          <table:table-cell office:value-type="float" office:value="-0.0421008458093" calcext:value-type="float">
            <text:p>-0.0421008458</text:p>
          </table:table-cell>
          <table:table-cell office:value-type="float" office:value="0.0404747474489" calcext:value-type="float">
            <text:p>0.0404747474</text:p>
          </table:table-cell>
          <table:table-cell office:value-type="float" office:value="1.99" calcext:value-type="float">
            <text:p>1.99</text:p>
          </table:table-cell>
          <table:table-cell office:value-type="float" office:value="0" calcext:value-type="float">
            <text:p>0</text:p>
          </table:table-cell>
          <table:table-cell office:value-type="float" office:value="1585" calcext:value-type="float">
            <text:p>1585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8T23:24:00" calcext:value-type="date">
            <text:p>01/18/00 11:24 PM</text:p>
          </table:table-cell>
          <table:table-cell office:value-type="float" office:value="-0.0421008458093" calcext:value-type="float">
            <text:p>-0.0421008458</text:p>
          </table:table-cell>
          <table:table-cell office:value-type="float" office:value="0.0404747474489" calcext:value-type="float">
            <text:p>0.0404747474</text:p>
          </table:table-cell>
          <table:table-cell office:value-type="float" office:value="1.98" calcext:value-type="float">
            <text:p>1.98</text:p>
          </table:table-cell>
          <table:table-cell office:value-type="float" office:value="0" calcext:value-type="float">
            <text:p>0</text:p>
          </table:table-cell>
          <table:table-cell office:value-type="float" office:value="1623" calcext:value-type="float">
            <text:p>162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8T23:52:48" calcext:value-type="date">
            <text:p>01/18/00 11:52 PM</text:p>
          </table:table-cell>
          <table:table-cell office:value-type="float" office:value="-0.0421008458093" calcext:value-type="float">
            <text:p>-0.0421008458</text:p>
          </table:table-cell>
          <table:table-cell office:value-type="float" office:value="0.0404747474489" calcext:value-type="float">
            <text:p>0.0404747474</text:p>
          </table:table-cell>
          <table:table-cell office:value-type="float" office:value="1.98" calcext:value-type="float">
            <text:p>1.98</text:p>
          </table:table-cell>
          <table:table-cell office:value-type="float" office:value="0" calcext:value-type="float">
            <text:p>0</text:p>
          </table:table-cell>
          <table:table-cell office:value-type="float" office:value="1625" calcext:value-type="float">
            <text:p>1625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9T00:21:36" calcext:value-type="date">
            <text:p>01/19/00 12:21 AM</text:p>
          </table:table-cell>
          <table:table-cell office:value-type="float" office:value="-0.0421008458093" calcext:value-type="float">
            <text:p>-0.0421008458</text:p>
          </table:table-cell>
          <table:table-cell office:value-type="float" office:value="0.0404747474489" calcext:value-type="float">
            <text:p>0.0404747474</text:p>
          </table:table-cell>
          <table:table-cell office:value-type="float" office:value="1.98" calcext:value-type="float">
            <text:p>1.98</text:p>
          </table:table-cell>
          <table:table-cell office:value-type="float" office:value="0" calcext:value-type="float">
            <text:p>0</text:p>
          </table:table-cell>
          <table:table-cell office:value-type="float" office:value="1603" calcext:value-type="float">
            <text:p>160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9T00:50:24" calcext:value-type="date">
            <text:p>01/19/00 12:50 AM</text:p>
          </table:table-cell>
          <table:table-cell office:value-type="float" office:value="-0.0421008458093" calcext:value-type="float">
            <text:p>-0.0421008458</text:p>
          </table:table-cell>
          <table:table-cell office:value-type="float" office:value="0.0404747474489" calcext:value-type="float">
            <text:p>0.0404747474</text:p>
          </table:table-cell>
          <table:table-cell office:value-type="float" office:value="1.99" calcext:value-type="float">
            <text:p>1.99</text:p>
          </table:table-cell>
          <table:table-cell office:value-type="float" office:value="0" calcext:value-type="float">
            <text:p>0</text:p>
          </table:table-cell>
          <table:table-cell office:value-type="float" office:value="1573" calcext:value-type="float">
            <text:p>157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9T01:19:12" calcext:value-type="date">
            <text:p>01/19/00 01:19 AM</text:p>
          </table:table-cell>
          <table:table-cell office:value-type="float" office:value="-0.0421008458093" calcext:value-type="float">
            <text:p>-0.0421008458</text:p>
          </table:table-cell>
          <table:table-cell office:value-type="float" office:value="0.0404747474489" calcext:value-type="float">
            <text:p>0.0404747474</text:p>
          </table:table-cell>
          <table:table-cell office:value-type="float" office:value="1.98" calcext:value-type="float">
            <text:p>1.98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495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9T01:48:00" calcext:value-type="date">
            <text:p>01/19/00 01:48 AM</text:p>
          </table:table-cell>
          <table:table-cell office:value-type="float" office:value="-0.0404026639487" calcext:value-type="float">
            <text:p>-0.0404026639</text:p>
          </table:table-cell>
          <table:table-cell office:value-type="float" office:value="0.0405352795662" calcext:value-type="float">
            <text:p>0.0405352796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495</text:p>
          </table:table-cell>
          <table:table-cell office:value-type="float" office:value="1459" calcext:value-type="float">
            <text:p>1459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19T02:16:48" calcext:value-type="date">
            <text:p>01/19/00 02:16 AM</text:p>
          </table:table-cell>
          <table:table-cell office:value-type="float" office:value="-0.0387045681411" calcext:value-type="float">
            <text:p>-0.0387045681</text:p>
          </table:table-cell>
          <table:table-cell office:value-type="float" office:value="0.0405981827286" calcext:value-type="float">
            <text:p>0.0405981827</text:p>
          </table:table-cell>
          <table:table-cell office:value-type="float" office:value="2.12" calcext:value-type="float">
            <text:p>2.12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19T02:45:36" calcext:value-type="date">
            <text:p>01/19/00 02:45 AM</text:p>
          </table:table-cell>
          <table:table-cell office:value-type="float" office:value="-0.0353070815976" calcext:value-type="float">
            <text:p>-0.0353070816</text:p>
          </table:table-cell>
          <table:table-cell office:value-type="float" office:value="0.0407270733633" calcext:value-type="float">
            <text:p>0.0407270734</text:p>
          </table:table-cell>
          <table:table-cell office:value-type="float" office:value="2.17" calcext:value-type="float">
            <text:p>2.17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8" calcext:value-type="float">
            <text:p>1458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date" office:date-value="1900-01-19T03:14:24" calcext:value-type="date">
            <text:p>01/19/00 03:14 AM</text:p>
          </table:table-cell>
          <table:table-cell office:value-type="float" office:value="-0.0353070815976" calcext:value-type="float">
            <text:p>-0.0353070816</text:p>
          </table:table-cell>
          <table:table-cell office:value-type="float" office:value="0.0407270733633" calcext:value-type="float">
            <text:p>0.0407270734</text:p>
          </table:table-cell>
          <table:table-cell office:value-type="float" office:value="2.06" calcext:value-type="float">
            <text:p>2.06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9T03:43:12" calcext:value-type="date">
            <text:p>01/19/00 03:43 AM</text:p>
          </table:table-cell>
          <table:table-cell office:value-type="float" office:value="-0.0336087669618" calcext:value-type="float">
            <text:p>-0.033608767</text:p>
          </table:table-cell>
          <table:table-cell office:value-type="float" office:value="0.0407837522827" calcext:value-type="float">
            <text:p>0.0407837523</text:p>
          </table:table-cell>
          <table:table-cell office:value-type="float" office:value="1.91" calcext:value-type="float">
            <text:p>1.91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19T04:12:00" calcext:value-type="date">
            <text:p>01/19/00 04:12 AM</text:p>
          </table:table-cell>
          <table:table-cell office:value-type="float" office:value="-0.0319104523261" calcext:value-type="float">
            <text:p>-0.0319104523</text:p>
          </table:table-cell>
          <table:table-cell office:value-type="float" office:value="0.0408404312021" calcext:value-type="float">
            <text:p>0.0408404312</text:p>
          </table:table-cell>
          <table:table-cell office:value-type="float" office:value="1.91" calcext:value-type="float">
            <text:p>1.91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19T04:40:48" calcext:value-type="date">
            <text:p>01/19/00 04:40 AM</text:p>
          </table:table-cell>
          <table:table-cell office:value-type="float" office:value="-0.030212187723" calcext:value-type="float">
            <text:p>-0.0302121877</text:p>
          </table:table-cell>
          <table:table-cell office:value-type="float" office:value="0.0408985921563" calcext:value-type="float">
            <text:p>0.0408985922</text:p>
          </table:table-cell>
          <table:table-cell office:value-type="float" office:value="1.96" calcext:value-type="float">
            <text:p>1.96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19T05:09:36" calcext:value-type="date">
            <text:p>01/19/00 05:09 AM</text:p>
          </table:table-cell>
          <table:table-cell office:value-type="float" office:value="-0.030212187723" calcext:value-type="float">
            <text:p>-0.0302121877</text:p>
          </table:table-cell>
          <table:table-cell office:value-type="float" office:value="0.0408985921563" calcext:value-type="float">
            <text:p>0.0408985922</text:p>
          </table:table-cell>
          <table:table-cell office:value-type="float" office:value="1.96" calcext:value-type="float">
            <text:p>1.96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9T05:38:24" calcext:value-type="date">
            <text:p>01/19/00 05:38 AM</text:p>
          </table:table-cell>
          <table:table-cell office:value-type="float" office:value="-0.0285131813895" calcext:value-type="float">
            <text:p>-0.0285131814</text:p>
          </table:table-cell>
          <table:table-cell office:value-type="float" office:value="0.040955586213" calcext:value-type="float">
            <text:p>0.0409555862</text:p>
          </table:table-cell>
          <table:table-cell office:value-type="float" office:value="1.92" calcext:value-type="float">
            <text:p>1.92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1458" calcext:value-type="float">
            <text:p>1458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19T06:07:12" calcext:value-type="date">
            <text:p>01/19/00 06:07 AM</text:p>
          </table:table-cell>
          <table:table-cell office:value-type="float" office:value="-0.0285131813895" calcext:value-type="float">
            <text:p>-0.0285131814</text:p>
          </table:table-cell>
          <table:table-cell office:value-type="float" office:value="0.040955586213" calcext:value-type="float">
            <text:p>0.0409555862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1519" calcext:value-type="float">
            <text:p>1519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9T06:36:00" calcext:value-type="date">
            <text:p>01/19/00 06:36 AM</text:p>
          </table:table-cell>
          <table:table-cell office:value-type="float" office:value="-0.0285131813895" calcext:value-type="float">
            <text:p>-0.0285131814</text:p>
          </table:table-cell>
          <table:table-cell office:value-type="float" office:value="0.040955586213" calcext:value-type="float">
            <text:p>0.0409555862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9T07:04:48" calcext:value-type="date">
            <text:p>01/19/00 07:04 AM</text:p>
          </table:table-cell>
          <table:table-cell office:value-type="float" office:value="-0.0268148569023" calcext:value-type="float">
            <text:p>-0.0268148569</text:p>
          </table:table-cell>
          <table:table-cell office:value-type="float" office:value="0.0410119687203" calcext:value-type="float">
            <text:p>0.0410119687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 office:value-type="float" office:value="1459" calcext:value-type="float">
            <text:p>1459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19T07:33:36" calcext:value-type="date">
            <text:p>01/19/00 07:33 AM</text:p>
          </table:table-cell>
          <table:table-cell office:value-type="float" office:value="-0.0268148569023" calcext:value-type="float">
            <text:p>-0.0268148569</text:p>
          </table:table-cell>
          <table:table-cell office:value-type="float" office:value="0.0410119687203" calcext:value-type="float">
            <text:p>0.0410119687</text:p>
          </table:table-cell>
          <table:table-cell office:value-type="float" office:value="1.91" calcext:value-type="float">
            <text:p>1.91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9T08:02:24" calcext:value-type="date">
            <text:p>01/19/00 08:02 AM</text:p>
          </table:table-cell>
          <table:table-cell office:value-type="float" office:value="-0.0268148569023" calcext:value-type="float">
            <text:p>-0.0268148569</text:p>
          </table:table-cell>
          <table:table-cell office:value-type="float" office:value="0.0410119687203" calcext:value-type="float">
            <text:p>0.0410119687</text:p>
          </table:table-cell>
          <table:table-cell office:value-type="float" office:value="1.91" calcext:value-type="float">
            <text:p>1.91</text:p>
          </table:table-cell>
          <table:table-cell office:value-type="float" office:value="0" calcext:value-type="float">
            <text:p>0</text:p>
          </table:table-cell>
          <table:table-cell office:value-type="float" office:value="1569" calcext:value-type="float">
            <text:p>1569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9T08:31:12" calcext:value-type="date">
            <text:p>01/19/00 08:31 AM</text:p>
          </table:table-cell>
          <table:table-cell office:value-type="float" office:value="-0.0268148569023" calcext:value-type="float">
            <text:p>-0.0268148569</text:p>
          </table:table-cell>
          <table:table-cell office:value-type="float" office:value="0.0410119687203" calcext:value-type="float">
            <text:p>0.0410119687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1622" calcext:value-type="float">
            <text:p>1622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9T09:00:00" calcext:value-type="date">
            <text:p>01/19/00 09:00 AM</text:p>
          </table:table-cell>
          <table:table-cell office:value-type="float" office:value="-0.0268148569023" calcext:value-type="float">
            <text:p>-0.0268148569</text:p>
          </table:table-cell>
          <table:table-cell office:value-type="float" office:value="0.0410119687203" calcext:value-type="float">
            <text:p>0.0410119687</text:p>
          </table:table-cell>
          <table:table-cell office:value-type="float" office:value="1.91" calcext:value-type="float">
            <text:p>1.91</text:p>
          </table:table-cell>
          <table:table-cell office:value-type="float" office:value="0" calcext:value-type="float">
            <text:p>0</text:p>
          </table:table-cell>
          <table:table-cell office:value-type="float" office:value="1636" calcext:value-type="float">
            <text:p>1636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9T09:28:48" calcext:value-type="date">
            <text:p>01/19/00 09:28 AM</text:p>
          </table:table-cell>
          <table:table-cell office:value-type="float" office:value="-0.0251165422666" calcext:value-type="float">
            <text:p>-0.0251165423</text:p>
          </table:table-cell>
          <table:table-cell office:value-type="float" office:value="0.0410686476397" calcext:value-type="float">
            <text:p>0.0410686476</text:p>
          </table:table-cell>
          <table:table-cell office:value-type="float" office:value="1.91" calcext:value-type="float">
            <text:p>1.91</text:p>
          </table:table-cell>
          <table:table-cell office:value-type="float" office:value="0" calcext:value-type="float">
            <text:p>0</text:p>
          </table:table-cell>
          <table:table-cell office:value-type="float" office:value="1633" calcext:value-type="float">
            <text:p>1633</text:p>
          </table:table-cell>
          <table:table-cell office:value-type="float" office:value="1459" calcext:value-type="float">
            <text:p>1459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19T09:57:36" calcext:value-type="date">
            <text:p>01/19/00 09:57 AM</text:p>
          </table:table-cell>
          <table:table-cell office:value-type="float" office:value="-0.0234182675535" calcext:value-type="float">
            <text:p>-0.0234182676</text:p>
          </table:table-cell>
          <table:table-cell office:value-type="float" office:value="0.0411265121904" calcext:value-type="float">
            <text:p>0.0411265122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</text:p>
          </table:table-cell>
          <table:table-cell office:value-type="float" office:value="1630" calcext:value-type="float">
            <text:p>1630</text:p>
          </table:table-cell>
          <table:table-cell office:value-type="float" office:value="1459" calcext:value-type="float">
            <text:p>1459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19T10:26:24" calcext:value-type="date">
            <text:p>01/19/00 10:26 AM</text:p>
          </table:table-cell>
          <table:table-cell office:value-type="float" office:value="-0.0217200335908" calcext:value-type="float">
            <text:p>-0.0217200336</text:p>
          </table:table-cell>
          <table:table-cell office:value-type="float" office:value="0.0411855623444" calcext:value-type="float">
            <text:p>0.0411855623</text:p>
          </table:table-cell>
          <table:table-cell office:value-type="float" office:value="1.99" calcext:value-type="float">
            <text:p>1.99</text:p>
          </table:table-cell>
          <table:table-cell office:value-type="float" office:value="0" calcext:value-type="float">
            <text:p>0</text:p>
          </table:table-cell>
          <table:table-cell office:value-type="float" office:value="1577" calcext:value-type="float">
            <text:p>1577</text:p>
          </table:table-cell>
          <table:table-cell office:value-type="float" office:value="1459" calcext:value-type="float">
            <text:p>1459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19T10:55:12" calcext:value-type="date">
            <text:p>01/19/00 10:55 AM</text:p>
          </table:table-cell>
          <table:table-cell office:value-type="float" office:value="-0.0183236457549" calcext:value-type="float">
            <text:p>-0.0183236458</text:p>
          </table:table-cell>
          <table:table-cell office:value-type="float" office:value="0.0413061204524" calcext:value-type="float">
            <text:p>0.0413061205</text:p>
          </table:table-cell>
          <table:table-cell office:value-type="float" office:value="2.03" calcext:value-type="float">
            <text:p>2.03</text:p>
          </table:table-cell>
          <table:table-cell office:value-type="float" office:value="0" calcext:value-type="float">
            <text:p>0</text:p>
          </table:table-cell>
          <table:table-cell office:value-type="float" office:value="1519" calcext:value-type="float">
            <text:p>1519</text:p>
          </table:table-cell>
          <table:table-cell office:value-type="float" office:value="1459" calcext:value-type="float">
            <text:p>1459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date" office:date-value="1900-01-19T11:24:00" calcext:value-type="date">
            <text:p>01/19/00 11:24 AM</text:p>
          </table:table-cell>
          <table:table-cell office:value-type="float" office:value="-0.0149259829883" calcext:value-type="float">
            <text:p>-0.014925983</text:p>
          </table:table-cell>
          <table:table-cell office:value-type="float" office:value="0.0414302671931" calcext:value-type="float">
            <text:p>0.0414302672</text:p>
          </table:table-cell>
          <table:table-cell office:value-type="float" office:value="2.09" calcext:value-type="float">
            <text:p>2.09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8" calcext:value-type="float">
            <text:p>1458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date" office:date-value="1900-01-19T11:52:48" calcext:value-type="date">
            <text:p>01/19/00 11:52 AM</text:p>
          </table:table-cell>
          <table:table-cell office:value-type="float" office:value="-0.011529832201" calcext:value-type="float">
            <text:p>-0.0115298322</text:p>
          </table:table-cell>
          <table:table-cell office:value-type="float" office:value="0.0415573456479" calcext:value-type="float">
            <text:p>0.0415573456</text:p>
          </table:table-cell>
          <table:table-cell office:value-type="float" office:value="2.14" calcext:value-type="float">
            <text:p>2.14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date" office:date-value="1900-01-19T12:21:36" calcext:value-type="date">
            <text:p>01/19/00 12:21 PM</text:p>
          </table:table-cell>
          <table:table-cell office:value-type="float" office:value="-0.00643573503862" calcext:value-type="float">
            <text:p>-0.006435735</text:p>
          </table:table-cell>
          <table:table-cell office:value-type="float" office:value="0.0417516496751" calcext:value-type="float">
            <text:p>0.0417516497</text:p>
          </table:table-cell>
          <table:table-cell office:value-type="float" office:value="2.18" calcext:value-type="float">
            <text:p>2.18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date" office:date-value="1900-01-19T12:50:24" calcext:value-type="date">
            <text:p>01/19/00 12:50 PM</text:p>
          </table:table-cell>
          <table:table-cell office:value-type="float" office:value="-0.00303843134179" calcext:value-type="float">
            <text:p>-0.0030384313</text:p>
          </table:table-cell>
          <table:table-cell office:value-type="float" office:value="0.0418852839524" calcext:value-type="float">
            <text:p>0.04188528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 office:value-type="float" office:value="1458" calcext:value-type="float">
            <text:p>1458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date" office:date-value="1900-01-19T13:19:12" calcext:value-type="date">
            <text:p>01/19/00 01:19 PM</text:p>
          </table:table-cell>
          <table:table-cell office:value-type="float" office:value="0.00205559795757" calcext:value-type="float">
            <text:p>0.002055598</text:p>
          </table:table-cell>
          <table:table-cell office:value-type="float" office:value="0.0420813661327" calcext:value-type="float">
            <text:p>0.0420813661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date" office:date-value="1900-01-19T13:48:00" calcext:value-type="date">
            <text:p>01/19/00 01:48 PM</text:p>
          </table:table-cell>
          <table:table-cell office:value-type="float" office:value="0.00545194362487" calcext:value-type="float">
            <text:p>0.0054519436</text:p>
          </table:table-cell>
          <table:table-cell office:value-type="float" office:value="0.0422031097921" calcext:value-type="float">
            <text:p>0.0422031098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date" office:date-value="1900-01-19T14:16:48" calcext:value-type="date">
            <text:p>01/19/00 02:16 PM</text:p>
          </table:table-cell>
          <table:table-cell office:value-type="float" office:value="0.0105446965468" calcext:value-type="float">
            <text:p>0.0105446965</text:p>
          </table:table-cell>
          <table:table-cell office:value-type="float" office:value="0.0423760458177" calcext:value-type="float">
            <text:p>0.0423760458</text:p>
          </table:table-cell>
          <table:table-cell office:value-type="float" office:value="1.94" calcext:value-type="float">
            <text:p>1.94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date" office:date-value="1900-01-19T14:45:36" calcext:value-type="date">
            <text:p>01/19/00 02:45 PM</text:p>
          </table:table-cell>
          <table:table-cell office:value-type="float" office:value="0.0139415209233" calcext:value-type="float">
            <text:p>0.0139415209</text:p>
          </table:table-cell>
          <table:table-cell office:value-type="float" office:value="0.0424835619231" calcext:value-type="float">
            <text:p>0.0424835619</text:p>
          </table:table-cell>
          <table:table-cell office:value-type="float" office:value="1.81" calcext:value-type="float">
            <text:p>1.81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date" office:date-value="1900-01-19T15:14:24" calcext:value-type="date">
            <text:p>01/19/00 03:14 PM</text:p>
          </table:table-cell>
          <table:table-cell office:value-type="float" office:value="0.0173384916255" calcext:value-type="float">
            <text:p>0.0173384916</text:p>
          </table:table-cell>
          <table:table-cell office:value-type="float" office:value="0.042586335079" calcext:value-type="float">
            <text:p>0.0425863351</text:p>
          </table:table-cell>
          <table:table-cell office:value-type="float" office:value="1.73" calcext:value-type="float">
            <text:p>1.73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date" office:date-value="1900-01-19T15:43:12" calcext:value-type="date">
            <text:p>01/19/00 03:43 PM</text:p>
          </table:table-cell>
          <table:table-cell office:value-type="float" office:value="0.0190370110399" calcext:value-type="float">
            <text:p>0.019037011</text:p>
          </table:table-cell>
          <table:table-cell office:value-type="float" office:value="0.0426364925477" calcext:value-type="float">
            <text:p>0.0426364925</text:p>
          </table:table-cell>
          <table:table-cell office:value-type="float" office:value="1.69" calcext:value-type="float">
            <text:p>1.69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19T16:12:00" calcext:value-type="date">
            <text:p>01/19/00 04:12 PM</text:p>
          </table:table-cell>
          <table:table-cell office:value-type="float" office:value="0.0224341214452" calcext:value-type="float">
            <text:p>0.0224341214</text:p>
          </table:table-cell>
          <table:table-cell office:value-type="float" office:value="0.0427345225537" calcext:value-type="float">
            <text:p>0.042734522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.359052631579" calcext:value-type="float">
            <text:p>0.3590526316</text:p>
          </table:table-cell>
        </table:table-row>
        <table:table-row table:style-name="ro1">
          <table:table-cell office:value-type="date" office:date-value="1900-01-19T16:39:21.6" calcext:value-type="date">
            <text:p>01/19/00 04:39 PM</text:p>
          </table:table-cell>
          <table:table-cell office:value-type="float" office:value="0.0258312825316" calcext:value-type="float">
            <text:p>0.0258312825</text:p>
          </table:table-cell>
          <table:table-cell office:value-type="float" office:value="0.0428307738288" calcext:value-type="float">
            <text:p>0.0428307738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date" office:date-value="1900-01-19T17:08:09.6" calcext:value-type="date">
            <text:p>01/19/00 05:08 PM</text:p>
          </table:table-cell>
          <table:table-cell office:value-type="float" office:value="0.027529886749" calcext:value-type="float">
            <text:p>0.0275298867</text:p>
          </table:table-cell>
          <table:table-cell office:value-type="float" office:value="0.0428779667514" calcext:value-type="float">
            <text:p>0.0428779668</text:p>
          </table:table-cell>
          <table:table-cell office:value-type="float" office:value="1.59" calcext:value-type="float">
            <text:p>1.59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19T17:36:57.6" calcext:value-type="date">
            <text:p>01/19/00 05:36 PM</text:p>
          </table:table-cell>
          <table:table-cell office:value-type="float" office:value="0.0309257227221" calcext:value-type="float">
            <text:p>0.0309257227</text:p>
          </table:table-cell>
          <table:table-cell office:value-type="float" office:value="0.0429712340043" calcext:value-type="float">
            <text:p>0.042971234</text:p>
          </table:table-cell>
          <table:table-cell office:value-type="float" office:value="1.57" calcext:value-type="float">
            <text:p>1.57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0" calcext:value-type="float">
            <text:p>1460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date" office:date-value="1900-01-19T18:05:45.6" calcext:value-type="date">
            <text:p>01/19/00 06:05 PM</text:p>
          </table:table-cell>
          <table:table-cell office:value-type="float" office:value="0.0326243674007" calcext:value-type="float">
            <text:p>0.0326243674</text:p>
          </table:table-cell>
          <table:table-cell office:value-type="float" office:value="0.0430169445994" calcext:value-type="float">
            <text:p>0.0430169446</text:p>
          </table:table-cell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19T18:34:33.6" calcext:value-type="date">
            <text:p>01/19/00 06:34 PM</text:p>
          </table:table-cell>
          <table:table-cell office:value-type="float" office:value="0.0360217218982" calcext:value-type="float">
            <text:p>0.0360217219</text:p>
          </table:table-cell>
          <table:table-cell office:value-type="float" office:value="0.0431060806915" calcext:value-type="float">
            <text:p>0.0431060807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date" office:date-value="1900-01-19T19:03:21.6" calcext:value-type="date">
            <text:p>01/19/00 07:03 PM</text:p>
          </table:table-cell>
          <table:table-cell office:value-type="float" office:value="0.0377218301079" calcext:value-type="float">
            <text:p>0.0377218301</text:p>
          </table:table-cell>
          <table:table-cell office:value-type="float" office:value="0.0431494456142" calcext:value-type="float">
            <text:p>0.0431494456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7" calcext:value-type="float">
            <text:p>1457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19T19:32:09.6" calcext:value-type="date">
            <text:p>01/19/00 07:32 PM</text:p>
          </table:table-cell>
          <table:table-cell office:value-type="float" office:value="0.0394205368337" calcext:value-type="float">
            <text:p>0.0394205368</text:p>
          </table:table-cell>
          <table:table-cell office:value-type="float" office:value="0.0431927844134" calcext:value-type="float">
            <text:p>0.0431927844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19T20:00:57.6" calcext:value-type="date">
            <text:p>01/19/00 08:00 PM</text:p>
          </table:table-cell>
          <table:table-cell office:value-type="float" office:value="0.0411192283581" calcext:value-type="float">
            <text:p>0.0411192284</text:p>
          </table:table-cell>
          <table:table-cell office:value-type="float" office:value="0.0432367161696" calcext:value-type="float">
            <text:p>0.043236716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19T20:29:45.6" calcext:value-type="date">
            <text:p>01/19/00 08:29 PM</text:p>
          </table:table-cell>
          <table:table-cell office:value-type="float" office:value="0.0411192283581" calcext:value-type="float">
            <text:p>0.0411192284</text:p>
          </table:table-cell>
          <table:table-cell office:value-type="float" office:value="0.0432367161696" calcext:value-type="float">
            <text:p>0.0432367162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9T20:58:33.6" calcext:value-type="date">
            <text:p>01/19/00 08:58 PM</text:p>
          </table:table-cell>
          <table:table-cell office:value-type="float" office:value="0.0428179426069" calcext:value-type="float">
            <text:p>0.0428179426</text:p>
          </table:table-cell>
          <table:table-cell office:value-type="float" office:value="0.0432797584882" calcext:value-type="float">
            <text:p>0.0432797585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19T21:27:21.6" calcext:value-type="date">
            <text:p>01/19/00 09:27 PM</text:p>
          </table:table-cell>
          <table:table-cell office:value-type="float" office:value="0.0445166717466" calcext:value-type="float">
            <text:p>0.0445166717</text:p>
          </table:table-cell>
          <table:table-cell office:value-type="float" office:value="0.0433222078419" calcext:value-type="float">
            <text:p>0.0433222078</text:p>
          </table:table-cell>
          <table:table-cell office:value-type="float" office:value="1.43" calcext:value-type="float">
            <text:p>1.43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19T21:56:09.6" calcext:value-type="date">
            <text:p>01/19/00 09:56 PM</text:p>
          </table:table-cell>
          <table:table-cell office:value-type="float" office:value="0.0445166717466" calcext:value-type="float">
            <text:p>0.0445166717</text:p>
          </table:table-cell>
          <table:table-cell office:value-type="float" office:value="0.0433222078419" calcext:value-type="float">
            <text:p>0.0433222078</text:p>
          </table:table-cell>
          <table:table-cell office:value-type="float" office:value="1.43" calcext:value-type="float">
            <text:p>1.43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9T22:24:57.6" calcext:value-type="date">
            <text:p>01/19/00 10:24 PM</text:p>
          </table:table-cell>
          <table:table-cell office:value-type="float" office:value="0.0445166717466" calcext:value-type="float">
            <text:p>0.0445166717</text:p>
          </table:table-cell>
          <table:table-cell office:value-type="float" office:value="0.0433222078419" calcext:value-type="float">
            <text:p>0.0433222078</text:p>
          </table:table-cell>
          <table:table-cell office:value-type="float" office:value="1.43" calcext:value-type="float">
            <text:p>1.43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9T22:53:45.6" calcext:value-type="date">
            <text:p>01/19/00 10:53 PM</text:p>
          </table:table-cell>
          <table:table-cell office:value-type="float" office:value="0.0462154082541" calcext:value-type="float">
            <text:p>0.0462154083</text:p>
          </table:table-cell>
          <table:table-cell office:value-type="float" office:value="0.0433643607111" calcext:value-type="float">
            <text:p>0.0433643607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date" office:date-value="1900-01-19T23:22:33.6" calcext:value-type="date">
            <text:p>01/19/00 11:22 PM</text:p>
          </table:table-cell>
          <table:table-cell office:value-type="float" office:value="0.0462154082541" calcext:value-type="float">
            <text:p>0.0462154083</text:p>
          </table:table-cell>
          <table:table-cell office:value-type="float" office:value="0.0433643607111" calcext:value-type="float">
            <text:p>0.0433643607</text:p>
          </table:table-cell>
          <table:table-cell office:value-type="float" office:value="1.43" calcext:value-type="float">
            <text:p>1.43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19T23:51:21.6" calcext:value-type="date">
            <text:p>01/19/00 11:51 PM</text:p>
          </table:table-cell>
          <table:table-cell office:value-type="float" office:value="0.0462154082541" calcext:value-type="float">
            <text:p>0.0462154083</text:p>
          </table:table-cell>
          <table:table-cell office:value-type="float" office:value="0.0433643607111" calcext:value-type="float">
            <text:p>0.0433643607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20T00:20:09.6" calcext:value-type="date">
            <text:p>01/20/00 12:20 AM</text:p>
          </table:table-cell>
          <table:table-cell office:value-type="float" office:value="0.0462154082541" calcext:value-type="float">
            <text:p>0.0462154083</text:p>
          </table:table-cell>
          <table:table-cell office:value-type="float" office:value="0.0433643607111" calcext:value-type="float">
            <text:p>0.0433643607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20T00:48:57.6" calcext:value-type="date">
            <text:p>01/20/00 12:48 AM</text:p>
          </table:table-cell>
          <table:table-cell office:value-type="float" office:value="0.0445166738953" calcext:value-type="float">
            <text:p>0.0445166739</text:p>
          </table:table-cell>
          <table:table-cell office:value-type="float" office:value="0.0433222945213" calcext:value-type="float">
            <text:p>0.0433222945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20T01:17:45.6" calcext:value-type="date">
            <text:p>01/20/00 01:17 AM</text:p>
          </table:table-cell>
          <table:table-cell office:value-type="float" office:value="0.0445166738953" calcext:value-type="float">
            <text:p>0.0445166739</text:p>
          </table:table-cell>
          <table:table-cell office:value-type="float" office:value="0.0433222945213" calcext:value-type="float">
            <text:p>0.0433222945</text:p>
          </table:table-cell>
          <table:table-cell office:value-type="float" office:value="1.43" calcext:value-type="float">
            <text:p>1.43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20T01:46:33.6" calcext:value-type="date">
            <text:p>01/20/00 01:46 AM</text:p>
          </table:table-cell>
          <table:table-cell office:value-type="float" office:value="0.0445166738953" calcext:value-type="float">
            <text:p>0.0445166739</text:p>
          </table:table-cell>
          <table:table-cell office:value-type="float" office:value="0.0433222945213" calcext:value-type="float">
            <text:p>0.0433222945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20T02:15:21.6" calcext:value-type="date">
            <text:p>01/20/00 02:15 AM</text:p>
          </table:table-cell>
          <table:table-cell office:value-type="float" office:value="0.0445166738953" calcext:value-type="float">
            <text:p>0.0445166739</text:p>
          </table:table-cell>
          <table:table-cell office:value-type="float" office:value="0.0433222945213" calcext:value-type="float">
            <text:p>0.0433222945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20T02:44:09.6" calcext:value-type="date">
            <text:p>01/20/00 02:44 AM</text:p>
          </table:table-cell>
          <table:table-cell office:value-type="float" office:value="0.0445166738953" calcext:value-type="float">
            <text:p>0.0445166739</text:p>
          </table:table-cell>
          <table:table-cell office:value-type="float" office:value="0.0433222945213" calcext:value-type="float">
            <text:p>0.043322294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20T03:12:57.6" calcext:value-type="date">
            <text:p>01/20/00 03:12 AM</text:p>
          </table:table-cell>
          <table:table-cell office:value-type="float" office:value="0.0445166738953" calcext:value-type="float">
            <text:p>0.0445166739</text:p>
          </table:table-cell>
          <table:table-cell office:value-type="float" office:value="0.0433222945213" calcext:value-type="float">
            <text:p>0.043322294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20T03:41:45.6" calcext:value-type="date">
            <text:p>01/20/00 03:41 AM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date" office:date-value="1900-01-20T04:10:33.6" calcext:value-type="date">
            <text:p>01/20/00 04:10 AM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20T04:39:21.6" calcext:value-type="date">
            <text:p>01/20/00 04:39 AM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20T05:08:09.6" calcext:value-type="date">
            <text:p>01/20/00 05:08 AM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20T05:36:57.6" calcext:value-type="date">
            <text:p>01/20/00 05:36 AM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20T06:05:45.6" calcext:value-type="date">
            <text:p>01/20/00 06:05 AM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20T06:34:33.6" calcext:value-type="date">
            <text:p>01/20/00 06:34 AM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20T07:03:21.6" calcext:value-type="date">
            <text:p>01/20/00 07:03 AM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20T07:32:09.6" calcext:value-type="date">
            <text:p>01/20/00 07:32 AM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20T08:00:57.6" calcext:value-type="date">
            <text:p>01/20/00 08:00 AM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20T08:29:45.6" calcext:value-type="date">
            <text:p>01/20/00 08:29 AM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20T08:58:33.6" calcext:value-type="date">
            <text:p>01/20/00 08:58 AM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20T09:27:21.6" calcext:value-type="date">
            <text:p>01/20/00 09:27 AM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20T09:56:09.6" calcext:value-type="date">
            <text:p>01/20/00 09:56 AM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20T10:24:57.6" calcext:value-type="date">
            <text:p>01/20/00 10:24 AM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20T10:53:45.6" calcext:value-type="date">
            <text:p>01/20/00 10:53 AM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20T11:22:33.6" calcext:value-type="date">
            <text:p>01/20/00 11:22 AM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20T11:51:21.6" calcext:value-type="date">
            <text:p>01/20/00 11:51 AM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00-01-20T12:20:09.6" calcext:value-type="date">
            <text:p>01/20/00 12:20 PM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1.534" calcext:value-type="float">
            <text:p>21.53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1.554" calcext:value-type="float">
            <text:p>21.55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1.574" calcext:value-type="float">
            <text:p>21.57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1.594" calcext:value-type="float">
            <text:p>21.59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1.614" calcext:value-type="float">
            <text:p>21.61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1.634" calcext:value-type="float">
            <text:p>21.63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1.654" calcext:value-type="float">
            <text:p>21.65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1.674" calcext:value-type="float">
            <text:p>21.67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1.694" calcext:value-type="float">
            <text:p>21.69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1.714" calcext:value-type="float">
            <text:p>21.71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1.734" calcext:value-type="float">
            <text:p>21.73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1.754" calcext:value-type="float">
            <text:p>21.75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1.774" calcext:value-type="float">
            <text:p>21.77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1.794" calcext:value-type="float">
            <text:p>21.79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1.814" calcext:value-type="float">
            <text:p>21.81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1.834" calcext:value-type="float">
            <text:p>21.83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1.854" calcext:value-type="float">
            <text:p>21.85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1.874" calcext:value-type="float">
            <text:p>21.87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1.894" calcext:value-type="float">
            <text:p>21.89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1.914" calcext:value-type="float">
            <text:p>21.91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1.934" calcext:value-type="float">
            <text:p>21.93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1.954" calcext:value-type="float">
            <text:p>21.95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1.974" calcext:value-type="float">
            <text:p>21.97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1.994" calcext:value-type="float">
            <text:p>21.99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2.014" calcext:value-type="float">
            <text:p>22.01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2.034" calcext:value-type="float">
            <text:p>22.03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2.054" calcext:value-type="float">
            <text:p>22.05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2.074" calcext:value-type="float">
            <text:p>22.07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2.094" calcext:value-type="float">
            <text:p>22.09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2.114" calcext:value-type="float">
            <text:p>22.11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2.134" calcext:value-type="float">
            <text:p>22.13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7" calcext:value-type="float">
            <text:p>1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2.154" calcext:value-type="float">
            <text:p>22.15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2.174" calcext:value-type="float">
            <text:p>22.17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2.194" calcext:value-type="float">
            <text:p>22.19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2.214" calcext:value-type="float">
            <text:p>22.21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2.234" calcext:value-type="float">
            <text:p>22.23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2.254" calcext:value-type="float">
            <text:p>22.25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2.274" calcext:value-type="float">
            <text:p>22.27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2.294" calcext:value-type="float">
            <text:p>22.29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2.314" calcext:value-type="float">
            <text:p>22.31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2.334" calcext:value-type="float">
            <text:p>22.33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2.354" calcext:value-type="float">
            <text:p>22.35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2.374" calcext:value-type="float">
            <text:p>22.37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2.394" calcext:value-type="float">
            <text:p>22.39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2.414" calcext:value-type="float">
            <text:p>22.41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2.434" calcext:value-type="float">
            <text:p>22.43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2.454" calcext:value-type="float">
            <text:p>22.45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2.474" calcext:value-type="float">
            <text:p>22.47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2.494" calcext:value-type="float">
            <text:p>22.49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2.514" calcext:value-type="float">
            <text:p>22.51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2.534" calcext:value-type="float">
            <text:p>22.53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2.554" calcext:value-type="float">
            <text:p>22.55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2.574" calcext:value-type="float">
            <text:p>22.57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2.594" calcext:value-type="float">
            <text:p>22.59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2.614" calcext:value-type="float">
            <text:p>22.61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2.634" calcext:value-type="float">
            <text:p>22.63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2.654" calcext:value-type="float">
            <text:p>22.65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2.674" calcext:value-type="float">
            <text:p>22.67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2.694" calcext:value-type="float">
            <text:p>22.69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2.714" calcext:value-type="float">
            <text:p>22.71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2.734" calcext:value-type="float">
            <text:p>22.73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2.754" calcext:value-type="float">
            <text:p>22.75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2.774" calcext:value-type="float">
            <text:p>22.77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2.794" calcext:value-type="float">
            <text:p>22.79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2.814" calcext:value-type="float">
            <text:p>22.81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2.834" calcext:value-type="float">
            <text:p>22.83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2.854" calcext:value-type="float">
            <text:p>22.85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2.874" calcext:value-type="float">
            <text:p>22.87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2.894" calcext:value-type="float">
            <text:p>22.89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2.914" calcext:value-type="float">
            <text:p>22.91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2.934" calcext:value-type="float">
            <text:p>22.93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2.954" calcext:value-type="float">
            <text:p>22.95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2.974" calcext:value-type="float">
            <text:p>22.97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2.994" calcext:value-type="float">
            <text:p>22.99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3.014" calcext:value-type="float">
            <text:p>23.01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3.034" calcext:value-type="float">
            <text:p>23.03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3.054" calcext:value-type="float">
            <text:p>23.05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3.074" calcext:value-type="float">
            <text:p>23.07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3.094" calcext:value-type="float">
            <text:p>23.09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3.114" calcext:value-type="float">
            <text:p>23.11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3.134" calcext:value-type="float">
            <text:p>23.13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3.154" calcext:value-type="float">
            <text:p>23.15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3.174" calcext:value-type="float">
            <text:p>23.17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3.194" calcext:value-type="float">
            <text:p>23.19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3.214" calcext:value-type="float">
            <text:p>23.21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3.234" calcext:value-type="float">
            <text:p>23.23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3.254" calcext:value-type="float">
            <text:p>23.25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3.274" calcext:value-type="float">
            <text:p>23.27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3.294" calcext:value-type="float">
            <text:p>23.29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3.314" calcext:value-type="float">
            <text:p>23.31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9" calcext:value-type="float">
            <text:p>1.49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3.334" calcext:value-type="float">
            <text:p>23.33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9" calcext:value-type="float">
            <text:p>1.49</text:p>
          </table:table-cell>
          <table:table-cell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3.354" calcext:value-type="float">
            <text:p>23.35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9" calcext:value-type="float">
            <text:p>1.49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3.374" calcext:value-type="float">
            <text:p>23.37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3.394" calcext:value-type="float">
            <text:p>23.39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3.414" calcext:value-type="float">
            <text:p>23.41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3.434" calcext:value-type="float">
            <text:p>23.43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3.454" calcext:value-type="float">
            <text:p>23.45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9" calcext:value-type="float">
            <text:p>1.49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3.474" calcext:value-type="float">
            <text:p>23.47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9" calcext:value-type="float">
            <text:p>1.49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3.494" calcext:value-type="float">
            <text:p>23.49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9" calcext:value-type="float">
            <text:p>1.49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3.514" calcext:value-type="float">
            <text:p>23.51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9" calcext:value-type="float">
            <text:p>1.49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3.534" calcext:value-type="float">
            <text:p>23.53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9" calcext:value-type="float">
            <text:p>1.49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3.554" calcext:value-type="float">
            <text:p>23.55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9" calcext:value-type="float">
            <text:p>1.49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3.574" calcext:value-type="float">
            <text:p>23.57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9" calcext:value-type="float">
            <text:p>1.49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3.594" calcext:value-type="float">
            <text:p>23.59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9" calcext:value-type="float">
            <text:p>1.49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3.614" calcext:value-type="float">
            <text:p>23.61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9" calcext:value-type="float">
            <text:p>1.49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3.634" calcext:value-type="float">
            <text:p>23.63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9" calcext:value-type="float">
            <text:p>1.49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3.654" calcext:value-type="float">
            <text:p>23.65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9" calcext:value-type="float">
            <text:p>1.49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3.674" calcext:value-type="float">
            <text:p>23.67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9" calcext:value-type="float">
            <text:p>1.49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3.694" calcext:value-type="float">
            <text:p>23.69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9" calcext:value-type="float">
            <text:p>1.49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3.714" calcext:value-type="float">
            <text:p>23.71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9" calcext:value-type="float">
            <text:p>1.49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3.734" calcext:value-type="float">
            <text:p>23.73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9" calcext:value-type="float">
            <text:p>1.49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495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3.754" calcext:value-type="float">
            <text:p>23.75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9" calcext:value-type="float">
            <text:p>1.49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3.774" calcext:value-type="float">
            <text:p>23.77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9" calcext:value-type="float">
            <text:p>1.49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3.794" calcext:value-type="float">
            <text:p>23.79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3.814" calcext:value-type="float">
            <text:p>23.81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3.834" calcext:value-type="float">
            <text:p>23.83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9" calcext:value-type="float">
            <text:p>1.49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3.854" calcext:value-type="float">
            <text:p>23.85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9" calcext:value-type="float">
            <text:p>1.49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3.874" calcext:value-type="float">
            <text:p>23.87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9" calcext:value-type="float">
            <text:p>1.49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3.894" calcext:value-type="float">
            <text:p>23.89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3.914" calcext:value-type="float">
            <text:p>23.91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3.934" calcext:value-type="float">
            <text:p>23.93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9" calcext:value-type="float">
            <text:p>1.49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3.954" calcext:value-type="float">
            <text:p>23.95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9" calcext:value-type="float">
            <text:p>1.49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3.974" calcext:value-type="float">
            <text:p>23.97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3.994" calcext:value-type="float">
            <text:p>23.99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9" calcext:value-type="float">
            <text:p>1.49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4.014" calcext:value-type="float">
            <text:p>24.01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9" calcext:value-type="float">
            <text:p>1.49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495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4.034" calcext:value-type="float">
            <text:p>24.03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9" calcext:value-type="float">
            <text:p>1.49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4.054" calcext:value-type="float">
            <text:p>24.05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4.074" calcext:value-type="float">
            <text:p>24.07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49" calcext:value-type="float">
            <text:p>1.49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4.094" calcext:value-type="float">
            <text:p>24.09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4.114" calcext:value-type="float">
            <text:p>24.11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4.134" calcext:value-type="float">
            <text:p>24.13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4.154" calcext:value-type="float">
            <text:p>24.15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4.174" calcext:value-type="float">
            <text:p>24.17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4.194" calcext:value-type="float">
            <text:p>24.19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4.214" calcext:value-type="float">
            <text:p>24.214</text:p>
          </table:table-cell>
          <table:table-cell office:value-type="float" office:value="0.0428193798569" calcext:value-type="float">
            <text:p>0.0428193799</text:p>
          </table:table-cell>
          <table:table-cell office:value-type="float" office:value="0.0432790879295" calcext:value-type="float">
            <text:p>0.043279087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9">00/00/0000</text:date>, <text:time style:data-style-name="N2" text:time-value="15:53:09.5737791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8T15:43:31.445621254</meta:creation-date>
    <dc:date>2015-12-29T19:03:12.173154962</dc:date>
    <meta:editing-duration>PT1H51M33S</meta:editing-duration>
    <meta:editing-cycles>2</meta:editing-cycles>
    <meta:generator>LibreOffice/5.0.2.2$Linux_X86_64 LibreOffice_project/00m0$Build-2</meta:generator>
    <meta:document-statistic meta:table-count="1" meta:cell-count="9704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773cm" svg:height="3.823cm" xlink:href=".." xlink:type="simple" chart:class="chart:scatter" chart:style-name="ch1">
        <chart:legend chart:legend-position="end" svg:x="27.244cm" svg:y="1.612cm" style:legend-expansion="high" chart:style-name="ch2"/>
        <chart:plot-area chart:style-name="ch3" table:cell-range-address="Sheet1.B2:Sheet1.C1362 Sheet1.C1:Sheet1.C1" chart:data-source-has-labels="row" svg:x="0.575cm" svg:y="0.076cm" svg:width="26.094cm" svg:height="3.671cm">
          <chartooo:coordinate-region svg:x="0.866cm" svg:y="0.276cm" svg:width="25.564cm" svg:height="3.2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362" chart:label-cell-address="Sheet1.C1:Sheet1.C1" chart:class="chart:scatter">
            <chart:domain table:cell-range-address="Sheet1.B2:Sheet1.B1362"/>
            <chart:data-point chart:repeated="13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1362</svg:desc>
                </draw:g>
              </table:table-cell>
              <table:table-cell office:value-type="float" office:value="0">
                <text:p>0</text:p>
                <draw:g>
                  <svg:desc>Sheet1.C2:Sheet1.C13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158904969949">
                <text:p>0.00158904969949</text:p>
              </table:table-cell>
              <table:table-cell office:value-type="float" office:value="0.000000628978577987">
                <text:p>0.0000006289785779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158904969949">
                <text:p>0.00158904969949</text:p>
              </table:table-cell>
              <table:table-cell office:value-type="float" office:value="0.000000628978577987">
                <text:p>0.0000006289785779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158904969949">
                <text:p>0.00158904969949</text:p>
              </table:table-cell>
              <table:table-cell office:value-type="float" office:value="0.000000628978577987">
                <text:p>0.0000006289785779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158904969949">
                <text:p>0.00158904969949</text:p>
              </table:table-cell>
              <table:table-cell office:value-type="float" office:value="0.000000628978577987">
                <text:p>0.0000006289785779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158904969949">
                <text:p>0.00158904969949</text:p>
              </table:table-cell>
              <table:table-cell office:value-type="float" office:value="0.000000628978577987">
                <text:p>0.0000006289785779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158904969949">
                <text:p>0.00158904969949</text:p>
              </table:table-cell>
              <table:table-cell office:value-type="float" office:value="0.000000628978577987">
                <text:p>0.0000006289785779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158904969949">
                <text:p>0.00158904969949</text:p>
              </table:table-cell>
              <table:table-cell office:value-type="float" office:value="0.000000628978577987">
                <text:p>0.0000006289785779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158904969949">
                <text:p>0.00158904969949</text:p>
              </table:table-cell>
              <table:table-cell office:value-type="float" office:value="0.000000628978577987">
                <text:p>0.0000006289785779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158904969949">
                <text:p>0.00158904969949</text:p>
              </table:table-cell>
              <table:table-cell office:value-type="float" office:value="0.000000628978577987">
                <text:p>0.0000006289785779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158904969949">
                <text:p>0.00158904969949</text:p>
              </table:table-cell>
              <table:table-cell office:value-type="float" office:value="0.000000628978577987">
                <text:p>0.0000006289785779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158904969949">
                <text:p>0.00158904969949</text:p>
              </table:table-cell>
              <table:table-cell office:value-type="float" office:value="0.000000628978577987">
                <text:p>0.0000006289785779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158904969949">
                <text:p>0.00158904969949</text:p>
              </table:table-cell>
              <table:table-cell office:value-type="float" office:value="0.000000628978577987">
                <text:p>0.0000006289785779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158904969949">
                <text:p>0.00158904969949</text:p>
              </table:table-cell>
              <table:table-cell office:value-type="float" office:value="0.000000628978577987">
                <text:p>0.0000006289785779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158904969949">
                <text:p>0.00158904969949</text:p>
              </table:table-cell>
              <table:table-cell office:value-type="float" office:value="0.000000628978577987">
                <text:p>0.0000006289785779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281524383964">
                <text:p>0.00281524383964</text:p>
              </table:table-cell>
              <table:table-cell office:value-type="float" office:value="-0.000028325055561">
                <text:p>-0.0000283250555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281524383964">
                <text:p>0.00281524383964</text:p>
              </table:table-cell>
              <table:table-cell office:value-type="float" office:value="-0.000028325055561">
                <text:p>-0.0000283250555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281524383964">
                <text:p>0.00281524383964</text:p>
              </table:table-cell>
              <table:table-cell office:value-type="float" office:value="-0.000028325055561">
                <text:p>-0.0000283250555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281524383964">
                <text:p>0.00281524383964</text:p>
              </table:table-cell>
              <table:table-cell office:value-type="float" office:value="-0.000028325055561">
                <text:p>-0.0000283250555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281524383964">
                <text:p>0.00281524383964</text:p>
              </table:table-cell>
              <table:table-cell office:value-type="float" office:value="-0.000028325055561">
                <text:p>-0.0000283250555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281524383964">
                <text:p>0.00281524383964</text:p>
              </table:table-cell>
              <table:table-cell office:value-type="float" office:value="-0.000028325055561">
                <text:p>-0.0000283250555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281524383964">
                <text:p>0.00281524383964</text:p>
              </table:table-cell>
              <table:table-cell office:value-type="float" office:value="-0.000028325055561">
                <text:p>-0.0000283250555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281524383964">
                <text:p>0.00281524383964</text:p>
              </table:table-cell>
              <table:table-cell office:value-type="float" office:value="-0.000028325055561">
                <text:p>-0.00002832505556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281524383964">
                <text:p>0.00281524383964</text:p>
              </table:table-cell>
              <table:table-cell office:value-type="float" office:value="-0.000028325055561">
                <text:p>-0.0000283250555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281524383964">
                <text:p>0.00281524383964</text:p>
              </table:table-cell>
              <table:table-cell office:value-type="float" office:value="-0.000028325055561">
                <text:p>-0.0000283250555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281524383964">
                <text:p>0.00281524383964</text:p>
              </table:table-cell>
              <table:table-cell office:value-type="float" office:value="-0.000028325055561">
                <text:p>-0.0000283250555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281524383964">
                <text:p>0.00281524383964</text:p>
              </table:table-cell>
              <table:table-cell office:value-type="float" office:value="-0.000028325055561">
                <text:p>-0.0000283250555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281524383964">
                <text:p>0.00281524383964</text:p>
              </table:table-cell>
              <table:table-cell office:value-type="float" office:value="-0.000028325055561">
                <text:p>-0.0000283250555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281524383964">
                <text:p>0.00281524383964</text:p>
              </table:table-cell>
              <table:table-cell office:value-type="float" office:value="-0.000028325055561">
                <text:p>-0.0000283250555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281524383964">
                <text:p>0.00281524383964</text:p>
              </table:table-cell>
              <table:table-cell office:value-type="float" office:value="-0.000028325055561">
                <text:p>-0.0000283250555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281524383964">
                <text:p>0.00281524383964</text:p>
              </table:table-cell>
              <table:table-cell office:value-type="float" office:value="-0.000028325055561">
                <text:p>-0.0000283250555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281524383964">
                <text:p>0.00281524383964</text:p>
              </table:table-cell>
              <table:table-cell office:value-type="float" office:value="-0.000028325055561">
                <text:p>-0.0000283250555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281524383964">
                <text:p>0.00281524383964</text:p>
              </table:table-cell>
              <table:table-cell office:value-type="float" office:value="-0.000028325055561">
                <text:p>-0.0000283250555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281524383964">
                <text:p>0.00281524383964</text:p>
              </table:table-cell>
              <table:table-cell office:value-type="float" office:value="-0.000028325055561">
                <text:p>-0.0000283250555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281524383964">
                <text:p>0.00281524383964</text:p>
              </table:table-cell>
              <table:table-cell office:value-type="float" office:value="-0.000028325055561">
                <text:p>-0.00002832505556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281524383964">
                <text:p>0.00281524383964</text:p>
              </table:table-cell>
              <table:table-cell office:value-type="float" office:value="-0.000028325055561">
                <text:p>-0.0000283250555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281524383964">
                <text:p>0.00281524383964</text:p>
              </table:table-cell>
              <table:table-cell office:value-type="float" office:value="-0.000028325055561">
                <text:p>-0.00002832505556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281524383964">
                <text:p>0.00281524383964</text:p>
              </table:table-cell>
              <table:table-cell office:value-type="float" office:value="-0.000028325055561">
                <text:p>-0.0000283250555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281524383964">
                <text:p>0.00281524383964</text:p>
              </table:table-cell>
              <table:table-cell office:value-type="float" office:value="-0.000028325055561">
                <text:p>-0.0000283250555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281524383964">
                <text:p>0.00281524383964</text:p>
              </table:table-cell>
              <table:table-cell office:value-type="float" office:value="-0.000028325055561">
                <text:p>-0.0000283250555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281524383964">
                <text:p>0.00281524383964</text:p>
              </table:table-cell>
              <table:table-cell office:value-type="float" office:value="-0.000028325055561">
                <text:p>-0.0000283250555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281524383964">
                <text:p>0.00281524383964</text:p>
              </table:table-cell>
              <table:table-cell office:value-type="float" office:value="-0.000028325055561">
                <text:p>-0.0000283250555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410070193278">
                <text:p>0.00410070193278</text:p>
              </table:table-cell>
              <table:table-cell office:value-type="float" office:value="-0.0000655475011484">
                <text:p>-0.00006554750114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53861530283">
                <text:p>0.0053861530283</text:p>
              </table:table-cell>
              <table:table-cell office:value-type="float" office:value="-0.000102994315388">
                <text:p>-0.0001029943153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795935003911">
                <text:p>0.00795935003911</text:p>
              </table:table-cell>
              <table:table-cell office:value-type="float" office:value="-0.000177904834536">
                <text:p>-0.0001779048345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0527398229">
                <text:p>0.010527398229</text:p>
              </table:table-cell>
              <table:table-cell office:value-type="float" office:value="-0.000258476235356">
                <text:p>-0.0002584762353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30949861684">
                <text:p>0.0130949861684</text:p>
              </table:table-cell>
              <table:table-cell office:value-type="float" office:value="-0.000351150083781">
                <text:p>-0.0003511500837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69488583514">
                <text:p>0.0169488583514</text:p>
              </table:table-cell>
              <table:table-cell office:value-type="float" office:value="-0.000509725841531">
                <text:p>-0.0005097258415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207976097101">
                <text:p>0.0207976097101</text:p>
              </table:table-cell>
              <table:table-cell office:value-type="float" office:value="-0.000695678014424">
                <text:p>-0.0006956780144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246520419866">
                <text:p>0.0246520419866</text:p>
              </table:table-cell>
              <table:table-cell office:value-type="float" office:value="-0.000911657129454">
                <text:p>-0.0009116571294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285004758763">
                <text:p>0.0285004758763</text:p>
              </table:table-cell>
              <table:table-cell office:value-type="float" office:value="-0.00116168310669">
                <text:p>-0.0011616831066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310594694299">
                <text:p>0.0310594694299</text:p>
              </table:table-cell>
              <table:table-cell office:value-type="float" office:value="-0.00135580074894">
                <text:p>-0.001355800748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348910461135">
                <text:p>0.0348910461135</text:p>
              </table:table-cell>
              <table:table-cell office:value-type="float" office:value="-0.00167600380255">
                <text:p>-0.001676003802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374437297388">
                <text:p>0.0374437297388</text:p>
              </table:table-cell>
              <table:table-cell office:value-type="float" office:value="-0.00191318831054">
                <text:p>-0.001913188310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412694141955">
                <text:p>0.0412694141955</text:p>
              </table:table-cell>
              <table:table-cell office:value-type="float" office:value="-0.00229356949885">
                <text:p>-0.002293569498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438206513044">
                <text:p>0.0438206513044</text:p>
              </table:table-cell>
              <table:table-cell office:value-type="float" office:value="-0.00256844380231">
                <text:p>-0.0025684438023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463697243306">
                <text:p>0.0463697243306</text:p>
              </table:table-cell>
              <table:table-cell office:value-type="float" office:value="-0.00286202095606">
                <text:p>-0.002862020956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489215270262">
                <text:p>0.0489215270262</text:p>
              </table:table-cell>
              <table:table-cell office:value-type="float" office:value="-0.00317401933099">
                <text:p>-0.003174019330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5019776763">
                <text:p>0.05019776763</text:p>
              </table:table-cell>
              <table:table-cell office:value-type="float" office:value="-0.0033397898573">
                <text:p>-0.003339789857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527771176705">
                <text:p>0.0527771176705</text:p>
              </table:table-cell>
              <table:table-cell office:value-type="float" office:value="-0.00368737164827">
                <text:p>-0.003687371648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553496468116">
                <text:p>0.0553496468116</text:p>
              </table:table-cell>
              <table:table-cell office:value-type="float" office:value="-0.00404820978649">
                <text:p>-0.004048209786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566278342793">
                <text:p>0.0566278342793</text:p>
              </table:table-cell>
              <table:table-cell office:value-type="float" office:value="-0.00423562815245">
                <text:p>-0.004235628152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591671761495">
                <text:p>0.0591671761495</text:p>
              </table:table-cell>
              <table:table-cell office:value-type="float" office:value="-0.00461841329822">
                <text:p>-0.004618413298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604262607174">
                <text:p>0.0604262607174</text:p>
              </table:table-cell>
              <table:table-cell office:value-type="float" office:value="-0.00481581478718">
                <text:p>-0.004815814787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616769733056">
                <text:p>0.0616769733056</text:p>
              </table:table-cell>
              <table:table-cell office:value-type="float" office:value="-0.00501793487386">
                <text:p>-0.005017934873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641661899779">
                <text:p>0.0641661899779</text:p>
              </table:table-cell>
              <table:table-cell office:value-type="float" office:value="-0.00542864165384">
                <text:p>-0.005428641653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654102572213">
                <text:p>0.0654102572213</text:p>
              </table:table-cell>
              <table:table-cell office:value-type="float" office:value="-0.00563994690775">
                <text:p>-0.005639946907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666548106442">
                <text:p>0.0666548106442</text:p>
              </table:table-cell>
              <table:table-cell office:value-type="float" office:value="-0.00585581305285">
                <text:p>-0.005855813052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678973918792">
                <text:p>0.0678973918792</text:p>
              </table:table-cell>
              <table:table-cell office:value-type="float" office:value="-0.0060755846723">
                <text:p>-0.006075584672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678973918792">
                <text:p>0.0678973918792</text:p>
              </table:table-cell>
              <table:table-cell office:value-type="float" office:value="-0.0060755846723">
                <text:p>-0.00607558467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691399097877">
                <text:p>0.0691399097877</text:p>
              </table:table-cell>
              <table:table-cell office:value-type="float" office:value="-0.00630274136946">
                <text:p>-0.006302741369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691399097877">
                <text:p>0.0691399097877</text:p>
              </table:table-cell>
              <table:table-cell office:value-type="float" office:value="-0.00630274136946">
                <text:p>-0.006302741369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703888576261">
                <text:p>0.0703888576261</text:p>
              </table:table-cell>
              <table:table-cell office:value-type="float" office:value="-0.00653650450303">
                <text:p>-0.006536504503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703888576261">
                <text:p>0.0703888576261</text:p>
              </table:table-cell>
              <table:table-cell office:value-type="float" office:value="-0.00653650450303">
                <text:p>-0.006536504503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703888576261">
                <text:p>0.0703888576261</text:p>
              </table:table-cell>
              <table:table-cell office:value-type="float" office:value="-0.00653650450303">
                <text:p>-0.006536504503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703888576261">
                <text:p>0.0703888576261</text:p>
              </table:table-cell>
              <table:table-cell office:value-type="float" office:value="-0.00653650450303">
                <text:p>-0.006536504503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703888576261">
                <text:p>0.0703888576261</text:p>
              </table:table-cell>
              <table:table-cell office:value-type="float" office:value="-0.00653650450303">
                <text:p>-0.006536504503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703888576261">
                <text:p>0.0703888576261</text:p>
              </table:table-cell>
              <table:table-cell office:value-type="float" office:value="-0.00653650450303">
                <text:p>-0.0065365045030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703888576261">
                <text:p>0.0703888576261</text:p>
              </table:table-cell>
              <table:table-cell office:value-type="float" office:value="-0.00653650450303">
                <text:p>-0.006536504503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703888576261">
                <text:p>0.0703888576261</text:p>
              </table:table-cell>
              <table:table-cell office:value-type="float" office:value="-0.00653650450303">
                <text:p>-0.006536504503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703888576261">
                <text:p>0.0703888576261</text:p>
              </table:table-cell>
              <table:table-cell office:value-type="float" office:value="-0.00653650450303">
                <text:p>-0.006536504503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703888576261">
                <text:p>0.0703888576261</text:p>
              </table:table-cell>
              <table:table-cell office:value-type="float" office:value="-0.00653650450303">
                <text:p>-0.006536504503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703888576261">
                <text:p>0.0703888576261</text:p>
              </table:table-cell>
              <table:table-cell office:value-type="float" office:value="-0.00653650450303">
                <text:p>-0.006536504503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703888576261">
                <text:p>0.0703888576261</text:p>
              </table:table-cell>
              <table:table-cell office:value-type="float" office:value="-0.00653650450303">
                <text:p>-0.006536504503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68969547307">
                <text:p>0.068969547307</text:p>
              </table:table-cell>
              <table:table-cell office:value-type="float" office:value="-0.00626805388885">
                <text:p>-0.006268053888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68969547307">
                <text:p>0.068969547307</text:p>
              </table:table-cell>
              <table:table-cell office:value-type="float" office:value="-0.00626805388885">
                <text:p>-0.006268053888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68969547307">
                <text:p>0.068969547307</text:p>
              </table:table-cell>
              <table:table-cell office:value-type="float" office:value="-0.00626805388885">
                <text:p>-0.006268053888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68969547307">
                <text:p>0.068969547307</text:p>
              </table:table-cell>
              <table:table-cell office:value-type="float" office:value="-0.00626805388885">
                <text:p>-0.006268053888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675301659834">
                <text:p>0.0675301659834</text:p>
              </table:table-cell>
              <table:table-cell office:value-type="float" office:value="-0.00600443876629">
                <text:p>-0.006004438766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675301659834">
                <text:p>0.0675301659834</text:p>
              </table:table-cell>
              <table:table-cell office:value-type="float" office:value="-0.00600443876629">
                <text:p>-0.006004438766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689900989114">
                <text:p>0.0689900989114</text:p>
              </table:table-cell>
              <table:table-cell office:value-type="float" office:value="-0.00626854713819">
                <text:p>-0.006268547138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689900989114">
                <text:p>0.0689900989114</text:p>
              </table:table-cell>
              <table:table-cell office:value-type="float" office:value="-0.00626854713819">
                <text:p>-0.006268547138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70469575599">
                <text:p>0.070469575599</text:p>
              </table:table-cell>
              <table:table-cell office:value-type="float" office:value="-0.0065341238951">
                <text:p>-0.006534123895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719553160663">
                <text:p>0.0719553160663</text:p>
              </table:table-cell>
              <table:table-cell office:value-type="float" office:value="-0.00680165131391">
                <text:p>-0.006801651313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734537126005">
                <text:p>0.0734537126005</text:p>
              </table:table-cell>
              <table:table-cell office:value-type="float" office:value="-0.00707718376865">
                <text:p>-0.007077183768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734537126005">
                <text:p>0.0734537126005</text:p>
              </table:table-cell>
              <table:table-cell office:value-type="float" office:value="-0.00707718376865">
                <text:p>-0.0070771837686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749859960882">
                <text:p>0.0749859960882</text:p>
              </table:table-cell>
              <table:table-cell office:value-type="float" office:value="-0.00736683720051">
                <text:p>-0.0073668372005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749859960882">
                <text:p>0.0749859960882</text:p>
              </table:table-cell>
              <table:table-cell office:value-type="float" office:value="-0.00736683720051">
                <text:p>-0.0073668372005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749859960882">
                <text:p>0.0749859960882</text:p>
              </table:table-cell>
              <table:table-cell office:value-type="float" office:value="-0.00736683720051">
                <text:p>-0.007366837200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749859960882">
                <text:p>0.0749859960882</text:p>
              </table:table-cell>
              <table:table-cell office:value-type="float" office:value="-0.00736683720051">
                <text:p>-0.007366837200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749859960882">
                <text:p>0.0749859960882</text:p>
              </table:table-cell>
              <table:table-cell office:value-type="float" office:value="-0.00736683720051">
                <text:p>-0.007366837200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749859960882">
                <text:p>0.0749859960882</text:p>
              </table:table-cell>
              <table:table-cell office:value-type="float" office:value="-0.00736683720051">
                <text:p>-0.0073668372005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749859960882">
                <text:p>0.0749859960882</text:p>
              </table:table-cell>
              <table:table-cell office:value-type="float" office:value="-0.00736683720051">
                <text:p>-0.0073668372005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749859960882">
                <text:p>0.0749859960882</text:p>
              </table:table-cell>
              <table:table-cell office:value-type="float" office:value="-0.00736683720051">
                <text:p>-0.0073668372005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749859960882">
                <text:p>0.0749859960882</text:p>
              </table:table-cell>
              <table:table-cell office:value-type="float" office:value="-0.00736683720051">
                <text:p>-0.0073668372005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765315627504">
                <text:p>0.0765315627504</text:p>
              </table:table-cell>
              <table:table-cell office:value-type="float" office:value="-0.00763868726252">
                <text:p>-0.007638687262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765315627504">
                <text:p>0.0765315627504</text:p>
              </table:table-cell>
              <table:table-cell office:value-type="float" office:value="-0.00763868726252">
                <text:p>-0.007638687262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765315627504">
                <text:p>0.0765315627504</text:p>
              </table:table-cell>
              <table:table-cell office:value-type="float" office:value="-0.00763868726252">
                <text:p>-0.0076386872625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765315627504">
                <text:p>0.0765315627504</text:p>
              </table:table-cell>
              <table:table-cell office:value-type="float" office:value="-0.00763868726252">
                <text:p>-0.007638687262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782000984035">
                <text:p>0.0782000984035</text:p>
              </table:table-cell>
              <table:table-cell office:value-type="float" office:value="-0.00795270387419">
                <text:p>-0.007952703874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798692340495">
                <text:p>0.0798692340495</text:p>
              </table:table-cell>
              <table:table-cell office:value-type="float" office:value="-0.00826351651302">
                <text:p>-0.008263516513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815398691842">
                <text:p>0.0815398691842</text:p>
              </table:table-cell>
              <table:table-cell office:value-type="float" office:value="-0.00856616844261">
                <text:p>-0.0085661684426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832123736022">
                <text:p>0.0832123736022</text:p>
              </table:table-cell>
              <table:table-cell office:value-type="float" office:value="-0.00885831743844">
                <text:p>-0.0088583174384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865608729614">
                <text:p>0.0865608729614</text:p>
              </table:table-cell>
              <table:table-cell office:value-type="float" office:value="-0.00942206652092">
                <text:p>-0.0094220665209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915864247698">
                <text:p>0.0915864247698</text:p>
              </table:table-cell>
              <table:table-cell office:value-type="float" office:value="-0.010237329316">
                <text:p>-0.01023732931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966002933061">
                <text:p>0.0966002933061</text:p>
              </table:table-cell>
              <table:table-cell office:value-type="float" office:value="-0.0110297612189">
                <text:p>-0.011029761218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01605782028">
                <text:p>0.101605782028</text:p>
              </table:table-cell>
              <table:table-cell office:value-type="float" office:value="-0.0118045493723">
                <text:p>-0.011804549372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06616002722">
                <text:p>0.106616002722</text:p>
              </table:table-cell>
              <table:table-cell office:value-type="float" office:value="-0.0125631055918">
                <text:p>-0.012563105591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13305363651">
                <text:p>0.113305363651</text:p>
              </table:table-cell>
              <table:table-cell office:value-type="float" office:value="-0.0135529258397">
                <text:p>-0.013552925839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20007306502">
                <text:p>0.120007306502</text:p>
              </table:table-cell>
              <table:table-cell office:value-type="float" office:value="-0.0145173511024">
                <text:p>-0.014517351102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283936633">
                <text:p>0.1283936633</text:p>
              </table:table-cell>
              <table:table-cell office:value-type="float" office:value="-0.0156850409572">
                <text:p>-0.01568504095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36797337805">
                <text:p>0.136797337805</text:p>
              </table:table-cell>
              <table:table-cell office:value-type="float" office:value="-0.0168061855903">
                <text:p>-0.016806185590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45214063251">
                <text:p>0.145214063251</text:p>
              </table:table-cell>
              <table:table-cell office:value-type="float" office:value="-0.0178829848992">
                <text:p>-0.01788298489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53641474054">
                <text:p>0.153641474054</text:p>
              </table:table-cell>
              <table:table-cell office:value-type="float" office:value="-0.018903011443">
                <text:p>-0.01890301144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63758811503">
                <text:p>0.163758811503</text:p>
              </table:table-cell>
              <table:table-cell office:value-type="float" office:value="-0.0200519094646">
                <text:p>-0.02005190946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7387969378">
                <text:p>0.17387969378</text:p>
              </table:table-cell>
              <table:table-cell office:value-type="float" office:value="-0.0211295208053">
                <text:p>-0.021129520805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85702075215">
                <text:p>0.185702075215</text:p>
              </table:table-cell>
              <table:table-cell office:value-type="float" office:value="-0.022292177635">
                <text:p>-0.0222921776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95848019064">
                <text:p>0.195848019064</text:p>
              </table:table-cell>
              <table:table-cell office:value-type="float" office:value="-0.0232029361608">
                <text:p>-0.023202936160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09397492107">
                <text:p>0.209397492107</text:p>
              </table:table-cell>
              <table:table-cell office:value-type="float" office:value="-0.0242974941922">
                <text:p>-0.02429749419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21251667292">
                <text:p>0.221251667292</text:p>
              </table:table-cell>
              <table:table-cell office:value-type="float" office:value="-0.025146717481">
                <text:p>-0.02514671748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34805291463">
                <text:p>0.234805291463</text:p>
              </table:table-cell>
              <table:table-cell office:value-type="float" office:value="-0.0260293265928">
                <text:p>-0.02602932659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46666076408">
                <text:p>0.246666076408</text:p>
              </table:table-cell>
              <table:table-cell office:value-type="float" office:value="-0.0267812789879">
                <text:p>-0.026781278987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60213243056">
                <text:p>0.260213243056</text:p>
              </table:table-cell>
              <table:table-cell office:value-type="float" office:value="-0.0276750354387">
                <text:p>-0.027675035438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72067863978">
                <text:p>0.272067863978</text:p>
              </table:table-cell>
              <table:table-cell office:value-type="float" office:value="-0.0285180515851">
                <text:p>-0.028518051585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83919140698">
                <text:p>0.283919140698</text:p>
              </table:table-cell>
              <table:table-cell office:value-type="float" office:value="-0.0294065812991">
                <text:p>-0.02940658129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95768037096">
                <text:p>0.295768037096</text:p>
              </table:table-cell>
              <table:table-cell office:value-type="float" office:value="-0.0303261355212">
                <text:p>-0.03032613552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07615136311">
                <text:p>0.307615136311</text:p>
              </table:table-cell>
              <table:table-cell office:value-type="float" office:value="-0.0312684370554">
                <text:p>-0.031268437055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1776795006">
                <text:p>0.31776795006</text:p>
              </table:table-cell>
              <table:table-cell office:value-type="float" office:value="-0.0320994795718">
                <text:p>-0.032099479571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27936316195">
                <text:p>0.327936316195</text:p>
              </table:table-cell>
              <table:table-cell office:value-type="float" office:value="-0.0329485645768">
                <text:p>-0.032948564576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38086001902">
                <text:p>0.338086001902</text:p>
              </table:table-cell>
              <table:table-cell office:value-type="float" office:value="-0.0338168145761">
                <text:p>-0.033816814576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48233994694">
                <text:p>0.348233994694</text:p>
              </table:table-cell>
              <table:table-cell office:value-type="float" office:value="-0.0347045495862">
                <text:p>-0.034704549586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5837536916">
                <text:p>0.35837536916</text:p>
              </table:table-cell>
              <table:table-cell office:value-type="float" office:value="-0.035618295742">
                <text:p>-0.03561829574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68519211836">
                <text:p>0.368519211836</text:p>
              </table:table-cell>
              <table:table-cell office:value-type="float" office:value="-0.036552073095">
                <text:p>-0.03655207309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76967245802">
                <text:p>0.376967245802</text:p>
              </table:table-cell>
              <table:table-cell office:value-type="float" office:value="-0.0373477357072">
                <text:p>-0.037347735707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8541726898">
                <text:p>0.38541726898</text:p>
              </table:table-cell>
              <table:table-cell office:value-type="float" office:value="-0.0381600751404">
                <text:p>-0.03816007514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93865711948">
                <text:p>0.393865711948</text:p>
              </table:table-cell>
              <table:table-cell office:value-type="float" office:value="-0.0389886364335">
                <text:p>-0.038988636433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402309449003">
                <text:p>0.402309449003</text:p>
              </table:table-cell>
              <table:table-cell office:value-type="float" office:value="-0.0398285231591">
                <text:p>-0.039828523159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1075538858">
                <text:p>0.41075538858</text:p>
              </table:table-cell>
              <table:table-cell office:value-type="float" office:value="-0.040682148571">
                <text:p>-0.04068214857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419199972729">
                <text:p>0.419199972729</text:p>
              </table:table-cell>
              <table:table-cell office:value-type="float" office:value="-0.041549040194">
                <text:p>-0.04154904019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425954190468">
                <text:p>0.425954190468</text:p>
              </table:table-cell>
              <table:table-cell office:value-type="float" office:value="-0.0422569120694">
                <text:p>-0.042256912069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434395530928">
                <text:p>0.434395530928</text:p>
              </table:table-cell>
              <table:table-cell office:value-type="float" office:value="-0.04315474981">
                <text:p>-0.0431547498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41147613643">
                <text:p>0.441147613643</text:p>
              </table:table-cell>
              <table:table-cell office:value-type="float" office:value="-0.0438826592321">
                <text:p>-0.043882659232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447895845385">
                <text:p>0.447895845385</text:p>
              </table:table-cell>
              <table:table-cell office:value-type="float" office:value="-0.0446196116648">
                <text:p>-0.044619611664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454643559711">
                <text:p>0.454643559711</text:p>
              </table:table-cell>
              <table:table-cell office:value-type="float" office:value="-0.0453612752121">
                <text:p>-0.045361275212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461393578691">
                <text:p>0.461393578691</text:p>
              </table:table-cell>
              <table:table-cell office:value-type="float" office:value="-0.0461080376512">
                <text:p>-0.046108037651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66455618786">
                <text:p>0.466455618786</text:p>
              </table:table-cell>
              <table:table-cell office:value-type="float" office:value="-0.0466726851155">
                <text:p>-0.046672685115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73207270326">
                <text:p>0.473207270326</text:p>
              </table:table-cell>
              <table:table-cell office:value-type="float" office:value="-0.047430441493">
                <text:p>-0.04743044149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478272630666">
                <text:p>0.478272630666</text:p>
              </table:table-cell>
              <table:table-cell office:value-type="float" office:value="-0.0480036017655">
                <text:p>-0.048003601765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485026023224">
                <text:p>0.485026023224</text:p>
              </table:table-cell>
              <table:table-cell office:value-type="float" office:value="-0.0487711794042">
                <text:p>-0.048771179404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91775934617">
                <text:p>0.491775934617</text:p>
              </table:table-cell>
              <table:table-cell office:value-type="float" office:value="-0.0495442532198">
                <text:p>-0.049544253219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98527974808">
                <text:p>0.498527974808</text:p>
              </table:table-cell>
              <table:table-cell office:value-type="float" office:value="-0.0503236168506">
                <text:p>-0.050323616850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506968000136">
                <text:p>0.506968000136</text:p>
              </table:table-cell>
              <table:table-cell office:value-type="float" office:value="-0.0512976060525">
                <text:p>-0.05129760605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515404513533">
                <text:p>0.515404513533</text:p>
              </table:table-cell>
              <table:table-cell office:value-type="float" office:value="-0.0522710719925">
                <text:p>-0.05227107199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2553332951">
                <text:p>0.52553332951</text:p>
              </table:table-cell>
              <table:table-cell office:value-type="float" office:value="-0.0534325294173">
                <text:p>-0.053432529417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33971197237">
                <text:p>0.533971197237</text:p>
              </table:table-cell>
              <table:table-cell office:value-type="float" office:value="-0.0543942144315">
                <text:p>-0.054394214431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54579070175">
                <text:p>0.54579070175</text:p>
              </table:table-cell>
              <table:table-cell office:value-type="float" office:value="-0.0557262563302">
                <text:p>-0.055726256330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555924110942">
                <text:p>0.555924110942</text:p>
              </table:table-cell>
              <table:table-cell office:value-type="float" office:value="-0.0568470434037">
                <text:p>-0.056847043403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567749557512">
                <text:p>0.567749557512</text:p>
              </table:table-cell>
              <table:table-cell office:value-type="float" office:value="-0.0581254343991">
                <text:p>-0.058125434399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79577664446">
                <text:p>0.579577664446</text:p>
              </table:table-cell>
              <table:table-cell office:value-type="float" office:value="-0.0593790544936">
                <text:p>-0.059379054493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93100401029">
                <text:p>0.593100401029</text:p>
              </table:table-cell>
              <table:table-cell office:value-type="float" office:value="-0.0607642215794">
                <text:p>-0.060764221579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604942325046">
                <text:p>0.604942325046</text:p>
              </table:table-cell>
              <table:table-cell office:value-type="float" office:value="-0.0619318180851">
                <text:p>-0.061931818085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620147074592">
                <text:p>0.620147074592</text:p>
              </table:table-cell>
              <table:table-cell office:value-type="float" office:value="-0.0633778656898">
                <text:p>-0.063377865689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633686005659">
                <text:p>0.633686005659</text:p>
              </table:table-cell>
              <table:table-cell office:value-type="float" office:value="-0.0645953521366">
                <text:p>-0.064595352136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648924491383">
                <text:p>0.648924491383</text:p>
              </table:table-cell>
              <table:table-cell office:value-type="float" office:value="-0.0658822036667">
                <text:p>-0.06588220366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664158087386">
                <text:p>0.664158087386</text:p>
              </table:table-cell>
              <table:table-cell office:value-type="float" office:value="-0.067071514354">
                <text:p>-0.06707151435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68108497969">
                <text:p>0.68108497969</text:p>
              </table:table-cell>
              <table:table-cell office:value-type="float" office:value="-0.0682880297535">
                <text:p>-0.068288029753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696333297676">
                <text:p>0.696333297676</text:p>
              </table:table-cell>
              <table:table-cell office:value-type="float" office:value="-0.069272505369">
                <text:p>-0.06927250536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714994206554">
                <text:p>0.714994206554</text:p>
              </table:table-cell>
              <table:table-cell office:value-type="float" office:value="-0.0703367312742">
                <text:p>-0.070336731274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731961999631">
                <text:p>0.731961999631</text:p>
              </table:table-cell>
              <table:table-cell office:value-type="float" office:value="-0.0712454174575">
                <text:p>-0.07124541745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748915171535">
                <text:p>0.748915171535</text:p>
              </table:table-cell>
              <table:table-cell office:value-type="float" office:value="-0.0721612651674">
                <text:p>-0.072161265167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764181518027">
                <text:p>0.764181518027</text:p>
              </table:table-cell>
              <table:table-cell office:value-type="float" office:value="-0.0730620862651">
                <text:p>-0.073062086265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781133414369">
                <text:p>0.781133414369</text:p>
              </table:table-cell>
              <table:table-cell office:value-type="float" office:value="-0.0741208522195">
                <text:p>-0.074120852219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796379975959">
                <text:p>0.796379975959</text:p>
              </table:table-cell>
              <table:table-cell office:value-type="float" office:value="-0.0751319406261">
                <text:p>-0.075131940626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811622510005">
                <text:p>0.811622510005</text:p>
              </table:table-cell>
              <table:table-cell office:value-type="float" office:value="-0.0762015662174">
                <text:p>-0.076201566217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826874888481">
                <text:p>0.826874888481</text:p>
              </table:table-cell>
              <table:table-cell office:value-type="float" office:value="-0.0773127946733">
                <text:p>-0.077312794673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842124891485">
                <text:p>0.842124891485</text:p>
              </table:table-cell>
              <table:table-cell office:value-type="float" office:value="-0.0784559662476">
                <text:p>-0.078455966247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855677568912">
                <text:p>0.855677568912</text:p>
              </table:table-cell>
              <table:table-cell office:value-type="float" office:value="-0.0795103160952">
                <text:p>-0.07951031609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869227616103">
                <text:p>0.869227616103</text:p>
              </table:table-cell>
              <table:table-cell office:value-type="float" office:value="-0.0805977792548">
                <text:p>-0.080597779254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88277475541">
                <text:p>0.88277475541</text:p>
              </table:table-cell>
              <table:table-cell office:value-type="float" office:value="-0.081720713753">
                <text:p>-0.08172071375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896313456906">
                <text:p>0.896313456906</text:p>
              </table:table-cell>
              <table:table-cell office:value-type="float" office:value="-0.082875961725">
                <text:p>-0.0828759617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908162809126">
                <text:p>0.908162809126</text:p>
              </table:table-cell>
              <table:table-cell office:value-type="float" office:value="-0.0839105456988">
                <text:p>-0.083910545698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921701953443">
                <text:p>0.921701953443</text:p>
              </table:table-cell>
              <table:table-cell office:value-type="float" office:value="-0.0851256690509">
                <text:p>-0.085125669050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933546278808">
                <text:p>0.933546278808</text:p>
              </table:table-cell>
              <table:table-cell office:value-type="float" office:value="-0.0862160818325">
                <text:p>-0.08621608183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945384327457">
                <text:p>0.945384327457</text:p>
              </table:table-cell>
              <table:table-cell office:value-type="float" office:value="-0.087320272004">
                <text:p>-0.08732027200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5553363336">
                <text:p>0.95553363336</text:p>
              </table:table-cell>
              <table:table-cell office:value-type="float" office:value="-0.0882870611895">
                <text:p>-0.088287061189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967372266545">
                <text:p>0.967372266545</text:p>
              </table:table-cell>
              <table:table-cell office:value-type="float" office:value="-0.0894374112409">
                <text:p>-0.089437411240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977517773504">
                <text:p>0.977517773504</text:p>
              </table:table-cell>
              <table:table-cell office:value-type="float" office:value="-0.0904431648792">
                <text:p>-0.090443164879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987661683233">
                <text:p>0.987661683233</text:p>
              </table:table-cell>
              <table:table-cell office:value-type="float" office:value="-0.0914648542796">
                <text:p>-0.091464854279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997803606804">
                <text:p>0.997803606804</text:p>
              </table:table-cell>
              <table:table-cell office:value-type="float" office:value="-0.0925060172952">
                <text:p>-0.092506017295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00793984155">
                <text:p>1.00793984155</text:p>
              </table:table-cell>
              <table:table-cell office:value-type="float" office:value="-0.0935607307358">
                <text:p>-0.093560730735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01638580104">
                <text:p>1.01638580104</text:p>
              </table:table-cell>
              <table:table-cell office:value-type="float" office:value="-0.0944487433978">
                <text:p>-0.094448743397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0265196088">
                <text:p>1.0265196088</text:p>
              </table:table-cell>
              <table:table-cell office:value-type="float" office:value="-0.0955264533063">
                <text:p>-0.095526453306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03496352628">
                <text:p>1.03496352628</text:p>
              </table:table-cell>
              <table:table-cell office:value-type="float" office:value="-0.0964336275122">
                <text:p>-0.096433627512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04340632622">
                <text:p>1.04340632622</text:p>
              </table:table-cell>
              <table:table-cell office:value-type="float" office:value="-0.0973511175444">
                <text:p>-0.097351117544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05185150943">
                <text:p>1.05185150943</text:p>
              </table:table-cell>
              <table:table-cell office:value-type="float" office:value="-0.0982794264355">
                <text:p>-0.098279426435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06029554955">
                <text:p>1.06029554955</text:p>
              </table:table-cell>
              <table:table-cell office:value-type="float" office:value="-0.0992180526585">
                <text:p>-0.099218052658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06873793485">
                <text:p>1.06873793485</text:p>
              </table:table-cell>
              <table:table-cell office:value-type="float" office:value="-0.100171415493">
                <text:p>-0.10017141549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07549051846">
                <text:p>1.07549051846</text:p>
              </table:table-cell>
              <table:table-cell office:value-type="float" office:value="-0.10094606501">
                <text:p>-0.100946065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08224481066">
                <text:p>1.08224481066</text:p>
              </table:table-cell>
              <table:table-cell office:value-type="float" office:value="-0.101730542953">
                <text:p>-0.10173054295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09067978078">
                <text:p>1.09067978078</text:p>
              </table:table-cell>
              <table:table-cell office:value-type="float" office:value="-0.102717260165">
                <text:p>-0.10271726016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09742694717">
                <text:p>1.09742694717</text:p>
              </table:table-cell>
              <table:table-cell office:value-type="float" office:value="-0.103513891471">
                <text:p>-0.10351389147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10417608045">
                <text:p>1.10417608045</text:p>
              </table:table-cell>
              <table:table-cell office:value-type="float" office:value="-0.104317997915">
                <text:p>-0.1043179979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10923741682">
                <text:p>1.10923741682</text:p>
              </table:table-cell>
              <table:table-cell office:value-type="float" office:value="-0.104925624055">
                <text:p>-0.10492562405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11598247051">
                <text:p>1.11598247051</text:p>
              </table:table-cell>
              <table:table-cell office:value-type="float" office:value="-0.105739917125">
                <text:p>-0.1057399171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12272695301">
                <text:p>1.12272695301</text:p>
              </table:table-cell>
              <table:table-cell office:value-type="float" office:value="-0.106558919061">
                <text:p>-0.10655891906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12778457688">
                <text:p>1.12778457688</text:p>
              </table:table-cell>
              <table:table-cell office:value-type="float" office:value="-0.107179493553">
                <text:p>-0.10717949355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13284750546">
                <text:p>1.13284750546</text:p>
              </table:table-cell>
              <table:table-cell office:value-type="float" office:value="-0.107808920567">
                <text:p>-0.1078089205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13792001099">
                <text:p>1.13792001099</text:p>
              </table:table-cell>
              <table:table-cell office:value-type="float" office:value="-0.108446044647">
                <text:p>-0.10844604464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14288488601">
                <text:p>1.14288488601</text:p>
              </table:table-cell>
              <table:table-cell office:value-type="float" office:value="-0.109077120158">
                <text:p>-0.10907712015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14781192117">
                <text:p>1.14781192117</text:p>
              </table:table-cell>
              <table:table-cell office:value-type="float" office:value="-0.109707522361">
                <text:p>-0.10970752236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15268867282">
                <text:p>1.15268867282</text:p>
              </table:table-cell>
              <table:table-cell office:value-type="float" office:value="-0.110333169099">
                <text:p>-0.11033316909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15593747343">
                <text:p>1.15593747343</text:p>
              </table:table-cell>
              <table:table-cell office:value-type="float" office:value="-0.110749781851">
                <text:p>-0.11074978185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16081125854">
                <text:p>1.16081125854</text:p>
              </table:table-cell>
              <table:table-cell office:value-type="float" office:value="-0.111372507114">
                <text:p>-0.11137250711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16406134182">
                <text:p>1.16406134182</text:p>
              </table:table-cell>
              <table:table-cell office:value-type="float" office:value="-0.111778912711">
                <text:p>-0.11177891271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16731398002">
                <text:p>1.16731398002</text:p>
              </table:table-cell>
              <table:table-cell office:value-type="float" office:value="-0.112173526674">
                <text:p>-0.11217352667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17056686518">
                <text:p>1.17056686518</text:p>
              </table:table-cell>
              <table:table-cell office:value-type="float" office:value="-0.112556667828">
                <text:p>-0.11255666782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17544761149">
                <text:p>1.17544761149</text:p>
              </table:table-cell>
              <table:table-cell office:value-type="float" office:value="-0.113121518275">
                <text:p>-0.1131215182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18032251028">
                <text:p>1.18032251028</text:p>
              </table:table-cell>
              <table:table-cell office:value-type="float" office:value="-0.113678901733">
                <text:p>-0.1136789017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18355605691">
                <text:p>1.18355605691</text:p>
              </table:table-cell>
              <table:table-cell office:value-type="float" office:value="-0.11404340373">
                <text:p>-0.1140434037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19000744229">
                <text:p>1.19000744229</text:p>
              </table:table-cell>
              <table:table-cell office:value-type="float" office:value="-0.114755227077">
                <text:p>-0.11475522707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19481477728">
                <text:p>1.19481477728</text:p>
              </table:table-cell>
              <table:table-cell office:value-type="float" office:value="-0.115265214912">
                <text:p>-0.1152652149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20123041496">
                <text:p>1.20123041496</text:p>
              </table:table-cell>
              <table:table-cell office:value-type="float" office:value="-0.115915067297">
                <text:p>-0.11591506729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20764775404">
                <text:p>1.20764775404</text:p>
              </table:table-cell>
              <table:table-cell office:value-type="float" office:value="-0.116522189662">
                <text:p>-0.11652218966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21567790613">
                <text:p>1.21567790613</text:p>
              </table:table-cell>
              <table:table-cell office:value-type="float" office:value="-0.117223724434">
                <text:p>-0.11722372443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22371994912">
                <text:p>1.22371994912</text:p>
              </table:table-cell>
              <table:table-cell office:value-type="float" office:value="-0.117849882741">
                <text:p>-0.11784988274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23177442124">
                <text:p>1.23177442124</text:p>
              </table:table-cell>
              <table:table-cell office:value-type="float" office:value="-0.118380821177">
                <text:p>-0.11838082117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24147124678">
                <text:p>1.24147124678</text:p>
              </table:table-cell>
              <table:table-cell office:value-type="float" office:value="-0.118901855864">
                <text:p>-0.11890185586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2512423577">
                <text:p>1.2512423577</text:p>
              </table:table-cell>
              <table:table-cell office:value-type="float" office:value="-0.119298336119">
                <text:p>-0.11929833611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2610312218">
                <text:p>1.2610312218</text:p>
              </table:table-cell>
              <table:table-cell office:value-type="float" office:value="-0.119554889492">
                <text:p>-0.11955488949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27082582802">
                <text:p>1.27082582802</text:p>
              </table:table-cell>
              <table:table-cell office:value-type="float" office:value="-0.119652467708">
                <text:p>-0.11965246770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28225257308">
                <text:p>1.28225257308</text:p>
              </table:table-cell>
              <table:table-cell office:value-type="float" office:value="-0.119581852194">
                <text:p>-0.11958185219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29367975765">
                <text:p>1.29367975765</text:p>
              </table:table-cell>
              <table:table-cell office:value-type="float" office:value="-0.119319558537">
                <text:p>-0.11931955853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30510877321">
                <text:p>1.30510877321</text:p>
              </table:table-cell>
              <table:table-cell office:value-type="float" office:value="-0.11888118878">
                <text:p>-0.1188811887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31819752552">
                <text:p>1.31819752552</text:p>
              </table:table-cell>
              <table:table-cell office:value-type="float" office:value="-0.118207001371">
                <text:p>-0.11820700137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33148090622">
                <text:p>1.33148090622</text:p>
              </table:table-cell>
              <table:table-cell office:value-type="float" office:value="-0.117374076856">
                <text:p>-0.11737407685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34504075981">
                <text:p>1.34504075981</text:p>
              </table:table-cell>
              <table:table-cell office:value-type="float" office:value="-0.116423907562">
                <text:p>-0.11642390756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35692322188">
                <text:p>1.35692322188</text:p>
              </table:table-cell>
              <table:table-cell office:value-type="float" office:value="-0.115550141504">
                <text:p>-0.11555014150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37050071915">
                <text:p>1.37050071915</text:p>
              </table:table-cell>
              <table:table-cell office:value-type="float" office:value="-0.114518180684">
                <text:p>-0.11451818068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38407566185">
                <text:p>1.38407566185</text:p>
              </table:table-cell>
              <table:table-cell office:value-type="float" office:value="-0.113453047464">
                <text:p>-0.11345304746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39593198531">
                <text:p>1.39593198531</text:p>
              </table:table-cell>
              <table:table-cell office:value-type="float" office:value="-0.112492841214">
                <text:p>-0.11249284121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40778291185">
                <text:p>1.40778291185</text:p>
              </table:table-cell>
              <table:table-cell office:value-type="float" office:value="-0.111526592719">
                <text:p>-0.1115265927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41963923532">
                <text:p>1.41963923532</text:p>
              </table:table-cell>
              <table:table-cell office:value-type="float" office:value="-0.110566386469">
                <text:p>-0.11056638646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43149688201">
                <text:p>1.43149688201</text:p>
              </table:table-cell>
              <table:table-cell office:value-type="float" office:value="-0.109622735222">
                <text:p>-0.10962273522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4416611185">
                <text:p>1.4416611185</text:p>
              </table:table-cell>
              <table:table-cell office:value-type="float" office:value="-0.108821246202">
                <text:p>-0.10882124620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45351958047">
                <text:p>1.45351958047</text:p>
              </table:table-cell>
              <table:table-cell office:value-type="float" office:value="-0.107887942768">
                <text:p>-0.10788794276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46368409503">
                <text:p>1.46368409503</text:p>
              </table:table-cell>
              <table:table-cell office:value-type="float" office:value="-0.107090001699">
                <text:p>-0.10709000169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47384482476">
                <text:p>1.47384482476</text:p>
              </table:table-cell>
              <table:table-cell office:value-type="float" office:value="-0.106297538445">
                <text:p>-0.10629753844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48401057529">
                <text:p>1.48401057529</text:p>
              </table:table-cell>
              <table:table-cell office:value-type="float" office:value="-0.105515564353">
                <text:p>-0.10551556435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4924823563">
                <text:p>1.4924823563</text:p>
              </table:table-cell>
              <table:table-cell office:value-type="float" office:value="-0.104868571041">
                <text:p>-0.10486857104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50264009976">
                <text:p>1.50264009976</text:p>
              </table:table-cell>
              <table:table-cell office:value-type="float" office:value="-0.104092218956">
                <text:p>-0.10409221895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51110497819">
                <text:p>1.51110497819</text:p>
              </table:table-cell>
              <table:table-cell office:value-type="float" office:value="-0.103447000182">
                <text:p>-0.10344700018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51957019191">
                <text:p>1.51957019191</text:p>
              </table:table-cell>
              <table:table-cell office:value-type="float" office:value="-0.102806213592">
                <text:p>-0.10280621359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5280357386">
                <text:p>1.5280357386</text:p>
              </table:table-cell>
              <table:table-cell office:value-type="float" office:value="-0.10216985936">
                <text:p>-0.1021698593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53650161595">
                <text:p>1.53650161595</text:p>
              </table:table-cell>
              <table:table-cell office:value-type="float" office:value="-0.101537937661">
                <text:p>-0.10153793766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54327465209">
                <text:p>1.54327465209</text:p>
              </table:table-cell>
              <table:table-cell office:value-type="float" office:value="-0.101037339746">
                <text:p>-0.10103733974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55174139983">
                <text:p>1.55174139983</text:p>
              </table:table-cell>
              <table:table-cell office:value-type="float" office:value="-0.10041723898">
                <text:p>-0.1004172389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55851221927">
                <text:p>1.55851221927</text:p>
              </table:table-cell>
              <table:table-cell office:value-type="float" office:value="-0.0999250447934">
                <text:p>-0.099925044793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56528594542">
                <text:p>1.56528594542</text:p>
              </table:table-cell>
              <table:table-cell office:value-type="float" office:value="-0.0994339041318">
                <text:p>-0.099433904131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57205975689">
                <text:p>1.57205975689</text:p>
              </table:table-cell>
              <table:table-cell office:value-type="float" office:value="-0.0989439456947">
                <text:p>-0.098943945694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57883373838">
                <text:p>1.57883373838</text:p>
              </table:table-cell>
              <table:table-cell office:value-type="float" office:value="-0.0984563517509">
                <text:p>-0.098456351750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58560780458">
                <text:p>1.58560780458</text:p>
              </table:table-cell>
              <table:table-cell office:value-type="float" office:value="-0.0979699400762">
                <text:p>-0.097969940076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59068609861">
                <text:p>1.59068609861</text:p>
              </table:table-cell>
              <table:table-cell office:value-type="float" office:value="-0.0976036260731">
                <text:p>-0.097603626073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5974600801">
                <text:p>1.5974600801</text:p>
              </table:table-cell>
              <table:table-cell office:value-type="float" office:value="-0.0971160321294">
                <text:p>-0.097116032129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60254080815">
                <text:p>1.60254080815</text:p>
              </table:table-cell>
              <table:table-cell office:value-type="float" office:value="-0.0967540419708">
                <text:p>-0.096754041970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60762159914">
                <text:p>1.60762159914</text:p>
              </table:table-cell>
              <table:table-cell office:value-type="float" office:value="-0.0963929385603">
                <text:p>-0.096392938560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61270239013">
                <text:p>1.61270239013</text:p>
              </table:table-cell>
              <table:table-cell office:value-type="float" office:value="-0.0960318351497">
                <text:p>-0.096031835149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61778330652">
                <text:p>1.61778330652</text:p>
              </table:table-cell>
              <table:table-cell office:value-type="float" office:value="-0.0956725052682">
                <text:p>-0.095672505268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6228643477">
                <text:p>1.6228643477</text:p>
              </table:table-cell>
              <table:table-cell office:value-type="float" office:value="-0.0953149489595">
                <text:p>-0.095314948959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62794538889">
                <text:p>1.62794538889</text:p>
              </table:table-cell>
              <table:table-cell office:value-type="float" office:value="-0.0949573926508">
                <text:p>-0.094957392650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63133274226">
                <text:p>1.63133274226</text:p>
              </table:table-cell>
              <table:table-cell office:value-type="float" office:value="-0.0947191274022">
                <text:p>-0.094719127402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63641378345">
                <text:p>1.63641378345</text:p>
              </table:table-cell>
              <table:table-cell office:value-type="float" office:value="-0.0943615710935">
                <text:p>-0.094361571093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63980113682">
                <text:p>1.63980113682</text:p>
              </table:table-cell>
              <table:table-cell office:value-type="float" office:value="-0.0941233058449">
                <text:p>-0.094123305844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64318840697">
                <text:p>1.64318840697</text:p>
              </table:table-cell>
              <table:table-cell office:value-type="float" office:value="-0.0938838582118">
                <text:p>-0.093883858211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64657563535">
                <text:p>1.64657563535</text:p>
              </table:table-cell>
              <table:table-cell office:value-type="float" office:value="-0.0936438193975">
                <text:p>-0.093643819397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64996282185">
                <text:p>1.64996282185</text:p>
              </table:table-cell>
              <table:table-cell office:value-type="float" office:value="-0.0934031894091">
                <text:p>-0.093403189409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65334847003">
                <text:p>1.65334847003</text:p>
              </table:table-cell>
              <table:table-cell office:value-type="float" office:value="-0.0931608679074">
                <text:p>-0.093160867907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65673548801">
                <text:p>1.65673548801</text:p>
              </table:table-cell>
              <table:table-cell office:value-type="float" office:value="-0.0929178732965">
                <text:p>-0.092917873296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65842830798">
                <text:p>1.65842830798</text:p>
              </table:table-cell>
              <table:table-cell office:value-type="float" office:value="-0.0927967701295">
                <text:p>-0.092796770129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6618209742">
                <text:p>1.6618209742</text:p>
              </table:table-cell>
              <table:table-cell office:value-type="float" office:value="-0.0925540420019">
                <text:p>-0.092554042001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66351445821">
                <text:p>1.66351445821</text:p>
              </table:table-cell>
              <table:table-cell office:value-type="float" office:value="-0.0924323019341">
                <text:p>-0.092432301934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66690139131">
                <text:p>1.66690139131</text:p>
              </table:table-cell>
              <table:table-cell office:value-type="float" office:value="-0.0921881250563">
                <text:p>-0.092188125056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66859557957">
                <text:p>1.66859557957</text:p>
              </table:table-cell>
              <table:table-cell office:value-type="float" office:value="-0.0920663391394">
                <text:p>-0.092066339139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67028912703">
                <text:p>1.67028912703</text:p>
              </table:table-cell>
              <table:table-cell office:value-type="float" office:value="-0.0919454857904">
                <text:p>-0.09194548579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67198198913">
                <text:p>1.67198198913</text:p>
              </table:table-cell>
              <table:table-cell office:value-type="float" office:value="-0.0918249735335">
                <text:p>-0.091824973533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67536763731">
                <text:p>1.67536763731</text:p>
              </table:table-cell>
              <table:table-cell office:value-type="float" office:value="-0.0915826520318">
                <text:p>-0.091582652031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67536763731">
                <text:p>1.67536763731</text:p>
              </table:table-cell>
              <table:table-cell office:value-type="float" office:value="-0.0915826520318">
                <text:p>-0.091582652031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67706114252">
                <text:p>1.67706114252</text:p>
              </table:table-cell>
              <table:table-cell office:value-type="float" office:value="-0.0914612075332">
                <text:p>-0.091461207533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67875396249">
                <text:p>1.67875396249</text:p>
              </table:table-cell>
              <table:table-cell office:value-type="float" office:value="-0.0913401043662">
                <text:p>-0.091340104366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68044750995">
                <text:p>1.68044750995</text:p>
              </table:table-cell>
              <table:table-cell office:value-type="float" office:value="-0.0912192510172">
                <text:p>-0.091219251017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68044750995">
                <text:p>1.68044750995</text:p>
              </table:table-cell>
              <table:table-cell office:value-type="float" office:value="-0.0912192510172">
                <text:p>-0.091219251017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68214101516">
                <text:p>1.68214101516</text:p>
              </table:table-cell>
              <table:table-cell office:value-type="float" office:value="-0.0910978065186">
                <text:p>-0.091097806518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68214101516">
                <text:p>1.68214101516</text:p>
              </table:table-cell>
              <table:table-cell office:value-type="float" office:value="-0.0910978065186">
                <text:p>-0.091097806518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68214101516">
                <text:p>1.68214101516</text:p>
              </table:table-cell>
              <table:table-cell office:value-type="float" office:value="-0.0910978065186">
                <text:p>-0.091097806518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68214101516">
                <text:p>1.68214101516</text:p>
              </table:table-cell>
              <table:table-cell office:value-type="float" office:value="-0.0910978065186">
                <text:p>-0.091097806518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68383452037">
                <text:p>1.68383452037</text:p>
              </table:table-cell>
              <table:table-cell office:value-type="float" office:value="-0.09097636202">
                <text:p>-0.0909763620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68383452037">
                <text:p>1.68383452037</text:p>
              </table:table-cell>
              <table:table-cell office:value-type="float" office:value="-0.09097636202">
                <text:p>-0.0909763620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68383452037">
                <text:p>1.68383452037</text:p>
              </table:table-cell>
              <table:table-cell office:value-type="float" office:value="-0.09097636202">
                <text:p>-0.0909763620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68383452037">
                <text:p>1.68383452037</text:p>
              </table:table-cell>
              <table:table-cell office:value-type="float" office:value="-0.09097636202">
                <text:p>-0.0909763620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68214104396">
                <text:p>1.68214104396</text:p>
              </table:table-cell>
              <table:table-cell office:value-type="float" office:value="-0.091097996475">
                <text:p>-0.09109799647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68214104396">
                <text:p>1.68214104396</text:p>
              </table:table-cell>
              <table:table-cell office:value-type="float" office:value="-0.091097996475">
                <text:p>-0.09109799647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68214104396">
                <text:p>1.68214104396</text:p>
              </table:table-cell>
              <table:table-cell office:value-type="float" office:value="-0.091097996475">
                <text:p>-0.09109799647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68214104396">
                <text:p>1.68214104396</text:p>
              </table:table-cell>
              <table:table-cell office:value-type="float" office:value="-0.091097996475">
                <text:p>-0.09109799647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68214104396">
                <text:p>1.68214104396</text:p>
              </table:table-cell>
              <table:table-cell office:value-type="float" office:value="-0.091097996475">
                <text:p>-0.09109799647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68044543785">
                <text:p>1.68044543785</text:p>
              </table:table-cell>
              <table:table-cell office:value-type="float" office:value="-0.0912195007763">
                <text:p>-0.091219500776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68044543785">
                <text:p>1.68044543785</text:p>
              </table:table-cell>
              <table:table-cell office:value-type="float" office:value="-0.0912195007763">
                <text:p>-0.091219500776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68044543785">
                <text:p>1.68044543785</text:p>
              </table:table-cell>
              <table:table-cell office:value-type="float" office:value="-0.0912195007763">
                <text:p>-0.091219500776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68044543785">
                <text:p>1.68044543785</text:p>
              </table:table-cell>
              <table:table-cell office:value-type="float" office:value="-0.0912195007763">
                <text:p>-0.091219500776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67875894643">
                <text:p>1.67875894643</text:p>
              </table:table-cell>
              <table:table-cell office:value-type="float" office:value="-0.0913404889067">
                <text:p>-0.091340488906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67875894643">
                <text:p>1.67875894643</text:p>
              </table:table-cell>
              <table:table-cell office:value-type="float" office:value="-0.0913404889067">
                <text:p>-0.091340488906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67875894643">
                <text:p>1.67875894643</text:p>
              </table:table-cell>
              <table:table-cell office:value-type="float" office:value="-0.0913404889067">
                <text:p>-0.091340488906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67875894643">
                <text:p>1.67875894643</text:p>
              </table:table-cell>
              <table:table-cell office:value-type="float" office:value="-0.0913404889067">
                <text:p>-0.091340488906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67875894643">
                <text:p>1.67875894643</text:p>
              </table:table-cell>
              <table:table-cell office:value-type="float" office:value="-0.0913404889067">
                <text:p>-0.091340488906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67709518713">
                <text:p>1.67709518713</text:p>
              </table:table-cell>
              <table:table-cell office:value-type="float" office:value="-0.0914611539469">
                <text:p>-0.091461153946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67709518713">
                <text:p>1.67709518713</text:p>
              </table:table-cell>
              <table:table-cell office:value-type="float" office:value="-0.0914611539469">
                <text:p>-0.091461153946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67709518713">
                <text:p>1.67709518713</text:p>
              </table:table-cell>
              <table:table-cell office:value-type="float" office:value="-0.0914611539469">
                <text:p>-0.091461153946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67709518713">
                <text:p>1.67709518713</text:p>
              </table:table-cell>
              <table:table-cell office:value-type="float" office:value="-0.0914611539469">
                <text:p>-0.091461153946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67709518713">
                <text:p>1.67709518713</text:p>
              </table:table-cell>
              <table:table-cell office:value-type="float" office:value="-0.0914611539469">
                <text:p>-0.091461153946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67709518713">
                <text:p>1.67709518713</text:p>
              </table:table-cell>
              <table:table-cell office:value-type="float" office:value="-0.0914611539469">
                <text:p>-0.091461153946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67709518713">
                <text:p>1.67709518713</text:p>
              </table:table-cell>
              <table:table-cell office:value-type="float" office:value="-0.0914611539469">
                <text:p>-0.091461153946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67709518713">
                <text:p>1.67709518713</text:p>
              </table:table-cell>
              <table:table-cell office:value-type="float" office:value="-0.0914611539469">
                <text:p>-0.091461153946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67709518713">
                <text:p>1.67709518713</text:p>
              </table:table-cell>
              <table:table-cell office:value-type="float" office:value="-0.0914611539469">
                <text:p>-0.091461153946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67709518713">
                <text:p>1.67709518713</text:p>
              </table:table-cell>
              <table:table-cell office:value-type="float" office:value="-0.0914611539469">
                <text:p>-0.091461153946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67709518713">
                <text:p>1.67709518713</text:p>
              </table:table-cell>
              <table:table-cell office:value-type="float" office:value="-0.0914611539469">
                <text:p>-0.091461153946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67709518713">
                <text:p>1.67709518713</text:p>
              </table:table-cell>
              <table:table-cell office:value-type="float" office:value="-0.0914611539469">
                <text:p>-0.091461153946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67548106273">
                <text:p>1.67548106273</text:p>
              </table:table-cell>
              <table:table-cell office:value-type="float" office:value="-0.091591796842">
                <text:p>-0.09159179684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67387148584">
                <text:p>1.67387148584</text:p>
              </table:table-cell>
              <table:table-cell office:value-type="float" office:value="-0.0917206810997">
                <text:p>-0.091720681099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67226530589">
                <text:p>1.67226530589</text:p>
              </table:table-cell>
              <table:table-cell office:value-type="float" office:value="-0.0918476181064">
                <text:p>-0.091847618106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66905251619">
                <text:p>1.66905251619</text:p>
              </table:table-cell>
              <table:table-cell office:value-type="float" office:value="-0.0920980692548">
                <text:p>-0.092098069254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66744592765">
                <text:p>1.66744592765</text:p>
              </table:table-cell>
              <table:table-cell office:value-type="float" office:value="-0.0922196795562">
                <text:p>-0.092219679556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66423091336">
                <text:p>1.66423091336</text:p>
              </table:table-cell>
              <table:table-cell office:value-type="float" office:value="-0.0924561867434">
                <text:p>-0.092456186743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65940909953">
                <text:p>1.65940909953</text:p>
              </table:table-cell>
              <table:table-cell office:value-type="float" office:value="-0.0927989667769">
                <text:p>-0.092798966776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65619390782">
                <text:p>1.65619390782</text:p>
              </table:table-cell>
              <table:table-cell office:value-type="float" office:value="-0.0930157639929">
                <text:p>-0.093015763992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65136972907">
                <text:p>1.65136972907</text:p>
              </table:table-cell>
              <table:table-cell office:value-type="float" office:value="-0.0933223524396">
                <text:p>-0.093322352439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64654593184">
                <text:p>1.64654593184</text:p>
              </table:table-cell>
              <table:table-cell office:value-type="float" office:value="-0.0936052866491">
                <text:p>-0.093605286649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64011007901">
                <text:p>1.64011007901</text:p>
              </table:table-cell>
              <table:table-cell office:value-type="float" office:value="-0.0939544441563">
                <text:p>-0.093954444156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63528202495">
                <text:p>1.63528202495</text:p>
              </table:table-cell>
              <table:table-cell office:value-type="float" office:value="-0.0941894422427">
                <text:p>-0.094189442242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62884063508">
                <text:p>1.62884063508</text:p>
              </table:table-cell>
              <table:table-cell office:value-type="float" office:value="-0.0944701283855">
                <text:p>-0.094470128385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6207899989">
                <text:p>1.6207899989</text:p>
              </table:table-cell>
              <table:table-cell office:value-type="float" office:value="-0.09477721913">
                <text:p>-0.0947772191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61434833277">
                <text:p>1.61434833277</text:p>
              </table:table-cell>
              <table:table-cell office:value-type="float" office:value="-0.0949825432713">
                <text:p>-0.094982543271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6062918481">
                <text:p>1.6062918481</text:p>
              </table:table-cell>
              <table:table-cell office:value-type="float" office:value="-0.0951884606989">
                <text:p>-0.095188460698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59823740114">
                <text:p>1.59823740114</text:p>
              </table:table-cell>
              <table:table-cell office:value-type="float" office:value="-0.0953465846469">
                <text:p>-0.095346584646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5901794467">
                <text:p>1.5901794467</text:p>
              </table:table-cell>
              <table:table-cell office:value-type="float" office:value="-0.0954653190238">
                <text:p>-0.095465319023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58050947916">
                <text:p>1.58050947916</text:p>
              </table:table-cell>
              <table:table-cell office:value-type="float" office:value="-0.0955671024661">
                <text:p>-0.095567102466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5708428589">
                <text:p>1.5708428589</text:p>
              </table:table-cell>
              <table:table-cell office:value-type="float" office:value="-0.0956115915513">
                <text:p>-0.095611591551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56117637249">
                <text:p>1.56117637249</text:p>
              </table:table-cell>
              <table:table-cell office:value-type="float" office:value="-0.0955987179063">
                <text:p>-0.095598717906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5514436721">
                <text:p>1.5514436721</text:p>
              </table:table-cell>
              <table:table-cell office:value-type="float" office:value="-0.0955243031752">
                <text:p>-0.095524303175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54162689811">
                <text:p>1.54162689811</text:p>
              </table:table-cell>
              <table:table-cell office:value-type="float" office:value="-0.0953797582927">
                <text:p>-0.095379758292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53140067827">
                <text:p>1.53140067827</text:p>
              </table:table-cell>
              <table:table-cell office:value-type="float" office:value="-0.0951457333164">
                <text:p>-0.095145733316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52121363869">
                <text:p>1.52121363869</text:p>
              </table:table-cell>
              <table:table-cell office:value-type="float" office:value="-0.094846996392">
                <text:p>-0.09484699639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51272631917">
                <text:p>1.51272631917</text:p>
              </table:table-cell>
              <table:table-cell office:value-type="float" office:value="-0.0945405121842">
                <text:p>-0.094540512184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5025401046">
                <text:p>1.5025401046</text:p>
              </table:table-cell>
              <table:table-cell office:value-type="float" office:value="-0.0941013407187">
                <text:p>-0.094101340718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49575737282">
                <text:p>1.49575737282</text:p>
              </table:table-cell>
              <table:table-cell office:value-type="float" office:value="-0.093756898524">
                <text:p>-0.09375689852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48559182375">
                <text:p>1.48559182375</text:p>
              </table:table-cell>
              <table:table-cell office:value-type="float" office:value="-0.0931597879329">
                <text:p>-0.093159787932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47726185481">
                <text:p>1.47726185481</text:p>
              </table:table-cell>
              <table:table-cell office:value-type="float" office:value="-0.0926124352596">
                <text:p>-0.092612435259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46902238799">
                <text:p>1.46902238799</text:p>
              </table:table-cell>
              <table:table-cell office:value-type="float" office:value="-0.0920424806729">
                <text:p>-0.092042480672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46085801192">
                <text:p>1.46085801192</text:p>
              </table:table-cell>
              <table:table-cell office:value-type="float" office:value="-0.0914856901516">
                <text:p>-0.091485690151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4527003934">
                <text:p>1.4527003934</text:p>
              </table:table-cell>
              <table:table-cell office:value-type="float" office:value="-0.090957726037">
                <text:p>-0.09095772603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4461660856">
                <text:p>1.4461660856</text:p>
              </table:table-cell>
              <table:table-cell office:value-type="float" office:value="-0.0905606782569">
                <text:p>-0.090560678256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4396306675">
                <text:p>1.4396306675</text:p>
              </table:table-cell>
              <table:table-cell office:value-type="float" office:value="-0.0901830175466">
                <text:p>-0.090183017546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43146088861">
                <text:p>1.43146088861</text:p>
              </table:table-cell>
              <table:table-cell office:value-type="float" office:value="-0.0897160157658">
                <text:p>-0.089716015765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42489122154">
                <text:p>1.42489122154</text:p>
              </table:table-cell>
              <table:table-cell office:value-type="float" office:value="-0.0893440065722">
                <text:p>-0.089344006572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41829775539">
                <text:p>1.41829775539</text:p>
              </table:table-cell>
              <table:table-cell office:value-type="float" office:value="-0.0889769395823">
                <text:p>-0.088976939582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41166403592">
                <text:p>1.41166403592</text:p>
              </table:table-cell>
              <table:table-cell office:value-type="float" office:value="-0.0886247837217">
                <text:p>-0.088624783721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40493261619">
                <text:p>1.40493261619</text:p>
              </table:table-cell>
              <table:table-cell office:value-type="float" office:value="-0.0882992424236">
                <text:p>-0.088299242423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39815281705">
                <text:p>1.39815281705</text:p>
              </table:table-cell>
              <table:table-cell office:value-type="float" office:value="-0.0880140870319">
                <text:p>-0.088014087031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39306664652">
                <text:p>1.39306664652</text:p>
              </table:table-cell>
              <table:table-cell office:value-type="float" office:value="-0.0878350236494">
                <text:p>-0.087835023649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38628375585">
                <text:p>1.38628375585</text:p>
              </table:table-cell>
              <table:table-cell office:value-type="float" office:value="-0.0876374525892">
                <text:p>-0.087637452589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38119591506">
                <text:p>1.38119591506</text:p>
              </table:table-cell>
              <table:table-cell office:value-type="float" office:value="-0.0875152118255">
                <text:p>-0.087515211825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37610342755">
                <text:p>1.37610342755</text:p>
              </table:table-cell>
              <table:table-cell office:value-type="float" office:value="-0.0874107307949">
                <text:p>-0.087410730794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37101514157">
                <text:p>1.37101514157</text:p>
              </table:table-cell>
              <table:table-cell office:value-type="float" office:value="-0.0873089147552">
                <text:p>-0.087308914755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36592696382">
                <text:p>1.36592696382</text:p>
              </table:table-cell>
              <table:table-cell office:value-type="float" office:value="-0.0872017703551">
                <text:p>-0.087201770355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36253492393">
                <text:p>1.36253492393</text:p>
              </table:table-cell>
              <table:table-cell office:value-type="float" office:value="-0.0871269135937">
                <text:p>-0.087126913593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3574490959">
                <text:p>1.3574490959</text:p>
              </table:table-cell>
              <table:table-cell office:value-type="float" office:value="-0.0870100067182">
                <text:p>-0.087010006718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35235687657">
                <text:p>1.35235687657</text:p>
              </table:table-cell>
              <table:table-cell office:value-type="float" office:value="-0.086893082765">
                <text:p>-0.08689308276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34896199981">
                <text:p>1.34896199981</text:p>
              </table:table-cell>
              <table:table-cell office:value-type="float" office:value="-0.086818201872">
                <text:p>-0.08681820187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34556848825">
                <text:p>1.34556848825</text:p>
              </table:table-cell>
              <table:table-cell office:value-type="float" office:value="-0.086745702083">
                <text:p>-0.08674570208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34217349873">
                <text:p>1.34217349873</text:p>
              </table:table-cell>
              <table:table-cell office:value-type="float" office:value="-0.0866761539254">
                <text:p>-0.086676153925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33708092281">
                <text:p>1.33708092281</text:p>
              </table:table-cell>
              <table:table-cell office:value-type="float" office:value="-0.0865761169507">
                <text:p>-0.086576116950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33368584009">
                <text:p>1.33368584009</text:p>
              </table:table-cell>
              <table:table-cell office:value-type="float" office:value="-0.086511309147">
                <text:p>-0.08651130914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33029073509">
                <text:p>1.33029073509</text:p>
              </table:table-cell>
              <table:table-cell office:value-type="float" office:value="-0.0864476864518">
                <text:p>-0.086447686451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32689559747">
                <text:p>1.32689559747</text:p>
              </table:table-cell>
              <table:table-cell office:value-type="float" office:value="-0.0863858414339">
                <text:p>-0.086385841433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32350040754">
                <text:p>1.32350040754</text:p>
              </table:table-cell>
              <table:table-cell office:value-type="float" office:value="-0.0863269592489">
                <text:p>-0.086326959248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32010516789">
                <text:p>1.32010516789</text:p>
              </table:table-cell>
              <table:table-cell office:value-type="float" office:value="-0.0862710399418">
                <text:p>-0.086271039941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31501227714">
                <text:p>1.31501227714</text:p>
              </table:table-cell>
              <table:table-cell office:value-type="float" office:value="-0.0861887799189">
                <text:p>-0.086188779918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30991940065">
                <text:p>1.30991940065</text:p>
              </table:table-cell>
              <table:table-cell office:value-type="float" office:value="-0.0861056310228">
                <text:p>-0.086105631022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30312607123">
                <text:p>1.30312607123</text:p>
              </table:table-cell>
              <table:table-cell office:value-type="float" office:value="-0.0859945848969">
                <text:p>-0.085994584896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29803323847">
                <text:p>1.29803323847</text:p>
              </table:table-cell>
              <table:table-cell office:value-type="float" office:value="-0.0859087693965">
                <text:p>-0.085908769396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29124289243">
                <text:p>1.29124289243</text:p>
              </table:table-cell>
              <table:table-cell office:value-type="float" office:value="-0.0857882112754">
                <text:p>-0.085788211275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28445263102">
                <text:p>1.28445263102</text:p>
              </table:table-cell>
              <table:table-cell office:value-type="float" office:value="-0.085662912649">
                <text:p>-0.08566291264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27596488139">
                <text:p>1.27596488139</text:p>
              </table:table-cell>
              <table:table-cell office:value-type="float" office:value="-0.0855015805275">
                <text:p>-0.085501580527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26917756259">
                <text:p>1.26917756259</text:p>
              </table:table-cell>
              <table:table-cell office:value-type="float" office:value="-0.085370334161">
                <text:p>-0.08537033416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26068986886">
                <text:p>1.26068986886</text:p>
              </table:table-cell>
              <table:table-cell office:value-type="float" office:value="-0.0852060392832">
                <text:p>-0.085206039283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25220211923">
                <text:p>1.25220211923</text:p>
              </table:table-cell>
              <table:table-cell office:value-type="float" office:value="-0.0850447071616">
                <text:p>-0.085044707161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24201681375">
                <text:p>1.24201681375</text:p>
              </table:table-cell>
              <table:table-cell office:value-type="float" office:value="-0.0848507910181">
                <text:p>-0.084850791018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23183144253">
                <text:p>1.23183144253</text:p>
              </table:table-cell>
              <table:table-cell office:value-type="float" office:value="-0.0846604302036">
                <text:p>-0.084660430203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22165003857">
                <text:p>1.22165003857</text:p>
              </table:table-cell>
              <table:table-cell office:value-type="float" office:value="-0.0844859682549">
                <text:p>-0.084485968254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21146400057">
                <text:p>1.21146400057</text:p>
              </table:table-cell>
              <table:table-cell office:value-type="float" office:value="-0.0843364952818">
                <text:p>-0.084336495281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19957993014">
                <text:p>1.19957993014</text:p>
              </table:table-cell>
              <table:table-cell office:value-type="float" office:value="-0.0841887031419">
                <text:p>-0.084188703141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18769562893">
                <text:p>1.18769562893</text:p>
              </table:table-cell>
              <table:table-cell office:value-type="float" office:value="-0.0840616527217">
                <text:p>-0.084061652721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17581116914">
                <text:p>1.17581116914</text:p>
              </table:table-cell>
              <table:table-cell office:value-type="float" office:value="-0.083951195959">
                <text:p>-0.08395119595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16393151658">
                <text:p>1.16393151658</text:p>
              </table:table-cell>
              <table:table-cell office:value-type="float" office:value="-0.0838592099053">
                <text:p>-0.083859209905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15204676174">
                <text:p>1.15204676174</text:p>
              </table:table-cell>
              <table:table-cell office:value-type="float" office:value="-0.0837902381575">
                <text:p>-0.083790238157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13846406845">
                <text:p>1.13846406845</text:p>
              </table:table-cell>
              <table:table-cell office:value-type="float" office:value="-0.083737066507">
                <text:p>-0.08373706650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12488130778">
                <text:p>1.12488130778</text:p>
              </table:table-cell>
              <table:table-cell office:value-type="float" office:value="-0.0837123424266">
                <text:p>-0.083712342426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11129853931">
                <text:p>1.11129853931</text:p>
              </table:table-cell>
              <table:table-cell office:value-type="float" office:value="-0.0837160660248">
                <text:p>-0.083716066024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09601800974">
                <text:p>1.09601800974</text:p>
              </table:table-cell>
              <table:table-cell office:value-type="float" office:value="-0.0837597830971">
                <text:p>-0.083759783097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0824354684">
                <text:p>1.0824354684</text:p>
              </table:table-cell>
              <table:table-cell office:value-type="float" office:value="-0.0838322549411">
                <text:p>-0.083832254941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06714897285">
                <text:p>1.06714897285</text:p>
              </table:table-cell>
              <table:table-cell office:value-type="float" office:value="-0.0839457493146">
                <text:p>-0.083945749314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0518312194">
                <text:p>1.0518312194</text:p>
              </table:table-cell>
              <table:table-cell office:value-type="float" office:value="-0.0840908398608">
                <text:p>-0.084090839860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03649882738">
                <text:p>1.03649882738</text:p>
              </table:table-cell>
              <table:table-cell office:value-type="float" office:value="-0.0842711574461">
                <text:p>-0.084271157446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02117481135">
                <text:p>1.02117481135</text:p>
              </table:table-cell>
              <table:table-cell office:value-type="float" office:value="-0.0844759593103">
                <text:p>-0.084475959310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00755372963">
                <text:p>1.00755372963</text:p>
              </table:table-cell>
              <table:table-cell office:value-type="float" office:value="-0.0846768735763">
                <text:p>-0.084676873576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99392583648">
                <text:p>0.99392583648</text:p>
              </table:table-cell>
              <table:table-cell office:value-type="float" office:value="-0.0849012774866">
                <text:p>-0.084901277486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980305487917">
                <text:p>0.980305487917</text:p>
              </table:table-cell>
              <table:table-cell office:value-type="float" office:value="-0.0851473596654">
                <text:p>-0.085147359665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968387915228">
                <text:p>0.968387915228</text:p>
              </table:table-cell>
              <table:table-cell office:value-type="float" office:value="-0.0853750299509">
                <text:p>-0.085375029950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954782546729">
                <text:p>0.954782546729</text:p>
              </table:table-cell>
              <table:table-cell office:value-type="float" office:value="-0.0856501486164">
                <text:p>-0.085650148616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94300994974">
                <text:p>0.94300994974</text:p>
              </table:table-cell>
              <table:table-cell office:value-type="float" office:value="-0.0859043366556">
                <text:p>-0.085904336655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931408882386">
                <text:p>0.931408882386</text:p>
              </table:table-cell>
              <table:table-cell office:value-type="float" office:value="-0.0861680661236">
                <text:p>-0.086168066123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919972130409">
                <text:p>0.919972130409</text:p>
              </table:table-cell>
              <table:table-cell office:value-type="float" office:value="-0.0864403159678">
                <text:p>-0.086440315967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908551285108">
                <text:p>0.908551285108</text:p>
              </table:table-cell>
              <table:table-cell office:value-type="float" office:value="-0.0867227340175">
                <text:p>-0.086722734017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898769025355">
                <text:p>0.898769025355</text:p>
              </table:table-cell>
              <table:table-cell office:value-type="float" office:value="-0.0869724929458">
                <text:p>-0.086972492945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888987120293">
                <text:p>0.888987120293</text:p>
              </table:table-cell>
              <table:table-cell office:value-type="float" office:value="-0.0872376163087">
                <text:p>-0.087237616308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879205594055">
                <text:p>0.879205594055</text:p>
              </table:table-cell>
              <table:table-cell office:value-type="float" office:value="-0.0875181034522">
                <text:p>-0.087518103452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869424067818">
                <text:p>0.869424067818</text:p>
              </table:table-cell>
              <table:table-cell office:value-type="float" office:value="-0.0877985905956">
                <text:p>-0.087798590595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859642041844">
                <text:p>0.859642041844</text:p>
              </table:table-cell>
              <table:table-cell office:value-type="float" office:value="-0.0880585925512">
                <text:p>-0.088058592551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851489560646">
                <text:p>0.851489560646</text:p>
              </table:table-cell>
              <table:table-cell office:value-type="float" office:value="-0.0882332276991">
                <text:p>-0.088233227699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843341832103">
                <text:p>0.843341832103</text:p>
              </table:table-cell>
              <table:table-cell office:value-type="float" office:value="-0.0883481682678">
                <text:p>-0.088348168267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835239450678">
                <text:p>0.835239450678</text:p>
              </table:table-cell>
              <table:table-cell office:value-type="float" office:value="-0.0883971684233">
                <text:p>-0.088397168423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827151677092">
                <text:p>0.827151677092</text:p>
              </table:table-cell>
              <table:table-cell office:value-type="float" office:value="-0.0883815110839">
                <text:p>-0.088381511083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820707682065">
                <text:p>0.820707682065</text:p>
              </table:table-cell>
              <table:table-cell office:value-type="float" office:value="-0.0883248009372">
                <text:p>-0.088324800937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812665015111">
                <text:p>0.812665015111</text:p>
              </table:table-cell>
              <table:table-cell office:value-type="float" office:value="-0.0882274871756">
                <text:p>-0.088227487175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804637512361">
                <text:p>0.804637512361</text:p>
              </table:table-cell>
              <table:table-cell office:value-type="float" office:value="-0.0881181043874">
                <text:p>-0.088118104387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798217970663">
                <text:p>0.798217970663</text:p>
              </table:table-cell>
              <table:table-cell office:value-type="float" office:value="-0.0880228475557">
                <text:p>-0.088022847555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791798614643">
                <text:p>0.791798614643</text:p>
              </table:table-cell>
              <table:table-cell office:value-type="float" office:value="-0.0879175065965">
                <text:p>-0.087917506596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783769003491">
                <text:p>0.783769003491</text:p>
              </table:table-cell>
              <table:table-cell office:value-type="float" office:value="-0.0877631596272">
                <text:p>-0.087763159627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777346041175">
                <text:p>0.777346041175</text:p>
              </table:table-cell>
              <table:table-cell office:value-type="float" office:value="-0.0876060725759">
                <text:p>-0.087606072575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770924266605">
                <text:p>0.770924266605</text:p>
              </table:table-cell>
              <table:table-cell office:value-type="float" office:value="-0.0874097502567">
                <text:p>-0.087409750256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76289628711">
                <text:p>0.76289628711</text:p>
              </table:table-cell>
              <table:table-cell office:value-type="float" office:value="-0.0871094933178">
                <text:p>-0.087109493317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754874330614">
                <text:p>0.754874330614</text:p>
              </table:table-cell>
              <table:table-cell office:value-type="float" office:value="-0.0867421926561">
                <text:p>-0.086742192656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746861965415">
                <text:p>0.746861965415</text:p>
              </table:table-cell>
              <table:table-cell office:value-type="float" office:value="-0.0863081586682">
                <text:p>-0.086308158668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737251669804">
                <text:p>0.737251669804</text:p>
              </table:table-cell>
              <table:table-cell office:value-type="float" office:value="-0.0857201902957">
                <text:p>-0.085720190295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727637832901">
                <text:p>0.727637832901</text:p>
              </table:table-cell>
              <table:table-cell office:value-type="float" office:value="-0.0850778560683">
                <text:p>-0.085077856068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718024364242">
                <text:p>0.718024364242</text:p>
              </table:table-cell>
              <table:table-cell office:value-type="float" office:value="-0.0843814598655">
                <text:p>-0.084381459865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708419439278">
                <text:p>0.708419439278</text:p>
              </table:table-cell>
              <table:table-cell office:value-type="float" office:value="-0.0836233647441">
                <text:p>-0.083623364744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69722117116">
                <text:p>0.69722117116</text:p>
              </table:table-cell>
              <table:table-cell office:value-type="float" office:value="-0.0826606413049">
                <text:p>-0.082660641304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687629139448">
                <text:p>0.687629139448</text:p>
              </table:table-cell>
              <table:table-cell office:value-type="float" office:value="-0.0817600951073">
                <text:p>-0.081760095107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676448432949">
                <text:p>0.676448432949</text:p>
              </table:table-cell>
              <table:table-cell office:value-type="float" office:value="-0.0806195681707">
                <text:p>-0.080619568170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665269319222">
                <text:p>0.665269319222</text:p>
              </table:table-cell>
              <table:table-cell office:value-type="float" office:value="-0.0793880710547">
                <text:p>-0.079388071054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654054871957">
                <text:p>0.654054871957</text:p>
              </table:table-cell>
              <table:table-cell office:value-type="float" office:value="-0.0780638151871">
                <text:p>-0.078063815187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641200986451">
                <text:p>0.641200986451</text:p>
              </table:table-cell>
              <table:table-cell office:value-type="float" office:value="-0.0764408994536">
                <text:p>-0.076440899453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629934808145">
                <text:p>0.629934808145</text:p>
              </table:table-cell>
              <table:table-cell office:value-type="float" office:value="-0.0749118650827">
                <text:p>-0.074911865082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617075586654">
                <text:p>0.617075586654</text:p>
              </table:table-cell>
              <table:table-cell office:value-type="float" office:value="-0.0730579880794">
                <text:p>-0.073057988079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604225510926">
                <text:p>0.604225510926</text:p>
              </table:table-cell>
              <table:table-cell office:value-type="float" office:value="-0.0710834013117">
                <text:p>-0.071083401311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589736300686">
                <text:p>0.589736300686</text:p>
              </table:table-cell>
              <table:table-cell office:value-type="float" office:value="-0.0687182411018">
                <text:p>-0.068718241101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576820323639">
                <text:p>0.576820323639</text:p>
              </table:table-cell>
              <table:table-cell office:value-type="float" office:value="-0.0664765385031">
                <text:p>-0.066476538503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563684285642">
                <text:p>0.563684285642</text:p>
              </table:table-cell>
              <table:table-cell office:value-type="float" office:value="-0.0640628674013">
                <text:p>-0.064062867401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548803558048">
                <text:p>0.548803558048</text:p>
              </table:table-cell>
              <table:table-cell office:value-type="float" office:value="-0.0612055269275">
                <text:p>-0.061205526927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537204845406">
                <text:p>0.537204845406</text:p>
              </table:table-cell>
              <table:table-cell office:value-type="float" office:value="-0.058892758846">
                <text:p>-0.05889275884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523966287571">
                <text:p>0.523966287571</text:p>
              </table:table-cell>
              <table:table-cell office:value-type="float" office:value="-0.0561671751049">
                <text:p>-0.056167175104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512398111897">
                <text:p>0.512398111897</text:p>
              </table:table-cell>
              <table:table-cell office:value-type="float" office:value="-0.053706794758">
                <text:p>-0.05370679475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499198574844">
                <text:p>0.499198574844</text:p>
              </table:table-cell>
              <table:table-cell office:value-type="float" office:value="-0.0507989035483">
                <text:p>-0.050798903548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487662813982">
                <text:p>0.487662813982</text:p>
              </table:table-cell>
              <table:table-cell office:value-type="float" office:value="-0.0481913103256">
                <text:p>-0.048191310325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476126944096">
                <text:p>0.476126944096</text:p>
              </table:table-cell>
              <table:table-cell office:value-type="float" office:value="-0.0455537551025">
                <text:p>-0.045553755102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46459715232">
                <text:p>0.46459715232</text:p>
              </table:table-cell>
              <table:table-cell office:value-type="float" office:value="-0.0429199896043">
                <text:p>-0.042919989604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45306184851">
                <text:p>0.45306184851</text:p>
              </table:table-cell>
              <table:table-cell office:value-type="float" office:value="-0.0403103826514">
                <text:p>-0.040310382651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443170012921">
                <text:p>0.443170012921</text:p>
              </table:table-cell>
              <table:table-cell office:value-type="float" office:value="-0.0380919472447">
                <text:p>-0.038091947244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433275079072">
                <text:p>0.433275079072</text:p>
              </table:table-cell>
              <table:table-cell office:value-type="float" office:value="-0.0358873279364">
                <text:p>-0.035887327936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421716731949">
                <text:p>0.421716731949</text:p>
              </table:table-cell>
              <table:table-cell office:value-type="float" office:value="-0.0333185706411">
                <text:p>-0.033318570641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413434350236">
                <text:p>0.413434350236</text:p>
              </table:table-cell>
              <table:table-cell office:value-type="float" office:value="-0.0314700617212">
                <text:p>-0.031470061721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40348790225">
                <text:p>0.40348790225</text:p>
              </table:table-cell>
              <table:table-cell office:value-type="float" office:value="-0.0292270876587">
                <text:p>-0.029227087658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393554738343">
                <text:p>0.393554738343</text:p>
              </table:table-cell>
              <table:table-cell office:value-type="float" office:value="-0.0269630961243">
                <text:p>-0.026963096124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385284549856">
                <text:p>0.385284549856</text:p>
              </table:table-cell>
              <table:table-cell office:value-type="float" office:value="-0.0250600407161">
                <text:p>-0.025060040716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377014266343">
                <text:p>0.377014266343</text:p>
              </table:table-cell>
              <table:table-cell office:value-type="float" office:value="-0.0231418718183">
                <text:p>-0.023141871818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368746665559">
                <text:p>0.368746665559</text:p>
              </table:table-cell>
              <table:table-cell office:value-type="float" office:value="-0.0212121581345">
                <text:p>-0.021212158134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360480412185">
                <text:p>0.360480412185</text:p>
              </table:table-cell>
              <table:table-cell office:value-type="float" office:value="-0.0192766734671">
                <text:p>-0.019276673467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352219331641">
                <text:p>0.352219331641</text:p>
              </table:table-cell>
              <table:table-cell office:value-type="float" office:value="-0.0173497803322">
                <text:p>-0.017349780332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34563476612">
                <text:p>0.34563476612</text:p>
              </table:table-cell>
              <table:table-cell office:value-type="float" office:value="-0.0158304086022">
                <text:p>-0.015830408602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337464193019">
                <text:p>0.337464193019</text:p>
              </table:table-cell>
              <table:table-cell office:value-type="float" office:value="-0.0139666002476">
                <text:p>-0.013966600247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330936076738">
                <text:p>0.330936076738</text:p>
              </table:table-cell>
              <table:table-cell office:value-type="float" office:value="-0.0124958559587">
                <text:p>-0.012495855958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322783264963">
                <text:p>0.322783264963</text:p>
              </table:table-cell>
              <table:table-cell office:value-type="float" office:value="-0.0106756867019">
                <text:p>-0.010675686701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317920672165">
                <text:p>0.317920672165</text:p>
              </table:table-cell>
              <table:table-cell office:value-type="float" office:value="-0.00959794963394">
                <text:p>-0.0095979496339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311462243502">
                <text:p>0.311462243502</text:p>
              </table:table-cell>
              <table:table-cell office:value-type="float" office:value="-0.00816607935766">
                <text:p>-0.0081660793576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305121376015">
                <text:p>0.305121376015</text:p>
              </table:table-cell>
              <table:table-cell office:value-type="float" office:value="-0.00675327293246">
                <text:p>-0.0067532729324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298855524183">
                <text:p>0.298855524183</text:p>
              </table:table-cell>
              <table:table-cell office:value-type="float" office:value="-0.00535235188048">
                <text:p>-0.0053523518804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294206498411">
                <text:p>0.294206498411</text:p>
              </table:table-cell>
              <table:table-cell office:value-type="float" office:value="-0.00431296271972">
                <text:p>-0.0043129627197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288089040469">
                <text:p>0.288089040469</text:p>
              </table:table-cell>
              <table:table-cell office:value-type="float" office:value="-0.00295049832262">
                <text:p>-0.0029504983226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283499311045">
                <text:p>0.283499311045</text:p>
              </table:table-cell>
              <table:table-cell office:value-type="float" office:value="-0.0019403701292">
                <text:p>-0.001940370129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27890750269">
                <text:p>0.27890750269</text:p>
              </table:table-cell>
              <table:table-cell office:value-type="float" office:value="-0.000939851030014">
                <text:p>-0.00093985103001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274303037804">
                <text:p>0.274303037804</text:p>
              </table:table-cell>
              <table:table-cell office:value-type="float" office:value="0.0000574002358368">
                <text:p>0.000057400235836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269674605279">
                <text:p>0.269674605279</text:p>
              </table:table-cell>
              <table:table-cell office:value-type="float" office:value="0.00105448667441">
                <text:p>0.0010544866744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264998730839">
                <text:p>0.264998730839</text:p>
              </table:table-cell>
              <table:table-cell office:value-type="float" office:value="0.00205096924885">
                <text:p>0.0020509692488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260211974835">
                <text:p>0.260211974835</text:p>
              </table:table-cell>
              <table:table-cell office:value-type="float" office:value="0.00305037647147">
                <text:p>0.0030503764714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255372587844">
                <text:p>0.255372587844</text:p>
              </table:table-cell>
              <table:table-cell office:value-type="float" office:value="0.0040345169489">
                <text:p>0.004034516948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250467196004">
                <text:p>0.250467196004</text:p>
              </table:table-cell>
              <table:table-cell office:value-type="float" office:value="0.00500081908282">
                <text:p>0.0050008190828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245544081149">
                <text:p>0.245544081149</text:p>
              </table:table-cell>
              <table:table-cell office:value-type="float" office:value="0.00593743780404">
                <text:p>0.0059374378040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242248857212">
                <text:p>0.242248857212</text:p>
              </table:table-cell>
              <table:table-cell office:value-type="float" office:value="0.00654119933228">
                <text:p>0.0065411993322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23727743031">
                <text:p>0.23727743031</text:p>
              </table:table-cell>
              <table:table-cell office:value-type="float" office:value="0.00741731752841">
                <text:p>0.0074173175284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233945213639">
                <text:p>0.233945213639</text:p>
              </table:table-cell>
              <table:table-cell office:value-type="float" office:value="0.00798371654385">
                <text:p>0.0079837165438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232269963671">
                <text:p>0.232269963671</text:p>
              </table:table-cell>
              <table:table-cell office:value-type="float" office:value="0.00825990173665">
                <text:p>0.0082599017366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228922402103">
                <text:p>0.228922402103</text:p>
              </table:table-cell>
              <table:table-cell office:value-type="float" office:value="0.00880414599479">
                <text:p>0.0088041459947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225575220935">
                <text:p>0.225575220935</text:p>
              </table:table-cell>
              <table:table-cell office:value-type="float" office:value="0.00935072709867">
                <text:p>0.0093507270986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222234269752">
                <text:p>0.222234269752</text:p>
              </table:table-cell>
              <table:table-cell office:value-type="float" office:value="0.00989995694258">
                <text:p>0.0098999569425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220601189077">
                <text:p>0.220601189077</text:p>
              </table:table-cell>
              <table:table-cell office:value-type="float" office:value="0.0101685637544">
                <text:p>0.010168563754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217377772617">
                <text:p>0.217377772617</text:p>
              </table:table-cell>
              <table:table-cell office:value-type="float" office:value="0.010696910919">
                <text:p>0.01069691091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215779611698">
                <text:p>0.215779611698</text:p>
              </table:table-cell>
              <table:table-cell office:value-type="float" office:value="0.0109556620339">
                <text:p>0.010955662033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214202934701">
                <text:p>0.214202934701</text:p>
              </table:table-cell>
              <table:table-cell office:value-type="float" office:value="0.0112087788084">
                <text:p>0.011208778808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212628040415">
                <text:p>0.212628040415</text:p>
              </table:table-cell>
              <table:table-cell office:value-type="float" office:value="0.0114610541375">
                <text:p>0.011461054137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211053586746">
                <text:p>0.211053586746</text:p>
              </table:table-cell>
              <table:table-cell office:value-type="float" office:value="0.0117160774569">
                <text:p>0.011716077456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209481056603">
                <text:p>0.209481056603</text:p>
              </table:table-cell>
              <table:table-cell office:value-type="float" office:value="0.0119769923276">
                <text:p>0.011976992327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207908738056">
                <text:p>0.207908738056</text:p>
              </table:table-cell>
              <table:table-cell office:value-type="float" office:value="0.0122449206572">
                <text:p>0.012244920657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206335304014">
                <text:p>0.206335304014</text:p>
              </table:table-cell>
              <table:table-cell office:value-type="float" office:value="0.0125175530847">
                <text:p>0.012517553084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204762802258">
                <text:p>0.204762802258</text:p>
              </table:table-cell>
              <table:table-cell office:value-type="float" office:value="0.0127900281949">
                <text:p>0.012790028194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203184075032">
                <text:p>0.203184075032</text:p>
              </table:table-cell>
              <table:table-cell office:value-type="float" office:value="0.0130595858496">
                <text:p>0.013059585849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201598919245">
                <text:p>0.201598919245</text:p>
              </table:table-cell>
              <table:table-cell office:value-type="float" office:value="0.0133245256756">
                <text:p>0.013324525675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201598919245">
                <text:p>0.201598919245</text:p>
              </table:table-cell>
              <table:table-cell office:value-type="float" office:value="0.0133245256756">
                <text:p>0.013324525675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199990214912">
                <text:p>0.199990214912</text:p>
              </table:table-cell>
              <table:table-cell office:value-type="float" office:value="0.0135846434882">
                <text:p>0.013584643488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199990214912">
                <text:p>0.199990214912</text:p>
              </table:table-cell>
              <table:table-cell office:value-type="float" office:value="0.0135846434882">
                <text:p>0.013584643488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199990214912">
                <text:p>0.199990214912</text:p>
              </table:table-cell>
              <table:table-cell office:value-type="float" office:value="0.0135846434882">
                <text:p>0.013584643488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199990214912">
                <text:p>0.199990214912</text:p>
              </table:table-cell>
              <table:table-cell office:value-type="float" office:value="0.0135846434882">
                <text:p>0.013584643488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199990214912">
                <text:p>0.199990214912</text:p>
              </table:table-cell>
              <table:table-cell office:value-type="float" office:value="0.0135846434882">
                <text:p>0.013584643488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199990214912">
                <text:p>0.199990214912</text:p>
              </table:table-cell>
              <table:table-cell office:value-type="float" office:value="0.0135846434882">
                <text:p>0.013584643488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199990214912">
                <text:p>0.199990214912</text:p>
              </table:table-cell>
              <table:table-cell office:value-type="float" office:value="0.0135846434882">
                <text:p>0.013584643488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199990214912">
                <text:p>0.199990214912</text:p>
              </table:table-cell>
              <table:table-cell office:value-type="float" office:value="0.0135846434882">
                <text:p>0.013584643488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199990214912">
                <text:p>0.199990214912</text:p>
              </table:table-cell>
              <table:table-cell office:value-type="float" office:value="0.0135846434882">
                <text:p>0.013584643488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199990214912">
                <text:p>0.199990214912</text:p>
              </table:table-cell>
              <table:table-cell office:value-type="float" office:value="0.0135846434882">
                <text:p>0.013584643488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199990214912">
                <text:p>0.199990214912</text:p>
              </table:table-cell>
              <table:table-cell office:value-type="float" office:value="0.0135846434882">
                <text:p>0.013584643488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199990214912">
                <text:p>0.199990214912</text:p>
              </table:table-cell>
              <table:table-cell office:value-type="float" office:value="0.0135846434882">
                <text:p>0.013584643488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199990214912">
                <text:p>0.199990214912</text:p>
              </table:table-cell>
              <table:table-cell office:value-type="float" office:value="0.0135846434882">
                <text:p>0.013584643488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199990214912">
                <text:p>0.199990214912</text:p>
              </table:table-cell>
              <table:table-cell office:value-type="float" office:value="0.0135846434882">
                <text:p>0.013584643488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199990214912">
                <text:p>0.199990214912</text:p>
              </table:table-cell>
              <table:table-cell office:value-type="float" office:value="0.0135846434882">
                <text:p>0.013584643488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199990214912">
                <text:p>0.199990214912</text:p>
              </table:table-cell>
              <table:table-cell office:value-type="float" office:value="0.0135846434882">
                <text:p>0.013584643488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199990214912">
                <text:p>0.199990214912</text:p>
              </table:table-cell>
              <table:table-cell office:value-type="float" office:value="0.0135846434882">
                <text:p>0.013584643488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199990214912">
                <text:p>0.199990214912</text:p>
              </table:table-cell>
              <table:table-cell office:value-type="float" office:value="0.0135846434882">
                <text:p>0.013584643488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199990214912">
                <text:p>0.199990214912</text:p>
              </table:table-cell>
              <table:table-cell office:value-type="float" office:value="0.0135846434882">
                <text:p>0.013584643488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199990214912">
                <text:p>0.199990214912</text:p>
              </table:table-cell>
              <table:table-cell office:value-type="float" office:value="0.0135846434882">
                <text:p>0.013584643488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199990214912">
                <text:p>0.199990214912</text:p>
              </table:table-cell>
              <table:table-cell office:value-type="float" office:value="0.0135846434882">
                <text:p>0.013584643488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199990214912">
                <text:p>0.199990214912</text:p>
              </table:table-cell>
              <table:table-cell office:value-type="float" office:value="0.0135846434882">
                <text:p>0.013584643488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199990214912">
                <text:p>0.199990214912</text:p>
              </table:table-cell>
              <table:table-cell office:value-type="float" office:value="0.0135846434882">
                <text:p>0.013584643488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199990214912">
                <text:p>0.199990214912</text:p>
              </table:table-cell>
              <table:table-cell office:value-type="float" office:value="0.0135846434882">
                <text:p>0.013584643488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199990214912">
                <text:p>0.199990214912</text:p>
              </table:table-cell>
              <table:table-cell office:value-type="float" office:value="0.0135846434882">
                <text:p>0.013584643488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199990214912">
                <text:p>0.199990214912</text:p>
              </table:table-cell>
              <table:table-cell office:value-type="float" office:value="0.0135846434882">
                <text:p>0.013584643488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199990214912">
                <text:p>0.199990214912</text:p>
              </table:table-cell>
              <table:table-cell office:value-type="float" office:value="0.0135846434882">
                <text:p>0.013584643488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199990214912">
                <text:p>0.199990214912</text:p>
              </table:table-cell>
              <table:table-cell office:value-type="float" office:value="0.0135846434882">
                <text:p>0.013584643488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199990214912">
                <text:p>0.199990214912</text:p>
              </table:table-cell>
              <table:table-cell office:value-type="float" office:value="0.0135846434882">
                <text:p>0.013584643488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199990214912">
                <text:p>0.199990214912</text:p>
              </table:table-cell>
              <table:table-cell office:value-type="float" office:value="0.0135846434882">
                <text:p>0.013584643488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199990214912">
                <text:p>0.199990214912</text:p>
              </table:table-cell>
              <table:table-cell office:value-type="float" office:value="0.0135846434882">
                <text:p>0.013584643488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199990214912">
                <text:p>0.199990214912</text:p>
              </table:table-cell>
              <table:table-cell office:value-type="float" office:value="0.0135846434882">
                <text:p>0.013584643488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199990214912">
                <text:p>0.199990214912</text:p>
              </table:table-cell>
              <table:table-cell office:value-type="float" office:value="0.0135846434882">
                <text:p>0.013584643488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199990214912">
                <text:p>0.199990214912</text:p>
              </table:table-cell>
              <table:table-cell office:value-type="float" office:value="0.0135846434882">
                <text:p>0.013584643488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199990214912">
                <text:p>0.199990214912</text:p>
              </table:table-cell>
              <table:table-cell office:value-type="float" office:value="0.0135846434882">
                <text:p>0.013584643488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199990214912">
                <text:p>0.199990214912</text:p>
              </table:table-cell>
              <table:table-cell office:value-type="float" office:value="0.0135846434882">
                <text:p>0.013584643488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199990214912">
                <text:p>0.199990214912</text:p>
              </table:table-cell>
              <table:table-cell office:value-type="float" office:value="0.0135846434882">
                <text:p>0.013584643488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199990214912">
                <text:p>0.199990214912</text:p>
              </table:table-cell>
              <table:table-cell office:value-type="float" office:value="0.0135846434882">
                <text:p>0.013584643488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199990214912">
                <text:p>0.199990214912</text:p>
              </table:table-cell>
              <table:table-cell office:value-type="float" office:value="0.0135846434882">
                <text:p>0.013584643488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199990214912">
                <text:p>0.199990214912</text:p>
              </table:table-cell>
              <table:table-cell office:value-type="float" office:value="0.0135846434882">
                <text:p>0.013584643488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199990214912">
                <text:p>0.199990214912</text:p>
              </table:table-cell>
              <table:table-cell office:value-type="float" office:value="0.0135846434882">
                <text:p>0.013584643488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199990214912">
                <text:p>0.199990214912</text:p>
              </table:table-cell>
              <table:table-cell office:value-type="float" office:value="0.0135846434882">
                <text:p>0.013584643488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2016707378">
                <text:p>0.2016707378</text:p>
              </table:table-cell>
              <table:table-cell office:value-type="float" office:value="0.0133428271474">
                <text:p>0.013342827147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2016707378">
                <text:p>0.2016707378</text:p>
              </table:table-cell>
              <table:table-cell office:value-type="float" office:value="0.0133428271474">
                <text:p>0.013342827147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2016707378">
                <text:p>0.2016707378</text:p>
              </table:table-cell>
              <table:table-cell office:value-type="float" office:value="0.0133428271474">
                <text:p>0.013342827147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2016707378">
                <text:p>0.2016707378</text:p>
              </table:table-cell>
              <table:table-cell office:value-type="float" office:value="0.0133428271474">
                <text:p>0.013342827147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2016707378">
                <text:p>0.2016707378</text:p>
              </table:table-cell>
              <table:table-cell office:value-type="float" office:value="0.0133428271474">
                <text:p>0.013342827147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2016707378">
                <text:p>0.2016707378</text:p>
              </table:table-cell>
              <table:table-cell office:value-type="float" office:value="0.0133428271474">
                <text:p>0.013342827147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2016707378">
                <text:p>0.2016707378</text:p>
              </table:table-cell>
              <table:table-cell office:value-type="float" office:value="0.0133428271474">
                <text:p>0.013342827147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2016707378">
                <text:p>0.2016707378</text:p>
              </table:table-cell>
              <table:table-cell office:value-type="float" office:value="0.0133428271474">
                <text:p>0.013342827147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2016707378">
                <text:p>0.2016707378</text:p>
              </table:table-cell>
              <table:table-cell office:value-type="float" office:value="0.0133428271474">
                <text:p>0.013342827147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2016707378">
                <text:p>0.2016707378</text:p>
              </table:table-cell>
              <table:table-cell office:value-type="float" office:value="0.0133428271474">
                <text:p>0.013342827147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2016707378">
                <text:p>0.2016707378</text:p>
              </table:table-cell>
              <table:table-cell office:value-type="float" office:value="0.0133428271474">
                <text:p>0.013342827147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2016707378">
                <text:p>0.2016707378</text:p>
              </table:table-cell>
              <table:table-cell office:value-type="float" office:value="0.0133428271474">
                <text:p>0.013342827147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2016707378">
                <text:p>0.2016707378</text:p>
              </table:table-cell>
              <table:table-cell office:value-type="float" office:value="0.0133428271474">
                <text:p>0.013342827147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2016707378">
                <text:p>0.2016707378</text:p>
              </table:table-cell>
              <table:table-cell office:value-type="float" office:value="0.0133428271474">
                <text:p>0.013342827147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2016707378">
                <text:p>0.2016707378</text:p>
              </table:table-cell>
              <table:table-cell office:value-type="float" office:value="0.0133428271474">
                <text:p>0.013342827147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2016707378">
                <text:p>0.2016707378</text:p>
              </table:table-cell>
              <table:table-cell office:value-type="float" office:value="0.0133428271474">
                <text:p>0.013342827147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2016707378">
                <text:p>0.2016707378</text:p>
              </table:table-cell>
              <table:table-cell office:value-type="float" office:value="0.0133428271474">
                <text:p>0.013342827147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2016707378">
                <text:p>0.2016707378</text:p>
              </table:table-cell>
              <table:table-cell office:value-type="float" office:value="0.0133428271474">
                <text:p>0.013342827147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2016707378">
                <text:p>0.2016707378</text:p>
              </table:table-cell>
              <table:table-cell office:value-type="float" office:value="0.0133428271474">
                <text:p>0.013342827147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2016707378">
                <text:p>0.2016707378</text:p>
              </table:table-cell>
              <table:table-cell office:value-type="float" office:value="0.0133428271474">
                <text:p>0.013342827147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2016707378">
                <text:p>0.2016707378</text:p>
              </table:table-cell>
              <table:table-cell office:value-type="float" office:value="0.0133428271474">
                <text:p>0.013342827147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2016707378">
                <text:p>0.2016707378</text:p>
              </table:table-cell>
              <table:table-cell office:value-type="float" office:value="0.0133428271474">
                <text:p>0.013342827147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2016707378">
                <text:p>0.2016707378</text:p>
              </table:table-cell>
              <table:table-cell office:value-type="float" office:value="0.0133428271474">
                <text:p>0.013342827147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2016707378">
                <text:p>0.2016707378</text:p>
              </table:table-cell>
              <table:table-cell office:value-type="float" office:value="0.0133428271474">
                <text:p>0.013342827147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2016707378">
                <text:p>0.2016707378</text:p>
              </table:table-cell>
              <table:table-cell office:value-type="float" office:value="0.0133428271474">
                <text:p>0.013342827147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2016707378">
                <text:p>0.2016707378</text:p>
              </table:table-cell>
              <table:table-cell office:value-type="float" office:value="0.0133428271474">
                <text:p>0.013342827147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2016707378">
                <text:p>0.2016707378</text:p>
              </table:table-cell>
              <table:table-cell office:value-type="float" office:value="0.0133428271474">
                <text:p>0.013342827147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2016707378">
                <text:p>0.2016707378</text:p>
              </table:table-cell>
              <table:table-cell office:value-type="float" office:value="0.0133428271474">
                <text:p>0.013342827147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2016707378">
                <text:p>0.2016707378</text:p>
              </table:table-cell>
              <table:table-cell office:value-type="float" office:value="0.0133428271474">
                <text:p>0.013342827147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2016707378">
                <text:p>0.2016707378</text:p>
              </table:table-cell>
              <table:table-cell office:value-type="float" office:value="0.0133428271474">
                <text:p>0.013342827147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2016707378">
                <text:p>0.2016707378</text:p>
              </table:table-cell>
              <table:table-cell office:value-type="float" office:value="0.0133428271474">
                <text:p>0.013342827147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2016707378">
                <text:p>0.2016707378</text:p>
              </table:table-cell>
              <table:table-cell office:value-type="float" office:value="0.0133428271474">
                <text:p>0.013342827147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2016707378">
                <text:p>0.2016707378</text:p>
              </table:table-cell>
              <table:table-cell office:value-type="float" office:value="0.0133428271474">
                <text:p>0.013342827147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2016707378">
                <text:p>0.2016707378</text:p>
              </table:table-cell>
              <table:table-cell office:value-type="float" office:value="0.0133428271474">
                <text:p>0.013342827147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2016707378">
                <text:p>0.2016707378</text:p>
              </table:table-cell>
              <table:table-cell office:value-type="float" office:value="0.0133428271474">
                <text:p>0.013342827147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2016707378">
                <text:p>0.2016707378</text:p>
              </table:table-cell>
              <table:table-cell office:value-type="float" office:value="0.0133428271474">
                <text:p>0.013342827147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2016707378">
                <text:p>0.2016707378</text:p>
              </table:table-cell>
              <table:table-cell office:value-type="float" office:value="0.0133428271474">
                <text:p>0.013342827147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2016707378">
                <text:p>0.2016707378</text:p>
              </table:table-cell>
              <table:table-cell office:value-type="float" office:value="0.0133428271474">
                <text:p>0.013342827147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2016707378">
                <text:p>0.2016707378</text:p>
              </table:table-cell>
              <table:table-cell office:value-type="float" office:value="0.0133428271474">
                <text:p>0.013342827147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2016707378">
                <text:p>0.2016707378</text:p>
              </table:table-cell>
              <table:table-cell office:value-type="float" office:value="0.0133428271474">
                <text:p>0.013342827147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2016707378">
                <text:p>0.2016707378</text:p>
              </table:table-cell>
              <table:table-cell office:value-type="float" office:value="0.0133428271474">
                <text:p>0.013342827147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2016707378">
                <text:p>0.2016707378</text:p>
              </table:table-cell>
              <table:table-cell office:value-type="float" office:value="0.0133428271474">
                <text:p>0.013342827147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199993902529">
                <text:p>0.199993902529</text:p>
              </table:table-cell>
              <table:table-cell office:value-type="float" office:value="0.0135952923765">
                <text:p>0.013595292376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19831843784">
                <text:p>0.19831843784</text:p>
              </table:table-cell>
              <table:table-cell office:value-type="float" office:value="0.0138472614953">
                <text:p>0.013847261495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196639540603">
                <text:p>0.196639540603</text:p>
              </table:table-cell>
              <table:table-cell office:value-type="float" office:value="0.0141003228889">
                <text:p>0.014100322888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194961475895">
                <text:p>0.194961475895</text:p>
              </table:table-cell>
              <table:table-cell office:value-type="float" office:value="0.0143541620919">
                <text:p>0.014354162091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193282755664">
                <text:p>0.193282755664</text:p>
              </table:table-cell>
              <table:table-cell office:value-type="float" office:value="0.0146083955041">
                <text:p>0.014608395504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191604257842">
                <text:p>0.191604257842</text:p>
              </table:table-cell>
              <table:table-cell office:value-type="float" office:value="0.0148640937652">
                <text:p>0.014864093765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188246271239">
                <text:p>0.188246271239</text:p>
              </table:table-cell>
              <table:table-cell office:value-type="float" office:value="0.0153691491486">
                <text:p>0.015369149148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186567153895">
                <text:p>0.186567153895</text:p>
              </table:table-cell>
              <table:table-cell office:value-type="float" office:value="0.0156207453456">
                <text:p>0.015620745345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186567153895">
                <text:p>0.186567153895</text:p>
              </table:table-cell>
              <table:table-cell office:value-type="float" office:value="0.0156207453456">
                <text:p>0.015620745345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18488847423">
                <text:p>0.18488847423</text:p>
              </table:table-cell>
              <table:table-cell office:value-type="float" office:value="0.0158704835515">
                <text:p>0.015870483551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183209794565">
                <text:p>0.183209794565</text:p>
              </table:table-cell>
              <table:table-cell office:value-type="float" office:value="0.0161202217573">
                <text:p>0.016120221757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18153037122">
                <text:p>0.18153037122</text:p>
              </table:table-cell>
              <table:table-cell office:value-type="float" office:value="0.0163697663574">
                <text:p>0.016369766357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179850860905">
                <text:p>0.179850860905</text:p>
              </table:table-cell>
              <table:table-cell office:value-type="float" office:value="0.0166187247183">
                <text:p>0.016618724718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178171964042">
                <text:p>0.178171964042</text:p>
              </table:table-cell>
              <table:table-cell office:value-type="float" office:value="0.0168669979197">
                <text:p>0.016866997919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176493067178">
                <text:p>0.176493067178</text:p>
              </table:table-cell>
              <table:table-cell office:value-type="float" office:value="0.0171152711211">
                <text:p>0.017115271121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174814170315">
                <text:p>0.174814170315</text:p>
              </table:table-cell>
              <table:table-cell office:value-type="float" office:value="0.0173635443226">
                <text:p>0.017363544322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171456359708">
                <text:p>0.171456359708</text:p>
              </table:table-cell>
              <table:table-cell office:value-type="float" office:value="0.017860204945">
                <text:p>0.01786020494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168098462549">
                <text:p>0.168098462549</text:p>
              </table:table-cell>
              <table:table-cell office:value-type="float" office:value="0.0183562795232">
                <text:p>0.018356279523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164739339607">
                <text:p>0.164739339607</text:p>
              </table:table-cell>
              <table:table-cell office:value-type="float" office:value="0.018853714726">
                <text:p>0.01885371472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159700892443">
                <text:p>0.159700892443</text:p>
              </table:table-cell>
              <table:table-cell office:value-type="float" office:value="0.0196017833903">
                <text:p>0.019601783390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158021252059">
                <text:p>0.158021252059</text:p>
              </table:table-cell>
              <table:table-cell office:value-type="float" office:value="0.0198498623357">
                <text:p>0.019849862335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154661610485">
                <text:p>0.154661610485</text:p>
              </table:table-cell>
              <table:table-cell office:value-type="float" office:value="0.0203437796661">
                <text:p>0.020343779666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151301796852">
                <text:p>0.151301796852</text:p>
              </table:table-cell>
              <table:table-cell office:value-type="float" office:value="0.0208365242518">
                <text:p>0.020836524251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147941811569">
                <text:p>0.147941811569</text:p>
              </table:table-cell>
              <table:table-cell office:value-type="float" office:value="0.0213280960327">
                <text:p>0.021328096032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146262441369">
                <text:p>0.146262441369</text:p>
              </table:table-cell>
              <table:table-cell office:value-type="float" office:value="0.0215731455604">
                <text:p>0.021573145560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142903513556">
                <text:p>0.142903513556</text:p>
              </table:table-cell>
              <table:table-cell office:value-type="float" office:value="0.0220621864336">
                <text:p>0.022062186433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139543186203">
                <text:p>0.139543186203</text:p>
              </table:table-cell>
              <table:table-cell office:value-type="float" office:value="0.0225514124255">
                <text:p>0.022551412425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137862902382">
                <text:p>0.137862902382</text:p>
              </table:table-cell>
              <table:table-cell office:value-type="float" office:value="0.0227950932781">
                <text:p>0.022795093278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136182491254">
                <text:p>0.136182491254</text:p>
              </table:table-cell>
              <table:table-cell office:value-type="float" office:value="0.0230378943106">
                <text:p>0.023037894310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134502037793">
                <text:p>0.134502037793</text:p>
              </table:table-cell>
              <table:table-cell office:value-type="float" office:value="0.0232804020551">
                <text:p>0.023280402055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132821499821">
                <text:p>0.132821499821</text:p>
              </table:table-cell>
              <table:table-cell office:value-type="float" office:value="0.0235223232012">
                <text:p>0.023522323201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12946312852">
                <text:p>0.12946312852</text:p>
              </table:table-cell>
              <table:table-cell office:value-type="float" office:value="0.0240053177265">
                <text:p>0.024005317726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127785321507">
                <text:p>0.127785321507</text:p>
              </table:table-cell>
              <table:table-cell office:value-type="float" office:value="0.0242462666079">
                <text:p>0.024246266607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126114574298">
                <text:p>0.126114574298</text:p>
              </table:table-cell>
              <table:table-cell office:value-type="float" office:value="0.0244853552615">
                <text:p>0.024485355261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126114574298">
                <text:p>0.126114574298</text:p>
              </table:table-cell>
              <table:table-cell office:value-type="float" office:value="0.0244853552615">
                <text:p>0.024485355261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124457164036">
                <text:p>0.124457164036</text:p>
              </table:table-cell>
              <table:table-cell office:value-type="float" office:value="0.0247217326634">
                <text:p>0.024721732663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122799712614">
                <text:p>0.122799712614</text:p>
              </table:table-cell>
              <table:table-cell office:value-type="float" office:value="0.0249578207991">
                <text:p>0.024957820799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122799712614">
                <text:p>0.122799712614</text:p>
              </table:table-cell>
              <table:table-cell office:value-type="float" office:value="0.0249578207991">
                <text:p>0.024957820799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121142261191">
                <text:p>0.121142261191</text:p>
              </table:table-cell>
              <table:table-cell office:value-type="float" office:value="0.0251939089349">
                <text:p>0.025193908934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121142261191">
                <text:p>0.121142261191</text:p>
              </table:table-cell>
              <table:table-cell office:value-type="float" office:value="0.0251939089349">
                <text:p>0.025193908934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11948530702">
                <text:p>0.11948530702</text:p>
              </table:table-cell>
              <table:table-cell office:value-type="float" office:value="0.025433467788">
                <text:p>0.02543346778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11948530702">
                <text:p>0.11948530702</text:p>
              </table:table-cell>
              <table:table-cell office:value-type="float" office:value="0.025433467788">
                <text:p>0.02543346778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11948530702">
                <text:p>0.11948530702</text:p>
              </table:table-cell>
              <table:table-cell office:value-type="float" office:value="0.025433467788">
                <text:p>0.02543346778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11948530702">
                <text:p>0.11948530702</text:p>
              </table:table-cell>
              <table:table-cell office:value-type="float" office:value="0.025433467788">
                <text:p>0.02543346778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11948530702">
                <text:p>0.11948530702</text:p>
              </table:table-cell>
              <table:table-cell office:value-type="float" office:value="0.025433467788">
                <text:p>0.02543346778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11948530702">
                <text:p>0.11948530702</text:p>
              </table:table-cell>
              <table:table-cell office:value-type="float" office:value="0.025433467788">
                <text:p>0.02543346778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11948530702">
                <text:p>0.11948530702</text:p>
              </table:table-cell>
              <table:table-cell office:value-type="float" office:value="0.025433467788">
                <text:p>0.02543346778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11948530702">
                <text:p>0.11948530702</text:p>
              </table:table-cell>
              <table:table-cell office:value-type="float" office:value="0.025433467788">
                <text:p>0.02543346778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11948530702">
                <text:p>0.11948530702</text:p>
              </table:table-cell>
              <table:table-cell office:value-type="float" office:value="0.025433467788">
                <text:p>0.02543346778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11948530702">
                <text:p>0.11948530702</text:p>
              </table:table-cell>
              <table:table-cell office:value-type="float" office:value="0.025433467788">
                <text:p>0.02543346778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121071926183">
                <text:p>0.121071926183</text:p>
              </table:table-cell>
              <table:table-cell office:value-type="float" office:value="0.0252042520675">
                <text:p>0.025204252067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121071926183">
                <text:p>0.121071926183</text:p>
              </table:table-cell>
              <table:table-cell office:value-type="float" office:value="0.0252042520675">
                <text:p>0.025204252067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121071926183">
                <text:p>0.121071926183</text:p>
              </table:table-cell>
              <table:table-cell office:value-type="float" office:value="0.0252042520675">
                <text:p>0.025204252067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121071926183">
                <text:p>0.121071926183</text:p>
              </table:table-cell>
              <table:table-cell office:value-type="float" office:value="0.0252042520675">
                <text:p>0.025204252067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121071926183">
                <text:p>0.121071926183</text:p>
              </table:table-cell>
              <table:table-cell office:value-type="float" office:value="0.0252042520675">
                <text:p>0.025204252067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121071926183">
                <text:p>0.121071926183</text:p>
              </table:table-cell>
              <table:table-cell office:value-type="float" office:value="0.0252042520675">
                <text:p>0.025204252067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122660317784">
                <text:p>0.122660317784</text:p>
              </table:table-cell>
              <table:table-cell office:value-type="float" office:value="0.0249617264128">
                <text:p>0.024961726412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122660317784">
                <text:p>0.122660317784</text:p>
              </table:table-cell>
              <table:table-cell office:value-type="float" office:value="0.0249617264128">
                <text:p>0.024961726412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122660317784">
                <text:p>0.122660317784</text:p>
              </table:table-cell>
              <table:table-cell office:value-type="float" office:value="0.0249617264128">
                <text:p>0.024961726412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122660317784">
                <text:p>0.122660317784</text:p>
              </table:table-cell>
              <table:table-cell office:value-type="float" office:value="0.0249617264128">
                <text:p>0.024961726412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122660317784">
                <text:p>0.122660317784</text:p>
              </table:table-cell>
              <table:table-cell office:value-type="float" office:value="0.0249617264128">
                <text:p>0.024961726412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122660317784">
                <text:p>0.122660317784</text:p>
              </table:table-cell>
              <table:table-cell office:value-type="float" office:value="0.0249617264128">
                <text:p>0.024961726412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122660317784">
                <text:p>0.122660317784</text:p>
              </table:table-cell>
              <table:table-cell office:value-type="float" office:value="0.0249617264128">
                <text:p>0.024961726412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122660317784">
                <text:p>0.122660317784</text:p>
              </table:table-cell>
              <table:table-cell office:value-type="float" office:value="0.0249617264128">
                <text:p>0.024961726412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122660317784">
                <text:p>0.122660317784</text:p>
              </table:table-cell>
              <table:table-cell office:value-type="float" office:value="0.0249617264128">
                <text:p>0.024961726412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122660317784">
                <text:p>0.122660317784</text:p>
              </table:table-cell>
              <table:table-cell office:value-type="float" office:value="0.0249617264128">
                <text:p>0.024961726412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122660317784">
                <text:p>0.122660317784</text:p>
              </table:table-cell>
              <table:table-cell office:value-type="float" office:value="0.0249617264128">
                <text:p>0.024961726412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122660317784">
                <text:p>0.122660317784</text:p>
              </table:table-cell>
              <table:table-cell office:value-type="float" office:value="0.0249617264128">
                <text:p>0.024961726412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122660317784">
                <text:p>0.122660317784</text:p>
              </table:table-cell>
              <table:table-cell office:value-type="float" office:value="0.0249617264128">
                <text:p>0.024961726412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122660317784">
                <text:p>0.122660317784</text:p>
              </table:table-cell>
              <table:table-cell office:value-type="float" office:value="0.0249617264128">
                <text:p>0.024961726412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122660317784">
                <text:p>0.122660317784</text:p>
              </table:table-cell>
              <table:table-cell office:value-type="float" office:value="0.0249617264128">
                <text:p>0.024961726412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122660317784">
                <text:p>0.122660317784</text:p>
              </table:table-cell>
              <table:table-cell office:value-type="float" office:value="0.0249617264128">
                <text:p>0.024961726412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122660317784">
                <text:p>0.122660317784</text:p>
              </table:table-cell>
              <table:table-cell office:value-type="float" office:value="0.0249617264128">
                <text:p>0.024961726412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122660317784">
                <text:p>0.122660317784</text:p>
              </table:table-cell>
              <table:table-cell office:value-type="float" office:value="0.0249617264128">
                <text:p>0.024961726412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122660317784">
                <text:p>0.122660317784</text:p>
              </table:table-cell>
              <table:table-cell office:value-type="float" office:value="0.0249617264128">
                <text:p>0.024961726412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122660317784">
                <text:p>0.122660317784</text:p>
              </table:table-cell>
              <table:table-cell office:value-type="float" office:value="0.0249617264128">
                <text:p>0.024961726412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122660317784">
                <text:p>0.122660317784</text:p>
              </table:table-cell>
              <table:table-cell office:value-type="float" office:value="0.0249617264128">
                <text:p>0.024961726412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122660317784">
                <text:p>0.122660317784</text:p>
              </table:table-cell>
              <table:table-cell office:value-type="float" office:value="0.0249617264128">
                <text:p>0.024961726412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122660317784">
                <text:p>0.122660317784</text:p>
              </table:table-cell>
              <table:table-cell office:value-type="float" office:value="0.0249617264128">
                <text:p>0.024961726412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122660317784">
                <text:p>0.122660317784</text:p>
              </table:table-cell>
              <table:table-cell office:value-type="float" office:value="0.0249617264128">
                <text:p>0.024961726412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122660317784">
                <text:p>0.122660317784</text:p>
              </table:table-cell>
              <table:table-cell office:value-type="float" office:value="0.0249617264128">
                <text:p>0.024961726412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122660317784">
                <text:p>0.122660317784</text:p>
              </table:table-cell>
              <table:table-cell office:value-type="float" office:value="0.0249617264128">
                <text:p>0.024961726412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122660317784">
                <text:p>0.122660317784</text:p>
              </table:table-cell>
              <table:table-cell office:value-type="float" office:value="0.0249617264128">
                <text:p>0.024961726412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122660317784">
                <text:p>0.122660317784</text:p>
              </table:table-cell>
              <table:table-cell office:value-type="float" office:value="0.0249617264128">
                <text:p>0.024961726412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122660317784">
                <text:p>0.122660317784</text:p>
              </table:table-cell>
              <table:table-cell office:value-type="float" office:value="0.0249617264128">
                <text:p>0.024961726412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122660317784">
                <text:p>0.122660317784</text:p>
              </table:table-cell>
              <table:table-cell office:value-type="float" office:value="0.0249617264128">
                <text:p>0.024961726412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122660317784">
                <text:p>0.122660317784</text:p>
              </table:table-cell>
              <table:table-cell office:value-type="float" office:value="0.0249617264128">
                <text:p>0.024961726412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122660317784">
                <text:p>0.122660317784</text:p>
              </table:table-cell>
              <table:table-cell office:value-type="float" office:value="0.0249617264128">
                <text:p>0.024961726412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122660317784">
                <text:p>0.122660317784</text:p>
              </table:table-cell>
              <table:table-cell office:value-type="float" office:value="0.0249617264128">
                <text:p>0.024961726412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122660317784">
                <text:p>0.122660317784</text:p>
              </table:table-cell>
              <table:table-cell office:value-type="float" office:value="0.0249617264128">
                <text:p>0.024961726412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122660317784">
                <text:p>0.122660317784</text:p>
              </table:table-cell>
              <table:table-cell office:value-type="float" office:value="0.0249617264128">
                <text:p>0.024961726412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121027188977">
                <text:p>0.121027188977</text:p>
              </table:table-cell>
              <table:table-cell office:value-type="float" office:value="0.025208743232">
                <text:p>0.02520874323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121027188977">
                <text:p>0.121027188977</text:p>
              </table:table-cell>
              <table:table-cell office:value-type="float" office:value="0.025208743232">
                <text:p>0.02520874323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119394017197">
                <text:p>0.119394017197</text:p>
              </table:table-cell>
              <table:table-cell office:value-type="float" office:value="0.0254554750301">
                <text:p>0.025455475030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117761583987">
                <text:p>0.117761583987</text:p>
              </table:table-cell>
              <table:table-cell office:value-type="float" office:value="0.0257015170241">
                <text:p>0.025701517024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114496276295">
                <text:p>0.114496276295</text:p>
              </table:table-cell>
              <table:table-cell office:value-type="float" office:value="0.026191987395">
                <text:p>0.02619198739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11122872716">
                <text:p>0.11122872716</text:p>
              </table:table-cell>
              <table:table-cell office:value-type="float" office:value="0.0266786959745">
                <text:p>0.026678695974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107962488964">
                <text:p>0.107962488964</text:p>
              </table:table-cell>
              <table:table-cell office:value-type="float" office:value="0.0271628972705">
                <text:p>0.027162897270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104695915386">
                <text:p>0.104695915386</text:p>
              </table:table-cell>
              <table:table-cell office:value-type="float" office:value="0.0276448184592">
                <text:p>0.027644818459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997925643526">
                <text:p>0.0997925643526</text:p>
              </table:table-cell>
              <table:table-cell office:value-type="float" office:value="0.0283630344251">
                <text:p>0.028363034425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948884700874">
                <text:p>0.0948884700874</text:p>
              </table:table-cell>
              <table:table-cell office:value-type="float" office:value="0.0290761161245">
                <text:p>0.029076116124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89981049797">
                <text:p>0.089981049797</text:p>
              </table:table-cell>
              <table:table-cell office:value-type="float" office:value="0.0297835215721">
                <text:p>0.029783521572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850737970176">
                <text:p>0.0850737970176</text:p>
              </table:table-cell>
              <table:table-cell office:value-type="float" office:value="0.0304743458195">
                <text:p>0.030474345819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817979904583">
                <text:p>0.0817979904583</text:p>
              </table:table-cell>
              <table:table-cell office:value-type="float" office:value="0.0309266614789">
                <text:p>0.030926661478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785211718694">
                <text:p>0.0785211718694</text:p>
              </table:table-cell>
              <table:table-cell office:value-type="float" office:value="0.0313715442109">
                <text:p>0.031371544210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73609143696">
                <text:p>0.073609143696</text:p>
              </table:table-cell>
              <table:table-cell office:value-type="float" office:value="0.0320272414444">
                <text:p>0.032027241444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703335693771">
                <text:p>0.0703335693771</text:p>
              </table:table-cell>
              <table:table-cell office:value-type="float" office:value="0.0324562844842">
                <text:p>0.032456284484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670571824491">
                <text:p>0.0670571824491</text:p>
              </table:table-cell>
              <table:table-cell office:value-type="float" office:value="0.0328790387464">
                <text:p>0.032879038746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637832333468">
                <text:p>0.0637832333468</text:p>
              </table:table-cell>
              <table:table-cell office:value-type="float" office:value="0.0332945470407">
                <text:p>0.033294547040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605881271936">
                <text:p>0.0605881271936</text:p>
              </table:table-cell>
              <table:table-cell office:value-type="float" office:value="0.0336940589903">
                <text:p>0.033694058990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574680542419">
                <text:p>0.0574680542419</text:p>
              </table:table-cell>
              <table:table-cell office:value-type="float" office:value="0.0340782348986">
                <text:p>0.034078234898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543707753627">
                <text:p>0.0543707753627</text:p>
              </table:table-cell>
              <table:table-cell office:value-type="float" office:value="0.0344548648472">
                <text:p>0.034454864847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528299419357">
                <text:p>0.0528299419357</text:p>
              </table:table-cell>
              <table:table-cell office:value-type="float" office:value="0.0346396287373">
                <text:p>0.034639628737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512870798283">
                <text:p>0.0512870798283</text:p>
              </table:table-cell>
              <table:table-cell office:value-type="float" office:value="0.0348243546658">
                <text:p>0.034824354665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497455370714">
                <text:p>0.0497455370714</text:p>
              </table:table-cell>
              <table:table-cell office:value-type="float" office:value="0.0350116556973">
                <text:p>0.035011655697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466375522668">
                <text:p>0.0466375522668</text:p>
              </table:table-cell>
              <table:table-cell office:value-type="float" office:value="0.0353982954065">
                <text:p>0.035398295406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450809001853">
                <text:p>0.0450809001853</text:p>
              </table:table-cell>
              <table:table-cell office:value-type="float" office:value="0.035592605643">
                <text:p>0.03559260564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435104762242">
                <text:p>0.0435104762242</text:p>
              </table:table-cell>
              <table:table-cell office:value-type="float" office:value="0.0357871844488">
                <text:p>0.035787184448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403587171468">
                <text:p>0.0403587171468</text:p>
              </table:table-cell>
              <table:table-cell office:value-type="float" office:value="0.0361694078318">
                <text:p>0.036169407831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387820708946">
                <text:p>0.0387820708946</text:p>
              </table:table-cell>
              <table:table-cell office:value-type="float" office:value="0.0363527351522">
                <text:p>0.036352735152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372026397073">
                <text:p>0.0372026397073</text:p>
              </table:table-cell>
              <table:table-cell office:value-type="float" office:value="0.0365285605461">
                <text:p>0.036528560546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356244941173">
                <text:p>0.0356244941173</text:p>
              </table:table-cell>
              <table:table-cell office:value-type="float" office:value="0.0366983989235">
                <text:p>0.036698398923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340439685137">
                <text:p>0.0340439685137</text:p>
              </table:table-cell>
              <table:table-cell office:value-type="float" office:value="0.0368640220962">
                <text:p>0.036864022096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340439685137">
                <text:p>0.0340439685137</text:p>
              </table:table-cell>
              <table:table-cell office:value-type="float" office:value="0.0368640220962">
                <text:p>0.036864022096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324651024163">
                <text:p>0.0324651024163</text:p>
              </table:table-cell>
              <table:table-cell office:value-type="float" office:value="0.0370269735121">
                <text:p>0.037026973512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324651024163">
                <text:p>0.0324651024163</text:p>
              </table:table-cell>
              <table:table-cell office:value-type="float" office:value="0.0370269735121">
                <text:p>0.037026973512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309084577071">
                <text:p>0.0309084577071</text:p>
              </table:table-cell>
              <table:table-cell office:value-type="float" office:value="0.0371863557102">
                <text:p>0.037186355710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309084577071">
                <text:p>0.0309084577071</text:p>
              </table:table-cell>
              <table:table-cell office:value-type="float" office:value="0.0371863557102">
                <text:p>0.037186355710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293775453141">
                <text:p>0.0293775453141</text:p>
              </table:table-cell>
              <table:table-cell office:value-type="float" office:value="0.0373399700173">
                <text:p>0.037339970017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293775453141">
                <text:p>0.0293775453141</text:p>
              </table:table-cell>
              <table:table-cell office:value-type="float" office:value="0.0373399700173">
                <text:p>0.037339970017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293775453141">
                <text:p>0.0293775453141</text:p>
              </table:table-cell>
              <table:table-cell office:value-type="float" office:value="0.0373399700173">
                <text:p>0.037339970017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293775453141">
                <text:p>0.0293775453141</text:p>
              </table:table-cell>
              <table:table-cell office:value-type="float" office:value="0.0373399700173">
                <text:p>0.037339970017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309036036048">
                <text:p>0.0309036036048</text:p>
              </table:table-cell>
              <table:table-cell office:value-type="float" office:value="0.0371828199915">
                <text:p>0.037182819991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309036036048">
                <text:p>0.0309036036048</text:p>
              </table:table-cell>
              <table:table-cell office:value-type="float" office:value="0.0371828199915">
                <text:p>0.037182819991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309036036048">
                <text:p>0.0309036036048</text:p>
              </table:table-cell>
              <table:table-cell office:value-type="float" office:value="0.0371828199915">
                <text:p>0.037182819991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309036036048">
                <text:p>0.0309036036048</text:p>
              </table:table-cell>
              <table:table-cell office:value-type="float" office:value="0.0371828199915">
                <text:p>0.037182819991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309036036048">
                <text:p>0.0309036036048</text:p>
              </table:table-cell>
              <table:table-cell office:value-type="float" office:value="0.0371828199915">
                <text:p>0.037182819991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309036036048">
                <text:p>0.0309036036048</text:p>
              </table:table-cell>
              <table:table-cell office:value-type="float" office:value="0.0371828199915">
                <text:p>0.037182819991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309036036048">
                <text:p>0.0309036036048</text:p>
              </table:table-cell>
              <table:table-cell office:value-type="float" office:value="0.0371828199915">
                <text:p>0.037182819991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309036036048">
                <text:p>0.0309036036048</text:p>
              </table:table-cell>
              <table:table-cell office:value-type="float" office:value="0.0371828199915">
                <text:p>0.037182819991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309036036048">
                <text:p>0.0309036036048</text:p>
              </table:table-cell>
              <table:table-cell office:value-type="float" office:value="0.0371828199915">
                <text:p>0.037182819991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309036036048">
                <text:p>0.0309036036048</text:p>
              </table:table-cell>
              <table:table-cell office:value-type="float" office:value="0.0371828199915">
                <text:p>0.037182819991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309036036048">
                <text:p>0.0309036036048</text:p>
              </table:table-cell>
              <table:table-cell office:value-type="float" office:value="0.0371828199915">
                <text:p>0.037182819991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322432975348">
                <text:p>0.0322432975348</text:p>
              </table:table-cell>
              <table:table-cell office:value-type="float" office:value="0.0370397344769">
                <text:p>0.037039734476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322432975348">
                <text:p>0.0322432975348</text:p>
              </table:table-cell>
              <table:table-cell office:value-type="float" office:value="0.0370397344769">
                <text:p>0.037039734476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322432975348">
                <text:p>0.0322432975348</text:p>
              </table:table-cell>
              <table:table-cell office:value-type="float" office:value="0.0370397344769">
                <text:p>0.037039734476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322432975348">
                <text:p>0.0322432975348</text:p>
              </table:table-cell>
              <table:table-cell office:value-type="float" office:value="0.0370397344769">
                <text:p>0.037039734476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322432975348">
                <text:p>0.0322432975348</text:p>
              </table:table-cell>
              <table:table-cell office:value-type="float" office:value="0.0370397344769">
                <text:p>0.037039734476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322432975348">
                <text:p>0.0322432975348</text:p>
              </table:table-cell>
              <table:table-cell office:value-type="float" office:value="0.0370397344769">
                <text:p>0.037039734476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322432975348">
                <text:p>0.0322432975348</text:p>
              </table:table-cell>
              <table:table-cell office:value-type="float" office:value="0.0370397344769">
                <text:p>0.037039734476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322432975348">
                <text:p>0.0322432975348</text:p>
              </table:table-cell>
              <table:table-cell office:value-type="float" office:value="0.0370397344769">
                <text:p>0.037039734476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322432975348">
                <text:p>0.0322432975348</text:p>
              </table:table-cell>
              <table:table-cell office:value-type="float" office:value="0.0370397344769">
                <text:p>0.037039734476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322432975348">
                <text:p>0.0322432975348</text:p>
              </table:table-cell>
              <table:table-cell office:value-type="float" office:value="0.0370397344769">
                <text:p>0.037039734476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322432975348">
                <text:p>0.0322432975348</text:p>
              </table:table-cell>
              <table:table-cell office:value-type="float" office:value="0.0370397344769">
                <text:p>0.037039734476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322432975348">
                <text:p>0.0322432975348</text:p>
              </table:table-cell>
              <table:table-cell office:value-type="float" office:value="0.0370397344769">
                <text:p>0.037039734476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322432975348">
                <text:p>0.0322432975348</text:p>
              </table:table-cell>
              <table:table-cell office:value-type="float" office:value="0.0370397344769">
                <text:p>0.037039734476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322432975348">
                <text:p>0.0322432975348</text:p>
              </table:table-cell>
              <table:table-cell office:value-type="float" office:value="0.0370397344769">
                <text:p>0.037039734476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322432975348">
                <text:p>0.0322432975348</text:p>
              </table:table-cell>
              <table:table-cell office:value-type="float" office:value="0.0370397344769">
                <text:p>0.037039734476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322432975348">
                <text:p>0.0322432975348</text:p>
              </table:table-cell>
              <table:table-cell office:value-type="float" office:value="0.0370397344769">
                <text:p>0.037039734476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322432975348">
                <text:p>0.0322432975348</text:p>
              </table:table-cell>
              <table:table-cell office:value-type="float" office:value="0.0370397344769">
                <text:p>0.037039734476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322432975348">
                <text:p>0.0322432975348</text:p>
              </table:table-cell>
              <table:table-cell office:value-type="float" office:value="0.0370397344769">
                <text:p>0.037039734476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322432975348">
                <text:p>0.0322432975348</text:p>
              </table:table-cell>
              <table:table-cell office:value-type="float" office:value="0.0370397344769">
                <text:p>0.037039734476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322432975348">
                <text:p>0.0322432975348</text:p>
              </table:table-cell>
              <table:table-cell office:value-type="float" office:value="0.0370397344769">
                <text:p>0.037039734476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322432975348">
                <text:p>0.0322432975348</text:p>
              </table:table-cell>
              <table:table-cell office:value-type="float" office:value="0.0370397344769">
                <text:p>0.037039734476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322432975348">
                <text:p>0.0322432975348</text:p>
              </table:table-cell>
              <table:table-cell office:value-type="float" office:value="0.0370397344769">
                <text:p>0.037039734476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322432975348">
                <text:p>0.0322432975348</text:p>
              </table:table-cell>
              <table:table-cell office:value-type="float" office:value="0.0370397344769">
                <text:p>0.037039734476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322432975348">
                <text:p>0.0322432975348</text:p>
              </table:table-cell>
              <table:table-cell office:value-type="float" office:value="0.0370397344769">
                <text:p>0.037039734476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322432975348">
                <text:p>0.0322432975348</text:p>
              </table:table-cell>
              <table:table-cell office:value-type="float" office:value="0.0370397344769">
                <text:p>0.037039734476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322432975348">
                <text:p>0.0322432975348</text:p>
              </table:table-cell>
              <table:table-cell office:value-type="float" office:value="0.0370397344769">
                <text:p>0.037039734476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322432975348">
                <text:p>0.0322432975348</text:p>
              </table:table-cell>
              <table:table-cell office:value-type="float" office:value="0.0370397344769">
                <text:p>0.037039734476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322432975348">
                <text:p>0.0322432975348</text:p>
              </table:table-cell>
              <table:table-cell office:value-type="float" office:value="0.0370397344769">
                <text:p>0.037039734476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322432975348">
                <text:p>0.0322432975348</text:p>
              </table:table-cell>
              <table:table-cell office:value-type="float" office:value="0.0370397344769">
                <text:p>0.037039734476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322432975348">
                <text:p>0.0322432975348</text:p>
              </table:table-cell>
              <table:table-cell office:value-type="float" office:value="0.0370397344769">
                <text:p>0.037039734476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322432975348">
                <text:p>0.0322432975348</text:p>
              </table:table-cell>
              <table:table-cell office:value-type="float" office:value="0.0370397344769">
                <text:p>0.037039734476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322432975348">
                <text:p>0.0322432975348</text:p>
              </table:table-cell>
              <table:table-cell office:value-type="float" office:value="0.0370397344769">
                <text:p>0.037039734476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322432975348">
                <text:p>0.0322432975348</text:p>
              </table:table-cell>
              <table:table-cell office:value-type="float" office:value="0.0370397344769">
                <text:p>0.037039734476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322432975348">
                <text:p>0.0322432975348</text:p>
              </table:table-cell>
              <table:table-cell office:value-type="float" office:value="0.0370397344769">
                <text:p>0.037039734476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322432975348">
                <text:p>0.0322432975348</text:p>
              </table:table-cell>
              <table:table-cell office:value-type="float" office:value="0.0370397344769">
                <text:p>0.037039734476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322432975348">
                <text:p>0.0322432975348</text:p>
              </table:table-cell>
              <table:table-cell office:value-type="float" office:value="0.0370397344769">
                <text:p>0.037039734476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322432975348">
                <text:p>0.0322432975348</text:p>
              </table:table-cell>
              <table:table-cell office:value-type="float" office:value="0.0370397344769">
                <text:p>0.037039734476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309191429684">
                <text:p>0.0309191429684</text:p>
              </table:table-cell>
              <table:table-cell office:value-type="float" office:value="0.0371991509542">
                <text:p>0.037199150954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309191429684">
                <text:p>0.0309191429684</text:p>
              </table:table-cell>
              <table:table-cell office:value-type="float" office:value="0.0371991509542">
                <text:p>0.037199150954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295920625366">
                <text:p>0.0295920625366</text:p>
              </table:table-cell>
              <table:table-cell office:value-type="float" office:value="0.0373539836655">
                <text:p>0.037353983665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26936721624">
                <text:p>0.026936721624</text:p>
              </table:table-cell>
              <table:table-cell office:value-type="float" office:value="0.0376583781571">
                <text:p>0.037658378157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242803707159">
                <text:p>0.0242803707159</text:p>
              </table:table-cell>
              <table:table-cell office:value-type="float" office:value="0.0379535060228">
                <text:p>0.037953506022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216179448855">
                <text:p>0.0216179448855</text:p>
              </table:table-cell>
              <table:table-cell office:value-type="float" office:value="0.0382361313215">
                <text:p>0.038236131321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189538611582">
                <text:p>0.0189538611582</text:p>
              </table:table-cell>
              <table:table-cell office:value-type="float" office:value="0.0385020294448">
                <text:p>0.038502029444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149548155549">
                <text:p>0.0149548155549</text:p>
              </table:table-cell>
              <table:table-cell office:value-type="float" office:value="0.0388768822469">
                <text:p>0.038876882246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109605000331">
                <text:p>0.0109605000331</text:p>
              </table:table-cell>
              <table:table-cell office:value-type="float" office:value="0.0392232618983">
                <text:p>0.039223261898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696367036743">
                <text:p>0.00696367036743</text:p>
              </table:table-cell>
              <table:table-cell office:value-type="float" office:value="0.0395368808597">
                <text:p>0.039536880859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0287326527048">
                <text:p>0.00287326527048</text:p>
              </table:table-cell>
              <table:table-cell office:value-type="float" office:value="0.039819107889">
                <text:p>0.03981910788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0.00136099478369">
                <text:p>-0.00136099478369</text:p>
              </table:table-cell>
              <table:table-cell office:value-type="float" office:value="0.0400714725995">
                <text:p>0.040071472599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0.0057769472632">
                <text:p>-0.0057769472632</text:p>
              </table:table-cell>
              <table:table-cell office:value-type="float" office:value="0.0402927358964">
                <text:p>0.040292735896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0.0103102612866">
                <text:p>-0.0103102612866</text:p>
              </table:table-cell>
              <table:table-cell office:value-type="float" office:value="0.0404742468812">
                <text:p>0.040474246881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0.0150697709893">
                <text:p>-0.0150697709893</text:p>
              </table:table-cell>
              <table:table-cell office:value-type="float" office:value="0.0406187372014">
                <text:p>0.040618737201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0.0183571577952">
                <text:p>-0.0183571577952</text:p>
              </table:table-cell>
              <table:table-cell office:value-type="float" office:value="0.0406896600734">
                <text:p>0.040689660073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0.021752585505">
                <text:p>-0.021752585505</text:p>
              </table:table-cell>
              <table:table-cell office:value-type="float" office:value="0.0407325422427">
                <text:p>0.040732542242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0.0268460958577">
                <text:p>-0.0268460958577</text:p>
              </table:table-cell>
              <table:table-cell office:value-type="float" office:value="0.0407507984946">
                <text:p>0.040750798494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0.0302402917424">
                <text:p>-0.0302402917424</text:p>
              </table:table-cell>
              <table:table-cell office:value-type="float" office:value="0.0407279254878">
                <text:p>0.040727925487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0.0336354640244">
                <text:p>-0.0336354640244</text:p>
              </table:table-cell>
              <table:table-cell office:value-type="float" office:value="0.0406688742087">
                <text:p>0.040668874208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0.0370298766297">
                <text:p>-0.0370298766297</text:p>
              </table:table-cell>
              <table:table-cell office:value-type="float" office:value="0.0405760498824">
                <text:p>0.040576049882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0.0387266557966">
                <text:p>-0.0387266557966</text:p>
              </table:table-cell>
              <table:table-cell office:value-type="float" office:value="0.0405159603599">
                <text:p>0.040515960359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0.0421199058143">
                <text:p>-0.0421199058143</text:p>
              </table:table-cell>
              <table:table-cell office:value-type="float" office:value="0.0403875954457">
                <text:p>0.040387595445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0.0438174224128">
                <text:p>-0.0438174224128</text:p>
              </table:table-cell>
              <table:table-cell office:value-type="float" office:value="0.0403283649217">
                <text:p>0.040328364921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0.0455144388388">
                <text:p>-0.0455144388388</text:p>
              </table:table-cell>
              <table:table-cell office:value-type="float" office:value="0.0402753833732">
                <text:p>0.040275383373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0.0472123199339">
                <text:p>-0.0472123199339</text:p>
              </table:table-cell>
              <table:table-cell office:value-type="float" office:value="0.040227708784">
                <text:p>0.04022770878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0.0489102660745">
                <text:p>-0.0489102660745</text:p>
              </table:table-cell>
              <table:table-cell office:value-type="float" office:value="0.0401824049334">
                <text:p>0.040182404933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0.0506074574713">
                <text:p>-0.0506074574713</text:p>
              </table:table-cell>
              <table:table-cell office:value-type="float" office:value="0.0401353474121">
                <text:p>0.040135347412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0.0523045374893">
                <text:p>-0.0523045374893</text:p>
              </table:table-cell>
              <table:table-cell office:value-type="float" office:value="0.0400844392033">
                <text:p>0.040084439203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0.0540015069417">
                <text:p>-0.0540015069417</text:p>
              </table:table-cell>
              <table:table-cell office:value-type="float" office:value="0.0400299767461">
                <text:p>0.040029976746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0.0556977001597">
                <text:p>-0.0556977001597</text:p>
              </table:table-cell>
              <table:table-cell office:value-type="float" office:value="0.0399734694877">
                <text:p>0.039973469487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0.0556977001597">
                <text:p>-0.0556977001597</text:p>
              </table:table-cell>
              <table:table-cell office:value-type="float" office:value="0.0399734694877">
                <text:p>0.039973469487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0.0573946213462">
                <text:p>-0.0573946213462</text:p>
              </table:table-cell>
              <table:table-cell office:value-type="float" office:value="0.0399175261632">
                <text:p>0.039917526163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0.0590915812488">
                <text:p>-0.0590915812488</text:p>
              </table:table-cell>
              <table:table-cell office:value-type="float" office:value="0.0398627675292">
                <text:p>0.039862767529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0.0590915812488">
                <text:p>-0.0590915812488</text:p>
              </table:table-cell>
              <table:table-cell office:value-type="float" office:value="0.0398627675292">
                <text:p>0.039862767529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0.0607885601993">
                <text:p>-0.0607885601993</text:p>
              </table:table-cell>
              <table:table-cell office:value-type="float" office:value="0.0398086012504">
                <text:p>0.039808601250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0.0607885601993">
                <text:p>-0.0607885601993</text:p>
              </table:table-cell>
              <table:table-cell office:value-type="float" office:value="0.0398086012504">
                <text:p>0.039808601250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0.0607885601993">
                <text:p>-0.0607885601993</text:p>
              </table:table-cell>
              <table:table-cell office:value-type="float" office:value="0.0398086012504">
                <text:p>0.039808601250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0.0607885601993">
                <text:p>-0.0607885601993</text:p>
              </table:table-cell>
              <table:table-cell office:value-type="float" office:value="0.0398086012504">
                <text:p>0.039808601250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0.062484802184">
                <text:p>-0.062484802184</text:p>
              </table:table-cell>
              <table:table-cell office:value-type="float" office:value="0.0397535742245">
                <text:p>0.039753574224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0.062484802184">
                <text:p>-0.062484802184</text:p>
              </table:table-cell>
              <table:table-cell office:value-type="float" office:value="0.0397535742245">
                <text:p>0.039753574224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0.0607878484462">
                <text:p>-0.0607878484462</text:p>
              </table:table-cell>
              <table:table-cell office:value-type="float" office:value="0.039808734863">
                <text:p>0.03980873486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0.0607878484462">
                <text:p>-0.0607878484462</text:p>
              </table:table-cell>
              <table:table-cell office:value-type="float" office:value="0.039808734863">
                <text:p>0.03980873486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0.0607878484462">
                <text:p>-0.0607878484462</text:p>
              </table:table-cell>
              <table:table-cell office:value-type="float" office:value="0.039808734863">
                <text:p>0.03980873486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0.0607878484462">
                <text:p>-0.0607878484462</text:p>
              </table:table-cell>
              <table:table-cell office:value-type="float" office:value="0.039808734863">
                <text:p>0.03980873486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0.0590894947154">
                <text:p>-0.0590894947154</text:p>
              </table:table-cell>
              <table:table-cell office:value-type="float" office:value="0.0398642281235">
                <text:p>0.039864228123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0.0590894947154">
                <text:p>-0.0590894947154</text:p>
              </table:table-cell>
              <table:table-cell office:value-type="float" office:value="0.0398642281235">
                <text:p>0.039864228123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0.0590894947154">
                <text:p>-0.0590894947154</text:p>
              </table:table-cell>
              <table:table-cell office:value-type="float" office:value="0.0398642281235">
                <text:p>0.039864228123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0.0590894947154">
                <text:p>-0.0590894947154</text:p>
              </table:table-cell>
              <table:table-cell office:value-type="float" office:value="0.0398642281235">
                <text:p>0.039864228123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0.0590894947154">
                <text:p>-0.0590894947154</text:p>
              </table:table-cell>
              <table:table-cell office:value-type="float" office:value="0.0398642281235">
                <text:p>0.039864228123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0.0590894947154">
                <text:p>-0.0590894947154</text:p>
              </table:table-cell>
              <table:table-cell office:value-type="float" office:value="0.0398642281235">
                <text:p>0.039864228123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0.0590894947154">
                <text:p>-0.0590894947154</text:p>
              </table:table-cell>
              <table:table-cell office:value-type="float" office:value="0.0398642281235">
                <text:p>0.039864228123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0.0590894947154">
                <text:p>-0.0590894947154</text:p>
              </table:table-cell>
              <table:table-cell office:value-type="float" office:value="0.0398642281235">
                <text:p>0.039864228123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0.0590894947154">
                <text:p>-0.0590894947154</text:p>
              </table:table-cell>
              <table:table-cell office:value-type="float" office:value="0.0398642281235">
                <text:p>0.039864228123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0.0590894947154">
                <text:p>-0.0590894947154</text:p>
              </table:table-cell>
              <table:table-cell office:value-type="float" office:value="0.0398642281235">
                <text:p>0.039864228123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0.0590894947154">
                <text:p>-0.0590894947154</text:p>
              </table:table-cell>
              <table:table-cell office:value-type="float" office:value="0.0398642281235">
                <text:p>0.039864228123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0.0590894947154">
                <text:p>-0.0590894947154</text:p>
              </table:table-cell>
              <table:table-cell office:value-type="float" office:value="0.0398642281235">
                <text:p>0.039864228123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0.0590894947154">
                <text:p>-0.0590894947154</text:p>
              </table:table-cell>
              <table:table-cell office:value-type="float" office:value="0.0398642281235">
                <text:p>0.039864228123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0.0590894947154">
                <text:p>-0.0590894947154</text:p>
              </table:table-cell>
              <table:table-cell office:value-type="float" office:value="0.0398642281235">
                <text:p>0.039864228123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0.0590894947154">
                <text:p>-0.0590894947154</text:p>
              </table:table-cell>
              <table:table-cell office:value-type="float" office:value="0.0398642281235">
                <text:p>0.039864228123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0.0590894947154">
                <text:p>-0.0590894947154</text:p>
              </table:table-cell>
              <table:table-cell office:value-type="float" office:value="0.0398642281235">
                <text:p>0.039864228123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0.0590894947154">
                <text:p>-0.0590894947154</text:p>
              </table:table-cell>
              <table:table-cell office:value-type="float" office:value="0.0398642281235">
                <text:p>0.039864228123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0.0590894947154">
                <text:p>-0.0590894947154</text:p>
              </table:table-cell>
              <table:table-cell office:value-type="float" office:value="0.0398642281235">
                <text:p>0.039864228123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0.0590894947154">
                <text:p>-0.0590894947154</text:p>
              </table:table-cell>
              <table:table-cell office:value-type="float" office:value="0.0398642281235">
                <text:p>0.039864228123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0.0590894947154">
                <text:p>-0.0590894947154</text:p>
              </table:table-cell>
              <table:table-cell office:value-type="float" office:value="0.0398642281235">
                <text:p>0.039864228123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0.0590894947154">
                <text:p>-0.0590894947154</text:p>
              </table:table-cell>
              <table:table-cell office:value-type="float" office:value="0.0398642281235">
                <text:p>0.039864228123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0.0590894947154">
                <text:p>-0.0590894947154</text:p>
              </table:table-cell>
              <table:table-cell office:value-type="float" office:value="0.0398642281235">
                <text:p>0.039864228123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0.0573906325282">
                <text:p>-0.0573906325282</text:p>
              </table:table-cell>
              <table:table-cell office:value-type="float" office:value="0.0399253734552">
                <text:p>0.039925373455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0.0556911249035">
                <text:p>-0.0556911249035</text:p>
              </table:table-cell>
              <table:table-cell office:value-type="float" office:value="0.0399880222699">
                <text:p>0.039988022269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0.0539916502793">
                <text:p>-0.0539916502793</text:p>
              </table:table-cell>
              <table:table-cell office:value-type="float" office:value="0.0400515609349">
                <text:p>0.040051560934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0.0522913914139">
                <text:p>-0.0522913914139</text:p>
              </table:table-cell>
              <table:table-cell office:value-type="float" office:value="0.0401127469087">
                <text:p>0.040112746908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0.0505917771527">
                <text:p>-0.0505917771527</text:p>
              </table:table-cell>
              <table:table-cell office:value-type="float" office:value="0.0401724294335">
                <text:p>0.040172429433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0.0488921421854">
                <text:p>-0.0488921421854</text:p>
              </table:table-cell>
              <table:table-cell office:value-type="float" office:value="0.0402315186782">
                <text:p>0.040231518678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0.0488921421854">
                <text:p>-0.0488921421854</text:p>
              </table:table-cell>
              <table:table-cell office:value-type="float" office:value="0.0402315186782">
                <text:p>0.040231518678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0.0471939393288">
                <text:p>-0.0471939393288</text:p>
              </table:table-cell>
              <table:table-cell office:value-type="float" office:value="0.0402914580156">
                <text:p>0.040291458015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0.0471939393288">
                <text:p>-0.0471939393288</text:p>
              </table:table-cell>
              <table:table-cell office:value-type="float" office:value="0.0402914580156">
                <text:p>0.040291458015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0.0471939393288">
                <text:p>-0.0471939393288</text:p>
              </table:table-cell>
              <table:table-cell office:value-type="float" office:value="0.0402914580156">
                <text:p>0.040291458015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0.0454964090577">
                <text:p>-0.0454964090577</text:p>
              </table:table-cell>
              <table:table-cell office:value-type="float" office:value="0.0403504885072">
                <text:p>0.040350488507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0.0454964090577">
                <text:p>-0.0454964090577</text:p>
              </table:table-cell>
              <table:table-cell office:value-type="float" office:value="0.0403504885072">
                <text:p>0.040350488507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0.0454964090577">
                <text:p>-0.0454964090577</text:p>
              </table:table-cell>
              <table:table-cell office:value-type="float" office:value="0.0403504885072">
                <text:p>0.040350488507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0.0454964090577">
                <text:p>-0.0454964090577</text:p>
              </table:table-cell>
              <table:table-cell office:value-type="float" office:value="0.0403504885072">
                <text:p>0.040350488507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0.0471946296774">
                <text:p>-0.0471946296774</text:p>
              </table:table-cell>
              <table:table-cell office:value-type="float" office:value="0.0402912286102">
                <text:p>0.040291228610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0.0471946296774">
                <text:p>-0.0471946296774</text:p>
              </table:table-cell>
              <table:table-cell office:value-type="float" office:value="0.0402912286102">
                <text:p>0.040291228610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0.0471946296774">
                <text:p>-0.0471946296774</text:p>
              </table:table-cell>
              <table:table-cell office:value-type="float" office:value="0.0402912286102">
                <text:p>0.040291228610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0.0471946296774">
                <text:p>-0.0471946296774</text:p>
              </table:table-cell>
              <table:table-cell office:value-type="float" office:value="0.0402912286102">
                <text:p>0.040291228610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0.048893572812">
                <text:p>-0.048893572812</text:p>
              </table:table-cell>
              <table:table-cell office:value-type="float" office:value="0.0402325324506">
                <text:p>0.040232532450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0.048893572812">
                <text:p>-0.048893572812</text:p>
              </table:table-cell>
              <table:table-cell office:value-type="float" office:value="0.0402325324506">
                <text:p>0.040232532450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0.048893572812">
                <text:p>-0.048893572812</text:p>
              </table:table-cell>
              <table:table-cell office:value-type="float" office:value="0.0402325324506">
                <text:p>0.040232532450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0.0505917934317">
                <text:p>-0.0505917934317</text:p>
              </table:table-cell>
              <table:table-cell office:value-type="float" office:value="0.0401732725535">
                <text:p>0.040173272553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0.0505917934317">
                <text:p>-0.0505917934317</text:p>
              </table:table-cell>
              <table:table-cell office:value-type="float" office:value="0.0401732725535">
                <text:p>0.040173272553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0.0505917934317">
                <text:p>-0.0505917934317</text:p>
              </table:table-cell>
              <table:table-cell office:value-type="float" office:value="0.0401732725535">
                <text:p>0.040173272553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0.0505917934317">
                <text:p>-0.0505917934317</text:p>
              </table:table-cell>
              <table:table-cell office:value-type="float" office:value="0.0401732725535">
                <text:p>0.040173272553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0.0505917934317">
                <text:p>-0.0505917934317</text:p>
              </table:table-cell>
              <table:table-cell office:value-type="float" office:value="0.0401732725535">
                <text:p>0.040173272553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0.0488936221467">
                <text:p>-0.0488936221467</text:p>
              </table:table-cell>
              <table:table-cell office:value-type="float" office:value="0.0402341010581">
                <text:p>0.040234101058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0.0471955373285">
                <text:p>-0.0471955373285</text:p>
              </table:table-cell>
              <table:table-cell office:value-type="float" office:value="0.0402973005926">
                <text:p>0.040297300592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0.0471955373285">
                <text:p>-0.0471955373285</text:p>
              </table:table-cell>
              <table:table-cell office:value-type="float" office:value="0.0402973005926">
                <text:p>0.040297300592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0.0454973136828">
                <text:p>-0.0454973136828</text:p>
              </table:table-cell>
              <table:table-cell office:value-type="float" office:value="0.0403566471428">
                <text:p>0.040356647142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0.043799069455">
                <text:p>-0.043799069455</text:p>
              </table:table-cell>
              <table:table-cell office:value-type="float" office:value="0.0404154008986">
                <text:p>0.040415400898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0.043799069455">
                <text:p>-0.043799069455</text:p>
              </table:table-cell>
              <table:table-cell office:value-type="float" office:value="0.0404154008986">
                <text:p>0.040415400898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0.0421008458093">
                <text:p>-0.0421008458093</text:p>
              </table:table-cell>
              <table:table-cell office:value-type="float" office:value="0.0404747474489">
                <text:p>0.040474747448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0.0421008458093">
                <text:p>-0.0421008458093</text:p>
              </table:table-cell>
              <table:table-cell office:value-type="float" office:value="0.0404747474489">
                <text:p>0.040474747448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0.0421008458093">
                <text:p>-0.0421008458093</text:p>
              </table:table-cell>
              <table:table-cell office:value-type="float" office:value="0.0404747474489">
                <text:p>0.040474747448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0.0421008458093">
                <text:p>-0.0421008458093</text:p>
              </table:table-cell>
              <table:table-cell office:value-type="float" office:value="0.0404747474489">
                <text:p>0.040474747448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0.0421008458093">
                <text:p>-0.0421008458093</text:p>
              </table:table-cell>
              <table:table-cell office:value-type="float" office:value="0.0404747474489">
                <text:p>0.040474747448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0.0421008458093">
                <text:p>-0.0421008458093</text:p>
              </table:table-cell>
              <table:table-cell office:value-type="float" office:value="0.0404747474489">
                <text:p>0.040474747448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0.0421008458093">
                <text:p>-0.0421008458093</text:p>
              </table:table-cell>
              <table:table-cell office:value-type="float" office:value="0.0404747474489">
                <text:p>0.040474747448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0.0421008458093">
                <text:p>-0.0421008458093</text:p>
              </table:table-cell>
              <table:table-cell office:value-type="float" office:value="0.0404747474489">
                <text:p>0.040474747448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0.0421008458093">
                <text:p>-0.0421008458093</text:p>
              </table:table-cell>
              <table:table-cell office:value-type="float" office:value="0.0404747474489">
                <text:p>0.040474747448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0.0421008458093">
                <text:p>-0.0421008458093</text:p>
              </table:table-cell>
              <table:table-cell office:value-type="float" office:value="0.0404747474489">
                <text:p>0.040474747448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-0.0421008458093">
                <text:p>-0.0421008458093</text:p>
              </table:table-cell>
              <table:table-cell office:value-type="float" office:value="0.0404747474489">
                <text:p>0.040474747448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0.0421008458093">
                <text:p>-0.0421008458093</text:p>
              </table:table-cell>
              <table:table-cell office:value-type="float" office:value="0.0404747474489">
                <text:p>0.040474747448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0.0404026639487">
                <text:p>-0.0404026639487</text:p>
              </table:table-cell>
              <table:table-cell office:value-type="float" office:value="0.0405352795662">
                <text:p>0.040535279566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-0.0387045681411">
                <text:p>-0.0387045681411</text:p>
              </table:table-cell>
              <table:table-cell office:value-type="float" office:value="0.0405981827286">
                <text:p>0.040598182728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0.0353070815976">
                <text:p>-0.0353070815976</text:p>
              </table:table-cell>
              <table:table-cell office:value-type="float" office:value="0.0407270733633">
                <text:p>0.040727073363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-0.0353070815976">
                <text:p>-0.0353070815976</text:p>
              </table:table-cell>
              <table:table-cell office:value-type="float" office:value="0.0407270733633">
                <text:p>0.040727073363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0.0336087669618">
                <text:p>-0.0336087669618</text:p>
              </table:table-cell>
              <table:table-cell office:value-type="float" office:value="0.0407837522827">
                <text:p>0.040783752282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0.0319104523261">
                <text:p>-0.0319104523261</text:p>
              </table:table-cell>
              <table:table-cell office:value-type="float" office:value="0.0408404312021">
                <text:p>0.040840431202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0.030212187723">
                <text:p>-0.030212187723</text:p>
              </table:table-cell>
              <table:table-cell office:value-type="float" office:value="0.0408985921563">
                <text:p>0.040898592156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0.030212187723">
                <text:p>-0.030212187723</text:p>
              </table:table-cell>
              <table:table-cell office:value-type="float" office:value="0.0408985921563">
                <text:p>0.040898592156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0.0285131813895">
                <text:p>-0.0285131813895</text:p>
              </table:table-cell>
              <table:table-cell office:value-type="float" office:value="0.040955586213">
                <text:p>0.04095558621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-0.0285131813895">
                <text:p>-0.0285131813895</text:p>
              </table:table-cell>
              <table:table-cell office:value-type="float" office:value="0.040955586213">
                <text:p>0.04095558621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-0.0285131813895">
                <text:p>-0.0285131813895</text:p>
              </table:table-cell>
              <table:table-cell office:value-type="float" office:value="0.040955586213">
                <text:p>0.04095558621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-0.0268148569023">
                <text:p>-0.0268148569023</text:p>
              </table:table-cell>
              <table:table-cell office:value-type="float" office:value="0.0410119687203">
                <text:p>0.041011968720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0.0268148569023">
                <text:p>-0.0268148569023</text:p>
              </table:table-cell>
              <table:table-cell office:value-type="float" office:value="0.0410119687203">
                <text:p>0.041011968720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-0.0268148569023">
                <text:p>-0.0268148569023</text:p>
              </table:table-cell>
              <table:table-cell office:value-type="float" office:value="0.0410119687203">
                <text:p>0.041011968720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0.0268148569023">
                <text:p>-0.0268148569023</text:p>
              </table:table-cell>
              <table:table-cell office:value-type="float" office:value="0.0410119687203">
                <text:p>0.041011968720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0.0268148569023">
                <text:p>-0.0268148569023</text:p>
              </table:table-cell>
              <table:table-cell office:value-type="float" office:value="0.0410119687203">
                <text:p>0.041011968720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-0.0251165422666">
                <text:p>-0.0251165422666</text:p>
              </table:table-cell>
              <table:table-cell office:value-type="float" office:value="0.0410686476397">
                <text:p>0.041068647639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-0.0234182675535">
                <text:p>-0.0234182675535</text:p>
              </table:table-cell>
              <table:table-cell office:value-type="float" office:value="0.0411265121904">
                <text:p>0.041126512190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-0.0217200335908">
                <text:p>-0.0217200335908</text:p>
              </table:table-cell>
              <table:table-cell office:value-type="float" office:value="0.0411855623444">
                <text:p>0.041185562344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-0.0183236457549">
                <text:p>-0.0183236457549</text:p>
              </table:table-cell>
              <table:table-cell office:value-type="float" office:value="0.0413061204524">
                <text:p>0.041306120452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-0.0149259829883">
                <text:p>-0.0149259829883</text:p>
              </table:table-cell>
              <table:table-cell office:value-type="float" office:value="0.0414302671931">
                <text:p>0.041430267193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-0.011529832201">
                <text:p>-0.011529832201</text:p>
              </table:table-cell>
              <table:table-cell office:value-type="float" office:value="0.0415573456479">
                <text:p>0.041557345647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-0.00643573503862">
                <text:p>-0.00643573503862</text:p>
              </table:table-cell>
              <table:table-cell office:value-type="float" office:value="0.0417516496751">
                <text:p>0.041751649675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-0.00303843134179">
                <text:p>-0.00303843134179</text:p>
              </table:table-cell>
              <table:table-cell office:value-type="float" office:value="0.0418852839524">
                <text:p>0.041885283952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0205559795757">
                <text:p>0.00205559795757</text:p>
              </table:table-cell>
              <table:table-cell office:value-type="float" office:value="0.0420813661327">
                <text:p>0.042081366132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0545194362487">
                <text:p>0.00545194362487</text:p>
              </table:table-cell>
              <table:table-cell office:value-type="float" office:value="0.0422031097921">
                <text:p>0.042203109792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105446965468">
                <text:p>0.0105446965468</text:p>
              </table:table-cell>
              <table:table-cell office:value-type="float" office:value="0.0423760458177">
                <text:p>0.042376045817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139415209233">
                <text:p>0.0139415209233</text:p>
              </table:table-cell>
              <table:table-cell office:value-type="float" office:value="0.0424835619231">
                <text:p>0.042483561923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173384916255">
                <text:p>0.0173384916255</text:p>
              </table:table-cell>
              <table:table-cell office:value-type="float" office:value="0.042586335079">
                <text:p>0.04258633507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190370110399">
                <text:p>0.0190370110399</text:p>
              </table:table-cell>
              <table:table-cell office:value-type="float" office:value="0.0426364925477">
                <text:p>0.042636492547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224341214452">
                <text:p>0.0224341214452</text:p>
              </table:table-cell>
              <table:table-cell office:value-type="float" office:value="0.0427345225537">
                <text:p>0.042734522553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258312825316">
                <text:p>0.0258312825316</text:p>
              </table:table-cell>
              <table:table-cell office:value-type="float" office:value="0.0428307738288">
                <text:p>0.042830773828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27529886749">
                <text:p>0.027529886749</text:p>
              </table:table-cell>
              <table:table-cell office:value-type="float" office:value="0.0428779667514">
                <text:p>0.042877966751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309257227221">
                <text:p>0.0309257227221</text:p>
              </table:table-cell>
              <table:table-cell office:value-type="float" office:value="0.0429712340043">
                <text:p>0.0429712340043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326243674007">
                <text:p>0.0326243674007</text:p>
              </table:table-cell>
              <table:table-cell office:value-type="float" office:value="0.0430169445994">
                <text:p>0.0430169445994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360217218982">
                <text:p>0.0360217218982</text:p>
              </table:table-cell>
              <table:table-cell office:value-type="float" office:value="0.0431060806915">
                <text:p>0.043106080691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377218301079">
                <text:p>0.0377218301079</text:p>
              </table:table-cell>
              <table:table-cell office:value-type="float" office:value="0.0431494456142">
                <text:p>0.043149445614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394205368337">
                <text:p>0.0394205368337</text:p>
              </table:table-cell>
              <table:table-cell office:value-type="float" office:value="0.0431927844134">
                <text:p>0.043192784413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411192283581">
                <text:p>0.0411192283581</text:p>
              </table:table-cell>
              <table:table-cell office:value-type="float" office:value="0.0432367161696">
                <text:p>0.043236716169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411192283581">
                <text:p>0.0411192283581</text:p>
              </table:table-cell>
              <table:table-cell office:value-type="float" office:value="0.0432367161696">
                <text:p>0.043236716169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428179426069">
                <text:p>0.0428179426069</text:p>
              </table:table-cell>
              <table:table-cell office:value-type="float" office:value="0.0432797584882">
                <text:p>0.043279758488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445166717466">
                <text:p>0.0445166717466</text:p>
              </table:table-cell>
              <table:table-cell office:value-type="float" office:value="0.0433222078419">
                <text:p>0.043322207841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445166717466">
                <text:p>0.0445166717466</text:p>
              </table:table-cell>
              <table:table-cell office:value-type="float" office:value="0.0433222078419">
                <text:p>0.043322207841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445166717466">
                <text:p>0.0445166717466</text:p>
              </table:table-cell>
              <table:table-cell office:value-type="float" office:value="0.0433222078419">
                <text:p>0.043322207841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462154082541">
                <text:p>0.0462154082541</text:p>
              </table:table-cell>
              <table:table-cell office:value-type="float" office:value="0.0433643607111">
                <text:p>0.043364360711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462154082541">
                <text:p>0.0462154082541</text:p>
              </table:table-cell>
              <table:table-cell office:value-type="float" office:value="0.0433643607111">
                <text:p>0.043364360711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462154082541">
                <text:p>0.0462154082541</text:p>
              </table:table-cell>
              <table:table-cell office:value-type="float" office:value="0.0433643607111">
                <text:p>0.043364360711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462154082541">
                <text:p>0.0462154082541</text:p>
              </table:table-cell>
              <table:table-cell office:value-type="float" office:value="0.0433643607111">
                <text:p>0.043364360711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445166738953">
                <text:p>0.0445166738953</text:p>
              </table:table-cell>
              <table:table-cell office:value-type="float" office:value="0.0433222945213">
                <text:p>0.043322294521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445166738953">
                <text:p>0.0445166738953</text:p>
              </table:table-cell>
              <table:table-cell office:value-type="float" office:value="0.0433222945213">
                <text:p>0.043322294521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445166738953">
                <text:p>0.0445166738953</text:p>
              </table:table-cell>
              <table:table-cell office:value-type="float" office:value="0.0433222945213">
                <text:p>0.043322294521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445166738953">
                <text:p>0.0445166738953</text:p>
              </table:table-cell>
              <table:table-cell office:value-type="float" office:value="0.0433222945213">
                <text:p>0.043322294521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445166738953">
                <text:p>0.0445166738953</text:p>
              </table:table-cell>
              <table:table-cell office:value-type="float" office:value="0.0433222945213">
                <text:p>0.0433222945213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445166738953">
                <text:p>0.0445166738953</text:p>
              </table:table-cell>
              <table:table-cell office:value-type="float" office:value="0.0433222945213">
                <text:p>0.043322294521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0428193798569">
                <text:p>0.0428193798569</text:p>
              </table:table-cell>
              <table:table-cell office:value-type="float" office:value="0.0432790879295">
                <text:p>0.043279087929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